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1">
      <style:table-cell-properties style:vertical-align="automatic" fo:background-color="#FFFFFF" style:repeat-content="false"/>
      <style:paragraph-properties fo:text-align="start" fo:margin-left="0cm"/>
    </style:style>
    <style:style style:name="ce4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9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10" style:family="table-cell" style:parent-style-name="Default" style:data-style-name="N0">
      <style:text-properties fo:font-size="11pt" style:font-size-asian="11pt" style:font-size-complex="11pt"/>
    </style:style>
    <style:style style:name="ce11" style:family="table-cell" style:parent-style-name="Hyperlink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1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Comma" style:data-style-name="N38">
      <style:table-cell-properties style:vertical-align="top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28" style:family="table-cell" style:parent-style-name="Comma" style:data-style-name="N36">
      <style:table-cell-properties style:vertical-align="top" fo:background-color="#FFFFFF" style:repeat-content="false"/>
      <style:paragraph-properties fo:text-align="end" fo:margin-right="0cm" style:writing-mode="rl"/>
      <style:text-properties fo:font-size="11pt" style:font-size-asian="11pt" style:font-size-complex="11pt" fo:font-style="italic" style:font-style-asian="italic" style:font-style-complex="italic"/>
    </style:style>
    <style:style style:name="ce29" style:family="table-cell" style:parent-style-name="Comma" style:data-style-name="N30">
      <style:table-cell-properties style:vertical-align="top" fo:background-color="#FFFFFF" style:repeat-content="false"/>
      <style:paragraph-properties fo:text-align="start" fo:margin-left="0cm" style:writing-mode="lr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Comma" style:data-style-name="N38">
      <style:table-cell-properties fo:border-top="none" fo:border-bottom="thin solid #000000" fo:border-left="none" fo:border-right="none" style:vertical-align="top" fo:background-color="#FFFFFF"/>
      <style:text-properties fo:font-size="11pt" style:font-size-asian="11pt" style:font-size-complex="11pt"/>
    </style:style>
    <style:style style:name="ce32" style:family="table-cell" style:parent-style-name="Comma" style:data-style-name="N38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33" style:family="table-cell" style:parent-style-name="Comma" style:data-style-name="N3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 style:writing-mode="rl"/>
      <style:text-properties fo:font-size="11pt" style:font-size-asian="11pt" style:font-size-complex="11pt" fo:font-style="italic" style:font-style-asian="italic" style:font-style-complex="italic"/>
    </style:style>
    <style:style style:name="ce34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40" style:family="table-cell" style:parent-style-name="Hyperlink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2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6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7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2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3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4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5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7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58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60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6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64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66" style:family="table-cell" style:parent-style-name="Default" style:data-style-name="N4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67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/>
    </style:style>
    <style:style style:name="ce68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 fo:font-style="italic" style:font-style-asian="italic" style:font-style-complex="italic"/>
    </style:style>
    <style:style style:name="ce7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 style:writing-mode="rl"/>
      <style:text-properties fo:font-size="11pt" style:font-size-asian="11pt" style:font-size-complex="11pt" fo:font-style="italic" style:font-style-asian="italic" style:font-style-complex="italic"/>
    </style:style>
    <style:style style:name="ce72" style:family="table-cell" style:parent-style-name="Hyperlink" style:data-style-name="N0">
      <style:table-cell-properties style:vertical-align="automatic" fo:background-color="#FFFFFF"/>
      <style:text-properties fo:color="#008080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37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6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03930555555556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0.176388888888889cm"/>
    </style:style>
    <style:style style:name="co6" style:family="table-column">
      <style:table-column-properties fo:break-before="auto" style:column-width="2.87513888888889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24555555555556cm"/>
    </style:style>
    <style:style style:name="co9" style:family="table-column">
      <style:table-column-properties fo:break-before="auto" style:column-width="3.82763888888889cm"/>
    </style:style>
    <style:style style:name="co10" style:family="table-column">
      <style:table-column-properties fo:break-before="auto" style:column-width="0.582083333333333cm"/>
    </style:style>
    <style:style style:name="co11" style:family="table-column">
      <style:table-column-properties fo:break-before="auto" style:column-width="4.18041666666667cm"/>
    </style:style>
    <style:style style:name="co12" style:family="table-column">
      <style:table-column-properties fo:break-before="auto" style:column-width="4.14513888888889cm"/>
    </style:style>
    <style:style style:name="co13" style:family="table-column">
      <style:table-column-properties fo:break-before="auto" style:column-width="3.66888888888889cm"/>
    </style:style>
    <style:style style:name="co14" style:family="table-column">
      <style:table-column-properties fo:break-before="auto" style:column-width="3.59833333333333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5.15055555555556cm"/>
    </style:style>
    <style:style style:name="co18" style:family="table-column">
      <style:table-column-properties fo:break-before="auto" style:column-width="3.43958333333333cm" style:use-optimal-column-width="true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7163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6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RT0203_2018-19" table:style-name="ta1">
        <table:table-column table:style-name="co1" table:default-cell-style-name="ce26"/>
        <table:table-column table:style-name="co2" table:number-columns-repeated="2" table:default-cell-style-name="ce41"/>
        <table:table-column table:style-name="co2" table:default-cell-style-name="ce42"/>
        <table:table-column table:style-name="co3" table:default-cell-style-name="ce7"/>
        <table:table-column table:style-name="co4" table:number-columns-repeated="2" table:default-cell-style-name="ce41"/>
        <table:table-column table:style-name="co4" table:default-cell-style-name="ce42"/>
        <table:table-column table:style-name="co5" table:default-cell-style-name="ce7"/>
        <table:table-column table:style-name="co6" table:default-cell-style-name="ce41"/>
        <table:table-column table:style-name="co6" table:default-cell-style-name="ce7"/>
        <table:table-column table:style-name="co6" table:default-cell-style-name="ce43"/>
        <table:table-column table:style-name="co7" table:number-columns-repeated="16372" table:default-cell-style-name="ce7"/>
        <table:table-row table:style-name="ro1">
          <table:table-cell office:value-type="string" table:style-name="ce4">
            <text:p>Department for Transport statistics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2" table:style-name="ce5"/>
          <table:table-cell table:style-name="ce6"/>
          <table:table-cell table:style-name="ce7"/>
          <table:table-cell table:style-name="ce5"/>
          <table:table-cell table:style-name="ce8"/>
          <table:table-cell table:style-name="ce9"/>
          <table:table-cell table:number-columns-repeated="16372" table:style-name="ce10"/>
        </table:table-row>
        <table:table-row table:style-name="ro1">
          <table:table-cell office:value-type="string" table:number-columns-spanned="10" table:number-rows-spanned="1" table:style-name="ce11">
            <text:p><text:a xlink:href="https://www.gov.uk/government/collections/driving-tests-and-instructors-statistics"><text:span text:style-name="T3">Driving Test and Instructor Statistics<text:s/></text:span>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9"/>
          <table:table-cell table:number-columns-repeated="16372" table:style-name="ce10"/>
        </table:table-row>
        <table:table-row table:style-name="ro1">
          <table:table-cell table:style-name="ce12"/>
          <table:table-cell table:number-columns-repeated="2" table:style-name="ce5"/>
          <table:table-cell table:style-name="ce6"/>
          <table:table-cell table:style-name="ce7"/>
          <table:table-cell table:number-columns-repeated="2" table:style-name="ce5"/>
          <table:table-cell table:style-name="ce6"/>
          <table:table-cell table:style-name="ce7"/>
          <table:table-cell table:style-name="ce5"/>
          <table:table-cell table:style-name="ce8"/>
          <table:table-cell table:style-name="ce9"/>
          <table:table-cell table:number-columns-repeated="16372" table:style-name="ce10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2" table:style-name="ce5"/>
          <table:table-cell table:style-name="ce6"/>
          <table:table-cell table:style-name="ce7"/>
          <table:table-cell table:style-name="ce5"/>
          <table:table-cell table:style-name="ce8"/>
          <table:table-cell table:style-name="ce9"/>
          <table:table-cell table:number-columns-repeated="16372" table:style-name="ce10"/>
        </table:table-row>
        <table:table-row table:style-name="ro1">
          <table:table-cell office:value-type="string" table:style-name="ce14">
            <text:p>Practical car pass rates by gender and age of candidate, Great Britain: April 2018 to March 2019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2" table:style-name="ce5"/>
          <table:table-cell table:style-name="ce6"/>
          <table:table-cell table:style-name="ce7"/>
          <table:table-cell table:style-name="ce5"/>
          <table:table-cell table:style-name="ce8"/>
          <table:table-cell table:style-name="ce9"/>
          <table:table-cell table:number-columns-repeated="16372" table:style-name="ce10"/>
        </table:table-row>
        <table:table-row table:style-name="ro1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6"/>
          <table:table-cell office:value-type="string" table:style-name="ce19">
            <text:p>Numbers<text:span text:style-name="T4"><text:s/>/ Per cent</text:span></text:p>
          </table:table-cell>
          <table:table-cell table:number-columns-repeated="16372" table:style-name="ce10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number-columns-repeated="16372" table:style-name="ce10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23">
            <text:p>Passes</text:p>
          </table:table-cell>
          <table:table-cell office:value-type="string" table:style-name="ce24">
            <text:p>Pass rate (%)</text:p>
          </table:table-cell>
          <table:table-cell table:number-columns-repeated="16372" table:style-name="ce10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float" office:value="76" table:style-name="ce27">
            <text:p><text:s/>76<text:s/></text:p>
          </table:table-cell>
          <table:table-cell office:value-type="float" office:value="38" table:style-name="ce27">
            <text:p><text:s/>38<text:s/></text:p>
          </table:table-cell>
          <table:table-cell office:value-type="float" office:value="50" table:style-name="ce28">
            <text:p>50.0<text:s/></text:p>
          </table:table-cell>
          <table:table-cell office:value-type="string" table:style-name="ce27">
            <text:p><text:s text:c="3"/></text:p>
          </table:table-cell>
          <table:table-cell office:value-type="float" office:value="29" table:style-name="ce27">
            <text:p><text:s/>29<text:s/></text:p>
          </table:table-cell>
          <table:table-cell office:value-type="float" office:value="19" table:style-name="ce27">
            <text:p><text:s/>19<text:s/></text:p>
          </table:table-cell>
          <table:table-cell office:value-type="float" office:value="65.517241379310306" table:style-name="ce28">
            <text:p>65.5<text:s/></text:p>
          </table:table-cell>
          <table:table-cell office:value-type="string" table:style-name="ce27">
            <text:p><text:s text:c="3"/></text:p>
          </table:table-cell>
          <table:table-cell office:value-type="float" office:value="105" table:style-name="ce27">
            <text:p><text:s/>105<text:s/></text:p>
          </table:table-cell>
          <table:table-cell office:value-type="float" office:value="57" table:style-name="ce27">
            <text:p><text:s/>57<text:s/></text:p>
          </table:table-cell>
          <table:table-cell office:value-type="float" office:value="54.285714285714299" table:style-name="ce28">
            <text:p>54.3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17</text:p>
          </table:table-cell>
          <table:table-cell office:value-type="float" office:value="159831" table:style-name="ce27">
            <text:p><text:s/>159,831<text:s/></text:p>
          </table:table-cell>
          <table:table-cell office:value-type="float" office:value="91513" table:style-name="ce27">
            <text:p><text:s/>91,513<text:s/></text:p>
          </table:table-cell>
          <table:table-cell office:value-type="float" office:value="57.256101757481296" table:style-name="ce28">
            <text:p>57.3<text:s/></text:p>
          </table:table-cell>
          <table:table-cell office:value-type="string" table:style-name="ce27">
            <text:p><text:s text:c="3"/></text:p>
          </table:table-cell>
          <table:table-cell office:value-type="float" office:value="147452" table:style-name="ce27">
            <text:p><text:s/>147,452<text:s/></text:p>
          </table:table-cell>
          <table:table-cell office:value-type="float" office:value="80095" table:style-name="ce27">
            <text:p><text:s/>80,095<text:s/></text:p>
          </table:table-cell>
          <table:table-cell office:value-type="float" office:value="54.319371727748702" table:style-name="ce28">
            <text:p>54.3<text:s/></text:p>
          </table:table-cell>
          <table:table-cell office:value-type="string" table:style-name="ce27">
            <text:p><text:s text:c="3"/></text:p>
          </table:table-cell>
          <table:table-cell office:value-type="float" office:value="307283" table:style-name="ce27">
            <text:p><text:s/>307,283<text:s/></text:p>
          </table:table-cell>
          <table:table-cell office:value-type="float" office:value="171608" table:style-name="ce27">
            <text:p><text:s/>171,608<text:s/></text:p>
          </table:table-cell>
          <table:table-cell office:value-type="float" office:value="55.846890325856002" table:style-name="ce28">
            <text:p>55.8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18</text:p>
          </table:table-cell>
          <table:table-cell office:value-type="float" office:value="109063" table:style-name="ce27">
            <text:p><text:s/>109,063<text:s/></text:p>
          </table:table-cell>
          <table:table-cell office:value-type="float" office:value="54025" table:style-name="ce27">
            <text:p><text:s/>54,025<text:s/></text:p>
          </table:table-cell>
          <table:table-cell office:value-type="float" office:value="49.535589521652597" table:style-name="ce28">
            <text:p>49.5<text:s/></text:p>
          </table:table-cell>
          <table:table-cell office:value-type="string" table:style-name="ce27">
            <text:p><text:s text:c="3"/></text:p>
          </table:table-cell>
          <table:table-cell office:value-type="float" office:value="112738" table:style-name="ce27">
            <text:p><text:s/>112,738<text:s/></text:p>
          </table:table-cell>
          <table:table-cell office:value-type="float" office:value="51580" table:style-name="ce27">
            <text:p><text:s/>51,580<text:s/></text:p>
          </table:table-cell>
          <table:table-cell office:value-type="float" office:value="45.752097784243098" table:style-name="ce28">
            <text:p>45.8<text:s/></text:p>
          </table:table-cell>
          <table:table-cell office:value-type="string" table:style-name="ce27">
            <text:p><text:s text:c="3"/></text:p>
          </table:table-cell>
          <table:table-cell office:value-type="float" office:value="221801" table:style-name="ce27">
            <text:p><text:s/>221,801<text:s/></text:p>
          </table:table-cell>
          <table:table-cell office:value-type="float" office:value="105605" table:style-name="ce27">
            <text:p><text:s/>105,605<text:s/></text:p>
          </table:table-cell>
          <table:table-cell office:value-type="float" office:value="47.612499492788601" table:style-name="ce28">
            <text:p>47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19</text:p>
          </table:table-cell>
          <table:table-cell office:value-type="float" office:value="63064" table:style-name="ce27">
            <text:p><text:s/>63,064<text:s/></text:p>
          </table:table-cell>
          <table:table-cell office:value-type="float" office:value="29920" table:style-name="ce27">
            <text:p><text:s/>29,920<text:s/></text:p>
          </table:table-cell>
          <table:table-cell office:value-type="float" office:value="47.443866548268403" table:style-name="ce28">
            <text:p>47.4<text:s/></text:p>
          </table:table-cell>
          <table:table-cell office:value-type="string" table:style-name="ce27">
            <text:p><text:s text:c="3"/></text:p>
          </table:table-cell>
          <table:table-cell office:value-type="float" office:value="65161" table:style-name="ce27">
            <text:p><text:s/>65,161<text:s/></text:p>
          </table:table-cell>
          <table:table-cell office:value-type="float" office:value="28031" table:style-name="ce27">
            <text:p><text:s/>28,031<text:s/></text:p>
          </table:table-cell>
          <table:table-cell office:value-type="float" office:value="43.0180629517656" table:style-name="ce28">
            <text:p>43.0<text:s/></text:p>
          </table:table-cell>
          <table:table-cell office:value-type="string" table:style-name="ce27">
            <text:p><text:s text:c="3"/></text:p>
          </table:table-cell>
          <table:table-cell office:value-type="float" office:value="128225" table:style-name="ce27">
            <text:p><text:s/>128,225<text:s/></text:p>
          </table:table-cell>
          <table:table-cell office:value-type="float" office:value="57951" table:style-name="ce27">
            <text:p><text:s/>57,951<text:s/></text:p>
          </table:table-cell>
          <table:table-cell office:value-type="float" office:value="45.194774809904501" table:style-name="ce28">
            <text:p>45.2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0</text:p>
          </table:table-cell>
          <table:table-cell office:value-type="float" office:value="44405" table:style-name="ce27">
            <text:p><text:s/>44,405<text:s/></text:p>
          </table:table-cell>
          <table:table-cell office:value-type="float" office:value="21332" table:style-name="ce27">
            <text:p><text:s/>21,332<text:s/></text:p>
          </table:table-cell>
          <table:table-cell office:value-type="float" office:value="48.039635176218901" table:style-name="ce28">
            <text:p>48.0<text:s/></text:p>
          </table:table-cell>
          <table:table-cell office:value-type="string" table:style-name="ce27">
            <text:p><text:s text:c="3"/></text:p>
          </table:table-cell>
          <table:table-cell office:value-type="float" office:value="49524" table:style-name="ce27">
            <text:p><text:s/>49,524<text:s/></text:p>
          </table:table-cell>
          <table:table-cell office:value-type="float" office:value="20890" table:style-name="ce27">
            <text:p><text:s/>20,890<text:s/></text:p>
          </table:table-cell>
          <table:table-cell office:value-type="float" office:value="42.181568532428699" table:style-name="ce28">
            <text:p>42.2<text:s/></text:p>
          </table:table-cell>
          <table:table-cell office:value-type="string" table:style-name="ce27">
            <text:p><text:s text:c="3"/></text:p>
          </table:table-cell>
          <table:table-cell office:value-type="float" office:value="93929" table:style-name="ce27">
            <text:p><text:s/>93,929<text:s/></text:p>
          </table:table-cell>
          <table:table-cell office:value-type="float" office:value="42222" table:style-name="ce27">
            <text:p><text:s/>42,222<text:s/></text:p>
          </table:table-cell>
          <table:table-cell office:value-type="float" office:value="44.950973607724997" table:style-name="ce28">
            <text:p>45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1</text:p>
          </table:table-cell>
          <table:table-cell office:value-type="float" office:value="38081" table:style-name="ce27">
            <text:p><text:s/>38,081<text:s/></text:p>
          </table:table-cell>
          <table:table-cell office:value-type="float" office:value="18617" table:style-name="ce27">
            <text:p><text:s/>18,617<text:s/></text:p>
          </table:table-cell>
          <table:table-cell office:value-type="float" office:value="48.887896851448197" table:style-name="ce28">
            <text:p>48.9<text:s/></text:p>
          </table:table-cell>
          <table:table-cell office:value-type="string" table:style-name="ce27">
            <text:p><text:s text:c="3"/></text:p>
          </table:table-cell>
          <table:table-cell office:value-type="float" office:value="44112" table:style-name="ce27">
            <text:p><text:s/>44,112<text:s/></text:p>
          </table:table-cell>
          <table:table-cell office:value-type="float" office:value="18793" table:style-name="ce27">
            <text:p><text:s/>18,793<text:s/></text:p>
          </table:table-cell>
          <table:table-cell office:value-type="float" office:value="42.602919840406202" table:style-name="ce28">
            <text:p>42.6<text:s/></text:p>
          </table:table-cell>
          <table:table-cell office:value-type="string" table:style-name="ce27">
            <text:p><text:s text:c="3"/></text:p>
          </table:table-cell>
          <table:table-cell office:value-type="float" office:value="82193" table:style-name="ce27">
            <text:p><text:s/>82,193<text:s/></text:p>
          </table:table-cell>
          <table:table-cell office:value-type="float" office:value="37410" table:style-name="ce27">
            <text:p><text:s/>37,410<text:s/></text:p>
          </table:table-cell>
          <table:table-cell office:value-type="float" office:value="45.514824863431201" table:style-name="ce28">
            <text:p>45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2</text:p>
          </table:table-cell>
          <table:table-cell office:value-type="float" office:value="34402" table:style-name="ce27">
            <text:p><text:s/>34,402<text:s/></text:p>
          </table:table-cell>
          <table:table-cell office:value-type="float" office:value="17204" table:style-name="ce27">
            <text:p><text:s/>17,204<text:s/></text:p>
          </table:table-cell>
          <table:table-cell office:value-type="float" office:value="50.008720423231203" table:style-name="ce28">
            <text:p>50.0<text:s/></text:p>
          </table:table-cell>
          <table:table-cell office:value-type="string" table:style-name="ce27">
            <text:p><text:s text:c="3"/></text:p>
          </table:table-cell>
          <table:table-cell office:value-type="float" office:value="40619" table:style-name="ce27">
            <text:p><text:s/>40,619<text:s/></text:p>
          </table:table-cell>
          <table:table-cell office:value-type="float" office:value="17669" table:style-name="ce27">
            <text:p><text:s/>17,669<text:s/></text:p>
          </table:table-cell>
          <table:table-cell office:value-type="float" office:value="43.499347595952599" table:style-name="ce28">
            <text:p>43.5<text:s/></text:p>
          </table:table-cell>
          <table:table-cell office:value-type="string" table:style-name="ce27">
            <text:p><text:s text:c="3"/></text:p>
          </table:table-cell>
          <table:table-cell office:value-type="float" office:value="75021" table:style-name="ce27">
            <text:p><text:s/>75,021<text:s/></text:p>
          </table:table-cell>
          <table:table-cell office:value-type="float" office:value="34873" table:style-name="ce27">
            <text:p><text:s/>34,873<text:s/></text:p>
          </table:table-cell>
          <table:table-cell office:value-type="float" office:value="46.484317724370499" table:style-name="ce28">
            <text:p>46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3</text:p>
          </table:table-cell>
          <table:table-cell office:value-type="float" office:value="30679" table:style-name="ce27">
            <text:p><text:s/>30,679<text:s/></text:p>
          </table:table-cell>
          <table:table-cell office:value-type="float" office:value="15369" table:style-name="ce27">
            <text:p><text:s/>15,369<text:s/></text:p>
          </table:table-cell>
          <table:table-cell office:value-type="float" office:value="50.096156980344901" table:style-name="ce28">
            <text:p>50.1<text:s/></text:p>
          </table:table-cell>
          <table:table-cell office:value-type="string" table:style-name="ce27">
            <text:p><text:s text:c="3"/></text:p>
          </table:table-cell>
          <table:table-cell office:value-type="float" office:value="36016" table:style-name="ce27">
            <text:p><text:s/>36,016<text:s/></text:p>
          </table:table-cell>
          <table:table-cell office:value-type="float" office:value="15467" table:style-name="ce27">
            <text:p><text:s/>15,467<text:s/></text:p>
          </table:table-cell>
          <table:table-cell office:value-type="float" office:value="42.944802310084398" table:style-name="ce28">
            <text:p>42.9<text:s/></text:p>
          </table:table-cell>
          <table:table-cell office:value-type="string" table:style-name="ce27">
            <text:p><text:s text:c="3"/></text:p>
          </table:table-cell>
          <table:table-cell office:value-type="float" office:value="66695" table:style-name="ce27">
            <text:p><text:s/>66,695<text:s/></text:p>
          </table:table-cell>
          <table:table-cell office:value-type="float" office:value="30836" table:style-name="ce27">
            <text:p><text:s/>30,836<text:s/></text:p>
          </table:table-cell>
          <table:table-cell office:value-type="float" office:value="46.234350401079503" table:style-name="ce28">
            <text:p>46.2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4</text:p>
          </table:table-cell>
          <table:table-cell office:value-type="float" office:value="27056" table:style-name="ce27">
            <text:p><text:s/>27,056<text:s/></text:p>
          </table:table-cell>
          <table:table-cell office:value-type="float" office:value="13498" table:style-name="ce27">
            <text:p><text:s/>13,498<text:s/></text:p>
          </table:table-cell>
          <table:table-cell office:value-type="float" office:value="49.889118864577199" table:style-name="ce28">
            <text:p>49.9<text:s/></text:p>
          </table:table-cell>
          <table:table-cell office:value-type="string" table:style-name="ce27">
            <text:p><text:s text:c="3"/></text:p>
          </table:table-cell>
          <table:table-cell office:value-type="float" office:value="31062" table:style-name="ce27">
            <text:p><text:s/>31,062<text:s/></text:p>
          </table:table-cell>
          <table:table-cell office:value-type="float" office:value="13204" table:style-name="ce27">
            <text:p><text:s/>13,204<text:s/></text:p>
          </table:table-cell>
          <table:table-cell office:value-type="float" office:value="42.508531324447901" table:style-name="ce28">
            <text:p>42.5<text:s/></text:p>
          </table:table-cell>
          <table:table-cell office:value-type="string" table:style-name="ce27">
            <text:p><text:s text:c="3"/></text:p>
          </table:table-cell>
          <table:table-cell office:value-type="float" office:value="58118" table:style-name="ce27">
            <text:p><text:s/>58,118<text:s/></text:p>
          </table:table-cell>
          <table:table-cell office:value-type="float" office:value="26702" table:style-name="ce27">
            <text:p><text:s/>26,702<text:s/></text:p>
          </table:table-cell>
          <table:table-cell office:value-type="float" office:value="45.9444578271792" table:style-name="ce28">
            <text:p>45.9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5</text:p>
          </table:table-cell>
          <table:table-cell office:value-type="float" office:value="24074" table:style-name="ce27">
            <text:p><text:s/>24,074<text:s/></text:p>
          </table:table-cell>
          <table:table-cell office:value-type="float" office:value="12039" table:style-name="ce27">
            <text:p><text:s/>12,039<text:s/></text:p>
          </table:table-cell>
          <table:table-cell office:value-type="float" office:value="50.008307717869897" table:style-name="ce28">
            <text:p>50.0<text:s/></text:p>
          </table:table-cell>
          <table:table-cell office:value-type="string" table:style-name="ce27">
            <text:p><text:s text:c="3"/></text:p>
          </table:table-cell>
          <table:table-cell office:value-type="float" office:value="27483" table:style-name="ce27">
            <text:p><text:s/>27,483<text:s/></text:p>
          </table:table-cell>
          <table:table-cell office:value-type="float" office:value="11537" table:style-name="ce27">
            <text:p><text:s/>11,537<text:s/></text:p>
          </table:table-cell>
          <table:table-cell office:value-type="float" office:value="41.978677728050101" table:style-name="ce28">
            <text:p>42.0<text:s/></text:p>
          </table:table-cell>
          <table:table-cell office:value-type="string" table:style-name="ce27">
            <text:p><text:s text:c="3"/></text:p>
          </table:table-cell>
          <table:table-cell office:value-type="float" office:value="51557" table:style-name="ce27">
            <text:p><text:s/>51,557<text:s/></text:p>
          </table:table-cell>
          <table:table-cell office:value-type="float" office:value="23576" table:style-name="ce27">
            <text:p><text:s/>23,576<text:s/></text:p>
          </table:table-cell>
          <table:table-cell office:value-type="float" office:value="45.728029171596503" table:style-name="ce28">
            <text:p>45.7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6</text:p>
          </table:table-cell>
          <table:table-cell office:value-type="float" office:value="21527" table:style-name="ce27">
            <text:p><text:s/>21,527<text:s/></text:p>
          </table:table-cell>
          <table:table-cell office:value-type="float" office:value="10724" table:style-name="ce27">
            <text:p><text:s/>10,724<text:s/></text:p>
          </table:table-cell>
          <table:table-cell office:value-type="float" office:value="49.816509499698" table:style-name="ce28">
            <text:p>49.8<text:s/></text:p>
          </table:table-cell>
          <table:table-cell office:value-type="string" table:style-name="ce27">
            <text:p><text:s text:c="3"/></text:p>
          </table:table-cell>
          <table:table-cell office:value-type="float" office:value="26167" table:style-name="ce27">
            <text:p><text:s/>26,167<text:s/></text:p>
          </table:table-cell>
          <table:table-cell office:value-type="float" office:value="10758" table:style-name="ce27">
            <text:p><text:s/>10,758<text:s/></text:p>
          </table:table-cell>
          <table:table-cell office:value-type="float" office:value="41.112852065578799" table:style-name="ce28">
            <text:p>41.1<text:s/></text:p>
          </table:table-cell>
          <table:table-cell office:value-type="string" table:style-name="ce27">
            <text:p><text:s text:c="3"/></text:p>
          </table:table-cell>
          <table:table-cell office:value-type="float" office:value="47694" table:style-name="ce27">
            <text:p><text:s/>47,694<text:s/></text:p>
          </table:table-cell>
          <table:table-cell office:value-type="float" office:value="21482" table:style-name="ce27">
            <text:p><text:s/>21,482<text:s/></text:p>
          </table:table-cell>
          <table:table-cell office:value-type="float" office:value="45.041304985952102" table:style-name="ce28">
            <text:p>45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7</text:p>
          </table:table-cell>
          <table:table-cell office:value-type="float" office:value="19424" table:style-name="ce27">
            <text:p><text:s/>19,424<text:s/></text:p>
          </table:table-cell>
          <table:table-cell office:value-type="float" office:value="9517" table:style-name="ce27">
            <text:p><text:s/>9,517<text:s/></text:p>
          </table:table-cell>
          <table:table-cell office:value-type="float" office:value="48.996087314662297" table:style-name="ce28">
            <text:p>49.0<text:s/></text:p>
          </table:table-cell>
          <table:table-cell office:value-type="string" table:style-name="ce27">
            <text:p><text:s text:c="3"/></text:p>
          </table:table-cell>
          <table:table-cell office:value-type="float" office:value="23531" table:style-name="ce27">
            <text:p><text:s/>23,531<text:s/></text:p>
          </table:table-cell>
          <table:table-cell office:value-type="float" office:value="9615" table:style-name="ce27">
            <text:p><text:s/>9,615<text:s/></text:p>
          </table:table-cell>
          <table:table-cell office:value-type="float" office:value="40.860991883047902" table:style-name="ce28">
            <text:p>40.9<text:s/></text:p>
          </table:table-cell>
          <table:table-cell office:value-type="string" table:style-name="ce27">
            <text:p><text:s text:c="3"/></text:p>
          </table:table-cell>
          <table:table-cell office:value-type="float" office:value="42955" table:style-name="ce27">
            <text:p><text:s/>42,955<text:s/></text:p>
          </table:table-cell>
          <table:table-cell office:value-type="float" office:value="19132" table:style-name="ce27">
            <text:p><text:s/>19,132<text:s/></text:p>
          </table:table-cell>
          <table:table-cell office:value-type="float" office:value="44.539634501222203" table:style-name="ce28">
            <text:p>44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8</text:p>
          </table:table-cell>
          <table:table-cell office:value-type="float" office:value="18839" table:style-name="ce27">
            <text:p><text:s/>18,839<text:s/></text:p>
          </table:table-cell>
          <table:table-cell office:value-type="float" office:value="8956" table:style-name="ce27">
            <text:p><text:s/>8,956<text:s/></text:p>
          </table:table-cell>
          <table:table-cell office:value-type="float" office:value="47.539678326875098" table:style-name="ce28">
            <text:p>47.5<text:s/></text:p>
          </table:table-cell>
          <table:table-cell office:value-type="string" table:style-name="ce27">
            <text:p><text:s text:c="3"/></text:p>
          </table:table-cell>
          <table:table-cell office:value-type="float" office:value="22584" table:style-name="ce27">
            <text:p><text:s/>22,584<text:s/></text:p>
          </table:table-cell>
          <table:table-cell office:value-type="float" office:value="8824" table:style-name="ce27">
            <text:p><text:s/>8,824<text:s/></text:p>
          </table:table-cell>
          <table:table-cell office:value-type="float" office:value="39.0719093163301" table:style-name="ce28">
            <text:p>39.1<text:s/></text:p>
          </table:table-cell>
          <table:table-cell office:value-type="string" table:style-name="ce27">
            <text:p><text:s text:c="3"/></text:p>
          </table:table-cell>
          <table:table-cell office:value-type="float" office:value="41423" table:style-name="ce27">
            <text:p><text:s/>41,423<text:s/></text:p>
          </table:table-cell>
          <table:table-cell office:value-type="float" office:value="17780" table:style-name="ce27">
            <text:p><text:s/>17,780<text:s/></text:p>
          </table:table-cell>
          <table:table-cell office:value-type="float" office:value="42.923013784612401" table:style-name="ce28">
            <text:p>42.9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29</text:p>
          </table:table-cell>
          <table:table-cell office:value-type="float" office:value="17376" table:style-name="ce27">
            <text:p><text:s/>17,376<text:s/></text:p>
          </table:table-cell>
          <table:table-cell office:value-type="float" office:value="8262" table:style-name="ce27">
            <text:p><text:s/>8,262<text:s/></text:p>
          </table:table-cell>
          <table:table-cell office:value-type="float" office:value="47.548342541436497" table:style-name="ce28">
            <text:p>47.5<text:s/></text:p>
          </table:table-cell>
          <table:table-cell office:value-type="string" table:style-name="ce27">
            <text:p><text:s text:c="3"/></text:p>
          </table:table-cell>
          <table:table-cell office:value-type="float" office:value="22003" table:style-name="ce27">
            <text:p><text:s/>22,003<text:s/></text:p>
          </table:table-cell>
          <table:table-cell office:value-type="float" office:value="8379" table:style-name="ce27">
            <text:p><text:s/>8,379<text:s/></text:p>
          </table:table-cell>
          <table:table-cell office:value-type="float" office:value="38.081170749443302" table:style-name="ce28">
            <text:p>38.1<text:s/></text:p>
          </table:table-cell>
          <table:table-cell office:value-type="string" table:style-name="ce27">
            <text:p><text:s text:c="3"/></text:p>
          </table:table-cell>
          <table:table-cell office:value-type="float" office:value="39379" table:style-name="ce27">
            <text:p><text:s/>39,379<text:s/></text:p>
          </table:table-cell>
          <table:table-cell office:value-type="float" office:value="16641" table:style-name="ce27">
            <text:p><text:s/>16,641<text:s/></text:p>
          </table:table-cell>
          <table:table-cell office:value-type="float" office:value="42.258564209350197" table:style-name="ce28">
            <text:p>42.3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0</text:p>
          </table:table-cell>
          <table:table-cell office:value-type="float" office:value="16643" table:style-name="ce27">
            <text:p><text:s/>16,643<text:s/></text:p>
          </table:table-cell>
          <table:table-cell office:value-type="float" office:value="7781" table:style-name="ce27">
            <text:p><text:s/>7,781<text:s/></text:p>
          </table:table-cell>
          <table:table-cell office:value-type="float" office:value="46.752388391516" table:style-name="ce28">
            <text:p>46.8<text:s/></text:p>
          </table:table-cell>
          <table:table-cell office:value-type="string" table:style-name="ce27">
            <text:p><text:s text:c="3"/></text:p>
          </table:table-cell>
          <table:table-cell office:value-type="float" office:value="21321" table:style-name="ce27">
            <text:p><text:s/>21,321<text:s/></text:p>
          </table:table-cell>
          <table:table-cell office:value-type="float" office:value="8004" table:style-name="ce27">
            <text:p><text:s/>8,004<text:s/></text:p>
          </table:table-cell>
          <table:table-cell office:value-type="float" office:value="37.540453074433699" table:style-name="ce28">
            <text:p>37.5<text:s/></text:p>
          </table:table-cell>
          <table:table-cell office:value-type="string" table:style-name="ce27">
            <text:p><text:s text:c="3"/></text:p>
          </table:table-cell>
          <table:table-cell office:value-type="float" office:value="37965" table:style-name="ce27">
            <text:p><text:s/>37,965<text:s/></text:p>
          </table:table-cell>
          <table:table-cell office:value-type="float" office:value="15786" table:style-name="ce27">
            <text:p><text:s/>15,786<text:s/></text:p>
          </table:table-cell>
          <table:table-cell office:value-type="float" office:value="41.580403002765699" table:style-name="ce28">
            <text:p>41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1</text:p>
          </table:table-cell>
          <table:table-cell office:value-type="float" office:value="15517" table:style-name="ce27">
            <text:p><text:s/>15,517<text:s/></text:p>
          </table:table-cell>
          <table:table-cell office:value-type="float" office:value="7312" table:style-name="ce27">
            <text:p><text:s/>7,312<text:s/></text:p>
          </table:table-cell>
          <table:table-cell office:value-type="float" office:value="47.122510794612403" table:style-name="ce28">
            <text:p>47.1<text:s/></text:p>
          </table:table-cell>
          <table:table-cell office:value-type="string" table:style-name="ce27">
            <text:p><text:s text:c="3"/></text:p>
          </table:table-cell>
          <table:table-cell office:value-type="float" office:value="20612" table:style-name="ce27">
            <text:p><text:s/>20,612<text:s/></text:p>
          </table:table-cell>
          <table:table-cell office:value-type="float" office:value="7660" table:style-name="ce27">
            <text:p><text:s/>7,660<text:s/></text:p>
          </table:table-cell>
          <table:table-cell office:value-type="float" office:value="37.162817776052798" table:style-name="ce28">
            <text:p>37.2<text:s/></text:p>
          </table:table-cell>
          <table:table-cell office:value-type="string" table:style-name="ce27">
            <text:p><text:s text:c="3"/></text:p>
          </table:table-cell>
          <table:table-cell office:value-type="float" office:value="36129" table:style-name="ce27">
            <text:p><text:s/>36,129<text:s/></text:p>
          </table:table-cell>
          <table:table-cell office:value-type="float" office:value="14972" table:style-name="ce27">
            <text:p><text:s/>14,972<text:s/></text:p>
          </table:table-cell>
          <table:table-cell office:value-type="float" office:value="41.440394143209097" table:style-name="ce28">
            <text:p>41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2</text:p>
          </table:table-cell>
          <table:table-cell office:value-type="float" office:value="14367" table:style-name="ce27">
            <text:p><text:s/>14,367<text:s/></text:p>
          </table:table-cell>
          <table:table-cell office:value-type="float" office:value="6604" table:style-name="ce27">
            <text:p><text:s/>6,604<text:s/></text:p>
          </table:table-cell>
          <table:table-cell office:value-type="float" office:value="45.966450894410798" table:style-name="ce28">
            <text:p>46.0<text:s/></text:p>
          </table:table-cell>
          <table:table-cell office:value-type="string" table:style-name="ce27">
            <text:p><text:s text:c="3"/></text:p>
          </table:table-cell>
          <table:table-cell office:value-type="float" office:value="19320" table:style-name="ce27">
            <text:p><text:s/>19,320<text:s/></text:p>
          </table:table-cell>
          <table:table-cell office:value-type="float" office:value="7068" table:style-name="ce27">
            <text:p><text:s/>7,068<text:s/></text:p>
          </table:table-cell>
          <table:table-cell office:value-type="float" office:value="36.583850931676999" table:style-name="ce28">
            <text:p>36.6<text:s/></text:p>
          </table:table-cell>
          <table:table-cell office:value-type="string" table:style-name="ce27">
            <text:p><text:s text:c="3"/></text:p>
          </table:table-cell>
          <table:table-cell office:value-type="float" office:value="33687" table:style-name="ce27">
            <text:p><text:s/>33,687<text:s/></text:p>
          </table:table-cell>
          <table:table-cell office:value-type="float" office:value="13672" table:style-name="ce27">
            <text:p><text:s/>13,672<text:s/></text:p>
          </table:table-cell>
          <table:table-cell office:value-type="float" office:value="40.585389022471603" table:style-name="ce28">
            <text:p>40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3</text:p>
          </table:table-cell>
          <table:table-cell office:value-type="float" office:value="13437" table:style-name="ce27">
            <text:p><text:s/>13,437<text:s/></text:p>
          </table:table-cell>
          <table:table-cell office:value-type="float" office:value="6097" table:style-name="ce27">
            <text:p><text:s/>6,097<text:s/></text:p>
          </table:table-cell>
          <table:table-cell office:value-type="float" office:value="45.374711617176501" table:style-name="ce28">
            <text:p>45.4<text:s/></text:p>
          </table:table-cell>
          <table:table-cell office:value-type="string" table:style-name="ce27">
            <text:p><text:s text:c="3"/></text:p>
          </table:table-cell>
          <table:table-cell office:value-type="float" office:value="18438" table:style-name="ce27">
            <text:p><text:s/>18,438<text:s/></text:p>
          </table:table-cell>
          <table:table-cell office:value-type="float" office:value="6583" table:style-name="ce27">
            <text:p><text:s/>6,583<text:s/></text:p>
          </table:table-cell>
          <table:table-cell office:value-type="float" office:value="35.703438550819001" table:style-name="ce28">
            <text:p>35.7<text:s/></text:p>
          </table:table-cell>
          <table:table-cell office:value-type="string" table:style-name="ce27">
            <text:p><text:s text:c="3"/></text:p>
          </table:table-cell>
          <table:table-cell office:value-type="float" office:value="31875" table:style-name="ce27">
            <text:p><text:s/>31,875<text:s/></text:p>
          </table:table-cell>
          <table:table-cell office:value-type="float" office:value="12680" table:style-name="ce27">
            <text:p><text:s/>12,680<text:s/></text:p>
          </table:table-cell>
          <table:table-cell office:value-type="float" office:value="39.780392156862703" table:style-name="ce28">
            <text:p>39.8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4</text:p>
          </table:table-cell>
          <table:table-cell office:value-type="float" office:value="12484" table:style-name="ce27">
            <text:p><text:s/>12,484<text:s/></text:p>
          </table:table-cell>
          <table:table-cell office:value-type="float" office:value="5692" table:style-name="ce27">
            <text:p><text:s/>5,692<text:s/></text:p>
          </table:table-cell>
          <table:table-cell office:value-type="float" office:value="45.594360781800702" table:style-name="ce28">
            <text:p>45.6<text:s/></text:p>
          </table:table-cell>
          <table:table-cell office:value-type="string" table:style-name="ce27">
            <text:p><text:s text:c="3"/></text:p>
          </table:table-cell>
          <table:table-cell office:value-type="float" office:value="17082" table:style-name="ce27">
            <text:p><text:s/>17,082<text:s/></text:p>
          </table:table-cell>
          <table:table-cell office:value-type="float" office:value="6037" table:style-name="ce27">
            <text:p><text:s/>6,037<text:s/></text:p>
          </table:table-cell>
          <table:table-cell office:value-type="float" office:value="35.341294930335998" table:style-name="ce28">
            <text:p>35.3<text:s/></text:p>
          </table:table-cell>
          <table:table-cell office:value-type="string" table:style-name="ce27">
            <text:p><text:s text:c="3"/></text:p>
          </table:table-cell>
          <table:table-cell office:value-type="float" office:value="29566" table:style-name="ce27">
            <text:p><text:s/>29,566<text:s/></text:p>
          </table:table-cell>
          <table:table-cell office:value-type="float" office:value="11729" table:style-name="ce27">
            <text:p><text:s/>11,729<text:s/></text:p>
          </table:table-cell>
          <table:table-cell office:value-type="float" office:value="39.670567543800303" table:style-name="ce28">
            <text:p>39.7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5</text:p>
          </table:table-cell>
          <table:table-cell office:value-type="float" office:value="11168" table:style-name="ce27">
            <text:p><text:s/>11,168<text:s/></text:p>
          </table:table-cell>
          <table:table-cell office:value-type="float" office:value="5070" table:style-name="ce27">
            <text:p><text:s/>5,070<text:s/></text:p>
          </table:table-cell>
          <table:table-cell office:value-type="float" office:value="45.397564469914002" table:style-name="ce28">
            <text:p>45.4<text:s/></text:p>
          </table:table-cell>
          <table:table-cell office:value-type="string" table:style-name="ce27">
            <text:p><text:s text:c="3"/></text:p>
          </table:table-cell>
          <table:table-cell office:value-type="float" office:value="16067" table:style-name="ce27">
            <text:p><text:s/>16,067<text:s/></text:p>
          </table:table-cell>
          <table:table-cell office:value-type="float" office:value="5479" table:style-name="ce27">
            <text:p><text:s/>5,479<text:s/></text:p>
          </table:table-cell>
          <table:table-cell office:value-type="float" office:value="34.100952262401201" table:style-name="ce28">
            <text:p>34.1<text:s/></text:p>
          </table:table-cell>
          <table:table-cell office:value-type="string" table:style-name="ce27">
            <text:p><text:s text:c="3"/></text:p>
          </table:table-cell>
          <table:table-cell office:value-type="float" office:value="27235" table:style-name="ce27">
            <text:p><text:s/>27,235<text:s/></text:p>
          </table:table-cell>
          <table:table-cell office:value-type="float" office:value="10549" table:style-name="ce27">
            <text:p><text:s/>10,549<text:s/></text:p>
          </table:table-cell>
          <table:table-cell office:value-type="float" office:value="38.733247659261998" table:style-name="ce28">
            <text:p>38.7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6</text:p>
          </table:table-cell>
          <table:table-cell office:value-type="float" office:value="10399" table:style-name="ce27">
            <text:p><text:s/>10,399<text:s/></text:p>
          </table:table-cell>
          <table:table-cell office:value-type="float" office:value="4646" table:style-name="ce27">
            <text:p><text:s/>4,646<text:s/></text:p>
          </table:table-cell>
          <table:table-cell office:value-type="float" office:value="44.677372824309998" table:style-name="ce28">
            <text:p>44.7<text:s/></text:p>
          </table:table-cell>
          <table:table-cell office:value-type="string" table:style-name="ce27">
            <text:p><text:s text:c="3"/></text:p>
          </table:table-cell>
          <table:table-cell office:value-type="float" office:value="14665" table:style-name="ce27">
            <text:p><text:s/>14,665<text:s/></text:p>
          </table:table-cell>
          <table:table-cell office:value-type="float" office:value="4946" table:style-name="ce27">
            <text:p><text:s/>4,946<text:s/></text:p>
          </table:table-cell>
          <table:table-cell office:value-type="float" office:value="33.726559836344997" table:style-name="ce28">
            <text:p>33.7<text:s/></text:p>
          </table:table-cell>
          <table:table-cell office:value-type="string" table:style-name="ce27">
            <text:p><text:s text:c="3"/></text:p>
          </table:table-cell>
          <table:table-cell office:value-type="float" office:value="25064" table:style-name="ce27">
            <text:p><text:s/>25,064<text:s/></text:p>
          </table:table-cell>
          <table:table-cell office:value-type="float" office:value="9592" table:style-name="ce27">
            <text:p><text:s/>9,592<text:s/></text:p>
          </table:table-cell>
          <table:table-cell office:value-type="float" office:value="38.270028726460303" table:style-name="ce28">
            <text:p>38.3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7</text:p>
          </table:table-cell>
          <table:table-cell office:value-type="float" office:value="9375" table:style-name="ce27">
            <text:p><text:s/>9,375<text:s/></text:p>
          </table:table-cell>
          <table:table-cell office:value-type="float" office:value="4224" table:style-name="ce27">
            <text:p><text:s/>4,224<text:s/></text:p>
          </table:table-cell>
          <table:table-cell office:value-type="float" office:value="45.055999999999997" table:style-name="ce28">
            <text:p>45.1<text:s/></text:p>
          </table:table-cell>
          <table:table-cell office:value-type="string" table:style-name="ce27">
            <text:p><text:s text:c="3"/></text:p>
          </table:table-cell>
          <table:table-cell office:value-type="float" office:value="13226" table:style-name="ce27">
            <text:p><text:s/>13,226<text:s/></text:p>
          </table:table-cell>
          <table:table-cell office:value-type="float" office:value="4494" table:style-name="ce27">
            <text:p><text:s/>4,494<text:s/></text:p>
          </table:table-cell>
          <table:table-cell office:value-type="float" office:value="33.978527143505197" table:style-name="ce28">
            <text:p>34.0<text:s/></text:p>
          </table:table-cell>
          <table:table-cell office:value-type="string" table:style-name="ce27">
            <text:p><text:s text:c="3"/></text:p>
          </table:table-cell>
          <table:table-cell office:value-type="float" office:value="22601" table:style-name="ce27">
            <text:p><text:s/>22,601<text:s/></text:p>
          </table:table-cell>
          <table:table-cell office:value-type="float" office:value="8718" table:style-name="ce27">
            <text:p><text:s/>8,718<text:s/></text:p>
          </table:table-cell>
          <table:table-cell office:value-type="float" office:value="38.573514446263403" table:style-name="ce28">
            <text:p>38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8</text:p>
          </table:table-cell>
          <table:table-cell office:value-type="float" office:value="8753" table:style-name="ce27">
            <text:p><text:s/>8,753<text:s/></text:p>
          </table:table-cell>
          <table:table-cell office:value-type="float" office:value="3790" table:style-name="ce27">
            <text:p><text:s/>3,790<text:s/></text:p>
          </table:table-cell>
          <table:table-cell office:value-type="float" office:value="43.299440191934202" table:style-name="ce28">
            <text:p>43.3<text:s/></text:p>
          </table:table-cell>
          <table:table-cell office:value-type="string" table:style-name="ce27">
            <text:p><text:s text:c="3"/></text:p>
          </table:table-cell>
          <table:table-cell office:value-type="float" office:value="12223" table:style-name="ce27">
            <text:p><text:s/>12,223<text:s/></text:p>
          </table:table-cell>
          <table:table-cell office:value-type="float" office:value="4064" table:style-name="ce27">
            <text:p><text:s/>4,064<text:s/></text:p>
          </table:table-cell>
          <table:table-cell office:value-type="float" office:value="33.248793258610803" table:style-name="ce28">
            <text:p>33.2<text:s/></text:p>
          </table:table-cell>
          <table:table-cell office:value-type="string" table:style-name="ce27">
            <text:p><text:s text:c="3"/></text:p>
          </table:table-cell>
          <table:table-cell office:value-type="float" office:value="20976" table:style-name="ce27">
            <text:p><text:s/>20,976<text:s/></text:p>
          </table:table-cell>
          <table:table-cell office:value-type="float" office:value="7854" table:style-name="ce27">
            <text:p><text:s/>7,854<text:s/></text:p>
          </table:table-cell>
          <table:table-cell office:value-type="float" office:value="37.442791762013698" table:style-name="ce28">
            <text:p>37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39</text:p>
          </table:table-cell>
          <table:table-cell office:value-type="float" office:value="7471" table:style-name="ce27">
            <text:p><text:s/>7,471<text:s/></text:p>
          </table:table-cell>
          <table:table-cell office:value-type="float" office:value="3242" table:style-name="ce27">
            <text:p><text:s/>3,242<text:s/></text:p>
          </table:table-cell>
          <table:table-cell office:value-type="float" office:value="43.3944585731495" table:style-name="ce28">
            <text:p>43.4<text:s/></text:p>
          </table:table-cell>
          <table:table-cell office:value-type="string" table:style-name="ce27">
            <text:p><text:s text:c="3"/></text:p>
          </table:table-cell>
          <table:table-cell office:value-type="float" office:value="10220" table:style-name="ce27">
            <text:p><text:s/>10,220<text:s/></text:p>
          </table:table-cell>
          <table:table-cell office:value-type="float" office:value="3395" table:style-name="ce27">
            <text:p><text:s/>3,395<text:s/></text:p>
          </table:table-cell>
          <table:table-cell office:value-type="float" office:value="33.219178082191803" table:style-name="ce28">
            <text:p>33.2<text:s/></text:p>
          </table:table-cell>
          <table:table-cell office:value-type="string" table:style-name="ce27">
            <text:p><text:s text:c="3"/></text:p>
          </table:table-cell>
          <table:table-cell office:value-type="float" office:value="17691" table:style-name="ce27">
            <text:p><text:s/>17,691<text:s/></text:p>
          </table:table-cell>
          <table:table-cell office:value-type="float" office:value="6637" table:style-name="ce27">
            <text:p><text:s/>6,637<text:s/></text:p>
          </table:table-cell>
          <table:table-cell office:value-type="float" office:value="37.516251201175699" table:style-name="ce28">
            <text:p>37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0</text:p>
          </table:table-cell>
          <table:table-cell office:value-type="float" office:value="6398" table:style-name="ce27">
            <text:p><text:s/>6,398<text:s/></text:p>
          </table:table-cell>
          <table:table-cell office:value-type="float" office:value="2738" table:style-name="ce27">
            <text:p><text:s/>2,738<text:s/></text:p>
          </table:table-cell>
          <table:table-cell office:value-type="float" office:value="42.794623319787398" table:style-name="ce28">
            <text:p>42.8<text:s/></text:p>
          </table:table-cell>
          <table:table-cell office:value-type="string" table:style-name="ce27">
            <text:p><text:s text:c="3"/></text:p>
          </table:table-cell>
          <table:table-cell office:value-type="float" office:value="8876" table:style-name="ce27">
            <text:p><text:s/>8,876<text:s/></text:p>
          </table:table-cell>
          <table:table-cell office:value-type="float" office:value="2856" table:style-name="ce27">
            <text:p><text:s/>2,856<text:s/></text:p>
          </table:table-cell>
          <table:table-cell office:value-type="float" office:value="32.1766561514196" table:style-name="ce28">
            <text:p>32.2<text:s/></text:p>
          </table:table-cell>
          <table:table-cell office:value-type="string" table:style-name="ce27">
            <text:p><text:s text:c="3"/></text:p>
          </table:table-cell>
          <table:table-cell office:value-type="float" office:value="15274" table:style-name="ce27">
            <text:p><text:s/>15,274<text:s/></text:p>
          </table:table-cell>
          <table:table-cell office:value-type="float" office:value="5594" table:style-name="ce27">
            <text:p><text:s/>5,594<text:s/></text:p>
          </table:table-cell>
          <table:table-cell office:value-type="float" office:value="36.624328924970499" table:style-name="ce28">
            <text:p>36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1</text:p>
          </table:table-cell>
          <table:table-cell office:value-type="float" office:value="5605" table:style-name="ce27">
            <text:p><text:s/>5,605<text:s/></text:p>
          </table:table-cell>
          <table:table-cell office:value-type="float" office:value="2268" table:style-name="ce27">
            <text:p><text:s/>2,268<text:s/></text:p>
          </table:table-cell>
          <table:table-cell office:value-type="float" office:value="40.463871543264901" table:style-name="ce28">
            <text:p>40.5<text:s/></text:p>
          </table:table-cell>
          <table:table-cell office:value-type="string" table:style-name="ce27">
            <text:p><text:s text:c="3"/></text:p>
          </table:table-cell>
          <table:table-cell office:value-type="float" office:value="8001" table:style-name="ce27">
            <text:p><text:s/>8,001<text:s/></text:p>
          </table:table-cell>
          <table:table-cell office:value-type="float" office:value="2495" table:style-name="ce27">
            <text:p><text:s/>2,495<text:s/></text:p>
          </table:table-cell>
          <table:table-cell office:value-type="float" office:value="31.183602049743801" table:style-name="ce28">
            <text:p>31.2<text:s/></text:p>
          </table:table-cell>
          <table:table-cell office:value-type="string" table:style-name="ce27">
            <text:p><text:s text:c="3"/></text:p>
          </table:table-cell>
          <table:table-cell office:value-type="float" office:value="13606" table:style-name="ce27">
            <text:p><text:s/>13,606<text:s/></text:p>
          </table:table-cell>
          <table:table-cell office:value-type="float" office:value="4763" table:style-name="ce27">
            <text:p><text:s/>4,763<text:s/></text:p>
          </table:table-cell>
          <table:table-cell office:value-type="float" office:value="35.006614728796102" table:style-name="ce28">
            <text:p>35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2</text:p>
          </table:table-cell>
          <table:table-cell office:value-type="float" office:value="5057" table:style-name="ce27">
            <text:p><text:s/>5,057<text:s/></text:p>
          </table:table-cell>
          <table:table-cell office:value-type="float" office:value="2111" table:style-name="ce27">
            <text:p><text:s/>2,111<text:s/></text:p>
          </table:table-cell>
          <table:table-cell office:value-type="float" office:value="41.7441170654538" table:style-name="ce28">
            <text:p>41.7<text:s/></text:p>
          </table:table-cell>
          <table:table-cell office:value-type="string" table:style-name="ce27">
            <text:p><text:s text:c="3"/></text:p>
          </table:table-cell>
          <table:table-cell office:value-type="float" office:value="7115" table:style-name="ce27">
            <text:p><text:s/>7,115<text:s/></text:p>
          </table:table-cell>
          <table:table-cell office:value-type="float" office:value="2226" table:style-name="ce27">
            <text:p><text:s/>2,226<text:s/></text:p>
          </table:table-cell>
          <table:table-cell office:value-type="float" office:value="31.2860154602952" table:style-name="ce28">
            <text:p>31.3<text:s/></text:p>
          </table:table-cell>
          <table:table-cell office:value-type="string" table:style-name="ce27">
            <text:p><text:s text:c="3"/></text:p>
          </table:table-cell>
          <table:table-cell office:value-type="float" office:value="12172" table:style-name="ce27">
            <text:p><text:s/>12,172<text:s/></text:p>
          </table:table-cell>
          <table:table-cell office:value-type="float" office:value="4337" table:style-name="ce27">
            <text:p><text:s/>4,337<text:s/></text:p>
          </table:table-cell>
          <table:table-cell office:value-type="float" office:value="35.630956293131803" table:style-name="ce28">
            <text:p>35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3</text:p>
          </table:table-cell>
          <table:table-cell office:value-type="float" office:value="4496" table:style-name="ce27">
            <text:p><text:s/>4,496<text:s/></text:p>
          </table:table-cell>
          <table:table-cell office:value-type="float" office:value="1876" table:style-name="ce27">
            <text:p><text:s/>1,876<text:s/></text:p>
          </table:table-cell>
          <table:table-cell office:value-type="float" office:value="41.725978647686802" table:style-name="ce28">
            <text:p>41.7<text:s/></text:p>
          </table:table-cell>
          <table:table-cell office:value-type="string" table:style-name="ce27">
            <text:p><text:s text:c="3"/></text:p>
          </table:table-cell>
          <table:table-cell office:value-type="float" office:value="6191" table:style-name="ce27">
            <text:p><text:s/>6,191<text:s/></text:p>
          </table:table-cell>
          <table:table-cell office:value-type="float" office:value="1970" table:style-name="ce27">
            <text:p><text:s/>1,970<text:s/></text:p>
          </table:table-cell>
          <table:table-cell office:value-type="float" office:value="31.820384429009898" table:style-name="ce28">
            <text:p>31.8<text:s/></text:p>
          </table:table-cell>
          <table:table-cell office:value-type="string" table:style-name="ce27">
            <text:p><text:s text:c="3"/></text:p>
          </table:table-cell>
          <table:table-cell office:value-type="float" office:value="10687" table:style-name="ce27">
            <text:p><text:s/>10,687<text:s/></text:p>
          </table:table-cell>
          <table:table-cell office:value-type="float" office:value="3846" table:style-name="ce27">
            <text:p><text:s/>3,846<text:s/></text:p>
          </table:table-cell>
          <table:table-cell office:value-type="float" office:value="35.987648544961203" table:style-name="ce28">
            <text:p>36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4</text:p>
          </table:table-cell>
          <table:table-cell office:value-type="float" office:value="4022" table:style-name="ce27">
            <text:p><text:s/>4,022<text:s/></text:p>
          </table:table-cell>
          <table:table-cell office:value-type="float" office:value="1638" table:style-name="ce27">
            <text:p><text:s/>1,638<text:s/></text:p>
          </table:table-cell>
          <table:table-cell office:value-type="float" office:value="40.726006961710603" table:style-name="ce28">
            <text:p>40.7<text:s/></text:p>
          </table:table-cell>
          <table:table-cell office:value-type="string" table:style-name="ce27">
            <text:p><text:s text:c="3"/></text:p>
          </table:table-cell>
          <table:table-cell office:value-type="float" office:value="5487" table:style-name="ce27">
            <text:p><text:s/>5,487<text:s/></text:p>
          </table:table-cell>
          <table:table-cell office:value-type="float" office:value="1718" table:style-name="ce27">
            <text:p><text:s/>1,718<text:s/></text:p>
          </table:table-cell>
          <table:table-cell office:value-type="float" office:value="31.310369965372701" table:style-name="ce28">
            <text:p>31.3<text:s/></text:p>
          </table:table-cell>
          <table:table-cell office:value-type="string" table:style-name="ce27">
            <text:p><text:s text:c="3"/></text:p>
          </table:table-cell>
          <table:table-cell office:value-type="float" office:value="9509" table:style-name="ce27">
            <text:p><text:s/>9,509<text:s/></text:p>
          </table:table-cell>
          <table:table-cell office:value-type="float" office:value="3356" table:style-name="ce27">
            <text:p><text:s/>3,356<text:s/></text:p>
          </table:table-cell>
          <table:table-cell office:value-type="float" office:value="35.292880429067203" table:style-name="ce28">
            <text:p>35.3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5</text:p>
          </table:table-cell>
          <table:table-cell office:value-type="float" office:value="3494" table:style-name="ce27">
            <text:p><text:s/>3,494<text:s/></text:p>
          </table:table-cell>
          <table:table-cell office:value-type="float" office:value="1421" table:style-name="ce27">
            <text:p><text:s/>1,421<text:s/></text:p>
          </table:table-cell>
          <table:table-cell office:value-type="float" office:value="40.6697195191757" table:style-name="ce28">
            <text:p>40.7<text:s/></text:p>
          </table:table-cell>
          <table:table-cell office:value-type="string" table:style-name="ce27">
            <text:p><text:s text:c="3"/></text:p>
          </table:table-cell>
          <table:table-cell office:value-type="float" office:value="4678" table:style-name="ce27">
            <text:p><text:s/>4,678<text:s/></text:p>
          </table:table-cell>
          <table:table-cell office:value-type="float" office:value="1443" table:style-name="ce27">
            <text:p><text:s/>1,443<text:s/></text:p>
          </table:table-cell>
          <table:table-cell office:value-type="float" office:value="30.8465156049594" table:style-name="ce28">
            <text:p>30.8<text:s/></text:p>
          </table:table-cell>
          <table:table-cell office:value-type="string" table:style-name="ce27">
            <text:p><text:s text:c="3"/></text:p>
          </table:table-cell>
          <table:table-cell office:value-type="float" office:value="8172" table:style-name="ce27">
            <text:p><text:s/>8,172<text:s/></text:p>
          </table:table-cell>
          <table:table-cell office:value-type="float" office:value="2864" table:style-name="ce27">
            <text:p><text:s/>2,864<text:s/></text:p>
          </table:table-cell>
          <table:table-cell office:value-type="float" office:value="35.046500244738098" table:style-name="ce28">
            <text:p>35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6</text:p>
          </table:table-cell>
          <table:table-cell office:value-type="float" office:value="3100" table:style-name="ce27">
            <text:p><text:s/>3,100<text:s/></text:p>
          </table:table-cell>
          <table:table-cell office:value-type="float" office:value="1235" table:style-name="ce27">
            <text:p><text:s/>1,235<text:s/></text:p>
          </table:table-cell>
          <table:table-cell office:value-type="float" office:value="39.838709677419402" table:style-name="ce28">
            <text:p>39.8<text:s/></text:p>
          </table:table-cell>
          <table:table-cell office:value-type="string" table:style-name="ce27">
            <text:p><text:s text:c="3"/></text:p>
          </table:table-cell>
          <table:table-cell office:value-type="float" office:value="3982" table:style-name="ce27">
            <text:p><text:s/>3,982<text:s/></text:p>
          </table:table-cell>
          <table:table-cell office:value-type="float" office:value="1281" table:style-name="ce27">
            <text:p><text:s/>1,281<text:s/></text:p>
          </table:table-cell>
          <table:table-cell office:value-type="float" office:value="32.169763937719701" table:style-name="ce28">
            <text:p>32.2<text:s/></text:p>
          </table:table-cell>
          <table:table-cell office:value-type="string" table:style-name="ce27">
            <text:p><text:s text:c="3"/></text:p>
          </table:table-cell>
          <table:table-cell office:value-type="float" office:value="7082" table:style-name="ce27">
            <text:p><text:s/>7,082<text:s/></text:p>
          </table:table-cell>
          <table:table-cell office:value-type="float" office:value="2516" table:style-name="ce27">
            <text:p><text:s/>2,516<text:s/></text:p>
          </table:table-cell>
          <table:table-cell office:value-type="float" office:value="35.526687376447299" table:style-name="ce28">
            <text:p>35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7</text:p>
          </table:table-cell>
          <table:table-cell office:value-type="float" office:value="2607" table:style-name="ce27">
            <text:p><text:s/>2,607<text:s/></text:p>
          </table:table-cell>
          <table:table-cell office:value-type="float" office:value="1074" table:style-name="ce27">
            <text:p><text:s/>1,074<text:s/></text:p>
          </table:table-cell>
          <table:table-cell office:value-type="float" office:value="41.196777905638697" table:style-name="ce28">
            <text:p>41.2<text:s/></text:p>
          </table:table-cell>
          <table:table-cell office:value-type="string" table:style-name="ce27">
            <text:p><text:s text:c="3"/></text:p>
          </table:table-cell>
          <table:table-cell office:value-type="float" office:value="3645" table:style-name="ce27">
            <text:p><text:s/>3,645<text:s/></text:p>
          </table:table-cell>
          <table:table-cell office:value-type="float" office:value="1139" table:style-name="ce27">
            <text:p><text:s/>1,139<text:s/></text:p>
          </table:table-cell>
          <table:table-cell office:value-type="float" office:value="31.248285322359401" table:style-name="ce28">
            <text:p>31.2<text:s/></text:p>
          </table:table-cell>
          <table:table-cell office:value-type="string" table:style-name="ce27">
            <text:p><text:s text:c="3"/></text:p>
          </table:table-cell>
          <table:table-cell office:value-type="float" office:value="6252" table:style-name="ce27">
            <text:p><text:s/>6,252<text:s/></text:p>
          </table:table-cell>
          <table:table-cell office:value-type="float" office:value="2213" table:style-name="ce27">
            <text:p><text:s/>2,213<text:s/></text:p>
          </table:table-cell>
          <table:table-cell office:value-type="float" office:value="35.3966730646193" table:style-name="ce28">
            <text:p>35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8</text:p>
          </table:table-cell>
          <table:table-cell office:value-type="float" office:value="2514" table:style-name="ce27">
            <text:p><text:s/>2,514<text:s/></text:p>
          </table:table-cell>
          <table:table-cell office:value-type="float" office:value="989" table:style-name="ce27">
            <text:p><text:s/>989<text:s/></text:p>
          </table:table-cell>
          <table:table-cell office:value-type="float" office:value="39.3396976929196" table:style-name="ce28">
            <text:p>39.3<text:s/></text:p>
          </table:table-cell>
          <table:table-cell office:value-type="string" table:style-name="ce27">
            <text:p><text:s text:c="3"/></text:p>
          </table:table-cell>
          <table:table-cell office:value-type="float" office:value="3514" table:style-name="ce27">
            <text:p><text:s/>3,514<text:s/></text:p>
          </table:table-cell>
          <table:table-cell office:value-type="float" office:value="1064" table:style-name="ce27">
            <text:p><text:s/>1,064<text:s/></text:p>
          </table:table-cell>
          <table:table-cell office:value-type="float" office:value="30.2788844621514" table:style-name="ce28">
            <text:p>30.3<text:s/></text:p>
          </table:table-cell>
          <table:table-cell office:value-type="string" table:style-name="ce27">
            <text:p><text:s text:c="3"/></text:p>
          </table:table-cell>
          <table:table-cell office:value-type="float" office:value="6028" table:style-name="ce27">
            <text:p><text:s/>6,028<text:s/></text:p>
          </table:table-cell>
          <table:table-cell office:value-type="float" office:value="2053" table:style-name="ce27">
            <text:p><text:s/>2,053<text:s/></text:p>
          </table:table-cell>
          <table:table-cell office:value-type="float" office:value="34.0577305905773" table:style-name="ce28">
            <text:p>34.1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49</text:p>
          </table:table-cell>
          <table:table-cell office:value-type="float" office:value="2211" table:style-name="ce27">
            <text:p><text:s/>2,211<text:s/></text:p>
          </table:table-cell>
          <table:table-cell office:value-type="float" office:value="946" table:style-name="ce27">
            <text:p><text:s/>946<text:s/></text:p>
          </table:table-cell>
          <table:table-cell office:value-type="float" office:value="42.7860696517413" table:style-name="ce28">
            <text:p>42.8<text:s/></text:p>
          </table:table-cell>
          <table:table-cell office:value-type="string" table:style-name="ce27">
            <text:p><text:s text:c="3"/></text:p>
          </table:table-cell>
          <table:table-cell office:value-type="float" office:value="3055" table:style-name="ce27">
            <text:p><text:s/>3,055<text:s/></text:p>
          </table:table-cell>
          <table:table-cell office:value-type="float" office:value="936" table:style-name="ce27">
            <text:p><text:s/>936<text:s/></text:p>
          </table:table-cell>
          <table:table-cell office:value-type="float" office:value="30.638297872340399" table:style-name="ce28">
            <text:p>30.6<text:s/></text:p>
          </table:table-cell>
          <table:table-cell office:value-type="string" table:style-name="ce27">
            <text:p><text:s text:c="3"/></text:p>
          </table:table-cell>
          <table:table-cell office:value-type="float" office:value="5266" table:style-name="ce27">
            <text:p><text:s/>5,266<text:s/></text:p>
          </table:table-cell>
          <table:table-cell office:value-type="float" office:value="1882" table:style-name="ce27">
            <text:p><text:s/>1,882<text:s/></text:p>
          </table:table-cell>
          <table:table-cell office:value-type="float" office:value="35.738701101405198" table:style-name="ce28">
            <text:p>35.7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0</text:p>
          </table:table-cell>
          <table:table-cell office:value-type="float" office:value="1855" table:style-name="ce27">
            <text:p><text:s/>1,855<text:s/></text:p>
          </table:table-cell>
          <table:table-cell office:value-type="float" office:value="758" table:style-name="ce27">
            <text:p><text:s/>758<text:s/></text:p>
          </table:table-cell>
          <table:table-cell office:value-type="float" office:value="40.862533692722401" table:style-name="ce28">
            <text:p>40.9<text:s/></text:p>
          </table:table-cell>
          <table:table-cell office:value-type="string" table:style-name="ce27">
            <text:p><text:s text:c="3"/></text:p>
          </table:table-cell>
          <table:table-cell office:value-type="float" office:value="2721" table:style-name="ce27">
            <text:p><text:s/>2,721<text:s/></text:p>
          </table:table-cell>
          <table:table-cell office:value-type="float" office:value="824" table:style-name="ce27">
            <text:p><text:s/>824<text:s/></text:p>
          </table:table-cell>
          <table:table-cell office:value-type="float" office:value="30.282984196986401" table:style-name="ce28">
            <text:p>30.3<text:s/></text:p>
          </table:table-cell>
          <table:table-cell office:value-type="string" table:style-name="ce27">
            <text:p><text:s text:c="3"/></text:p>
          </table:table-cell>
          <table:table-cell office:value-type="float" office:value="4576" table:style-name="ce27">
            <text:p><text:s/>4,576<text:s/></text:p>
          </table:table-cell>
          <table:table-cell office:value-type="float" office:value="1582" table:style-name="ce27">
            <text:p><text:s/>1,582<text:s/></text:p>
          </table:table-cell>
          <table:table-cell office:value-type="float" office:value="34.571678321678299" table:style-name="ce28">
            <text:p>34.6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1</text:p>
          </table:table-cell>
          <table:table-cell office:value-type="float" office:value="1570" table:style-name="ce27">
            <text:p><text:s/>1,570<text:s/></text:p>
          </table:table-cell>
          <table:table-cell office:value-type="float" office:value="586" table:style-name="ce27">
            <text:p><text:s/>586<text:s/></text:p>
          </table:table-cell>
          <table:table-cell office:value-type="float" office:value="37.324840764331199" table:style-name="ce28">
            <text:p>37.3<text:s/></text:p>
          </table:table-cell>
          <table:table-cell office:value-type="string" table:style-name="ce27">
            <text:p><text:s text:c="3"/></text:p>
          </table:table-cell>
          <table:table-cell office:value-type="float" office:value="2267" table:style-name="ce27">
            <text:p><text:s/>2,267<text:s/></text:p>
          </table:table-cell>
          <table:table-cell office:value-type="float" office:value="687" table:style-name="ce27">
            <text:p><text:s/>687<text:s/></text:p>
          </table:table-cell>
          <table:table-cell office:value-type="float" office:value="30.3043670048522" table:style-name="ce28">
            <text:p>30.3<text:s/></text:p>
          </table:table-cell>
          <table:table-cell office:value-type="string" table:style-name="ce27">
            <text:p><text:s text:c="3"/></text:p>
          </table:table-cell>
          <table:table-cell office:value-type="float" office:value="3837" table:style-name="ce27">
            <text:p><text:s/>3,837<text:s/></text:p>
          </table:table-cell>
          <table:table-cell office:value-type="float" office:value="1273" table:style-name="ce27">
            <text:p><text:s/>1,273<text:s/></text:p>
          </table:table-cell>
          <table:table-cell office:value-type="float" office:value="33.176961167578803" table:style-name="ce28">
            <text:p>33.2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2</text:p>
          </table:table-cell>
          <table:table-cell office:value-type="float" office:value="1383" table:style-name="ce27">
            <text:p><text:s/>1,383<text:s/></text:p>
          </table:table-cell>
          <table:table-cell office:value-type="float" office:value="540" table:style-name="ce27">
            <text:p><text:s/>540<text:s/></text:p>
          </table:table-cell>
          <table:table-cell office:value-type="float" office:value="39.0455531453362" table:style-name="ce28">
            <text:p>39.0<text:s/></text:p>
          </table:table-cell>
          <table:table-cell office:value-type="string" table:style-name="ce27">
            <text:p><text:s text:c="3"/></text:p>
          </table:table-cell>
          <table:table-cell office:value-type="float" office:value="1843" table:style-name="ce27">
            <text:p><text:s/>1,843<text:s/></text:p>
          </table:table-cell>
          <table:table-cell office:value-type="float" office:value="558" table:style-name="ce27">
            <text:p><text:s/>558<text:s/></text:p>
          </table:table-cell>
          <table:table-cell office:value-type="float" office:value="30.276722734671701" table:style-name="ce28">
            <text:p>30.3<text:s/></text:p>
          </table:table-cell>
          <table:table-cell office:value-type="string" table:style-name="ce27">
            <text:p><text:s text:c="3"/></text:p>
          </table:table-cell>
          <table:table-cell office:value-type="float" office:value="3226" table:style-name="ce27">
            <text:p><text:s/>3,226<text:s/></text:p>
          </table:table-cell>
          <table:table-cell office:value-type="float" office:value="1098" table:style-name="ce27">
            <text:p><text:s/>1,098<text:s/></text:p>
          </table:table-cell>
          <table:table-cell office:value-type="float" office:value="34.035957842529399" table:style-name="ce28">
            <text:p>34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3</text:p>
          </table:table-cell>
          <table:table-cell office:value-type="float" office:value="1343" table:style-name="ce27">
            <text:p><text:s/>1,343<text:s/></text:p>
          </table:table-cell>
          <table:table-cell office:value-type="float" office:value="530" table:style-name="ce27">
            <text:p><text:s/>530<text:s/></text:p>
          </table:table-cell>
          <table:table-cell office:value-type="float" office:value="39.463886820550997" table:style-name="ce28">
            <text:p>39.5<text:s/></text:p>
          </table:table-cell>
          <table:table-cell office:value-type="string" table:style-name="ce27">
            <text:p><text:s text:c="3"/></text:p>
          </table:table-cell>
          <table:table-cell office:value-type="float" office:value="1753" table:style-name="ce27">
            <text:p><text:s/>1,753<text:s/></text:p>
          </table:table-cell>
          <table:table-cell office:value-type="float" office:value="537" table:style-name="ce27">
            <text:p><text:s/>537<text:s/></text:p>
          </table:table-cell>
          <table:table-cell office:value-type="float" office:value="30.6332002281803" table:style-name="ce28">
            <text:p>30.6<text:s/></text:p>
          </table:table-cell>
          <table:table-cell office:value-type="string" table:style-name="ce27">
            <text:p><text:s text:c="3"/></text:p>
          </table:table-cell>
          <table:table-cell office:value-type="float" office:value="3096" table:style-name="ce27">
            <text:p><text:s/>3,096<text:s/></text:p>
          </table:table-cell>
          <table:table-cell office:value-type="float" office:value="1067" table:style-name="ce27">
            <text:p><text:s/>1,067<text:s/></text:p>
          </table:table-cell>
          <table:table-cell office:value-type="float" office:value="34.4638242894057" table:style-name="ce28">
            <text:p>34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4</text:p>
          </table:table-cell>
          <table:table-cell office:value-type="float" office:value="1101" table:style-name="ce27">
            <text:p><text:s/>1,101<text:s/></text:p>
          </table:table-cell>
          <table:table-cell office:value-type="float" office:value="455" table:style-name="ce27">
            <text:p><text:s/>455<text:s/></text:p>
          </table:table-cell>
          <table:table-cell office:value-type="float" office:value="41.326067211625798" table:style-name="ce28">
            <text:p>41.3<text:s/></text:p>
          </table:table-cell>
          <table:table-cell office:value-type="string" table:style-name="ce27">
            <text:p><text:s text:c="3"/></text:p>
          </table:table-cell>
          <table:table-cell office:value-type="float" office:value="1751" table:style-name="ce27">
            <text:p><text:s/>1,751<text:s/></text:p>
          </table:table-cell>
          <table:table-cell office:value-type="float" office:value="497" table:style-name="ce27">
            <text:p><text:s/>497<text:s/></text:p>
          </table:table-cell>
          <table:table-cell office:value-type="float" office:value="28.383780696744701" table:style-name="ce28">
            <text:p>28.4<text:s/></text:p>
          </table:table-cell>
          <table:table-cell office:value-type="string" table:style-name="ce27">
            <text:p><text:s text:c="3"/></text:p>
          </table:table-cell>
          <table:table-cell office:value-type="float" office:value="2852" table:style-name="ce27">
            <text:p><text:s/>2,852<text:s/></text:p>
          </table:table-cell>
          <table:table-cell office:value-type="float" office:value="952" table:style-name="ce27">
            <text:p><text:s/>952<text:s/></text:p>
          </table:table-cell>
          <table:table-cell office:value-type="float" office:value="33.380084151472701" table:style-name="ce28">
            <text:p>33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5</text:p>
          </table:table-cell>
          <table:table-cell office:value-type="float" office:value="948" table:style-name="ce27">
            <text:p><text:s/>948<text:s/></text:p>
          </table:table-cell>
          <table:table-cell office:value-type="float" office:value="363" table:style-name="ce27">
            <text:p><text:s/>363<text:s/></text:p>
          </table:table-cell>
          <table:table-cell office:value-type="float" office:value="38.291139240506297" table:style-name="ce28">
            <text:p>38.3<text:s/></text:p>
          </table:table-cell>
          <table:table-cell office:value-type="string" table:style-name="ce27">
            <text:p><text:s text:c="3"/></text:p>
          </table:table-cell>
          <table:table-cell office:value-type="float" office:value="1411" table:style-name="ce27">
            <text:p><text:s/>1,411<text:s/></text:p>
          </table:table-cell>
          <table:table-cell office:value-type="float" office:value="448" table:style-name="ce27">
            <text:p><text:s/>448<text:s/></text:p>
          </table:table-cell>
          <table:table-cell office:value-type="float" office:value="31.750531537916402" table:style-name="ce28">
            <text:p>31.8<text:s/></text:p>
          </table:table-cell>
          <table:table-cell office:value-type="string" table:style-name="ce27">
            <text:p><text:s text:c="3"/></text:p>
          </table:table-cell>
          <table:table-cell office:value-type="float" office:value="2359" table:style-name="ce27">
            <text:p><text:s/>2,359<text:s/></text:p>
          </table:table-cell>
          <table:table-cell office:value-type="float" office:value="811" table:style-name="ce27">
            <text:p><text:s/>811<text:s/></text:p>
          </table:table-cell>
          <table:table-cell office:value-type="float" office:value="34.378974141585402" table:style-name="ce28">
            <text:p>34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6</text:p>
          </table:table-cell>
          <table:table-cell office:value-type="float" office:value="776" table:style-name="ce27">
            <text:p><text:s/>776<text:s/></text:p>
          </table:table-cell>
          <table:table-cell office:value-type="float" office:value="334" table:style-name="ce27">
            <text:p><text:s/>334<text:s/></text:p>
          </table:table-cell>
          <table:table-cell office:value-type="float" office:value="43.041237113402097" table:style-name="ce28">
            <text:p>43.0<text:s/></text:p>
          </table:table-cell>
          <table:table-cell office:value-type="string" table:style-name="ce27">
            <text:p><text:s text:c="3"/></text:p>
          </table:table-cell>
          <table:table-cell office:value-type="float" office:value="1265" table:style-name="ce27">
            <text:p><text:s/>1,265<text:s/></text:p>
          </table:table-cell>
          <table:table-cell office:value-type="float" office:value="348" table:style-name="ce27">
            <text:p><text:s/>348<text:s/></text:p>
          </table:table-cell>
          <table:table-cell office:value-type="float" office:value="27.509881422924899" table:style-name="ce28">
            <text:p>27.5<text:s/></text:p>
          </table:table-cell>
          <table:table-cell office:value-type="string" table:style-name="ce27">
            <text:p><text:s text:c="3"/></text:p>
          </table:table-cell>
          <table:table-cell office:value-type="float" office:value="2041" table:style-name="ce27">
            <text:p><text:s/>2,041<text:s/></text:p>
          </table:table-cell>
          <table:table-cell office:value-type="float" office:value="682" table:style-name="ce27">
            <text:p><text:s/>682<text:s/></text:p>
          </table:table-cell>
          <table:table-cell office:value-type="float" office:value="33.414992650661397" table:style-name="ce28">
            <text:p>33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7</text:p>
          </table:table-cell>
          <table:table-cell office:value-type="float" office:value="717" table:style-name="ce27">
            <text:p><text:s/>717<text:s/></text:p>
          </table:table-cell>
          <table:table-cell office:value-type="float" office:value="259" table:style-name="ce27">
            <text:p><text:s/>259<text:s/></text:p>
          </table:table-cell>
          <table:table-cell office:value-type="float" office:value="36.1227336122734" table:style-name="ce28">
            <text:p>36.1<text:s/></text:p>
          </table:table-cell>
          <table:table-cell office:value-type="string" table:style-name="ce27">
            <text:p><text:s text:c="3"/></text:p>
          </table:table-cell>
          <table:table-cell office:value-type="float" office:value="1032" table:style-name="ce27">
            <text:p><text:s/>1,032<text:s/></text:p>
          </table:table-cell>
          <table:table-cell office:value-type="float" office:value="316" table:style-name="ce27">
            <text:p><text:s/>316<text:s/></text:p>
          </table:table-cell>
          <table:table-cell office:value-type="float" office:value="30.620155038759702" table:style-name="ce28">
            <text:p>30.6<text:s/></text:p>
          </table:table-cell>
          <table:table-cell office:value-type="string" table:style-name="ce27">
            <text:p><text:s text:c="3"/></text:p>
          </table:table-cell>
          <table:table-cell office:value-type="float" office:value="1749" table:style-name="ce27">
            <text:p><text:s/>1,749<text:s/></text:p>
          </table:table-cell>
          <table:table-cell office:value-type="float" office:value="575" table:style-name="ce27">
            <text:p><text:s/>575<text:s/></text:p>
          </table:table-cell>
          <table:table-cell office:value-type="float" office:value="32.875929102344202" table:style-name="ce28">
            <text:p>32.9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8</text:p>
          </table:table-cell>
          <table:table-cell office:value-type="float" office:value="641" table:style-name="ce27">
            <text:p><text:s/>641<text:s/></text:p>
          </table:table-cell>
          <table:table-cell office:value-type="float" office:value="238" table:style-name="ce27">
            <text:p><text:s/>238<text:s/></text:p>
          </table:table-cell>
          <table:table-cell office:value-type="float" office:value="37.129485179407197" table:style-name="ce28">
            <text:p>37.1<text:s/></text:p>
          </table:table-cell>
          <table:table-cell office:value-type="string" table:style-name="ce27">
            <text:p><text:s text:c="3"/></text:p>
          </table:table-cell>
          <table:table-cell office:value-type="float" office:value="806" table:style-name="ce27">
            <text:p><text:s/>806<text:s/></text:p>
          </table:table-cell>
          <table:table-cell office:value-type="float" office:value="247" table:style-name="ce27">
            <text:p><text:s/>247<text:s/></text:p>
          </table:table-cell>
          <table:table-cell office:value-type="float" office:value="30.645161290322601" table:style-name="ce28">
            <text:p>30.6<text:s/></text:p>
          </table:table-cell>
          <table:table-cell office:value-type="string" table:style-name="ce27">
            <text:p><text:s text:c="3"/></text:p>
          </table:table-cell>
          <table:table-cell office:value-type="float" office:value="1447" table:style-name="ce27">
            <text:p><text:s/>1,447<text:s/></text:p>
          </table:table-cell>
          <table:table-cell office:value-type="float" office:value="485" table:style-name="ce27">
            <text:p><text:s/>485<text:s/></text:p>
          </table:table-cell>
          <table:table-cell office:value-type="float" office:value="33.5176226675881" table:style-name="ce28">
            <text:p>33.5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59</text:p>
          </table:table-cell>
          <table:table-cell office:value-type="float" office:value="461" table:style-name="ce27">
            <text:p><text:s/>461<text:s/></text:p>
          </table:table-cell>
          <table:table-cell office:value-type="float" office:value="172" table:style-name="ce27">
            <text:p><text:s/>172<text:s/></text:p>
          </table:table-cell>
          <table:table-cell office:value-type="float" office:value="37.310195227765703" table:style-name="ce28">
            <text:p>37.3<text:s/></text:p>
          </table:table-cell>
          <table:table-cell office:value-type="string" table:style-name="ce27">
            <text:p><text:s text:c="3"/></text:p>
          </table:table-cell>
          <table:table-cell office:value-type="float" office:value="622" table:style-name="ce27">
            <text:p><text:s/>622<text:s/></text:p>
          </table:table-cell>
          <table:table-cell office:value-type="float" office:value="185" table:style-name="ce27">
            <text:p><text:s/>185<text:s/></text:p>
          </table:table-cell>
          <table:table-cell office:value-type="float" office:value="29.7427652733119" table:style-name="ce28">
            <text:p>29.7<text:s/></text:p>
          </table:table-cell>
          <table:table-cell office:value-type="string" table:style-name="ce27">
            <text:p><text:s text:c="3"/></text:p>
          </table:table-cell>
          <table:table-cell office:value-type="float" office:value="1083" table:style-name="ce27">
            <text:p><text:s/>1,083<text:s/></text:p>
          </table:table-cell>
          <table:table-cell office:value-type="float" office:value="357" table:style-name="ce27">
            <text:p><text:s/>357<text:s/></text:p>
          </table:table-cell>
          <table:table-cell office:value-type="float" office:value="32.963988919667599" table:style-name="ce28">
            <text:p>33.0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6">
            <text:p>60</text:p>
          </table:table-cell>
          <table:table-cell office:value-type="float" office:value="344" table:style-name="ce27">
            <text:p><text:s/>344<text:s/></text:p>
          </table:table-cell>
          <table:table-cell office:value-type="float" office:value="139" table:style-name="ce27">
            <text:p><text:s/>139<text:s/></text:p>
          </table:table-cell>
          <table:table-cell office:value-type="float" office:value="40.406976744185997" table:style-name="ce28">
            <text:p>40.4<text:s/></text:p>
          </table:table-cell>
          <table:table-cell office:value-type="string" table:style-name="ce27">
            <text:p><text:s text:c="3"/></text:p>
          </table:table-cell>
          <table:table-cell office:value-type="float" office:value="485" table:style-name="ce27">
            <text:p><text:s/>485<text:s/></text:p>
          </table:table-cell>
          <table:table-cell office:value-type="float" office:value="120" table:style-name="ce27">
            <text:p><text:s/>120<text:s/></text:p>
          </table:table-cell>
          <table:table-cell office:value-type="float" office:value="24.7422680412371" table:style-name="ce28">
            <text:p>24.7<text:s/></text:p>
          </table:table-cell>
          <table:table-cell office:value-type="string" table:style-name="ce27">
            <text:p><text:s text:c="3"/></text:p>
          </table:table-cell>
          <table:table-cell office:value-type="float" office:value="829" table:style-name="ce27">
            <text:p><text:s/>829<text:s/></text:p>
          </table:table-cell>
          <table:table-cell office:value-type="float" office:value="259" table:style-name="ce27">
            <text:p><text:s/>259<text:s/></text:p>
          </table:table-cell>
          <table:table-cell office:value-type="float" office:value="31.242460796139898" table:style-name="ce28">
            <text:p>31.2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29">
            <text:p>61 and over</text:p>
          </table:table-cell>
          <table:table-cell office:value-type="float" office:value="1808" table:style-name="ce27">
            <text:p><text:s/>1,808<text:s/></text:p>
          </table:table-cell>
          <table:table-cell office:value-type="float" office:value="742" table:style-name="ce27">
            <text:p><text:s/>742<text:s/></text:p>
          </table:table-cell>
          <table:table-cell office:value-type="float" office:value="41.039823008849602" table:style-name="ce28">
            <text:p>41.0<text:s/></text:p>
          </table:table-cell>
          <table:table-cell office:value-type="string" table:style-name="ce27">
            <text:p><text:s text:c="3"/></text:p>
          </table:table-cell>
          <table:table-cell office:value-type="float" office:value="2067" table:style-name="ce27">
            <text:p><text:s/>2,067<text:s/></text:p>
          </table:table-cell>
          <table:table-cell office:value-type="float" office:value="591" table:style-name="ce27">
            <text:p><text:s/>591<text:s/></text:p>
          </table:table-cell>
          <table:table-cell office:value-type="float" office:value="28.5921625544267" table:style-name="ce28">
            <text:p>28.6<text:s/></text:p>
          </table:table-cell>
          <table:table-cell office:value-type="string" table:style-name="ce27">
            <text:p><text:s text:c="3"/></text:p>
          </table:table-cell>
          <table:table-cell office:value-type="float" office:value="3875" table:style-name="ce27">
            <text:p><text:s/>3,875<text:s/></text:p>
          </table:table-cell>
          <table:table-cell office:value-type="float" office:value="1333" table:style-name="ce27">
            <text:p><text:s/>1,333<text:s/></text:p>
          </table:table-cell>
          <table:table-cell office:value-type="float" office:value="34.4" table:style-name="ce28">
            <text:p>34.4<text:s/></text:p>
          </table:table-cell>
          <table:table-cell table:number-columns-repeated="16372" table:style-name="ce10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office:value-type="float" office:value="18" table:style-name="ce27">
            <text:p><text:s/>18<text:s/></text:p>
          </table:table-cell>
          <table:table-cell office:value-type="float" office:value="5" table:style-name="ce27">
            <text:p><text:s/>5<text:s/></text:p>
          </table:table-cell>
          <table:table-cell office:value-type="float" office:value="27.7777777777778" table:style-name="ce28">
            <text:p>27.8<text:s/></text:p>
          </table:table-cell>
          <table:table-cell office:value-type="string" table:style-name="ce27">
            <text:p><text:s text:c="3"/></text:p>
          </table:table-cell>
          <table:table-cell office:value-type="float" office:value="16" table:style-name="ce27">
            <text:p><text:s/>16<text:s/></text:p>
          </table:table-cell>
          <table:table-cell office:value-type="float" office:value="5" table:style-name="ce27">
            <text:p><text:s/>5<text:s/></text:p>
          </table:table-cell>
          <table:table-cell office:value-type="float" office:value="31.25" table:style-name="ce28">
            <text:p>31.3<text:s/></text:p>
          </table:table-cell>
          <table:table-cell office:value-type="string" table:style-name="ce27">
            <text:p><text:s text:c="3"/></text:p>
          </table:table-cell>
          <table:table-cell office:value-type="float" office:value="34" table:style-name="ce27">
            <text:p><text:s/>34<text:s/></text:p>
          </table:table-cell>
          <table:table-cell office:value-type="float" office:value="10" table:style-name="ce27">
            <text:p><text:s/>10<text:s/></text:p>
          </table:table-cell>
          <table:table-cell office:value-type="float" office:value="29.411764705882401" table:style-name="ce28">
            <text:p>29.4<text:s/></text:p>
          </table:table-cell>
          <table:table-cell table:number-columns-repeated="16372" table:style-name="ce10"/>
        </table:table-row>
        <table:table-row table:style-name="ro1">
          <table:table-cell office:value-type="string" table:style-name="ce31">
            <text:p>Total</text:p>
          </table:table-cell>
          <table:table-cell office:value-type="float" office:value="779980" table:style-name="ce32">
            <text:p><text:s/>779,980<text:s/></text:p>
          </table:table-cell>
          <table:table-cell office:value-type="float" office:value="386889" table:style-name="ce32">
            <text:p><text:s/>386,889<text:s/></text:p>
          </table:table-cell>
          <table:table-cell office:value-type="float" office:value="49.602425703223197" table:style-name="ce33">
            <text:p>49.6<text:s/></text:p>
          </table:table-cell>
          <table:table-cell office:value-type="string" table:style-name="ce32">
            <text:p><text:s text:c="3"/></text:p>
          </table:table-cell>
          <table:table-cell office:value-type="float" office:value="884238" table:style-name="ce32">
            <text:p><text:s/>884,238<text:s/></text:p>
          </table:table-cell>
          <table:table-cell office:value-type="float" office:value="375082" table:style-name="ce32">
            <text:p><text:s/>375,082<text:s/></text:p>
          </table:table-cell>
          <table:table-cell office:value-type="float" office:value="42.418670086560397" table:style-name="ce33">
            <text:p>42.4<text:s/></text:p>
          </table:table-cell>
          <table:table-cell office:value-type="string" table:style-name="ce32">
            <text:p><text:s text:c="3"/></text:p>
          </table:table-cell>
          <table:table-cell office:value-type="float" office:value="1664219" table:style-name="ce32">
            <text:p><text:s/>1,664,219<text:s/></text:p>
          </table:table-cell>
          <table:table-cell office:value-type="float" office:value="761972" table:style-name="ce32">
            <text:p><text:s/>761,972<text:s/></text:p>
          </table:table-cell>
          <table:table-cell office:value-type="float" office:value="45.785560674406398" table:style-name="ce33">
            <text:p>45.8<text:s/></text:p>
          </table:table-cell>
          <table:table-cell table:number-columns-repeated="16372" table:style-name="ce10"/>
        </table:table-row>
        <table:table-row table:style-name="ro2">
          <table:table-cell table:style-name="ce26"/>
          <table:table-cell table:number-columns-repeated="2" table:style-name="ce34"/>
          <table:table-cell table:style-name="ce35"/>
          <table:table-cell table:style-name="ce36"/>
          <table:table-cell table:number-columns-repeated="2" table:style-name="ce34"/>
          <table:table-cell table:style-name="ce35"/>
          <table:table-cell table:style-name="ce36"/>
          <table:table-cell table:style-name="ce34"/>
          <table:table-cell table:style-name="ce37"/>
          <table:table-cell table:style-name="ce38"/>
          <table:table-cell table:number-columns-repeated="16372" table:style-name="ce10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4"/>
          <table:table-cell table:style-name="ce35"/>
          <table:table-cell table:style-name="ce36"/>
          <table:table-cell table:number-columns-repeated="2" table:style-name="ce34"/>
          <table:table-cell table:style-name="ce35"/>
          <table:table-cell table:style-name="ce36"/>
          <table:table-cell table:style-name="ce34"/>
          <table:table-cell table:style-name="ce37"/>
          <table:table-cell table:style-name="ce38"/>
          <table:table-cell table:number-columns-repeated="16372" table:style-name="ce10"/>
        </table:table-row>
        <table:table-row table:style-name="ro2">
          <table:table-cell table:style-name="ce26"/>
          <table:table-cell table:number-columns-repeated="2" table:style-name="ce34"/>
          <table:table-cell table:style-name="ce35"/>
          <table:table-cell table:style-name="ce36"/>
          <table:table-cell table:number-columns-repeated="2" table:style-name="ce34"/>
          <table:table-cell table:style-name="ce35"/>
          <table:table-cell table:style-name="ce36"/>
          <table:table-cell table:style-name="ce34"/>
          <table:table-cell table:style-name="ce37"/>
          <table:table-cell table:style-name="ce38"/>
          <table:table-cell table:number-columns-repeated="16372" table:style-name="ce10"/>
        </table:table-row>
        <table:table-row table:style-name="ro2">
          <table:table-cell office:value-type="string" table:style-name="ce26">
            <text:p>Telephone: 020 7944 3077</text:p>
          </table:table-cell>
          <table:table-cell table:number-columns-repeated="2" table:style-name="ce34"/>
          <table:table-cell table:style-name="ce35"/>
          <table:table-cell table:style-name="ce36"/>
          <table:table-cell table:number-columns-repeated="2" table:style-name="ce34"/>
          <table:table-cell table:style-name="ce35"/>
          <table:table-cell table:style-name="ce36"/>
          <table:table-cell table:style-name="ce34"/>
          <table:table-cell table:style-name="ce37"/>
          <table:table-cell office:value-type="string" table:style-name="ce5">
            <text:p>Source: DVSA/DfT</text:p>
          </table:table-cell>
          <table:table-cell table:number-columns-repeated="16372" table:style-name="ce10"/>
        </table:table-row>
        <table:table-row table:style-name="ro2">
          <table:table-cell office:value-type="string" table:number-columns-spanned="3" table:number-rows-spanned="1" table:style-name="ce39">
            <text:p><text:a xlink:href="mailto:vehicles.stats@dft.gov.uk"><text:span text:style-name="T1">Email:<text:s/></text:span>vehicles.stats@dft.gov.uk</text:a></text:p>
          </table:table-cell>
          <table:covered-table-cell table:number-columns-repeated="2"/>
          <table:table-cell table:style-name="ce35"/>
          <table:table-cell table:style-name="ce36"/>
          <table:table-cell table:number-columns-repeated="2" table:style-name="ce34"/>
          <table:table-cell table:style-name="ce35"/>
          <table:table-cell table:style-name="ce36"/>
          <table:table-cell table:style-name="ce34"/>
          <table:table-cell table:style-name="ce37"/>
          <table:table-cell office:value-type="string" table:style-name="ce5">
            <text:p>Last updated: 27 June 2019</text:p>
          </table:table-cell>
          <table:table-cell table:number-columns-repeated="16372" table:style-name="ce10"/>
        </table:table-row>
        <table:table-row table:style-name="ro2">
          <table:table-cell office:value-type="string" table:number-columns-spanned="7" table:number-rows-spanned="1" table:style-name="ce40">
            <text:p><text:a xlink:href="https://www.gov.uk/government/publications/driving-tests-and-instructors-statistics-notes-and-definitions"><text:span text:style-name="T1">Notes &amp; definitions:<text:s/></text:span>http://www.dft.gov.uk/statistics/series/driving-tests-and-instructors/</text:a></text:p>
          </table:table-cell>
          <table:covered-table-cell table:number-columns-repeated="6"/>
          <table:table-cell table:style-name="ce35"/>
          <table:table-cell table:style-name="ce36"/>
          <table:table-cell table:style-name="ce34"/>
          <table:table-cell table:style-name="ce37"/>
          <table:table-cell office:value-type="string" table:style-name="ce5">
            <text:p>Next update: June 2020</text:p>
          </table:table-cell>
          <table:table-cell table:number-columns-repeated="16372" table:style-name="ce10"/>
        </table:table-row>
        <table:table-row table:number-rows-repeated="1048514" table:style-name="ro2">
          <table:table-cell table:number-columns-repeated="16384"/>
        </table:table-row>
      </table:table>
      <table:table table:name="DRT203_2017-18" table:style-name="ta1">
        <table:table-column table:style-name="co1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11">
            <text:p><text:a xlink:href="https://www.gov.uk/government/collections/driving-tests-and-instructors-statistics"><text:span text:style-name="T3">Driving Test and Instructor Statistics<text:s/></text:span>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7 to March 2018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23">
            <text:p>Passes</text:p>
          </table:table-cell>
          <table:table-cell office:value-type="string" table:style-name="ce24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47" table:style-name="ce53">
            <text:p>47<text:s/></text:p>
          </table:table-cell>
          <table:table-cell office:value-type="float" office:value="27" table:style-name="ce53">
            <text:p>27<text:s/></text:p>
          </table:table-cell>
          <table:table-cell office:value-type="float" office:value="57.446808510638306" table:style-name="ce70">
            <text:p>5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1" table:style-name="ce53">
            <text:p>21<text:s/></text:p>
          </table:table-cell>
          <table:table-cell office:value-type="float" office:value="9" table:style-name="ce53">
            <text:p>9<text:s/></text:p>
          </table:table-cell>
          <table:table-cell office:value-type="float" office:value="42.857142857142854" table:style-name="ce70">
            <text:p>42.9<text:s/></text:p>
          </table:table-cell>
          <table:table-cell office:value-type="string" table:style-name="ce64">
            <text:p><text:s text:c="3"/></text:p>
          </table:table-cell>
          <table:table-cell office:value-type="float" office:value="68" table:style-name="ce53">
            <text:p>68<text:s/></text:p>
          </table:table-cell>
          <table:table-cell office:value-type="float" office:value="36" table:style-name="ce53">
            <text:p>36<text:s/></text:p>
          </table:table-cell>
          <table:table-cell office:value-type="float" office:value="52.941176470588232" table:style-name="ce70">
            <text:p>52.9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61323" table:style-name="ce53">
            <text:p>161,323<text:s/></text:p>
          </table:table-cell>
          <table:table-cell office:value-type="float" office:value="92562" table:style-name="ce53">
            <text:p>92,562<text:s/></text:p>
          </table:table-cell>
          <table:table-cell office:value-type="float" office:value="57.376815457188378" table:style-name="ce70">
            <text:p>5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47062" table:style-name="ce53">
            <text:p>147,062<text:s/></text:p>
          </table:table-cell>
          <table:table-cell office:value-type="float" office:value="79637" table:style-name="ce53">
            <text:p>79,637<text:s/></text:p>
          </table:table-cell>
          <table:table-cell office:value-type="float" office:value="54.151990317009151" table:style-name="ce70">
            <text:p>54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08385" table:style-name="ce53">
            <text:p>308,385<text:s/></text:p>
          </table:table-cell>
          <table:table-cell office:value-type="float" office:value="172199" table:style-name="ce53">
            <text:p>172,199<text:s/></text:p>
          </table:table-cell>
          <table:table-cell office:value-type="float" office:value="55.83896752436079" table:style-name="ce70">
            <text:p>5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14463" table:style-name="ce53">
            <text:p>114,463<text:s/></text:p>
          </table:table-cell>
          <table:table-cell office:value-type="float" office:value="57171" table:style-name="ce53">
            <text:p>57,171<text:s/></text:p>
          </table:table-cell>
          <table:table-cell office:value-type="float" office:value="49.947144492106617" table:style-name="ce70">
            <text:p>4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19816" table:style-name="ce53">
            <text:p>119,816<text:s/></text:p>
          </table:table-cell>
          <table:table-cell office:value-type="float" office:value="55812" table:style-name="ce53">
            <text:p>55,812<text:s/></text:p>
          </table:table-cell>
          <table:table-cell office:value-type="float" office:value="46.581424851438868" table:style-name="ce70">
            <text:p>46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34279" table:style-name="ce53">
            <text:p>234,279<text:s/></text:p>
          </table:table-cell>
          <table:table-cell office:value-type="float" office:value="112983" table:style-name="ce53">
            <text:p>112,983<text:s/></text:p>
          </table:table-cell>
          <table:table-cell office:value-type="float" office:value="48.225833301320215" table:style-name="ce70">
            <text:p>48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66181" table:style-name="ce53">
            <text:p>66,181<text:s/></text:p>
          </table:table-cell>
          <table:table-cell office:value-type="float" office:value="32008" table:style-name="ce53">
            <text:p>32,008<text:s/></text:p>
          </table:table-cell>
          <table:table-cell office:value-type="float" office:value="48.364334174460943" table:style-name="ce70">
            <text:p>48.4<text:s/></text:p>
          </table:table-cell>
          <table:table-cell office:value-type="string" table:style-name="ce64">
            <text:p><text:s text:c="3"/></text:p>
          </table:table-cell>
          <table:table-cell office:value-type="float" office:value="70531" table:style-name="ce53">
            <text:p>70,531<text:s/></text:p>
          </table:table-cell>
          <table:table-cell office:value-type="float" office:value="31145" table:style-name="ce53">
            <text:p>31,145<text:s/></text:p>
          </table:table-cell>
          <table:table-cell office:value-type="float" office:value="44.15788802087026" table:style-name="ce70">
            <text:p>44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36712" table:style-name="ce53">
            <text:p>136,712<text:s/></text:p>
          </table:table-cell>
          <table:table-cell office:value-type="float" office:value="63153" table:style-name="ce53">
            <text:p>63,153<text:s/></text:p>
          </table:table-cell>
          <table:table-cell office:value-type="float" office:value="46.194189244543274" table:style-name="ce70">
            <text:p>4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47593" table:style-name="ce53">
            <text:p>47,593<text:s/></text:p>
          </table:table-cell>
          <table:table-cell office:value-type="float" office:value="23273" table:style-name="ce53">
            <text:p>23,273<text:s/></text:p>
          </table:table-cell>
          <table:table-cell office:value-type="float" office:value="48.900048326434565" table:style-name="ce70">
            <text:p>4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53939" table:style-name="ce53">
            <text:p>53,939<text:s/></text:p>
          </table:table-cell>
          <table:table-cell office:value-type="float" office:value="23105" table:style-name="ce53">
            <text:p>23,105<text:s/></text:p>
          </table:table-cell>
          <table:table-cell office:value-type="float" office:value="42.835425202543611" table:style-name="ce70">
            <text:p>4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01532" table:style-name="ce53">
            <text:p>101,532<text:s/></text:p>
          </table:table-cell>
          <table:table-cell office:value-type="float" office:value="46378" table:style-name="ce53">
            <text:p>46,378<text:s/></text:p>
          </table:table-cell>
          <table:table-cell office:value-type="float" office:value="45.678209825473743" table:style-name="ce70">
            <text:p>45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40131" table:style-name="ce53">
            <text:p>40,131<text:s/></text:p>
          </table:table-cell>
          <table:table-cell office:value-type="float" office:value="19950" table:style-name="ce53">
            <text:p>19,950<text:s/></text:p>
          </table:table-cell>
          <table:table-cell office:value-type="float" office:value="49.712192569335429" table:style-name="ce70">
            <text:p>4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45783" table:style-name="ce53">
            <text:p>45,783<text:s/></text:p>
          </table:table-cell>
          <table:table-cell office:value-type="float" office:value="19989" table:style-name="ce53">
            <text:p>19,989<text:s/></text:p>
          </table:table-cell>
          <table:table-cell office:value-type="float" office:value="43.660310595635934" table:style-name="ce70">
            <text:p>43.7<text:s/></text:p>
          </table:table-cell>
          <table:table-cell office:value-type="string" table:style-name="ce64">
            <text:p><text:s text:c="3"/></text:p>
          </table:table-cell>
          <table:table-cell office:value-type="float" office:value="85914" table:style-name="ce53">
            <text:p>85,914<text:s/></text:p>
          </table:table-cell>
          <table:table-cell office:value-type="float" office:value="39939" table:style-name="ce53">
            <text:p>39,939<text:s/></text:p>
          </table:table-cell>
          <table:table-cell office:value-type="float" office:value="46.487184859277889" table:style-name="ce70">
            <text:p>4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36375" table:style-name="ce53">
            <text:p>36,375<text:s/></text:p>
          </table:table-cell>
          <table:table-cell office:value-type="float" office:value="18096" table:style-name="ce53">
            <text:p>18,096<text:s/></text:p>
          </table:table-cell>
          <table:table-cell office:value-type="float" office:value="49.748453608247416" table:style-name="ce70">
            <text:p>4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43016" table:style-name="ce53">
            <text:p>43,016<text:s/></text:p>
          </table:table-cell>
          <table:table-cell office:value-type="float" office:value="18795" table:style-name="ce53">
            <text:p>18,795<text:s/></text:p>
          </table:table-cell>
          <table:table-cell office:value-type="float" office:value="43.693044448577275" table:style-name="ce70">
            <text:p>43.7<text:s/></text:p>
          </table:table-cell>
          <table:table-cell office:value-type="string" table:style-name="ce64">
            <text:p><text:s text:c="3"/></text:p>
          </table:table-cell>
          <table:table-cell office:value-type="float" office:value="79391" table:style-name="ce53">
            <text:p>79,391<text:s/></text:p>
          </table:table-cell>
          <table:table-cell office:value-type="float" office:value="36891" table:style-name="ce53">
            <text:p>36,891<text:s/></text:p>
          </table:table-cell>
          <table:table-cell office:value-type="float" office:value="46.46748371981711" table:style-name="ce70">
            <text:p>4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31634" table:style-name="ce53">
            <text:p>31,634<text:s/></text:p>
          </table:table-cell>
          <table:table-cell office:value-type="float" office:value="16050" table:style-name="ce53">
            <text:p>16,050<text:s/></text:p>
          </table:table-cell>
          <table:table-cell office:value-type="float" office:value="50.736549282417656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7688" table:style-name="ce53">
            <text:p>37,688<text:s/></text:p>
          </table:table-cell>
          <table:table-cell office:value-type="float" office:value="16476" table:style-name="ce53">
            <text:p>16,476<text:s/></text:p>
          </table:table-cell>
          <table:table-cell office:value-type="float" office:value="43.716832944173213" table:style-name="ce70">
            <text:p>43.7<text:s/></text:p>
          </table:table-cell>
          <table:table-cell office:value-type="string" table:style-name="ce64">
            <text:p><text:s text:c="3"/></text:p>
          </table:table-cell>
          <table:table-cell office:value-type="float" office:value="69322" table:style-name="ce53">
            <text:p>69,322<text:s/></text:p>
          </table:table-cell>
          <table:table-cell office:value-type="float" office:value="32526" table:style-name="ce53">
            <text:p>32,526<text:s/></text:p>
          </table:table-cell>
          <table:table-cell office:value-type="float" office:value="46.92016964311474" table:style-name="ce70">
            <text:p>4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7598" table:style-name="ce53">
            <text:p>27,598<text:s/></text:p>
          </table:table-cell>
          <table:table-cell office:value-type="float" office:value="13960" table:style-name="ce53">
            <text:p>13,960<text:s/></text:p>
          </table:table-cell>
          <table:table-cell office:value-type="float" office:value="50.583375606928037" table:style-name="ce70">
            <text:p>5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32549" table:style-name="ce53">
            <text:p>32,549<text:s/></text:p>
          </table:table-cell>
          <table:table-cell office:value-type="float" office:value="13986" table:style-name="ce53">
            <text:p>13,986<text:s/></text:p>
          </table:table-cell>
          <table:table-cell office:value-type="float" office:value="42.969062029555445" table:style-name="ce70">
            <text:p>43.0<text:s/></text:p>
          </table:table-cell>
          <table:table-cell office:value-type="string" table:style-name="ce64">
            <text:p><text:s text:c="3"/></text:p>
          </table:table-cell>
          <table:table-cell office:value-type="float" office:value="60147" table:style-name="ce53">
            <text:p>60,147<text:s/></text:p>
          </table:table-cell>
          <table:table-cell office:value-type="float" office:value="27946" table:style-name="ce53">
            <text:p>27,946<text:s/></text:p>
          </table:table-cell>
          <table:table-cell office:value-type="float" office:value="46.462832726486774" table:style-name="ce70">
            <text:p>4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5258" table:style-name="ce53">
            <text:p>25,258<text:s/></text:p>
          </table:table-cell>
          <table:table-cell office:value-type="float" office:value="12795" table:style-name="ce53">
            <text:p>12,795<text:s/></text:p>
          </table:table-cell>
          <table:table-cell office:value-type="float" office:value="50.657217515242692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9308" table:style-name="ce53">
            <text:p>29,308<text:s/></text:p>
          </table:table-cell>
          <table:table-cell office:value-type="float" office:value="12503" table:style-name="ce53">
            <text:p>12,503<text:s/></text:p>
          </table:table-cell>
          <table:table-cell office:value-type="float" office:value="42.660706974204999" table:style-name="ce70">
            <text:p>42.7<text:s/></text:p>
          </table:table-cell>
          <table:table-cell office:value-type="string" table:style-name="ce64">
            <text:p><text:s text:c="3"/></text:p>
          </table:table-cell>
          <table:table-cell office:value-type="float" office:value="54569" table:style-name="ce53">
            <text:p>54,569<text:s/></text:p>
          </table:table-cell>
          <table:table-cell office:value-type="float" office:value="25299" table:style-name="ce53">
            <text:p>25,299<text:s/></text:p>
          </table:table-cell>
          <table:table-cell office:value-type="float" office:value="46.361487291319243" table:style-name="ce70">
            <text:p>46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2691" table:style-name="ce53">
            <text:p>22,691<text:s/></text:p>
          </table:table-cell>
          <table:table-cell office:value-type="float" office:value="11476" table:style-name="ce53">
            <text:p>11,476<text:s/></text:p>
          </table:table-cell>
          <table:table-cell office:value-type="float" office:value="50.575117888149492" table:style-name="ce70">
            <text:p>5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6814" table:style-name="ce53">
            <text:p>26,814<text:s/></text:p>
          </table:table-cell>
          <table:table-cell office:value-type="float" office:value="11313" table:style-name="ce53">
            <text:p>11,313<text:s/></text:p>
          </table:table-cell>
          <table:table-cell office:value-type="float" office:value="42.190646677108973" table:style-name="ce70">
            <text:p>4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9505" table:style-name="ce53">
            <text:p>49,505<text:s/></text:p>
          </table:table-cell>
          <table:table-cell office:value-type="float" office:value="22789" table:style-name="ce53">
            <text:p>22,789<text:s/></text:p>
          </table:table-cell>
          <table:table-cell office:value-type="float" office:value="46.033733966266034" table:style-name="ce70">
            <text:p>4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20392" table:style-name="ce53">
            <text:p>20,392<text:s/></text:p>
          </table:table-cell>
          <table:table-cell office:value-type="float" office:value="10021" table:style-name="ce53">
            <text:p>10,021<text:s/></text:p>
          </table:table-cell>
          <table:table-cell office:value-type="float" office:value="49.141820321694787" table:style-name="ce70">
            <text:p>49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5193" table:style-name="ce53">
            <text:p>25,193<text:s/></text:p>
          </table:table-cell>
          <table:table-cell office:value-type="float" office:value="10281" table:style-name="ce53">
            <text:p>10,281<text:s/></text:p>
          </table:table-cell>
          <table:table-cell office:value-type="float" office:value="40.808954868415832" table:style-name="ce70">
            <text:p>4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45585" table:style-name="ce53">
            <text:p>45,585<text:s/></text:p>
          </table:table-cell>
          <table:table-cell office:value-type="float" office:value="20302" table:style-name="ce53">
            <text:p>20,302<text:s/></text:p>
          </table:table-cell>
          <table:table-cell office:value-type="float" office:value="44.536580015355931" table:style-name="ce70">
            <text:p>44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8848" table:style-name="ce53">
            <text:p>18,848<text:s/></text:p>
          </table:table-cell>
          <table:table-cell office:value-type="float" office:value="9197" table:style-name="ce53">
            <text:p>9,197<text:s/></text:p>
          </table:table-cell>
          <table:table-cell office:value-type="float" office:value="48.795628183361629" table:style-name="ce70">
            <text:p>48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3501" table:style-name="ce53">
            <text:p>23,501<text:s/></text:p>
          </table:table-cell>
          <table:table-cell office:value-type="float" office:value="9479" table:style-name="ce53">
            <text:p>9,479<text:s/></text:p>
          </table:table-cell>
          <table:table-cell office:value-type="float" office:value="40.334453853027533" table:style-name="ce70">
            <text:p>4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2349" table:style-name="ce53">
            <text:p>42,349<text:s/></text:p>
          </table:table-cell>
          <table:table-cell office:value-type="float" office:value="18676" table:style-name="ce53">
            <text:p>18,676<text:s/></text:p>
          </table:table-cell>
          <table:table-cell office:value-type="float" office:value="44.100214881106993" table:style-name="ce70">
            <text:p>44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7807" table:style-name="ce53">
            <text:p>17,807<text:s/></text:p>
          </table:table-cell>
          <table:table-cell office:value-type="float" office:value="8540" table:style-name="ce53">
            <text:p>8,540<text:s/></text:p>
          </table:table-cell>
          <table:table-cell office:value-type="float" office:value="47.958667939574326" table:style-name="ce70">
            <text:p>48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3030" table:style-name="ce53">
            <text:p>23,030<text:s/></text:p>
          </table:table-cell>
          <table:table-cell office:value-type="float" office:value="9048" table:style-name="ce53">
            <text:p>9,048<text:s/></text:p>
          </table:table-cell>
          <table:table-cell office:value-type="float" office:value="39.287885366912725" table:style-name="ce70">
            <text:p>39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0837" table:style-name="ce53">
            <text:p>40,837<text:s/></text:p>
          </table:table-cell>
          <table:table-cell office:value-type="float" office:value="17588" table:style-name="ce53">
            <text:p>17,588<text:s/></text:p>
          </table:table-cell>
          <table:table-cell office:value-type="float" office:value="43.068785660063178" table:style-name="ce70">
            <text:p>43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7017" table:style-name="ce53">
            <text:p>17,017<text:s/></text:p>
          </table:table-cell>
          <table:table-cell office:value-type="float" office:value="8071" table:style-name="ce53">
            <text:p>8,071<text:s/></text:p>
          </table:table-cell>
          <table:table-cell office:value-type="float" office:value="47.429041546688602" table:style-name="ce70">
            <text:p>4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2304" table:style-name="ce53">
            <text:p>22,304<text:s/></text:p>
          </table:table-cell>
          <table:table-cell office:value-type="float" office:value="8623" table:style-name="ce53">
            <text:p>8,623<text:s/></text:p>
          </table:table-cell>
          <table:table-cell office:value-type="float" office:value="38.661226685796265" table:style-name="ce70">
            <text:p>38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9321" table:style-name="ce53">
            <text:p>39,321<text:s/></text:p>
          </table:table-cell>
          <table:table-cell office:value-type="float" office:value="16694" table:style-name="ce53">
            <text:p>16,694<text:s/></text:p>
          </table:table-cell>
          <table:table-cell office:value-type="float" office:value="42.455685257241676" table:style-name="ce70">
            <text:p>42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5795" table:style-name="ce53">
            <text:p>15,795<text:s/></text:p>
          </table:table-cell>
          <table:table-cell office:value-type="float" office:value="7460" table:style-name="ce53">
            <text:p>7,460<text:s/></text:p>
          </table:table-cell>
          <table:table-cell office:value-type="float" office:value="47.230136119025012" table:style-name="ce70">
            <text:p>47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1174" table:style-name="ce53">
            <text:p>21,174<text:s/></text:p>
          </table:table-cell>
          <table:table-cell office:value-type="float" office:value="7892" table:style-name="ce53">
            <text:p>7,892<text:s/></text:p>
          </table:table-cell>
          <table:table-cell office:value-type="float" office:value="37.272126192500238" table:style-name="ce70">
            <text:p>37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6970" table:style-name="ce53">
            <text:p>36,970<text:s/></text:p>
          </table:table-cell>
          <table:table-cell office:value-type="float" office:value="15353" table:style-name="ce53">
            <text:p>15,353<text:s/></text:p>
          </table:table-cell>
          <table:table-cell office:value-type="float" office:value="41.528266161752775" table:style-name="ce70">
            <text:p>41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5096" table:style-name="ce53">
            <text:p>15,096<text:s/></text:p>
          </table:table-cell>
          <table:table-cell office:value-type="float" office:value="6944" table:style-name="ce53">
            <text:p>6,944<text:s/></text:p>
          </table:table-cell>
          <table:table-cell office:value-type="float" office:value="45.998940116587171" table:style-name="ce70">
            <text:p>46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0461" table:style-name="ce53">
            <text:p>20,461<text:s/></text:p>
          </table:table-cell>
          <table:table-cell office:value-type="float" office:value="7609" table:style-name="ce53">
            <text:p>7,609<text:s/></text:p>
          </table:table-cell>
          <table:table-cell office:value-type="float" office:value="37.187820732124528" table:style-name="ce70">
            <text:p>37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5557" table:style-name="ce53">
            <text:p>35,557<text:s/></text:p>
          </table:table-cell>
          <table:table-cell office:value-type="float" office:value="14553" table:style-name="ce53">
            <text:p>14,553<text:s/></text:p>
          </table:table-cell>
          <table:table-cell office:value-type="float" office:value="40.928649773602949" table:style-name="ce70">
            <text:p>40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3704" table:style-name="ce53">
            <text:p>13,704<text:s/></text:p>
          </table:table-cell>
          <table:table-cell office:value-type="float" office:value="6280" table:style-name="ce53">
            <text:p>6,280<text:s/></text:p>
          </table:table-cell>
          <table:table-cell office:value-type="float" office:value="45.826036193812023" table:style-name="ce70">
            <text:p>45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8655" table:style-name="ce53">
            <text:p>18,655<text:s/></text:p>
          </table:table-cell>
          <table:table-cell office:value-type="float" office:value="6804" table:style-name="ce53">
            <text:p>6,804<text:s/></text:p>
          </table:table-cell>
          <table:table-cell office:value-type="float" office:value="36.472795497185736" table:style-name="ce70">
            <text:p>36.5<text:s/></text:p>
          </table:table-cell>
          <table:table-cell office:value-type="string" table:style-name="ce64">
            <text:p><text:s text:c="3"/></text:p>
          </table:table-cell>
          <table:table-cell office:value-type="float" office:value="32359" table:style-name="ce53">
            <text:p>32,359<text:s/></text:p>
          </table:table-cell>
          <table:table-cell office:value-type="float" office:value="13084" table:style-name="ce53">
            <text:p>13,084<text:s/></text:p>
          </table:table-cell>
          <table:table-cell office:value-type="float" office:value="40.433882382026638" table:style-name="ce70">
            <text:p>40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2514" table:style-name="ce53">
            <text:p>12,514<text:s/></text:p>
          </table:table-cell>
          <table:table-cell office:value-type="float" office:value="5774" table:style-name="ce53">
            <text:p>5,774<text:s/></text:p>
          </table:table-cell>
          <table:table-cell office:value-type="float" office:value="46.140322838420971" table:style-name="ce70">
            <text:p>46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7410" table:style-name="ce53">
            <text:p>17,410<text:s/></text:p>
          </table:table-cell>
          <table:table-cell office:value-type="float" office:value="6143" table:style-name="ce53">
            <text:p>6,143<text:s/></text:p>
          </table:table-cell>
          <table:table-cell office:value-type="float" office:value="35.284319356691555" table:style-name="ce70">
            <text:p>35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9924" table:style-name="ce53">
            <text:p>29,924<text:s/></text:p>
          </table:table-cell>
          <table:table-cell office:value-type="float" office:value="11917" table:style-name="ce53">
            <text:p>11,917<text:s/></text:p>
          </table:table-cell>
          <table:table-cell office:value-type="float" office:value="39.824221360780641" table:style-name="ce70">
            <text:p>39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11318" table:style-name="ce53">
            <text:p>11,318<text:s/></text:p>
          </table:table-cell>
          <table:table-cell office:value-type="float" office:value="5185" table:style-name="ce53">
            <text:p>5,185<text:s/></text:p>
          </table:table-cell>
          <table:table-cell office:value-type="float" office:value="45.811980915356074" table:style-name="ce70">
            <text:p>45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6044" table:style-name="ce53">
            <text:p>16,044<text:s/></text:p>
          </table:table-cell>
          <table:table-cell office:value-type="float" office:value="5692" table:style-name="ce53">
            <text:p>5,692<text:s/></text:p>
          </table:table-cell>
          <table:table-cell office:value-type="float" office:value="35.477437048117679" table:style-name="ce70">
            <text:p>35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7362" table:style-name="ce53">
            <text:p>27,362<text:s/></text:p>
          </table:table-cell>
          <table:table-cell office:value-type="float" office:value="10877" table:style-name="ce53">
            <text:p>10,877<text:s/></text:p>
          </table:table-cell>
          <table:table-cell office:value-type="float" office:value="39.752211095680138" table:style-name="ce70">
            <text:p>39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10109" table:style-name="ce53">
            <text:p>10,109<text:s/></text:p>
          </table:table-cell>
          <table:table-cell office:value-type="float" office:value="4558" table:style-name="ce53">
            <text:p>4,558<text:s/></text:p>
          </table:table-cell>
          <table:table-cell office:value-type="float" office:value="45.088534968839646" table:style-name="ce70">
            <text:p>45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4608" table:style-name="ce53">
            <text:p>14,608<text:s/></text:p>
          </table:table-cell>
          <table:table-cell office:value-type="float" office:value="5151" table:style-name="ce53">
            <text:p>5,151<text:s/></text:p>
          </table:table-cell>
          <table:table-cell office:value-type="float" office:value="35.261500547645127" table:style-name="ce70">
            <text:p>35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4717" table:style-name="ce53">
            <text:p>24,717<text:s/></text:p>
          </table:table-cell>
          <table:table-cell office:value-type="float" office:value="9709" table:style-name="ce53">
            <text:p>9,709<text:s/></text:p>
          </table:table-cell>
          <table:table-cell office:value-type="float" office:value="39.28065703766638" table:style-name="ce70">
            <text:p>39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9688" table:style-name="ce53">
            <text:p>9,688<text:s/></text:p>
          </table:table-cell>
          <table:table-cell office:value-type="float" office:value="4218" table:style-name="ce53">
            <text:p>4,218<text:s/></text:p>
          </table:table-cell>
          <table:table-cell office:value-type="float" office:value="43.538398018166809" table:style-name="ce70">
            <text:p>4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3432" table:style-name="ce53">
            <text:p>13,432<text:s/></text:p>
          </table:table-cell>
          <table:table-cell office:value-type="float" office:value="4653" table:style-name="ce53">
            <text:p>4,653<text:s/></text:p>
          </table:table-cell>
          <table:table-cell office:value-type="float" office:value="34.641155449672425" table:style-name="ce70">
            <text:p>34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3120" table:style-name="ce53">
            <text:p>23,120<text:s/></text:p>
          </table:table-cell>
          <table:table-cell office:value-type="float" office:value="8871" table:style-name="ce53">
            <text:p>8,871<text:s/></text:p>
          </table:table-cell>
          <table:table-cell office:value-type="float" office:value="38.36937716262976" table:style-name="ce70">
            <text:p>38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8409" table:style-name="ce53">
            <text:p>8,409<text:s/></text:p>
          </table:table-cell>
          <table:table-cell office:value-type="float" office:value="3718" table:style-name="ce53">
            <text:p>3,718<text:s/></text:p>
          </table:table-cell>
          <table:table-cell office:value-type="float" office:value="44.214532048995125" table:style-name="ce70">
            <text:p>44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1788" table:style-name="ce53">
            <text:p>11,788<text:s/></text:p>
          </table:table-cell>
          <table:table-cell office:value-type="float" office:value="3954" table:style-name="ce53">
            <text:p>3,954<text:s/></text:p>
          </table:table-cell>
          <table:table-cell office:value-type="float" office:value="33.5425856803529" table:style-name="ce70">
            <text:p>3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0197" table:style-name="ce53">
            <text:p>20,197<text:s/></text:p>
          </table:table-cell>
          <table:table-cell office:value-type="float" office:value="7672" table:style-name="ce53">
            <text:p>7,672<text:s/></text:p>
          </table:table-cell>
          <table:table-cell office:value-type="float" office:value="37.985839481111057" table:style-name="ce70">
            <text:p>38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7242" table:style-name="ce53">
            <text:p>7,242<text:s/></text:p>
          </table:table-cell>
          <table:table-cell office:value-type="float" office:value="3158" table:style-name="ce53">
            <text:p>3,158<text:s/></text:p>
          </table:table-cell>
          <table:table-cell office:value-type="float" office:value="43.6067384700359" table:style-name="ce70">
            <text:p>4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9962" table:style-name="ce53">
            <text:p>9,962<text:s/></text:p>
          </table:table-cell>
          <table:table-cell office:value-type="float" office:value="3279" table:style-name="ce53">
            <text:p>3,279<text:s/></text:p>
          </table:table-cell>
          <table:table-cell office:value-type="float" office:value="32.915077293716124" table:style-name="ce70">
            <text:p>32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7204" table:style-name="ce53">
            <text:p>17,204<text:s/></text:p>
          </table:table-cell>
          <table:table-cell office:value-type="float" office:value="6437" table:style-name="ce53">
            <text:p>6,437<text:s/></text:p>
          </table:table-cell>
          <table:table-cell office:value-type="float" office:value="37.415717275052309" table:style-name="ce70">
            <text:p>3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6346" table:style-name="ce53">
            <text:p>6,346<text:s/></text:p>
          </table:table-cell>
          <table:table-cell office:value-type="float" office:value="2665" table:style-name="ce53">
            <text:p>2,665<text:s/></text:p>
          </table:table-cell>
          <table:table-cell office:value-type="float" office:value="41.994957453514026" table:style-name="ce70">
            <text:p>4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8519" table:style-name="ce53">
            <text:p>8,519<text:s/></text:p>
          </table:table-cell>
          <table:table-cell office:value-type="float" office:value="2791" table:style-name="ce53">
            <text:p>2,791<text:s/></text:p>
          </table:table-cell>
          <table:table-cell office:value-type="float" office:value="32.76206127479751" table:style-name="ce70">
            <text:p>3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4865" table:style-name="ce53">
            <text:p>14,865<text:s/></text:p>
          </table:table-cell>
          <table:table-cell office:value-type="float" office:value="5456" table:style-name="ce53">
            <text:p>5,456<text:s/></text:p>
          </table:table-cell>
          <table:table-cell office:value-type="float" office:value="36.703666330306085" table:style-name="ce70">
            <text:p>36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5745" table:style-name="ce53">
            <text:p>5,745<text:s/></text:p>
          </table:table-cell>
          <table:table-cell office:value-type="float" office:value="2392" table:style-name="ce53">
            <text:p>2,392<text:s/></text:p>
          </table:table-cell>
          <table:table-cell office:value-type="float" office:value="41.636205395996519" table:style-name="ce70">
            <text:p>41.6<text:s/></text:p>
          </table:table-cell>
          <table:table-cell office:value-type="string" table:style-name="ce64">
            <text:p><text:s text:c="3"/></text:p>
          </table:table-cell>
          <table:table-cell office:value-type="float" office:value="7877" table:style-name="ce53">
            <text:p>7,877<text:s/></text:p>
          </table:table-cell>
          <table:table-cell office:value-type="float" office:value="2507" table:style-name="ce53">
            <text:p>2,507<text:s/></text:p>
          </table:table-cell>
          <table:table-cell office:value-type="float" office:value="31.826837628538783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3622" table:style-name="ce53">
            <text:p>13,622<text:s/></text:p>
          </table:table-cell>
          <table:table-cell office:value-type="float" office:value="4899" table:style-name="ce53">
            <text:p>4,899<text:s/></text:p>
          </table:table-cell>
          <table:table-cell office:value-type="float" office:value="35.963881955659964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5057" table:style-name="ce53">
            <text:p>5,057<text:s/></text:p>
          </table:table-cell>
          <table:table-cell office:value-type="float" office:value="2093" table:style-name="ce53">
            <text:p>2,093<text:s/></text:p>
          </table:table-cell>
          <table:table-cell office:value-type="float" office:value="41.388174807197949" table:style-name="ce70">
            <text:p>4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7123" table:style-name="ce53">
            <text:p>7,123<text:s/></text:p>
          </table:table-cell>
          <table:table-cell office:value-type="float" office:value="2231" table:style-name="ce53">
            <text:p>2,231<text:s/></text:p>
          </table:table-cell>
          <table:table-cell office:value-type="float" office:value="31.32107258177734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2180" table:style-name="ce53">
            <text:p>12,180<text:s/></text:p>
          </table:table-cell>
          <table:table-cell office:value-type="float" office:value="4324" table:style-name="ce53">
            <text:p>4,324<text:s/></text:p>
          </table:table-cell>
          <table:table-cell office:value-type="float" office:value="35.500821018062396" table:style-name="ce70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4480" table:style-name="ce53">
            <text:p>4,480<text:s/></text:p>
          </table:table-cell>
          <table:table-cell office:value-type="float" office:value="1804" table:style-name="ce53">
            <text:p>1,804<text:s/></text:p>
          </table:table-cell>
          <table:table-cell office:value-type="float" office:value="40.267857142857139" table:style-name="ce70">
            <text:p>4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6173" table:style-name="ce53">
            <text:p>6,173<text:s/></text:p>
          </table:table-cell>
          <table:table-cell office:value-type="float" office:value="1966" table:style-name="ce53">
            <text:p>1,966<text:s/></text:p>
          </table:table-cell>
          <table:table-cell office:value-type="float" office:value="31.8483719423295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0653" table:style-name="ce53">
            <text:p>10,653<text:s/></text:p>
          </table:table-cell>
          <table:table-cell office:value-type="float" office:value="3770" table:style-name="ce53">
            <text:p>3,770<text:s/></text:p>
          </table:table-cell>
          <table:table-cell office:value-type="float" office:value="35.389092274476674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788" table:style-name="ce53">
            <text:p>3,788<text:s/></text:p>
          </table:table-cell>
          <table:table-cell office:value-type="float" office:value="1579" table:style-name="ce53">
            <text:p>1,579<text:s/></text:p>
          </table:table-cell>
          <table:table-cell office:value-type="float" office:value="41.684266103484688" table:style-name="ce70">
            <text:p>4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5063" table:style-name="ce53">
            <text:p>5,063<text:s/></text:p>
          </table:table-cell>
          <table:table-cell office:value-type="float" office:value="1700" table:style-name="ce53">
            <text:p>1,700<text:s/></text:p>
          </table:table-cell>
          <table:table-cell office:value-type="float" office:value="33.576930673513722" table:style-name="ce70">
            <text:p>3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8851" table:style-name="ce53">
            <text:p>8,851<text:s/></text:p>
          </table:table-cell>
          <table:table-cell office:value-type="float" office:value="3279" table:style-name="ce53">
            <text:p>3,279<text:s/></text:p>
          </table:table-cell>
          <table:table-cell office:value-type="float" office:value="37.046661394192746" table:style-name="ce70">
            <text:p>37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3575" table:style-name="ce53">
            <text:p>3,575<text:s/></text:p>
          </table:table-cell>
          <table:table-cell office:value-type="float" office:value="1467" table:style-name="ce53">
            <text:p>1,467<text:s/></text:p>
          </table:table-cell>
          <table:table-cell office:value-type="float" office:value="41.034965034965033" table:style-name="ce70">
            <text:p>4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4730" table:style-name="ce53">
            <text:p>4,730<text:s/></text:p>
          </table:table-cell>
          <table:table-cell office:value-type="float" office:value="1475" table:style-name="ce53">
            <text:p>1,475<text:s/></text:p>
          </table:table-cell>
          <table:table-cell office:value-type="float" office:value="31.183932346723044" table:style-name="ce70">
            <text:p>3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8305" table:style-name="ce53">
            <text:p>8,305<text:s/></text:p>
          </table:table-cell>
          <table:table-cell office:value-type="float" office:value="2942" table:style-name="ce53">
            <text:p>2,942<text:s/></text:p>
          </table:table-cell>
          <table:table-cell office:value-type="float" office:value="35.424443106562315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985" table:style-name="ce53">
            <text:p>2,985<text:s/></text:p>
          </table:table-cell>
          <table:table-cell office:value-type="float" office:value="1275" table:style-name="ce53">
            <text:p>1,275<text:s/></text:p>
          </table:table-cell>
          <table:table-cell office:value-type="float" office:value="42.713567839195974" table:style-name="ce70">
            <text:p>42.7<text:s/></text:p>
          </table:table-cell>
          <table:table-cell office:value-type="string" table:style-name="ce64">
            <text:p><text:s text:c="3"/></text:p>
          </table:table-cell>
          <table:table-cell office:value-type="float" office:value="4159" table:style-name="ce53">
            <text:p>4,159<text:s/></text:p>
          </table:table-cell>
          <table:table-cell office:value-type="float" office:value="1292" table:style-name="ce53">
            <text:p>1,292<text:s/></text:p>
          </table:table-cell>
          <table:table-cell office:value-type="float" office:value="31.06515989420534" table:style-name="ce70">
            <text:p>3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144" table:style-name="ce53">
            <text:p>7,144<text:s/></text:p>
          </table:table-cell>
          <table:table-cell office:value-type="float" office:value="2567" table:style-name="ce53">
            <text:p>2,567<text:s/></text:p>
          </table:table-cell>
          <table:table-cell office:value-type="float" office:value="35.932250839865624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779" table:style-name="ce53">
            <text:p>2,779<text:s/></text:p>
          </table:table-cell>
          <table:table-cell office:value-type="float" office:value="1143" table:style-name="ce53">
            <text:p>1,143<text:s/></text:p>
          </table:table-cell>
          <table:table-cell office:value-type="float" office:value="41.129902842749189" table:style-name="ce70">
            <text:p>4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646" table:style-name="ce53">
            <text:p>3,646<text:s/></text:p>
          </table:table-cell>
          <table:table-cell office:value-type="float" office:value="1233" table:style-name="ce53">
            <text:p>1,233<text:s/></text:p>
          </table:table-cell>
          <table:table-cell office:value-type="float" office:value="33.817882611080634" table:style-name="ce70">
            <text:p>33.8<text:s/></text:p>
          </table:table-cell>
          <table:table-cell office:value-type="string" table:style-name="ce64">
            <text:p><text:s text:c="3"/></text:p>
          </table:table-cell>
          <table:table-cell office:value-type="float" office:value="6425" table:style-name="ce53">
            <text:p>6,425<text:s/></text:p>
          </table:table-cell>
          <table:table-cell office:value-type="float" office:value="2376" table:style-name="ce53">
            <text:p>2,376<text:s/></text:p>
          </table:table-cell>
          <table:table-cell office:value-type="float" office:value="36.980544747081716" table:style-name="ce70">
            <text:p>37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2465" table:style-name="ce53">
            <text:p>2,465<text:s/></text:p>
          </table:table-cell>
          <table:table-cell office:value-type="float" office:value="989" table:style-name="ce53">
            <text:p>989<text:s/></text:p>
          </table:table-cell>
          <table:table-cell office:value-type="float" office:value="40.121703853955374" table:style-name="ce70">
            <text:p>4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221" table:style-name="ce53">
            <text:p>3,221<text:s/></text:p>
          </table:table-cell>
          <table:table-cell office:value-type="float" office:value="1057" table:style-name="ce53">
            <text:p>1,057<text:s/></text:p>
          </table:table-cell>
          <table:table-cell office:value-type="float" office:value="32.815895684570009" table:style-name="ce70">
            <text:p>3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5686" table:style-name="ce53">
            <text:p>5,686<text:s/></text:p>
          </table:table-cell>
          <table:table-cell office:value-type="float" office:value="2046" table:style-name="ce53">
            <text:p>2,046<text:s/></text:p>
          </table:table-cell>
          <table:table-cell office:value-type="float" office:value="35.983116426310232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2077" table:style-name="ce53">
            <text:p>2,077<text:s/></text:p>
          </table:table-cell>
          <table:table-cell office:value-type="float" office:value="877" table:style-name="ce53">
            <text:p>877<text:s/></text:p>
          </table:table-cell>
          <table:table-cell office:value-type="float" office:value="42.224362060664419" table:style-name="ce70">
            <text:p>4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974" table:style-name="ce53">
            <text:p>2,974<text:s/></text:p>
          </table:table-cell>
          <table:table-cell office:value-type="float" office:value="897" table:style-name="ce53">
            <text:p>897<text:s/></text:p>
          </table:table-cell>
          <table:table-cell office:value-type="float" office:value="30.161398789509079" table:style-name="ce70">
            <text:p>30.2<text:s/></text:p>
          </table:table-cell>
          <table:table-cell office:value-type="string" table:style-name="ce64">
            <text:p><text:s text:c="3"/></text:p>
          </table:table-cell>
          <table:table-cell office:value-type="float" office:value="5051" table:style-name="ce53">
            <text:p>5,051<text:s/></text:p>
          </table:table-cell>
          <table:table-cell office:value-type="float" office:value="1774" table:style-name="ce53">
            <text:p>1,774<text:s/></text:p>
          </table:table-cell>
          <table:table-cell office:value-type="float" office:value="35.121758067709365" table:style-name="ce70">
            <text:p>3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825" table:style-name="ce53">
            <text:p>1,825<text:s/></text:p>
          </table:table-cell>
          <table:table-cell office:value-type="float" office:value="729" table:style-name="ce53">
            <text:p>729<text:s/></text:p>
          </table:table-cell>
          <table:table-cell office:value-type="float" office:value="39.945205479452056" table:style-name="ce70">
            <text:p>3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515" table:style-name="ce53">
            <text:p>2,515<text:s/></text:p>
          </table:table-cell>
          <table:table-cell office:value-type="float" office:value="841" table:style-name="ce53">
            <text:p>841<text:s/></text:p>
          </table:table-cell>
          <table:table-cell office:value-type="float" office:value="33.439363817097416" table:style-name="ce70">
            <text:p>33.4<text:s/></text:p>
          </table:table-cell>
          <table:table-cell office:value-type="string" table:style-name="ce64">
            <text:p><text:s text:c="3"/></text:p>
          </table:table-cell>
          <table:table-cell office:value-type="float" office:value="4340" table:style-name="ce53">
            <text:p>4,340<text:s/></text:p>
          </table:table-cell>
          <table:table-cell office:value-type="float" office:value="1570" table:style-name="ce53">
            <text:p>1,570<text:s/></text:p>
          </table:table-cell>
          <table:table-cell office:value-type="float" office:value="36.175115207373274" table:style-name="ce70">
            <text:p>3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623" table:style-name="ce53">
            <text:p>1,623<text:s/></text:p>
          </table:table-cell>
          <table:table-cell office:value-type="float" office:value="658" table:style-name="ce53">
            <text:p>658<text:s/></text:p>
          </table:table-cell>
          <table:table-cell office:value-type="float" office:value="40.542205791743683" table:style-name="ce70">
            <text:p>4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183" table:style-name="ce53">
            <text:p>2,183<text:s/></text:p>
          </table:table-cell>
          <table:table-cell office:value-type="float" office:value="707" table:style-name="ce53">
            <text:p>707<text:s/></text:p>
          </table:table-cell>
          <table:table-cell office:value-type="float" office:value="32.386623912047639" table:style-name="ce70">
            <text:p>3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806" table:style-name="ce53">
            <text:p>3,806<text:s/></text:p>
          </table:table-cell>
          <table:table-cell office:value-type="float" office:value="1365" table:style-name="ce53">
            <text:p>1,365<text:s/></text:p>
          </table:table-cell>
          <table:table-cell office:value-type="float" office:value="35.864424592748293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470" table:style-name="ce53">
            <text:p>1,470<text:s/></text:p>
          </table:table-cell>
          <table:table-cell office:value-type="float" office:value="584" table:style-name="ce53">
            <text:p>584<text:s/></text:p>
          </table:table-cell>
          <table:table-cell office:value-type="float" office:value="39.727891156462583" table:style-name="ce70">
            <text:p>3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960" table:style-name="ce53">
            <text:p>1,960<text:s/></text:p>
          </table:table-cell>
          <table:table-cell office:value-type="float" office:value="608" table:style-name="ce53">
            <text:p>608<text:s/></text:p>
          </table:table-cell>
          <table:table-cell office:value-type="float" office:value="31.020408163265305" table:style-name="ce70">
            <text:p>3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3430" table:style-name="ce53">
            <text:p>3,430<text:s/></text:p>
          </table:table-cell>
          <table:table-cell office:value-type="float" office:value="1192" table:style-name="ce53">
            <text:p>1,192<text:s/></text:p>
          </table:table-cell>
          <table:table-cell office:value-type="float" office:value="34.752186588921283" table:style-name="ce70">
            <text:p>34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1294" table:style-name="ce53">
            <text:p>1,294<text:s/></text:p>
          </table:table-cell>
          <table:table-cell office:value-type="float" office:value="496" table:style-name="ce53">
            <text:p>496<text:s/></text:p>
          </table:table-cell>
          <table:table-cell office:value-type="float" office:value="38.330757341576508" table:style-name="ce70">
            <text:p>38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777" table:style-name="ce53">
            <text:p>1,777<text:s/></text:p>
          </table:table-cell>
          <table:table-cell office:value-type="float" office:value="523" table:style-name="ce53">
            <text:p>523<text:s/></text:p>
          </table:table-cell>
          <table:table-cell office:value-type="float" office:value="29.431626336522228" table:style-name="ce70">
            <text:p>29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071" table:style-name="ce53">
            <text:p>3,071<text:s/></text:p>
          </table:table-cell>
          <table:table-cell office:value-type="float" office:value="1019" table:style-name="ce53">
            <text:p>1,019<text:s/></text:p>
          </table:table-cell>
          <table:table-cell office:value-type="float" office:value="33.181374145229569" table:style-name="ce70">
            <text:p>33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1043" table:style-name="ce53">
            <text:p>1,043<text:s/></text:p>
          </table:table-cell>
          <table:table-cell office:value-type="float" office:value="416" table:style-name="ce53">
            <text:p>416<text:s/></text:p>
          </table:table-cell>
          <table:table-cell office:value-type="float" office:value="39.884947267497608" table:style-name="ce70">
            <text:p>3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545" table:style-name="ce53">
            <text:p>1,545<text:s/></text:p>
          </table:table-cell>
          <table:table-cell office:value-type="float" office:value="451" table:style-name="ce53">
            <text:p>451<text:s/></text:p>
          </table:table-cell>
          <table:table-cell office:value-type="float" office:value="29.190938511326863" table:style-name="ce70">
            <text:p>2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588" table:style-name="ce53">
            <text:p>2,588<text:s/></text:p>
          </table:table-cell>
          <table:table-cell office:value-type="float" office:value="867" table:style-name="ce53">
            <text:p>867<text:s/></text:p>
          </table:table-cell>
          <table:table-cell office:value-type="float" office:value="33.500772797527048" table:style-name="ce70">
            <text:p>33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904" table:style-name="ce53">
            <text:p>904<text:s/></text:p>
          </table:table-cell>
          <table:table-cell office:value-type="float" office:value="394" table:style-name="ce53">
            <text:p>394<text:s/></text:p>
          </table:table-cell>
          <table:table-cell office:value-type="float" office:value="43.584070796460175" table:style-name="ce70">
            <text:p>4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350" table:style-name="ce53">
            <text:p>1,350<text:s/></text:p>
          </table:table-cell>
          <table:table-cell office:value-type="float" office:value="414" table:style-name="ce53">
            <text:p>414<text:s/></text:p>
          </table:table-cell>
          <table:table-cell office:value-type="float" office:value="30.666666666666664" table:style-name="ce70">
            <text:p>3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254" table:style-name="ce53">
            <text:p>2,254<text:s/></text:p>
          </table:table-cell>
          <table:table-cell office:value-type="float" office:value="808" table:style-name="ce53">
            <text:p>808<text:s/></text:p>
          </table:table-cell>
          <table:table-cell office:value-type="float" office:value="35.847382431233363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805" table:style-name="ce53">
            <text:p>805<text:s/></text:p>
          </table:table-cell>
          <table:table-cell office:value-type="float" office:value="327" table:style-name="ce53">
            <text:p>327<text:s/></text:p>
          </table:table-cell>
          <table:table-cell office:value-type="float" office:value="40.621118012422365" table:style-name="ce70">
            <text:p>4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200" table:style-name="ce53">
            <text:p>1,200<text:s/></text:p>
          </table:table-cell>
          <table:table-cell office:value-type="float" office:value="346" table:style-name="ce53">
            <text:p>346<text:s/></text:p>
          </table:table-cell>
          <table:table-cell office:value-type="float" office:value="28.833333333333336" table:style-name="ce70">
            <text:p>28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005" table:style-name="ce53">
            <text:p>2,005<text:s/></text:p>
          </table:table-cell>
          <table:table-cell office:value-type="float" office:value="673" table:style-name="ce53">
            <text:p>673<text:s/></text:p>
          </table:table-cell>
          <table:table-cell office:value-type="float" office:value="33.566084788029926" table:style-name="ce70">
            <text:p>33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700" table:style-name="ce53">
            <text:p>700<text:s/></text:p>
          </table:table-cell>
          <table:table-cell office:value-type="float" office:value="268" table:style-name="ce53">
            <text:p>268<text:s/></text:p>
          </table:table-cell>
          <table:table-cell office:value-type="float" office:value="38.285714285714285" table:style-name="ce70">
            <text:p>38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007" table:style-name="ce53">
            <text:p>1,007<text:s/></text:p>
          </table:table-cell>
          <table:table-cell office:value-type="float" office:value="291" table:style-name="ce53">
            <text:p>291<text:s/></text:p>
          </table:table-cell>
          <table:table-cell office:value-type="float" office:value="28.897715988083416" table:style-name="ce70">
            <text:p>2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707" table:style-name="ce53">
            <text:p>1,707<text:s/></text:p>
          </table:table-cell>
          <table:table-cell office:value-type="float" office:value="559" table:style-name="ce53">
            <text:p>559<text:s/></text:p>
          </table:table-cell>
          <table:table-cell office:value-type="float" office:value="32.747510251903925" table:style-name="ce70">
            <text:p>32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588" table:style-name="ce53">
            <text:p>588<text:s/></text:p>
          </table:table-cell>
          <table:table-cell office:value-type="float" office:value="233" table:style-name="ce53">
            <text:p>233<text:s/></text:p>
          </table:table-cell>
          <table:table-cell office:value-type="float" office:value="39.625850340136054" table:style-name="ce70">
            <text:p>3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807" table:style-name="ce53">
            <text:p>807<text:s/></text:p>
          </table:table-cell>
          <table:table-cell office:value-type="float" office:value="223" table:style-name="ce53">
            <text:p>223<text:s/></text:p>
          </table:table-cell>
          <table:table-cell office:value-type="float" office:value="27.633209417596035" table:style-name="ce70">
            <text:p>27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395" table:style-name="ce53">
            <text:p>1,395<text:s/></text:p>
          </table:table-cell>
          <table:table-cell office:value-type="float" office:value="456" table:style-name="ce53">
            <text:p>456<text:s/></text:p>
          </table:table-cell>
          <table:table-cell office:value-type="float" office:value="32.688172043010752" table:style-name="ce70">
            <text:p>32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486" table:style-name="ce53">
            <text:p>486<text:s/></text:p>
          </table:table-cell>
          <table:table-cell office:value-type="float" office:value="186" table:style-name="ce53">
            <text:p>186<text:s/></text:p>
          </table:table-cell>
          <table:table-cell office:value-type="float" office:value="38.271604938271601" table:style-name="ce70">
            <text:p>38.3<text:s/></text:p>
          </table:table-cell>
          <table:table-cell office:value-type="string" table:style-name="ce64">
            <text:p><text:s text:c="3"/></text:p>
          </table:table-cell>
          <table:table-cell office:value-type="float" office:value="608" table:style-name="ce53">
            <text:p>608<text:s/></text:p>
          </table:table-cell>
          <table:table-cell office:value-type="float" office:value="196" table:style-name="ce53">
            <text:p>196<text:s/></text:p>
          </table:table-cell>
          <table:table-cell office:value-type="float" office:value="32.236842105263158" table:style-name="ce70">
            <text:p>3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094" table:style-name="ce53">
            <text:p>1,094<text:s/></text:p>
          </table:table-cell>
          <table:table-cell office:value-type="float" office:value="382" table:style-name="ce53">
            <text:p>382<text:s/></text:p>
          </table:table-cell>
          <table:table-cell office:value-type="float" office:value="34.917733089579521" table:style-name="ce70">
            <text:p>34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329" table:style-name="ce53">
            <text:p>329<text:s/></text:p>
          </table:table-cell>
          <table:table-cell office:value-type="float" office:value="135" table:style-name="ce53">
            <text:p>135<text:s/></text:p>
          </table:table-cell>
          <table:table-cell office:value-type="float" office:value="41.033434650455931" table:style-name="ce70">
            <text:p>4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494" table:style-name="ce53">
            <text:p>494<text:s/></text:p>
          </table:table-cell>
          <table:table-cell office:value-type="float" office:value="131" table:style-name="ce53">
            <text:p>131<text:s/></text:p>
          </table:table-cell>
          <table:table-cell office:value-type="float" office:value="26.518218623481779" table:style-name="ce70">
            <text:p>26.5<text:s/></text:p>
          </table:table-cell>
          <table:table-cell office:value-type="string" table:style-name="ce64">
            <text:p><text:s text:c="3"/></text:p>
          </table:table-cell>
          <table:table-cell office:value-type="float" office:value="823" table:style-name="ce53">
            <text:p>823<text:s/></text:p>
          </table:table-cell>
          <table:table-cell office:value-type="float" office:value="266" table:style-name="ce53">
            <text:p>266<text:s/></text:p>
          </table:table-cell>
          <table:table-cell office:value-type="float" office:value="32.320777642770352" table:style-name="ce70">
            <text:p>32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859" table:style-name="ce53">
            <text:p>1,859<text:s/></text:p>
          </table:table-cell>
          <table:table-cell office:value-type="float" office:value="799" table:style-name="ce53">
            <text:p>799<text:s/></text:p>
          </table:table-cell>
          <table:table-cell office:value-type="float" office:value="42.980096826250673" table:style-name="ce70">
            <text:p>43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018" table:style-name="ce53">
            <text:p>2,018<text:s/></text:p>
          </table:table-cell>
          <table:table-cell office:value-type="float" office:value="619" table:style-name="ce53">
            <text:p>619<text:s/></text:p>
          </table:table-cell>
          <table:table-cell office:value-type="float" office:value="30.673934588701687" table:style-name="ce70">
            <text:p>3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877" table:style-name="ce53">
            <text:p>3,877<text:s/></text:p>
          </table:table-cell>
          <table:table-cell office:value-type="float" office:value="1418" table:style-name="ce53">
            <text:p>1,418<text:s/></text:p>
          </table:table-cell>
          <table:table-cell office:value-type="float" office:value="36.574671137477431" table:style-name="ce70">
            <text:p>3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8" table:style-name="ce53">
            <text:p>8<text:s/></text:p>
          </table:table-cell>
          <table:table-cell office:value-type="float" office:value="4" table:style-name="ce53">
            <text:p>4<text:s/></text:p>
          </table:table-cell>
          <table:table-cell office:value-type="float" office:value="50" table:style-name="ce70">
            <text:p>5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3" table:style-name="ce53">
            <text:p>13<text:s/></text:p>
          </table:table-cell>
          <table:table-cell office:value-type="float" office:value="8" table:style-name="ce53">
            <text:p>8<text:s/></text:p>
          </table:table-cell>
          <table:table-cell office:value-type="float" office:value="61.53846153846154" table:style-name="ce70">
            <text:p>6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1" table:style-name="ce53">
            <text:p>21<text:s/></text:p>
          </table:table-cell>
          <table:table-cell office:value-type="float" office:value="12" table:style-name="ce53">
            <text:p>12<text:s/></text:p>
          </table:table-cell>
          <table:table-cell office:value-type="float" office:value="57.142857142857146" table:style-name="ce70">
            <text:p>57.1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803464" table:style-name="ce57">
            <text:p>803,464<text:s/></text:p>
          </table:table-cell>
          <table:table-cell office:value-type="float" office:value="402005" table:style-name="ce57">
            <text:p>402,005<text:s/></text:p>
          </table:table-cell>
          <table:table-cell office:value-type="float" office:value="50.033977875797788" table:style-name="ce71">
            <text:p>50.0<text:s/></text:p>
          </table:table-cell>
          <table:table-cell office:value-type="string" table:style-name="ce67">
            <text:p><text:s text:c="3"/></text:p>
          </table:table-cell>
          <table:table-cell office:value-type="float" office:value="915051" table:style-name="ce57">
            <text:p>915,051<text:s/></text:p>
          </table:table-cell>
          <table:table-cell office:value-type="float" office:value="393885" table:style-name="ce57">
            <text:p>393,885<text:s/></text:p>
          </table:table-cell>
          <table:table-cell office:value-type="float" office:value="43.04514174619775" table:style-name="ce71">
            <text:p>43.0<text:s/></text:p>
          </table:table-cell>
          <table:table-cell office:value-type="string" table:style-name="ce67">
            <text:p><text:s text:c="3"/></text:p>
          </table:table-cell>
          <table:table-cell office:value-type="float" office:value="1718519" table:style-name="ce57">
            <text:p>1,718,519<text:s/></text:p>
          </table:table-cell>
          <table:table-cell office:value-type="float" office:value="795892" table:style-name="ce57">
            <text:p>795,892<text:s/></text:p>
          </table:table-cell>
          <table:table-cell office:value-type="float" office:value="46.312668058950756" table:style-name="ce71">
            <text:p>46.3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2">
            <text:p><text:a xlink:href="mailto:vehicles.stats@dft.gov.uk"><text:span text:style-name="T1">Email:<text:s/></text:span>vehicles.stats@dft.gov.uk</text:a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28 June 2018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40">
            <text:p><text:a xlink:href="https://www.gov.uk/government/publications/driving-tests-and-instructors-statistics-notes-and-definitions"><text:span text:style-name="T1">Notes &amp; definitions:<text:s/></text:span>http://www.dft.gov.uk/statistics/series/driving-tests-and-instructors/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ne 2019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table:style-name="ce62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10"/>
        </table:table-row>
        <table:table-row table:number-rows-repeated="1048513" table:style-name="ro2">
          <table:table-cell table:number-columns-repeated="16384"/>
        </table:table-row>
      </table:table>
      <table:table table:name="DRT203_2016-17" table:style-name="ta2">
        <table:table-column table:style-name="co17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6 to March 2017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46" table:style-name="ce53">
            <text:p>46<text:s/></text:p>
          </table:table-cell>
          <table:table-cell office:value-type="float" office:value="32" table:style-name="ce53">
            <text:p>32<text:s/></text:p>
          </table:table-cell>
          <table:table-cell office:value-type="float" office:value="69.565217391304344" table:style-name="ce70">
            <text:p>6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9" table:style-name="ce53">
            <text:p>29<text:s/></text:p>
          </table:table-cell>
          <table:table-cell office:value-type="float" office:value="14" table:style-name="ce53">
            <text:p>14<text:s/></text:p>
          </table:table-cell>
          <table:table-cell office:value-type="float" office:value="48.275862068965516" table:style-name="ce70">
            <text:p>48.3<text:s/></text:p>
          </table:table-cell>
          <table:table-cell office:value-type="string" table:style-name="ce64">
            <text:p><text:s text:c="3"/></text:p>
          </table:table-cell>
          <table:table-cell office:value-type="float" office:value="75" table:style-name="ce53">
            <text:p>75<text:s/></text:p>
          </table:table-cell>
          <table:table-cell office:value-type="float" office:value="46" table:style-name="ce53">
            <text:p>46<text:s/></text:p>
          </table:table-cell>
          <table:table-cell office:value-type="float" office:value="61.333333333333329" table:style-name="ce70">
            <text:p>61.3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56348" table:style-name="ce53">
            <text:p>156,348<text:s/></text:p>
          </table:table-cell>
          <table:table-cell office:value-type="float" office:value="90792" table:style-name="ce53">
            <text:p>90,792<text:s/></text:p>
          </table:table-cell>
          <table:table-cell office:value-type="float" office:value="58.070458208611562" table:style-name="ce70">
            <text:p>58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38791" table:style-name="ce53">
            <text:p>138,791<text:s/></text:p>
          </table:table-cell>
          <table:table-cell office:value-type="float" office:value="76732" table:style-name="ce53">
            <text:p>76,732<text:s/></text:p>
          </table:table-cell>
          <table:table-cell office:value-type="float" office:value="55.286005576730474" table:style-name="ce70">
            <text:p>55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95139" table:style-name="ce53">
            <text:p>295,139<text:s/></text:p>
          </table:table-cell>
          <table:table-cell office:value-type="float" office:value="167524" table:style-name="ce53">
            <text:p>167,524<text:s/></text:p>
          </table:table-cell>
          <table:table-cell office:value-type="float" office:value="56.761051572309995" table:style-name="ce70">
            <text:p>56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23936" table:style-name="ce53">
            <text:p>123,936<text:s/></text:p>
          </table:table-cell>
          <table:table-cell office:value-type="float" office:value="63080" table:style-name="ce53">
            <text:p>63,080<text:s/></text:p>
          </table:table-cell>
          <table:table-cell office:value-type="float" office:value="50.89723728375936" table:style-name="ce70">
            <text:p>50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25608" table:style-name="ce53">
            <text:p>125,608<text:s/></text:p>
          </table:table-cell>
          <table:table-cell office:value-type="float" office:value="59995" table:style-name="ce53">
            <text:p>59,995<text:s/></text:p>
          </table:table-cell>
          <table:table-cell office:value-type="float" office:value="47.763677472772436" table:style-name="ce70">
            <text:p>47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49544" table:style-name="ce53">
            <text:p>249,544<text:s/></text:p>
          </table:table-cell>
          <table:table-cell office:value-type="float" office:value="123075" table:style-name="ce53">
            <text:p>123,075<text:s/></text:p>
          </table:table-cell>
          <table:table-cell office:value-type="float" office:value="49.31995960632193" table:style-name="ce70">
            <text:p>49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69878" table:style-name="ce53">
            <text:p>69,878<text:s/></text:p>
          </table:table-cell>
          <table:table-cell office:value-type="float" office:value="34715" table:style-name="ce53">
            <text:p>34,715<text:s/></text:p>
          </table:table-cell>
          <table:table-cell office:value-type="float" office:value="49.679441312000918" table:style-name="ce70">
            <text:p>4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72280" table:style-name="ce53">
            <text:p>72,280<text:s/></text:p>
          </table:table-cell>
          <table:table-cell office:value-type="float" office:value="32269" table:style-name="ce53">
            <text:p>32,269<text:s/></text:p>
          </table:table-cell>
          <table:table-cell office:value-type="float" office:value="44.644438295517432" table:style-name="ce70">
            <text:p>44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42158" table:style-name="ce53">
            <text:p>142,158<text:s/></text:p>
          </table:table-cell>
          <table:table-cell office:value-type="float" office:value="66984" table:style-name="ce53">
            <text:p>66,984<text:s/></text:p>
          </table:table-cell>
          <table:table-cell office:value-type="float" office:value="47.119402355125985" table:style-name="ce70">
            <text:p>47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49262" table:style-name="ce53">
            <text:p>49,262<text:s/></text:p>
          </table:table-cell>
          <table:table-cell office:value-type="float" office:value="24254" table:style-name="ce53">
            <text:p>24,254<text:s/></text:p>
          </table:table-cell>
          <table:table-cell office:value-type="float" office:value="49.234704234501244" table:style-name="ce70">
            <text:p>4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53836" table:style-name="ce53">
            <text:p>53,836<text:s/></text:p>
          </table:table-cell>
          <table:table-cell office:value-type="float" office:value="23803" table:style-name="ce53">
            <text:p>23,803<text:s/></text:p>
          </table:table-cell>
          <table:table-cell office:value-type="float" office:value="44.213908908537043" table:style-name="ce70">
            <text:p>44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03098" table:style-name="ce53">
            <text:p>103,098<text:s/></text:p>
          </table:table-cell>
          <table:table-cell office:value-type="float" office:value="48057" table:style-name="ce53">
            <text:p>48,057<text:s/></text:p>
          </table:table-cell>
          <table:table-cell office:value-type="float" office:value="46.612931385671885" table:style-name="ce70">
            <text:p>4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42090" table:style-name="ce53">
            <text:p>42,090<text:s/></text:p>
          </table:table-cell>
          <table:table-cell office:value-type="float" office:value="21225" table:style-name="ce53">
            <text:p>21,225<text:s/></text:p>
          </table:table-cell>
          <table:table-cell office:value-type="float" office:value="50.427655024946546" table:style-name="ce70">
            <text:p>50.4<text:s/></text:p>
          </table:table-cell>
          <table:table-cell office:value-type="string" table:style-name="ce64">
            <text:p><text:s text:c="3"/></text:p>
          </table:table-cell>
          <table:table-cell office:value-type="float" office:value="46326" table:style-name="ce53">
            <text:p>46,326<text:s/></text:p>
          </table:table-cell>
          <table:table-cell office:value-type="float" office:value="20511" table:style-name="ce53">
            <text:p>20,511<text:s/></text:p>
          </table:table-cell>
          <table:table-cell office:value-type="float" office:value="44.275352933557834" table:style-name="ce70">
            <text:p>4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88416" table:style-name="ce53">
            <text:p>88,416<text:s/></text:p>
          </table:table-cell>
          <table:table-cell office:value-type="float" office:value="41736" table:style-name="ce53">
            <text:p>41,736<text:s/></text:p>
          </table:table-cell>
          <table:table-cell office:value-type="float" office:value="47.204125950054284" table:style-name="ce70">
            <text:p>4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37807" table:style-name="ce53">
            <text:p>37,807<text:s/></text:p>
          </table:table-cell>
          <table:table-cell office:value-type="float" office:value="19566" table:style-name="ce53">
            <text:p>19,566<text:s/></text:p>
          </table:table-cell>
          <table:table-cell office:value-type="float" office:value="51.752320998756844" table:style-name="ce70">
            <text:p>5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42430" table:style-name="ce53">
            <text:p>42,430<text:s/></text:p>
          </table:table-cell>
          <table:table-cell office:value-type="float" office:value="18959" table:style-name="ce53">
            <text:p>18,959<text:s/></text:p>
          </table:table-cell>
          <table:table-cell office:value-type="float" office:value="44.68300730615131" table:style-name="ce70">
            <text:p>44.7<text:s/></text:p>
          </table:table-cell>
          <table:table-cell office:value-type="string" table:style-name="ce64">
            <text:p><text:s text:c="3"/></text:p>
          </table:table-cell>
          <table:table-cell office:value-type="float" office:value="80237" table:style-name="ce53">
            <text:p>80,237<text:s/></text:p>
          </table:table-cell>
          <table:table-cell office:value-type="float" office:value="38525" table:style-name="ce53">
            <text:p>38,525<text:s/></text:p>
          </table:table-cell>
          <table:table-cell office:value-type="float" office:value="48.014008499819283" table:style-name="ce70">
            <text:p>48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33087" table:style-name="ce53">
            <text:p>33,087<text:s/></text:p>
          </table:table-cell>
          <table:table-cell office:value-type="float" office:value="16820" table:style-name="ce53">
            <text:p>16,820<text:s/></text:p>
          </table:table-cell>
          <table:table-cell office:value-type="float" office:value="50.835675643001785" table:style-name="ce70">
            <text:p>5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37921" table:style-name="ce53">
            <text:p>37,921<text:s/></text:p>
          </table:table-cell>
          <table:table-cell office:value-type="float" office:value="16817" table:style-name="ce53">
            <text:p>16,817<text:s/></text:p>
          </table:table-cell>
          <table:table-cell office:value-type="float" office:value="44.347459191477022" table:style-name="ce70">
            <text:p>4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71008" table:style-name="ce53">
            <text:p>71,008<text:s/></text:p>
          </table:table-cell>
          <table:table-cell office:value-type="float" office:value="33637" table:style-name="ce53">
            <text:p>33,637<text:s/></text:p>
          </table:table-cell>
          <table:table-cell office:value-type="float" office:value="47.370718792248766" table:style-name="ce70">
            <text:p>4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9228" table:style-name="ce53">
            <text:p>29,228<text:s/></text:p>
          </table:table-cell>
          <table:table-cell office:value-type="float" office:value="15002" table:style-name="ce53">
            <text:p>15,002<text:s/></text:p>
          </table:table-cell>
          <table:table-cell office:value-type="float" office:value="51.327494183659503" table:style-name="ce70">
            <text:p>5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3410" table:style-name="ce53">
            <text:p>33,410<text:s/></text:p>
          </table:table-cell>
          <table:table-cell office:value-type="float" office:value="14652" table:style-name="ce53">
            <text:p>14,652<text:s/></text:p>
          </table:table-cell>
          <table:table-cell office:value-type="float" office:value="43.855133193654595" table:style-name="ce70">
            <text:p>43.9<text:s/></text:p>
          </table:table-cell>
          <table:table-cell office:value-type="string" table:style-name="ce64">
            <text:p><text:s text:c="3"/></text:p>
          </table:table-cell>
          <table:table-cell office:value-type="float" office:value="62638" table:style-name="ce53">
            <text:p>62,638<text:s/></text:p>
          </table:table-cell>
          <table:table-cell office:value-type="float" office:value="29654" table:style-name="ce53">
            <text:p>29,654<text:s/></text:p>
          </table:table-cell>
          <table:table-cell office:value-type="float" office:value="47.341869152910377" table:style-name="ce70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5749" table:style-name="ce53">
            <text:p>25,749<text:s/></text:p>
          </table:table-cell>
          <table:table-cell office:value-type="float" office:value="13137" table:style-name="ce53">
            <text:p>13,137<text:s/></text:p>
          </table:table-cell>
          <table:table-cell office:value-type="float" office:value="51.019457066293832" table:style-name="ce70">
            <text:p>5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30214" table:style-name="ce53">
            <text:p>30,214<text:s/></text:p>
          </table:table-cell>
          <table:table-cell office:value-type="float" office:value="13000" table:style-name="ce53">
            <text:p>13,000<text:s/></text:p>
          </table:table-cell>
          <table:table-cell office:value-type="float" office:value="43.026411597272791" table:style-name="ce70">
            <text:p>43.0<text:s/></text:p>
          </table:table-cell>
          <table:table-cell office:value-type="string" table:style-name="ce64">
            <text:p><text:s text:c="3"/></text:p>
          </table:table-cell>
          <table:table-cell office:value-type="float" office:value="55963" table:style-name="ce53">
            <text:p>55,963<text:s/></text:p>
          </table:table-cell>
          <table:table-cell office:value-type="float" office:value="26137" table:style-name="ce53">
            <text:p>26,137<text:s/></text:p>
          </table:table-cell>
          <table:table-cell office:value-type="float" office:value="46.704072333506062" table:style-name="ce70">
            <text:p>46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3769" table:style-name="ce53">
            <text:p>23,769<text:s/></text:p>
          </table:table-cell>
          <table:table-cell office:value-type="float" office:value="11916" table:style-name="ce53">
            <text:p>11,916<text:s/></text:p>
          </table:table-cell>
          <table:table-cell office:value-type="float" office:value="50.132525558500568" table:style-name="ce70">
            <text:p>5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7596" table:style-name="ce53">
            <text:p>27,596<text:s/></text:p>
          </table:table-cell>
          <table:table-cell office:value-type="float" office:value="11694" table:style-name="ce53">
            <text:p>11,694<text:s/></text:p>
          </table:table-cell>
          <table:table-cell office:value-type="float" office:value="42.375706624148421" table:style-name="ce70">
            <text:p>4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51365" table:style-name="ce53">
            <text:p>51,365<text:s/></text:p>
          </table:table-cell>
          <table:table-cell office:value-type="float" office:value="23610" table:style-name="ce53">
            <text:p>23,610<text:s/></text:p>
          </table:table-cell>
          <table:table-cell office:value-type="float" office:value="45.965151367662799" table:style-name="ce70">
            <text:p>4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21036" table:style-name="ce53">
            <text:p>21,036<text:s/></text:p>
          </table:table-cell>
          <table:table-cell office:value-type="float" office:value="10387" table:style-name="ce53">
            <text:p>10,387<text:s/></text:p>
          </table:table-cell>
          <table:table-cell office:value-type="float" office:value="49.377258033846736" table:style-name="ce70">
            <text:p>49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5032" table:style-name="ce53">
            <text:p>25,032<text:s/></text:p>
          </table:table-cell>
          <table:table-cell office:value-type="float" office:value="10240" table:style-name="ce53">
            <text:p>10,240<text:s/></text:p>
          </table:table-cell>
          <table:table-cell office:value-type="float" office:value="40.907638223074464" table:style-name="ce70">
            <text:p>40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6068" table:style-name="ce53">
            <text:p>46,068<text:s/></text:p>
          </table:table-cell>
          <table:table-cell office:value-type="float" office:value="20627" table:style-name="ce53">
            <text:p>20,627<text:s/></text:p>
          </table:table-cell>
          <table:table-cell office:value-type="float" office:value="44.77511504732135" table:style-name="ce70">
            <text:p>44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9488" table:style-name="ce53">
            <text:p>19,488<text:s/></text:p>
          </table:table-cell>
          <table:table-cell office:value-type="float" office:value="9555" table:style-name="ce53">
            <text:p>9,555<text:s/></text:p>
          </table:table-cell>
          <table:table-cell office:value-type="float" office:value="49.03017241379311" table:style-name="ce70">
            <text:p>49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4169" table:style-name="ce53">
            <text:p>24,169<text:s/></text:p>
          </table:table-cell>
          <table:table-cell office:value-type="float" office:value="9895" table:style-name="ce53">
            <text:p>9,895<text:s/></text:p>
          </table:table-cell>
          <table:table-cell office:value-type="float" office:value="40.940874674169393" table:style-name="ce70">
            <text:p>40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3657" table:style-name="ce53">
            <text:p>43,657<text:s/></text:p>
          </table:table-cell>
          <table:table-cell office:value-type="float" office:value="19450" table:style-name="ce53">
            <text:p>19,450<text:s/></text:p>
          </table:table-cell>
          <table:table-cell office:value-type="float" office:value="44.551847355521453" table:style-name="ce70">
            <text:p>44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8385" table:style-name="ce53">
            <text:p>18,385<text:s/></text:p>
          </table:table-cell>
          <table:table-cell office:value-type="float" office:value="8973" table:style-name="ce53">
            <text:p>8,973<text:s/></text:p>
          </table:table-cell>
          <table:table-cell office:value-type="float" office:value="48.806091922763123" table:style-name="ce70">
            <text:p>48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2655" table:style-name="ce53">
            <text:p>22,655<text:s/></text:p>
          </table:table-cell>
          <table:table-cell office:value-type="float" office:value="9047" table:style-name="ce53">
            <text:p>9,047<text:s/></text:p>
          </table:table-cell>
          <table:table-cell office:value-type="float" office:value="39.933789450452437" table:style-name="ce70">
            <text:p>3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1042" table:style-name="ce53">
            <text:p>41,042<text:s/></text:p>
          </table:table-cell>
          <table:table-cell office:value-type="float" office:value="18021" table:style-name="ce53">
            <text:p>18,021<text:s/></text:p>
          </table:table-cell>
          <table:table-cell office:value-type="float" office:value="43.90867891428293" table:style-name="ce70">
            <text:p>43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7634" table:style-name="ce53">
            <text:p>17,634<text:s/></text:p>
          </table:table-cell>
          <table:table-cell office:value-type="float" office:value="8447" table:style-name="ce53">
            <text:p>8,447<text:s/></text:p>
          </table:table-cell>
          <table:table-cell office:value-type="float" office:value="47.901780651015088" table:style-name="ce70">
            <text:p>47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2167" table:style-name="ce53">
            <text:p>22,167<text:s/></text:p>
          </table:table-cell>
          <table:table-cell office:value-type="float" office:value="8564" table:style-name="ce53">
            <text:p>8,564<text:s/></text:p>
          </table:table-cell>
          <table:table-cell office:value-type="float" office:value="38.634005503676633" table:style-name="ce70">
            <text:p>38.6<text:s/></text:p>
          </table:table-cell>
          <table:table-cell office:value-type="string" table:style-name="ce64">
            <text:p><text:s text:c="3"/></text:p>
          </table:table-cell>
          <table:table-cell office:value-type="float" office:value="39804" table:style-name="ce53">
            <text:p>39,804<text:s/></text:p>
          </table:table-cell>
          <table:table-cell office:value-type="float" office:value="17012" table:style-name="ce53">
            <text:p>17,012<text:s/></text:p>
          </table:table-cell>
          <table:table-cell office:value-type="float" office:value="42.739423173550392" table:style-name="ce70">
            <text:p>42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6533" table:style-name="ce53">
            <text:p>16,533<text:s/></text:p>
          </table:table-cell>
          <table:table-cell office:value-type="float" office:value="7782" table:style-name="ce53">
            <text:p>7,782<text:s/></text:p>
          </table:table-cell>
          <table:table-cell office:value-type="float" office:value="47.069497368898567" table:style-name="ce70">
            <text:p>4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0768" table:style-name="ce53">
            <text:p>20,768<text:s/></text:p>
          </table:table-cell>
          <table:table-cell office:value-type="float" office:value="7944" table:style-name="ce53">
            <text:p>7,944<text:s/></text:p>
          </table:table-cell>
          <table:table-cell office:value-type="float" office:value="38.251155624036976" table:style-name="ce70">
            <text:p>38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7301" table:style-name="ce53">
            <text:p>37,301<text:s/></text:p>
          </table:table-cell>
          <table:table-cell office:value-type="float" office:value="15726" table:style-name="ce53">
            <text:p>15,726<text:s/></text:p>
          </table:table-cell>
          <table:table-cell office:value-type="float" office:value="42.159727621243398" table:style-name="ce70">
            <text:p>42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5434" table:style-name="ce53">
            <text:p>15,434<text:s/></text:p>
          </table:table-cell>
          <table:table-cell office:value-type="float" office:value="7152" table:style-name="ce53">
            <text:p>7,152<text:s/></text:p>
          </table:table-cell>
          <table:table-cell office:value-type="float" office:value="46.339251004276278" table:style-name="ce70">
            <text:p>46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9456" table:style-name="ce53">
            <text:p>19,456<text:s/></text:p>
          </table:table-cell>
          <table:table-cell office:value-type="float" office:value="7328" table:style-name="ce53">
            <text:p>7,328<text:s/></text:p>
          </table:table-cell>
          <table:table-cell office:value-type="float" office:value="37.664473684210527" table:style-name="ce70">
            <text:p>3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4890" table:style-name="ce53">
            <text:p>34,890<text:s/></text:p>
          </table:table-cell>
          <table:table-cell office:value-type="float" office:value="14480" table:style-name="ce53">
            <text:p>14,480<text:s/></text:p>
          </table:table-cell>
          <table:table-cell office:value-type="float" office:value="41.501862997993697" table:style-name="ce70">
            <text:p>41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4401" table:style-name="ce53">
            <text:p>14,401<text:s/></text:p>
          </table:table-cell>
          <table:table-cell office:value-type="float" office:value="6577" table:style-name="ce53">
            <text:p>6,577<text:s/></text:p>
          </table:table-cell>
          <table:table-cell office:value-type="float" office:value="45.67043955280883" table:style-name="ce70">
            <text:p>45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8308" table:style-name="ce53">
            <text:p>18,308<text:s/></text:p>
          </table:table-cell>
          <table:table-cell office:value-type="float" office:value="6971" table:style-name="ce53">
            <text:p>6,971<text:s/></text:p>
          </table:table-cell>
          <table:table-cell office:value-type="float" office:value="38.076250819313962" table:style-name="ce70">
            <text:p>38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2709" table:style-name="ce53">
            <text:p>32,709<text:s/></text:p>
          </table:table-cell>
          <table:table-cell office:value-type="float" office:value="13548" table:style-name="ce53">
            <text:p>13,548<text:s/></text:p>
          </table:table-cell>
          <table:table-cell office:value-type="float" office:value="41.419792717600657" table:style-name="ce70">
            <text:p>41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3139" table:style-name="ce53">
            <text:p>13,139<text:s/></text:p>
          </table:table-cell>
          <table:table-cell office:value-type="float" office:value="5978" table:style-name="ce53">
            <text:p>5,978<text:s/></text:p>
          </table:table-cell>
          <table:table-cell office:value-type="float" office:value="45.49813532232286" table:style-name="ce70">
            <text:p>45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6933" table:style-name="ce53">
            <text:p>16,933<text:s/></text:p>
          </table:table-cell>
          <table:table-cell office:value-type="float" office:value="6215" table:style-name="ce53">
            <text:p>6,215<text:s/></text:p>
          </table:table-cell>
          <table:table-cell office:value-type="float" office:value="36.703478414929428" table:style-name="ce70">
            <text:p>36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0072" table:style-name="ce53">
            <text:p>30,072<text:s/></text:p>
          </table:table-cell>
          <table:table-cell office:value-type="float" office:value="12193" table:style-name="ce53">
            <text:p>12,193<text:s/></text:p>
          </table:table-cell>
          <table:table-cell office:value-type="float" office:value="40.546022878425113" table:style-name="ce70">
            <text:p>40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11973" table:style-name="ce53">
            <text:p>11,973<text:s/></text:p>
          </table:table-cell>
          <table:table-cell office:value-type="float" office:value="5475" table:style-name="ce53">
            <text:p>5,475<text:s/></text:p>
          </table:table-cell>
          <table:table-cell office:value-type="float" office:value="45.727887747431723" table:style-name="ce70">
            <text:p>45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5381" table:style-name="ce53">
            <text:p>15,381<text:s/></text:p>
          </table:table-cell>
          <table:table-cell office:value-type="float" office:value="5629" table:style-name="ce53">
            <text:p>5,629<text:s/></text:p>
          </table:table-cell>
          <table:table-cell office:value-type="float" office:value="36.597100318574867" table:style-name="ce70">
            <text:p>36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7354" table:style-name="ce53">
            <text:p>27,354<text:s/></text:p>
          </table:table-cell>
          <table:table-cell office:value-type="float" office:value="11104" table:style-name="ce53">
            <text:p>11,104<text:s/></text:p>
          </table:table-cell>
          <table:table-cell office:value-type="float" office:value="40.593697448270817" table:style-name="ce70">
            <text:p>40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11133" table:style-name="ce53">
            <text:p>11,133<text:s/></text:p>
          </table:table-cell>
          <table:table-cell office:value-type="float" office:value="4954" table:style-name="ce53">
            <text:p>4,954<text:s/></text:p>
          </table:table-cell>
          <table:table-cell office:value-type="float" office:value="44.498338273601" table:style-name="ce70">
            <text:p>44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4091" table:style-name="ce53">
            <text:p>14,091<text:s/></text:p>
          </table:table-cell>
          <table:table-cell office:value-type="float" office:value="4997" table:style-name="ce53">
            <text:p>4,997<text:s/></text:p>
          </table:table-cell>
          <table:table-cell office:value-type="float" office:value="35.462351855794481" table:style-name="ce70">
            <text:p>35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5224" table:style-name="ce53">
            <text:p>25,224<text:s/></text:p>
          </table:table-cell>
          <table:table-cell office:value-type="float" office:value="9951" table:style-name="ce53">
            <text:p>9,951<text:s/></text:p>
          </table:table-cell>
          <table:table-cell office:value-type="float" office:value="39.450523311132258" table:style-name="ce70">
            <text:p>39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9299" table:style-name="ce53">
            <text:p>9,299<text:s/></text:p>
          </table:table-cell>
          <table:table-cell office:value-type="float" office:value="4227" table:style-name="ce53">
            <text:p>4,227<text:s/></text:p>
          </table:table-cell>
          <table:table-cell office:value-type="float" office:value="45.456500698999889" table:style-name="ce70">
            <text:p>45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2164" table:style-name="ce53">
            <text:p>12,164<text:s/></text:p>
          </table:table-cell>
          <table:table-cell office:value-type="float" office:value="4170" table:style-name="ce53">
            <text:p>4,170<text:s/></text:p>
          </table:table-cell>
          <table:table-cell office:value-type="float" office:value="34.2814863531733" table:style-name="ce70">
            <text:p>3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1463" table:style-name="ce53">
            <text:p>21,463<text:s/></text:p>
          </table:table-cell>
          <table:table-cell office:value-type="float" office:value="8397" table:style-name="ce53">
            <text:p>8,397<text:s/></text:p>
          </table:table-cell>
          <table:table-cell office:value-type="float" office:value="39.123142151609748" table:style-name="ce70">
            <text:p>39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8085" table:style-name="ce53">
            <text:p>8,085<text:s/></text:p>
          </table:table-cell>
          <table:table-cell office:value-type="float" office:value="3567" table:style-name="ce53">
            <text:p>3,567<text:s/></text:p>
          </table:table-cell>
          <table:table-cell office:value-type="float" office:value="44.118738404452685" table:style-name="ce70">
            <text:p>4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0595" table:style-name="ce53">
            <text:p>10,595<text:s/></text:p>
          </table:table-cell>
          <table:table-cell office:value-type="float" office:value="3648" table:style-name="ce53">
            <text:p>3,648<text:s/></text:p>
          </table:table-cell>
          <table:table-cell office:value-type="float" office:value="34.431335535630012" table:style-name="ce70">
            <text:p>3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8680" table:style-name="ce53">
            <text:p>18,680<text:s/></text:p>
          </table:table-cell>
          <table:table-cell office:value-type="float" office:value="7215" table:style-name="ce53">
            <text:p>7,215<text:s/></text:p>
          </table:table-cell>
          <table:table-cell office:value-type="float" office:value="38.624197002141329" table:style-name="ce70">
            <text:p>38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7134" table:style-name="ce53">
            <text:p>7,134<text:s/></text:p>
          </table:table-cell>
          <table:table-cell office:value-type="float" office:value="3075" table:style-name="ce53">
            <text:p>3,075<text:s/></text:p>
          </table:table-cell>
          <table:table-cell office:value-type="float" office:value="43.103448275862064" table:style-name="ce70">
            <text:p>43.1<text:s/></text:p>
          </table:table-cell>
          <table:table-cell office:value-type="string" table:style-name="ce64">
            <text:p><text:s text:c="3"/></text:p>
          </table:table-cell>
          <table:table-cell office:value-type="float" office:value="9118" table:style-name="ce53">
            <text:p>9,118<text:s/></text:p>
          </table:table-cell>
          <table:table-cell office:value-type="float" office:value="2986" table:style-name="ce53">
            <text:p>2,986<text:s/></text:p>
          </table:table-cell>
          <table:table-cell office:value-type="float" office:value="32.748409738977848" table:style-name="ce70">
            <text:p>32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6252" table:style-name="ce53">
            <text:p>16,252<text:s/></text:p>
          </table:table-cell>
          <table:table-cell office:value-type="float" office:value="6061" table:style-name="ce53">
            <text:p>6,061<text:s/></text:p>
          </table:table-cell>
          <table:table-cell office:value-type="float" office:value="37.293871523504798" table:style-name="ce70">
            <text:p>3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6529" table:style-name="ce53">
            <text:p>6,529<text:s/></text:p>
          </table:table-cell>
          <table:table-cell office:value-type="float" office:value="2761" table:style-name="ce53">
            <text:p>2,761<text:s/></text:p>
          </table:table-cell>
          <table:table-cell office:value-type="float" office:value="42.288252412314286" table:style-name="ce70">
            <text:p>4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7945" table:style-name="ce53">
            <text:p>7,945<text:s/></text:p>
          </table:table-cell>
          <table:table-cell office:value-type="float" office:value="2645" table:style-name="ce53">
            <text:p>2,645<text:s/></text:p>
          </table:table-cell>
          <table:table-cell office:value-type="float" office:value="33.291378225298928" table:style-name="ce70">
            <text:p>33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4474" table:style-name="ce53">
            <text:p>14,474<text:s/></text:p>
          </table:table-cell>
          <table:table-cell office:value-type="float" office:value="5406" table:style-name="ce53">
            <text:p>5,406<text:s/></text:p>
          </table:table-cell>
          <table:table-cell office:value-type="float" office:value="37.34973055133343" table:style-name="ce70">
            <text:p>3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5761" table:style-name="ce53">
            <text:p>5,761<text:s/></text:p>
          </table:table-cell>
          <table:table-cell office:value-type="float" office:value="2366" table:style-name="ce53">
            <text:p>2,366<text:s/></text:p>
          </table:table-cell>
          <table:table-cell office:value-type="float" office:value="41.069258809234505" table:style-name="ce70">
            <text:p>4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226" table:style-name="ce53">
            <text:p>7,226<text:s/></text:p>
          </table:table-cell>
          <table:table-cell office:value-type="float" office:value="2372" table:style-name="ce53">
            <text:p>2,372<text:s/></text:p>
          </table:table-cell>
          <table:table-cell office:value-type="float" office:value="32.825906448934404" table:style-name="ce70">
            <text:p>3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2988" table:style-name="ce53">
            <text:p>12,988<text:s/></text:p>
          </table:table-cell>
          <table:table-cell office:value-type="float" office:value="4738" table:style-name="ce53">
            <text:p>4,738<text:s/></text:p>
          </table:table-cell>
          <table:table-cell office:value-type="float" office:value="36.479827533107482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914" table:style-name="ce53">
            <text:p>4,914<text:s/></text:p>
          </table:table-cell>
          <table:table-cell office:value-type="float" office:value="2041" table:style-name="ce53">
            <text:p>2,041<text:s/></text:p>
          </table:table-cell>
          <table:table-cell office:value-type="float" office:value="41.534391534391531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6550" table:style-name="ce53">
            <text:p>6,550<text:s/></text:p>
          </table:table-cell>
          <table:table-cell office:value-type="float" office:value="2090" table:style-name="ce53">
            <text:p>2,090<text:s/></text:p>
          </table:table-cell>
          <table:table-cell office:value-type="float" office:value="31.908396946564885" table:style-name="ce70">
            <text:p>3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1466" table:style-name="ce53">
            <text:p>11,466<text:s/></text:p>
          </table:table-cell>
          <table:table-cell office:value-type="float" office:value="4132" table:style-name="ce53">
            <text:p>4,132<text:s/></text:p>
          </table:table-cell>
          <table:table-cell office:value-type="float" office:value="36.036978894121752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4260" table:style-name="ce53">
            <text:p>4,260<text:s/></text:p>
          </table:table-cell>
          <table:table-cell office:value-type="float" office:value="1795" table:style-name="ce53">
            <text:p>1,795<text:s/></text:p>
          </table:table-cell>
          <table:table-cell office:value-type="float" office:value="42.136150234741784" table:style-name="ce70">
            <text:p>4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5411" table:style-name="ce53">
            <text:p>5,411<text:s/></text:p>
          </table:table-cell>
          <table:table-cell office:value-type="float" office:value="1763" table:style-name="ce53">
            <text:p>1,763<text:s/></text:p>
          </table:table-cell>
          <table:table-cell office:value-type="float" office:value="32.581777859914986" table:style-name="ce70">
            <text:p>32.6<text:s/></text:p>
          </table:table-cell>
          <table:table-cell office:value-type="string" table:style-name="ce64">
            <text:p><text:s text:c="3"/></text:p>
          </table:table-cell>
          <table:table-cell office:value-type="float" office:value="9671" table:style-name="ce53">
            <text:p>9,671<text:s/></text:p>
          </table:table-cell>
          <table:table-cell office:value-type="float" office:value="3558" table:style-name="ce53">
            <text:p>3,558<text:s/></text:p>
          </table:table-cell>
          <table:table-cell office:value-type="float" office:value="36.790404301520006" table:style-name="ce70">
            <text:p>36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993" table:style-name="ce53">
            <text:p>3,993<text:s/></text:p>
          </table:table-cell>
          <table:table-cell office:value-type="float" office:value="1658" table:style-name="ce53">
            <text:p>1,658<text:s/></text:p>
          </table:table-cell>
          <table:table-cell office:value-type="float" office:value="41.522664663160533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5049" table:style-name="ce53">
            <text:p>5,049<text:s/></text:p>
          </table:table-cell>
          <table:table-cell office:value-type="float" office:value="1652" table:style-name="ce53">
            <text:p>1,652<text:s/></text:p>
          </table:table-cell>
          <table:table-cell office:value-type="float" office:value="32.719350366409188" table:style-name="ce70">
            <text:p>32.7<text:s/></text:p>
          </table:table-cell>
          <table:table-cell office:value-type="string" table:style-name="ce64">
            <text:p><text:s text:c="3"/></text:p>
          </table:table-cell>
          <table:table-cell office:value-type="float" office:value="9042" table:style-name="ce53">
            <text:p>9,042<text:s/></text:p>
          </table:table-cell>
          <table:table-cell office:value-type="float" office:value="3310" table:style-name="ce53">
            <text:p>3,310<text:s/></text:p>
          </table:table-cell>
          <table:table-cell office:value-type="float" office:value="36.606945366069453" table:style-name="ce70">
            <text:p>3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3297" table:style-name="ce53">
            <text:p>3,297<text:s/></text:p>
          </table:table-cell>
          <table:table-cell office:value-type="float" office:value="1380" table:style-name="ce53">
            <text:p>1,380<text:s/></text:p>
          </table:table-cell>
          <table:table-cell office:value-type="float" office:value="41.856232939035493" table:style-name="ce70">
            <text:p>4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445" table:style-name="ce53">
            <text:p>4,445<text:s/></text:p>
          </table:table-cell>
          <table:table-cell office:value-type="float" office:value="1428" table:style-name="ce53">
            <text:p>1,428<text:s/></text:p>
          </table:table-cell>
          <table:table-cell office:value-type="float" office:value="32.125984251968504" table:style-name="ce70">
            <text:p>3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742" table:style-name="ce53">
            <text:p>7,742<text:s/></text:p>
          </table:table-cell>
          <table:table-cell office:value-type="float" office:value="2808" table:style-name="ce53">
            <text:p>2,808<text:s/></text:p>
          </table:table-cell>
          <table:table-cell office:value-type="float" office:value="36.269697752518731" table:style-name="ce70">
            <text:p>36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3111" table:style-name="ce53">
            <text:p>3,111<text:s/></text:p>
          </table:table-cell>
          <table:table-cell office:value-type="float" office:value="1255" table:style-name="ce53">
            <text:p>1,255<text:s/></text:p>
          </table:table-cell>
          <table:table-cell office:value-type="float" office:value="40.340726454516236" table:style-name="ce70">
            <text:p>4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857" table:style-name="ce53">
            <text:p>3,857<text:s/></text:p>
          </table:table-cell>
          <table:table-cell office:value-type="float" office:value="1262" table:style-name="ce53">
            <text:p>1,262<text:s/></text:p>
          </table:table-cell>
          <table:table-cell office:value-type="float" office:value="32.719730360383721" table:style-name="ce70">
            <text:p>32.7<text:s/></text:p>
          </table:table-cell>
          <table:table-cell office:value-type="string" table:style-name="ce64">
            <text:p><text:s text:c="3"/></text:p>
          </table:table-cell>
          <table:table-cell office:value-type="float" office:value="6968" table:style-name="ce53">
            <text:p>6,968<text:s/></text:p>
          </table:table-cell>
          <table:table-cell office:value-type="float" office:value="2517" table:style-name="ce53">
            <text:p>2,517<text:s/></text:p>
          </table:table-cell>
          <table:table-cell office:value-type="float" office:value="36.122273249138921" table:style-name="ce70">
            <text:p>3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655" table:style-name="ce53">
            <text:p>2,655<text:s/></text:p>
          </table:table-cell>
          <table:table-cell office:value-type="float" office:value="1137" table:style-name="ce53">
            <text:p>1,137<text:s/></text:p>
          </table:table-cell>
          <table:table-cell office:value-type="float" office:value="42.824858757062145" table:style-name="ce70">
            <text:p>4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3404" table:style-name="ce53">
            <text:p>3,404<text:s/></text:p>
          </table:table-cell>
          <table:table-cell office:value-type="float" office:value="1116" table:style-name="ce53">
            <text:p>1,116<text:s/></text:p>
          </table:table-cell>
          <table:table-cell office:value-type="float" office:value="32.784958871915393" table:style-name="ce70">
            <text:p>3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6059" table:style-name="ce53">
            <text:p>6,059<text:s/></text:p>
          </table:table-cell>
          <table:table-cell office:value-type="float" office:value="2253" table:style-name="ce53">
            <text:p>2,253<text:s/></text:p>
          </table:table-cell>
          <table:table-cell office:value-type="float" office:value="37.184353853771249" table:style-name="ce70">
            <text:p>3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2436" table:style-name="ce53">
            <text:p>2,436<text:s/></text:p>
          </table:table-cell>
          <table:table-cell office:value-type="float" office:value="976" table:style-name="ce53">
            <text:p>976<text:s/></text:p>
          </table:table-cell>
          <table:table-cell office:value-type="float" office:value="40.065681444991789" table:style-name="ce70">
            <text:p>4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896" table:style-name="ce53">
            <text:p>2,896<text:s/></text:p>
          </table:table-cell>
          <table:table-cell office:value-type="float" office:value="988" table:style-name="ce53">
            <text:p>988<text:s/></text:p>
          </table:table-cell>
          <table:table-cell office:value-type="float" office:value="34.116022099447513" table:style-name="ce70">
            <text:p>3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5332" table:style-name="ce53">
            <text:p>5,332<text:s/></text:p>
          </table:table-cell>
          <table:table-cell office:value-type="float" office:value="1964" table:style-name="ce53">
            <text:p>1,964<text:s/></text:p>
          </table:table-cell>
          <table:table-cell office:value-type="float" office:value="36.834208552138037" table:style-name="ce70">
            <text:p>36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905" table:style-name="ce53">
            <text:p>1,905<text:s/></text:p>
          </table:table-cell>
          <table:table-cell office:value-type="float" office:value="810" table:style-name="ce53">
            <text:p>810<text:s/></text:p>
          </table:table-cell>
          <table:table-cell office:value-type="float" office:value="42.519685039370081" table:style-name="ce70">
            <text:p>4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683" table:style-name="ce53">
            <text:p>2,683<text:s/></text:p>
          </table:table-cell>
          <table:table-cell office:value-type="float" office:value="811" table:style-name="ce53">
            <text:p>811<text:s/></text:p>
          </table:table-cell>
          <table:table-cell office:value-type="float" office:value="30.227357435706299" table:style-name="ce70">
            <text:p>30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588" table:style-name="ce53">
            <text:p>4,588<text:s/></text:p>
          </table:table-cell>
          <table:table-cell office:value-type="float" office:value="1621" table:style-name="ce53">
            <text:p>1,621<text:s/></text:p>
          </table:table-cell>
          <table:table-cell office:value-type="float" office:value="35.331299040976461" table:style-name="ce70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736" table:style-name="ce53">
            <text:p>1,736<text:s/></text:p>
          </table:table-cell>
          <table:table-cell office:value-type="float" office:value="699" table:style-name="ce53">
            <text:p>699<text:s/></text:p>
          </table:table-cell>
          <table:table-cell office:value-type="float" office:value="40.264976958525345" table:style-name="ce70">
            <text:p>4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286" table:style-name="ce53">
            <text:p>2,286<text:s/></text:p>
          </table:table-cell>
          <table:table-cell office:value-type="float" office:value="752" table:style-name="ce53">
            <text:p>752<text:s/></text:p>
          </table:table-cell>
          <table:table-cell office:value-type="float" office:value="32.895888013998253" table:style-name="ce70">
            <text:p>32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022" table:style-name="ce53">
            <text:p>4,022<text:s/></text:p>
          </table:table-cell>
          <table:table-cell office:value-type="float" office:value="1451" table:style-name="ce53">
            <text:p>1,451<text:s/></text:p>
          </table:table-cell>
          <table:table-cell office:value-type="float" office:value="36.076578816509198" table:style-name="ce70">
            <text:p>3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518" table:style-name="ce53">
            <text:p>1,518<text:s/></text:p>
          </table:table-cell>
          <table:table-cell office:value-type="float" office:value="641" table:style-name="ce53">
            <text:p>641<text:s/></text:p>
          </table:table-cell>
          <table:table-cell office:value-type="float" office:value="42.226613965744399" table:style-name="ce70">
            <text:p>4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090" table:style-name="ce53">
            <text:p>2,090<text:s/></text:p>
          </table:table-cell>
          <table:table-cell office:value-type="float" office:value="672" table:style-name="ce53">
            <text:p>672<text:s/></text:p>
          </table:table-cell>
          <table:table-cell office:value-type="float" office:value="32.153110047846887" table:style-name="ce70">
            <text:p>3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608" table:style-name="ce53">
            <text:p>3,608<text:s/></text:p>
          </table:table-cell>
          <table:table-cell office:value-type="float" office:value="1313" table:style-name="ce53">
            <text:p>1,313<text:s/></text:p>
          </table:table-cell>
          <table:table-cell office:value-type="float" office:value="36.391352549889135" table:style-name="ce70">
            <text:p>36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348" table:style-name="ce53">
            <text:p>1,348<text:s/></text:p>
          </table:table-cell>
          <table:table-cell office:value-type="float" office:value="535" table:style-name="ce53">
            <text:p>535<text:s/></text:p>
          </table:table-cell>
          <table:table-cell office:value-type="float" office:value="39.688427299703264" table:style-name="ce70">
            <text:p>3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853" table:style-name="ce53">
            <text:p>1,853<text:s/></text:p>
          </table:table-cell>
          <table:table-cell office:value-type="float" office:value="605" table:style-name="ce53">
            <text:p>605<text:s/></text:p>
          </table:table-cell>
          <table:table-cell office:value-type="float" office:value="32.64975715056665" table:style-name="ce70">
            <text:p>32.6<text:s/></text:p>
          </table:table-cell>
          <table:table-cell office:value-type="string" table:style-name="ce64">
            <text:p><text:s text:c="3"/></text:p>
          </table:table-cell>
          <table:table-cell office:value-type="float" office:value="3201" table:style-name="ce53">
            <text:p>3,201<text:s/></text:p>
          </table:table-cell>
          <table:table-cell office:value-type="float" office:value="1140" table:style-name="ce53">
            <text:p>1,140<text:s/></text:p>
          </table:table-cell>
          <table:table-cell office:value-type="float" office:value="35.61387066541706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1098" table:style-name="ce53">
            <text:p>1,098<text:s/></text:p>
          </table:table-cell>
          <table:table-cell office:value-type="float" office:value="476" table:style-name="ce53">
            <text:p>476<text:s/></text:p>
          </table:table-cell>
          <table:table-cell office:value-type="float" office:value="43.351548269581052" table:style-name="ce70">
            <text:p>43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582" table:style-name="ce53">
            <text:p>1,582<text:s/></text:p>
          </table:table-cell>
          <table:table-cell office:value-type="float" office:value="507" table:style-name="ce53">
            <text:p>507<text:s/></text:p>
          </table:table-cell>
          <table:table-cell office:value-type="float" office:value="32.048040455120102" table:style-name="ce70">
            <text:p>3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680" table:style-name="ce53">
            <text:p>2,680<text:s/></text:p>
          </table:table-cell>
          <table:table-cell office:value-type="float" office:value="983" table:style-name="ce53">
            <text:p>983<text:s/></text:p>
          </table:table-cell>
          <table:table-cell office:value-type="float" office:value="36.679104477611943" table:style-name="ce70">
            <text:p>36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1030" table:style-name="ce53">
            <text:p>1,030<text:s/></text:p>
          </table:table-cell>
          <table:table-cell office:value-type="float" office:value="386" table:style-name="ce53">
            <text:p>386<text:s/></text:p>
          </table:table-cell>
          <table:table-cell office:value-type="float" office:value="37.475728155339809" table:style-name="ce70">
            <text:p>37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351" table:style-name="ce53">
            <text:p>1,351<text:s/></text:p>
          </table:table-cell>
          <table:table-cell office:value-type="float" office:value="440" table:style-name="ce53">
            <text:p>440<text:s/></text:p>
          </table:table-cell>
          <table:table-cell office:value-type="float" office:value="32.568467801628422" table:style-name="ce70">
            <text:p>32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381" table:style-name="ce53">
            <text:p>2,381<text:s/></text:p>
          </table:table-cell>
          <table:table-cell office:value-type="float" office:value="826" table:style-name="ce53">
            <text:p>826<text:s/></text:p>
          </table:table-cell>
          <table:table-cell office:value-type="float" office:value="34.691306173876526" table:style-name="ce70">
            <text:p>34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936" table:style-name="ce53">
            <text:p>936<text:s/></text:p>
          </table:table-cell>
          <table:table-cell office:value-type="float" office:value="367" table:style-name="ce53">
            <text:p>367<text:s/></text:p>
          </table:table-cell>
          <table:table-cell office:value-type="float" office:value="39.20940170940171" table:style-name="ce70">
            <text:p>3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222" table:style-name="ce53">
            <text:p>1,222<text:s/></text:p>
          </table:table-cell>
          <table:table-cell office:value-type="float" office:value="355" table:style-name="ce53">
            <text:p>355<text:s/></text:p>
          </table:table-cell>
          <table:table-cell office:value-type="float" office:value="29.050736497545007" table:style-name="ce70">
            <text:p>29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158" table:style-name="ce53">
            <text:p>2,158<text:s/></text:p>
          </table:table-cell>
          <table:table-cell office:value-type="float" office:value="722" table:style-name="ce53">
            <text:p>722<text:s/></text:p>
          </table:table-cell>
          <table:table-cell office:value-type="float" office:value="33.45690454124189" table:style-name="ce70">
            <text:p>33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867" table:style-name="ce53">
            <text:p>867<text:s/></text:p>
          </table:table-cell>
          <table:table-cell office:value-type="float" office:value="333" table:style-name="ce53">
            <text:p>333<text:s/></text:p>
          </table:table-cell>
          <table:table-cell office:value-type="float" office:value="38.408304498269892" table:style-name="ce70">
            <text:p>38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060" table:style-name="ce53">
            <text:p>1,060<text:s/></text:p>
          </table:table-cell>
          <table:table-cell office:value-type="float" office:value="321" table:style-name="ce53">
            <text:p>321<text:s/></text:p>
          </table:table-cell>
          <table:table-cell office:value-type="float" office:value="30.283018867924529" table:style-name="ce70">
            <text:p>3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927" table:style-name="ce53">
            <text:p>1,927<text:s/></text:p>
          </table:table-cell>
          <table:table-cell office:value-type="float" office:value="654" table:style-name="ce53">
            <text:p>654<text:s/></text:p>
          </table:table-cell>
          <table:table-cell office:value-type="float" office:value="33.938764919564086" table:style-name="ce70">
            <text:p>33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679" table:style-name="ce53">
            <text:p>679<text:s/></text:p>
          </table:table-cell>
          <table:table-cell office:value-type="float" office:value="257" table:style-name="ce53">
            <text:p>257<text:s/></text:p>
          </table:table-cell>
          <table:table-cell office:value-type="float" office:value="37.849779086892489" table:style-name="ce70">
            <text:p>37.8<text:s/></text:p>
          </table:table-cell>
          <table:table-cell office:value-type="string" table:style-name="ce64">
            <text:p><text:s text:c="3"/></text:p>
          </table:table-cell>
          <table:table-cell office:value-type="float" office:value="895" table:style-name="ce53">
            <text:p>895<text:s/></text:p>
          </table:table-cell>
          <table:table-cell office:value-type="float" office:value="285" table:style-name="ce53">
            <text:p>285<text:s/></text:p>
          </table:table-cell>
          <table:table-cell office:value-type="float" office:value="31.843575418994416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574" table:style-name="ce53">
            <text:p>1,574<text:s/></text:p>
          </table:table-cell>
          <table:table-cell office:value-type="float" office:value="542" table:style-name="ce53">
            <text:p>542<text:s/></text:p>
          </table:table-cell>
          <table:table-cell office:value-type="float" office:value="34.434561626429485" table:style-name="ce70">
            <text:p>34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520" table:style-name="ce53">
            <text:p>520<text:s/></text:p>
          </table:table-cell>
          <table:table-cell office:value-type="float" office:value="218" table:style-name="ce53">
            <text:p>218<text:s/></text:p>
          </table:table-cell>
          <table:table-cell office:value-type="float" office:value="41.923076923076927" table:style-name="ce70">
            <text:p>4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665" table:style-name="ce53">
            <text:p>665<text:s/></text:p>
          </table:table-cell>
          <table:table-cell office:value-type="float" office:value="206" table:style-name="ce53">
            <text:p>206<text:s/></text:p>
          </table:table-cell>
          <table:table-cell office:value-type="float" office:value="30.977443609022558" table:style-name="ce70">
            <text:p>3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185" table:style-name="ce53">
            <text:p>1,185<text:s/></text:p>
          </table:table-cell>
          <table:table-cell office:value-type="float" office:value="424" table:style-name="ce53">
            <text:p>424<text:s/></text:p>
          </table:table-cell>
          <table:table-cell office:value-type="float" office:value="35.780590717299582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430" table:style-name="ce53">
            <text:p>430<text:s/></text:p>
          </table:table-cell>
          <table:table-cell office:value-type="float" office:value="174" table:style-name="ce53">
            <text:p>174<text:s/></text:p>
          </table:table-cell>
          <table:table-cell office:value-type="float" office:value="40.465116279069768" table:style-name="ce70">
            <text:p>4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551" table:style-name="ce53">
            <text:p>551<text:s/></text:p>
          </table:table-cell>
          <table:table-cell office:value-type="float" office:value="174" table:style-name="ce53">
            <text:p>174<text:s/></text:p>
          </table:table-cell>
          <table:table-cell office:value-type="float" office:value="31.578947368421055" table:style-name="ce70">
            <text:p>31.6<text:s/></text:p>
          </table:table-cell>
          <table:table-cell office:value-type="string" table:style-name="ce64">
            <text:p><text:s text:c="3"/></text:p>
          </table:table-cell>
          <table:table-cell office:value-type="float" office:value="981" table:style-name="ce53">
            <text:p>981<text:s/></text:p>
          </table:table-cell>
          <table:table-cell office:value-type="float" office:value="348" table:style-name="ce53">
            <text:p>348<text:s/></text:p>
          </table:table-cell>
          <table:table-cell office:value-type="float" office:value="35.474006116207953" table:style-name="ce70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331" table:style-name="ce53">
            <text:p>331<text:s/></text:p>
          </table:table-cell>
          <table:table-cell office:value-type="float" office:value="144" table:style-name="ce53">
            <text:p>144<text:s/></text:p>
          </table:table-cell>
          <table:table-cell office:value-type="float" office:value="43.504531722054381" table:style-name="ce70">
            <text:p>4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449" table:style-name="ce53">
            <text:p>449<text:s/></text:p>
          </table:table-cell>
          <table:table-cell office:value-type="float" office:value="126" table:style-name="ce53">
            <text:p>126<text:s/></text:p>
          </table:table-cell>
          <table:table-cell office:value-type="float" office:value="28.062360801781736" table:style-name="ce70">
            <text:p>28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80" table:style-name="ce53">
            <text:p>780<text:s/></text:p>
          </table:table-cell>
          <table:table-cell office:value-type="float" office:value="270" table:style-name="ce53">
            <text:p>270<text:s/></text:p>
          </table:table-cell>
          <table:table-cell office:value-type="float" office:value="34.615384615384613" table:style-name="ce70">
            <text:p>34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856" table:style-name="ce53">
            <text:p>1,856<text:s/></text:p>
          </table:table-cell>
          <table:table-cell office:value-type="float" office:value="781" table:style-name="ce53">
            <text:p>781<text:s/></text:p>
          </table:table-cell>
          <table:table-cell office:value-type="float" office:value="42.079741379310342" table:style-name="ce70">
            <text:p>4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089" table:style-name="ce53">
            <text:p>2,089<text:s/></text:p>
          </table:table-cell>
          <table:table-cell office:value-type="float" office:value="634" table:style-name="ce53">
            <text:p>634<text:s/></text:p>
          </table:table-cell>
          <table:table-cell office:value-type="float" office:value="30.349449497367164" table:style-name="ce70">
            <text:p>3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945" table:style-name="ce53">
            <text:p>3,945<text:s/></text:p>
          </table:table-cell>
          <table:table-cell office:value-type="float" office:value="1415" table:style-name="ce53">
            <text:p>1,415<text:s/></text:p>
          </table:table-cell>
          <table:table-cell office:value-type="float" office:value="35.868187579214194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1" table:style-name="ce53">
            <text:p>1<text:s/></text:p>
          </table:table-cell>
          <table:table-cell office:value-type="float" office:value="1" table:style-name="ce53">
            <text:p>1<text:s/></text:p>
          </table:table-cell>
          <table:table-cell office:value-type="float" office:value="100" table:style-name="ce70">
            <text:p>10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6" table:style-name="ce53">
            <text:p>6<text:s/></text:p>
          </table:table-cell>
          <table:table-cell office:value-type="float" office:value="2" table:style-name="ce53">
            <text:p>2<text:s/></text:p>
          </table:table-cell>
          <table:table-cell office:value-type="float" office:value="33.333333333333336" table:style-name="ce70">
            <text:p>33.3<text:s/></text:p>
          </table:table-cell>
          <table:table-cell office:value-type="string" table:style-name="ce64">
            <text:p><text:s text:c="3"/></text:p>
          </table:table-cell>
          <table:table-cell office:value-type="float" office:value="7" table:style-name="ce53">
            <text:p>7<text:s/></text:p>
          </table:table-cell>
          <table:table-cell office:value-type="float" office:value="3" table:style-name="ce53">
            <text:p>3<text:s/></text:p>
          </table:table-cell>
          <table:table-cell office:value-type="float" office:value="42.857142857142854" table:style-name="ce70">
            <text:p>42.9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826085" table:style-name="ce57">
            <text:p>826,085<text:s/></text:p>
          </table:table-cell>
          <table:table-cell office:value-type="float" office:value="417879" table:style-name="ce57">
            <text:p>417,879<text:s/></text:p>
          </table:table-cell>
          <table:table-cell office:value-type="float" office:value="50.585472439276828" table:style-name="ce71">
            <text:p>50.6<text:s/></text:p>
          </table:table-cell>
          <table:table-cell office:value-type="string" table:style-name="ce67">
            <text:p><text:s text:c="3"/></text:p>
          </table:table-cell>
          <table:table-cell office:value-type="float" office:value="904843" table:style-name="ce57">
            <text:p>904,843<text:s/></text:p>
          </table:table-cell>
          <table:table-cell office:value-type="float" office:value="397286" table:style-name="ce57">
            <text:p>397,286<text:s/></text:p>
          </table:table-cell>
          <table:table-cell office:value-type="float" office:value="43.90662247483818" table:style-name="ce71">
            <text:p>43.9<text:s/></text:p>
          </table:table-cell>
          <table:table-cell office:value-type="string" table:style-name="ce67">
            <text:p><text:s text:c="3"/></text:p>
          </table:table-cell>
          <table:table-cell office:value-type="float" office:value="1730936" table:style-name="ce57">
            <text:p>1,730,936<text:s/></text:p>
          </table:table-cell>
          <table:table-cell office:value-type="float" office:value="815168" table:style-name="ce57">
            <text:p>815,168<text:s/></text:p>
          </table:table-cell>
          <table:table-cell office:value-type="float" office:value="47.094057781454659" table:style-name="ce71">
            <text:p>47.1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<text:s/>July 2017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ne 2018</text:p>
          </table:table-cell>
          <table:table-cell table:number-columns-repeated="5" table:style-name="ce36"/>
          <table:table-cell table:number-columns-repeated="16367" table:style-name="ce7"/>
        </table:table-row>
        <table:table-row table:number-rows-repeated="1048515" table:style-name="ro2">
          <table:table-cell table:number-columns-repeated="16384"/>
        </table:table-row>
      </table:table>
      <table:table table:name="DRT0203_2015-16" table:style-name="ta2">
        <table:table-column table:style-name="co17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5 to March 2016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56" table:style-name="ce53">
            <text:p>56<text:s/></text:p>
          </table:table-cell>
          <table:table-cell office:value-type="float" office:value="32" table:style-name="ce53">
            <text:p>32<text:s/></text:p>
          </table:table-cell>
          <table:table-cell office:value-type="float" office:value="57.142857142857146" table:style-name="ce70">
            <text:p>5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2" table:style-name="ce53">
            <text:p>32<text:s/></text:p>
          </table:table-cell>
          <table:table-cell office:value-type="float" office:value="19" table:style-name="ce53">
            <text:p>19<text:s/></text:p>
          </table:table-cell>
          <table:table-cell office:value-type="float" office:value="59.375" table:style-name="ce70">
            <text:p>59.4<text:s/></text:p>
          </table:table-cell>
          <table:table-cell office:value-type="string" table:style-name="ce64">
            <text:p><text:s text:c="3"/></text:p>
          </table:table-cell>
          <table:table-cell office:value-type="float" office:value="88" table:style-name="ce53">
            <text:p>88<text:s/></text:p>
          </table:table-cell>
          <table:table-cell office:value-type="float" office:value="51" table:style-name="ce53">
            <text:p>51<text:s/></text:p>
          </table:table-cell>
          <table:table-cell office:value-type="float" office:value="57.954545454545453" table:style-name="ce70">
            <text:p>58.0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42803" table:style-name="ce53">
            <text:p>142,803<text:s/></text:p>
          </table:table-cell>
          <table:table-cell office:value-type="float" office:value="82736" table:style-name="ce53">
            <text:p>82,736<text:s/></text:p>
          </table:table-cell>
          <table:table-cell office:value-type="float" office:value="57.937158182951336" table:style-name="ce70">
            <text:p>57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27154" table:style-name="ce53">
            <text:p>127,154<text:s/></text:p>
          </table:table-cell>
          <table:table-cell office:value-type="float" office:value="70396" table:style-name="ce53">
            <text:p>70,396<text:s/></text:p>
          </table:table-cell>
          <table:table-cell office:value-type="float" office:value="55.362788429778064" table:style-name="ce70">
            <text:p>55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69957" table:style-name="ce53">
            <text:p>269,957<text:s/></text:p>
          </table:table-cell>
          <table:table-cell office:value-type="float" office:value="153132" table:style-name="ce53">
            <text:p>153,132<text:s/></text:p>
          </table:table-cell>
          <table:table-cell office:value-type="float" office:value="56.7245894716566" table:style-name="ce70">
            <text:p>56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11113" table:style-name="ce53">
            <text:p>111,113<text:s/></text:p>
          </table:table-cell>
          <table:table-cell office:value-type="float" office:value="56128" table:style-name="ce53">
            <text:p>56,128<text:s/></text:p>
          </table:table-cell>
          <table:table-cell office:value-type="float" office:value="50.514341256198641" table:style-name="ce70">
            <text:p>5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12162" table:style-name="ce53">
            <text:p>112,162<text:s/></text:p>
          </table:table-cell>
          <table:table-cell office:value-type="float" office:value="53542" table:style-name="ce53">
            <text:p>53,542<text:s/></text:p>
          </table:table-cell>
          <table:table-cell office:value-type="float" office:value="47.736309980207196" table:style-name="ce70">
            <text:p>4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23275" table:style-name="ce53">
            <text:p>223,275<text:s/></text:p>
          </table:table-cell>
          <table:table-cell office:value-type="float" office:value="109670" table:style-name="ce53">
            <text:p>109,670<text:s/></text:p>
          </table:table-cell>
          <table:table-cell office:value-type="float" office:value="49.118799686485275" table:style-name="ce70">
            <text:p>49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61974" table:style-name="ce53">
            <text:p>61,974<text:s/></text:p>
          </table:table-cell>
          <table:table-cell office:value-type="float" office:value="30722" table:style-name="ce53">
            <text:p>30,722<text:s/></text:p>
          </table:table-cell>
          <table:table-cell office:value-type="float" office:value="49.57240132958983" table:style-name="ce70">
            <text:p>4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63882" table:style-name="ce53">
            <text:p>63,882<text:s/></text:p>
          </table:table-cell>
          <table:table-cell office:value-type="float" office:value="28790" table:style-name="ce53">
            <text:p>28,790<text:s/></text:p>
          </table:table-cell>
          <table:table-cell office:value-type="float" office:value="45.067468144391221" table:style-name="ce70">
            <text:p>45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25856" table:style-name="ce53">
            <text:p>125,856<text:s/></text:p>
          </table:table-cell>
          <table:table-cell office:value-type="float" office:value="59512" table:style-name="ce53">
            <text:p>59,512<text:s/></text:p>
          </table:table-cell>
          <table:table-cell office:value-type="float" office:value="47.285786931095856" table:style-name="ce70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44503" table:style-name="ce53">
            <text:p>44,503<text:s/></text:p>
          </table:table-cell>
          <table:table-cell office:value-type="float" office:value="22249" table:style-name="ce53">
            <text:p>22,249<text:s/></text:p>
          </table:table-cell>
          <table:table-cell office:value-type="float" office:value="49.994382401186442" table:style-name="ce70">
            <text:p>5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47704" table:style-name="ce53">
            <text:p>47,704<text:s/></text:p>
          </table:table-cell>
          <table:table-cell office:value-type="float" office:value="21015" table:style-name="ce53">
            <text:p>21,015<text:s/></text:p>
          </table:table-cell>
          <table:table-cell office:value-type="float" office:value="44.052909609257085" table:style-name="ce70">
            <text:p>4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92207" table:style-name="ce53">
            <text:p>92,207<text:s/></text:p>
          </table:table-cell>
          <table:table-cell office:value-type="float" office:value="43264" table:style-name="ce53">
            <text:p>43,264<text:s/></text:p>
          </table:table-cell>
          <table:table-cell office:value-type="float" office:value="46.920515795980783" table:style-name="ce70">
            <text:p>4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38417" table:style-name="ce53">
            <text:p>38,417<text:s/></text:p>
          </table:table-cell>
          <table:table-cell office:value-type="float" office:value="19652" table:style-name="ce53">
            <text:p>19,652<text:s/></text:p>
          </table:table-cell>
          <table:table-cell office:value-type="float" office:value="51.154436837858242" table:style-name="ce70">
            <text:p>5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0768" table:style-name="ce53">
            <text:p>40,768<text:s/></text:p>
          </table:table-cell>
          <table:table-cell office:value-type="float" office:value="17941" table:style-name="ce53">
            <text:p>17,941<text:s/></text:p>
          </table:table-cell>
          <table:table-cell office:value-type="float" office:value="44.007554945054942" table:style-name="ce70">
            <text:p>44.0<text:s/></text:p>
          </table:table-cell>
          <table:table-cell office:value-type="string" table:style-name="ce64">
            <text:p><text:s text:c="3"/></text:p>
          </table:table-cell>
          <table:table-cell office:value-type="float" office:value="79185" table:style-name="ce53">
            <text:p>79,185<text:s/></text:p>
          </table:table-cell>
          <table:table-cell office:value-type="float" office:value="37593" table:style-name="ce53">
            <text:p>37,593<text:s/></text:p>
          </table:table-cell>
          <table:table-cell office:value-type="float" office:value="47.474900549346465" table:style-name="ce70">
            <text:p>47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33923" table:style-name="ce53">
            <text:p>33,923<text:s/></text:p>
          </table:table-cell>
          <table:table-cell office:value-type="float" office:value="17389" table:style-name="ce53">
            <text:p>17,389<text:s/></text:p>
          </table:table-cell>
          <table:table-cell office:value-type="float" office:value="51.26020693924476" table:style-name="ce70">
            <text:p>5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7031" table:style-name="ce53">
            <text:p>37,031<text:s/></text:p>
          </table:table-cell>
          <table:table-cell office:value-type="float" office:value="16539" table:style-name="ce53">
            <text:p>16,539<text:s/></text:p>
          </table:table-cell>
          <table:table-cell office:value-type="float" office:value="44.662580000540089" table:style-name="ce70">
            <text:p>44.7<text:s/></text:p>
          </table:table-cell>
          <table:table-cell office:value-type="string" table:style-name="ce64">
            <text:p><text:s text:c="3"/></text:p>
          </table:table-cell>
          <table:table-cell office:value-type="float" office:value="70954" table:style-name="ce53">
            <text:p>70,954<text:s/></text:p>
          </table:table-cell>
          <table:table-cell office:value-type="float" office:value="33928" table:style-name="ce53">
            <text:p>33,928<text:s/></text:p>
          </table:table-cell>
          <table:table-cell office:value-type="float" office:value="47.816895453392334" table:style-name="ce70">
            <text:p>47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29275" table:style-name="ce53">
            <text:p>29,275<text:s/></text:p>
          </table:table-cell>
          <table:table-cell office:value-type="float" office:value="15051" table:style-name="ce53">
            <text:p>15,051<text:s/></text:p>
          </table:table-cell>
          <table:table-cell office:value-type="float" office:value="51.412467976088813" table:style-name="ce70">
            <text:p>5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2712" table:style-name="ce53">
            <text:p>32,712<text:s/></text:p>
          </table:table-cell>
          <table:table-cell office:value-type="float" office:value="14461" table:style-name="ce53">
            <text:p>14,461<text:s/></text:p>
          </table:table-cell>
          <table:table-cell office:value-type="float" office:value="44.207018831010025" table:style-name="ce70">
            <text:p>44.2<text:s/></text:p>
          </table:table-cell>
          <table:table-cell office:value-type="string" table:style-name="ce64">
            <text:p><text:s text:c="3"/></text:p>
          </table:table-cell>
          <table:table-cell office:value-type="float" office:value="61987" table:style-name="ce53">
            <text:p>61,987<text:s/></text:p>
          </table:table-cell>
          <table:table-cell office:value-type="float" office:value="29512" table:style-name="ce53">
            <text:p>29,512<text:s/></text:p>
          </table:table-cell>
          <table:table-cell office:value-type="float" office:value="47.609982738316106" table:style-name="ce70">
            <text:p>4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5054" table:style-name="ce53">
            <text:p>25,054<text:s/></text:p>
          </table:table-cell>
          <table:table-cell office:value-type="float" office:value="12883" table:style-name="ce53">
            <text:p>12,883<text:s/></text:p>
          </table:table-cell>
          <table:table-cell office:value-type="float" office:value="51.420930789494697" table:style-name="ce70">
            <text:p>5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8305" table:style-name="ce53">
            <text:p>28,305<text:s/></text:p>
          </table:table-cell>
          <table:table-cell office:value-type="float" office:value="12436" table:style-name="ce53">
            <text:p>12,436<text:s/></text:p>
          </table:table-cell>
          <table:table-cell office:value-type="float" office:value="43.935700406288646" table:style-name="ce70">
            <text:p>43.9<text:s/></text:p>
          </table:table-cell>
          <table:table-cell office:value-type="string" table:style-name="ce64">
            <text:p><text:s text:c="3"/></text:p>
          </table:table-cell>
          <table:table-cell office:value-type="float" office:value="53359" table:style-name="ce53">
            <text:p>53,359<text:s/></text:p>
          </table:table-cell>
          <table:table-cell office:value-type="float" office:value="25319" table:style-name="ce53">
            <text:p>25,319<text:s/></text:p>
          </table:table-cell>
          <table:table-cell office:value-type="float" office:value="47.450289548154949" table:style-name="ce70">
            <text:p>47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2916" table:style-name="ce53">
            <text:p>22,916<text:s/></text:p>
          </table:table-cell>
          <table:table-cell office:value-type="float" office:value="11625" table:style-name="ce53">
            <text:p>11,625<text:s/></text:p>
          </table:table-cell>
          <table:table-cell office:value-type="float" office:value="50.728748472682845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6422" table:style-name="ce53">
            <text:p>26,422<text:s/></text:p>
          </table:table-cell>
          <table:table-cell office:value-type="float" office:value="11323" table:style-name="ce53">
            <text:p>11,323<text:s/></text:p>
          </table:table-cell>
          <table:table-cell office:value-type="float" office:value="42.854439482249639" table:style-name="ce70">
            <text:p>42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9338" table:style-name="ce53">
            <text:p>49,338<text:s/></text:p>
          </table:table-cell>
          <table:table-cell office:value-type="float" office:value="22948" table:style-name="ce53">
            <text:p>22,948<text:s/></text:p>
          </table:table-cell>
          <table:table-cell office:value-type="float" office:value="46.51181644979529" table:style-name="ce70">
            <text:p>4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0309" table:style-name="ce53">
            <text:p>20,309<text:s/></text:p>
          </table:table-cell>
          <table:table-cell office:value-type="float" office:value="10303" table:style-name="ce53">
            <text:p>10,303<text:s/></text:p>
          </table:table-cell>
          <table:table-cell office:value-type="float" office:value="50.731202914963802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3980" table:style-name="ce53">
            <text:p>23,980<text:s/></text:p>
          </table:table-cell>
          <table:table-cell office:value-type="float" office:value="10158" table:style-name="ce53">
            <text:p>10,158<text:s/></text:p>
          </table:table-cell>
          <table:table-cell office:value-type="float" office:value="42.36030025020851" table:style-name="ce70">
            <text:p>4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44289" table:style-name="ce53">
            <text:p>44,289<text:s/></text:p>
          </table:table-cell>
          <table:table-cell office:value-type="float" office:value="20461" table:style-name="ce53">
            <text:p>20,461<text:s/></text:p>
          </table:table-cell>
          <table:table-cell office:value-type="float" office:value="46.198830409356724" table:style-name="ce70">
            <text:p>4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18673" table:style-name="ce53">
            <text:p>18,673<text:s/></text:p>
          </table:table-cell>
          <table:table-cell office:value-type="float" office:value="9280" table:style-name="ce53">
            <text:p>9,280<text:s/></text:p>
          </table:table-cell>
          <table:table-cell office:value-type="float" office:value="49.697424088255765" table:style-name="ce70">
            <text:p>4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2762" table:style-name="ce53">
            <text:p>22,762<text:s/></text:p>
          </table:table-cell>
          <table:table-cell office:value-type="float" office:value="9368" table:style-name="ce53">
            <text:p>9,368<text:s/></text:p>
          </table:table-cell>
          <table:table-cell office:value-type="float" office:value="41.156313153501451" table:style-name="ce70">
            <text:p>4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1435" table:style-name="ce53">
            <text:p>41,435<text:s/></text:p>
          </table:table-cell>
          <table:table-cell office:value-type="float" office:value="18648" table:style-name="ce53">
            <text:p>18,648<text:s/></text:p>
          </table:table-cell>
          <table:table-cell office:value-type="float" office:value="45.005430191866779" table:style-name="ce70">
            <text:p>45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7691" table:style-name="ce53">
            <text:p>17,691<text:s/></text:p>
          </table:table-cell>
          <table:table-cell office:value-type="float" office:value="8645" table:style-name="ce53">
            <text:p>8,645<text:s/></text:p>
          </table:table-cell>
          <table:table-cell office:value-type="float" office:value="48.866655361483232" table:style-name="ce70">
            <text:p>4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1705" table:style-name="ce53">
            <text:p>21,705<text:s/></text:p>
          </table:table-cell>
          <table:table-cell office:value-type="float" office:value="8689" table:style-name="ce53">
            <text:p>8,689<text:s/></text:p>
          </table:table-cell>
          <table:table-cell office:value-type="float" office:value="40.032250633494584" table:style-name="ce70">
            <text:p>4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39396" table:style-name="ce53">
            <text:p>39,396<text:s/></text:p>
          </table:table-cell>
          <table:table-cell office:value-type="float" office:value="17334" table:style-name="ce53">
            <text:p>17,334<text:s/></text:p>
          </table:table-cell>
          <table:table-cell office:value-type="float" office:value="43.99939080109656" table:style-name="ce70">
            <text:p>4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6736" table:style-name="ce53">
            <text:p>16,736<text:s/></text:p>
          </table:table-cell>
          <table:table-cell office:value-type="float" office:value="8008" table:style-name="ce53">
            <text:p>8,008<text:s/></text:p>
          </table:table-cell>
          <table:table-cell office:value-type="float" office:value="47.848948374760994" table:style-name="ce70">
            <text:p>47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0449" table:style-name="ce53">
            <text:p>20,449<text:s/></text:p>
          </table:table-cell>
          <table:table-cell office:value-type="float" office:value="7949" table:style-name="ce53">
            <text:p>7,949<text:s/></text:p>
          </table:table-cell>
          <table:table-cell office:value-type="float" office:value="38.872316494694118" table:style-name="ce70">
            <text:p>3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7187" table:style-name="ce53">
            <text:p>37,187<text:s/></text:p>
          </table:table-cell>
          <table:table-cell office:value-type="float" office:value="15957" table:style-name="ce53">
            <text:p>15,957<text:s/></text:p>
          </table:table-cell>
          <table:table-cell office:value-type="float" office:value="42.910156775217146" table:style-name="ce70">
            <text:p>42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6079" table:style-name="ce53">
            <text:p>16,079<text:s/></text:p>
          </table:table-cell>
          <table:table-cell office:value-type="float" office:value="7666" table:style-name="ce53">
            <text:p>7,666<text:s/></text:p>
          </table:table-cell>
          <table:table-cell office:value-type="float" office:value="47.677094346663353" table:style-name="ce70">
            <text:p>4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9693" table:style-name="ce53">
            <text:p>19,693<text:s/></text:p>
          </table:table-cell>
          <table:table-cell office:value-type="float" office:value="7669" table:style-name="ce53">
            <text:p>7,669<text:s/></text:p>
          </table:table-cell>
          <table:table-cell office:value-type="float" office:value="38.942771543187938" table:style-name="ce70">
            <text:p>3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5772" table:style-name="ce53">
            <text:p>35,772<text:s/></text:p>
          </table:table-cell>
          <table:table-cell office:value-type="float" office:value="15335" table:style-name="ce53">
            <text:p>15,335<text:s/></text:p>
          </table:table-cell>
          <table:table-cell office:value-type="float" office:value="42.868724141786871" table:style-name="ce70">
            <text:p>42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4586" table:style-name="ce53">
            <text:p>14,586<text:s/></text:p>
          </table:table-cell>
          <table:table-cell office:value-type="float" office:value="6918" table:style-name="ce53">
            <text:p>6,918<text:s/></text:p>
          </table:table-cell>
          <table:table-cell office:value-type="float" office:value="47.429041546688602" table:style-name="ce70">
            <text:p>4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8601" table:style-name="ce53">
            <text:p>18,601<text:s/></text:p>
          </table:table-cell>
          <table:table-cell office:value-type="float" office:value="7038" table:style-name="ce53">
            <text:p>7,038<text:s/></text:p>
          </table:table-cell>
          <table:table-cell office:value-type="float" office:value="37.83667544755658" table:style-name="ce70">
            <text:p>37.8<text:s/></text:p>
          </table:table-cell>
          <table:table-cell office:value-type="string" table:style-name="ce64">
            <text:p><text:s text:c="3"/></text:p>
          </table:table-cell>
          <table:table-cell office:value-type="float" office:value="33187" table:style-name="ce53">
            <text:p>33,187<text:s/></text:p>
          </table:table-cell>
          <table:table-cell office:value-type="float" office:value="13956" table:style-name="ce53">
            <text:p>13,956<text:s/></text:p>
          </table:table-cell>
          <table:table-cell office:value-type="float" office:value="42.05261096212373" table:style-name="ce70">
            <text:p>42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3918" table:style-name="ce53">
            <text:p>13,918<text:s/></text:p>
          </table:table-cell>
          <table:table-cell office:value-type="float" office:value="6337" table:style-name="ce53">
            <text:p>6,337<text:s/></text:p>
          </table:table-cell>
          <table:table-cell office:value-type="float" office:value="45.530967092973135" table:style-name="ce70">
            <text:p>45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7387" table:style-name="ce53">
            <text:p>17,387<text:s/></text:p>
          </table:table-cell>
          <table:table-cell office:value-type="float" office:value="6444" table:style-name="ce53">
            <text:p>6,444<text:s/></text:p>
          </table:table-cell>
          <table:table-cell office:value-type="float" office:value="37.062172887789728" table:style-name="ce70">
            <text:p>3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1305" table:style-name="ce53">
            <text:p>31,305<text:s/></text:p>
          </table:table-cell>
          <table:table-cell office:value-type="float" office:value="12781" table:style-name="ce53">
            <text:p>12,781<text:s/></text:p>
          </table:table-cell>
          <table:table-cell office:value-type="float" office:value="40.827343874780382" table:style-name="ce70">
            <text:p>40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2770" table:style-name="ce53">
            <text:p>12,770<text:s/></text:p>
          </table:table-cell>
          <table:table-cell office:value-type="float" office:value="5802" table:style-name="ce53">
            <text:p>5,802<text:s/></text:p>
          </table:table-cell>
          <table:table-cell office:value-type="float" office:value="45.434612372748632" table:style-name="ce70">
            <text:p>45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6188" table:style-name="ce53">
            <text:p>16,188<text:s/></text:p>
          </table:table-cell>
          <table:table-cell office:value-type="float" office:value="5837" table:style-name="ce53">
            <text:p>5,837<text:s/></text:p>
          </table:table-cell>
          <table:table-cell office:value-type="float" office:value="36.057573511242893" table:style-name="ce70">
            <text:p>36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8958" table:style-name="ce53">
            <text:p>28,958<text:s/></text:p>
          </table:table-cell>
          <table:table-cell office:value-type="float" office:value="11639" table:style-name="ce53">
            <text:p>11,639<text:s/></text:p>
          </table:table-cell>
          <table:table-cell office:value-type="float" office:value="40.192692865529388" table:style-name="ce70">
            <text:p>40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1474" table:style-name="ce53">
            <text:p>11,474<text:s/></text:p>
          </table:table-cell>
          <table:table-cell office:value-type="float" office:value="5261" table:style-name="ce53">
            <text:p>5,261<text:s/></text:p>
          </table:table-cell>
          <table:table-cell office:value-type="float" office:value="45.85149032595433" table:style-name="ce70">
            <text:p>45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4942" table:style-name="ce53">
            <text:p>14,942<text:s/></text:p>
          </table:table-cell>
          <table:table-cell office:value-type="float" office:value="5290" table:style-name="ce53">
            <text:p>5,290<text:s/></text:p>
          </table:table-cell>
          <table:table-cell office:value-type="float" office:value="35.403560433676887" table:style-name="ce70">
            <text:p>35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6416" table:style-name="ce53">
            <text:p>26,416<text:s/></text:p>
          </table:table-cell>
          <table:table-cell office:value-type="float" office:value="10551" table:style-name="ce53">
            <text:p>10,551<text:s/></text:p>
          </table:table-cell>
          <table:table-cell office:value-type="float" office:value="39.941701998788609" table:style-name="ce70">
            <text:p>39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10764" table:style-name="ce53">
            <text:p>10,764<text:s/></text:p>
          </table:table-cell>
          <table:table-cell office:value-type="float" office:value="4772" table:style-name="ce53">
            <text:p>4,772<text:s/></text:p>
          </table:table-cell>
          <table:table-cell office:value-type="float" office:value="44.33296172426607" table:style-name="ce70">
            <text:p>4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3863" table:style-name="ce53">
            <text:p>13,863<text:s/></text:p>
          </table:table-cell>
          <table:table-cell office:value-type="float" office:value="4880" table:style-name="ce53">
            <text:p>4,880<text:s/></text:p>
          </table:table-cell>
          <table:table-cell office:value-type="float" office:value="35.201615811873332" table:style-name="ce70">
            <text:p>35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4627" table:style-name="ce53">
            <text:p>24,627<text:s/></text:p>
          </table:table-cell>
          <table:table-cell office:value-type="float" office:value="9652" table:style-name="ce53">
            <text:p>9,652<text:s/></text:p>
          </table:table-cell>
          <table:table-cell office:value-type="float" office:value="39.192755918301053" table:style-name="ce70">
            <text:p>39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8954" table:style-name="ce53">
            <text:p>8,954<text:s/></text:p>
          </table:table-cell>
          <table:table-cell office:value-type="float" office:value="4030" table:style-name="ce53">
            <text:p>4,030<text:s/></text:p>
          </table:table-cell>
          <table:table-cell office:value-type="float" office:value="45.00781773509047" table:style-name="ce70">
            <text:p>45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2002" table:style-name="ce53">
            <text:p>12,002<text:s/></text:p>
          </table:table-cell>
          <table:table-cell office:value-type="float" office:value="4135" table:style-name="ce53">
            <text:p>4,135<text:s/></text:p>
          </table:table-cell>
          <table:table-cell office:value-type="float" office:value="34.452591234794198" table:style-name="ce70">
            <text:p>34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0956" table:style-name="ce53">
            <text:p>20,956<text:s/></text:p>
          </table:table-cell>
          <table:table-cell office:value-type="float" office:value="8165" table:style-name="ce53">
            <text:p>8,165<text:s/></text:p>
          </table:table-cell>
          <table:table-cell office:value-type="float" office:value="38.962588280206148" table:style-name="ce70">
            <text:p>39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7775" table:style-name="ce53">
            <text:p>7,775<text:s/></text:p>
          </table:table-cell>
          <table:table-cell office:value-type="float" office:value="3451" table:style-name="ce53">
            <text:p>3,451<text:s/></text:p>
          </table:table-cell>
          <table:table-cell office:value-type="float" office:value="44.385852090032159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0255" table:style-name="ce53">
            <text:p>10,255<text:s/></text:p>
          </table:table-cell>
          <table:table-cell office:value-type="float" office:value="3452" table:style-name="ce53">
            <text:p>3,452<text:s/></text:p>
          </table:table-cell>
          <table:table-cell office:value-type="float" office:value="33.661628473915158" table:style-name="ce70">
            <text:p>33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8030" table:style-name="ce53">
            <text:p>18,030<text:s/></text:p>
          </table:table-cell>
          <table:table-cell office:value-type="float" office:value="6903" table:style-name="ce53">
            <text:p>6,903<text:s/></text:p>
          </table:table-cell>
          <table:table-cell office:value-type="float" office:value="38.286189683860236" table:style-name="ce70">
            <text:p>38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6856" table:style-name="ce53">
            <text:p>6,856<text:s/></text:p>
          </table:table-cell>
          <table:table-cell office:value-type="float" office:value="3007" table:style-name="ce53">
            <text:p>3,007<text:s/></text:p>
          </table:table-cell>
          <table:table-cell office:value-type="float" office:value="43.859393232205363" table:style-name="ce70">
            <text:p>43.9<text:s/></text:p>
          </table:table-cell>
          <table:table-cell office:value-type="string" table:style-name="ce64">
            <text:p><text:s text:c="3"/></text:p>
          </table:table-cell>
          <table:table-cell office:value-type="float" office:value="8899" table:style-name="ce53">
            <text:p>8,899<text:s/></text:p>
          </table:table-cell>
          <table:table-cell office:value-type="float" office:value="2956" table:style-name="ce53">
            <text:p>2,956<text:s/></text:p>
          </table:table-cell>
          <table:table-cell office:value-type="float" office:value="33.217215417462633" table:style-name="ce70">
            <text:p>33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5755" table:style-name="ce53">
            <text:p>15,755<text:s/></text:p>
          </table:table-cell>
          <table:table-cell office:value-type="float" office:value="5963" table:style-name="ce53">
            <text:p>5,963<text:s/></text:p>
          </table:table-cell>
          <table:table-cell office:value-type="float" office:value="37.848302126309108" table:style-name="ce70">
            <text:p>37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6292" table:style-name="ce53">
            <text:p>6,292<text:s/></text:p>
          </table:table-cell>
          <table:table-cell office:value-type="float" office:value="2607" table:style-name="ce53">
            <text:p>2,607<text:s/></text:p>
          </table:table-cell>
          <table:table-cell office:value-type="float" office:value="41.433566433566426" table:style-name="ce70">
            <text:p>4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8176" table:style-name="ce53">
            <text:p>8,176<text:s/></text:p>
          </table:table-cell>
          <table:table-cell office:value-type="float" office:value="2738" table:style-name="ce53">
            <text:p>2,738<text:s/></text:p>
          </table:table-cell>
          <table:table-cell office:value-type="float" office:value="33.488258317025441" table:style-name="ce70">
            <text:p>3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4468" table:style-name="ce53">
            <text:p>14,468<text:s/></text:p>
          </table:table-cell>
          <table:table-cell office:value-type="float" office:value="5345" table:style-name="ce53">
            <text:p>5,345<text:s/></text:p>
          </table:table-cell>
          <table:table-cell office:value-type="float" office:value="36.94359966823334" table:style-name="ce70">
            <text:p>3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5368" table:style-name="ce53">
            <text:p>5,368<text:s/></text:p>
          </table:table-cell>
          <table:table-cell office:value-type="float" office:value="2326" table:style-name="ce53">
            <text:p>2,326<text:s/></text:p>
          </table:table-cell>
          <table:table-cell office:value-type="float" office:value="43.330849478390462" table:style-name="ce70">
            <text:p>43.3<text:s/></text:p>
          </table:table-cell>
          <table:table-cell office:value-type="string" table:style-name="ce64">
            <text:p><text:s text:c="3"/></text:p>
          </table:table-cell>
          <table:table-cell office:value-type="float" office:value="7148" table:style-name="ce53">
            <text:p>7,148<text:s/></text:p>
          </table:table-cell>
          <table:table-cell office:value-type="float" office:value="2277" table:style-name="ce53">
            <text:p>2,277<text:s/></text:p>
          </table:table-cell>
          <table:table-cell office:value-type="float" office:value="31.855064353665362" table:style-name="ce70">
            <text:p>3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2516" table:style-name="ce53">
            <text:p>12,516<text:s/></text:p>
          </table:table-cell>
          <table:table-cell office:value-type="float" office:value="4603" table:style-name="ce53">
            <text:p>4,603<text:s/></text:p>
          </table:table-cell>
          <table:table-cell office:value-type="float" office:value="36.776925535314803" table:style-name="ce70">
            <text:p>36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4927" table:style-name="ce53">
            <text:p>4,927<text:s/></text:p>
          </table:table-cell>
          <table:table-cell office:value-type="float" office:value="2077" table:style-name="ce53">
            <text:p>2,077<text:s/></text:p>
          </table:table-cell>
          <table:table-cell office:value-type="float" office:value="42.155469859955346" table:style-name="ce70">
            <text:p>4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6551" table:style-name="ce53">
            <text:p>6,551<text:s/></text:p>
          </table:table-cell>
          <table:table-cell office:value-type="float" office:value="2085" table:style-name="ce53">
            <text:p>2,085<text:s/></text:p>
          </table:table-cell>
          <table:table-cell office:value-type="float" office:value="31.827201953900168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1478" table:style-name="ce53">
            <text:p>11,478<text:s/></text:p>
          </table:table-cell>
          <table:table-cell office:value-type="float" office:value="4162" table:style-name="ce53">
            <text:p>4,162<text:s/></text:p>
          </table:table-cell>
          <table:table-cell office:value-type="float" office:value="36.260672591043736" table:style-name="ce70">
            <text:p>36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156" table:style-name="ce53">
            <text:p>4,156<text:s/></text:p>
          </table:table-cell>
          <table:table-cell office:value-type="float" office:value="1777" table:style-name="ce53">
            <text:p>1,777<text:s/></text:p>
          </table:table-cell>
          <table:table-cell office:value-type="float" office:value="42.757459095283927" table:style-name="ce70">
            <text:p>42.8<text:s/></text:p>
          </table:table-cell>
          <table:table-cell office:value-type="string" table:style-name="ce64">
            <text:p><text:s text:c="3"/></text:p>
          </table:table-cell>
          <table:table-cell office:value-type="float" office:value="5367" table:style-name="ce53">
            <text:p>5,367<text:s/></text:p>
          </table:table-cell>
          <table:table-cell office:value-type="float" office:value="1745" table:style-name="ce53">
            <text:p>1,745<text:s/></text:p>
          </table:table-cell>
          <table:table-cell office:value-type="float" office:value="32.513508477734305" table:style-name="ce70">
            <text:p>3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9523" table:style-name="ce53">
            <text:p>9,523<text:s/></text:p>
          </table:table-cell>
          <table:table-cell office:value-type="float" office:value="3522" table:style-name="ce53">
            <text:p>3,522<text:s/></text:p>
          </table:table-cell>
          <table:table-cell office:value-type="float" office:value="36.984143652210435" table:style-name="ce70">
            <text:p>37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3772" table:style-name="ce53">
            <text:p>3,772<text:s/></text:p>
          </table:table-cell>
          <table:table-cell office:value-type="float" office:value="1560" table:style-name="ce53">
            <text:p>1,560<text:s/></text:p>
          </table:table-cell>
          <table:table-cell office:value-type="float" office:value="41.357370095440082" table:style-name="ce70">
            <text:p>4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4815" table:style-name="ce53">
            <text:p>4,815<text:s/></text:p>
          </table:table-cell>
          <table:table-cell office:value-type="float" office:value="1530" table:style-name="ce53">
            <text:p>1,530<text:s/></text:p>
          </table:table-cell>
          <table:table-cell office:value-type="float" office:value="31.77570093457944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8587" table:style-name="ce53">
            <text:p>8,587<text:s/></text:p>
          </table:table-cell>
          <table:table-cell office:value-type="float" office:value="3090" table:style-name="ce53">
            <text:p>3,090<text:s/></text:p>
          </table:table-cell>
          <table:table-cell office:value-type="float" office:value="35.984627925934554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493" table:style-name="ce53">
            <text:p>3,493<text:s/></text:p>
          </table:table-cell>
          <table:table-cell office:value-type="float" office:value="1438" table:style-name="ce53">
            <text:p>1,438<text:s/></text:p>
          </table:table-cell>
          <table:table-cell office:value-type="float" office:value="41.168050386487259" table:style-name="ce70">
            <text:p>4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239" table:style-name="ce53">
            <text:p>4,239<text:s/></text:p>
          </table:table-cell>
          <table:table-cell office:value-type="float" office:value="1332" table:style-name="ce53">
            <text:p>1,332<text:s/></text:p>
          </table:table-cell>
          <table:table-cell office:value-type="float" office:value="31.422505307855626" table:style-name="ce70">
            <text:p>3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7732" table:style-name="ce53">
            <text:p>7,732<text:s/></text:p>
          </table:table-cell>
          <table:table-cell office:value-type="float" office:value="2770" table:style-name="ce53">
            <text:p>2,770<text:s/></text:p>
          </table:table-cell>
          <table:table-cell office:value-type="float" office:value="35.825142265907914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2965" table:style-name="ce53">
            <text:p>2,965<text:s/></text:p>
          </table:table-cell>
          <table:table-cell office:value-type="float" office:value="1257" table:style-name="ce53">
            <text:p>1,257<text:s/></text:p>
          </table:table-cell>
          <table:table-cell office:value-type="float" office:value="42.394603709949408" table:style-name="ce70">
            <text:p>4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813" table:style-name="ce53">
            <text:p>3,813<text:s/></text:p>
          </table:table-cell>
          <table:table-cell office:value-type="float" office:value="1202" table:style-name="ce53">
            <text:p>1,202<text:s/></text:p>
          </table:table-cell>
          <table:table-cell office:value-type="float" office:value="31.523734592184631" table:style-name="ce70">
            <text:p>3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6778" table:style-name="ce53">
            <text:p>6,778<text:s/></text:p>
          </table:table-cell>
          <table:table-cell office:value-type="float" office:value="2459" table:style-name="ce53">
            <text:p>2,459<text:s/></text:p>
          </table:table-cell>
          <table:table-cell office:value-type="float" office:value="36.279138388905281" table:style-name="ce70">
            <text:p>36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650" table:style-name="ce53">
            <text:p>2,650<text:s/></text:p>
          </table:table-cell>
          <table:table-cell office:value-type="float" office:value="1099" table:style-name="ce53">
            <text:p>1,099<text:s/></text:p>
          </table:table-cell>
          <table:table-cell office:value-type="float" office:value="41.471698113207552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3240" table:style-name="ce53">
            <text:p>3,240<text:s/></text:p>
          </table:table-cell>
          <table:table-cell office:value-type="float" office:value="1003" table:style-name="ce53">
            <text:p>1,003<text:s/></text:p>
          </table:table-cell>
          <table:table-cell office:value-type="float" office:value="30.956790123456791" table:style-name="ce70">
            <text:p>3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5890" table:style-name="ce53">
            <text:p>5,890<text:s/></text:p>
          </table:table-cell>
          <table:table-cell office:value-type="float" office:value="2102" table:style-name="ce53">
            <text:p>2,102<text:s/></text:p>
          </table:table-cell>
          <table:table-cell office:value-type="float" office:value="35.687606112054326" table:style-name="ce70">
            <text:p>35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291" table:style-name="ce53">
            <text:p>2,291<text:s/></text:p>
          </table:table-cell>
          <table:table-cell office:value-type="float" office:value="958" table:style-name="ce53">
            <text:p>958<text:s/></text:p>
          </table:table-cell>
          <table:table-cell office:value-type="float" office:value="41.815800960279354" table:style-name="ce70">
            <text:p>4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980" table:style-name="ce53">
            <text:p>2,980<text:s/></text:p>
          </table:table-cell>
          <table:table-cell office:value-type="float" office:value="934" table:style-name="ce53">
            <text:p>934<text:s/></text:p>
          </table:table-cell>
          <table:table-cell office:value-type="float" office:value="31.34228187919463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5271" table:style-name="ce53">
            <text:p>5,271<text:s/></text:p>
          </table:table-cell>
          <table:table-cell office:value-type="float" office:value="1892" table:style-name="ce53">
            <text:p>1,892<text:s/></text:p>
          </table:table-cell>
          <table:table-cell office:value-type="float" office:value="35.894517169417568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1889" table:style-name="ce53">
            <text:p>1,889<text:s/></text:p>
          </table:table-cell>
          <table:table-cell office:value-type="float" office:value="801" table:style-name="ce53">
            <text:p>801<text:s/></text:p>
          </table:table-cell>
          <table:table-cell office:value-type="float" office:value="42.403388035997885" table:style-name="ce70">
            <text:p>4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591" table:style-name="ce53">
            <text:p>2,591<text:s/></text:p>
          </table:table-cell>
          <table:table-cell office:value-type="float" office:value="793" table:style-name="ce53">
            <text:p>793<text:s/></text:p>
          </table:table-cell>
          <table:table-cell office:value-type="float" office:value="30.60594365109996" table:style-name="ce70">
            <text:p>3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4480" table:style-name="ce53">
            <text:p>4,480<text:s/></text:p>
          </table:table-cell>
          <table:table-cell office:value-type="float" office:value="1594" table:style-name="ce53">
            <text:p>1,594<text:s/></text:p>
          </table:table-cell>
          <table:table-cell office:value-type="float" office:value="35.580357142857139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598" table:style-name="ce53">
            <text:p>1,598<text:s/></text:p>
          </table:table-cell>
          <table:table-cell office:value-type="float" office:value="663" table:style-name="ce53">
            <text:p>663<text:s/></text:p>
          </table:table-cell>
          <table:table-cell office:value-type="float" office:value="41.48936170212766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260" table:style-name="ce53">
            <text:p>2,260<text:s/></text:p>
          </table:table-cell>
          <table:table-cell office:value-type="float" office:value="706" table:style-name="ce53">
            <text:p>706<text:s/></text:p>
          </table:table-cell>
          <table:table-cell office:value-type="float" office:value="31.238938053097346" table:style-name="ce70">
            <text:p>3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858" table:style-name="ce53">
            <text:p>3,858<text:s/></text:p>
          </table:table-cell>
          <table:table-cell office:value-type="float" office:value="1369" table:style-name="ce53">
            <text:p>1,369<text:s/></text:p>
          </table:table-cell>
          <table:table-cell office:value-type="float" office:value="35.484707102125455" table:style-name="ce70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457" table:style-name="ce53">
            <text:p>1,457<text:s/></text:p>
          </table:table-cell>
          <table:table-cell office:value-type="float" office:value="608" table:style-name="ce53">
            <text:p>608<text:s/></text:p>
          </table:table-cell>
          <table:table-cell office:value-type="float" office:value="41.729581331503084" table:style-name="ce70">
            <text:p>4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089" table:style-name="ce53">
            <text:p>2,089<text:s/></text:p>
          </table:table-cell>
          <table:table-cell office:value-type="float" office:value="649" table:style-name="ce53">
            <text:p>649<text:s/></text:p>
          </table:table-cell>
          <table:table-cell office:value-type="float" office:value="31.06749640976544" table:style-name="ce70">
            <text:p>3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546" table:style-name="ce53">
            <text:p>3,546<text:s/></text:p>
          </table:table-cell>
          <table:table-cell office:value-type="float" office:value="1257" table:style-name="ce53">
            <text:p>1,257<text:s/></text:p>
          </table:table-cell>
          <table:table-cell office:value-type="float" office:value="35.448392554991536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264" table:style-name="ce53">
            <text:p>1,264<text:s/></text:p>
          </table:table-cell>
          <table:table-cell office:value-type="float" office:value="558" table:style-name="ce53">
            <text:p>558<text:s/></text:p>
          </table:table-cell>
          <table:table-cell office:value-type="float" office:value="44.145569620253163" table:style-name="ce70">
            <text:p>4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821" table:style-name="ce53">
            <text:p>1,821<text:s/></text:p>
          </table:table-cell>
          <table:table-cell office:value-type="float" office:value="533" table:style-name="ce53">
            <text:p>533<text:s/></text:p>
          </table:table-cell>
          <table:table-cell office:value-type="float" office:value="29.269632070291049" table:style-name="ce70">
            <text:p>29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085" table:style-name="ce53">
            <text:p>3,085<text:s/></text:p>
          </table:table-cell>
          <table:table-cell office:value-type="float" office:value="1091" table:style-name="ce53">
            <text:p>1,091<text:s/></text:p>
          </table:table-cell>
          <table:table-cell office:value-type="float" office:value="35.364667747163693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180" table:style-name="ce53">
            <text:p>1,180<text:s/></text:p>
          </table:table-cell>
          <table:table-cell office:value-type="float" office:value="479" table:style-name="ce53">
            <text:p>479<text:s/></text:p>
          </table:table-cell>
          <table:table-cell office:value-type="float" office:value="40.593220338983052" table:style-name="ce70">
            <text:p>4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426" table:style-name="ce53">
            <text:p>1,426<text:s/></text:p>
          </table:table-cell>
          <table:table-cell office:value-type="float" office:value="432" table:style-name="ce53">
            <text:p>432<text:s/></text:p>
          </table:table-cell>
          <table:table-cell office:value-type="float" office:value="30.294530154277698" table:style-name="ce70">
            <text:p>3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606" table:style-name="ce53">
            <text:p>2,606<text:s/></text:p>
          </table:table-cell>
          <table:table-cell office:value-type="float" office:value="911" table:style-name="ce53">
            <text:p>911<text:s/></text:p>
          </table:table-cell>
          <table:table-cell office:value-type="float" office:value="34.957789716039905" table:style-name="ce70">
            <text:p>35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922" table:style-name="ce53">
            <text:p>922<text:s/></text:p>
          </table:table-cell>
          <table:table-cell office:value-type="float" office:value="383" table:style-name="ce53">
            <text:p>383<text:s/></text:p>
          </table:table-cell>
          <table:table-cell office:value-type="float" office:value="41.540130151843812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381" table:style-name="ce53">
            <text:p>1,381<text:s/></text:p>
          </table:table-cell>
          <table:table-cell office:value-type="float" office:value="407" table:style-name="ce53">
            <text:p>407<text:s/></text:p>
          </table:table-cell>
          <table:table-cell office:value-type="float" office:value="29.471397538015932" table:style-name="ce70">
            <text:p>29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303" table:style-name="ce53">
            <text:p>2,303<text:s/></text:p>
          </table:table-cell>
          <table:table-cell office:value-type="float" office:value="790" table:style-name="ce53">
            <text:p>790<text:s/></text:p>
          </table:table-cell>
          <table:table-cell office:value-type="float" office:value="34.303082935301781" table:style-name="ce70">
            <text:p>34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839" table:style-name="ce53">
            <text:p>839<text:s/></text:p>
          </table:table-cell>
          <table:table-cell office:value-type="float" office:value="342" table:style-name="ce53">
            <text:p>342<text:s/></text:p>
          </table:table-cell>
          <table:table-cell office:value-type="float" office:value="40.762812872467222" table:style-name="ce70">
            <text:p>4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132" table:style-name="ce53">
            <text:p>1,132<text:s/></text:p>
          </table:table-cell>
          <table:table-cell office:value-type="float" office:value="347" table:style-name="ce53">
            <text:p>347<text:s/></text:p>
          </table:table-cell>
          <table:table-cell office:value-type="float" office:value="30.653710247349821" table:style-name="ce70">
            <text:p>3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971" table:style-name="ce53">
            <text:p>1,971<text:s/></text:p>
          </table:table-cell>
          <table:table-cell office:value-type="float" office:value="689" table:style-name="ce53">
            <text:p>689<text:s/></text:p>
          </table:table-cell>
          <table:table-cell office:value-type="float" office:value="34.956874682902082" table:style-name="ce70">
            <text:p>35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778" table:style-name="ce53">
            <text:p>778<text:s/></text:p>
          </table:table-cell>
          <table:table-cell office:value-type="float" office:value="311" table:style-name="ce53">
            <text:p>311<text:s/></text:p>
          </table:table-cell>
          <table:table-cell office:value-type="float" office:value="39.974293059125962" table:style-name="ce70">
            <text:p>4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963" table:style-name="ce53">
            <text:p>963<text:s/></text:p>
          </table:table-cell>
          <table:table-cell office:value-type="float" office:value="290" table:style-name="ce53">
            <text:p>290<text:s/></text:p>
          </table:table-cell>
          <table:table-cell office:value-type="float" office:value="30.114226375908618" table:style-name="ce70">
            <text:p>3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741" table:style-name="ce53">
            <text:p>1,741<text:s/></text:p>
          </table:table-cell>
          <table:table-cell office:value-type="float" office:value="601" table:style-name="ce53">
            <text:p>601<text:s/></text:p>
          </table:table-cell>
          <table:table-cell office:value-type="float" office:value="34.52039058012636" table:style-name="ce70">
            <text:p>34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596" table:style-name="ce53">
            <text:p>596<text:s/></text:p>
          </table:table-cell>
          <table:table-cell office:value-type="float" office:value="250" table:style-name="ce53">
            <text:p>250<text:s/></text:p>
          </table:table-cell>
          <table:table-cell office:value-type="float" office:value="41.946308724832214" table:style-name="ce70">
            <text:p>4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835" table:style-name="ce53">
            <text:p>835<text:s/></text:p>
          </table:table-cell>
          <table:table-cell office:value-type="float" office:value="261" table:style-name="ce53">
            <text:p>261<text:s/></text:p>
          </table:table-cell>
          <table:table-cell office:value-type="float" office:value="31.257485029940121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431" table:style-name="ce53">
            <text:p>1,431<text:s/></text:p>
          </table:table-cell>
          <table:table-cell office:value-type="float" office:value="511" table:style-name="ce53">
            <text:p>511<text:s/></text:p>
          </table:table-cell>
          <table:table-cell office:value-type="float" office:value="35.709294199860238" table:style-name="ce70">
            <text:p>35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551" table:style-name="ce53">
            <text:p>551<text:s/></text:p>
          </table:table-cell>
          <table:table-cell office:value-type="float" office:value="225" table:style-name="ce53">
            <text:p>225<text:s/></text:p>
          </table:table-cell>
          <table:table-cell office:value-type="float" office:value="40.834845735027223" table:style-name="ce70">
            <text:p>4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611" table:style-name="ce53">
            <text:p>611<text:s/></text:p>
          </table:table-cell>
          <table:table-cell office:value-type="float" office:value="191" table:style-name="ce53">
            <text:p>191<text:s/></text:p>
          </table:table-cell>
          <table:table-cell office:value-type="float" office:value="31.260229132569556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162" table:style-name="ce53">
            <text:p>1,162<text:s/></text:p>
          </table:table-cell>
          <table:table-cell office:value-type="float" office:value="416" table:style-name="ce53">
            <text:p>416<text:s/></text:p>
          </table:table-cell>
          <table:table-cell office:value-type="float" office:value="35.800344234079176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441" table:style-name="ce53">
            <text:p>441<text:s/></text:p>
          </table:table-cell>
          <table:table-cell office:value-type="float" office:value="174" table:style-name="ce53">
            <text:p>174<text:s/></text:p>
          </table:table-cell>
          <table:table-cell office:value-type="float" office:value="39.455782312925173" table:style-name="ce70">
            <text:p>39.5<text:s/></text:p>
          </table:table-cell>
          <table:table-cell office:value-type="string" table:style-name="ce64">
            <text:p><text:s text:c="3"/></text:p>
          </table:table-cell>
          <table:table-cell office:value-type="float" office:value="572" table:style-name="ce53">
            <text:p>572<text:s/></text:p>
          </table:table-cell>
          <table:table-cell office:value-type="float" office:value="163" table:style-name="ce53">
            <text:p>163<text:s/></text:p>
          </table:table-cell>
          <table:table-cell office:value-type="float" office:value="28.496503496503497" table:style-name="ce70">
            <text:p>28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013" table:style-name="ce53">
            <text:p>1,013<text:s/></text:p>
          </table:table-cell>
          <table:table-cell office:value-type="float" office:value="337" table:style-name="ce53">
            <text:p>337<text:s/></text:p>
          </table:table-cell>
          <table:table-cell office:value-type="float" office:value="33.267522211253706" table:style-name="ce70">
            <text:p>33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393" table:style-name="ce53">
            <text:p>393<text:s/></text:p>
          </table:table-cell>
          <table:table-cell office:value-type="float" office:value="147" table:style-name="ce53">
            <text:p>147<text:s/></text:p>
          </table:table-cell>
          <table:table-cell office:value-type="float" office:value="37.404580152671755" table:style-name="ce70">
            <text:p>3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472" table:style-name="ce53">
            <text:p>472<text:s/></text:p>
          </table:table-cell>
          <table:table-cell office:value-type="float" office:value="137" table:style-name="ce53">
            <text:p>137<text:s/></text:p>
          </table:table-cell>
          <table:table-cell office:value-type="float" office:value="29.025423728813557" table:style-name="ce70">
            <text:p>29.0<text:s/></text:p>
          </table:table-cell>
          <table:table-cell office:value-type="string" table:style-name="ce64">
            <text:p><text:s text:c="3"/></text:p>
          </table:table-cell>
          <table:table-cell office:value-type="float" office:value="865" table:style-name="ce53">
            <text:p>865<text:s/></text:p>
          </table:table-cell>
          <table:table-cell office:value-type="float" office:value="284" table:style-name="ce53">
            <text:p>284<text:s/></text:p>
          </table:table-cell>
          <table:table-cell office:value-type="float" office:value="32.832369942196536" table:style-name="ce70">
            <text:p>32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301" table:style-name="ce53">
            <text:p>301<text:s/></text:p>
          </table:table-cell>
          <table:table-cell office:value-type="float" office:value="115" table:style-name="ce53">
            <text:p>115<text:s/></text:p>
          </table:table-cell>
          <table:table-cell office:value-type="float" office:value="38.205980066445179" table:style-name="ce70">
            <text:p>38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91" table:style-name="ce53">
            <text:p>391<text:s/></text:p>
          </table:table-cell>
          <table:table-cell office:value-type="float" office:value="113" table:style-name="ce53">
            <text:p>113<text:s/></text:p>
          </table:table-cell>
          <table:table-cell office:value-type="float" office:value="28.900255754475701" table:style-name="ce70">
            <text:p>2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692" table:style-name="ce53">
            <text:p>692<text:s/></text:p>
          </table:table-cell>
          <table:table-cell office:value-type="float" office:value="228" table:style-name="ce53">
            <text:p>228<text:s/></text:p>
          </table:table-cell>
          <table:table-cell office:value-type="float" office:value="32.947976878612714" table:style-name="ce70">
            <text:p>32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515" table:style-name="ce53">
            <text:p>1,515<text:s/></text:p>
          </table:table-cell>
          <table:table-cell office:value-type="float" office:value="673" table:style-name="ce53">
            <text:p>673<text:s/></text:p>
          </table:table-cell>
          <table:table-cell office:value-type="float" office:value="44.42244224422442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699" table:style-name="ce53">
            <text:p>1,699<text:s/></text:p>
          </table:table-cell>
          <table:table-cell office:value-type="float" office:value="470" table:style-name="ce53">
            <text:p>470<text:s/></text:p>
          </table:table-cell>
          <table:table-cell office:value-type="float" office:value="27.663331371394939" table:style-name="ce70">
            <text:p>2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214" table:style-name="ce53">
            <text:p>3,214<text:s/></text:p>
          </table:table-cell>
          <table:table-cell office:value-type="float" office:value="1143" table:style-name="ce53">
            <text:p>1,143<text:s/></text:p>
          </table:table-cell>
          <table:table-cell office:value-type="float" office:value="35.563161169881766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4" table:style-name="ce53">
            <text:p>4<text:s/></text:p>
          </table:table-cell>
          <table:table-cell office:value-type="float" office:value="2" table:style-name="ce53">
            <text:p>2<text:s/></text:p>
          </table:table-cell>
          <table:table-cell office:value-type="float" office:value="50" table:style-name="ce70">
            <text:p>5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" table:style-name="ce53">
            <text:p>2<text:s/></text:p>
          </table:table-cell>
          <table:table-cell office:value-type="float" office:value="2" table:style-name="ce53">
            <text:p>2<text:s/></text:p>
          </table:table-cell>
          <table:table-cell office:value-type="float" office:value="100" table:style-name="ce70">
            <text:p>10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6" table:style-name="ce53">
            <text:p>6<text:s/></text:p>
          </table:table-cell>
          <table:table-cell office:value-type="float" office:value="4" table:style-name="ce53">
            <text:p>4<text:s/></text:p>
          </table:table-cell>
          <table:table-cell office:value-type="float" office:value="66.666666666666671" table:style-name="ce70">
            <text:p>66.7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736261" table:style-name="ce57">
            <text:p>736,261<text:s/></text:p>
          </table:table-cell>
          <table:table-cell office:value-type="float" office:value="372777" table:style-name="ce57">
            <text:p>372,777<text:s/></text:p>
          </table:table-cell>
          <table:table-cell office:value-type="float" office:value="50.63109413645433" table:style-name="ce71">
            <text:p>50.6<text:s/></text:p>
          </table:table-cell>
          <table:table-cell office:value-type="string" table:style-name="ce67">
            <text:p><text:s text:c="3"/></text:p>
          </table:table-cell>
          <table:table-cell office:value-type="float" office:value="801472" table:style-name="ce57">
            <text:p>801,472<text:s/></text:p>
          </table:table-cell>
          <table:table-cell office:value-type="float" office:value="350667" table:style-name="ce57">
            <text:p>350,667<text:s/></text:p>
          </table:table-cell>
          <table:table-cell office:value-type="float" office:value="43.752869719715726" table:style-name="ce71">
            <text:p>43.8<text:s/></text:p>
          </table:table-cell>
          <table:table-cell office:value-type="string" table:style-name="ce67">
            <text:p><text:s text:c="3"/></text:p>
          </table:table-cell>
          <table:table-cell office:value-type="float" office:value="1537735" table:style-name="ce57">
            <text:p>1,537,735<text:s/></text:p>
          </table:table-cell>
          <table:table-cell office:value-type="float" office:value="723444" table:style-name="ce57">
            <text:p>723,444<text:s/></text:p>
          </table:table-cell>
          <table:table-cell office:value-type="float" office:value="47.046077510104148" table:style-name="ce71">
            <text:p>47.0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<text:s/>June 2016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ne 2017</text:p>
          </table:table-cell>
          <table:table-cell table:number-columns-repeated="5" table:style-name="ce36"/>
          <table:table-cell table:number-columns-repeated="16367" table:style-name="ce7"/>
        </table:table-row>
        <table:table-row table:number-rows-repeated="1048515" table:style-name="ro2">
          <table:table-cell table:number-columns-repeated="16384"/>
        </table:table-row>
      </table:table>
      <table:table table:name="DRT0203_2014-15" table:style-name="ta3">
        <table:table-column table:style-name="co17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4 to March 2015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58" table:style-name="ce53">
            <text:p>58<text:s/></text:p>
          </table:table-cell>
          <table:table-cell office:value-type="float" office:value="40" table:style-name="ce53">
            <text:p>40<text:s/></text:p>
          </table:table-cell>
          <table:table-cell office:value-type="float" office:value="68.965517241379317" table:style-name="ce70">
            <text:p>69.0<text:s/></text:p>
          </table:table-cell>
          <table:table-cell office:value-type="string" table:style-name="ce64">
            <text:p><text:s text:c="3"/></text:p>
          </table:table-cell>
          <table:table-cell office:value-type="float" office:value="41" table:style-name="ce53">
            <text:p>41<text:s/></text:p>
          </table:table-cell>
          <table:table-cell office:value-type="float" office:value="25" table:style-name="ce53">
            <text:p>25<text:s/></text:p>
          </table:table-cell>
          <table:table-cell office:value-type="float" office:value="60.975609756097562" table:style-name="ce70">
            <text:p>6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99" table:style-name="ce53">
            <text:p>99<text:s/></text:p>
          </table:table-cell>
          <table:table-cell office:value-type="float" office:value="65" table:style-name="ce53">
            <text:p>65<text:s/></text:p>
          </table:table-cell>
          <table:table-cell office:value-type="float" office:value="65.656565656565647" table:style-name="ce70">
            <text:p>65.7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46010" table:style-name="ce53">
            <text:p>146,010<text:s/></text:p>
          </table:table-cell>
          <table:table-cell office:value-type="float" office:value="84429" table:style-name="ce53">
            <text:p>84,429<text:s/></text:p>
          </table:table-cell>
          <table:table-cell office:value-type="float" office:value="57.824121635504419" table:style-name="ce70">
            <text:p>57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32258" table:style-name="ce53">
            <text:p>132,258<text:s/></text:p>
          </table:table-cell>
          <table:table-cell office:value-type="float" office:value="71870" table:style-name="ce53">
            <text:p>71,870<text:s/></text:p>
          </table:table-cell>
          <table:table-cell office:value-type="float" office:value="54.340758215004008" table:style-name="ce70">
            <text:p>5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78268" table:style-name="ce53">
            <text:p>278,268<text:s/></text:p>
          </table:table-cell>
          <table:table-cell office:value-type="float" office:value="156299" table:style-name="ce53">
            <text:p>156,299<text:s/></text:p>
          </table:table-cell>
          <table:table-cell office:value-type="float" office:value="56.168513806833701" table:style-name="ce70">
            <text:p>5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06770" table:style-name="ce53">
            <text:p>106,770<text:s/></text:p>
          </table:table-cell>
          <table:table-cell office:value-type="float" office:value="54739" table:style-name="ce53">
            <text:p>54,739<text:s/></text:p>
          </table:table-cell>
          <table:table-cell office:value-type="float" office:value="51.268146483094505" table:style-name="ce70">
            <text:p>5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11377" table:style-name="ce53">
            <text:p>111,377<text:s/></text:p>
          </table:table-cell>
          <table:table-cell office:value-type="float" office:value="53100" table:style-name="ce53">
            <text:p>53,100<text:s/></text:p>
          </table:table-cell>
          <table:table-cell office:value-type="float" office:value="47.675911543675987" table:style-name="ce70">
            <text:p>4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18147" table:style-name="ce53">
            <text:p>218,147<text:s/></text:p>
          </table:table-cell>
          <table:table-cell office:value-type="float" office:value="107839" table:style-name="ce53">
            <text:p>107,839<text:s/></text:p>
          </table:table-cell>
          <table:table-cell office:value-type="float" office:value="49.434097191343454" table:style-name="ce70">
            <text:p>49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60212" table:style-name="ce53">
            <text:p>60,212<text:s/></text:p>
          </table:table-cell>
          <table:table-cell office:value-type="float" office:value="30238" table:style-name="ce53">
            <text:p>30,238<text:s/></text:p>
          </table:table-cell>
          <table:table-cell office:value-type="float" office:value="50.219225403574036" table:style-name="ce70">
            <text:p>50.2<text:s/></text:p>
          </table:table-cell>
          <table:table-cell office:value-type="string" table:style-name="ce64">
            <text:p><text:s text:c="3"/></text:p>
          </table:table-cell>
          <table:table-cell office:value-type="float" office:value="63233" table:style-name="ce53">
            <text:p>63,233<text:s/></text:p>
          </table:table-cell>
          <table:table-cell office:value-type="float" office:value="28550" table:style-name="ce53">
            <text:p>28,550<text:s/></text:p>
          </table:table-cell>
          <table:table-cell office:value-type="float" office:value="45.150475226543101" table:style-name="ce70">
            <text:p>45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23445" table:style-name="ce53">
            <text:p>123,445<text:s/></text:p>
          </table:table-cell>
          <table:table-cell office:value-type="float" office:value="58788" table:style-name="ce53">
            <text:p>58,788<text:s/></text:p>
          </table:table-cell>
          <table:table-cell office:value-type="float" office:value="47.622827980072095" table:style-name="ce70">
            <text:p>4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42627" table:style-name="ce53">
            <text:p>42,627<text:s/></text:p>
          </table:table-cell>
          <table:table-cell office:value-type="float" office:value="21595" table:style-name="ce53">
            <text:p>21,595<text:s/></text:p>
          </table:table-cell>
          <table:table-cell office:value-type="float" office:value="50.660379571633001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45635" table:style-name="ce53">
            <text:p>45,635<text:s/></text:p>
          </table:table-cell>
          <table:table-cell office:value-type="float" office:value="20240" table:style-name="ce53">
            <text:p>20,240<text:s/></text:p>
          </table:table-cell>
          <table:table-cell office:value-type="float" office:value="44.351922866221102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88262" table:style-name="ce53">
            <text:p>88,262<text:s/></text:p>
          </table:table-cell>
          <table:table-cell office:value-type="float" office:value="41835" table:style-name="ce53">
            <text:p>41,835<text:s/></text:p>
          </table:table-cell>
          <table:table-cell office:value-type="float" office:value="47.398654007387094" table:style-name="ce70">
            <text:p>4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36987" table:style-name="ce53">
            <text:p>36,987<text:s/></text:p>
          </table:table-cell>
          <table:table-cell office:value-type="float" office:value="18754" table:style-name="ce53">
            <text:p>18,754<text:s/></text:p>
          </table:table-cell>
          <table:table-cell office:value-type="float" office:value="50.704301511341818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9463" table:style-name="ce53">
            <text:p>39,463<text:s/></text:p>
          </table:table-cell>
          <table:table-cell office:value-type="float" office:value="17765" table:style-name="ce53">
            <text:p>17,765<text:s/></text:p>
          </table:table-cell>
          <table:table-cell office:value-type="float" office:value="45.016851227732303" table:style-name="ce70">
            <text:p>45.0<text:s/></text:p>
          </table:table-cell>
          <table:table-cell office:value-type="string" table:style-name="ce64">
            <text:p><text:s text:c="3"/></text:p>
          </table:table-cell>
          <table:table-cell office:value-type="float" office:value="76450" table:style-name="ce53">
            <text:p>76,450<text:s/></text:p>
          </table:table-cell>
          <table:table-cell office:value-type="float" office:value="36519" table:style-name="ce53">
            <text:p>36,519<text:s/></text:p>
          </table:table-cell>
          <table:table-cell office:value-type="float" office:value="47.768476128188361" table:style-name="ce70">
            <text:p>47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32831" table:style-name="ce53">
            <text:p>32,831<text:s/></text:p>
          </table:table-cell>
          <table:table-cell office:value-type="float" office:value="16873" table:style-name="ce53">
            <text:p>16,873<text:s/></text:p>
          </table:table-cell>
          <table:table-cell office:value-type="float" office:value="51.393500045688526" table:style-name="ce70">
            <text:p>5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6057" table:style-name="ce53">
            <text:p>36,057<text:s/></text:p>
          </table:table-cell>
          <table:table-cell office:value-type="float" office:value="16254" table:style-name="ce53">
            <text:p>16,254<text:s/></text:p>
          </table:table-cell>
          <table:table-cell office:value-type="float" office:value="45.078625509609786" table:style-name="ce70">
            <text:p>45.1<text:s/></text:p>
          </table:table-cell>
          <table:table-cell office:value-type="string" table:style-name="ce64">
            <text:p><text:s text:c="3"/></text:p>
          </table:table-cell>
          <table:table-cell office:value-type="float" office:value="68888" table:style-name="ce53">
            <text:p>68,888<text:s/></text:p>
          </table:table-cell>
          <table:table-cell office:value-type="float" office:value="33127" table:style-name="ce53">
            <text:p>33,127<text:s/></text:p>
          </table:table-cell>
          <table:table-cell office:value-type="float" office:value="48.088201138079199" table:style-name="ce70">
            <text:p>48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28160" table:style-name="ce53">
            <text:p>28,160<text:s/></text:p>
          </table:table-cell>
          <table:table-cell office:value-type="float" office:value="14448" table:style-name="ce53">
            <text:p>14,448<text:s/></text:p>
          </table:table-cell>
          <table:table-cell office:value-type="float" office:value="51.30681818181818" table:style-name="ce70">
            <text:p>5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2009" table:style-name="ce53">
            <text:p>32,009<text:s/></text:p>
          </table:table-cell>
          <table:table-cell office:value-type="float" office:value="14210" table:style-name="ce53">
            <text:p>14,210<text:s/></text:p>
          </table:table-cell>
          <table:table-cell office:value-type="float" office:value="44.393764253803617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60169" table:style-name="ce53">
            <text:p>60,169<text:s/></text:p>
          </table:table-cell>
          <table:table-cell office:value-type="float" office:value="28658" table:style-name="ce53">
            <text:p>28,658<text:s/></text:p>
          </table:table-cell>
          <table:table-cell office:value-type="float" office:value="47.629177815818778" table:style-name="ce70">
            <text:p>4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4944" table:style-name="ce53">
            <text:p>24,944<text:s/></text:p>
          </table:table-cell>
          <table:table-cell office:value-type="float" office:value="12654" table:style-name="ce53">
            <text:p>12,654<text:s/></text:p>
          </table:table-cell>
          <table:table-cell office:value-type="float" office:value="50.729634381013469" table:style-name="ce70">
            <text:p>50.7<text:s/></text:p>
          </table:table-cell>
          <table:table-cell office:value-type="string" table:style-name="ce64">
            <text:p><text:s text:c="3"/></text:p>
          </table:table-cell>
          <table:table-cell office:value-type="float" office:value="28037" table:style-name="ce53">
            <text:p>28,037<text:s/></text:p>
          </table:table-cell>
          <table:table-cell office:value-type="float" office:value="12304" table:style-name="ce53">
            <text:p>12,304<text:s/></text:p>
          </table:table-cell>
          <table:table-cell office:value-type="float" office:value="43.884866426507834" table:style-name="ce70">
            <text:p>43.9<text:s/></text:p>
          </table:table-cell>
          <table:table-cell office:value-type="string" table:style-name="ce64">
            <text:p><text:s text:c="3"/></text:p>
          </table:table-cell>
          <table:table-cell office:value-type="float" office:value="52981" table:style-name="ce53">
            <text:p>52,981<text:s/></text:p>
          </table:table-cell>
          <table:table-cell office:value-type="float" office:value="24958" table:style-name="ce53">
            <text:p>24,958<text:s/></text:p>
          </table:table-cell>
          <table:table-cell office:value-type="float" office:value="47.107453615447049" table:style-name="ce70">
            <text:p>47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2538" table:style-name="ce53">
            <text:p>22,538<text:s/></text:p>
          </table:table-cell>
          <table:table-cell office:value-type="float" office:value="11376" table:style-name="ce53">
            <text:p>11,376<text:s/></text:p>
          </table:table-cell>
          <table:table-cell office:value-type="float" office:value="50.474753749223538" table:style-name="ce70">
            <text:p>5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5433" table:style-name="ce53">
            <text:p>25,433<text:s/></text:p>
          </table:table-cell>
          <table:table-cell office:value-type="float" office:value="10972" table:style-name="ce53">
            <text:p>10,972<text:s/></text:p>
          </table:table-cell>
          <table:table-cell office:value-type="float" office:value="43.140801321118232" table:style-name="ce70">
            <text:p>43.1<text:s/></text:p>
          </table:table-cell>
          <table:table-cell office:value-type="string" table:style-name="ce64">
            <text:p><text:s text:c="3"/></text:p>
          </table:table-cell>
          <table:table-cell office:value-type="float" office:value="47972" table:style-name="ce53">
            <text:p>47,972<text:s/></text:p>
          </table:table-cell>
          <table:table-cell office:value-type="float" office:value="22348" table:style-name="ce53">
            <text:p>22,348<text:s/></text:p>
          </table:table-cell>
          <table:table-cell office:value-type="float" office:value="46.585508213124321" table:style-name="ce70">
            <text:p>4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1045" table:style-name="ce53">
            <text:p>21,045<text:s/></text:p>
          </table:table-cell>
          <table:table-cell office:value-type="float" office:value="10503" table:style-name="ce53">
            <text:p>10,503<text:s/></text:p>
          </table:table-cell>
          <table:table-cell office:value-type="float" office:value="49.907341411261584" table:style-name="ce70">
            <text:p>4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4504" table:style-name="ce53">
            <text:p>24,504<text:s/></text:p>
          </table:table-cell>
          <table:table-cell office:value-type="float" office:value="10198" table:style-name="ce53">
            <text:p>10,198<text:s/></text:p>
          </table:table-cell>
          <table:table-cell office:value-type="float" office:value="41.617695070192624" table:style-name="ce70">
            <text:p>41.6<text:s/></text:p>
          </table:table-cell>
          <table:table-cell office:value-type="string" table:style-name="ce64">
            <text:p><text:s text:c="3"/></text:p>
          </table:table-cell>
          <table:table-cell office:value-type="float" office:value="45549" table:style-name="ce53">
            <text:p>45,549<text:s/></text:p>
          </table:table-cell>
          <table:table-cell office:value-type="float" office:value="20701" table:style-name="ce53">
            <text:p>20,701<text:s/></text:p>
          </table:table-cell>
          <table:table-cell office:value-type="float" office:value="45.447759555643373" table:style-name="ce70">
            <text:p>4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19628" table:style-name="ce53">
            <text:p>19,628<text:s/></text:p>
          </table:table-cell>
          <table:table-cell office:value-type="float" office:value="9603" table:style-name="ce53">
            <text:p>9,603<text:s/></text:p>
          </table:table-cell>
          <table:table-cell office:value-type="float" office:value="48.925005094762582" table:style-name="ce70">
            <text:p>4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2706" table:style-name="ce53">
            <text:p>22,706<text:s/></text:p>
          </table:table-cell>
          <table:table-cell office:value-type="float" office:value="9215" table:style-name="ce53">
            <text:p>9,215<text:s/></text:p>
          </table:table-cell>
          <table:table-cell office:value-type="float" office:value="40.583986611468333" table:style-name="ce70">
            <text:p>4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42334" table:style-name="ce53">
            <text:p>42,334<text:s/></text:p>
          </table:table-cell>
          <table:table-cell office:value-type="float" office:value="18818" table:style-name="ce53">
            <text:p>18,818<text:s/></text:p>
          </table:table-cell>
          <table:table-cell office:value-type="float" office:value="44.451268483960888" table:style-name="ce70">
            <text:p>44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8312" table:style-name="ce53">
            <text:p>18,312<text:s/></text:p>
          </table:table-cell>
          <table:table-cell office:value-type="float" office:value="8810" table:style-name="ce53">
            <text:p>8,810<text:s/></text:p>
          </table:table-cell>
          <table:table-cell office:value-type="float" office:value="48.110528615115776" table:style-name="ce70">
            <text:p>48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1695" table:style-name="ce53">
            <text:p>21,695<text:s/></text:p>
          </table:table-cell>
          <table:table-cell office:value-type="float" office:value="8513" table:style-name="ce53">
            <text:p>8,513<text:s/></text:p>
          </table:table-cell>
          <table:table-cell office:value-type="float" office:value="39.239456095874623" table:style-name="ce70">
            <text:p>3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0007" table:style-name="ce53">
            <text:p>40,007<text:s/></text:p>
          </table:table-cell>
          <table:table-cell office:value-type="float" office:value="17323" table:style-name="ce53">
            <text:p>17,323<text:s/></text:p>
          </table:table-cell>
          <table:table-cell office:value-type="float" office:value="43.299922513560119" table:style-name="ce70">
            <text:p>43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7495" table:style-name="ce53">
            <text:p>17,495<text:s/></text:p>
          </table:table-cell>
          <table:table-cell office:value-type="float" office:value="8253" table:style-name="ce53">
            <text:p>8,253<text:s/></text:p>
          </table:table-cell>
          <table:table-cell office:value-type="float" office:value="47.173478136610456" table:style-name="ce70">
            <text:p>47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0561" table:style-name="ce53">
            <text:p>20,561<text:s/></text:p>
          </table:table-cell>
          <table:table-cell office:value-type="float" office:value="8119" table:style-name="ce53">
            <text:p>8,119<text:s/></text:p>
          </table:table-cell>
          <table:table-cell office:value-type="float" office:value="39.487379018530227" table:style-name="ce70">
            <text:p>39.5<text:s/></text:p>
          </table:table-cell>
          <table:table-cell office:value-type="string" table:style-name="ce64">
            <text:p><text:s text:c="3"/></text:p>
          </table:table-cell>
          <table:table-cell office:value-type="float" office:value="38056" table:style-name="ce53">
            <text:p>38,056<text:s/></text:p>
          </table:table-cell>
          <table:table-cell office:value-type="float" office:value="16372" table:style-name="ce53">
            <text:p>16,372<text:s/></text:p>
          </table:table-cell>
          <table:table-cell office:value-type="float" office:value="43.020811435778853" table:style-name="ce70">
            <text:p>43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6683" table:style-name="ce53">
            <text:p>16,683<text:s/></text:p>
          </table:table-cell>
          <table:table-cell office:value-type="float" office:value="7727" table:style-name="ce53">
            <text:p>7,727<text:s/></text:p>
          </table:table-cell>
          <table:table-cell office:value-type="float" office:value="46.316609722471973" table:style-name="ce70">
            <text:p>46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0003" table:style-name="ce53">
            <text:p>20,003<text:s/></text:p>
          </table:table-cell>
          <table:table-cell office:value-type="float" office:value="7521" table:style-name="ce53">
            <text:p>7,521<text:s/></text:p>
          </table:table-cell>
          <table:table-cell office:value-type="float" office:value="37.599360095985602" table:style-name="ce70">
            <text:p>37.6<text:s/></text:p>
          </table:table-cell>
          <table:table-cell office:value-type="string" table:style-name="ce64">
            <text:p><text:s text:c="3"/></text:p>
          </table:table-cell>
          <table:table-cell office:value-type="float" office:value="36686" table:style-name="ce53">
            <text:p>36,686<text:s/></text:p>
          </table:table-cell>
          <table:table-cell office:value-type="float" office:value="15248" table:style-name="ce53">
            <text:p>15,248<text:s/></text:p>
          </table:table-cell>
          <table:table-cell office:value-type="float" office:value="41.563539224772391" table:style-name="ce70">
            <text:p>41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5446" table:style-name="ce53">
            <text:p>15,446<text:s/></text:p>
          </table:table-cell>
          <table:table-cell office:value-type="float" office:value="7109" table:style-name="ce53">
            <text:p>7,109<text:s/></text:p>
          </table:table-cell>
          <table:table-cell office:value-type="float" office:value="46.02486080538651" table:style-name="ce70">
            <text:p>46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9045" table:style-name="ce53">
            <text:p>19,045<text:s/></text:p>
          </table:table-cell>
          <table:table-cell office:value-type="float" office:value="7099" table:style-name="ce53">
            <text:p>7,099<text:s/></text:p>
          </table:table-cell>
          <table:table-cell office:value-type="float" office:value="37.274875295353112" table:style-name="ce70">
            <text:p>37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4491" table:style-name="ce53">
            <text:p>34,491<text:s/></text:p>
          </table:table-cell>
          <table:table-cell office:value-type="float" office:value="14208" table:style-name="ce53">
            <text:p>14,208<text:s/></text:p>
          </table:table-cell>
          <table:table-cell office:value-type="float" office:value="41.193354788205617" table:style-name="ce70">
            <text:p>41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4409" table:style-name="ce53">
            <text:p>14,409<text:s/></text:p>
          </table:table-cell>
          <table:table-cell office:value-type="float" office:value="6599" table:style-name="ce53">
            <text:p>6,599<text:s/></text:p>
          </table:table-cell>
          <table:table-cell office:value-type="float" office:value="45.797765285585399" table:style-name="ce70">
            <text:p>45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7875" table:style-name="ce53">
            <text:p>17,875<text:s/></text:p>
          </table:table-cell>
          <table:table-cell office:value-type="float" office:value="6419" table:style-name="ce53">
            <text:p>6,419<text:s/></text:p>
          </table:table-cell>
          <table:table-cell office:value-type="float" office:value="35.910489510489512" table:style-name="ce70">
            <text:p>35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2284" table:style-name="ce53">
            <text:p>32,284<text:s/></text:p>
          </table:table-cell>
          <table:table-cell office:value-type="float" office:value="13018" table:style-name="ce53">
            <text:p>13,018<text:s/></text:p>
          </table:table-cell>
          <table:table-cell office:value-type="float" office:value="40.323380002478004" table:style-name="ce70">
            <text:p>40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3044" table:style-name="ce53">
            <text:p>13,044<text:s/></text:p>
          </table:table-cell>
          <table:table-cell office:value-type="float" office:value="5949" table:style-name="ce53">
            <text:p>5,949<text:s/></text:p>
          </table:table-cell>
          <table:table-cell office:value-type="float" office:value="45.607175712971483" table:style-name="ce70">
            <text:p>45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6248" table:style-name="ce53">
            <text:p>16,248<text:s/></text:p>
          </table:table-cell>
          <table:table-cell office:value-type="float" office:value="5860" table:style-name="ce53">
            <text:p>5,860<text:s/></text:p>
          </table:table-cell>
          <table:table-cell office:value-type="float" office:value="36.065977351058592" table:style-name="ce70">
            <text:p>36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9292" table:style-name="ce53">
            <text:p>29,292<text:s/></text:p>
          </table:table-cell>
          <table:table-cell office:value-type="float" office:value="11809" table:style-name="ce53">
            <text:p>11,809<text:s/></text:p>
          </table:table-cell>
          <table:table-cell office:value-type="float" office:value="40.314761709681825" table:style-name="ce70">
            <text:p>40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2284" table:style-name="ce53">
            <text:p>12,284<text:s/></text:p>
          </table:table-cell>
          <table:table-cell office:value-type="float" office:value="5361" table:style-name="ce53">
            <text:p>5,361<text:s/></text:p>
          </table:table-cell>
          <table:table-cell office:value-type="float" office:value="43.642136112015635" table:style-name="ce70">
            <text:p>4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5068" table:style-name="ce53">
            <text:p>15,068<text:s/></text:p>
          </table:table-cell>
          <table:table-cell office:value-type="float" office:value="5301" table:style-name="ce53">
            <text:p>5,301<text:s/></text:p>
          </table:table-cell>
          <table:table-cell office:value-type="float" office:value="35.180514998672685" table:style-name="ce70">
            <text:p>35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7352" table:style-name="ce53">
            <text:p>27,352<text:s/></text:p>
          </table:table-cell>
          <table:table-cell office:value-type="float" office:value="10662" table:style-name="ce53">
            <text:p>10,662<text:s/></text:p>
          </table:table-cell>
          <table:table-cell office:value-type="float" office:value="38.980696109973678" table:style-name="ce70">
            <text:p>39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10474" table:style-name="ce53">
            <text:p>10,474<text:s/></text:p>
          </table:table-cell>
          <table:table-cell office:value-type="float" office:value="4690" table:style-name="ce53">
            <text:p>4,690<text:s/></text:p>
          </table:table-cell>
          <table:table-cell office:value-type="float" office:value="44.777544395646366" table:style-name="ce70">
            <text:p>44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3513" table:style-name="ce53">
            <text:p>13,513<text:s/></text:p>
          </table:table-cell>
          <table:table-cell office:value-type="float" office:value="4604" table:style-name="ce53">
            <text:p>4,604<text:s/></text:p>
          </table:table-cell>
          <table:table-cell office:value-type="float" office:value="34.070894693998369" table:style-name="ce70">
            <text:p>3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3987" table:style-name="ce53">
            <text:p>23,987<text:s/></text:p>
          </table:table-cell>
          <table:table-cell office:value-type="float" office:value="9294" table:style-name="ce53">
            <text:p>9,294<text:s/></text:p>
          </table:table-cell>
          <table:table-cell office:value-type="float" office:value="38.745987409847004" table:style-name="ce70">
            <text:p>38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8705" table:style-name="ce53">
            <text:p>8,705<text:s/></text:p>
          </table:table-cell>
          <table:table-cell office:value-type="float" office:value="3793" table:style-name="ce53">
            <text:p>3,793<text:s/></text:p>
          </table:table-cell>
          <table:table-cell office:value-type="float" office:value="43.572659391154509" table:style-name="ce70">
            <text:p>4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1549" table:style-name="ce53">
            <text:p>11,549<text:s/></text:p>
          </table:table-cell>
          <table:table-cell office:value-type="float" office:value="3866" table:style-name="ce53">
            <text:p>3,866<text:s/></text:p>
          </table:table-cell>
          <table:table-cell office:value-type="float" office:value="33.47475971945623" table:style-name="ce70">
            <text:p>3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0254" table:style-name="ce53">
            <text:p>20,254<text:s/></text:p>
          </table:table-cell>
          <table:table-cell office:value-type="float" office:value="7659" table:style-name="ce53">
            <text:p>7,659<text:s/></text:p>
          </table:table-cell>
          <table:table-cell office:value-type="float" office:value="37.814752641453545" table:style-name="ce70">
            <text:p>37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7990" table:style-name="ce53">
            <text:p>7,990<text:s/></text:p>
          </table:table-cell>
          <table:table-cell office:value-type="float" office:value="3400" table:style-name="ce53">
            <text:p>3,400<text:s/></text:p>
          </table:table-cell>
          <table:table-cell office:value-type="float" office:value="42.553191489361694" table:style-name="ce70">
            <text:p>42.6<text:s/></text:p>
          </table:table-cell>
          <table:table-cell office:value-type="string" table:style-name="ce64">
            <text:p><text:s text:c="3"/></text:p>
          </table:table-cell>
          <table:table-cell office:value-type="float" office:value="9953" table:style-name="ce53">
            <text:p>9,953<text:s/></text:p>
          </table:table-cell>
          <table:table-cell office:value-type="float" office:value="3348" table:style-name="ce53">
            <text:p>3,348<text:s/></text:p>
          </table:table-cell>
          <table:table-cell office:value-type="float" office:value="33.638099065608358" table:style-name="ce70">
            <text:p>33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7944" table:style-name="ce53">
            <text:p>17,944<text:s/></text:p>
          </table:table-cell>
          <table:table-cell office:value-type="float" office:value="6749" table:style-name="ce53">
            <text:p>6,749<text:s/></text:p>
          </table:table-cell>
          <table:table-cell office:value-type="float" office:value="37.611457868925548" table:style-name="ce70">
            <text:p>3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6959" table:style-name="ce53">
            <text:p>6,959<text:s/></text:p>
          </table:table-cell>
          <table:table-cell office:value-type="float" office:value="2905" table:style-name="ce53">
            <text:p>2,905<text:s/></text:p>
          </table:table-cell>
          <table:table-cell office:value-type="float" office:value="41.744503520620782" table:style-name="ce70">
            <text:p>4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9154" table:style-name="ce53">
            <text:p>9,154<text:s/></text:p>
          </table:table-cell>
          <table:table-cell office:value-type="float" office:value="2972" table:style-name="ce53">
            <text:p>2,972<text:s/></text:p>
          </table:table-cell>
          <table:table-cell office:value-type="float" office:value="32.466681232248199" table:style-name="ce70">
            <text:p>3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6113" table:style-name="ce53">
            <text:p>16,113<text:s/></text:p>
          </table:table-cell>
          <table:table-cell office:value-type="float" office:value="5877" table:style-name="ce53">
            <text:p>5,877<text:s/></text:p>
          </table:table-cell>
          <table:table-cell office:value-type="float" office:value="36.473654812884007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6240" table:style-name="ce53">
            <text:p>6,240<text:s/></text:p>
          </table:table-cell>
          <table:table-cell office:value-type="float" office:value="2544" table:style-name="ce53">
            <text:p>2,544<text:s/></text:p>
          </table:table-cell>
          <table:table-cell office:value-type="float" office:value="40.769230769230774" table:style-name="ce70">
            <text:p>4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8225" table:style-name="ce53">
            <text:p>8,225<text:s/></text:p>
          </table:table-cell>
          <table:table-cell office:value-type="float" office:value="2667" table:style-name="ce53">
            <text:p>2,667<text:s/></text:p>
          </table:table-cell>
          <table:table-cell office:value-type="float" office:value="32.425531914893618" table:style-name="ce70">
            <text:p>32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4465" table:style-name="ce53">
            <text:p>14,465<text:s/></text:p>
          </table:table-cell>
          <table:table-cell office:value-type="float" office:value="5211" table:style-name="ce53">
            <text:p>5,211<text:s/></text:p>
          </table:table-cell>
          <table:table-cell office:value-type="float" office:value="36.024887659868654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5473" table:style-name="ce53">
            <text:p>5,473<text:s/></text:p>
          </table:table-cell>
          <table:table-cell office:value-type="float" office:value="2273" table:style-name="ce53">
            <text:p>2,273<text:s/></text:p>
          </table:table-cell>
          <table:table-cell office:value-type="float" office:value="41.531152932578109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7000" table:style-name="ce53">
            <text:p>7,000<text:s/></text:p>
          </table:table-cell>
          <table:table-cell office:value-type="float" office:value="2259" table:style-name="ce53">
            <text:p>2,259<text:s/></text:p>
          </table:table-cell>
          <table:table-cell office:value-type="float" office:value="32.271428571428572" table:style-name="ce70">
            <text:p>3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2473" table:style-name="ce53">
            <text:p>12,473<text:s/></text:p>
          </table:table-cell>
          <table:table-cell office:value-type="float" office:value="4532" table:style-name="ce53">
            <text:p>4,532<text:s/></text:p>
          </table:table-cell>
          <table:table-cell office:value-type="float" office:value="36.334482482161469" table:style-name="ce70">
            <text:p>36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4714" table:style-name="ce53">
            <text:p>4,714<text:s/></text:p>
          </table:table-cell>
          <table:table-cell office:value-type="float" office:value="1969" table:style-name="ce53">
            <text:p>1,969<text:s/></text:p>
          </table:table-cell>
          <table:table-cell office:value-type="float" office:value="41.7691981332202" table:style-name="ce70">
            <text:p>4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6043" table:style-name="ce53">
            <text:p>6,043<text:s/></text:p>
          </table:table-cell>
          <table:table-cell office:value-type="float" office:value="1916" table:style-name="ce53">
            <text:p>1,916<text:s/></text:p>
          </table:table-cell>
          <table:table-cell office:value-type="float" office:value="31.706106238623203" table:style-name="ce70">
            <text:p>3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0757" table:style-name="ce53">
            <text:p>10,757<text:s/></text:p>
          </table:table-cell>
          <table:table-cell office:value-type="float" office:value="3885" table:style-name="ce53">
            <text:p>3,885<text:s/></text:p>
          </table:table-cell>
          <table:table-cell office:value-type="float" office:value="36.116017476991729" table:style-name="ce70">
            <text:p>3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385" table:style-name="ce53">
            <text:p>4,385<text:s/></text:p>
          </table:table-cell>
          <table:table-cell office:value-type="float" office:value="1777" table:style-name="ce53">
            <text:p>1,777<text:s/></text:p>
          </table:table-cell>
          <table:table-cell office:value-type="float" office:value="40.524515393386544" table:style-name="ce70">
            <text:p>4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5617" table:style-name="ce53">
            <text:p>5,617<text:s/></text:p>
          </table:table-cell>
          <table:table-cell office:value-type="float" office:value="1756" table:style-name="ce53">
            <text:p>1,756<text:s/></text:p>
          </table:table-cell>
          <table:table-cell office:value-type="float" office:value="31.262239629695568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0002" table:style-name="ce53">
            <text:p>10,002<text:s/></text:p>
          </table:table-cell>
          <table:table-cell office:value-type="float" office:value="3533" table:style-name="ce53">
            <text:p>3,533<text:s/></text:p>
          </table:table-cell>
          <table:table-cell office:value-type="float" office:value="35.322935412917417" table:style-name="ce70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3714" table:style-name="ce53">
            <text:p>3,714<text:s/></text:p>
          </table:table-cell>
          <table:table-cell office:value-type="float" office:value="1571" table:style-name="ce53">
            <text:p>1,571<text:s/></text:p>
          </table:table-cell>
          <table:table-cell office:value-type="float" office:value="42.299407646742054" table:style-name="ce70">
            <text:p>4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784" table:style-name="ce53">
            <text:p>4,784<text:s/></text:p>
          </table:table-cell>
          <table:table-cell office:value-type="float" office:value="1481" table:style-name="ce53">
            <text:p>1,481<text:s/></text:p>
          </table:table-cell>
          <table:table-cell office:value-type="float" office:value="30.957357859531772" table:style-name="ce70">
            <text:p>3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8498" table:style-name="ce53">
            <text:p>8,498<text:s/></text:p>
          </table:table-cell>
          <table:table-cell office:value-type="float" office:value="3052" table:style-name="ce53">
            <text:p>3,052<text:s/></text:p>
          </table:table-cell>
          <table:table-cell office:value-type="float" office:value="35.914332784184509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460" table:style-name="ce53">
            <text:p>3,460<text:s/></text:p>
          </table:table-cell>
          <table:table-cell office:value-type="float" office:value="1427" table:style-name="ce53">
            <text:p>1,427<text:s/></text:p>
          </table:table-cell>
          <table:table-cell office:value-type="float" office:value="41.24277456647399" table:style-name="ce70">
            <text:p>4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389" table:style-name="ce53">
            <text:p>4,389<text:s/></text:p>
          </table:table-cell>
          <table:table-cell office:value-type="float" office:value="1383" table:style-name="ce53">
            <text:p>1,383<text:s/></text:p>
          </table:table-cell>
          <table:table-cell office:value-type="float" office:value="31.510594668489407" table:style-name="ce70">
            <text:p>3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7849" table:style-name="ce53">
            <text:p>7,849<text:s/></text:p>
          </table:table-cell>
          <table:table-cell office:value-type="float" office:value="2810" table:style-name="ce53">
            <text:p>2,810<text:s/></text:p>
          </table:table-cell>
          <table:table-cell office:value-type="float" office:value="35.800738947636638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2978" table:style-name="ce53">
            <text:p>2,978<text:s/></text:p>
          </table:table-cell>
          <table:table-cell office:value-type="float" office:value="1231" table:style-name="ce53">
            <text:p>1,231<text:s/></text:p>
          </table:table-cell>
          <table:table-cell office:value-type="float" office:value="41.336467427803889" table:style-name="ce70">
            <text:p>4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699" table:style-name="ce53">
            <text:p>3,699<text:s/></text:p>
          </table:table-cell>
          <table:table-cell office:value-type="float" office:value="1159" table:style-name="ce53">
            <text:p>1,159<text:s/></text:p>
          </table:table-cell>
          <table:table-cell office:value-type="float" office:value="31.332792646661261" table:style-name="ce70">
            <text:p>3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6677" table:style-name="ce53">
            <text:p>6,677<text:s/></text:p>
          </table:table-cell>
          <table:table-cell office:value-type="float" office:value="2390" table:style-name="ce53">
            <text:p>2,390<text:s/></text:p>
          </table:table-cell>
          <table:table-cell office:value-type="float" office:value="35.794518496330689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577" table:style-name="ce53">
            <text:p>2,577<text:s/></text:p>
          </table:table-cell>
          <table:table-cell office:value-type="float" office:value="1060" table:style-name="ce53">
            <text:p>1,060<text:s/></text:p>
          </table:table-cell>
          <table:table-cell office:value-type="float" office:value="41.133100504462554" table:style-name="ce70">
            <text:p>4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302" table:style-name="ce53">
            <text:p>3,302<text:s/></text:p>
          </table:table-cell>
          <table:table-cell office:value-type="float" office:value="1031" table:style-name="ce53">
            <text:p>1,031<text:s/></text:p>
          </table:table-cell>
          <table:table-cell office:value-type="float" office:value="31.223500908540277" table:style-name="ce70">
            <text:p>3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5879" table:style-name="ce53">
            <text:p>5,879<text:s/></text:p>
          </table:table-cell>
          <table:table-cell office:value-type="float" office:value="2091" table:style-name="ce53">
            <text:p>2,091<text:s/></text:p>
          </table:table-cell>
          <table:table-cell office:value-type="float" office:value="35.567273345807109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213" table:style-name="ce53">
            <text:p>2,213<text:s/></text:p>
          </table:table-cell>
          <table:table-cell office:value-type="float" office:value="925" table:style-name="ce53">
            <text:p>925<text:s/></text:p>
          </table:table-cell>
          <table:table-cell office:value-type="float" office:value="41.798463624039769" table:style-name="ce70">
            <text:p>4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852" table:style-name="ce53">
            <text:p>2,852<text:s/></text:p>
          </table:table-cell>
          <table:table-cell office:value-type="float" office:value="864" table:style-name="ce53">
            <text:p>864<text:s/></text:p>
          </table:table-cell>
          <table:table-cell office:value-type="float" office:value="30.294530154277698" table:style-name="ce70">
            <text:p>3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5065" table:style-name="ce53">
            <text:p>5,065<text:s/></text:p>
          </table:table-cell>
          <table:table-cell office:value-type="float" office:value="1789" table:style-name="ce53">
            <text:p>1,789<text:s/></text:p>
          </table:table-cell>
          <table:table-cell office:value-type="float" office:value="35.320829220138201" table:style-name="ce70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1937" table:style-name="ce53">
            <text:p>1,937<text:s/></text:p>
          </table:table-cell>
          <table:table-cell office:value-type="float" office:value="816" table:style-name="ce53">
            <text:p>816<text:s/></text:p>
          </table:table-cell>
          <table:table-cell office:value-type="float" office:value="42.127000516262257" table:style-name="ce70">
            <text:p>4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424" table:style-name="ce53">
            <text:p>2,424<text:s/></text:p>
          </table:table-cell>
          <table:table-cell office:value-type="float" office:value="750" table:style-name="ce53">
            <text:p>750<text:s/></text:p>
          </table:table-cell>
          <table:table-cell office:value-type="float" office:value="30.940594059405939" table:style-name="ce70">
            <text:p>30.9<text:s/></text:p>
          </table:table-cell>
          <table:table-cell office:value-type="string" table:style-name="ce64">
            <text:p><text:s text:c="3"/></text:p>
          </table:table-cell>
          <table:table-cell office:value-type="float" office:value="4361" table:style-name="ce53">
            <text:p>4,361<text:s/></text:p>
          </table:table-cell>
          <table:table-cell office:value-type="float" office:value="1566" table:style-name="ce53">
            <text:p>1,566<text:s/></text:p>
          </table:table-cell>
          <table:table-cell office:value-type="float" office:value="35.90919513872965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675" table:style-name="ce53">
            <text:p>1,675<text:s/></text:p>
          </table:table-cell>
          <table:table-cell office:value-type="float" office:value="697" table:style-name="ce53">
            <text:p>697<text:s/></text:p>
          </table:table-cell>
          <table:table-cell office:value-type="float" office:value="41.611940298507463" table:style-name="ce70">
            <text:p>41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291" table:style-name="ce53">
            <text:p>2,291<text:s/></text:p>
          </table:table-cell>
          <table:table-cell office:value-type="float" office:value="730" table:style-name="ce53">
            <text:p>730<text:s/></text:p>
          </table:table-cell>
          <table:table-cell office:value-type="float" office:value="31.863814927979046" table:style-name="ce70">
            <text:p>3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966" table:style-name="ce53">
            <text:p>3,966<text:s/></text:p>
          </table:table-cell>
          <table:table-cell office:value-type="float" office:value="1427" table:style-name="ce53">
            <text:p>1,427<text:s/></text:p>
          </table:table-cell>
          <table:table-cell office:value-type="float" office:value="35.980837115481592" table:style-name="ce70">
            <text:p>3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400" table:style-name="ce53">
            <text:p>1,400<text:s/></text:p>
          </table:table-cell>
          <table:table-cell office:value-type="float" office:value="604" table:style-name="ce53">
            <text:p>604<text:s/></text:p>
          </table:table-cell>
          <table:table-cell office:value-type="float" office:value="43.142857142857146" table:style-name="ce70">
            <text:p>43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056" table:style-name="ce53">
            <text:p>2,056<text:s/></text:p>
          </table:table-cell>
          <table:table-cell office:value-type="float" office:value="625" table:style-name="ce53">
            <text:p>625<text:s/></text:p>
          </table:table-cell>
          <table:table-cell office:value-type="float" office:value="30.398832684824903" table:style-name="ce70">
            <text:p>30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456" table:style-name="ce53">
            <text:p>3,456<text:s/></text:p>
          </table:table-cell>
          <table:table-cell office:value-type="float" office:value="1229" table:style-name="ce53">
            <text:p>1,229<text:s/></text:p>
          </table:table-cell>
          <table:table-cell office:value-type="float" office:value="35.561342592592588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301" table:style-name="ce53">
            <text:p>1,301<text:s/></text:p>
          </table:table-cell>
          <table:table-cell office:value-type="float" office:value="561" table:style-name="ce53">
            <text:p>561<text:s/></text:p>
          </table:table-cell>
          <table:table-cell office:value-type="float" office:value="43.120676402767103" table:style-name="ce70">
            <text:p>43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703" table:style-name="ce53">
            <text:p>1,703<text:s/></text:p>
          </table:table-cell>
          <table:table-cell office:value-type="float" office:value="532" table:style-name="ce53">
            <text:p>532<text:s/></text:p>
          </table:table-cell>
          <table:table-cell office:value-type="float" office:value="31.238990017615968" table:style-name="ce70">
            <text:p>3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004" table:style-name="ce53">
            <text:p>3,004<text:s/></text:p>
          </table:table-cell>
          <table:table-cell office:value-type="float" office:value="1093" table:style-name="ce53">
            <text:p>1,093<text:s/></text:p>
          </table:table-cell>
          <table:table-cell office:value-type="float" office:value="36.384820239680423" table:style-name="ce70">
            <text:p>36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080" table:style-name="ce53">
            <text:p>1,080<text:s/></text:p>
          </table:table-cell>
          <table:table-cell office:value-type="float" office:value="413" table:style-name="ce53">
            <text:p>413<text:s/></text:p>
          </table:table-cell>
          <table:table-cell office:value-type="float" office:value="38.24074074074074" table:style-name="ce70">
            <text:p>38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473" table:style-name="ce53">
            <text:p>1,473<text:s/></text:p>
          </table:table-cell>
          <table:table-cell office:value-type="float" office:value="462" table:style-name="ce53">
            <text:p>462<text:s/></text:p>
          </table:table-cell>
          <table:table-cell office:value-type="float" office:value="31.364562118126273" table:style-name="ce70">
            <text:p>3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553" table:style-name="ce53">
            <text:p>2,553<text:s/></text:p>
          </table:table-cell>
          <table:table-cell office:value-type="float" office:value="875" table:style-name="ce53">
            <text:p>875<text:s/></text:p>
          </table:table-cell>
          <table:table-cell office:value-type="float" office:value="34.273403838621228" table:style-name="ce70">
            <text:p>34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993" table:style-name="ce53">
            <text:p>993<text:s/></text:p>
          </table:table-cell>
          <table:table-cell office:value-type="float" office:value="417" table:style-name="ce53">
            <text:p>417<text:s/></text:p>
          </table:table-cell>
          <table:table-cell office:value-type="float" office:value="41.993957703927492" table:style-name="ce70">
            <text:p>4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276" table:style-name="ce53">
            <text:p>1,276<text:s/></text:p>
          </table:table-cell>
          <table:table-cell office:value-type="float" office:value="386" table:style-name="ce53">
            <text:p>386<text:s/></text:p>
          </table:table-cell>
          <table:table-cell office:value-type="float" office:value="30.250783699059561" table:style-name="ce70">
            <text:p>30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269" table:style-name="ce53">
            <text:p>2,269<text:s/></text:p>
          </table:table-cell>
          <table:table-cell office:value-type="float" office:value="803" table:style-name="ce53">
            <text:p>803<text:s/></text:p>
          </table:table-cell>
          <table:table-cell office:value-type="float" office:value="35.390039665050679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852" table:style-name="ce53">
            <text:p>852<text:s/></text:p>
          </table:table-cell>
          <table:table-cell office:value-type="float" office:value="355" table:style-name="ce53">
            <text:p>355<text:s/></text:p>
          </table:table-cell>
          <table:table-cell office:value-type="float" office:value="41.666666666666671" table:style-name="ce70">
            <text:p>4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056" table:style-name="ce53">
            <text:p>1,056<text:s/></text:p>
          </table:table-cell>
          <table:table-cell office:value-type="float" office:value="341" table:style-name="ce53">
            <text:p>341<text:s/></text:p>
          </table:table-cell>
          <table:table-cell office:value-type="float" office:value="32.291666666666664" table:style-name="ce70">
            <text:p>3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908" table:style-name="ce53">
            <text:p>1,908<text:s/></text:p>
          </table:table-cell>
          <table:table-cell office:value-type="float" office:value="696" table:style-name="ce53">
            <text:p>696<text:s/></text:p>
          </table:table-cell>
          <table:table-cell office:value-type="float" office:value="36.477987421383645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754" table:style-name="ce53">
            <text:p>754<text:s/></text:p>
          </table:table-cell>
          <table:table-cell office:value-type="float" office:value="280" table:style-name="ce53">
            <text:p>280<text:s/></text:p>
          </table:table-cell>
          <table:table-cell office:value-type="float" office:value="37.135278514588862" table:style-name="ce70">
            <text:p>3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971" table:style-name="ce53">
            <text:p>971<text:s/></text:p>
          </table:table-cell>
          <table:table-cell office:value-type="float" office:value="293" table:style-name="ce53">
            <text:p>293<text:s/></text:p>
          </table:table-cell>
          <table:table-cell office:value-type="float" office:value="30.175077239958807" table:style-name="ce70">
            <text:p>30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725" table:style-name="ce53">
            <text:p>1,725<text:s/></text:p>
          </table:table-cell>
          <table:table-cell office:value-type="float" office:value="573" table:style-name="ce53">
            <text:p>573<text:s/></text:p>
          </table:table-cell>
          <table:table-cell office:value-type="float" office:value="33.217391304347828" table:style-name="ce70">
            <text:p>33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630" table:style-name="ce53">
            <text:p>630<text:s/></text:p>
          </table:table-cell>
          <table:table-cell office:value-type="float" office:value="248" table:style-name="ce53">
            <text:p>248<text:s/></text:p>
          </table:table-cell>
          <table:table-cell office:value-type="float" office:value="39.365079365079367" table:style-name="ce70">
            <text:p>39.4<text:s/></text:p>
          </table:table-cell>
          <table:table-cell office:value-type="string" table:style-name="ce64">
            <text:p><text:s text:c="3"/></text:p>
          </table:table-cell>
          <table:table-cell office:value-type="float" office:value="817" table:style-name="ce53">
            <text:p>817<text:s/></text:p>
          </table:table-cell>
          <table:table-cell office:value-type="float" office:value="243" table:style-name="ce53">
            <text:p>243<text:s/></text:p>
          </table:table-cell>
          <table:table-cell office:value-type="float" office:value="29.742962056303551" table:style-name="ce70">
            <text:p>2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447" table:style-name="ce53">
            <text:p>1,447<text:s/></text:p>
          </table:table-cell>
          <table:table-cell office:value-type="float" office:value="491" table:style-name="ce53">
            <text:p>491<text:s/></text:p>
          </table:table-cell>
          <table:table-cell office:value-type="float" office:value="33.93227366966137" table:style-name="ce70">
            <text:p>33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493" table:style-name="ce53">
            <text:p>493<text:s/></text:p>
          </table:table-cell>
          <table:table-cell office:value-type="float" office:value="199" table:style-name="ce53">
            <text:p>199<text:s/></text:p>
          </table:table-cell>
          <table:table-cell office:value-type="float" office:value="40.365111561866122" table:style-name="ce70">
            <text:p>40.4<text:s/></text:p>
          </table:table-cell>
          <table:table-cell office:value-type="string" table:style-name="ce64">
            <text:p><text:s text:c="3"/></text:p>
          </table:table-cell>
          <table:table-cell office:value-type="float" office:value="666" table:style-name="ce53">
            <text:p>666<text:s/></text:p>
          </table:table-cell>
          <table:table-cell office:value-type="float" office:value="212" table:style-name="ce53">
            <text:p>212<text:s/></text:p>
          </table:table-cell>
          <table:table-cell office:value-type="float" office:value="31.831831831831831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159" table:style-name="ce53">
            <text:p>1,159<text:s/></text:p>
          </table:table-cell>
          <table:table-cell office:value-type="float" office:value="411" table:style-name="ce53">
            <text:p>411<text:s/></text:p>
          </table:table-cell>
          <table:table-cell office:value-type="float" office:value="35.461604831751508" table:style-name="ce70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424" table:style-name="ce53">
            <text:p>424<text:s/></text:p>
          </table:table-cell>
          <table:table-cell office:value-type="float" office:value="173" table:style-name="ce53">
            <text:p>173<text:s/></text:p>
          </table:table-cell>
          <table:table-cell office:value-type="float" office:value="40.801886792452827" table:style-name="ce70">
            <text:p>4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611" table:style-name="ce53">
            <text:p>611<text:s/></text:p>
          </table:table-cell>
          <table:table-cell office:value-type="float" office:value="188" table:style-name="ce53">
            <text:p>188<text:s/></text:p>
          </table:table-cell>
          <table:table-cell office:value-type="float" office:value="30.76923076923077" table:style-name="ce70">
            <text:p>3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035" table:style-name="ce53">
            <text:p>1,035<text:s/></text:p>
          </table:table-cell>
          <table:table-cell office:value-type="float" office:value="361" table:style-name="ce53">
            <text:p>361<text:s/></text:p>
          </table:table-cell>
          <table:table-cell office:value-type="float" office:value="34.879227053140099" table:style-name="ce70">
            <text:p>34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361" table:style-name="ce53">
            <text:p>361<text:s/></text:p>
          </table:table-cell>
          <table:table-cell office:value-type="float" office:value="142" table:style-name="ce53">
            <text:p>142<text:s/></text:p>
          </table:table-cell>
          <table:table-cell office:value-type="float" office:value="39.335180055401658" table:style-name="ce70">
            <text:p>39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48" table:style-name="ce53">
            <text:p>448<text:s/></text:p>
          </table:table-cell>
          <table:table-cell office:value-type="float" office:value="124" table:style-name="ce53">
            <text:p>124<text:s/></text:p>
          </table:table-cell>
          <table:table-cell office:value-type="float" office:value="27.678571428571427" table:style-name="ce70">
            <text:p>27.7<text:s/></text:p>
          </table:table-cell>
          <table:table-cell office:value-type="string" table:style-name="ce64">
            <text:p><text:s text:c="3"/></text:p>
          </table:table-cell>
          <table:table-cell office:value-type="float" office:value="809" table:style-name="ce53">
            <text:p>809<text:s/></text:p>
          </table:table-cell>
          <table:table-cell office:value-type="float" office:value="266" table:style-name="ce53">
            <text:p>266<text:s/></text:p>
          </table:table-cell>
          <table:table-cell office:value-type="float" office:value="32.880098887515452" table:style-name="ce70">
            <text:p>32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281" table:style-name="ce53">
            <text:p>281<text:s/></text:p>
          </table:table-cell>
          <table:table-cell office:value-type="float" office:value="114" table:style-name="ce53">
            <text:p>114<text:s/></text:p>
          </table:table-cell>
          <table:table-cell office:value-type="float" office:value="40.569395017793596" table:style-name="ce70">
            <text:p>4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434" table:style-name="ce53">
            <text:p>434<text:s/></text:p>
          </table:table-cell>
          <table:table-cell office:value-type="float" office:value="124" table:style-name="ce53">
            <text:p>124<text:s/></text:p>
          </table:table-cell>
          <table:table-cell office:value-type="float" office:value="28.571428571428573" table:style-name="ce70">
            <text:p>28.6<text:s/></text:p>
          </table:table-cell>
          <table:table-cell office:value-type="string" table:style-name="ce64">
            <text:p><text:s text:c="3"/></text:p>
          </table:table-cell>
          <table:table-cell office:value-type="float" office:value="715" table:style-name="ce53">
            <text:p>715<text:s/></text:p>
          </table:table-cell>
          <table:table-cell office:value-type="float" office:value="238" table:style-name="ce53">
            <text:p>238<text:s/></text:p>
          </table:table-cell>
          <table:table-cell office:value-type="float" office:value="33.286713286713287" table:style-name="ce70">
            <text:p>33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606" table:style-name="ce53">
            <text:p>1,606<text:s/></text:p>
          </table:table-cell>
          <table:table-cell office:value-type="float" office:value="695" table:style-name="ce53">
            <text:p>695<text:s/></text:p>
          </table:table-cell>
          <table:table-cell office:value-type="float" office:value="43.275217932752177" table:style-name="ce70">
            <text:p>43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781" table:style-name="ce53">
            <text:p>1,781<text:s/></text:p>
          </table:table-cell>
          <table:table-cell office:value-type="float" office:value="511" table:style-name="ce53">
            <text:p>511<text:s/></text:p>
          </table:table-cell>
          <table:table-cell office:value-type="float" office:value="28.691746209994385" table:style-name="ce70">
            <text:p>28.7<text:s/></text:p>
          </table:table-cell>
          <table:table-cell office:value-type="string" table:style-name="ce64">
            <text:p><text:s text:c="3"/></text:p>
          </table:table-cell>
          <table:table-cell office:value-type="float" office:value="3387" table:style-name="ce53">
            <text:p>3,387<text:s/></text:p>
          </table:table-cell>
          <table:table-cell office:value-type="float" office:value="1206" table:style-name="ce53">
            <text:p>1,206<text:s/></text:p>
          </table:table-cell>
          <table:table-cell office:value-type="float" office:value="35.606731620903453" table:style-name="ce70">
            <text:p>35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9" table:style-name="ce53">
            <text:p>9<text:s/></text:p>
          </table:table-cell>
          <table:table-cell office:value-type="float" office:value="4" table:style-name="ce53">
            <text:p>4<text:s/></text:p>
          </table:table-cell>
          <table:table-cell office:value-type="float" office:value="44.444444444444443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6" table:style-name="ce53">
            <text:p>6<text:s/></text:p>
          </table:table-cell>
          <table:table-cell office:value-type="float" office:value="5" table:style-name="ce53">
            <text:p>5<text:s/></text:p>
          </table:table-cell>
          <table:table-cell office:value-type="float" office:value="83.333333333333343" table:style-name="ce70">
            <text:p>83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5" table:style-name="ce53">
            <text:p>15<text:s/></text:p>
          </table:table-cell>
          <table:table-cell office:value-type="float" office:value="9" table:style-name="ce53">
            <text:p>9<text:s/></text:p>
          </table:table-cell>
          <table:table-cell office:value-type="float" office:value="60" table:style-name="ce70">
            <text:p>60.0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733161" table:style-name="ce57">
            <text:p>733,161<text:s/></text:p>
          </table:table-cell>
          <table:table-cell office:value-type="float" office:value="370343" table:style-name="ce57">
            <text:p>370,343<text:s/></text:p>
          </table:table-cell>
          <table:table-cell office:value-type="float" office:value="50.513188781181761" table:style-name="ce71">
            <text:p>50.5<text:s/></text:p>
          </table:table-cell>
          <table:table-cell office:value-type="string" table:style-name="ce67">
            <text:p><text:s text:c="3"/></text:p>
          </table:table-cell>
          <table:table-cell office:value-type="float" office:value="799341" table:style-name="ce57">
            <text:p>799,341<text:s/></text:p>
          </table:table-cell>
          <table:table-cell office:value-type="float" office:value="348367" table:style-name="ce57">
            <text:p>348,367<text:s/></text:p>
          </table:table-cell>
          <table:table-cell office:value-type="float" office:value="43.581775487557877" table:style-name="ce71">
            <text:p>43.6<text:s/></text:p>
          </table:table-cell>
          <table:table-cell office:value-type="string" table:style-name="ce67">
            <text:p><text:s text:c="3"/></text:p>
          </table:table-cell>
          <table:table-cell office:value-type="float" office:value="1532504" table:style-name="ce57">
            <text:p>1,532,504<text:s/></text:p>
          </table:table-cell>
          <table:table-cell office:value-type="float" office:value="718710" table:style-name="ce57">
            <text:p>718,710<text:s/></text:p>
          </table:table-cell>
          <table:table-cell office:value-type="float" office:value="46.897822126402282" table:style-name="ce71">
            <text:p>46.9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25 June 2015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ne 2016</text:p>
          </table:table-cell>
          <table:table-cell table:number-columns-repeated="5" table:style-name="ce36"/>
          <table:table-cell table:number-columns-repeated="16367" table:style-name="ce7"/>
        </table:table-row>
        <table:table-row table:number-rows-repeated="1048515" table:style-name="ro2">
          <table:table-cell table:number-columns-repeated="16384"/>
        </table:table-row>
        <table:named-expressions>
          <table:named-range table:name="Print_Area" table:cell-range-address="DRT0203_2014-15.$A$1:DRT0203_2014-15.$L$62" table:base-cell-address="DRT0203_2014-15.$A$1"/>
        </table:named-expressions>
      </table:table>
      <table:table table:name="DRT0203_2013-14" table:style-name="ta3">
        <table:table-column table:style-name="co17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3 to March 2014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89" table:style-name="ce53">
            <text:p>89<text:s/></text:p>
          </table:table-cell>
          <table:table-cell office:value-type="float" office:value="51" table:style-name="ce53">
            <text:p>51<text:s/></text:p>
          </table:table-cell>
          <table:table-cell office:value-type="float" office:value="57.303370786516851" table:style-name="ce70">
            <text:p>57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2" table:style-name="ce53">
            <text:p>42<text:s/></text:p>
          </table:table-cell>
          <table:table-cell office:value-type="float" office:value="24" table:style-name="ce53">
            <text:p>24<text:s/></text:p>
          </table:table-cell>
          <table:table-cell office:value-type="float" office:value="57.142857142857146" table:style-name="ce70">
            <text:p>5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31" table:style-name="ce53">
            <text:p>131<text:s/></text:p>
          </table:table-cell>
          <table:table-cell office:value-type="float" office:value="75" table:style-name="ce53">
            <text:p>75<text:s/></text:p>
          </table:table-cell>
          <table:table-cell office:value-type="float" office:value="57.251908396946561" table:style-name="ce70">
            <text:p>57.3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44252" table:style-name="ce53">
            <text:p>144,252<text:s/></text:p>
          </table:table-cell>
          <table:table-cell office:value-type="float" office:value="83734" table:style-name="ce53">
            <text:p>83,734<text:s/></text:p>
          </table:table-cell>
          <table:table-cell office:value-type="float" office:value="58.047028810692403" table:style-name="ce70">
            <text:p>58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29027" table:style-name="ce53">
            <text:p>129,027<text:s/></text:p>
          </table:table-cell>
          <table:table-cell office:value-type="float" office:value="71041" table:style-name="ce53">
            <text:p>71,041<text:s/></text:p>
          </table:table-cell>
          <table:table-cell office:value-type="float" office:value="55.059018655010192" table:style-name="ce70">
            <text:p>55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73279" table:style-name="ce53">
            <text:p>273,279<text:s/></text:p>
          </table:table-cell>
          <table:table-cell office:value-type="float" office:value="154775" table:style-name="ce53">
            <text:p>154,775<text:s/></text:p>
          </table:table-cell>
          <table:table-cell office:value-type="float" office:value="56.636258183029071" table:style-name="ce70">
            <text:p>5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02346" table:style-name="ce53">
            <text:p>102,346<text:s/></text:p>
          </table:table-cell>
          <table:table-cell office:value-type="float" office:value="53068" table:style-name="ce53">
            <text:p>53,068<text:s/></text:p>
          </table:table-cell>
          <table:table-cell office:value-type="float" office:value="51.851562347331601" table:style-name="ce70">
            <text:p>5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07891" table:style-name="ce53">
            <text:p>107,891<text:s/></text:p>
          </table:table-cell>
          <table:table-cell office:value-type="float" office:value="51961" table:style-name="ce53">
            <text:p>51,961<text:s/></text:p>
          </table:table-cell>
          <table:table-cell office:value-type="float" office:value="48.160643612534876" table:style-name="ce70">
            <text:p>48.2<text:s/></text:p>
          </table:table-cell>
          <table:table-cell office:value-type="string" table:style-name="ce64">
            <text:p><text:s text:c="3"/></text:p>
          </table:table-cell>
          <table:table-cell office:value-type="float" office:value="210237" table:style-name="ce53">
            <text:p>210,237<text:s/></text:p>
          </table:table-cell>
          <table:table-cell office:value-type="float" office:value="105029" table:style-name="ce53">
            <text:p>105,029<text:s/></text:p>
          </table:table-cell>
          <table:table-cell office:value-type="float" office:value="49.957428996798853" table:style-name="ce70">
            <text:p>50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56993" table:style-name="ce53">
            <text:p>56,993<text:s/></text:p>
          </table:table-cell>
          <table:table-cell office:value-type="float" office:value="29147" table:style-name="ce53">
            <text:p>29,147<text:s/></text:p>
          </table:table-cell>
          <table:table-cell office:value-type="float" office:value="51.141368238204699" table:style-name="ce70">
            <text:p>5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61539" table:style-name="ce53">
            <text:p>61,539<text:s/></text:p>
          </table:table-cell>
          <table:table-cell office:value-type="float" office:value="27918" table:style-name="ce53">
            <text:p>27,918<text:s/></text:p>
          </table:table-cell>
          <table:table-cell office:value-type="float" office:value="45.366353044410864" table:style-name="ce70">
            <text:p>45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18532" table:style-name="ce53">
            <text:p>118,532<text:s/></text:p>
          </table:table-cell>
          <table:table-cell office:value-type="float" office:value="57065" table:style-name="ce53">
            <text:p>57,065<text:s/></text:p>
          </table:table-cell>
          <table:table-cell office:value-type="float" office:value="48.143117470387743" table:style-name="ce70">
            <text:p>48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38618" table:style-name="ce53">
            <text:p>38,618<text:s/></text:p>
          </table:table-cell>
          <table:table-cell office:value-type="float" office:value="19385" table:style-name="ce53">
            <text:p>19,385<text:s/></text:p>
          </table:table-cell>
          <table:table-cell office:value-type="float" office:value="50.196799419959603" table:style-name="ce70">
            <text:p>50.2<text:s/></text:p>
          </table:table-cell>
          <table:table-cell office:value-type="string" table:style-name="ce64">
            <text:p><text:s text:c="3"/></text:p>
          </table:table-cell>
          <table:table-cell office:value-type="float" office:value="43086" table:style-name="ce53">
            <text:p>43,086<text:s/></text:p>
          </table:table-cell>
          <table:table-cell office:value-type="float" office:value="19242" table:style-name="ce53">
            <text:p>19,242<text:s/></text:p>
          </table:table-cell>
          <table:table-cell office:value-type="float" office:value="44.65951817295641" table:style-name="ce70">
            <text:p>44.7<text:s/></text:p>
          </table:table-cell>
          <table:table-cell office:value-type="string" table:style-name="ce64">
            <text:p><text:s text:c="3"/></text:p>
          </table:table-cell>
          <table:table-cell office:value-type="float" office:value="81704" table:style-name="ce53">
            <text:p>81,704<text:s/></text:p>
          </table:table-cell>
          <table:table-cell office:value-type="float" office:value="38627" table:style-name="ce53">
            <text:p>38,627<text:s/></text:p>
          </table:table-cell>
          <table:table-cell office:value-type="float" office:value="47.276755116028589" table:style-name="ce70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33332" table:style-name="ce53">
            <text:p>33,332<text:s/></text:p>
          </table:table-cell>
          <table:table-cell office:value-type="float" office:value="17291" table:style-name="ce53">
            <text:p>17,291<text:s/></text:p>
          </table:table-cell>
          <table:table-cell office:value-type="float" office:value="51.87507500300012" table:style-name="ce70">
            <text:p>5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7447" table:style-name="ce53">
            <text:p>37,447<text:s/></text:p>
          </table:table-cell>
          <table:table-cell office:value-type="float" office:value="16754" table:style-name="ce53">
            <text:p>16,754<text:s/></text:p>
          </table:table-cell>
          <table:table-cell office:value-type="float" office:value="44.740566667556813" table:style-name="ce70">
            <text:p>44.7<text:s/></text:p>
          </table:table-cell>
          <table:table-cell office:value-type="string" table:style-name="ce64">
            <text:p><text:s text:c="3"/></text:p>
          </table:table-cell>
          <table:table-cell office:value-type="float" office:value="70779" table:style-name="ce53">
            <text:p>70,779<text:s/></text:p>
          </table:table-cell>
          <table:table-cell office:value-type="float" office:value="34045" table:style-name="ce53">
            <text:p>34,045<text:s/></text:p>
          </table:table-cell>
          <table:table-cell office:value-type="float" office:value="48.100425267381567" table:style-name="ce70">
            <text:p>48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29571" table:style-name="ce53">
            <text:p>29,571<text:s/></text:p>
          </table:table-cell>
          <table:table-cell office:value-type="float" office:value="15100" table:style-name="ce53">
            <text:p>15,100<text:s/></text:p>
          </table:table-cell>
          <table:table-cell office:value-type="float" office:value="51.06354198370024" table:style-name="ce70">
            <text:p>5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3696" table:style-name="ce53">
            <text:p>33,696<text:s/></text:p>
          </table:table-cell>
          <table:table-cell office:value-type="float" office:value="15244" table:style-name="ce53">
            <text:p>15,244<text:s/></text:p>
          </table:table-cell>
          <table:table-cell office:value-type="float" office:value="45.239791073124408" table:style-name="ce70">
            <text:p>45.2<text:s/></text:p>
          </table:table-cell>
          <table:table-cell office:value-type="string" table:style-name="ce64">
            <text:p><text:s text:c="3"/></text:p>
          </table:table-cell>
          <table:table-cell office:value-type="float" office:value="63267" table:style-name="ce53">
            <text:p>63,267<text:s/></text:p>
          </table:table-cell>
          <table:table-cell office:value-type="float" office:value="30344" table:style-name="ce53">
            <text:p>30,344<text:s/></text:p>
          </table:table-cell>
          <table:table-cell office:value-type="float" office:value="47.961812635339122" table:style-name="ce70">
            <text:p>48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26074" table:style-name="ce53">
            <text:p>26,074<text:s/></text:p>
          </table:table-cell>
          <table:table-cell office:value-type="float" office:value="13246" table:style-name="ce53">
            <text:p>13,246<text:s/></text:p>
          </table:table-cell>
          <table:table-cell office:value-type="float" office:value="50.801564777172665" table:style-name="ce70">
            <text:p>50.8<text:s/></text:p>
          </table:table-cell>
          <table:table-cell office:value-type="string" table:style-name="ce64">
            <text:p><text:s text:c="3"/></text:p>
          </table:table-cell>
          <table:table-cell office:value-type="float" office:value="29868" table:style-name="ce53">
            <text:p>29,868<text:s/></text:p>
          </table:table-cell>
          <table:table-cell office:value-type="float" office:value="13269" table:style-name="ce53">
            <text:p>13,269<text:s/></text:p>
          </table:table-cell>
          <table:table-cell office:value-type="float" office:value="44.42547207713941" table:style-name="ce70">
            <text:p>44.4<text:s/></text:p>
          </table:table-cell>
          <table:table-cell office:value-type="string" table:style-name="ce64">
            <text:p><text:s text:c="3"/></text:p>
          </table:table-cell>
          <table:table-cell office:value-type="float" office:value="55942" table:style-name="ce53">
            <text:p>55,942<text:s/></text:p>
          </table:table-cell>
          <table:table-cell office:value-type="float" office:value="26515" table:style-name="ce53">
            <text:p>26,515<text:s/></text:p>
          </table:table-cell>
          <table:table-cell office:value-type="float" office:value="47.397304350934903" table:style-name="ce70">
            <text:p>4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3319" table:style-name="ce53">
            <text:p>23,319<text:s/></text:p>
          </table:table-cell>
          <table:table-cell office:value-type="float" office:value="11886" table:style-name="ce53">
            <text:p>11,886<text:s/></text:p>
          </table:table-cell>
          <table:table-cell office:value-type="float" office:value="50.971310948153871" table:style-name="ce70">
            <text:p>5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5976" table:style-name="ce53">
            <text:p>25,976<text:s/></text:p>
          </table:table-cell>
          <table:table-cell office:value-type="float" office:value="11443" table:style-name="ce53">
            <text:p>11,443<text:s/></text:p>
          </table:table-cell>
          <table:table-cell office:value-type="float" office:value="44.052202032645518" table:style-name="ce70">
            <text:p>44.1<text:s/></text:p>
          </table:table-cell>
          <table:table-cell office:value-type="string" table:style-name="ce64">
            <text:p><text:s text:c="3"/></text:p>
          </table:table-cell>
          <table:table-cell office:value-type="float" office:value="49296" table:style-name="ce53">
            <text:p>49,296<text:s/></text:p>
          </table:table-cell>
          <table:table-cell office:value-type="float" office:value="23329" table:style-name="ce53">
            <text:p>23,329<text:s/></text:p>
          </table:table-cell>
          <table:table-cell office:value-type="float" office:value="47.32432651736449" table:style-name="ce70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2273" table:style-name="ce53">
            <text:p>22,273<text:s/></text:p>
          </table:table-cell>
          <table:table-cell office:value-type="float" office:value="11139" table:style-name="ce53">
            <text:p>11,139<text:s/></text:p>
          </table:table-cell>
          <table:table-cell office:value-type="float" office:value="50.011224352354866" table:style-name="ce70">
            <text:p>5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4858" table:style-name="ce53">
            <text:p>24,858<text:s/></text:p>
          </table:table-cell>
          <table:table-cell office:value-type="float" office:value="10562" table:style-name="ce53">
            <text:p>10,562<text:s/></text:p>
          </table:table-cell>
          <table:table-cell office:value-type="float" office:value="42.48933944806501" table:style-name="ce70">
            <text:p>4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47131" table:style-name="ce53">
            <text:p>47,131<text:s/></text:p>
          </table:table-cell>
          <table:table-cell office:value-type="float" office:value="21701" table:style-name="ce53">
            <text:p>21,701<text:s/></text:p>
          </table:table-cell>
          <table:table-cell office:value-type="float" office:value="46.044005007320017" table:style-name="ce70">
            <text:p>4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0534" table:style-name="ce53">
            <text:p>20,534<text:s/></text:p>
          </table:table-cell>
          <table:table-cell office:value-type="float" office:value="10175" table:style-name="ce53">
            <text:p>10,175<text:s/></text:p>
          </table:table-cell>
          <table:table-cell office:value-type="float" office:value="49.551962598616932" table:style-name="ce70">
            <text:p>4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3770" table:style-name="ce53">
            <text:p>23,770<text:s/></text:p>
          </table:table-cell>
          <table:table-cell office:value-type="float" office:value="9911" table:style-name="ce53">
            <text:p>9,911<text:s/></text:p>
          </table:table-cell>
          <table:table-cell office:value-type="float" office:value="41.695414387883886" table:style-name="ce70">
            <text:p>4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44304" table:style-name="ce53">
            <text:p>44,304<text:s/></text:p>
          </table:table-cell>
          <table:table-cell office:value-type="float" office:value="20086" table:style-name="ce53">
            <text:p>20,086<text:s/></text:p>
          </table:table-cell>
          <table:table-cell office:value-type="float" office:value="45.336764174792343" table:style-name="ce70">
            <text:p>4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19341" table:style-name="ce53">
            <text:p>19,341<text:s/></text:p>
          </table:table-cell>
          <table:table-cell office:value-type="float" office:value="9451" table:style-name="ce53">
            <text:p>9,451<text:s/></text:p>
          </table:table-cell>
          <table:table-cell office:value-type="float" office:value="48.865105216896744" table:style-name="ce70">
            <text:p>4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2349" table:style-name="ce53">
            <text:p>22,349<text:s/></text:p>
          </table:table-cell>
          <table:table-cell office:value-type="float" office:value="9156" table:style-name="ce53">
            <text:p>9,156<text:s/></text:p>
          </table:table-cell>
          <table:table-cell office:value-type="float" office:value="40.968275985502707" table:style-name="ce70">
            <text:p>4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41690" table:style-name="ce53">
            <text:p>41,690<text:s/></text:p>
          </table:table-cell>
          <table:table-cell office:value-type="float" office:value="18607" table:style-name="ce53">
            <text:p>18,607<text:s/></text:p>
          </table:table-cell>
          <table:table-cell office:value-type="float" office:value="44.631806188534419" table:style-name="ce70">
            <text:p>44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8189" table:style-name="ce53">
            <text:p>18,189<text:s/></text:p>
          </table:table-cell>
          <table:table-cell office:value-type="float" office:value="8810" table:style-name="ce53">
            <text:p>8,810<text:s/></text:p>
          </table:table-cell>
          <table:table-cell office:value-type="float" office:value="48.435867832206277" table:style-name="ce70">
            <text:p>48.4<text:s/></text:p>
          </table:table-cell>
          <table:table-cell office:value-type="string" table:style-name="ce64">
            <text:p><text:s text:c="3"/></text:p>
          </table:table-cell>
          <table:table-cell office:value-type="float" office:value="20981" table:style-name="ce53">
            <text:p>20,981<text:s/></text:p>
          </table:table-cell>
          <table:table-cell office:value-type="float" office:value="8394" table:style-name="ce53">
            <text:p>8,394<text:s/></text:p>
          </table:table-cell>
          <table:table-cell office:value-type="float" office:value="40.007625947285639" table:style-name="ce70">
            <text:p>4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39170" table:style-name="ce53">
            <text:p>39,170<text:s/></text:p>
          </table:table-cell>
          <table:table-cell office:value-type="float" office:value="17204" table:style-name="ce53">
            <text:p>17,204<text:s/></text:p>
          </table:table-cell>
          <table:table-cell office:value-type="float" office:value="43.921368394179218" table:style-name="ce70">
            <text:p>43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6961" table:style-name="ce53">
            <text:p>16,961<text:s/></text:p>
          </table:table-cell>
          <table:table-cell office:value-type="float" office:value="7996" table:style-name="ce53">
            <text:p>7,996<text:s/></text:p>
          </table:table-cell>
          <table:table-cell office:value-type="float" office:value="47.143446730735214" table:style-name="ce70">
            <text:p>4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20022" table:style-name="ce53">
            <text:p>20,022<text:s/></text:p>
          </table:table-cell>
          <table:table-cell office:value-type="float" office:value="7847" table:style-name="ce53">
            <text:p>7,847<text:s/></text:p>
          </table:table-cell>
          <table:table-cell office:value-type="float" office:value="39.191888922185598" table:style-name="ce70">
            <text:p>3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6983" table:style-name="ce53">
            <text:p>36,983<text:s/></text:p>
          </table:table-cell>
          <table:table-cell office:value-type="float" office:value="15843" table:style-name="ce53">
            <text:p>15,843<text:s/></text:p>
          </table:table-cell>
          <table:table-cell office:value-type="float" office:value="42.838601519617121" table:style-name="ce70">
            <text:p>42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6599" table:style-name="ce53">
            <text:p>16,599<text:s/></text:p>
          </table:table-cell>
          <table:table-cell office:value-type="float" office:value="7731" table:style-name="ce53">
            <text:p>7,731<text:s/></text:p>
          </table:table-cell>
          <table:table-cell office:value-type="float" office:value="46.575094885234051" table:style-name="ce70">
            <text:p>46.6<text:s/></text:p>
          </table:table-cell>
          <table:table-cell office:value-type="string" table:style-name="ce64">
            <text:p><text:s text:c="3"/></text:p>
          </table:table-cell>
          <table:table-cell office:value-type="float" office:value="19624" table:style-name="ce53">
            <text:p>19,624<text:s/></text:p>
          </table:table-cell>
          <table:table-cell office:value-type="float" office:value="7338" table:style-name="ce53">
            <text:p>7,338<text:s/></text:p>
          </table:table-cell>
          <table:table-cell office:value-type="float" office:value="37.392988177741543" table:style-name="ce70">
            <text:p>3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6223" table:style-name="ce53">
            <text:p>36,223<text:s/></text:p>
          </table:table-cell>
          <table:table-cell office:value-type="float" office:value="15069" table:style-name="ce53">
            <text:p>15,069<text:s/></text:p>
          </table:table-cell>
          <table:table-cell office:value-type="float" office:value="41.600640477044969" table:style-name="ce70">
            <text:p>41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5705" table:style-name="ce53">
            <text:p>15,705<text:s/></text:p>
          </table:table-cell>
          <table:table-cell office:value-type="float" office:value="7236" table:style-name="ce53">
            <text:p>7,236<text:s/></text:p>
          </table:table-cell>
          <table:table-cell office:value-type="float" office:value="46.07449856733524" table:style-name="ce70">
            <text:p>46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8379" table:style-name="ce53">
            <text:p>18,379<text:s/></text:p>
          </table:table-cell>
          <table:table-cell office:value-type="float" office:value="6882" table:style-name="ce53">
            <text:p>6,882<text:s/></text:p>
          </table:table-cell>
          <table:table-cell office:value-type="float" office:value="37.44490995157517" table:style-name="ce70">
            <text:p>37.4<text:s/></text:p>
          </table:table-cell>
          <table:table-cell office:value-type="string" table:style-name="ce64">
            <text:p><text:s text:c="3"/></text:p>
          </table:table-cell>
          <table:table-cell office:value-type="float" office:value="34084" table:style-name="ce53">
            <text:p>34,084<text:s/></text:p>
          </table:table-cell>
          <table:table-cell office:value-type="float" office:value="14118" table:style-name="ce53">
            <text:p>14,118<text:s/></text:p>
          </table:table-cell>
          <table:table-cell office:value-type="float" office:value="41.421194695458283" table:style-name="ce70">
            <text:p>41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4166" table:style-name="ce53">
            <text:p>14,166<text:s/></text:p>
          </table:table-cell>
          <table:table-cell office:value-type="float" office:value="6586" table:style-name="ce53">
            <text:p>6,586<text:s/></text:p>
          </table:table-cell>
          <table:table-cell office:value-type="float" office:value="46.491599604687281" table:style-name="ce70">
            <text:p>46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6650" table:style-name="ce53">
            <text:p>16,650<text:s/></text:p>
          </table:table-cell>
          <table:table-cell office:value-type="float" office:value="6129" table:style-name="ce53">
            <text:p>6,129<text:s/></text:p>
          </table:table-cell>
          <table:table-cell office:value-type="float" office:value="36.810810810810814" table:style-name="ce70">
            <text:p>36.8<text:s/></text:p>
          </table:table-cell>
          <table:table-cell office:value-type="string" table:style-name="ce64">
            <text:p><text:s text:c="3"/></text:p>
          </table:table-cell>
          <table:table-cell office:value-type="float" office:value="30816" table:style-name="ce53">
            <text:p>30,816<text:s/></text:p>
          </table:table-cell>
          <table:table-cell office:value-type="float" office:value="12715" table:style-name="ce53">
            <text:p>12,715<text:s/></text:p>
          </table:table-cell>
          <table:table-cell office:value-type="float" office:value="41.261033229491176" table:style-name="ce70">
            <text:p>41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3163" table:style-name="ce53">
            <text:p>13,163<text:s/></text:p>
          </table:table-cell>
          <table:table-cell office:value-type="float" office:value="5964" table:style-name="ce53">
            <text:p>5,964<text:s/></text:p>
          </table:table-cell>
          <table:table-cell office:value-type="float" office:value="45.308820177771025" table:style-name="ce70">
            <text:p>45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5948" table:style-name="ce53">
            <text:p>15,948<text:s/></text:p>
          </table:table-cell>
          <table:table-cell office:value-type="float" office:value="5623" table:style-name="ce53">
            <text:p>5,623<text:s/></text:p>
          </table:table-cell>
          <table:table-cell office:value-type="float" office:value="35.258339603712066" table:style-name="ce70">
            <text:p>35.3<text:s/></text:p>
          </table:table-cell>
          <table:table-cell office:value-type="string" table:style-name="ce64">
            <text:p><text:s text:c="3"/></text:p>
          </table:table-cell>
          <table:table-cell office:value-type="float" office:value="29111" table:style-name="ce53">
            <text:p>29,111<text:s/></text:p>
          </table:table-cell>
          <table:table-cell office:value-type="float" office:value="11587" table:style-name="ce53">
            <text:p>11,587<text:s/></text:p>
          </table:table-cell>
          <table:table-cell office:value-type="float" office:value="39.802823674899521" table:style-name="ce70">
            <text:p>39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1895" table:style-name="ce53">
            <text:p>11,895<text:s/></text:p>
          </table:table-cell>
          <table:table-cell office:value-type="float" office:value="5266" table:style-name="ce53">
            <text:p>5,266<text:s/></text:p>
          </table:table-cell>
          <table:table-cell office:value-type="float" office:value="44.270701975620007" table:style-name="ce70">
            <text:p>44.3<text:s/></text:p>
          </table:table-cell>
          <table:table-cell office:value-type="string" table:style-name="ce64">
            <text:p><text:s text:c="3"/></text:p>
          </table:table-cell>
          <table:table-cell office:value-type="float" office:value="14504" table:style-name="ce53">
            <text:p>14,504<text:s/></text:p>
          </table:table-cell>
          <table:table-cell office:value-type="float" office:value="5023" table:style-name="ce53">
            <text:p>5,023<text:s/></text:p>
          </table:table-cell>
          <table:table-cell office:value-type="float" office:value="34.631825703254279" table:style-name="ce70">
            <text:p>34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6399" table:style-name="ce53">
            <text:p>26,399<text:s/></text:p>
          </table:table-cell>
          <table:table-cell office:value-type="float" office:value="10289" table:style-name="ce53">
            <text:p>10,289<text:s/></text:p>
          </table:table-cell>
          <table:table-cell office:value-type="float" office:value="38.974961172771692" table:style-name="ce70">
            <text:p>39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9633" table:style-name="ce53">
            <text:p>9,633<text:s/></text:p>
          </table:table-cell>
          <table:table-cell office:value-type="float" office:value="4238" table:style-name="ce53">
            <text:p>4,238<text:s/></text:p>
          </table:table-cell>
          <table:table-cell office:value-type="float" office:value="43.994601889338725" table:style-name="ce70">
            <text:p>44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2316" table:style-name="ce53">
            <text:p>12,316<text:s/></text:p>
          </table:table-cell>
          <table:table-cell office:value-type="float" office:value="4180" table:style-name="ce53">
            <text:p>4,180<text:s/></text:p>
          </table:table-cell>
          <table:table-cell office:value-type="float" office:value="33.939590776226048" table:style-name="ce70">
            <text:p>33.9<text:s/></text:p>
          </table:table-cell>
          <table:table-cell office:value-type="string" table:style-name="ce64">
            <text:p><text:s text:c="3"/></text:p>
          </table:table-cell>
          <table:table-cell office:value-type="float" office:value="21949" table:style-name="ce53">
            <text:p>21,949<text:s/></text:p>
          </table:table-cell>
          <table:table-cell office:value-type="float" office:value="8418" table:style-name="ce53">
            <text:p>8,418<text:s/></text:p>
          </table:table-cell>
          <table:table-cell office:value-type="float" office:value="38.352544535058549" table:style-name="ce70">
            <text:p>38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8767" table:style-name="ce53">
            <text:p>8,767<text:s/></text:p>
          </table:table-cell>
          <table:table-cell office:value-type="float" office:value="3762" table:style-name="ce53">
            <text:p>3,762<text:s/></text:p>
          </table:table-cell>
          <table:table-cell office:value-type="float" office:value="42.91091593475533" table:style-name="ce70">
            <text:p>42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0889" table:style-name="ce53">
            <text:p>10,889<text:s/></text:p>
          </table:table-cell>
          <table:table-cell office:value-type="float" office:value="3669" table:style-name="ce53">
            <text:p>3,669<text:s/></text:p>
          </table:table-cell>
          <table:table-cell office:value-type="float" office:value="33.69455413720268" table:style-name="ce70">
            <text:p>33.7<text:s/></text:p>
          </table:table-cell>
          <table:table-cell office:value-type="string" table:style-name="ce64">
            <text:p><text:s text:c="3"/></text:p>
          </table:table-cell>
          <table:table-cell office:value-type="float" office:value="19656" table:style-name="ce53">
            <text:p>19,656<text:s/></text:p>
          </table:table-cell>
          <table:table-cell office:value-type="float" office:value="7431" table:style-name="ce53">
            <text:p>7,431<text:s/></text:p>
          </table:table-cell>
          <table:table-cell office:value-type="float" office:value="37.805250305250304" table:style-name="ce70">
            <text:p>37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8002" table:style-name="ce53">
            <text:p>8,002<text:s/></text:p>
          </table:table-cell>
          <table:table-cell office:value-type="float" office:value="3364" table:style-name="ce53">
            <text:p>3,364<text:s/></text:p>
          </table:table-cell>
          <table:table-cell office:value-type="float" office:value="42.039490127468135" table:style-name="ce70">
            <text:p>4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9665" table:style-name="ce53">
            <text:p>9,665<text:s/></text:p>
          </table:table-cell>
          <table:table-cell office:value-type="float" office:value="3236" table:style-name="ce53">
            <text:p>3,236<text:s/></text:p>
          </table:table-cell>
          <table:table-cell office:value-type="float" office:value="33.48163476461459" table:style-name="ce70">
            <text:p>33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7667" table:style-name="ce53">
            <text:p>17,667<text:s/></text:p>
          </table:table-cell>
          <table:table-cell office:value-type="float" office:value="6600" table:style-name="ce53">
            <text:p>6,600<text:s/></text:p>
          </table:table-cell>
          <table:table-cell office:value-type="float" office:value="37.357785702156562" table:style-name="ce70">
            <text:p>3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7299" table:style-name="ce53">
            <text:p>7,299<text:s/></text:p>
          </table:table-cell>
          <table:table-cell office:value-type="float" office:value="3029" table:style-name="ce53">
            <text:p>3,029<text:s/></text:p>
          </table:table-cell>
          <table:table-cell office:value-type="float" office:value="41.498835456911905" table:style-name="ce70">
            <text:p>41.5<text:s/></text:p>
          </table:table-cell>
          <table:table-cell office:value-type="string" table:style-name="ce64">
            <text:p><text:s text:c="3"/></text:p>
          </table:table-cell>
          <table:table-cell office:value-type="float" office:value="8983" table:style-name="ce53">
            <text:p>8,983<text:s/></text:p>
          </table:table-cell>
          <table:table-cell office:value-type="float" office:value="2820" table:style-name="ce53">
            <text:p>2,820<text:s/></text:p>
          </table:table-cell>
          <table:table-cell office:value-type="float" office:value="31.392630524323721" table:style-name="ce70">
            <text:p>31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6282" table:style-name="ce53">
            <text:p>16,282<text:s/></text:p>
          </table:table-cell>
          <table:table-cell office:value-type="float" office:value="5849" table:style-name="ce53">
            <text:p>5,849<text:s/></text:p>
          </table:table-cell>
          <table:table-cell office:value-type="float" office:value="35.923105269622894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6238" table:style-name="ce53">
            <text:p>6,238<text:s/></text:p>
          </table:table-cell>
          <table:table-cell office:value-type="float" office:value="2624" table:style-name="ce53">
            <text:p>2,624<text:s/></text:p>
          </table:table-cell>
          <table:table-cell office:value-type="float" office:value="42.064764347547289" table:style-name="ce70">
            <text:p>4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946" table:style-name="ce53">
            <text:p>7,946<text:s/></text:p>
          </table:table-cell>
          <table:table-cell office:value-type="float" office:value="2582" table:style-name="ce53">
            <text:p>2,582<text:s/></text:p>
          </table:table-cell>
          <table:table-cell office:value-type="float" office:value="32.494336773219231" table:style-name="ce70">
            <text:p>3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4184" table:style-name="ce53">
            <text:p>14,184<text:s/></text:p>
          </table:table-cell>
          <table:table-cell office:value-type="float" office:value="5206" table:style-name="ce53">
            <text:p>5,206<text:s/></text:p>
          </table:table-cell>
          <table:table-cell office:value-type="float" office:value="36.70332769317541" table:style-name="ce70">
            <text:p>36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5568" table:style-name="ce53">
            <text:p>5,568<text:s/></text:p>
          </table:table-cell>
          <table:table-cell office:value-type="float" office:value="2356" table:style-name="ce53">
            <text:p>2,356<text:s/></text:p>
          </table:table-cell>
          <table:table-cell office:value-type="float" office:value="42.313218390804593" table:style-name="ce70">
            <text:p>4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6902" table:style-name="ce53">
            <text:p>6,902<text:s/></text:p>
          </table:table-cell>
          <table:table-cell office:value-type="float" office:value="2194" table:style-name="ce53">
            <text:p>2,194<text:s/></text:p>
          </table:table-cell>
          <table:table-cell office:value-type="float" office:value="31.787887568820633" table:style-name="ce70">
            <text:p>31.8<text:s/></text:p>
          </table:table-cell>
          <table:table-cell office:value-type="string" table:style-name="ce64">
            <text:p><text:s text:c="3"/></text:p>
          </table:table-cell>
          <table:table-cell office:value-type="float" office:value="12470" table:style-name="ce53">
            <text:p>12,470<text:s/></text:p>
          </table:table-cell>
          <table:table-cell office:value-type="float" office:value="4550" table:style-name="ce53">
            <text:p>4,550<text:s/></text:p>
          </table:table-cell>
          <table:table-cell office:value-type="float" office:value="36.487570168404169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4749" table:style-name="ce53">
            <text:p>4,749<text:s/></text:p>
          </table:table-cell>
          <table:table-cell office:value-type="float" office:value="2003" table:style-name="ce53">
            <text:p>2,003<text:s/></text:p>
          </table:table-cell>
          <table:table-cell office:value-type="float" office:value="42.177300484312489" table:style-name="ce70">
            <text:p>42.2<text:s/></text:p>
          </table:table-cell>
          <table:table-cell office:value-type="string" table:style-name="ce64">
            <text:p><text:s text:c="3"/></text:p>
          </table:table-cell>
          <table:table-cell office:value-type="float" office:value="5842" table:style-name="ce53">
            <text:p>5,842<text:s/></text:p>
          </table:table-cell>
          <table:table-cell office:value-type="float" office:value="1900" table:style-name="ce53">
            <text:p>1,900<text:s/></text:p>
          </table:table-cell>
          <table:table-cell office:value-type="float" office:value="32.523108524477919" table:style-name="ce70">
            <text:p>3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10591" table:style-name="ce53">
            <text:p>10,591<text:s/></text:p>
          </table:table-cell>
          <table:table-cell office:value-type="float" office:value="3903" table:style-name="ce53">
            <text:p>3,903<text:s/></text:p>
          </table:table-cell>
          <table:table-cell office:value-type="float" office:value="36.852044188461903" table:style-name="ce70">
            <text:p>3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299" table:style-name="ce53">
            <text:p>4,299<text:s/></text:p>
          </table:table-cell>
          <table:table-cell office:value-type="float" office:value="1740" table:style-name="ce53">
            <text:p>1,740<text:s/></text:p>
          </table:table-cell>
          <table:table-cell office:value-type="float" office:value="40.474528960223303" table:style-name="ce70">
            <text:p>4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5358" table:style-name="ce53">
            <text:p>5,358<text:s/></text:p>
          </table:table-cell>
          <table:table-cell office:value-type="float" office:value="1713" table:style-name="ce53">
            <text:p>1,713<text:s/></text:p>
          </table:table-cell>
          <table:table-cell office:value-type="float" office:value="31.970884658454647" table:style-name="ce70">
            <text:p>3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9657" table:style-name="ce53">
            <text:p>9,657<text:s/></text:p>
          </table:table-cell>
          <table:table-cell office:value-type="float" office:value="3453" table:style-name="ce53">
            <text:p>3,453<text:s/></text:p>
          </table:table-cell>
          <table:table-cell office:value-type="float" office:value="35.756446101273688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3975" table:style-name="ce53">
            <text:p>3,975<text:s/></text:p>
          </table:table-cell>
          <table:table-cell office:value-type="float" office:value="1573" table:style-name="ce53">
            <text:p>1,573<text:s/></text:p>
          </table:table-cell>
          <table:table-cell office:value-type="float" office:value="39.572327044025158" table:style-name="ce70">
            <text:p>3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5032" table:style-name="ce53">
            <text:p>5,032<text:s/></text:p>
          </table:table-cell>
          <table:table-cell office:value-type="float" office:value="1542" table:style-name="ce53">
            <text:p>1,542<text:s/></text:p>
          </table:table-cell>
          <table:table-cell office:value-type="float" office:value="30.643879173290937" table:style-name="ce70">
            <text:p>3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9007" table:style-name="ce53">
            <text:p>9,007<text:s/></text:p>
          </table:table-cell>
          <table:table-cell office:value-type="float" office:value="3115" table:style-name="ce53">
            <text:p>3,115<text:s/></text:p>
          </table:table-cell>
          <table:table-cell office:value-type="float" office:value="34.584212279338296" table:style-name="ce70">
            <text:p>34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509" table:style-name="ce53">
            <text:p>3,509<text:s/></text:p>
          </table:table-cell>
          <table:table-cell office:value-type="float" office:value="1421" table:style-name="ce53">
            <text:p>1,421<text:s/></text:p>
          </table:table-cell>
          <table:table-cell office:value-type="float" office:value="40.495867768595041" table:style-name="ce70">
            <text:p>40.5<text:s/></text:p>
          </table:table-cell>
          <table:table-cell office:value-type="string" table:style-name="ce64">
            <text:p><text:s text:c="3"/></text:p>
          </table:table-cell>
          <table:table-cell office:value-type="float" office:value="4201" table:style-name="ce53">
            <text:p>4,201<text:s/></text:p>
          </table:table-cell>
          <table:table-cell office:value-type="float" office:value="1347" table:style-name="ce53">
            <text:p>1,347<text:s/></text:p>
          </table:table-cell>
          <table:table-cell office:value-type="float" office:value="32.063794334682221" table:style-name="ce70">
            <text:p>32.1<text:s/></text:p>
          </table:table-cell>
          <table:table-cell office:value-type="string" table:style-name="ce64">
            <text:p><text:s text:c="3"/></text:p>
          </table:table-cell>
          <table:table-cell office:value-type="float" office:value="7710" table:style-name="ce53">
            <text:p>7,710<text:s/></text:p>
          </table:table-cell>
          <table:table-cell office:value-type="float" office:value="2768" table:style-name="ce53">
            <text:p>2,768<text:s/></text:p>
          </table:table-cell>
          <table:table-cell office:value-type="float" office:value="35.901426718547341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3022" table:style-name="ce53">
            <text:p>3,022<text:s/></text:p>
          </table:table-cell>
          <table:table-cell office:value-type="float" office:value="1240" table:style-name="ce53">
            <text:p>1,240<text:s/></text:p>
          </table:table-cell>
          <table:table-cell office:value-type="float" office:value="41.032428855062875" table:style-name="ce70">
            <text:p>41.0<text:s/></text:p>
          </table:table-cell>
          <table:table-cell office:value-type="string" table:style-name="ce64">
            <text:p><text:s text:c="3"/></text:p>
          </table:table-cell>
          <table:table-cell office:value-type="float" office:value="3759" table:style-name="ce53">
            <text:p>3,759<text:s/></text:p>
          </table:table-cell>
          <table:table-cell office:value-type="float" office:value="1193" table:style-name="ce53">
            <text:p>1,193<text:s/></text:p>
          </table:table-cell>
          <table:table-cell office:value-type="float" office:value="31.737164139398779" table:style-name="ce70">
            <text:p>31.7<text:s/></text:p>
          </table:table-cell>
          <table:table-cell office:value-type="string" table:style-name="ce64">
            <text:p><text:s text:c="3"/></text:p>
          </table:table-cell>
          <table:table-cell office:value-type="float" office:value="6781" table:style-name="ce53">
            <text:p>6,781<text:s/></text:p>
          </table:table-cell>
          <table:table-cell office:value-type="float" office:value="2433" table:style-name="ce53">
            <text:p>2,433<text:s/></text:p>
          </table:table-cell>
          <table:table-cell office:value-type="float" office:value="35.879663766406132" table:style-name="ce70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508" table:style-name="ce53">
            <text:p>2,508<text:s/></text:p>
          </table:table-cell>
          <table:table-cell office:value-type="float" office:value="1000" table:style-name="ce53">
            <text:p>1,000<text:s/></text:p>
          </table:table-cell>
          <table:table-cell office:value-type="float" office:value="39.872408293460929" table:style-name="ce70">
            <text:p>3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195" table:style-name="ce53">
            <text:p>3,195<text:s/></text:p>
          </table:table-cell>
          <table:table-cell office:value-type="float" office:value="953" table:style-name="ce53">
            <text:p>953<text:s/></text:p>
          </table:table-cell>
          <table:table-cell office:value-type="float" office:value="29.827856025039122" table:style-name="ce70">
            <text:p>29.8<text:s/></text:p>
          </table:table-cell>
          <table:table-cell office:value-type="string" table:style-name="ce64">
            <text:p><text:s text:c="3"/></text:p>
          </table:table-cell>
          <table:table-cell office:value-type="float" office:value="5703" table:style-name="ce53">
            <text:p>5,703<text:s/></text:p>
          </table:table-cell>
          <table:table-cell office:value-type="float" office:value="1953" table:style-name="ce53">
            <text:p>1,953<text:s/></text:p>
          </table:table-cell>
          <table:table-cell office:value-type="float" office:value="34.245134139926357" table:style-name="ce70">
            <text:p>34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129" table:style-name="ce53">
            <text:p>2,129<text:s/></text:p>
          </table:table-cell>
          <table:table-cell office:value-type="float" office:value="904" table:style-name="ce53">
            <text:p>904<text:s/></text:p>
          </table:table-cell>
          <table:table-cell office:value-type="float" office:value="42.46124941286989" table:style-name="ce70">
            <text:p>42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940" table:style-name="ce53">
            <text:p>2,940<text:s/></text:p>
          </table:table-cell>
          <table:table-cell office:value-type="float" office:value="873" table:style-name="ce53">
            <text:p>873<text:s/></text:p>
          </table:table-cell>
          <table:table-cell office:value-type="float" office:value="29.69387755102041" table:style-name="ce70">
            <text:p>29.7<text:s/></text:p>
          </table:table-cell>
          <table:table-cell office:value-type="string" table:style-name="ce64">
            <text:p><text:s text:c="3"/></text:p>
          </table:table-cell>
          <table:table-cell office:value-type="float" office:value="5069" table:style-name="ce53">
            <text:p>5,069<text:s/></text:p>
          </table:table-cell>
          <table:table-cell office:value-type="float" office:value="1777" table:style-name="ce53">
            <text:p>1,777<text:s/></text:p>
          </table:table-cell>
          <table:table-cell office:value-type="float" office:value="35.056224107318997" table:style-name="ce70">
            <text:p>3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1883" table:style-name="ce53">
            <text:p>1,883<text:s/></text:p>
          </table:table-cell>
          <table:table-cell office:value-type="float" office:value="802" table:style-name="ce53">
            <text:p>802<text:s/></text:p>
          </table:table-cell>
          <table:table-cell office:value-type="float" office:value="42.591609134360063" table:style-name="ce70">
            <text:p>42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606" table:style-name="ce53">
            <text:p>2,606<text:s/></text:p>
          </table:table-cell>
          <table:table-cell office:value-type="float" office:value="784" table:style-name="ce53">
            <text:p>784<text:s/></text:p>
          </table:table-cell>
          <table:table-cell office:value-type="float" office:value="30.084420567920183" table:style-name="ce70">
            <text:p>3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4489" table:style-name="ce53">
            <text:p>4,489<text:s/></text:p>
          </table:table-cell>
          <table:table-cell office:value-type="float" office:value="1586" table:style-name="ce53">
            <text:p>1,586<text:s/></text:p>
          </table:table-cell>
          <table:table-cell office:value-type="float" office:value="35.330808643350409" table:style-name="ce70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610" table:style-name="ce53">
            <text:p>1,610<text:s/></text:p>
          </table:table-cell>
          <table:table-cell office:value-type="float" office:value="677" table:style-name="ce53">
            <text:p>677<text:s/></text:p>
          </table:table-cell>
          <table:table-cell office:value-type="float" office:value="42.049689440993788" table:style-name="ce70">
            <text:p>4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2180" table:style-name="ce53">
            <text:p>2,180<text:s/></text:p>
          </table:table-cell>
          <table:table-cell office:value-type="float" office:value="636" table:style-name="ce53">
            <text:p>636<text:s/></text:p>
          </table:table-cell>
          <table:table-cell office:value-type="float" office:value="29.174311926605505" table:style-name="ce70">
            <text:p>29.2<text:s/></text:p>
          </table:table-cell>
          <table:table-cell office:value-type="string" table:style-name="ce64">
            <text:p><text:s text:c="3"/></text:p>
          </table:table-cell>
          <table:table-cell office:value-type="float" office:value="3790" table:style-name="ce53">
            <text:p>3,790<text:s/></text:p>
          </table:table-cell>
          <table:table-cell office:value-type="float" office:value="1313" table:style-name="ce53">
            <text:p>1,313<text:s/></text:p>
          </table:table-cell>
          <table:table-cell office:value-type="float" office:value="34.643799472295512" table:style-name="ce70">
            <text:p>34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497" table:style-name="ce53">
            <text:p>1,497<text:s/></text:p>
          </table:table-cell>
          <table:table-cell office:value-type="float" office:value="613" table:style-name="ce53">
            <text:p>613<text:s/></text:p>
          </table:table-cell>
          <table:table-cell office:value-type="float" office:value="40.948563794255179" table:style-name="ce70">
            <text:p>40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983" table:style-name="ce53">
            <text:p>1,983<text:s/></text:p>
          </table:table-cell>
          <table:table-cell office:value-type="float" office:value="632" table:style-name="ce53">
            <text:p>632<text:s/></text:p>
          </table:table-cell>
          <table:table-cell office:value-type="float" office:value="31.870902672718103" table:style-name="ce70">
            <text:p>31.9<text:s/></text:p>
          </table:table-cell>
          <table:table-cell office:value-type="string" table:style-name="ce64">
            <text:p><text:s text:c="3"/></text:p>
          </table:table-cell>
          <table:table-cell office:value-type="float" office:value="3480" table:style-name="ce53">
            <text:p>3,480<text:s/></text:p>
          </table:table-cell>
          <table:table-cell office:value-type="float" office:value="1245" table:style-name="ce53">
            <text:p>1,245<text:s/></text:p>
          </table:table-cell>
          <table:table-cell office:value-type="float" office:value="35.775862068965516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390" table:style-name="ce53">
            <text:p>1,390<text:s/></text:p>
          </table:table-cell>
          <table:table-cell office:value-type="float" office:value="531" table:style-name="ce53">
            <text:p>531<text:s/></text:p>
          </table:table-cell>
          <table:table-cell office:value-type="float" office:value="38.201438848920859" table:style-name="ce70">
            <text:p>38.2<text:s/></text:p>
          </table:table-cell>
          <table:table-cell office:value-type="string" table:style-name="ce64">
            <text:p><text:s text:c="3"/></text:p>
          </table:table-cell>
          <table:table-cell office:value-type="float" office:value="1621" table:style-name="ce53">
            <text:p>1,621<text:s/></text:p>
          </table:table-cell>
          <table:table-cell office:value-type="float" office:value="524" table:style-name="ce53">
            <text:p>524<text:s/></text:p>
          </table:table-cell>
          <table:table-cell office:value-type="float" office:value="32.32572486119679" table:style-name="ce70">
            <text:p>32.3<text:s/></text:p>
          </table:table-cell>
          <table:table-cell office:value-type="string" table:style-name="ce64">
            <text:p><text:s text:c="3"/></text:p>
          </table:table-cell>
          <table:table-cell office:value-type="float" office:value="3011" table:style-name="ce53">
            <text:p>3,011<text:s/></text:p>
          </table:table-cell>
          <table:table-cell office:value-type="float" office:value="1055" table:style-name="ce53">
            <text:p>1,055<text:s/></text:p>
          </table:table-cell>
          <table:table-cell office:value-type="float" office:value="35.038193291265358" table:style-name="ce70">
            <text:p>35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111" table:style-name="ce53">
            <text:p>1,111<text:s/></text:p>
          </table:table-cell>
          <table:table-cell office:value-type="float" office:value="445" table:style-name="ce53">
            <text:p>445<text:s/></text:p>
          </table:table-cell>
          <table:table-cell office:value-type="float" office:value="40.054005400540056" table:style-name="ce70">
            <text:p>40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469" table:style-name="ce53">
            <text:p>1,469<text:s/></text:p>
          </table:table-cell>
          <table:table-cell office:value-type="float" office:value="433" table:style-name="ce53">
            <text:p>433<text:s/></text:p>
          </table:table-cell>
          <table:table-cell office:value-type="float" office:value="29.47583390061266" table:style-name="ce70">
            <text:p>29.5<text:s/></text:p>
          </table:table-cell>
          <table:table-cell office:value-type="string" table:style-name="ce64">
            <text:p><text:s text:c="3"/></text:p>
          </table:table-cell>
          <table:table-cell office:value-type="float" office:value="2580" table:style-name="ce53">
            <text:p>2,580<text:s/></text:p>
          </table:table-cell>
          <table:table-cell office:value-type="float" office:value="878" table:style-name="ce53">
            <text:p>878<text:s/></text:p>
          </table:table-cell>
          <table:table-cell office:value-type="float" office:value="34.031007751937985" table:style-name="ce70">
            <text:p>3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999" table:style-name="ce53">
            <text:p>999<text:s/></text:p>
          </table:table-cell>
          <table:table-cell office:value-type="float" office:value="399" table:style-name="ce53">
            <text:p>399<text:s/></text:p>
          </table:table-cell>
          <table:table-cell office:value-type="float" office:value="39.93993993993994" table:style-name="ce70">
            <text:p>39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374" table:style-name="ce53">
            <text:p>1,374<text:s/></text:p>
          </table:table-cell>
          <table:table-cell office:value-type="float" office:value="407" table:style-name="ce53">
            <text:p>407<text:s/></text:p>
          </table:table-cell>
          <table:table-cell office:value-type="float" office:value="29.621542940320232" table:style-name="ce70">
            <text:p>29.6<text:s/></text:p>
          </table:table-cell>
          <table:table-cell office:value-type="string" table:style-name="ce64">
            <text:p><text:s text:c="3"/></text:p>
          </table:table-cell>
          <table:table-cell office:value-type="float" office:value="2373" table:style-name="ce53">
            <text:p>2,373<text:s/></text:p>
          </table:table-cell>
          <table:table-cell office:value-type="float" office:value="806" table:style-name="ce53">
            <text:p>806<text:s/></text:p>
          </table:table-cell>
          <table:table-cell office:value-type="float" office:value="33.965444584913612" table:style-name="ce70">
            <text:p>3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808" table:style-name="ce53">
            <text:p>808<text:s/></text:p>
          </table:table-cell>
          <table:table-cell office:value-type="float" office:value="314" table:style-name="ce53">
            <text:p>314<text:s/></text:p>
          </table:table-cell>
          <table:table-cell office:value-type="float" office:value="38.861386138613859" table:style-name="ce70">
            <text:p>38.9<text:s/></text:p>
          </table:table-cell>
          <table:table-cell office:value-type="string" table:style-name="ce64">
            <text:p><text:s text:c="3"/></text:p>
          </table:table-cell>
          <table:table-cell office:value-type="float" office:value="1113" table:style-name="ce53">
            <text:p>1,113<text:s/></text:p>
          </table:table-cell>
          <table:table-cell office:value-type="float" office:value="316" table:style-name="ce53">
            <text:p>316<text:s/></text:p>
          </table:table-cell>
          <table:table-cell office:value-type="float" office:value="28.39173405211141" table:style-name="ce70">
            <text:p>28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921" table:style-name="ce53">
            <text:p>1,921<text:s/></text:p>
          </table:table-cell>
          <table:table-cell office:value-type="float" office:value="630" table:style-name="ce53">
            <text:p>630<text:s/></text:p>
          </table:table-cell>
          <table:table-cell office:value-type="float" office:value="32.795419052576783" table:style-name="ce70">
            <text:p>32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768" table:style-name="ce53">
            <text:p>768<text:s/></text:p>
          </table:table-cell>
          <table:table-cell office:value-type="float" office:value="298" table:style-name="ce53">
            <text:p>298<text:s/></text:p>
          </table:table-cell>
          <table:table-cell office:value-type="float" office:value="38.802083333333336" table:style-name="ce70">
            <text:p>38.8<text:s/></text:p>
          </table:table-cell>
          <table:table-cell office:value-type="string" table:style-name="ce64">
            <text:p><text:s text:c="3"/></text:p>
          </table:table-cell>
          <table:table-cell office:value-type="float" office:value="960" table:style-name="ce53">
            <text:p>960<text:s/></text:p>
          </table:table-cell>
          <table:table-cell office:value-type="float" office:value="279" table:style-name="ce53">
            <text:p>279<text:s/></text:p>
          </table:table-cell>
          <table:table-cell office:value-type="float" office:value="29.0625" table:style-name="ce70">
            <text:p>29.1<text:s/></text:p>
          </table:table-cell>
          <table:table-cell office:value-type="string" table:style-name="ce64">
            <text:p><text:s text:c="3"/></text:p>
          </table:table-cell>
          <table:table-cell office:value-type="float" office:value="1728" table:style-name="ce53">
            <text:p>1,728<text:s/></text:p>
          </table:table-cell>
          <table:table-cell office:value-type="float" office:value="577" table:style-name="ce53">
            <text:p>577<text:s/></text:p>
          </table:table-cell>
          <table:table-cell office:value-type="float" office:value="33.391203703703702" table:style-name="ce70">
            <text:p>33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540" table:style-name="ce53">
            <text:p>540<text:s/></text:p>
          </table:table-cell>
          <table:table-cell office:value-type="float" office:value="233" table:style-name="ce53">
            <text:p>233<text:s/></text:p>
          </table:table-cell>
          <table:table-cell office:value-type="float" office:value="43.148148148148145" table:style-name="ce70">
            <text:p>43.1<text:s/></text:p>
          </table:table-cell>
          <table:table-cell office:value-type="string" table:style-name="ce64">
            <text:p><text:s text:c="3"/></text:p>
          </table:table-cell>
          <table:table-cell office:value-type="float" office:value="879" table:style-name="ce53">
            <text:p>879<text:s/></text:p>
          </table:table-cell>
          <table:table-cell office:value-type="float" office:value="250" table:style-name="ce53">
            <text:p>250<text:s/></text:p>
          </table:table-cell>
          <table:table-cell office:value-type="float" office:value="28.441410693970418" table:style-name="ce70">
            <text:p>28.4<text:s/></text:p>
          </table:table-cell>
          <table:table-cell office:value-type="string" table:style-name="ce64">
            <text:p><text:s text:c="3"/></text:p>
          </table:table-cell>
          <table:table-cell office:value-type="float" office:value="1419" table:style-name="ce53">
            <text:p>1,419<text:s/></text:p>
          </table:table-cell>
          <table:table-cell office:value-type="float" office:value="483" table:style-name="ce53">
            <text:p>483<text:s/></text:p>
          </table:table-cell>
          <table:table-cell office:value-type="float" office:value="34.038054968287526" table:style-name="ce70">
            <text:p>3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485" table:style-name="ce53">
            <text:p>485<text:s/></text:p>
          </table:table-cell>
          <table:table-cell office:value-type="float" office:value="191" table:style-name="ce53">
            <text:p>191<text:s/></text:p>
          </table:table-cell>
          <table:table-cell office:value-type="float" office:value="39.381443298969067" table:style-name="ce70">
            <text:p>39.4<text:s/></text:p>
          </table:table-cell>
          <table:table-cell office:value-type="string" table:style-name="ce64">
            <text:p><text:s text:c="3"/></text:p>
          </table:table-cell>
          <table:table-cell office:value-type="float" office:value="641" table:style-name="ce53">
            <text:p>641<text:s/></text:p>
          </table:table-cell>
          <table:table-cell office:value-type="float" office:value="205" table:style-name="ce53">
            <text:p>205<text:s/></text:p>
          </table:table-cell>
          <table:table-cell office:value-type="float" office:value="31.981279251170051" table:style-name="ce70">
            <text:p>32.0<text:s/></text:p>
          </table:table-cell>
          <table:table-cell office:value-type="string" table:style-name="ce64">
            <text:p><text:s text:c="3"/></text:p>
          </table:table-cell>
          <table:table-cell office:value-type="float" office:value="1126" table:style-name="ce53">
            <text:p>1,126<text:s/></text:p>
          </table:table-cell>
          <table:table-cell office:value-type="float" office:value="396" table:style-name="ce53">
            <text:p>396<text:s/></text:p>
          </table:table-cell>
          <table:table-cell office:value-type="float" office:value="35.168738898756658" table:style-name="ce70">
            <text:p>35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412" table:style-name="ce53">
            <text:p>412<text:s/></text:p>
          </table:table-cell>
          <table:table-cell office:value-type="float" office:value="178" table:style-name="ce53">
            <text:p>178<text:s/></text:p>
          </table:table-cell>
          <table:table-cell office:value-type="float" office:value="43.203883495145625" table:style-name="ce70">
            <text:p>43.2<text:s/></text:p>
          </table:table-cell>
          <table:table-cell office:value-type="string" table:style-name="ce64">
            <text:p><text:s text:c="3"/></text:p>
          </table:table-cell>
          <table:table-cell office:value-type="float" office:value="516" table:style-name="ce53">
            <text:p>516<text:s/></text:p>
          </table:table-cell>
          <table:table-cell office:value-type="float" office:value="161" table:style-name="ce53">
            <text:p>161<text:s/></text:p>
          </table:table-cell>
          <table:table-cell office:value-type="float" office:value="31.2015503875969" table:style-name="ce70">
            <text:p>31.2<text:s/></text:p>
          </table:table-cell>
          <table:table-cell office:value-type="string" table:style-name="ce64">
            <text:p><text:s text:c="3"/></text:p>
          </table:table-cell>
          <table:table-cell office:value-type="float" office:value="928" table:style-name="ce53">
            <text:p>928<text:s/></text:p>
          </table:table-cell>
          <table:table-cell office:value-type="float" office:value="339" table:style-name="ce53">
            <text:p>339<text:s/></text:p>
          </table:table-cell>
          <table:table-cell office:value-type="float" office:value="36.530172413793103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349" table:style-name="ce53">
            <text:p>349<text:s/></text:p>
          </table:table-cell>
          <table:table-cell office:value-type="float" office:value="144" table:style-name="ce53">
            <text:p>144<text:s/></text:p>
          </table:table-cell>
          <table:table-cell office:value-type="float" office:value="41.260744985673355" table:style-name="ce70">
            <text:p>41.3<text:s/></text:p>
          </table:table-cell>
          <table:table-cell office:value-type="string" table:style-name="ce64">
            <text:p><text:s text:c="3"/></text:p>
          </table:table-cell>
          <table:table-cell office:value-type="float" office:value="480" table:style-name="ce53">
            <text:p>480<text:s/></text:p>
          </table:table-cell>
          <table:table-cell office:value-type="float" office:value="147" table:style-name="ce53">
            <text:p>147<text:s/></text:p>
          </table:table-cell>
          <table:table-cell office:value-type="float" office:value="30.625" table:style-name="ce70">
            <text:p>30.6<text:s/></text:p>
          </table:table-cell>
          <table:table-cell office:value-type="string" table:style-name="ce64">
            <text:p><text:s text:c="3"/></text:p>
          </table:table-cell>
          <table:table-cell office:value-type="float" office:value="829" table:style-name="ce53">
            <text:p>829<text:s/></text:p>
          </table:table-cell>
          <table:table-cell office:value-type="float" office:value="291" table:style-name="ce53">
            <text:p>291<text:s/></text:p>
          </table:table-cell>
          <table:table-cell office:value-type="float" office:value="35.102533172496983" table:style-name="ce70">
            <text:p>3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242" table:style-name="ce53">
            <text:p>242<text:s/></text:p>
          </table:table-cell>
          <table:table-cell office:value-type="float" office:value="114" table:style-name="ce53">
            <text:p>114<text:s/></text:p>
          </table:table-cell>
          <table:table-cell office:value-type="float" office:value="47.107438016528924" table:style-name="ce70">
            <text:p>4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351" table:style-name="ce53">
            <text:p>351<text:s/></text:p>
          </table:table-cell>
          <table:table-cell office:value-type="float" office:value="109" table:style-name="ce53">
            <text:p>109<text:s/></text:p>
          </table:table-cell>
          <table:table-cell office:value-type="float" office:value="31.054131054131052" table:style-name="ce70">
            <text:p>31.1<text:s/></text:p>
          </table:table-cell>
          <table:table-cell office:value-type="string" table:style-name="ce64">
            <text:p><text:s text:c="3"/></text:p>
          </table:table-cell>
          <table:table-cell office:value-type="float" office:value="593" table:style-name="ce53">
            <text:p>593<text:s/></text:p>
          </table:table-cell>
          <table:table-cell office:value-type="float" office:value="223" table:style-name="ce53">
            <text:p>223<text:s/></text:p>
          </table:table-cell>
          <table:table-cell office:value-type="float" office:value="37.605396290050592" table:style-name="ce70">
            <text:p>3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511" table:style-name="ce53">
            <text:p>1,511<text:s/></text:p>
          </table:table-cell>
          <table:table-cell office:value-type="float" office:value="672" table:style-name="ce53">
            <text:p>672<text:s/></text:p>
          </table:table-cell>
          <table:table-cell office:value-type="float" office:value="44.473858371939116" table:style-name="ce70">
            <text:p>44.5<text:s/></text:p>
          </table:table-cell>
          <table:table-cell table:style-name="ce64"/>
          <table:table-cell office:value-type="float" office:value="1925" table:style-name="ce53">
            <text:p>1,925<text:s/></text:p>
          </table:table-cell>
          <table:table-cell office:value-type="float" office:value="570" table:style-name="ce53">
            <text:p>570<text:s/></text:p>
          </table:table-cell>
          <table:table-cell office:value-type="float" office:value="29.61038961038961" table:style-name="ce70">
            <text:p>29.6<text:s/></text:p>
          </table:table-cell>
          <table:table-cell table:style-name="ce64"/>
          <table:table-cell office:value-type="float" office:value="3436" table:style-name="ce53">
            <text:p>3,436<text:s/></text:p>
          </table:table-cell>
          <table:table-cell office:value-type="float" office:value="1242" table:style-name="ce53">
            <text:p>1,242<text:s/></text:p>
          </table:table-cell>
          <table:table-cell office:value-type="float" office:value="36.146682188591384" table:style-name="ce70">
            <text:p>3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34" table:style-name="ce53">
            <text:p>34<text:s/></text:p>
          </table:table-cell>
          <table:table-cell office:value-type="float" office:value="16" table:style-name="ce53">
            <text:p>16<text:s/></text:p>
          </table:table-cell>
          <table:table-cell office:value-type="float" office:value="47.058823529411768" table:style-name="ce70">
            <text:p>47.1<text:s/></text:p>
          </table:table-cell>
          <table:table-cell office:value-type="string" table:style-name="ce64">
            <text:p><text:s text:c="3"/></text:p>
          </table:table-cell>
          <table:table-cell office:value-type="float" office:value="40" table:style-name="ce53">
            <text:p>40<text:s/></text:p>
          </table:table-cell>
          <table:table-cell office:value-type="float" office:value="20" table:style-name="ce53">
            <text:p>20<text:s/></text:p>
          </table:table-cell>
          <table:table-cell office:value-type="float" office:value="50" table:style-name="ce70">
            <text:p>50.0<text:s/></text:p>
          </table:table-cell>
          <table:table-cell office:value-type="string" table:style-name="ce64">
            <text:p><text:s text:c="3"/></text:p>
          </table:table-cell>
          <table:table-cell office:value-type="float" office:value="78" table:style-name="ce53">
            <text:p>78<text:s/></text:p>
          </table:table-cell>
          <table:table-cell office:value-type="float" office:value="37" table:style-name="ce53">
            <text:p>37<text:s/></text:p>
          </table:table-cell>
          <table:table-cell office:value-type="float" office:value="47.435897435897431" table:style-name="ce70">
            <text:p>47.4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706757" table:style-name="ce57">
            <text:p>706,757<text:s/></text:p>
          </table:table-cell>
          <table:table-cell office:value-type="float" office:value="358143" table:style-name="ce57">
            <text:p>358,143<text:s/></text:p>
          </table:table-cell>
          <table:table-cell office:value-type="float" office:value="50.674135523242079" table:style-name="ce71">
            <text:p>50.7<text:s/></text:p>
          </table:table-cell>
          <table:table-cell office:value-type="string" table:style-name="ce67">
            <text:p><text:s text:c="3"/></text:p>
          </table:table-cell>
          <table:table-cell office:value-type="float" office:value="770823" table:style-name="ce57">
            <text:p>770,823<text:s/></text:p>
          </table:table-cell>
          <table:table-cell office:value-type="float" office:value="337436" table:style-name="ce57">
            <text:p>337,436<text:s/></text:p>
          </table:table-cell>
          <table:table-cell office:value-type="float" office:value="43.776067917018565" table:style-name="ce71">
            <text:p>43.8<text:s/></text:p>
          </table:table-cell>
          <table:table-cell office:value-type="string" table:style-name="ce67">
            <text:p><text:s text:c="3"/></text:p>
          </table:table-cell>
          <table:table-cell office:value-type="float" office:value="1477585" table:style-name="ce57">
            <text:p>1,477,585<text:s/></text:p>
          </table:table-cell>
          <table:table-cell office:value-type="float" office:value="695580" table:style-name="ce57">
            <text:p>695,580<text:s/></text:p>
          </table:table-cell>
          <table:table-cell office:value-type="float" office:value="47.07546435568851" table:style-name="ce71">
            <text:p>47.1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26 June 2014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ne 2015</text:p>
          </table:table-cell>
          <table:table-cell table:number-columns-repeated="5" table:style-name="ce36"/>
          <table:table-cell table:number-columns-repeated="16367" table:style-name="ce7"/>
        </table:table-row>
        <table:table-row table:number-rows-repeated="1048515" table:style-name="ro2">
          <table:table-cell table:number-columns-repeated="16384"/>
        </table:table-row>
        <table:named-expressions>
          <table:named-range table:name="Print_Area" table:cell-range-address="DRT0203_2013-14.$A$1:DRT0203_2013-14.$L$62" table:base-cell-address="DRT0203_2013-14.$A$1"/>
        </table:named-expressions>
      </table:table>
      <table:table table:name="DRT0203_2012-13" table:style-name="ta3">
        <table:table-column table:style-name="co17" table:default-cell-style-name="ce62"/>
        <table:table-column table:style-name="co8" table:number-columns-repeated="2" table:default-cell-style-name="ce37"/>
        <table:table-column table:style-name="co9" table:default-cell-style-name="ce35"/>
        <table:table-column table:style-name="co10" table:default-cell-style-name="ce36"/>
        <table:table-column table:style-name="co11" table:default-cell-style-name="ce37"/>
        <table:table-column table:style-name="co8" table:default-cell-style-name="ce37"/>
        <table:table-column table:style-name="co12" table:default-cell-style-name="ce35"/>
        <table:table-column table:style-name="co10" table:default-cell-style-name="ce36"/>
        <table:table-column table:style-name="co13" table:default-cell-style-name="ce37"/>
        <table:table-column table:style-name="co8" table:default-cell-style-name="ce37"/>
        <table:table-column table:style-name="co1" table:default-cell-style-name="ce35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46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13">
            <text:p>Table DRT020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office:value-type="string" table:style-name="ce47">
            <text:p>Practical car pass rates by gender and age of candidate, Great Britain: April 2012 to March 2013</text:p>
          </table:table-cell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style-name="ce7"/>
          <table:table-cell table:number-columns-repeated="2" table:style-name="ce8"/>
          <table:table-cell table:style-name="ce6"/>
          <table:table-cell table:number-columns-repeated="16372" table:style-name="ce7"/>
        </table:table-row>
        <table:table-row table:style-name="ro1">
          <table:table-cell table:style-name="ce15"/>
          <table:table-cell table:number-columns-repeated="2" table:style-name="ce69"/>
          <table:table-cell table:style-name="ce17"/>
          <table:table-cell table:style-name="ce18"/>
          <table:table-cell table:number-columns-repeated="2" table:style-name="ce69"/>
          <table:table-cell table:style-name="ce17"/>
          <table:table-cell table:style-name="ce18"/>
          <table:table-cell table:style-name="ce69"/>
          <table:table-cell table:style-name="ce16"/>
          <table:table-cell office:value-type="string" table:style-name="ce19">
            <text:p>Numbers<text:span text:style-name="T4"><text:s/>/ 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6"/>
          <table:table-cell office:value-type="string" table:style-name="ce74">
            <text:p>Conducted</text:p>
          </table:table-cell>
          <table:table-cell office:value-type="string" table:style-name="ce74">
            <text:p>Passes</text:p>
          </table:table-cell>
          <table:table-cell office:value-type="string" table:style-name="ce75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6</text:p>
          </table:table-cell>
          <table:table-cell office:value-type="float" office:value="84" table:style-name="ce53">
            <text:p>84<text:s/></text:p>
          </table:table-cell>
          <table:table-cell office:value-type="float" office:value="51" table:style-name="ce53">
            <text:p>51<text:s/></text:p>
          </table:table-cell>
          <table:table-cell office:value-type="float" office:value="60.714285714285715" table:style-name="ce70">
            <text:p>60.7<text:s/></text:p>
          </table:table-cell>
          <table:table-cell table:style-name="ce64"/>
          <table:table-cell office:value-type="float" office:value="44" table:style-name="ce53">
            <text:p>44<text:s/></text:p>
          </table:table-cell>
          <table:table-cell office:value-type="float" office:value="25" table:style-name="ce53">
            <text:p>25<text:s/></text:p>
          </table:table-cell>
          <table:table-cell office:value-type="float" office:value="56.81818181818182" table:style-name="ce70">
            <text:p>56.8<text:s/></text:p>
          </table:table-cell>
          <table:table-cell table:style-name="ce64"/>
          <table:table-cell office:value-type="float" office:value="128" table:style-name="ce53">
            <text:p>128<text:s/></text:p>
          </table:table-cell>
          <table:table-cell office:value-type="float" office:value="76" table:style-name="ce53">
            <text:p>76<text:s/></text:p>
          </table:table-cell>
          <table:table-cell office:value-type="float" office:value="59.375" table:style-name="ce70">
            <text:p>59.4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44972" table:style-name="ce53">
            <text:p>144,972<text:s/></text:p>
          </table:table-cell>
          <table:table-cell office:value-type="float" office:value="83967" table:style-name="ce53">
            <text:p>83,967<text:s/></text:p>
          </table:table-cell>
          <table:table-cell office:value-type="float" office:value="57.919460309577026" table:style-name="ce70">
            <text:p>57.9<text:s/></text:p>
          </table:table-cell>
          <table:table-cell table:style-name="ce64"/>
          <table:table-cell office:value-type="float" office:value="134953" table:style-name="ce53">
            <text:p>134,953<text:s/></text:p>
          </table:table-cell>
          <table:table-cell office:value-type="float" office:value="74105" table:style-name="ce53">
            <text:p>74,105<text:s/></text:p>
          </table:table-cell>
          <table:table-cell office:value-type="float" office:value="54.911710002741692" table:style-name="ce70">
            <text:p>54.9<text:s/></text:p>
          </table:table-cell>
          <table:table-cell table:style-name="ce64"/>
          <table:table-cell office:value-type="float" office:value="279925" table:style-name="ce53">
            <text:p>279,925<text:s/></text:p>
          </table:table-cell>
          <table:table-cell office:value-type="float" office:value="158072" table:style-name="ce53">
            <text:p>158,072<text:s/></text:p>
          </table:table-cell>
          <table:table-cell office:value-type="float" office:value="56.469411449495404" table:style-name="ce70">
            <text:p>5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96828" table:style-name="ce53">
            <text:p>96,828<text:s/></text:p>
          </table:table-cell>
          <table:table-cell office:value-type="float" office:value="49862" table:style-name="ce53">
            <text:p>49,862<text:s/></text:p>
          </table:table-cell>
          <table:table-cell office:value-type="float" office:value="51.495435204692861" table:style-name="ce70">
            <text:p>51.5<text:s/></text:p>
          </table:table-cell>
          <table:table-cell table:style-name="ce64"/>
          <table:table-cell office:value-type="float" office:value="106076" table:style-name="ce53">
            <text:p>106,076<text:s/></text:p>
          </table:table-cell>
          <table:table-cell office:value-type="float" office:value="50637" table:style-name="ce53">
            <text:p>50,637<text:s/></text:p>
          </table:table-cell>
          <table:table-cell office:value-type="float" office:value="47.73652852671669" table:style-name="ce70">
            <text:p>47.7<text:s/></text:p>
          </table:table-cell>
          <table:table-cell table:style-name="ce64"/>
          <table:table-cell office:value-type="float" office:value="202904" table:style-name="ce53">
            <text:p>202,904<text:s/></text:p>
          </table:table-cell>
          <table:table-cell office:value-type="float" office:value="100499" table:style-name="ce53">
            <text:p>100,499<text:s/></text:p>
          </table:table-cell>
          <table:table-cell office:value-type="float" office:value="49.530319757126527" table:style-name="ce70">
            <text:p>49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51707" table:style-name="ce53">
            <text:p>51,707<text:s/></text:p>
          </table:table-cell>
          <table:table-cell office:value-type="float" office:value="25926" table:style-name="ce53">
            <text:p>25,926<text:s/></text:p>
          </table:table-cell>
          <table:table-cell office:value-type="float" office:value="50.140213123948406" table:style-name="ce70">
            <text:p>50.1<text:s/></text:p>
          </table:table-cell>
          <table:table-cell table:style-name="ce64"/>
          <table:table-cell office:value-type="float" office:value="58331" table:style-name="ce53">
            <text:p>58,331<text:s/></text:p>
          </table:table-cell>
          <table:table-cell office:value-type="float" office:value="26462" table:style-name="ce53">
            <text:p>26,462<text:s/></text:p>
          </table:table-cell>
          <table:table-cell office:value-type="float" office:value="45.365243181155819" table:style-name="ce70">
            <text:p>45.4<text:s/></text:p>
          </table:table-cell>
          <table:table-cell table:style-name="ce64"/>
          <table:table-cell office:value-type="float" office:value="110038" table:style-name="ce53">
            <text:p>110,038<text:s/></text:p>
          </table:table-cell>
          <table:table-cell office:value-type="float" office:value="52388" table:style-name="ce53">
            <text:p>52,388<text:s/></text:p>
          </table:table-cell>
          <table:table-cell office:value-type="float" office:value="47.609007797306383" table:style-name="ce70">
            <text:p>4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35535" table:style-name="ce53">
            <text:p>35,535<text:s/></text:p>
          </table:table-cell>
          <table:table-cell office:value-type="float" office:value="18044" table:style-name="ce53">
            <text:p>18,044<text:s/></text:p>
          </table:table-cell>
          <table:table-cell office:value-type="float" office:value="50.778106092584778" table:style-name="ce70">
            <text:p>50.8<text:s/></text:p>
          </table:table-cell>
          <table:table-cell table:style-name="ce64"/>
          <table:table-cell office:value-type="float" office:value="41317" table:style-name="ce53">
            <text:p>41,317<text:s/></text:p>
          </table:table-cell>
          <table:table-cell office:value-type="float" office:value="18358" table:style-name="ce53">
            <text:p>18,358<text:s/></text:p>
          </table:table-cell>
          <table:table-cell office:value-type="float" office:value="44.432073964711861" table:style-name="ce70">
            <text:p>44.4<text:s/></text:p>
          </table:table-cell>
          <table:table-cell table:style-name="ce64"/>
          <table:table-cell office:value-type="float" office:value="76852" table:style-name="ce53">
            <text:p>76,852<text:s/></text:p>
          </table:table-cell>
          <table:table-cell office:value-type="float" office:value="36402" table:style-name="ce53">
            <text:p>36,402<text:s/></text:p>
          </table:table-cell>
          <table:table-cell office:value-type="float" office:value="47.366366522666937" table:style-name="ce70">
            <text:p>47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30797" table:style-name="ce53">
            <text:p>30,797<text:s/></text:p>
          </table:table-cell>
          <table:table-cell office:value-type="float" office:value="15894" table:style-name="ce53">
            <text:p>15,894<text:s/></text:p>
          </table:table-cell>
          <table:table-cell office:value-type="float" office:value="51.608922947040298" table:style-name="ce70">
            <text:p>51.6<text:s/></text:p>
          </table:table-cell>
          <table:table-cell table:style-name="ce64"/>
          <table:table-cell office:value-type="float" office:value="35179" table:style-name="ce53">
            <text:p>35,179<text:s/></text:p>
          </table:table-cell>
          <table:table-cell office:value-type="float" office:value="15981" table:style-name="ce53">
            <text:p>15,981<text:s/></text:p>
          </table:table-cell>
          <table:table-cell office:value-type="float" office:value="45.427669916711672" table:style-name="ce70">
            <text:p>45.4<text:s/></text:p>
          </table:table-cell>
          <table:table-cell table:style-name="ce64"/>
          <table:table-cell office:value-type="float" office:value="65976" table:style-name="ce53">
            <text:p>65,976<text:s/></text:p>
          </table:table-cell>
          <table:table-cell office:value-type="float" office:value="31875" table:style-name="ce53">
            <text:p>31,875<text:s/></text:p>
          </table:table-cell>
          <table:table-cell office:value-type="float" office:value="48.313022917424512" table:style-name="ce70">
            <text:p>48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27173" table:style-name="ce53">
            <text:p>27,173<text:s/></text:p>
          </table:table-cell>
          <table:table-cell office:value-type="float" office:value="14083" table:style-name="ce53">
            <text:p>14,083<text:s/></text:p>
          </table:table-cell>
          <table:table-cell office:value-type="float" office:value="51.827181393294815" table:style-name="ce70">
            <text:p>51.8<text:s/></text:p>
          </table:table-cell>
          <table:table-cell table:style-name="ce64"/>
          <table:table-cell office:value-type="float" office:value="31280" table:style-name="ce53">
            <text:p>31,280<text:s/></text:p>
          </table:table-cell>
          <table:table-cell office:value-type="float" office:value="14272" table:style-name="ce53">
            <text:p>14,272<text:s/></text:p>
          </table:table-cell>
          <table:table-cell office:value-type="float" office:value="45.626598465473144" table:style-name="ce70">
            <text:p>45.6<text:s/></text:p>
          </table:table-cell>
          <table:table-cell table:style-name="ce64"/>
          <table:table-cell office:value-type="float" office:value="58453" table:style-name="ce53">
            <text:p>58,453<text:s/></text:p>
          </table:table-cell>
          <table:table-cell office:value-type="float" office:value="28355" table:style-name="ce53">
            <text:p>28,355<text:s/></text:p>
          </table:table-cell>
          <table:table-cell office:value-type="float" office:value="48.509058559868606" table:style-name="ce70">
            <text:p>48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24495" table:style-name="ce53">
            <text:p>24,495<text:s/></text:p>
          </table:table-cell>
          <table:table-cell office:value-type="float" office:value="12568" table:style-name="ce53">
            <text:p>12,568<text:s/></text:p>
          </table:table-cell>
          <table:table-cell office:value-type="float" office:value="51.3084302918963" table:style-name="ce70">
            <text:p>51.3<text:s/></text:p>
          </table:table-cell>
          <table:table-cell table:style-name="ce64"/>
          <table:table-cell office:value-type="float" office:value="27716" table:style-name="ce53">
            <text:p>27,716<text:s/></text:p>
          </table:table-cell>
          <table:table-cell office:value-type="float" office:value="12491" table:style-name="ce53">
            <text:p>12,491<text:s/></text:p>
          </table:table-cell>
          <table:table-cell office:value-type="float" office:value="45.067830855823352" table:style-name="ce70">
            <text:p>45.1<text:s/></text:p>
          </table:table-cell>
          <table:table-cell table:style-name="ce64"/>
          <table:table-cell office:value-type="float" office:value="52211" table:style-name="ce53">
            <text:p>52,211<text:s/></text:p>
          </table:table-cell>
          <table:table-cell office:value-type="float" office:value="25059" table:style-name="ce53">
            <text:p>25,059<text:s/></text:p>
          </table:table-cell>
          <table:table-cell office:value-type="float" office:value="47.995633104135138" table:style-name="ce70">
            <text:p>48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2832" table:style-name="ce53">
            <text:p>22,832<text:s/></text:p>
          </table:table-cell>
          <table:table-cell office:value-type="float" office:value="11571" table:style-name="ce53">
            <text:p>11,571<text:s/></text:p>
          </table:table-cell>
          <table:table-cell office:value-type="float" office:value="50.678871758934832" table:style-name="ce70">
            <text:p>50.7<text:s/></text:p>
          </table:table-cell>
          <table:table-cell table:style-name="ce64"/>
          <table:table-cell office:value-type="float" office:value="25439" table:style-name="ce53">
            <text:p>25,439<text:s/></text:p>
          </table:table-cell>
          <table:table-cell office:value-type="float" office:value="11236" table:style-name="ce53">
            <text:p>11,236<text:s/></text:p>
          </table:table-cell>
          <table:table-cell office:value-type="float" office:value="44.168402846023817" table:style-name="ce70">
            <text:p>44.2<text:s/></text:p>
          </table:table-cell>
          <table:table-cell table:style-name="ce64"/>
          <table:table-cell office:value-type="float" office:value="48271" table:style-name="ce53">
            <text:p>48,271<text:s/></text:p>
          </table:table-cell>
          <table:table-cell office:value-type="float" office:value="22807" table:style-name="ce53">
            <text:p>22,807<text:s/></text:p>
          </table:table-cell>
          <table:table-cell office:value-type="float" office:value="47.247829960017398" table:style-name="ce70">
            <text:p>4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1595" table:style-name="ce53">
            <text:p>21,595<text:s/></text:p>
          </table:table-cell>
          <table:table-cell office:value-type="float" office:value="10837" table:style-name="ce53">
            <text:p>10,837<text:s/></text:p>
          </table:table-cell>
          <table:table-cell office:value-type="float" office:value="50.182912711275755" table:style-name="ce70">
            <text:p>50.2<text:s/></text:p>
          </table:table-cell>
          <table:table-cell table:style-name="ce64"/>
          <table:table-cell office:value-type="float" office:value="24353" table:style-name="ce53">
            <text:p>24,353<text:s/></text:p>
          </table:table-cell>
          <table:table-cell office:value-type="float" office:value="10379" table:style-name="ce53">
            <text:p>10,379<text:s/></text:p>
          </table:table-cell>
          <table:table-cell office:value-type="float" office:value="42.61897918120971" table:style-name="ce70">
            <text:p>42.6<text:s/></text:p>
          </table:table-cell>
          <table:table-cell table:style-name="ce64"/>
          <table:table-cell office:value-type="float" office:value="45948" table:style-name="ce53">
            <text:p>45,948<text:s/></text:p>
          </table:table-cell>
          <table:table-cell office:value-type="float" office:value="21216" table:style-name="ce53">
            <text:p>21,216<text:s/></text:p>
          </table:table-cell>
          <table:table-cell office:value-type="float" office:value="46.173935753460434" table:style-name="ce70">
            <text:p>4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0553" table:style-name="ce53">
            <text:p>20,553<text:s/></text:p>
          </table:table-cell>
          <table:table-cell office:value-type="float" office:value="10313" table:style-name="ce53">
            <text:p>10,313<text:s/></text:p>
          </table:table-cell>
          <table:table-cell office:value-type="float" office:value="50.177589646280346" table:style-name="ce70">
            <text:p>50.2<text:s/></text:p>
          </table:table-cell>
          <table:table-cell table:style-name="ce64"/>
          <table:table-cell office:value-type="float" office:value="22756" table:style-name="ce53">
            <text:p>22,756<text:s/></text:p>
          </table:table-cell>
          <table:table-cell office:value-type="float" office:value="9536" table:style-name="ce53">
            <text:p>9,536<text:s/></text:p>
          </table:table-cell>
          <table:table-cell office:value-type="float" office:value="41.905431534540341" table:style-name="ce70">
            <text:p>41.9<text:s/></text:p>
          </table:table-cell>
          <table:table-cell table:style-name="ce64"/>
          <table:table-cell office:value-type="float" office:value="43309" table:style-name="ce53">
            <text:p>43,309<text:s/></text:p>
          </table:table-cell>
          <table:table-cell office:value-type="float" office:value="19849" table:style-name="ce53">
            <text:p>19,849<text:s/></text:p>
          </table:table-cell>
          <table:table-cell office:value-type="float" office:value="45.831120552310139" table:style-name="ce70">
            <text:p>4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19276" table:style-name="ce53">
            <text:p>19,276<text:s/></text:p>
          </table:table-cell>
          <table:table-cell office:value-type="float" office:value="9428" table:style-name="ce53">
            <text:p>9,428<text:s/></text:p>
          </table:table-cell>
          <table:table-cell office:value-type="float" office:value="48.91056235733555" table:style-name="ce70">
            <text:p>48.9<text:s/></text:p>
          </table:table-cell>
          <table:table-cell table:style-name="ce64"/>
          <table:table-cell office:value-type="float" office:value="21496" table:style-name="ce53">
            <text:p>21,496<text:s/></text:p>
          </table:table-cell>
          <table:table-cell office:value-type="float" office:value="8951" table:style-name="ce53">
            <text:p>8,951<text:s/></text:p>
          </table:table-cell>
          <table:table-cell office:value-type="float" office:value="41.640305173055452" table:style-name="ce70">
            <text:p>41.6<text:s/></text:p>
          </table:table-cell>
          <table:table-cell table:style-name="ce64"/>
          <table:table-cell office:value-type="float" office:value="40772" table:style-name="ce53">
            <text:p>40,772<text:s/></text:p>
          </table:table-cell>
          <table:table-cell office:value-type="float" office:value="18379" table:style-name="ce53">
            <text:p>18,379<text:s/></text:p>
          </table:table-cell>
          <table:table-cell office:value-type="float" office:value="45.077504169528112" table:style-name="ce70">
            <text:p>4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17988" table:style-name="ce53">
            <text:p>17,988<text:s/></text:p>
          </table:table-cell>
          <table:table-cell office:value-type="float" office:value="8687" table:style-name="ce53">
            <text:p>8,687<text:s/></text:p>
          </table:table-cell>
          <table:table-cell office:value-type="float" office:value="48.293306648877035" table:style-name="ce70">
            <text:p>48.3<text:s/></text:p>
          </table:table-cell>
          <table:table-cell table:style-name="ce64"/>
          <table:table-cell office:value-type="float" office:value="20634" table:style-name="ce53">
            <text:p>20,634<text:s/></text:p>
          </table:table-cell>
          <table:table-cell office:value-type="float" office:value="8216" table:style-name="ce53">
            <text:p>8,216<text:s/></text:p>
          </table:table-cell>
          <table:table-cell office:value-type="float" office:value="39.817776485412431" table:style-name="ce70">
            <text:p>39.8<text:s/></text:p>
          </table:table-cell>
          <table:table-cell table:style-name="ce64"/>
          <table:table-cell office:value-type="float" office:value="38622" table:style-name="ce53">
            <text:p>38,622<text:s/></text:p>
          </table:table-cell>
          <table:table-cell office:value-type="float" office:value="16903" table:style-name="ce53">
            <text:p>16,903<text:s/></text:p>
          </table:table-cell>
          <table:table-cell office:value-type="float" office:value="43.765211537465696" table:style-name="ce70">
            <text:p>43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7467" table:style-name="ce53">
            <text:p>17,467<text:s/></text:p>
          </table:table-cell>
          <table:table-cell office:value-type="float" office:value="8288" table:style-name="ce53">
            <text:p>8,288<text:s/></text:p>
          </table:table-cell>
          <table:table-cell office:value-type="float" office:value="47.449476155035207" table:style-name="ce70">
            <text:p>47.4<text:s/></text:p>
          </table:table-cell>
          <table:table-cell table:style-name="ce64"/>
          <table:table-cell office:value-type="float" office:value="19187" table:style-name="ce53">
            <text:p>19,187<text:s/></text:p>
          </table:table-cell>
          <table:table-cell office:value-type="float" office:value="7466" table:style-name="ce53">
            <text:p>7,466<text:s/></text:p>
          </table:table-cell>
          <table:table-cell office:value-type="float" office:value="38.911763172981708" table:style-name="ce70">
            <text:p>38.9<text:s/></text:p>
          </table:table-cell>
          <table:table-cell table:style-name="ce64"/>
          <table:table-cell office:value-type="float" office:value="36654" table:style-name="ce53">
            <text:p>36,654<text:s/></text:p>
          </table:table-cell>
          <table:table-cell office:value-type="float" office:value="15754" table:style-name="ce53">
            <text:p>15,754<text:s/></text:p>
          </table:table-cell>
          <table:table-cell office:value-type="float" office:value="42.980302286244338" table:style-name="ce70">
            <text:p>43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6701" table:style-name="ce53">
            <text:p>16,701<text:s/></text:p>
          </table:table-cell>
          <table:table-cell office:value-type="float" office:value="7788" table:style-name="ce53">
            <text:p>7,788<text:s/></text:p>
          </table:table-cell>
          <table:table-cell office:value-type="float" office:value="46.631938207292976" table:style-name="ce70">
            <text:p>46.6<text:s/></text:p>
          </table:table-cell>
          <table:table-cell table:style-name="ce64"/>
          <table:table-cell office:value-type="float" office:value="18934" table:style-name="ce53">
            <text:p>18,934<text:s/></text:p>
          </table:table-cell>
          <table:table-cell office:value-type="float" office:value="7198" table:style-name="ce53">
            <text:p>7,198<text:s/></text:p>
          </table:table-cell>
          <table:table-cell office:value-type="float" office:value="38.016267032850955" table:style-name="ce70">
            <text:p>38.0<text:s/></text:p>
          </table:table-cell>
          <table:table-cell table:style-name="ce64"/>
          <table:table-cell office:value-type="float" office:value="35635" table:style-name="ce53">
            <text:p>35,635<text:s/></text:p>
          </table:table-cell>
          <table:table-cell office:value-type="float" office:value="14986" table:style-name="ce53">
            <text:p>14,986<text:s/></text:p>
          </table:table-cell>
          <table:table-cell office:value-type="float" office:value="42.054160235723302" table:style-name="ce70">
            <text:p>42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5236" table:style-name="ce53">
            <text:p>15,236<text:s/></text:p>
          </table:table-cell>
          <table:table-cell office:value-type="float" office:value="7086" table:style-name="ce53">
            <text:p>7,086<text:s/></text:p>
          </table:table-cell>
          <table:table-cell office:value-type="float" office:value="46.508269887109485" table:style-name="ce70">
            <text:p>46.5<text:s/></text:p>
          </table:table-cell>
          <table:table-cell table:style-name="ce64"/>
          <table:table-cell office:value-type="float" office:value="17519" table:style-name="ce53">
            <text:p>17,519<text:s/></text:p>
          </table:table-cell>
          <table:table-cell office:value-type="float" office:value="6727" table:style-name="ce53">
            <text:p>6,727<text:s/></text:p>
          </table:table-cell>
          <table:table-cell office:value-type="float" office:value="38.398310405845081" table:style-name="ce70">
            <text:p>38.4<text:s/></text:p>
          </table:table-cell>
          <table:table-cell table:style-name="ce64"/>
          <table:table-cell office:value-type="float" office:value="32755" table:style-name="ce53">
            <text:p>32,755<text:s/></text:p>
          </table:table-cell>
          <table:table-cell office:value-type="float" office:value="13813" table:style-name="ce53">
            <text:p>13,813<text:s/></text:p>
          </table:table-cell>
          <table:table-cell office:value-type="float" office:value="42.170660967791171" table:style-name="ce70">
            <text:p>42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4050" table:style-name="ce53">
            <text:p>14,050<text:s/></text:p>
          </table:table-cell>
          <table:table-cell office:value-type="float" office:value="6394" table:style-name="ce53">
            <text:p>6,394<text:s/></text:p>
          </table:table-cell>
          <table:table-cell office:value-type="float" office:value="45.508896797153028" table:style-name="ce70">
            <text:p>45.5<text:s/></text:p>
          </table:table-cell>
          <table:table-cell table:style-name="ce64"/>
          <table:table-cell office:value-type="float" office:value="16604" table:style-name="ce53">
            <text:p>16,604<text:s/></text:p>
          </table:table-cell>
          <table:table-cell office:value-type="float" office:value="6044" table:style-name="ce53">
            <text:p>6,044<text:s/></text:p>
          </table:table-cell>
          <table:table-cell office:value-type="float" office:value="36.400867260900988" table:style-name="ce70">
            <text:p>36.4<text:s/></text:p>
          </table:table-cell>
          <table:table-cell table:style-name="ce64"/>
          <table:table-cell office:value-type="float" office:value="30654" table:style-name="ce53">
            <text:p>30,654<text:s/></text:p>
          </table:table-cell>
          <table:table-cell office:value-type="float" office:value="12438" table:style-name="ce53">
            <text:p>12,438<text:s/></text:p>
          </table:table-cell>
          <table:table-cell office:value-type="float" office:value="40.575455079271876" table:style-name="ce70">
            <text:p>40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2727" table:style-name="ce53">
            <text:p>12,727<text:s/></text:p>
          </table:table-cell>
          <table:table-cell office:value-type="float" office:value="5632" table:style-name="ce53">
            <text:p>5,632<text:s/></text:p>
          </table:table-cell>
          <table:table-cell office:value-type="float" office:value="44.252376836646498" table:style-name="ce70">
            <text:p>44.3<text:s/></text:p>
          </table:table-cell>
          <table:table-cell table:style-name="ce64"/>
          <table:table-cell office:value-type="float" office:value="15198" table:style-name="ce53">
            <text:p>15,198<text:s/></text:p>
          </table:table-cell>
          <table:table-cell office:value-type="float" office:value="5340" table:style-name="ce53">
            <text:p>5,340<text:s/></text:p>
          </table:table-cell>
          <table:table-cell office:value-type="float" office:value="35.136202131859456" table:style-name="ce70">
            <text:p>35.1<text:s/></text:p>
          </table:table-cell>
          <table:table-cell table:style-name="ce64"/>
          <table:table-cell office:value-type="float" office:value="27925" table:style-name="ce53">
            <text:p>27,925<text:s/></text:p>
          </table:table-cell>
          <table:table-cell office:value-type="float" office:value="10972" table:style-name="ce53">
            <text:p>10,972<text:s/></text:p>
          </table:table-cell>
          <table:table-cell office:value-type="float" office:value="39.290957923008058" table:style-name="ce70">
            <text:p>39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0747" table:style-name="ce53">
            <text:p>10,747<text:s/></text:p>
          </table:table-cell>
          <table:table-cell office:value-type="float" office:value="4831" table:style-name="ce53">
            <text:p>4,831<text:s/></text:p>
          </table:table-cell>
          <table:table-cell office:value-type="float" office:value="44.95207965013492" table:style-name="ce70">
            <text:p>45.0<text:s/></text:p>
          </table:table-cell>
          <table:table-cell table:style-name="ce64"/>
          <table:table-cell office:value-type="float" office:value="13296" table:style-name="ce53">
            <text:p>13,296<text:s/></text:p>
          </table:table-cell>
          <table:table-cell office:value-type="float" office:value="4532" table:style-name="ce53">
            <text:p>4,532<text:s/></text:p>
          </table:table-cell>
          <table:table-cell office:value-type="float" office:value="34.085439229843566" table:style-name="ce70">
            <text:p>34.1<text:s/></text:p>
          </table:table-cell>
          <table:table-cell table:style-name="ce64"/>
          <table:table-cell office:value-type="float" office:value="24043" table:style-name="ce53">
            <text:p>24,043<text:s/></text:p>
          </table:table-cell>
          <table:table-cell office:value-type="float" office:value="9363" table:style-name="ce53">
            <text:p>9,363<text:s/></text:p>
          </table:table-cell>
          <table:table-cell office:value-type="float" office:value="38.942727613026662" table:style-name="ce70">
            <text:p>38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9375" table:style-name="ce53">
            <text:p>9,375<text:s/></text:p>
          </table:table-cell>
          <table:table-cell office:value-type="float" office:value="4094" table:style-name="ce53">
            <text:p>4,094<text:s/></text:p>
          </table:table-cell>
          <table:table-cell office:value-type="float" office:value="43.669333333333334" table:style-name="ce70">
            <text:p>43.7<text:s/></text:p>
          </table:table-cell>
          <table:table-cell table:style-name="ce64"/>
          <table:table-cell office:value-type="float" office:value="12048" table:style-name="ce53">
            <text:p>12,048<text:s/></text:p>
          </table:table-cell>
          <table:table-cell office:value-type="float" office:value="4181" table:style-name="ce53">
            <text:p>4,181<text:s/></text:p>
          </table:table-cell>
          <table:table-cell office:value-type="float" office:value="34.702855245683935" table:style-name="ce70">
            <text:p>34.7<text:s/></text:p>
          </table:table-cell>
          <table:table-cell table:style-name="ce64"/>
          <table:table-cell office:value-type="float" office:value="21423" table:style-name="ce53">
            <text:p>21,423<text:s/></text:p>
          </table:table-cell>
          <table:table-cell office:value-type="float" office:value="8275" table:style-name="ce53">
            <text:p>8,275<text:s/></text:p>
          </table:table-cell>
          <table:table-cell office:value-type="float" office:value="38.626709611165573" table:style-name="ce70">
            <text:p>38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8742" table:style-name="ce53">
            <text:p>8,742<text:s/></text:p>
          </table:table-cell>
          <table:table-cell office:value-type="float" office:value="3777" table:style-name="ce53">
            <text:p>3,777<text:s/></text:p>
          </table:table-cell>
          <table:table-cell office:value-type="float" office:value="43.205216197666438" table:style-name="ce70">
            <text:p>43.2<text:s/></text:p>
          </table:table-cell>
          <table:table-cell table:style-name="ce64"/>
          <table:table-cell office:value-type="float" office:value="10697" table:style-name="ce53">
            <text:p>10,697<text:s/></text:p>
          </table:table-cell>
          <table:table-cell office:value-type="float" office:value="3624" table:style-name="ce53">
            <text:p>3,624<text:s/></text:p>
          </table:table-cell>
          <table:table-cell office:value-type="float" office:value="33.878657567542298" table:style-name="ce70">
            <text:p>33.9<text:s/></text:p>
          </table:table-cell>
          <table:table-cell table:style-name="ce64"/>
          <table:table-cell office:value-type="float" office:value="19439" table:style-name="ce53">
            <text:p>19,439<text:s/></text:p>
          </table:table-cell>
          <table:table-cell office:value-type="float" office:value="7401" table:style-name="ce53">
            <text:p>7,401<text:s/></text:p>
          </table:table-cell>
          <table:table-cell office:value-type="float" office:value="38.072946139204689" table:style-name="ce70">
            <text:p>38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7796" table:style-name="ce53">
            <text:p>7,796<text:s/></text:p>
          </table:table-cell>
          <table:table-cell office:value-type="float" office:value="3193" table:style-name="ce53">
            <text:p>3,193<text:s/></text:p>
          </table:table-cell>
          <table:table-cell office:value-type="float" office:value="40.956900974858904" table:style-name="ce70">
            <text:p>41.0<text:s/></text:p>
          </table:table-cell>
          <table:table-cell table:style-name="ce64"/>
          <table:table-cell office:value-type="float" office:value="9558" table:style-name="ce53">
            <text:p>9,558<text:s/></text:p>
          </table:table-cell>
          <table:table-cell office:value-type="float" office:value="3129" table:style-name="ce53">
            <text:p>3,129<text:s/></text:p>
          </table:table-cell>
          <table:table-cell office:value-type="float" office:value="32.736974262397986" table:style-name="ce70">
            <text:p>32.7<text:s/></text:p>
          </table:table-cell>
          <table:table-cell table:style-name="ce64"/>
          <table:table-cell office:value-type="float" office:value="17354" table:style-name="ce53">
            <text:p>17,354<text:s/></text:p>
          </table:table-cell>
          <table:table-cell office:value-type="float" office:value="6322" table:style-name="ce53">
            <text:p>6,322<text:s/></text:p>
          </table:table-cell>
          <table:table-cell office:value-type="float" office:value="36.429641581191653" table:style-name="ce70">
            <text:p>36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6947" table:style-name="ce53">
            <text:p>6,947<text:s/></text:p>
          </table:table-cell>
          <table:table-cell office:value-type="float" office:value="2936" table:style-name="ce53">
            <text:p>2,936<text:s/></text:p>
          </table:table-cell>
          <table:table-cell office:value-type="float" office:value="42.262847272203828" table:style-name="ce70">
            <text:p>42.3<text:s/></text:p>
          </table:table-cell>
          <table:table-cell table:style-name="ce64"/>
          <table:table-cell office:value-type="float" office:value="8652" table:style-name="ce53">
            <text:p>8,652<text:s/></text:p>
          </table:table-cell>
          <table:table-cell office:value-type="float" office:value="2820" table:style-name="ce53">
            <text:p>2,820<text:s/></text:p>
          </table:table-cell>
          <table:table-cell office:value-type="float" office:value="32.593619972260747" table:style-name="ce70">
            <text:p>32.6<text:s/></text:p>
          </table:table-cell>
          <table:table-cell table:style-name="ce64"/>
          <table:table-cell office:value-type="float" office:value="15599" table:style-name="ce53">
            <text:p>15,599<text:s/></text:p>
          </table:table-cell>
          <table:table-cell office:value-type="float" office:value="5756" table:style-name="ce53">
            <text:p>5,756<text:s/></text:p>
          </table:table-cell>
          <table:table-cell office:value-type="float" office:value="36.899801269312135" table:style-name="ce70">
            <text:p>3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6124" table:style-name="ce53">
            <text:p>6,124<text:s/></text:p>
          </table:table-cell>
          <table:table-cell office:value-type="float" office:value="2586" table:style-name="ce53">
            <text:p>2,586<text:s/></text:p>
          </table:table-cell>
          <table:table-cell office:value-type="float" office:value="42.227302416721095" table:style-name="ce70">
            <text:p>42.2<text:s/></text:p>
          </table:table-cell>
          <table:table-cell table:style-name="ce64"/>
          <table:table-cell office:value-type="float" office:value="7599" table:style-name="ce53">
            <text:p>7,599<text:s/></text:p>
          </table:table-cell>
          <table:table-cell office:value-type="float" office:value="2522" table:style-name="ce53">
            <text:p>2,522<text:s/></text:p>
          </table:table-cell>
          <table:table-cell office:value-type="float" office:value="33.188577444400579" table:style-name="ce70">
            <text:p>33.2<text:s/></text:p>
          </table:table-cell>
          <table:table-cell table:style-name="ce64"/>
          <table:table-cell office:value-type="float" office:value="13723" table:style-name="ce53">
            <text:p>13,723<text:s/></text:p>
          </table:table-cell>
          <table:table-cell office:value-type="float" office:value="5108" table:style-name="ce53">
            <text:p>5,108<text:s/></text:p>
          </table:table-cell>
          <table:table-cell office:value-type="float" office:value="37.222181738686878" table:style-name="ce70">
            <text:p>3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5310" table:style-name="ce53">
            <text:p>5,310<text:s/></text:p>
          </table:table-cell>
          <table:table-cell office:value-type="float" office:value="2273" table:style-name="ce53">
            <text:p>2,273<text:s/></text:p>
          </table:table-cell>
          <table:table-cell office:value-type="float" office:value="42.806026365348401" table:style-name="ce70">
            <text:p>42.8<text:s/></text:p>
          </table:table-cell>
          <table:table-cell table:style-name="ce64"/>
          <table:table-cell office:value-type="float" office:value="6918" table:style-name="ce53">
            <text:p>6,918<text:s/></text:p>
          </table:table-cell>
          <table:table-cell office:value-type="float" office:value="2280" table:style-name="ce53">
            <text:p>2,280<text:s/></text:p>
          </table:table-cell>
          <table:table-cell office:value-type="float" office:value="32.957502168256717" table:style-name="ce70">
            <text:p>33.0<text:s/></text:p>
          </table:table-cell>
          <table:table-cell table:style-name="ce64"/>
          <table:table-cell office:value-type="float" office:value="12230" table:style-name="ce53">
            <text:p>12,230<text:s/></text:p>
          </table:table-cell>
          <table:table-cell office:value-type="float" office:value="4553" table:style-name="ce53">
            <text:p>4,553<text:s/></text:p>
          </table:table-cell>
          <table:table-cell office:value-type="float" office:value="37.228127555192152" table:style-name="ce70">
            <text:p>3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4861" table:style-name="ce53">
            <text:p>4,861<text:s/></text:p>
          </table:table-cell>
          <table:table-cell office:value-type="float" office:value="1987" table:style-name="ce53">
            <text:p>1,987<text:s/></text:p>
          </table:table-cell>
          <table:table-cell office:value-type="float" office:value="40.876362888294587" table:style-name="ce70">
            <text:p>40.9<text:s/></text:p>
          </table:table-cell>
          <table:table-cell table:style-name="ce64"/>
          <table:table-cell office:value-type="float" office:value="5932" table:style-name="ce53">
            <text:p>5,932<text:s/></text:p>
          </table:table-cell>
          <table:table-cell office:value-type="float" office:value="1922" table:style-name="ce53">
            <text:p>1,922<text:s/></text:p>
          </table:table-cell>
          <table:table-cell office:value-type="float" office:value="32.400539447066755" table:style-name="ce70">
            <text:p>32.4<text:s/></text:p>
          </table:table-cell>
          <table:table-cell table:style-name="ce64"/>
          <table:table-cell office:value-type="float" office:value="10793" table:style-name="ce53">
            <text:p>10,793<text:s/></text:p>
          </table:table-cell>
          <table:table-cell office:value-type="float" office:value="3909" table:style-name="ce53">
            <text:p>3,909<text:s/></text:p>
          </table:table-cell>
          <table:table-cell office:value-type="float" office:value="36.217919021588067" table:style-name="ce70">
            <text:p>3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355" table:style-name="ce53">
            <text:p>4,355<text:s/></text:p>
          </table:table-cell>
          <table:table-cell office:value-type="float" office:value="1801" table:style-name="ce53">
            <text:p>1,801<text:s/></text:p>
          </table:table-cell>
          <table:table-cell office:value-type="float" office:value="41.354764638346722" table:style-name="ce70">
            <text:p>41.4<text:s/></text:p>
          </table:table-cell>
          <table:table-cell table:style-name="ce64"/>
          <table:table-cell office:value-type="float" office:value="5456" table:style-name="ce53">
            <text:p>5,456<text:s/></text:p>
          </table:table-cell>
          <table:table-cell office:value-type="float" office:value="1742" table:style-name="ce53">
            <text:p>1,742<text:s/></text:p>
          </table:table-cell>
          <table:table-cell office:value-type="float" office:value="31.928152492668623" table:style-name="ce70">
            <text:p>31.9<text:s/></text:p>
          </table:table-cell>
          <table:table-cell table:style-name="ce64"/>
          <table:table-cell office:value-type="float" office:value="9811" table:style-name="ce53">
            <text:p>9,811<text:s/></text:p>
          </table:table-cell>
          <table:table-cell office:value-type="float" office:value="3543" table:style-name="ce53">
            <text:p>3,543<text:s/></text:p>
          </table:table-cell>
          <table:table-cell office:value-type="float" office:value="36.112526755682396" table:style-name="ce70">
            <text:p>3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3806" table:style-name="ce53">
            <text:p>3,806<text:s/></text:p>
          </table:table-cell>
          <table:table-cell office:value-type="float" office:value="1597" table:style-name="ce53">
            <text:p>1,597<text:s/></text:p>
          </table:table-cell>
          <table:table-cell office:value-type="float" office:value="41.960063058328949" table:style-name="ce70">
            <text:p>42.0<text:s/></text:p>
          </table:table-cell>
          <table:table-cell table:style-name="ce64"/>
          <table:table-cell office:value-type="float" office:value="4574" table:style-name="ce53">
            <text:p>4,574<text:s/></text:p>
          </table:table-cell>
          <table:table-cell office:value-type="float" office:value="1461" table:style-name="ce53">
            <text:p>1,461<text:s/></text:p>
          </table:table-cell>
          <table:table-cell office:value-type="float" office:value="31.941407958023611" table:style-name="ce70">
            <text:p>31.9<text:s/></text:p>
          </table:table-cell>
          <table:table-cell table:style-name="ce64"/>
          <table:table-cell office:value-type="float" office:value="8380" table:style-name="ce53">
            <text:p>8,380<text:s/></text:p>
          </table:table-cell>
          <table:table-cell office:value-type="float" office:value="3058" table:style-name="ce53">
            <text:p>3,058<text:s/></text:p>
          </table:table-cell>
          <table:table-cell office:value-type="float" office:value="36.491646778042963" table:style-name="ce70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304" table:style-name="ce53">
            <text:p>3,304<text:s/></text:p>
          </table:table-cell>
          <table:table-cell office:value-type="float" office:value="1388" table:style-name="ce53">
            <text:p>1,388<text:s/></text:p>
          </table:table-cell>
          <table:table-cell office:value-type="float" office:value="42.009685230024218" table:style-name="ce70">
            <text:p>42.0<text:s/></text:p>
          </table:table-cell>
          <table:table-cell table:style-name="ce64"/>
          <table:table-cell office:value-type="float" office:value="4192" table:style-name="ce53">
            <text:p>4,192<text:s/></text:p>
          </table:table-cell>
          <table:table-cell office:value-type="float" office:value="1377" table:style-name="ce53">
            <text:p>1,377<text:s/></text:p>
          </table:table-cell>
          <table:table-cell office:value-type="float" office:value="32.848282442748094" table:style-name="ce70">
            <text:p>32.8<text:s/></text:p>
          </table:table-cell>
          <table:table-cell table:style-name="ce64"/>
          <table:table-cell office:value-type="float" office:value="7496" table:style-name="ce53">
            <text:p>7,496<text:s/></text:p>
          </table:table-cell>
          <table:table-cell office:value-type="float" office:value="2765" table:style-name="ce53">
            <text:p>2,765<text:s/></text:p>
          </table:table-cell>
          <table:table-cell office:value-type="float" office:value="36.886339381003204" table:style-name="ce70">
            <text:p>3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2740" table:style-name="ce53">
            <text:p>2,740<text:s/></text:p>
          </table:table-cell>
          <table:table-cell office:value-type="float" office:value="1152" table:style-name="ce53">
            <text:p>1,152<text:s/></text:p>
          </table:table-cell>
          <table:table-cell office:value-type="float" office:value="42.043795620437962" table:style-name="ce70">
            <text:p>42.0<text:s/></text:p>
          </table:table-cell>
          <table:table-cell table:style-name="ce64"/>
          <table:table-cell office:value-type="float" office:value="3580" table:style-name="ce53">
            <text:p>3,580<text:s/></text:p>
          </table:table-cell>
          <table:table-cell office:value-type="float" office:value="1109" table:style-name="ce53">
            <text:p>1,109<text:s/></text:p>
          </table:table-cell>
          <table:table-cell office:value-type="float" office:value="30.977653631284916" table:style-name="ce70">
            <text:p>31.0<text:s/></text:p>
          </table:table-cell>
          <table:table-cell table:style-name="ce64"/>
          <table:table-cell office:value-type="float" office:value="6320" table:style-name="ce53">
            <text:p>6,320<text:s/></text:p>
          </table:table-cell>
          <table:table-cell office:value-type="float" office:value="2261" table:style-name="ce53">
            <text:p>2,261<text:s/></text:p>
          </table:table-cell>
          <table:table-cell office:value-type="float" office:value="35.775316455696199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589" table:style-name="ce53">
            <text:p>2,589<text:s/></text:p>
          </table:table-cell>
          <table:table-cell office:value-type="float" office:value="1060" table:style-name="ce53">
            <text:p>1,060<text:s/></text:p>
          </table:table-cell>
          <table:table-cell office:value-type="float" office:value="40.942448821938974" table:style-name="ce70">
            <text:p>40.9<text:s/></text:p>
          </table:table-cell>
          <table:table-cell table:style-name="ce64"/>
          <table:table-cell office:value-type="float" office:value="3049" table:style-name="ce53">
            <text:p>3,049<text:s/></text:p>
          </table:table-cell>
          <table:table-cell office:value-type="float" office:value="988" table:style-name="ce53">
            <text:p>988<text:s/></text:p>
          </table:table-cell>
          <table:table-cell office:value-type="float" office:value="32.404066907182681" table:style-name="ce70">
            <text:p>32.4<text:s/></text:p>
          </table:table-cell>
          <table:table-cell table:style-name="ce64"/>
          <table:table-cell office:value-type="float" office:value="5638" table:style-name="ce53">
            <text:p>5,638<text:s/></text:p>
          </table:table-cell>
          <table:table-cell office:value-type="float" office:value="2048" table:style-name="ce53">
            <text:p>2,048<text:s/></text:p>
          </table:table-cell>
          <table:table-cell office:value-type="float" office:value="36.324937921248669" table:style-name="ce70">
            <text:p>36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142" table:style-name="ce53">
            <text:p>2,142<text:s/></text:p>
          </table:table-cell>
          <table:table-cell office:value-type="float" office:value="924" table:style-name="ce53">
            <text:p>924<text:s/></text:p>
          </table:table-cell>
          <table:table-cell office:value-type="float" office:value="43.137254901960787" table:style-name="ce70">
            <text:p>43.1<text:s/></text:p>
          </table:table-cell>
          <table:table-cell table:style-name="ce64"/>
          <table:table-cell office:value-type="float" office:value="2833" table:style-name="ce53">
            <text:p>2,833<text:s/></text:p>
          </table:table-cell>
          <table:table-cell office:value-type="float" office:value="909" table:style-name="ce53">
            <text:p>909<text:s/></text:p>
          </table:table-cell>
          <table:table-cell office:value-type="float" office:value="32.086127779738796" table:style-name="ce70">
            <text:p>32.1<text:s/></text:p>
          </table:table-cell>
          <table:table-cell table:style-name="ce64"/>
          <table:table-cell office:value-type="float" office:value="4975" table:style-name="ce53">
            <text:p>4,975<text:s/></text:p>
          </table:table-cell>
          <table:table-cell office:value-type="float" office:value="1833" table:style-name="ce53">
            <text:p>1,833<text:s/></text:p>
          </table:table-cell>
          <table:table-cell office:value-type="float" office:value="36.844221105527637" table:style-name="ce70">
            <text:p>36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1931" table:style-name="ce53">
            <text:p>1,931<text:s/></text:p>
          </table:table-cell>
          <table:table-cell office:value-type="float" office:value="790" table:style-name="ce53">
            <text:p>790<text:s/></text:p>
          </table:table-cell>
          <table:table-cell office:value-type="float" office:value="40.911444847229411" table:style-name="ce70">
            <text:p>40.9<text:s/></text:p>
          </table:table-cell>
          <table:table-cell table:style-name="ce64"/>
          <table:table-cell office:value-type="float" office:value="2465" table:style-name="ce53">
            <text:p>2,465<text:s/></text:p>
          </table:table-cell>
          <table:table-cell office:value-type="float" office:value="766" table:style-name="ce53">
            <text:p>766<text:s/></text:p>
          </table:table-cell>
          <table:table-cell office:value-type="float" office:value="31.075050709939145" table:style-name="ce70">
            <text:p>31.1<text:s/></text:p>
          </table:table-cell>
          <table:table-cell table:style-name="ce64"/>
          <table:table-cell office:value-type="float" office:value="4396" table:style-name="ce53">
            <text:p>4,396<text:s/></text:p>
          </table:table-cell>
          <table:table-cell office:value-type="float" office:value="1556" table:style-name="ce53">
            <text:p>1,556<text:s/></text:p>
          </table:table-cell>
          <table:table-cell office:value-type="float" office:value="35.395814376706099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872" table:style-name="ce53">
            <text:p>1,872<text:s/></text:p>
          </table:table-cell>
          <table:table-cell office:value-type="float" office:value="737" table:style-name="ce53">
            <text:p>737<text:s/></text:p>
          </table:table-cell>
          <table:table-cell office:value-type="float" office:value="39.369658119658119" table:style-name="ce70">
            <text:p>39.4<text:s/></text:p>
          </table:table-cell>
          <table:table-cell table:style-name="ce64"/>
          <table:table-cell office:value-type="float" office:value="2286" table:style-name="ce53">
            <text:p>2,286<text:s/></text:p>
          </table:table-cell>
          <table:table-cell office:value-type="float" office:value="698" table:style-name="ce53">
            <text:p>698<text:s/></text:p>
          </table:table-cell>
          <table:table-cell office:value-type="float" office:value="30.533683289588804" table:style-name="ce70">
            <text:p>30.5<text:s/></text:p>
          </table:table-cell>
          <table:table-cell table:style-name="ce64"/>
          <table:table-cell office:value-type="float" office:value="4158" table:style-name="ce53">
            <text:p>4,158<text:s/></text:p>
          </table:table-cell>
          <table:table-cell office:value-type="float" office:value="1435" table:style-name="ce53">
            <text:p>1,435<text:s/></text:p>
          </table:table-cell>
          <table:table-cell office:value-type="float" office:value="34.511784511784512" table:style-name="ce70">
            <text:p>34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469" table:style-name="ce53">
            <text:p>1,469<text:s/></text:p>
          </table:table-cell>
          <table:table-cell office:value-type="float" office:value="600" table:style-name="ce53">
            <text:p>600<text:s/></text:p>
          </table:table-cell>
          <table:table-cell office:value-type="float" office:value="40.844111640571818" table:style-name="ce70">
            <text:p>40.8<text:s/></text:p>
          </table:table-cell>
          <table:table-cell table:style-name="ce64"/>
          <table:table-cell office:value-type="float" office:value="1929" table:style-name="ce53">
            <text:p>1,929<text:s/></text:p>
          </table:table-cell>
          <table:table-cell office:value-type="float" office:value="618" table:style-name="ce53">
            <text:p>618<text:s/></text:p>
          </table:table-cell>
          <table:table-cell office:value-type="float" office:value="32.037325038880248" table:style-name="ce70">
            <text:p>32.0<text:s/></text:p>
          </table:table-cell>
          <table:table-cell table:style-name="ce64"/>
          <table:table-cell office:value-type="float" office:value="3398" table:style-name="ce53">
            <text:p>3,398<text:s/></text:p>
          </table:table-cell>
          <table:table-cell office:value-type="float" office:value="1218" table:style-name="ce53">
            <text:p>1,218<text:s/></text:p>
          </table:table-cell>
          <table:table-cell office:value-type="float" office:value="35.84461447910536" table:style-name="ce70">
            <text:p>35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299" table:style-name="ce53">
            <text:p>1,299<text:s/></text:p>
          </table:table-cell>
          <table:table-cell office:value-type="float" office:value="521" table:style-name="ce53">
            <text:p>521<text:s/></text:p>
          </table:table-cell>
          <table:table-cell office:value-type="float" office:value="40.107775211701309" table:style-name="ce70">
            <text:p>40.1<text:s/></text:p>
          </table:table-cell>
          <table:table-cell table:style-name="ce64"/>
          <table:table-cell office:value-type="float" office:value="1626" table:style-name="ce53">
            <text:p>1,626<text:s/></text:p>
          </table:table-cell>
          <table:table-cell office:value-type="float" office:value="500" table:style-name="ce53">
            <text:p>500<text:s/></text:p>
          </table:table-cell>
          <table:table-cell office:value-type="float" office:value="30.750307503075032" table:style-name="ce70">
            <text:p>30.8<text:s/></text:p>
          </table:table-cell>
          <table:table-cell table:style-name="ce64"/>
          <table:table-cell office:value-type="float" office:value="2925" table:style-name="ce53">
            <text:p>2,925<text:s/></text:p>
          </table:table-cell>
          <table:table-cell office:value-type="float" office:value="1021" table:style-name="ce53">
            <text:p>1,021<text:s/></text:p>
          </table:table-cell>
          <table:table-cell office:value-type="float" office:value="34.905982905982903" table:style-name="ce70">
            <text:p>34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168" table:style-name="ce53">
            <text:p>1,168<text:s/></text:p>
          </table:table-cell>
          <table:table-cell office:value-type="float" office:value="476" table:style-name="ce53">
            <text:p>476<text:s/></text:p>
          </table:table-cell>
          <table:table-cell office:value-type="float" office:value="40.753424657534246" table:style-name="ce70">
            <text:p>40.8<text:s/></text:p>
          </table:table-cell>
          <table:table-cell table:style-name="ce64"/>
          <table:table-cell office:value-type="float" office:value="1572" table:style-name="ce53">
            <text:p>1,572<text:s/></text:p>
          </table:table-cell>
          <table:table-cell office:value-type="float" office:value="493" table:style-name="ce53">
            <text:p>493<text:s/></text:p>
          </table:table-cell>
          <table:table-cell office:value-type="float" office:value="31.361323155216287" table:style-name="ce70">
            <text:p>31.4<text:s/></text:p>
          </table:table-cell>
          <table:table-cell table:style-name="ce64"/>
          <table:table-cell office:value-type="float" office:value="2740" table:style-name="ce53">
            <text:p>2,740<text:s/></text:p>
          </table:table-cell>
          <table:table-cell office:value-type="float" office:value="969" table:style-name="ce53">
            <text:p>969<text:s/></text:p>
          </table:table-cell>
          <table:table-cell office:value-type="float" office:value="35.364963503649633" table:style-name="ce70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919" table:style-name="ce53">
            <text:p>919<text:s/></text:p>
          </table:table-cell>
          <table:table-cell office:value-type="float" office:value="361" table:style-name="ce53">
            <text:p>361<text:s/></text:p>
          </table:table-cell>
          <table:table-cell office:value-type="float" office:value="39.281828073993466" table:style-name="ce70">
            <text:p>39.3<text:s/></text:p>
          </table:table-cell>
          <table:table-cell table:style-name="ce64"/>
          <table:table-cell office:value-type="float" office:value="1303" table:style-name="ce53">
            <text:p>1,303<text:s/></text:p>
          </table:table-cell>
          <table:table-cell office:value-type="float" office:value="388" table:style-name="ce53">
            <text:p>388<text:s/></text:p>
          </table:table-cell>
          <table:table-cell office:value-type="float" office:value="29.777436684574059" table:style-name="ce70">
            <text:p>29.8<text:s/></text:p>
          </table:table-cell>
          <table:table-cell table:style-name="ce64"/>
          <table:table-cell office:value-type="float" office:value="2222" table:style-name="ce53">
            <text:p>2,222<text:s/></text:p>
          </table:table-cell>
          <table:table-cell office:value-type="float" office:value="749" table:style-name="ce53">
            <text:p>749<text:s/></text:p>
          </table:table-cell>
          <table:table-cell office:value-type="float" office:value="33.708370837083706" table:style-name="ce70">
            <text:p>33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831" table:style-name="ce53">
            <text:p>831<text:s/></text:p>
          </table:table-cell>
          <table:table-cell office:value-type="float" office:value="321" table:style-name="ce53">
            <text:p>321<text:s/></text:p>
          </table:table-cell>
          <table:table-cell office:value-type="float" office:value="38.628158844765345" table:style-name="ce70">
            <text:p>38.6<text:s/></text:p>
          </table:table-cell>
          <table:table-cell table:style-name="ce64"/>
          <table:table-cell office:value-type="float" office:value="1144" table:style-name="ce53">
            <text:p>1,144<text:s/></text:p>
          </table:table-cell>
          <table:table-cell office:value-type="float" office:value="360" table:style-name="ce53">
            <text:p>360<text:s/></text:p>
          </table:table-cell>
          <table:table-cell office:value-type="float" office:value="31.46853146853147" table:style-name="ce70">
            <text:p>31.5<text:s/></text:p>
          </table:table-cell>
          <table:table-cell table:style-name="ce64"/>
          <table:table-cell office:value-type="float" office:value="1975" table:style-name="ce53">
            <text:p>1,975<text:s/></text:p>
          </table:table-cell>
          <table:table-cell office:value-type="float" office:value="681" table:style-name="ce53">
            <text:p>681<text:s/></text:p>
          </table:table-cell>
          <table:table-cell office:value-type="float" office:value="34.481012658227847" table:style-name="ce70">
            <text:p>34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719" table:style-name="ce53">
            <text:p>719<text:s/></text:p>
          </table:table-cell>
          <table:table-cell office:value-type="float" office:value="275" table:style-name="ce53">
            <text:p>275<text:s/></text:p>
          </table:table-cell>
          <table:table-cell office:value-type="float" office:value="38.24756606397775" table:style-name="ce70">
            <text:p>38.2<text:s/></text:p>
          </table:table-cell>
          <table:table-cell table:style-name="ce64"/>
          <table:table-cell office:value-type="float" office:value="947" table:style-name="ce53">
            <text:p>947<text:s/></text:p>
          </table:table-cell>
          <table:table-cell office:value-type="float" office:value="288" table:style-name="ce53">
            <text:p>288<text:s/></text:p>
          </table:table-cell>
          <table:table-cell office:value-type="float" office:value="30.411826821541712" table:style-name="ce70">
            <text:p>30.4<text:s/></text:p>
          </table:table-cell>
          <table:table-cell table:style-name="ce64"/>
          <table:table-cell office:value-type="float" office:value="1666" table:style-name="ce53">
            <text:p>1,666<text:s/></text:p>
          </table:table-cell>
          <table:table-cell office:value-type="float" office:value="563" table:style-name="ce53">
            <text:p>563<text:s/></text:p>
          </table:table-cell>
          <table:table-cell office:value-type="float" office:value="33.793517406962785" table:style-name="ce70">
            <text:p>33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637" table:style-name="ce53">
            <text:p>637<text:s/></text:p>
          </table:table-cell>
          <table:table-cell office:value-type="float" office:value="243" table:style-name="ce53">
            <text:p>243<text:s/></text:p>
          </table:table-cell>
          <table:table-cell office:value-type="float" office:value="38.147566718995293" table:style-name="ce70">
            <text:p>38.1<text:s/></text:p>
          </table:table-cell>
          <table:table-cell table:style-name="ce64"/>
          <table:table-cell office:value-type="float" office:value="825" table:style-name="ce53">
            <text:p>825<text:s/></text:p>
          </table:table-cell>
          <table:table-cell office:value-type="float" office:value="270" table:style-name="ce53">
            <text:p>270<text:s/></text:p>
          </table:table-cell>
          <table:table-cell office:value-type="float" office:value="32.727272727272727" table:style-name="ce70">
            <text:p>32.7<text:s/></text:p>
          </table:table-cell>
          <table:table-cell table:style-name="ce64"/>
          <table:table-cell office:value-type="float" office:value="1462" table:style-name="ce53">
            <text:p>1,462<text:s/></text:p>
          </table:table-cell>
          <table:table-cell office:value-type="float" office:value="513" table:style-name="ce53">
            <text:p>513<text:s/></text:p>
          </table:table-cell>
          <table:table-cell office:value-type="float" office:value="35.088919288645691" table:style-name="ce70">
            <text:p>3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495" table:style-name="ce53">
            <text:p>495<text:s/></text:p>
          </table:table-cell>
          <table:table-cell office:value-type="float" office:value="200" table:style-name="ce53">
            <text:p>200<text:s/></text:p>
          </table:table-cell>
          <table:table-cell office:value-type="float" office:value="40.404040404040401" table:style-name="ce70">
            <text:p>40.4<text:s/></text:p>
          </table:table-cell>
          <table:table-cell table:style-name="ce64"/>
          <table:table-cell office:value-type="float" office:value="654" table:style-name="ce53">
            <text:p>654<text:s/></text:p>
          </table:table-cell>
          <table:table-cell office:value-type="float" office:value="206" table:style-name="ce53">
            <text:p>206<text:s/></text:p>
          </table:table-cell>
          <table:table-cell office:value-type="float" office:value="31.498470948012233" table:style-name="ce70">
            <text:p>31.5<text:s/></text:p>
          </table:table-cell>
          <table:table-cell table:style-name="ce64"/>
          <table:table-cell office:value-type="float" office:value="1149" table:style-name="ce53">
            <text:p>1,149<text:s/></text:p>
          </table:table-cell>
          <table:table-cell office:value-type="float" office:value="406" table:style-name="ce53">
            <text:p>406<text:s/></text:p>
          </table:table-cell>
          <table:table-cell office:value-type="float" office:value="35.335073977371628" table:style-name="ce70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438" table:style-name="ce53">
            <text:p>438<text:s/></text:p>
          </table:table-cell>
          <table:table-cell office:value-type="float" office:value="159" table:style-name="ce53">
            <text:p>159<text:s/></text:p>
          </table:table-cell>
          <table:table-cell office:value-type="float" office:value="36.301369863013697" table:style-name="ce70">
            <text:p>36.3<text:s/></text:p>
          </table:table-cell>
          <table:table-cell table:style-name="ce64"/>
          <table:table-cell office:value-type="float" office:value="620" table:style-name="ce53">
            <text:p>620<text:s/></text:p>
          </table:table-cell>
          <table:table-cell office:value-type="float" office:value="175" table:style-name="ce53">
            <text:p>175<text:s/></text:p>
          </table:table-cell>
          <table:table-cell office:value-type="float" office:value="28.225806451612904" table:style-name="ce70">
            <text:p>28.2<text:s/></text:p>
          </table:table-cell>
          <table:table-cell table:style-name="ce64"/>
          <table:table-cell office:value-type="float" office:value="1058" table:style-name="ce53">
            <text:p>1,058<text:s/></text:p>
          </table:table-cell>
          <table:table-cell office:value-type="float" office:value="334" table:style-name="ce53">
            <text:p>334<text:s/></text:p>
          </table:table-cell>
          <table:table-cell office:value-type="float" office:value="31.568998109640834" table:style-name="ce70">
            <text:p>31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309" table:style-name="ce53">
            <text:p>309<text:s/></text:p>
          </table:table-cell>
          <table:table-cell office:value-type="float" office:value="154" table:style-name="ce53">
            <text:p>154<text:s/></text:p>
          </table:table-cell>
          <table:table-cell office:value-type="float" office:value="49.838187702265365" table:style-name="ce70">
            <text:p>49.8<text:s/></text:p>
          </table:table-cell>
          <table:table-cell table:style-name="ce64"/>
          <table:table-cell office:value-type="float" office:value="477" table:style-name="ce53">
            <text:p>477<text:s/></text:p>
          </table:table-cell>
          <table:table-cell office:value-type="float" office:value="148" table:style-name="ce53">
            <text:p>148<text:s/></text:p>
          </table:table-cell>
          <table:table-cell office:value-type="float" office:value="31.027253668763102" table:style-name="ce70">
            <text:p>31.0<text:s/></text:p>
          </table:table-cell>
          <table:table-cell table:style-name="ce64"/>
          <table:table-cell office:value-type="float" office:value="786" table:style-name="ce53">
            <text:p>786<text:s/></text:p>
          </table:table-cell>
          <table:table-cell office:value-type="float" office:value="302" table:style-name="ce53">
            <text:p>302<text:s/></text:p>
          </table:table-cell>
          <table:table-cell office:value-type="float" office:value="38.422391857506362" table:style-name="ce70">
            <text:p>38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258" table:style-name="ce53">
            <text:p>258<text:s/></text:p>
          </table:table-cell>
          <table:table-cell office:value-type="float" office:value="92" table:style-name="ce53">
            <text:p>92<text:s/></text:p>
          </table:table-cell>
          <table:table-cell office:value-type="float" office:value="35.65891472868217" table:style-name="ce70">
            <text:p>35.7<text:s/></text:p>
          </table:table-cell>
          <table:table-cell table:style-name="ce64"/>
          <table:table-cell office:value-type="float" office:value="373" table:style-name="ce53">
            <text:p>373<text:s/></text:p>
          </table:table-cell>
          <table:table-cell office:value-type="float" office:value="93" table:style-name="ce53">
            <text:p>93<text:s/></text:p>
          </table:table-cell>
          <table:table-cell office:value-type="float" office:value="24.932975871313673" table:style-name="ce70">
            <text:p>24.9<text:s/></text:p>
          </table:table-cell>
          <table:table-cell table:style-name="ce64"/>
          <table:table-cell office:value-type="float" office:value="631" table:style-name="ce53">
            <text:p>631<text:s/></text:p>
          </table:table-cell>
          <table:table-cell office:value-type="float" office:value="185" table:style-name="ce53">
            <text:p>185<text:s/></text:p>
          </table:table-cell>
          <table:table-cell office:value-type="float" office:value="29.318541996830426" table:style-name="ce70">
            <text:p>29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435" table:style-name="ce53">
            <text:p>1,435<text:s/></text:p>
          </table:table-cell>
          <table:table-cell office:value-type="float" office:value="625" table:style-name="ce53">
            <text:p>625<text:s/></text:p>
          </table:table-cell>
          <table:table-cell office:value-type="float" office:value="43.554006968641112" table:style-name="ce70">
            <text:p>43.6<text:s/></text:p>
          </table:table-cell>
          <table:table-cell table:style-name="ce64"/>
          <table:table-cell office:value-type="float" office:value="2015" table:style-name="ce53">
            <text:p>2,015<text:s/></text:p>
          </table:table-cell>
          <table:table-cell office:value-type="float" office:value="576" table:style-name="ce53">
            <text:p>576<text:s/></text:p>
          </table:table-cell>
          <table:table-cell office:value-type="float" office:value="28.58560794044665" table:style-name="ce70">
            <text:p>28.6<text:s/></text:p>
          </table:table-cell>
          <table:table-cell table:style-name="ce64"/>
          <table:table-cell office:value-type="float" office:value="3450" table:style-name="ce53">
            <text:p>3,450<text:s/></text:p>
          </table:table-cell>
          <table:table-cell office:value-type="float" office:value="1201" table:style-name="ce53">
            <text:p>1,201<text:s/></text:p>
          </table:table-cell>
          <table:table-cell office:value-type="float" office:value="34.811594202898547" table:style-name="ce70">
            <text:p>34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4">
          <table:table-cell office:value-type="string" table:style-name="ce30">
            <text:p>Unknown<text:span text:style-name="T5">1</text:span></text:p>
          </table:table-cell>
          <table:table-cell office:value-type="float" office:value="65" table:style-name="ce53">
            <text:p>65<text:s/></text:p>
          </table:table-cell>
          <table:table-cell office:value-type="float" office:value="27" table:style-name="ce53">
            <text:p>27<text:s/></text:p>
          </table:table-cell>
          <table:table-cell office:value-type="float" office:value="41.53846153846154" table:style-name="ce70">
            <text:p>41.5<text:s/></text:p>
          </table:table-cell>
          <table:table-cell table:style-name="ce64"/>
          <table:table-cell office:value-type="float" office:value="138" table:style-name="ce53">
            <text:p>138<text:s/></text:p>
          </table:table-cell>
          <table:table-cell office:value-type="float" office:value="54" table:style-name="ce53">
            <text:p>54<text:s/></text:p>
          </table:table-cell>
          <table:table-cell office:value-type="float" office:value="39.130434782608695" table:style-name="ce70">
            <text:p>39.1<text:s/></text:p>
          </table:table-cell>
          <table:table-cell table:style-name="ce64"/>
          <table:table-cell office:value-type="float" office:value="209" table:style-name="ce53">
            <text:p>209<text:s/></text:p>
          </table:table-cell>
          <table:table-cell office:value-type="float" office:value="84" table:style-name="ce53">
            <text:p>84<text:s/></text:p>
          </table:table-cell>
          <table:table-cell office:value-type="float" office:value="40.191387559808611" table:style-name="ce70">
            <text:p>40.2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5">
          <table:table-cell office:value-type="string" table:style-name="ce54">
            <text:p>Total</text:p>
          </table:table-cell>
          <table:table-cell office:value-type="float" office:value="682699" table:style-name="ce57">
            <text:p>682,699<text:s/></text:p>
          </table:table-cell>
          <table:table-cell office:value-type="float" office:value="345599" table:style-name="ce57">
            <text:p>345,599<text:s/></text:p>
          </table:table-cell>
          <table:table-cell office:value-type="float" office:value="50.622455870010064" table:style-name="ce71">
            <text:p>50.6<text:s/></text:p>
          </table:table-cell>
          <table:table-cell table:style-name="ce67"/>
          <table:table-cell office:value-type="float" office:value="753774" table:style-name="ce57">
            <text:p>753,774<text:s/></text:p>
          </table:table-cell>
          <table:table-cell office:value-type="float" office:value="331653" table:style-name="ce57">
            <text:p>331,653<text:s/></text:p>
          </table:table-cell>
          <table:table-cell office:value-type="float" office:value="43.998997046860197" table:style-name="ce71">
            <text:p>44.0<text:s/></text:p>
          </table:table-cell>
          <table:table-cell table:style-name="ce67"/>
          <table:table-cell office:value-type="float" office:value="1436481" table:style-name="ce57">
            <text:p>1,436,481<text:s/></text:p>
          </table:table-cell>
          <table:table-cell office:value-type="float" office:value="677255" table:style-name="ce57">
            <text:p>677,255<text:s/></text:p>
          </table:table-cell>
          <table:table-cell office:value-type="float" office:value="47.146812244645069" table:style-name="ce71">
            <text:p>47.1<text:s/></text:p>
          </table:table-cell>
          <table:table-cell table:style-name="ce8"/>
          <table:table-cell table:style-name="ce9"/>
          <table:table-cell table:style-name="ce8"/>
          <table:table-cell table:number-columns-repeated="2" table:style-name="ce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Source: DVSA/DfT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Last updated: 5 July 2013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style-name="ce35"/>
          <table:table-cell table:style-name="ce36"/>
          <table:table-cell table:number-columns-repeated="2" table:style-name="ce37"/>
          <table:table-cell office:value-type="string" table:style-name="ce5">
            <text:p>Next update: July 2014</text:p>
          </table:table-cell>
          <table:table-cell table:number-columns-repeated="5" table:style-name="ce36"/>
          <table:table-cell table:number-columns-repeated="16367" table:style-name="ce7"/>
        </table:table-row>
        <table:table-row table:number-rows-repeated="1048515" table:style-name="ro2">
          <table:table-cell table:number-columns-repeated="16384"/>
        </table:table-row>
        <table:named-expressions>
          <table:named-range table:name="Print_Area" table:cell-range-address="DRT0203_2012-13.$A$1:DRT0203_2012-13.$L$62" table:base-cell-address="DRT0203_2012-13.$A$1"/>
        </table:named-expressions>
      </table:table>
      <table:table table:name="DRT0203_2011-12" table:style-name="ta4">
        <table:table-column table:style-name="co17" table:default-cell-style-name="ce62"/>
        <table:table-column table:style-name="co8" table:number-columns-repeated="2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0" table:default-cell-style-name="ce36"/>
        <table:table-column table:style-name="co13" table:default-cell-style-name="ce36"/>
        <table:table-column table:style-name="co8" table:default-cell-style-name="ce36"/>
        <table:table-column table:style-name="co1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2">
          <table:table-cell office:value-type="string" table:style-name="ce44">
            <text:p>Department for Transport statistics</text:p>
          </table:table-cell>
          <table:table-cell table:number-columns-repeated="16383" table:style-name="ce7"/>
        </table:table-row>
        <table:table-row table:style-name="ro2">
          <table:table-cell office:value-type="string" table:number-columns-spanned="10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9"/>
          <table:table-cell table:number-columns-repeated="16374" table:style-name="ce7"/>
        </table:table-row>
        <table:table-row table:style-name="ro2">
          <table:table-cell table:style-name="ce46"/>
          <table:table-cell table:number-columns-repeated="16383" table:style-name="ce7"/>
        </table:table-row>
        <table:table-row table:style-name="ro2">
          <table:table-cell office:value-type="string" table:style-name="ce13">
            <text:p>Table DRT0203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47">
            <text:p>Practical car pass rates by gender and age of candidate, Great Britain: April 2011 to March 2012</text:p>
          </table:table-cell>
          <table:table-cell table:number-columns-repeated="16383" table:style-name="ce7"/>
        </table:table-row>
        <table:table-row table:style-name="ro1">
          <table:table-cell table:style-name="ce15"/>
          <table:table-cell table:number-columns-repeated="9" table:style-name="ce18"/>
          <table:table-cell table:style-name="ce48"/>
          <table:table-cell office:value-type="string" table:style-name="ce48">
            <text:p>Numbers /<text:s/><text:span text:style-name="T4">Per cent</text:span>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49">
            <text:p>Passes</text:p>
          </table:table-cell>
          <table:table-cell office:value-type="string" table:style-name="ce49">
            <text:p>Pass rate (%)</text:p>
          </table:table-cell>
          <table:table-cell table:style-name="ce7"/>
          <table:table-cell table:number-columns-repeated="4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6</text:p>
          </table:table-cell>
          <table:table-cell office:value-type="float" office:value="92" table:style-name="ce53">
            <text:p>92<text:s/></text:p>
          </table:table-cell>
          <table:table-cell office:value-type="float" office:value="47" table:style-name="ce53">
            <text:p>47<text:s/></text:p>
          </table:table-cell>
          <table:table-cell office:value-type="float" office:value="51.086956521739133" table:style-name="ce52">
            <text:p>51.1<text:s/></text:p>
          </table:table-cell>
          <table:table-cell table:style-name="ce64"/>
          <table:table-cell office:value-type="float" office:value="50" table:style-name="ce53">
            <text:p>50<text:s/></text:p>
          </table:table-cell>
          <table:table-cell office:value-type="float" office:value="29" table:style-name="ce53">
            <text:p>29<text:s/></text:p>
          </table:table-cell>
          <table:table-cell office:value-type="float" office:value="58" table:style-name="ce52">
            <text:p>58.0<text:s/></text:p>
          </table:table-cell>
          <table:table-cell table:style-name="ce64"/>
          <table:table-cell office:value-type="float" office:value="142" table:style-name="ce53">
            <text:p>142<text:s/></text:p>
          </table:table-cell>
          <table:table-cell office:value-type="float" office:value="76" table:style-name="ce53">
            <text:p>76<text:s/></text:p>
          </table:table-cell>
          <table:table-cell office:value-type="float" office:value="53.521126760563384" table:style-name="ce52">
            <text:p>53.5<text:s/></text:p>
          </table:table-cell>
          <table:table-cell table:number-columns-repeated="2" table:style-name="ce49"/>
          <table:table-cell table:style-name="ce7"/>
          <table:table-cell table:number-columns-repeated="2" table:style-name="ce36"/>
          <table:table-cell table:number-columns-repeated="16367" table:style-name="ce7"/>
        </table:table-row>
        <table:table-row table:style-name="ro1">
          <table:table-cell office:value-type="string" table:style-name="ce7">
            <text:p>17</text:p>
          </table:table-cell>
          <table:table-cell office:value-type="float" office:value="165237" table:style-name="ce53">
            <text:p>165,237<text:s/></text:p>
          </table:table-cell>
          <table:table-cell office:value-type="float" office:value="95010" table:style-name="ce53">
            <text:p>95,010<text:s/></text:p>
          </table:table-cell>
          <table:table-cell office:value-type="float" office:value="57.499228381052674" table:style-name="ce52">
            <text:p>57.5<text:s/></text:p>
          </table:table-cell>
          <table:table-cell table:style-name="ce64"/>
          <table:table-cell office:value-type="float" office:value="153917" table:style-name="ce53">
            <text:p>153,917<text:s/></text:p>
          </table:table-cell>
          <table:table-cell office:value-type="float" office:value="83860" table:style-name="ce53">
            <text:p>83,860<text:s/></text:p>
          </table:table-cell>
          <table:table-cell office:value-type="float" office:value="54.483910159371611" table:style-name="ce52">
            <text:p>54.5<text:s/></text:p>
          </table:table-cell>
          <table:table-cell table:style-name="ce64"/>
          <table:table-cell office:value-type="float" office:value="317939" table:style-name="ce53">
            <text:p>317,939<text:s/></text:p>
          </table:table-cell>
          <table:table-cell office:value-type="float" office:value="178870" table:style-name="ce53">
            <text:p>178,870<text:s/></text:p>
          </table:table-cell>
          <table:table-cell office:value-type="float" office:value="56.045044085300518" table:style-name="ce52">
            <text:p>56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8</text:p>
          </table:table-cell>
          <table:table-cell office:value-type="float" office:value="105709" table:style-name="ce53">
            <text:p>105,709<text:s/></text:p>
          </table:table-cell>
          <table:table-cell office:value-type="float" office:value="53648" table:style-name="ce53">
            <text:p>53,648<text:s/></text:p>
          </table:table-cell>
          <table:table-cell office:value-type="float" office:value="50.750645640390132" table:style-name="ce52">
            <text:p>50.8<text:s/></text:p>
          </table:table-cell>
          <table:table-cell table:style-name="ce64"/>
          <table:table-cell office:value-type="float" office:value="118138" table:style-name="ce53">
            <text:p>118,138<text:s/></text:p>
          </table:table-cell>
          <table:table-cell office:value-type="float" office:value="56109" table:style-name="ce53">
            <text:p>56,109<text:s/></text:p>
          </table:table-cell>
          <table:table-cell office:value-type="float" office:value="47.494455636628352" table:style-name="ce52">
            <text:p>47.5<text:s/></text:p>
          </table:table-cell>
          <table:table-cell table:style-name="ce64"/>
          <table:table-cell office:value-type="float" office:value="223214" table:style-name="ce53">
            <text:p>223,214<text:s/></text:p>
          </table:table-cell>
          <table:table-cell office:value-type="float" office:value="109757" table:style-name="ce53">
            <text:p>109,757<text:s/></text:p>
          </table:table-cell>
          <table:table-cell office:value-type="float" office:value="49.032151424857155" table:style-name="ce52">
            <text:p>49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19</text:p>
          </table:table-cell>
          <table:table-cell office:value-type="float" office:value="55485" table:style-name="ce53">
            <text:p>55,485<text:s/></text:p>
          </table:table-cell>
          <table:table-cell office:value-type="float" office:value="27642" table:style-name="ce53">
            <text:p>27,642<text:s/></text:p>
          </table:table-cell>
          <table:table-cell office:value-type="float" office:value="49.818869964855367" table:style-name="ce52">
            <text:p>49.8<text:s/></text:p>
          </table:table-cell>
          <table:table-cell table:style-name="ce64"/>
          <table:table-cell office:value-type="float" office:value="65097" table:style-name="ce53">
            <text:p>65,097<text:s/></text:p>
          </table:table-cell>
          <table:table-cell office:value-type="float" office:value="29389" table:style-name="ce53">
            <text:p>29,389<text:s/></text:p>
          </table:table-cell>
          <table:table-cell office:value-type="float" office:value="45.146473723827519" table:style-name="ce52">
            <text:p>45.1<text:s/></text:p>
          </table:table-cell>
          <table:table-cell table:style-name="ce64"/>
          <table:table-cell office:value-type="float" office:value="120312" table:style-name="ce53">
            <text:p>120,312<text:s/></text:p>
          </table:table-cell>
          <table:table-cell office:value-type="float" office:value="57031" table:style-name="ce53">
            <text:p>57,031<text:s/></text:p>
          </table:table-cell>
          <table:table-cell office:value-type="float" office:value="47.29644557230764" table:style-name="ce52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0</text:p>
          </table:table-cell>
          <table:table-cell office:value-type="float" office:value="37548" table:style-name="ce53">
            <text:p>37,548<text:s/></text:p>
          </table:table-cell>
          <table:table-cell office:value-type="float" office:value="18815" table:style-name="ce53">
            <text:p>18,815<text:s/></text:p>
          </table:table-cell>
          <table:table-cell office:value-type="float" office:value="50.109193565569406" table:style-name="ce52">
            <text:p>50.1<text:s/></text:p>
          </table:table-cell>
          <table:table-cell table:style-name="ce64"/>
          <table:table-cell office:value-type="float" office:value="45239" table:style-name="ce53">
            <text:p>45,239<text:s/></text:p>
          </table:table-cell>
          <table:table-cell office:value-type="float" office:value="20017" table:style-name="ce53">
            <text:p>20,017<text:s/></text:p>
          </table:table-cell>
          <table:table-cell office:value-type="float" office:value="44.247220318751523" table:style-name="ce52">
            <text:p>44.2<text:s/></text:p>
          </table:table-cell>
          <table:table-cell table:style-name="ce64"/>
          <table:table-cell office:value-type="float" office:value="82591" table:style-name="ce53">
            <text:p>82,591<text:s/></text:p>
          </table:table-cell>
          <table:table-cell office:value-type="float" office:value="38832" table:style-name="ce53">
            <text:p>38,832<text:s/></text:p>
          </table:table-cell>
          <table:table-cell office:value-type="float" office:value="46.90591517991956" table:style-name="ce52">
            <text:p>46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1</text:p>
          </table:table-cell>
          <table:table-cell office:value-type="float" office:value="31970" table:style-name="ce53">
            <text:p>31,970<text:s/></text:p>
          </table:table-cell>
          <table:table-cell office:value-type="float" office:value="16180" table:style-name="ce53">
            <text:p>16,180<text:s/></text:p>
          </table:table-cell>
          <table:table-cell office:value-type="float" office:value="50.609946825148569" table:style-name="ce52">
            <text:p>50.6<text:s/></text:p>
          </table:table-cell>
          <table:table-cell table:style-name="ce64"/>
          <table:table-cell office:value-type="float" office:value="37529" table:style-name="ce53">
            <text:p>37,529<text:s/></text:p>
          </table:table-cell>
          <table:table-cell office:value-type="float" office:value="16706" table:style-name="ce53">
            <text:p>16,706<text:s/></text:p>
          </table:table-cell>
          <table:table-cell office:value-type="float" office:value="44.514908470782593" table:style-name="ce52">
            <text:p>44.5<text:s/></text:p>
          </table:table-cell>
          <table:table-cell table:style-name="ce64"/>
          <table:table-cell office:value-type="float" office:value="69375" table:style-name="ce53">
            <text:p>69,375<text:s/></text:p>
          </table:table-cell>
          <table:table-cell office:value-type="float" office:value="32886" table:style-name="ce53">
            <text:p>32,886<text:s/></text:p>
          </table:table-cell>
          <table:table-cell office:value-type="float" office:value="47.318666455632453" table:style-name="ce52">
            <text:p>47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2</text:p>
          </table:table-cell>
          <table:table-cell office:value-type="float" office:value="28410" table:style-name="ce53">
            <text:p>28,410<text:s/></text:p>
          </table:table-cell>
          <table:table-cell office:value-type="float" office:value="14385" table:style-name="ce53">
            <text:p>14,385<text:s/></text:p>
          </table:table-cell>
          <table:table-cell office:value-type="float" office:value="50.63357972544879" table:style-name="ce52">
            <text:p>50.6<text:s/></text:p>
          </table:table-cell>
          <table:table-cell table:style-name="ce64"/>
          <table:table-cell office:value-type="float" office:value="33323" table:style-name="ce53">
            <text:p>33,323<text:s/></text:p>
          </table:table-cell>
          <table:table-cell office:value-type="float" office:value="14981" table:style-name="ce53">
            <text:p>14,981<text:s/></text:p>
          </table:table-cell>
          <table:table-cell office:value-type="float" office:value="44.956936650361612" table:style-name="ce52">
            <text:p>45.0<text:s/></text:p>
          </table:table-cell>
          <table:table-cell table:style-name="ce64"/>
          <table:table-cell office:value-type="float" office:value="61625" table:style-name="ce53">
            <text:p>61,625<text:s/></text:p>
          </table:table-cell>
          <table:table-cell office:value-type="float" office:value="29366" table:style-name="ce53">
            <text:p>29,366<text:s/></text:p>
          </table:table-cell>
          <table:table-cell office:value-type="float" office:value="47.569371324899166" table:style-name="ce52">
            <text:p>4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3</text:p>
          </table:table-cell>
          <table:table-cell office:value-type="float" office:value="26690" table:style-name="ce53">
            <text:p>26,690<text:s/></text:p>
          </table:table-cell>
          <table:table-cell office:value-type="float" office:value="13602" table:style-name="ce53">
            <text:p>13,602<text:s/></text:p>
          </table:table-cell>
          <table:table-cell office:value-type="float" office:value="50.962907455976023" table:style-name="ce52">
            <text:p>51.0<text:s/></text:p>
          </table:table-cell>
          <table:table-cell table:style-name="ce64"/>
          <table:table-cell office:value-type="float" office:value="30514" table:style-name="ce53">
            <text:p>30,514<text:s/></text:p>
          </table:table-cell>
          <table:table-cell office:value-type="float" office:value="13402" table:style-name="ce53">
            <text:p>13,402<text:s/></text:p>
          </table:table-cell>
          <table:table-cell office:value-type="float" office:value="43.920823228681918" table:style-name="ce52">
            <text:p>43.9<text:s/></text:p>
          </table:table-cell>
          <table:table-cell table:style-name="ce64"/>
          <table:table-cell office:value-type="float" office:value="57102" table:style-name="ce53">
            <text:p>57,102<text:s/></text:p>
          </table:table-cell>
          <table:table-cell office:value-type="float" office:value="27004" table:style-name="ce53">
            <text:p>27,004<text:s/></text:p>
          </table:table-cell>
          <table:table-cell office:value-type="float" office:value="47.206489056709323" table:style-name="ce52">
            <text:p>4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4</text:p>
          </table:table-cell>
          <table:table-cell office:value-type="float" office:value="24427" table:style-name="ce53">
            <text:p>24,427<text:s/></text:p>
          </table:table-cell>
          <table:table-cell office:value-type="float" office:value="12205" table:style-name="ce53">
            <text:p>12,205<text:s/></text:p>
          </table:table-cell>
          <table:table-cell office:value-type="float" office:value="49.965202439923033" table:style-name="ce52">
            <text:p>50.0<text:s/></text:p>
          </table:table-cell>
          <table:table-cell table:style-name="ce64"/>
          <table:table-cell office:value-type="float" office:value="27558" table:style-name="ce53">
            <text:p>27,558<text:s/></text:p>
          </table:table-cell>
          <table:table-cell office:value-type="float" office:value="12027" table:style-name="ce53">
            <text:p>12,027<text:s/></text:p>
          </table:table-cell>
          <table:table-cell office:value-type="float" office:value="43.642499455693454" table:style-name="ce52">
            <text:p>43.6<text:s/></text:p>
          </table:table-cell>
          <table:table-cell table:style-name="ce64"/>
          <table:table-cell office:value-type="float" office:value="51903" table:style-name="ce53">
            <text:p>51,903<text:s/></text:p>
          </table:table-cell>
          <table:table-cell office:value-type="float" office:value="24232" table:style-name="ce53">
            <text:p>24,232<text:s/></text:p>
          </table:table-cell>
          <table:table-cell office:value-type="float" office:value="46.613446186399926" table:style-name="ce52">
            <text:p>46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5</text:p>
          </table:table-cell>
          <table:table-cell office:value-type="float" office:value="23547" table:style-name="ce53">
            <text:p>23,547<text:s/></text:p>
          </table:table-cell>
          <table:table-cell office:value-type="float" office:value="11821" table:style-name="ce53">
            <text:p>11,821<text:s/></text:p>
          </table:table-cell>
          <table:table-cell office:value-type="float" office:value="50.201724211152168" table:style-name="ce52">
            <text:p>50.2<text:s/></text:p>
          </table:table-cell>
          <table:table-cell table:style-name="ce64"/>
          <table:table-cell office:value-type="float" office:value="26342" table:style-name="ce53">
            <text:p>26,342<text:s/></text:p>
          </table:table-cell>
          <table:table-cell office:value-type="float" office:value="11190" table:style-name="ce53">
            <text:p>11,190<text:s/></text:p>
          </table:table-cell>
          <table:table-cell office:value-type="float" office:value="42.479690228532384" table:style-name="ce52">
            <text:p>42.5<text:s/></text:p>
          </table:table-cell>
          <table:table-cell table:style-name="ce64"/>
          <table:table-cell office:value-type="float" office:value="49792" table:style-name="ce53">
            <text:p>49,792<text:s/></text:p>
          </table:table-cell>
          <table:table-cell office:value-type="float" office:value="23011" table:style-name="ce53">
            <text:p>23,011<text:s/></text:p>
          </table:table-cell>
          <table:table-cell office:value-type="float" office:value="46.124396159474038" table:style-name="ce52">
            <text:p>46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6</text:p>
          </table:table-cell>
          <table:table-cell office:value-type="float" office:value="22334" table:style-name="ce53">
            <text:p>22,334<text:s/></text:p>
          </table:table-cell>
          <table:table-cell office:value-type="float" office:value="10979" table:style-name="ce53">
            <text:p>10,979<text:s/></text:p>
          </table:table-cell>
          <table:table-cell office:value-type="float" office:value="49.158234082564697" table:style-name="ce52">
            <text:p>49.2<text:s/></text:p>
          </table:table-cell>
          <table:table-cell table:style-name="ce64"/>
          <table:table-cell office:value-type="float" office:value="24465" table:style-name="ce53">
            <text:p>24,465<text:s/></text:p>
          </table:table-cell>
          <table:table-cell office:value-type="float" office:value="10311" table:style-name="ce53">
            <text:p>10,311<text:s/></text:p>
          </table:table-cell>
          <table:table-cell office:value-type="float" office:value="42.145922746781117" table:style-name="ce52">
            <text:p>42.1<text:s/></text:p>
          </table:table-cell>
          <table:table-cell table:style-name="ce64"/>
          <table:table-cell office:value-type="float" office:value="46658" table:style-name="ce53">
            <text:p>46,658<text:s/></text:p>
          </table:table-cell>
          <table:table-cell office:value-type="float" office:value="21290" table:style-name="ce53">
            <text:p>21,290<text:s/></text:p>
          </table:table-cell>
          <table:table-cell office:value-type="float" office:value="45.492425051817342" table:style-name="ce52">
            <text:p>4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7</text:p>
          </table:table-cell>
          <table:table-cell office:value-type="float" office:value="20800" table:style-name="ce53">
            <text:p>20,800<text:s/></text:p>
          </table:table-cell>
          <table:table-cell office:value-type="float" office:value="10106" table:style-name="ce53">
            <text:p>10,106<text:s/></text:p>
          </table:table-cell>
          <table:table-cell office:value-type="float" office:value="48.58653846153846" table:style-name="ce52">
            <text:p>48.6<text:s/></text:p>
          </table:table-cell>
          <table:table-cell table:style-name="ce64"/>
          <table:table-cell office:value-type="float" office:value="23210" table:style-name="ce53">
            <text:p>23,210<text:s/></text:p>
          </table:table-cell>
          <table:table-cell office:value-type="float" office:value="9368" table:style-name="ce53">
            <text:p>9,368<text:s/></text:p>
          </table:table-cell>
          <table:table-cell office:value-type="float" office:value="40.36191296854804" table:style-name="ce52">
            <text:p>40.4<text:s/></text:p>
          </table:table-cell>
          <table:table-cell table:style-name="ce64"/>
          <table:table-cell office:value-type="float" office:value="43880" table:style-name="ce53">
            <text:p>43,880<text:s/></text:p>
          </table:table-cell>
          <table:table-cell office:value-type="float" office:value="19474" table:style-name="ce53">
            <text:p>19,474<text:s/></text:p>
          </table:table-cell>
          <table:table-cell office:value-type="float" office:value="44.249034310384005" table:style-name="ce52">
            <text:p>44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8</text:p>
          </table:table-cell>
          <table:table-cell office:value-type="float" office:value="20167" table:style-name="ce53">
            <text:p>20,167<text:s/></text:p>
          </table:table-cell>
          <table:table-cell office:value-type="float" office:value="9611" table:style-name="ce53">
            <text:p>9,611<text:s/></text:p>
          </table:table-cell>
          <table:table-cell office:value-type="float" office:value="47.657063519611249" table:style-name="ce52">
            <text:p>47.7<text:s/></text:p>
          </table:table-cell>
          <table:table-cell table:style-name="ce64"/>
          <table:table-cell office:value-type="float" office:value="22118" table:style-name="ce53">
            <text:p>22,118<text:s/></text:p>
          </table:table-cell>
          <table:table-cell office:value-type="float" office:value="8797" table:style-name="ce53">
            <text:p>8,797<text:s/></text:p>
          </table:table-cell>
          <table:table-cell office:value-type="float" office:value="39.773035536666967" table:style-name="ce52">
            <text:p>39.8<text:s/></text:p>
          </table:table-cell>
          <table:table-cell table:style-name="ce64"/>
          <table:table-cell office:value-type="float" office:value="42149" table:style-name="ce53">
            <text:p>42,149<text:s/></text:p>
          </table:table-cell>
          <table:table-cell office:value-type="float" office:value="18408" table:style-name="ce53">
            <text:p>18,408<text:s/></text:p>
          </table:table-cell>
          <table:table-cell office:value-type="float" office:value="43.533167789996448" table:style-name="ce52">
            <text:p>43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29</text:p>
          </table:table-cell>
          <table:table-cell office:value-type="float" office:value="19109" table:style-name="ce53">
            <text:p>19,109<text:s/></text:p>
          </table:table-cell>
          <table:table-cell office:value-type="float" office:value="9072" table:style-name="ce53">
            <text:p>9,072<text:s/></text:p>
          </table:table-cell>
          <table:table-cell office:value-type="float" office:value="47.475011774556485" table:style-name="ce52">
            <text:p>47.5<text:s/></text:p>
          </table:table-cell>
          <table:table-cell table:style-name="ce64"/>
          <table:table-cell office:value-type="float" office:value="21350" table:style-name="ce53">
            <text:p>21,350<text:s/></text:p>
          </table:table-cell>
          <table:table-cell office:value-type="float" office:value="8355" table:style-name="ce53">
            <text:p>8,355<text:s/></text:p>
          </table:table-cell>
          <table:table-cell office:value-type="float" office:value="39.133489461358316" table:style-name="ce52">
            <text:p>39.1<text:s/></text:p>
          </table:table-cell>
          <table:table-cell table:style-name="ce64"/>
          <table:table-cell office:value-type="float" office:value="40304" table:style-name="ce53">
            <text:p>40,304<text:s/></text:p>
          </table:table-cell>
          <table:table-cell office:value-type="float" office:value="17427" table:style-name="ce53">
            <text:p>17,427<text:s/></text:p>
          </table:table-cell>
          <table:table-cell office:value-type="float" office:value="43.073234632591017" table:style-name="ce52">
            <text:p>43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0</text:p>
          </table:table-cell>
          <table:table-cell office:value-type="float" office:value="18128" table:style-name="ce53">
            <text:p>18,128<text:s/></text:p>
          </table:table-cell>
          <table:table-cell office:value-type="float" office:value="8492" table:style-name="ce53">
            <text:p>8,492<text:s/></text:p>
          </table:table-cell>
          <table:table-cell office:value-type="float" office:value="46.844660194174757" table:style-name="ce52">
            <text:p>46.8<text:s/></text:p>
          </table:table-cell>
          <table:table-cell table:style-name="ce64"/>
          <table:table-cell office:value-type="float" office:value="20098" table:style-name="ce53">
            <text:p>20,098<text:s/></text:p>
          </table:table-cell>
          <table:table-cell office:value-type="float" office:value="7643" table:style-name="ce53">
            <text:p>7,643<text:s/></text:p>
          </table:table-cell>
          <table:table-cell office:value-type="float" office:value="38.028659568116232" table:style-name="ce52">
            <text:p>38.0<text:s/></text:p>
          </table:table-cell>
          <table:table-cell table:style-name="ce64"/>
          <table:table-cell office:value-type="float" office:value="38086" table:style-name="ce53">
            <text:p>38,086<text:s/></text:p>
          </table:table-cell>
          <table:table-cell office:value-type="float" office:value="16135" table:style-name="ce53">
            <text:p>16,135<text:s/></text:p>
          </table:table-cell>
          <table:table-cell office:value-type="float" office:value="42.209490922408833" table:style-name="ce52">
            <text:p>42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1</text:p>
          </table:table-cell>
          <table:table-cell office:value-type="float" office:value="17174" table:style-name="ce53">
            <text:p>17,174<text:s/></text:p>
          </table:table-cell>
          <table:table-cell office:value-type="float" office:value="7915" table:style-name="ce53">
            <text:p>7,915<text:s/></text:p>
          </table:table-cell>
          <table:table-cell office:value-type="float" office:value="46.087108419704201" table:style-name="ce52">
            <text:p>46.1<text:s/></text:p>
          </table:table-cell>
          <table:table-cell table:style-name="ce64"/>
          <table:table-cell office:value-type="float" office:value="18997" table:style-name="ce53">
            <text:p>18,997<text:s/></text:p>
          </table:table-cell>
          <table:table-cell office:value-type="float" office:value="7019" table:style-name="ce53">
            <text:p>7,019<text:s/></text:p>
          </table:table-cell>
          <table:table-cell office:value-type="float" office:value="36.947939148286572" table:style-name="ce52">
            <text:p>36.9<text:s/></text:p>
          </table:table-cell>
          <table:table-cell table:style-name="ce64"/>
          <table:table-cell office:value-type="float" office:value="36049" table:style-name="ce53">
            <text:p>36,049<text:s/></text:p>
          </table:table-cell>
          <table:table-cell office:value-type="float" office:value="14934" table:style-name="ce53">
            <text:p>14,934<text:s/></text:p>
          </table:table-cell>
          <table:table-cell office:value-type="float" office:value="41.287219042879649" table:style-name="ce52">
            <text:p>41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2</text:p>
          </table:table-cell>
          <table:table-cell office:value-type="float" office:value="14882" table:style-name="ce53">
            <text:p>14,882<text:s/></text:p>
          </table:table-cell>
          <table:table-cell office:value-type="float" office:value="6686" table:style-name="ce53">
            <text:p>6,686<text:s/></text:p>
          </table:table-cell>
          <table:table-cell office:value-type="float" office:value="44.926757156296198" table:style-name="ce52">
            <text:p>44.9<text:s/></text:p>
          </table:table-cell>
          <table:table-cell table:style-name="ce64"/>
          <table:table-cell office:value-type="float" office:value="17417" table:style-name="ce53">
            <text:p>17,417<text:s/></text:p>
          </table:table-cell>
          <table:table-cell office:value-type="float" office:value="6262" table:style-name="ce53">
            <text:p>6,262<text:s/></text:p>
          </table:table-cell>
          <table:table-cell office:value-type="float" office:value="35.953378882700811" table:style-name="ce52">
            <text:p>36.0<text:s/></text:p>
          </table:table-cell>
          <table:table-cell table:style-name="ce64"/>
          <table:table-cell office:value-type="float" office:value="32152" table:style-name="ce53">
            <text:p>32,152<text:s/></text:p>
          </table:table-cell>
          <table:table-cell office:value-type="float" office:value="12948" table:style-name="ce53">
            <text:p>12,948<text:s/></text:p>
          </table:table-cell>
          <table:table-cell office:value-type="float" office:value="40.087928418836498" table:style-name="ce52">
            <text:p>40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3</text:p>
          </table:table-cell>
          <table:table-cell office:value-type="float" office:value="13132" table:style-name="ce53">
            <text:p>13,132<text:s/></text:p>
          </table:table-cell>
          <table:table-cell office:value-type="float" office:value="5841" table:style-name="ce53">
            <text:p>5,841<text:s/></text:p>
          </table:table-cell>
          <table:table-cell office:value-type="float" office:value="44.479134937557113" table:style-name="ce52">
            <text:p>44.5<text:s/></text:p>
          </table:table-cell>
          <table:table-cell table:style-name="ce64"/>
          <table:table-cell office:value-type="float" office:value="15681" table:style-name="ce53">
            <text:p>15,681<text:s/></text:p>
          </table:table-cell>
          <table:table-cell office:value-type="float" office:value="5483" table:style-name="ce53">
            <text:p>5,483<text:s/></text:p>
          </table:table-cell>
          <table:table-cell office:value-type="float" office:value="34.965882277915945" table:style-name="ce52">
            <text:p>35.0<text:s/></text:p>
          </table:table-cell>
          <table:table-cell table:style-name="ce64"/>
          <table:table-cell office:value-type="float" office:value="28676" table:style-name="ce53">
            <text:p>28,676<text:s/></text:p>
          </table:table-cell>
          <table:table-cell office:value-type="float" office:value="11324" table:style-name="ce53">
            <text:p>11,324<text:s/></text:p>
          </table:table-cell>
          <table:table-cell office:value-type="float" office:value="39.301704091902963" table:style-name="ce52">
            <text:p>39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4</text:p>
          </table:table-cell>
          <table:table-cell office:value-type="float" office:value="11578" table:style-name="ce53">
            <text:p>11,578<text:s/></text:p>
          </table:table-cell>
          <table:table-cell office:value-type="float" office:value="5071" table:style-name="ce53">
            <text:p>5,071<text:s/></text:p>
          </table:table-cell>
          <table:table-cell office:value-type="float" office:value="43.798583520469855" table:style-name="ce52">
            <text:p>43.8<text:s/></text:p>
          </table:table-cell>
          <table:table-cell table:style-name="ce64"/>
          <table:table-cell office:value-type="float" office:value="13540" table:style-name="ce53">
            <text:p>13,540<text:s/></text:p>
          </table:table-cell>
          <table:table-cell office:value-type="float" office:value="4749" table:style-name="ce53">
            <text:p>4,749<text:s/></text:p>
          </table:table-cell>
          <table:table-cell office:value-type="float" office:value="35.073855243722306" table:style-name="ce52">
            <text:p>35.1<text:s/></text:p>
          </table:table-cell>
          <table:table-cell table:style-name="ce64"/>
          <table:table-cell office:value-type="float" office:value="25036" table:style-name="ce53">
            <text:p>25,036<text:s/></text:p>
          </table:table-cell>
          <table:table-cell office:value-type="float" office:value="9820" table:style-name="ce53">
            <text:p>9,820<text:s/></text:p>
          </table:table-cell>
          <table:table-cell office:value-type="float" office:value="39.095469384505137" table:style-name="ce52">
            <text:p>39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5</text:p>
          </table:table-cell>
          <table:table-cell office:value-type="float" office:value="10709" table:style-name="ce53">
            <text:p>10,709<text:s/></text:p>
          </table:table-cell>
          <table:table-cell office:value-type="float" office:value="4602" table:style-name="ce53">
            <text:p>4,602<text:s/></text:p>
          </table:table-cell>
          <table:table-cell office:value-type="float" office:value="42.973200112055281" table:style-name="ce52">
            <text:p>43.0<text:s/></text:p>
          </table:table-cell>
          <table:table-cell table:style-name="ce64"/>
          <table:table-cell office:value-type="float" office:value="12560" table:style-name="ce53">
            <text:p>12,560<text:s/></text:p>
          </table:table-cell>
          <table:table-cell office:value-type="float" office:value="4245" table:style-name="ce53">
            <text:p>4,245<text:s/></text:p>
          </table:table-cell>
          <table:table-cell office:value-type="float" office:value="33.797770700636946" table:style-name="ce52">
            <text:p>33.8<text:s/></text:p>
          </table:table-cell>
          <table:table-cell table:style-name="ce64"/>
          <table:table-cell office:value-type="float" office:value="23149" table:style-name="ce53">
            <text:p>23,149<text:s/></text:p>
          </table:table-cell>
          <table:table-cell office:value-type="float" office:value="8847" table:style-name="ce53">
            <text:p>8,847<text:s/></text:p>
          </table:table-cell>
          <table:table-cell office:value-type="float" office:value="38.020542352486139" table:style-name="ce52">
            <text:p>38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6</text:p>
          </table:table-cell>
          <table:table-cell office:value-type="float" office:value="9620" table:style-name="ce53">
            <text:p>9,620<text:s/></text:p>
          </table:table-cell>
          <table:table-cell office:value-type="float" office:value="4129" table:style-name="ce53">
            <text:p>4,129<text:s/></text:p>
          </table:table-cell>
          <table:table-cell office:value-type="float" office:value="42.920997920997927" table:style-name="ce52">
            <text:p>42.9<text:s/></text:p>
          </table:table-cell>
          <table:table-cell table:style-name="ce64"/>
          <table:table-cell office:value-type="float" office:value="11691" table:style-name="ce53">
            <text:p>11,691<text:s/></text:p>
          </table:table-cell>
          <table:table-cell office:value-type="float" office:value="3889" table:style-name="ce53">
            <text:p>3,889<text:s/></text:p>
          </table:table-cell>
          <table:table-cell office:value-type="float" office:value="33.264904627491234" table:style-name="ce52">
            <text:p>33.3<text:s/></text:p>
          </table:table-cell>
          <table:table-cell table:style-name="ce64"/>
          <table:table-cell office:value-type="float" office:value="21217" table:style-name="ce53">
            <text:p>21,217<text:s/></text:p>
          </table:table-cell>
          <table:table-cell office:value-type="float" office:value="8018" table:style-name="ce53">
            <text:p>8,018<text:s/></text:p>
          </table:table-cell>
          <table:table-cell office:value-type="float" office:value="37.623762376237622" table:style-name="ce52">
            <text:p>37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7</text:p>
          </table:table-cell>
          <table:table-cell office:value-type="float" office:value="8474" table:style-name="ce53">
            <text:p>8,474<text:s/></text:p>
          </table:table-cell>
          <table:table-cell office:value-type="float" office:value="3506" table:style-name="ce53">
            <text:p>3,506<text:s/></text:p>
          </table:table-cell>
          <table:table-cell office:value-type="float" office:value="41.373613405711588" table:style-name="ce52">
            <text:p>41.4<text:s/></text:p>
          </table:table-cell>
          <table:table-cell table:style-name="ce64"/>
          <table:table-cell office:value-type="float" office:value="10153" table:style-name="ce53">
            <text:p>10,153<text:s/></text:p>
          </table:table-cell>
          <table:table-cell office:value-type="float" office:value="3377" table:style-name="ce53">
            <text:p>3,377<text:s/></text:p>
          </table:table-cell>
          <table:table-cell office:value-type="float" office:value="33.261105092091007" table:style-name="ce52">
            <text:p>33.3<text:s/></text:p>
          </table:table-cell>
          <table:table-cell table:style-name="ce64"/>
          <table:table-cell office:value-type="float" office:value="18540" table:style-name="ce53">
            <text:p>18,540<text:s/></text:p>
          </table:table-cell>
          <table:table-cell office:value-type="float" office:value="6883" table:style-name="ce53">
            <text:p>6,883<text:s/></text:p>
          </table:table-cell>
          <table:table-cell office:value-type="float" office:value="36.951736726257579" table:style-name="ce52">
            <text:p>37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8</text:p>
          </table:table-cell>
          <table:table-cell office:value-type="float" office:value="7510" table:style-name="ce53">
            <text:p>7,510<text:s/></text:p>
          </table:table-cell>
          <table:table-cell office:value-type="float" office:value="3118" table:style-name="ce53">
            <text:p>3,118<text:s/></text:p>
          </table:table-cell>
          <table:table-cell office:value-type="float" office:value="41.517976031957389" table:style-name="ce52">
            <text:p>41.5<text:s/></text:p>
          </table:table-cell>
          <table:table-cell table:style-name="ce64"/>
          <table:table-cell office:value-type="float" office:value="9103" table:style-name="ce53">
            <text:p>9,103<text:s/></text:p>
          </table:table-cell>
          <table:table-cell office:value-type="float" office:value="2951" table:style-name="ce53">
            <text:p>2,951<text:s/></text:p>
          </table:table-cell>
          <table:table-cell office:value-type="float" office:value="32.417884213995386" table:style-name="ce52">
            <text:p>32.4<text:s/></text:p>
          </table:table-cell>
          <table:table-cell table:style-name="ce64"/>
          <table:table-cell office:value-type="float" office:value="16547" table:style-name="ce53">
            <text:p>16,547<text:s/></text:p>
          </table:table-cell>
          <table:table-cell office:value-type="float" office:value="6069" table:style-name="ce53">
            <text:p>6,069<text:s/></text:p>
          </table:table-cell>
          <table:table-cell office:value-type="float" office:value="36.531631854571721" table:style-name="ce52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39</text:p>
          </table:table-cell>
          <table:table-cell office:value-type="float" office:value="6754" table:style-name="ce53">
            <text:p>6,754<text:s/></text:p>
          </table:table-cell>
          <table:table-cell office:value-type="float" office:value="2865" table:style-name="ce53">
            <text:p>2,865<text:s/></text:p>
          </table:table-cell>
          <table:table-cell office:value-type="float" office:value="42.419307077287527" table:style-name="ce52">
            <text:p>42.4<text:s/></text:p>
          </table:table-cell>
          <table:table-cell table:style-name="ce64"/>
          <table:table-cell office:value-type="float" office:value="8250" table:style-name="ce53">
            <text:p>8,250<text:s/></text:p>
          </table:table-cell>
          <table:table-cell office:value-type="float" office:value="2723" table:style-name="ce53">
            <text:p>2,723<text:s/></text:p>
          </table:table-cell>
          <table:table-cell office:value-type="float" office:value="33.006060606060608" table:style-name="ce52">
            <text:p>33.0<text:s/></text:p>
          </table:table-cell>
          <table:table-cell table:style-name="ce64"/>
          <table:table-cell office:value-type="float" office:value="14937" table:style-name="ce53">
            <text:p>14,937<text:s/></text:p>
          </table:table-cell>
          <table:table-cell office:value-type="float" office:value="5588" table:style-name="ce53">
            <text:p>5,588<text:s/></text:p>
          </table:table-cell>
          <table:table-cell office:value-type="float" office:value="37.243401759530791" table:style-name="ce52">
            <text:p>37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0</text:p>
          </table:table-cell>
          <table:table-cell office:value-type="float" office:value="5845" table:style-name="ce53">
            <text:p>5,845<text:s/></text:p>
          </table:table-cell>
          <table:table-cell office:value-type="float" office:value="2428" table:style-name="ce53">
            <text:p>2,428<text:s/></text:p>
          </table:table-cell>
          <table:table-cell office:value-type="float" office:value="41.539777587681783" table:style-name="ce52">
            <text:p>41.5<text:s/></text:p>
          </table:table-cell>
          <table:table-cell table:style-name="ce64"/>
          <table:table-cell office:value-type="float" office:value="7304" table:style-name="ce53">
            <text:p>7,304<text:s/></text:p>
          </table:table-cell>
          <table:table-cell office:value-type="float" office:value="2367" table:style-name="ce53">
            <text:p>2,367<text:s/></text:p>
          </table:table-cell>
          <table:table-cell office:value-type="float" office:value="32.406900328587078" table:style-name="ce52">
            <text:p>32.4<text:s/></text:p>
          </table:table-cell>
          <table:table-cell table:style-name="ce64"/>
          <table:table-cell office:value-type="float" office:value="13097" table:style-name="ce53">
            <text:p>13,097<text:s/></text:p>
          </table:table-cell>
          <table:table-cell office:value-type="float" office:value="4795" table:style-name="ce53">
            <text:p>4,795<text:s/></text:p>
          </table:table-cell>
          <table:table-cell office:value-type="float" office:value="36.466651456384518" table:style-name="ce52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1</text:p>
          </table:table-cell>
          <table:table-cell office:value-type="float" office:value="5828" table:style-name="ce53">
            <text:p>5,828<text:s/></text:p>
          </table:table-cell>
          <table:table-cell office:value-type="float" office:value="2303" table:style-name="ce53">
            <text:p>2,303<text:s/></text:p>
          </table:table-cell>
          <table:table-cell office:value-type="float" office:value="39.516129032258064" table:style-name="ce52">
            <text:p>39.5<text:s/></text:p>
          </table:table-cell>
          <table:table-cell table:style-name="ce64"/>
          <table:table-cell office:value-type="float" office:value="7003" table:style-name="ce53">
            <text:p>7,003<text:s/></text:p>
          </table:table-cell>
          <table:table-cell office:value-type="float" office:value="2199" table:style-name="ce53">
            <text:p>2,199<text:s/></text:p>
          </table:table-cell>
          <table:table-cell office:value-type="float" office:value="31.400828216478654" table:style-name="ce52">
            <text:p>31.4<text:s/></text:p>
          </table:table-cell>
          <table:table-cell table:style-name="ce64"/>
          <table:table-cell office:value-type="float" office:value="12776" table:style-name="ce53">
            <text:p>12,776<text:s/></text:p>
          </table:table-cell>
          <table:table-cell office:value-type="float" office:value="4502" table:style-name="ce53">
            <text:p>4,502<text:s/></text:p>
          </table:table-cell>
          <table:table-cell office:value-type="float" office:value="35.086898916686152" table:style-name="ce52">
            <text:p>35.1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2</text:p>
          </table:table-cell>
          <table:table-cell office:value-type="float" office:value="4662" table:style-name="ce53">
            <text:p>4,662<text:s/></text:p>
          </table:table-cell>
          <table:table-cell office:value-type="float" office:value="1921" table:style-name="ce53">
            <text:p>1,921<text:s/></text:p>
          </table:table-cell>
          <table:table-cell office:value-type="float" office:value="41.205491205491207" table:style-name="ce52">
            <text:p>41.2<text:s/></text:p>
          </table:table-cell>
          <table:table-cell table:style-name="ce64"/>
          <table:table-cell office:value-type="float" office:value="5711" table:style-name="ce53">
            <text:p>5,711<text:s/></text:p>
          </table:table-cell>
          <table:table-cell office:value-type="float" office:value="1837" table:style-name="ce53">
            <text:p>1,837<text:s/></text:p>
          </table:table-cell>
          <table:table-cell office:value-type="float" office:value="32.165995447382244" table:style-name="ce52">
            <text:p>32.2<text:s/></text:p>
          </table:table-cell>
          <table:table-cell table:style-name="ce64"/>
          <table:table-cell office:value-type="float" office:value="10330" table:style-name="ce53">
            <text:p>10,330<text:s/></text:p>
          </table:table-cell>
          <table:table-cell office:value-type="float" office:value="3758" table:style-name="ce53">
            <text:p>3,758<text:s/></text:p>
          </table:table-cell>
          <table:table-cell office:value-type="float" office:value="36.228670587101128" table:style-name="ce52">
            <text:p>36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3</text:p>
          </table:table-cell>
          <table:table-cell office:value-type="float" office:value="4187" table:style-name="ce53">
            <text:p>4,187<text:s/></text:p>
          </table:table-cell>
          <table:table-cell office:value-type="float" office:value="1700" table:style-name="ce53">
            <text:p>1,700<text:s/></text:p>
          </table:table-cell>
          <table:table-cell office:value-type="float" office:value="40.601862909004062" table:style-name="ce52">
            <text:p>40.6<text:s/></text:p>
          </table:table-cell>
          <table:table-cell table:style-name="ce64"/>
          <table:table-cell office:value-type="float" office:value="5024" table:style-name="ce53">
            <text:p>5,024<text:s/></text:p>
          </table:table-cell>
          <table:table-cell office:value-type="float" office:value="1564" table:style-name="ce53">
            <text:p>1,564<text:s/></text:p>
          </table:table-cell>
          <table:table-cell office:value-type="float" office:value="31.130573248407647" table:style-name="ce52">
            <text:p>31.1<text:s/></text:p>
          </table:table-cell>
          <table:table-cell table:style-name="ce64"/>
          <table:table-cell office:value-type="float" office:value="9146" table:style-name="ce53">
            <text:p>9,146<text:s/></text:p>
          </table:table-cell>
          <table:table-cell office:value-type="float" office:value="3264" table:style-name="ce53">
            <text:p>3,264<text:s/></text:p>
          </table:table-cell>
          <table:table-cell office:value-type="float" office:value="35.435891868418196" table:style-name="ce52">
            <text:p>35.4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4</text:p>
          </table:table-cell>
          <table:table-cell office:value-type="float" office:value="3497" table:style-name="ce53">
            <text:p>3,497<text:s/></text:p>
          </table:table-cell>
          <table:table-cell office:value-type="float" office:value="1465" table:style-name="ce53">
            <text:p>1,465<text:s/></text:p>
          </table:table-cell>
          <table:table-cell office:value-type="float" office:value="41.893051186731483" table:style-name="ce52">
            <text:p>41.9<text:s/></text:p>
          </table:table-cell>
          <table:table-cell table:style-name="ce64"/>
          <table:table-cell office:value-type="float" office:value="4340" table:style-name="ce53">
            <text:p>4,340<text:s/></text:p>
          </table:table-cell>
          <table:table-cell office:value-type="float" office:value="1393" table:style-name="ce53">
            <text:p>1,393<text:s/></text:p>
          </table:table-cell>
          <table:table-cell office:value-type="float" office:value="32.096774193548384" table:style-name="ce52">
            <text:p>32.1<text:s/></text:p>
          </table:table-cell>
          <table:table-cell table:style-name="ce64"/>
          <table:table-cell office:value-type="float" office:value="7799" table:style-name="ce53">
            <text:p>7,799<text:s/></text:p>
          </table:table-cell>
          <table:table-cell office:value-type="float" office:value="2858" table:style-name="ce53">
            <text:p>2,858<text:s/></text:p>
          </table:table-cell>
          <table:table-cell office:value-type="float" office:value="36.468036238356511" table:style-name="ce52">
            <text:p>36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5</text:p>
          </table:table-cell>
          <table:table-cell office:value-type="float" office:value="3078" table:style-name="ce53">
            <text:p>3,078<text:s/></text:p>
          </table:table-cell>
          <table:table-cell office:value-type="float" office:value="1242" table:style-name="ce53">
            <text:p>1,242<text:s/></text:p>
          </table:table-cell>
          <table:table-cell office:value-type="float" office:value="40.350877192982459" table:style-name="ce52">
            <text:p>40.4<text:s/></text:p>
          </table:table-cell>
          <table:table-cell table:style-name="ce64"/>
          <table:table-cell office:value-type="float" office:value="3903" table:style-name="ce53">
            <text:p>3,903<text:s/></text:p>
          </table:table-cell>
          <table:table-cell office:value-type="float" office:value="1233" table:style-name="ce53">
            <text:p>1,233<text:s/></text:p>
          </table:table-cell>
          <table:table-cell office:value-type="float" office:value="31.591083781706381" table:style-name="ce52">
            <text:p>31.6<text:s/></text:p>
          </table:table-cell>
          <table:table-cell table:style-name="ce64"/>
          <table:table-cell office:value-type="float" office:value="6932" table:style-name="ce53">
            <text:p>6,932<text:s/></text:p>
          </table:table-cell>
          <table:table-cell office:value-type="float" office:value="2475" table:style-name="ce53">
            <text:p>2,475<text:s/></text:p>
          </table:table-cell>
          <table:table-cell office:value-type="float" office:value="35.45337344220026" table:style-name="ce52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6</text:p>
          </table:table-cell>
          <table:table-cell office:value-type="float" office:value="2944" table:style-name="ce53">
            <text:p>2,944<text:s/></text:p>
          </table:table-cell>
          <table:table-cell office:value-type="float" office:value="1167" table:style-name="ce53">
            <text:p>1,167<text:s/></text:p>
          </table:table-cell>
          <table:table-cell office:value-type="float" office:value="39.639945652173914" table:style-name="ce52">
            <text:p>39.6<text:s/></text:p>
          </table:table-cell>
          <table:table-cell table:style-name="ce64"/>
          <table:table-cell office:value-type="float" office:value="3470" table:style-name="ce53">
            <text:p>3,470<text:s/></text:p>
          </table:table-cell>
          <table:table-cell office:value-type="float" office:value="1111" table:style-name="ce53">
            <text:p>1,111<text:s/></text:p>
          </table:table-cell>
          <table:table-cell office:value-type="float" office:value="32.017291066282418" table:style-name="ce52">
            <text:p>32.0<text:s/></text:p>
          </table:table-cell>
          <table:table-cell table:style-name="ce64"/>
          <table:table-cell office:value-type="float" office:value="6378" table:style-name="ce53">
            <text:p>6,378<text:s/></text:p>
          </table:table-cell>
          <table:table-cell office:value-type="float" office:value="2278" table:style-name="ce53">
            <text:p>2,278<text:s/></text:p>
          </table:table-cell>
          <table:table-cell office:value-type="float" office:value="35.516058621764891" table:style-name="ce52">
            <text:p>35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7</text:p>
          </table:table-cell>
          <table:table-cell office:value-type="float" office:value="2380" table:style-name="ce53">
            <text:p>2,380<text:s/></text:p>
          </table:table-cell>
          <table:table-cell office:value-type="float" office:value="959" table:style-name="ce53">
            <text:p>959<text:s/></text:p>
          </table:table-cell>
          <table:table-cell office:value-type="float" office:value="40.294117647058826" table:style-name="ce52">
            <text:p>40.3<text:s/></text:p>
          </table:table-cell>
          <table:table-cell table:style-name="ce64"/>
          <table:table-cell office:value-type="float" office:value="3058" table:style-name="ce53">
            <text:p>3,058<text:s/></text:p>
          </table:table-cell>
          <table:table-cell office:value-type="float" office:value="958" table:style-name="ce53">
            <text:p>958<text:s/></text:p>
          </table:table-cell>
          <table:table-cell office:value-type="float" office:value="31.32766514061478" table:style-name="ce52">
            <text:p>31.3<text:s/></text:p>
          </table:table-cell>
          <table:table-cell table:style-name="ce64"/>
          <table:table-cell office:value-type="float" office:value="5414" table:style-name="ce53">
            <text:p>5,414<text:s/></text:p>
          </table:table-cell>
          <table:table-cell office:value-type="float" office:value="1917" table:style-name="ce53">
            <text:p>1,917<text:s/></text:p>
          </table:table-cell>
          <table:table-cell office:value-type="float" office:value="35.251930856932695" table:style-name="ce52">
            <text:p>35.3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8</text:p>
          </table:table-cell>
          <table:table-cell office:value-type="float" office:value="2166" table:style-name="ce53">
            <text:p>2,166<text:s/></text:p>
          </table:table-cell>
          <table:table-cell office:value-type="float" office:value="858" table:style-name="ce53">
            <text:p>858<text:s/></text:p>
          </table:table-cell>
          <table:table-cell office:value-type="float" office:value="39.612188365650965" table:style-name="ce52">
            <text:p>39.6<text:s/></text:p>
          </table:table-cell>
          <table:table-cell table:style-name="ce64"/>
          <table:table-cell office:value-type="float" office:value="2845" table:style-name="ce53">
            <text:p>2,845<text:s/></text:p>
          </table:table-cell>
          <table:table-cell office:value-type="float" office:value="941" table:style-name="ce53">
            <text:p>941<text:s/></text:p>
          </table:table-cell>
          <table:table-cell office:value-type="float" office:value="33.075571177504393" table:style-name="ce52">
            <text:p>33.1<text:s/></text:p>
          </table:table-cell>
          <table:table-cell table:style-name="ce64"/>
          <table:table-cell office:value-type="float" office:value="4990" table:style-name="ce53">
            <text:p>4,990<text:s/></text:p>
          </table:table-cell>
          <table:table-cell office:value-type="float" office:value="1799" table:style-name="ce53">
            <text:p>1,799<text:s/></text:p>
          </table:table-cell>
          <table:table-cell office:value-type="float" office:value="35.90101776092596" table:style-name="ce52">
            <text:p>35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49</text:p>
          </table:table-cell>
          <table:table-cell office:value-type="float" office:value="1942" table:style-name="ce53">
            <text:p>1,942<text:s/></text:p>
          </table:table-cell>
          <table:table-cell office:value-type="float" office:value="757" table:style-name="ce53">
            <text:p>757<text:s/></text:p>
          </table:table-cell>
          <table:table-cell office:value-type="float" office:value="38.980432543769311" table:style-name="ce52">
            <text:p>39.0<text:s/></text:p>
          </table:table-cell>
          <table:table-cell table:style-name="ce64"/>
          <table:table-cell office:value-type="float" office:value="2437" table:style-name="ce53">
            <text:p>2,437<text:s/></text:p>
          </table:table-cell>
          <table:table-cell office:value-type="float" office:value="726" table:style-name="ce53">
            <text:p>726<text:s/></text:p>
          </table:table-cell>
          <table:table-cell office:value-type="float" office:value="29.790726302831349" table:style-name="ce52">
            <text:p>29.8<text:s/></text:p>
          </table:table-cell>
          <table:table-cell table:style-name="ce64"/>
          <table:table-cell office:value-type="float" office:value="4357" table:style-name="ce53">
            <text:p>4,357<text:s/></text:p>
          </table:table-cell>
          <table:table-cell office:value-type="float" office:value="1483" table:style-name="ce53">
            <text:p>1,483<text:s/></text:p>
          </table:table-cell>
          <table:table-cell office:value-type="float" office:value="33.866179493034934" table:style-name="ce52">
            <text:p>33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0</text:p>
          </table:table-cell>
          <table:table-cell office:value-type="float" office:value="1622" table:style-name="ce53">
            <text:p>1,622<text:s/></text:p>
          </table:table-cell>
          <table:table-cell office:value-type="float" office:value="635" table:style-name="ce53">
            <text:p>635<text:s/></text:p>
          </table:table-cell>
          <table:table-cell office:value-type="float" office:value="39.149198520345251" table:style-name="ce52">
            <text:p>39.1<text:s/></text:p>
          </table:table-cell>
          <table:table-cell table:style-name="ce64"/>
          <table:table-cell office:value-type="float" office:value="2032" table:style-name="ce53">
            <text:p>2,032<text:s/></text:p>
          </table:table-cell>
          <table:table-cell office:value-type="float" office:value="607" table:style-name="ce53">
            <text:p>607<text:s/></text:p>
          </table:table-cell>
          <table:table-cell office:value-type="float" office:value="29.872047244094489" table:style-name="ce52">
            <text:p>29.9<text:s/></text:p>
          </table:table-cell>
          <table:table-cell table:style-name="ce64"/>
          <table:table-cell office:value-type="float" office:value="3635" table:style-name="ce53">
            <text:p>3,635<text:s/></text:p>
          </table:table-cell>
          <table:table-cell office:value-type="float" office:value="1242" table:style-name="ce53">
            <text:p>1,242<text:s/></text:p>
          </table:table-cell>
          <table:table-cell office:value-type="float" office:value="33.990147783251231" table:style-name="ce52">
            <text:p>3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1</text:p>
          </table:table-cell>
          <table:table-cell office:value-type="float" office:value="1525" table:style-name="ce53">
            <text:p>1,525<text:s/></text:p>
          </table:table-cell>
          <table:table-cell office:value-type="float" office:value="559" table:style-name="ce53">
            <text:p>559<text:s/></text:p>
          </table:table-cell>
          <table:table-cell office:value-type="float" office:value="36.655737704918032" table:style-name="ce52">
            <text:p>36.7<text:s/></text:p>
          </table:table-cell>
          <table:table-cell table:style-name="ce64"/>
          <table:table-cell office:value-type="float" office:value="2003" table:style-name="ce53">
            <text:p>2,003<text:s/></text:p>
          </table:table-cell>
          <table:table-cell office:value-type="float" office:value="630" table:style-name="ce53">
            <text:p>630<text:s/></text:p>
          </table:table-cell>
          <table:table-cell office:value-type="float" office:value="31.452820768846731" table:style-name="ce52">
            <text:p>31.5<text:s/></text:p>
          </table:table-cell>
          <table:table-cell table:style-name="ce64"/>
          <table:table-cell office:value-type="float" office:value="3511" table:style-name="ce53">
            <text:p>3,511<text:s/></text:p>
          </table:table-cell>
          <table:table-cell office:value-type="float" office:value="1189" table:style-name="ce53">
            <text:p>1,189<text:s/></text:p>
          </table:table-cell>
          <table:table-cell office:value-type="float" office:value="33.701814058956913" table:style-name="ce52">
            <text:p>33.7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2</text:p>
          </table:table-cell>
          <table:table-cell office:value-type="float" office:value="1232" table:style-name="ce53">
            <text:p>1,232<text:s/></text:p>
          </table:table-cell>
          <table:table-cell office:value-type="float" office:value="496" table:style-name="ce53">
            <text:p>496<text:s/></text:p>
          </table:table-cell>
          <table:table-cell office:value-type="float" office:value="40.259740259740262" table:style-name="ce52">
            <text:p>40.3<text:s/></text:p>
          </table:table-cell>
          <table:table-cell table:style-name="ce64"/>
          <table:table-cell office:value-type="float" office:value="1630" table:style-name="ce53">
            <text:p>1,630<text:s/></text:p>
          </table:table-cell>
          <table:table-cell office:value-type="float" office:value="477" table:style-name="ce53">
            <text:p>477<text:s/></text:p>
          </table:table-cell>
          <table:table-cell office:value-type="float" office:value="29.263803680981596" table:style-name="ce52">
            <text:p>29.3<text:s/></text:p>
          </table:table-cell>
          <table:table-cell table:style-name="ce64"/>
          <table:table-cell office:value-type="float" office:value="2849" table:style-name="ce53">
            <text:p>2,849<text:s/></text:p>
          </table:table-cell>
          <table:table-cell office:value-type="float" office:value="973" table:style-name="ce53">
            <text:p>973<text:s/></text:p>
          </table:table-cell>
          <table:table-cell office:value-type="float" office:value="33.997204751921728" table:style-name="ce52">
            <text:p>34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3</text:p>
          </table:table-cell>
          <table:table-cell office:value-type="float" office:value="1057" table:style-name="ce53">
            <text:p>1,057<text:s/></text:p>
          </table:table-cell>
          <table:table-cell office:value-type="float" office:value="425" table:style-name="ce53">
            <text:p>425<text:s/></text:p>
          </table:table-cell>
          <table:table-cell office:value-type="float" office:value="40.208136234626302" table:style-name="ce52">
            <text:p>40.2<text:s/></text:p>
          </table:table-cell>
          <table:table-cell table:style-name="ce64"/>
          <table:table-cell office:value-type="float" office:value="1423" table:style-name="ce53">
            <text:p>1,423<text:s/></text:p>
          </table:table-cell>
          <table:table-cell office:value-type="float" office:value="413" table:style-name="ce53">
            <text:p>413<text:s/></text:p>
          </table:table-cell>
          <table:table-cell office:value-type="float" office:value="29.02319044272663" table:style-name="ce52">
            <text:p>29.0<text:s/></text:p>
          </table:table-cell>
          <table:table-cell table:style-name="ce64"/>
          <table:table-cell office:value-type="float" office:value="2469" table:style-name="ce53">
            <text:p>2,469<text:s/></text:p>
          </table:table-cell>
          <table:table-cell office:value-type="float" office:value="838" table:style-name="ce53">
            <text:p>838<text:s/></text:p>
          </table:table-cell>
          <table:table-cell office:value-type="float" office:value="33.79032258064516" table:style-name="ce52">
            <text:p>33.8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4</text:p>
          </table:table-cell>
          <table:table-cell office:value-type="float" office:value="902" table:style-name="ce53">
            <text:p>902<text:s/></text:p>
          </table:table-cell>
          <table:table-cell office:value-type="float" office:value="317" table:style-name="ce53">
            <text:p>317<text:s/></text:p>
          </table:table-cell>
          <table:table-cell office:value-type="float" office:value="35.144124168514416" table:style-name="ce52">
            <text:p>35.1<text:s/></text:p>
          </table:table-cell>
          <table:table-cell table:style-name="ce64"/>
          <table:table-cell office:value-type="float" office:value="1215" table:style-name="ce53">
            <text:p>1,215<text:s/></text:p>
          </table:table-cell>
          <table:table-cell office:value-type="float" office:value="361" table:style-name="ce53">
            <text:p>361<text:s/></text:p>
          </table:table-cell>
          <table:table-cell office:value-type="float" office:value="29.711934156378604" table:style-name="ce52">
            <text:p>29.7<text:s/></text:p>
          </table:table-cell>
          <table:table-cell table:style-name="ce64"/>
          <table:table-cell office:value-type="float" office:value="2113" table:style-name="ce53">
            <text:p>2,113<text:s/></text:p>
          </table:table-cell>
          <table:table-cell office:value-type="float" office:value="678" table:style-name="ce53">
            <text:p>678<text:s/></text:p>
          </table:table-cell>
          <table:table-cell office:value-type="float" office:value="32.026452527161076" table:style-name="ce52">
            <text:p>32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5</text:p>
          </table:table-cell>
          <table:table-cell office:value-type="float" office:value="791" table:style-name="ce53">
            <text:p>791<text:s/></text:p>
          </table:table-cell>
          <table:table-cell office:value-type="float" office:value="281" table:style-name="ce53">
            <text:p>281<text:s/></text:p>
          </table:table-cell>
          <table:table-cell office:value-type="float" office:value="35.524652338811627" table:style-name="ce52">
            <text:p>35.5<text:s/></text:p>
          </table:table-cell>
          <table:table-cell table:style-name="ce64"/>
          <table:table-cell office:value-type="float" office:value="1048" table:style-name="ce53">
            <text:p>1,048<text:s/></text:p>
          </table:table-cell>
          <table:table-cell office:value-type="float" office:value="306" table:style-name="ce53">
            <text:p>306<text:s/></text:p>
          </table:table-cell>
          <table:table-cell office:value-type="float" office:value="29.198473282442748" table:style-name="ce52">
            <text:p>29.2<text:s/></text:p>
          </table:table-cell>
          <table:table-cell table:style-name="ce64"/>
          <table:table-cell office:value-type="float" office:value="1827" table:style-name="ce53">
            <text:p>1,827<text:s/></text:p>
          </table:table-cell>
          <table:table-cell office:value-type="float" office:value="587" table:style-name="ce53">
            <text:p>587<text:s/></text:p>
          </table:table-cell>
          <table:table-cell office:value-type="float" office:value="31.919521479064709" table:style-name="ce52">
            <text:p>31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6</text:p>
          </table:table-cell>
          <table:table-cell office:value-type="float" office:value="670" table:style-name="ce53">
            <text:p>670<text:s/></text:p>
          </table:table-cell>
          <table:table-cell office:value-type="float" office:value="234" table:style-name="ce53">
            <text:p>234<text:s/></text:p>
          </table:table-cell>
          <table:table-cell office:value-type="float" office:value="34.925373134328353" table:style-name="ce52">
            <text:p>34.9<text:s/></text:p>
          </table:table-cell>
          <table:table-cell table:style-name="ce64"/>
          <table:table-cell office:value-type="float" office:value="920" table:style-name="ce53">
            <text:p>920<text:s/></text:p>
          </table:table-cell>
          <table:table-cell office:value-type="float" office:value="282" table:style-name="ce53">
            <text:p>282<text:s/></text:p>
          </table:table-cell>
          <table:table-cell office:value-type="float" office:value="30.65217391304348" table:style-name="ce52">
            <text:p>30.7<text:s/></text:p>
          </table:table-cell>
          <table:table-cell table:style-name="ce64"/>
          <table:table-cell office:value-type="float" office:value="1584" table:style-name="ce53">
            <text:p>1,584<text:s/></text:p>
          </table:table-cell>
          <table:table-cell office:value-type="float" office:value="516" table:style-name="ce53">
            <text:p>516<text:s/></text:p>
          </table:table-cell>
          <table:table-cell office:value-type="float" office:value="32.452830188679243" table:style-name="ce52">
            <text:p>32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7</text:p>
          </table:table-cell>
          <table:table-cell office:value-type="float" office:value="591" table:style-name="ce53">
            <text:p>591<text:s/></text:p>
          </table:table-cell>
          <table:table-cell office:value-type="float" office:value="213" table:style-name="ce53">
            <text:p>213<text:s/></text:p>
          </table:table-cell>
          <table:table-cell office:value-type="float" office:value="36.040609137055839" table:style-name="ce52">
            <text:p>36.0<text:s/></text:p>
          </table:table-cell>
          <table:table-cell table:style-name="ce64"/>
          <table:table-cell office:value-type="float" office:value="798" table:style-name="ce53">
            <text:p>798<text:s/></text:p>
          </table:table-cell>
          <table:table-cell office:value-type="float" office:value="231" table:style-name="ce53">
            <text:p>231<text:s/></text:p>
          </table:table-cell>
          <table:table-cell office:value-type="float" office:value="28.947368421052634" table:style-name="ce52">
            <text:p>28.9<text:s/></text:p>
          </table:table-cell>
          <table:table-cell table:style-name="ce64"/>
          <table:table-cell office:value-type="float" office:value="1384" table:style-name="ce53">
            <text:p>1,384<text:s/></text:p>
          </table:table-cell>
          <table:table-cell office:value-type="float" office:value="444" table:style-name="ce53">
            <text:p>444<text:s/></text:p>
          </table:table-cell>
          <table:table-cell office:value-type="float" office:value="31.965442764578835" table:style-name="ce52">
            <text:p>32.0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8</text:p>
          </table:table-cell>
          <table:table-cell office:value-type="float" office:value="461" table:style-name="ce53">
            <text:p>461<text:s/></text:p>
          </table:table-cell>
          <table:table-cell office:value-type="float" office:value="172" table:style-name="ce53">
            <text:p>172<text:s/></text:p>
          </table:table-cell>
          <table:table-cell office:value-type="float" office:value="37.310195227765725" table:style-name="ce52">
            <text:p>37.3<text:s/></text:p>
          </table:table-cell>
          <table:table-cell table:style-name="ce64"/>
          <table:table-cell office:value-type="float" office:value="719" table:style-name="ce53">
            <text:p>719<text:s/></text:p>
          </table:table-cell>
          <table:table-cell office:value-type="float" office:value="200" table:style-name="ce53">
            <text:p>200<text:s/></text:p>
          </table:table-cell>
          <table:table-cell office:value-type="float" office:value="27.816411682892909" table:style-name="ce52">
            <text:p>27.8<text:s/></text:p>
          </table:table-cell>
          <table:table-cell table:style-name="ce64"/>
          <table:table-cell office:value-type="float" office:value="1177" table:style-name="ce53">
            <text:p>1,177<text:s/></text:p>
          </table:table-cell>
          <table:table-cell office:value-type="float" office:value="372" table:style-name="ce53">
            <text:p>372<text:s/></text:p>
          </table:table-cell>
          <table:table-cell office:value-type="float" office:value="31.525423728813557" table:style-name="ce52">
            <text:p>31.5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59</text:p>
          </table:table-cell>
          <table:table-cell office:value-type="float" office:value="407" table:style-name="ce53">
            <text:p>407<text:s/></text:p>
          </table:table-cell>
          <table:table-cell office:value-type="float" office:value="156" table:style-name="ce53">
            <text:p>156<text:s/></text:p>
          </table:table-cell>
          <table:table-cell office:value-type="float" office:value="38.329238329238329" table:style-name="ce52">
            <text:p>38.3<text:s/></text:p>
          </table:table-cell>
          <table:table-cell table:style-name="ce64"/>
          <table:table-cell office:value-type="float" office:value="532" table:style-name="ce53">
            <text:p>532<text:s/></text:p>
          </table:table-cell>
          <table:table-cell office:value-type="float" office:value="146" table:style-name="ce53">
            <text:p>146<text:s/></text:p>
          </table:table-cell>
          <table:table-cell office:value-type="float" office:value="27.443609022556394" table:style-name="ce52">
            <text:p>27.4<text:s/></text:p>
          </table:table-cell>
          <table:table-cell table:style-name="ce64"/>
          <table:table-cell office:value-type="float" office:value="934" table:style-name="ce53">
            <text:p>934<text:s/></text:p>
          </table:table-cell>
          <table:table-cell office:value-type="float" office:value="302" table:style-name="ce53">
            <text:p>302<text:s/></text:p>
          </table:table-cell>
          <table:table-cell office:value-type="float" office:value="32.161874334398291" table:style-name="ce52">
            <text:p>32.2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0</text:p>
          </table:table-cell>
          <table:table-cell office:value-type="float" office:value="265" table:style-name="ce53">
            <text:p>265<text:s/></text:p>
          </table:table-cell>
          <table:table-cell office:value-type="float" office:value="118" table:style-name="ce53">
            <text:p>118<text:s/></text:p>
          </table:table-cell>
          <table:table-cell office:value-type="float" office:value="44.528301886792448" table:style-name="ce52">
            <text:p>44.5<text:s/></text:p>
          </table:table-cell>
          <table:table-cell table:style-name="ce64"/>
          <table:table-cell office:value-type="float" office:value="437" table:style-name="ce53">
            <text:p>437<text:s/></text:p>
          </table:table-cell>
          <table:table-cell office:value-type="float" office:value="127" table:style-name="ce53">
            <text:p>127<text:s/></text:p>
          </table:table-cell>
          <table:table-cell office:value-type="float" office:value="29.061784897025174" table:style-name="ce52">
            <text:p>29.1<text:s/></text:p>
          </table:table-cell>
          <table:table-cell table:style-name="ce64"/>
          <table:table-cell office:value-type="float" office:value="697" table:style-name="ce53">
            <text:p>697<text:s/></text:p>
          </table:table-cell>
          <table:table-cell office:value-type="float" office:value="245" table:style-name="ce53">
            <text:p>245<text:s/></text:p>
          </table:table-cell>
          <table:table-cell office:value-type="float" office:value="34.900284900284902" table:style-name="ce52">
            <text:p>34.9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1">
          <table:table-cell office:value-type="string" table:style-name="ce7">
            <text:p>61 and over</text:p>
          </table:table-cell>
          <table:table-cell office:value-type="float" office:value="1681" table:style-name="ce53">
            <text:p>1,681<text:s/></text:p>
          </table:table-cell>
          <table:table-cell office:value-type="float" office:value="676" table:style-name="ce53">
            <text:p>676<text:s/></text:p>
          </table:table-cell>
          <table:table-cell office:value-type="float" office:value="40.214158239143366" table:style-name="ce52">
            <text:p>40.2<text:s/></text:p>
          </table:table-cell>
          <table:table-cell table:style-name="ce64"/>
          <table:table-cell office:value-type="float" office:value="2391" table:style-name="ce53">
            <text:p>2,391<text:s/></text:p>
          </table:table-cell>
          <table:table-cell office:value-type="float" office:value="647" table:style-name="ce53">
            <text:p>647<text:s/></text:p>
          </table:table-cell>
          <table:table-cell office:value-type="float" office:value="27.059807611877872" table:style-name="ce52">
            <text:p>27.1<text:s/></text:p>
          </table:table-cell>
          <table:table-cell table:style-name="ce64"/>
          <table:table-cell office:value-type="float" office:value="4059" table:style-name="ce53">
            <text:p>4,059<text:s/></text:p>
          </table:table-cell>
          <table:table-cell office:value-type="float" office:value="1323" table:style-name="ce53">
            <text:p>1,323<text:s/></text:p>
          </table:table-cell>
          <table:table-cell office:value-type="float" office:value="32.594235033259423" table:style-name="ce52">
            <text:p>32.6<text:s/></text:p>
          </table:table-cell>
          <table:table-cell table:style-name="ce8"/>
          <table:table-cell table:style-name="ce6"/>
          <table:table-cell table:number-columns-repeated="2" table:style-name="ce49"/>
          <table:table-cell table:number-columns-repeated="16368" table:style-name="ce7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office:value-type="float" office:value="90" table:style-name="ce53">
            <text:p>90<text:s/></text:p>
          </table:table-cell>
          <table:table-cell office:value-type="float" office:value="42" table:style-name="ce53">
            <text:p>42<text:s/></text:p>
          </table:table-cell>
          <table:table-cell office:value-type="float" office:value="46.666666666666671" table:style-name="ce52">
            <text:p>46.7<text:s/></text:p>
          </table:table-cell>
          <table:table-cell table:style-name="ce64"/>
          <table:table-cell office:value-type="float" office:value="151" table:style-name="ce53">
            <text:p>151<text:s/></text:p>
          </table:table-cell>
          <table:table-cell office:value-type="float" office:value="47" table:style-name="ce53">
            <text:p>47<text:s/></text:p>
          </table:table-cell>
          <table:table-cell office:value-type="float" office:value="31.12582781456954" table:style-name="ce52">
            <text:p>31.1<text:s/></text:p>
          </table:table-cell>
          <table:table-cell table:style-name="ce64"/>
          <table:table-cell office:value-type="float" office:value="239" table:style-name="ce53">
            <text:p>239<text:s/></text:p>
          </table:table-cell>
          <table:table-cell office:value-type="float" office:value="89" table:style-name="ce53">
            <text:p>89<text:s/></text:p>
          </table:table-cell>
          <table:table-cell office:value-type="float" office:value="36.929460580912867" table:style-name="ce52">
            <text:p>36.9<text:s/>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1">
          <table:table-cell office:value-type="string" table:style-name="ce54">
            <text:p>Total</text:p>
          </table:table-cell>
          <table:table-cell office:value-type="float" office:value="747309" table:style-name="ce57">
            <text:p>747,309<text:s/></text:p>
          </table:table-cell>
          <table:table-cell office:value-type="float" office:value="374472" table:style-name="ce57">
            <text:p>374,472<text:s/></text:p>
          </table:table-cell>
          <table:table-cell office:value-type="float" office:value="50.109392500291044" table:style-name="ce56">
            <text:p>50.1<text:s/></text:p>
          </table:table-cell>
          <table:table-cell table:style-name="ce67"/>
          <table:table-cell office:value-type="float" office:value="826734" table:style-name="ce57">
            <text:p>826,734<text:s/></text:p>
          </table:table-cell>
          <table:table-cell office:value-type="float" office:value="361685" table:style-name="ce57">
            <text:p>361,685<text:s/></text:p>
          </table:table-cell>
          <table:table-cell office:value-type="float" office:value="43.748654343476865" table:style-name="ce56">
            <text:p>43.7<text:s/></text:p>
          </table:table-cell>
          <table:table-cell table:style-name="ce67"/>
          <table:table-cell office:value-type="float" office:value="1569072" table:style-name="ce57">
            <text:p>1,569,072<text:s/></text:p>
          </table:table-cell>
          <table:table-cell office:value-type="float" office:value="736157" table:style-name="ce57">
            <text:p>736,157<text:s/></text:p>
          </table:table-cell>
          <table:table-cell office:value-type="float" office:value="46.768544442559708" table:style-name="ce56">
            <text:p>46.8<text:s/></text:p>
          </table:table-cell>
          <table:table-cell table:number-columns-repeated="5" table:style-name="ce36"/>
          <table:table-cell table:number-columns-repeated="16367" table:style-name="ce7"/>
        </table:table-row>
        <table:table-row table:style-name="ro2">
          <table:table-cell table:style-name="ce7"/>
          <table:table-cell table:number-columns-repeated="16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16" table:style-name="ce36"/>
          <table:table-cell table:number-columns-repeated="16367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16" table:style-name="ce36"/>
          <table:table-cell table:number-columns-repeated="16367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16" table:style-name="ce36"/>
          <table:table-cell table:number-columns-repeated="16367" table:style-name="ce7"/>
        </table:table-row>
        <table:table-row table:style-name="ro2">
          <table:table-cell office:value-type="string" table:number-columns-spanned="7" table:number-rows-spanned="1" table:style-name="ce68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number-columns-repeated="10" table:style-name="ce36"/>
          <table:table-cell table:number-columns-repeated="16367" table:style-name="ce7"/>
        </table:table-row>
        <table:table-row table:style-name="ro2">
          <table:table-cell table:style-name="ce62"/>
          <table:table-cell table:number-columns-repeated="16" table:style-name="ce36"/>
          <table:table-cell table:number-columns-repeated="16367" table:style-name="ce10"/>
        </table:table-row>
        <table:table-row table:style-name="ro2">
          <table:table-cell table:style-name="ce62"/>
          <table:table-cell table:number-columns-repeated="9" table:style-name="ce36"/>
          <table:table-cell office:value-type="string" table:style-name="ce41">
            <text:p>Source: DVSA/DfT</text:p>
          </table:table-cell>
          <table:table-cell table:number-columns-repeated="6" table:style-name="ce36"/>
          <table:table-cell table:number-columns-repeated="16367" table:style-name="ce7"/>
        </table:table-row>
        <table:table-row table:style-name="ro2">
          <table:table-cell table:style-name="ce62"/>
          <table:table-cell table:number-columns-repeated="9" table:style-name="ce36"/>
          <table:table-cell office:value-type="string" table:style-name="ce41">
            <text:p>Last updated: 5 July 2012</text:p>
          </table:table-cell>
          <table:table-cell table:number-columns-repeated="6" table:style-name="ce36"/>
          <table:table-cell table:number-columns-repeated="16367" table:style-name="ce7"/>
        </table:table-row>
        <table:table-row table:style-name="ro2">
          <table:table-cell table:style-name="ce62"/>
          <table:table-cell table:number-columns-repeated="9" table:style-name="ce36"/>
          <table:table-cell office:value-type="string" table:style-name="ce41">
            <text:p>Next update: July 2013</text:p>
          </table:table-cell>
          <table:table-cell table:number-columns-repeated="16373" table:style-name="ce7"/>
        </table:table-row>
        <table:table-row table:number-rows-repeated="1048511" table:style-name="ro2">
          <table:table-cell table:number-columns-repeated="16384"/>
        </table:table-row>
      </table:table>
      <table:table table:name="DRT0203_2010-11" table:style-name="ta5">
        <table:table-column table:style-name="co17" table:default-cell-style-name="ce62"/>
        <table:table-column table:style-name="co8" table:number-columns-repeated="2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0" table:default-cell-style-name="ce36"/>
        <table:table-column table:style-name="co13" table:default-cell-style-name="ce36"/>
        <table:table-column table:style-name="co8" table:default-cell-style-name="ce36"/>
        <table:table-column table:style-name="co1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2">
          <table:table-cell office:value-type="string" table:style-name="ce44">
            <text:p>Department for Transport statistics</text:p>
          </table:table-cell>
          <table:table-cell table:number-columns-repeated="16383" table:style-name="ce7"/>
        </table:table-row>
        <table:table-row table:style-name="ro2">
          <table:table-cell office:value-type="string" table:number-columns-spanned="10" table:number-rows-spanned="1" table:style-name="ce45">
            <text:p><text:a xlink:href="http://www.dft.gov.uk/statistics/series/driving-tests-and-instructors/">Driving Test and Instructor Statistics (http://www.dft.gov.uk/statistics/series/driving-tests-and-instructors/)</text:a></text:p>
          </table:table-cell>
          <table:covered-table-cell table:number-columns-repeated="9"/>
          <table:table-cell table:number-columns-repeated="16374" table:style-name="ce7"/>
        </table:table-row>
        <table:table-row table:style-name="ro2">
          <table:table-cell table:style-name="ce46"/>
          <table:table-cell table:number-columns-repeated="16383" table:style-name="ce7"/>
        </table:table-row>
        <table:table-row table:style-name="ro2">
          <table:table-cell office:value-type="string" table:style-name="ce13">
            <text:p>Table DRT0203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47">
            <text:p>Practical car test pass rates by gender and age of candidate, Great Britain: April 2010 to March 2011</text:p>
          </table:table-cell>
          <table:table-cell table:number-columns-repeated="16383" table:style-name="ce7"/>
        </table:table-row>
        <table:table-row table:style-name="ro1">
          <table:table-cell table:style-name="ce15"/>
          <table:table-cell table:number-columns-repeated="9" table:style-name="ce18"/>
          <table:table-cell table:style-name="ce48"/>
          <table:table-cell office:value-type="string" table:style-name="ce48">
            <text:p>Numbers /<text:s/><text:span text:style-name="T4">Per cent</text:span>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25">
            <text:p>Passes</text:p>
          </table:table-cell>
          <table:table-cell office:value-type="string" table:style-name="ce25">
            <text:p>Pass rate (%)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8">
            <text:p>16</text:p>
          </table:table-cell>
          <table:table-cell office:value-type="float" office:value="86" table:style-name="ce53">
            <text:p>86<text:s/></text:p>
          </table:table-cell>
          <table:table-cell office:value-type="float" office:value="57" table:style-name="ce53">
            <text:p>57<text:s/></text:p>
          </table:table-cell>
          <table:table-cell office:value-type="float" office:value="66.279069767441854" table:style-name="ce52">
            <text:p>66.3<text:s/></text:p>
          </table:table-cell>
          <table:table-cell table:style-name="ce53"/>
          <table:table-cell office:value-type="float" office:value="59" table:style-name="ce53">
            <text:p>59<text:s/></text:p>
          </table:table-cell>
          <table:table-cell office:value-type="float" office:value="28" table:style-name="ce53">
            <text:p>28<text:s/></text:p>
          </table:table-cell>
          <table:table-cell office:value-type="float" office:value="47.457627118644069" table:style-name="ce52">
            <text:p>47.5<text:s/></text:p>
          </table:table-cell>
          <table:table-cell table:style-name="ce53"/>
          <table:table-cell office:value-type="float" office:value="144" table:style-name="ce53">
            <text:p>144<text:s/></text:p>
          </table:table-cell>
          <table:table-cell office:value-type="float" office:value="85" table:style-name="ce53">
            <text:p>85<text:s/></text:p>
          </table:table-cell>
          <table:table-cell office:value-type="float" office:value="58.620689655172413" table:style-name="ce52">
            <text:p>58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7</text:p>
          </table:table-cell>
          <table:table-cell office:value-type="float" office:value="176895" table:style-name="ce53">
            <text:p>176,895<text:s/></text:p>
          </table:table-cell>
          <table:table-cell office:value-type="float" office:value="99876" table:style-name="ce53">
            <text:p>99,876<text:s/></text:p>
          </table:table-cell>
          <table:table-cell office:value-type="float" office:value="56.460612227592634" table:style-name="ce52">
            <text:p>56.5<text:s/></text:p>
          </table:table-cell>
          <table:table-cell table:style-name="ce53"/>
          <table:table-cell office:value-type="float" office:value="153296" table:style-name="ce53">
            <text:p>153,296<text:s/></text:p>
          </table:table-cell>
          <table:table-cell office:value-type="float" office:value="81956" table:style-name="ce53">
            <text:p>81,956<text:s/></text:p>
          </table:table-cell>
          <table:table-cell office:value-type="float" office:value="53.462582193925485" table:style-name="ce52">
            <text:p>53.5<text:s/></text:p>
          </table:table-cell>
          <table:table-cell table:style-name="ce53"/>
          <table:table-cell office:value-type="float" office:value="329307" table:style-name="ce53">
            <text:p>329,307<text:s/></text:p>
          </table:table-cell>
          <table:table-cell office:value-type="float" office:value="181832" table:style-name="ce53">
            <text:p>181,832<text:s/></text:p>
          </table:table-cell>
          <table:table-cell office:value-type="float" office:value="55.068732945477016" table:style-name="ce52">
            <text:p>55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8</text:p>
          </table:table-cell>
          <table:table-cell office:value-type="float" office:value="116802" table:style-name="ce53">
            <text:p>116,802<text:s/></text:p>
          </table:table-cell>
          <table:table-cell office:value-type="float" office:value="58029" table:style-name="ce53">
            <text:p>58,029<text:s/></text:p>
          </table:table-cell>
          <table:table-cell office:value-type="float" office:value="49.681512302871525" table:style-name="ce52">
            <text:p>49.7<text:s/></text:p>
          </table:table-cell>
          <table:table-cell table:style-name="ce53"/>
          <table:table-cell office:value-type="float" office:value="130703" table:style-name="ce53">
            <text:p>130,703<text:s/></text:p>
          </table:table-cell>
          <table:table-cell office:value-type="float" office:value="61446" table:style-name="ce53">
            <text:p>61,446<text:s/></text:p>
          </table:table-cell>
          <table:table-cell office:value-type="float" office:value="47.011927805788702" table:style-name="ce52">
            <text:p>47.0<text:s/></text:p>
          </table:table-cell>
          <table:table-cell table:style-name="ce53"/>
          <table:table-cell office:value-type="float" office:value="246937" table:style-name="ce53">
            <text:p>246,937<text:s/></text:p>
          </table:table-cell>
          <table:table-cell office:value-type="float" office:value="119475" table:style-name="ce53">
            <text:p>119,475<text:s/></text:p>
          </table:table-cell>
          <table:table-cell office:value-type="float" office:value="48.271752085816452" table:style-name="ce52">
            <text:p>48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9</text:p>
          </table:table-cell>
          <table:table-cell office:value-type="float" office:value="58900" table:style-name="ce53">
            <text:p>58,900<text:s/></text:p>
          </table:table-cell>
          <table:table-cell office:value-type="float" office:value="28838" table:style-name="ce53">
            <text:p>28,838<text:s/></text:p>
          </table:table-cell>
          <table:table-cell office:value-type="float" office:value="48.960950764006796" table:style-name="ce52">
            <text:p>49.0<text:s/></text:p>
          </table:table-cell>
          <table:table-cell table:style-name="ce53"/>
          <table:table-cell office:value-type="float" office:value="68429" table:style-name="ce53">
            <text:p>68,429<text:s/></text:p>
          </table:table-cell>
          <table:table-cell office:value-type="float" office:value="30266" table:style-name="ce53">
            <text:p>30,266<text:s/></text:p>
          </table:table-cell>
          <table:table-cell office:value-type="float" office:value="44.229785617209082" table:style-name="ce52">
            <text:p>44.2<text:s/></text:p>
          </table:table-cell>
          <table:table-cell table:style-name="ce53"/>
          <table:table-cell office:value-type="float" office:value="127107" table:style-name="ce53">
            <text:p>127,107<text:s/></text:p>
          </table:table-cell>
          <table:table-cell office:value-type="float" office:value="59104" table:style-name="ce53">
            <text:p>59,104<text:s/></text:p>
          </table:table-cell>
          <table:table-cell office:value-type="float" office:value="46.418333608211796" table:style-name="ce52">
            <text:p>46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0</text:p>
          </table:table-cell>
          <table:table-cell office:value-type="float" office:value="38676" table:style-name="ce53">
            <text:p>38,676<text:s/></text:p>
          </table:table-cell>
          <table:table-cell office:value-type="float" office:value="19159" table:style-name="ce53">
            <text:p>19,159<text:s/></text:p>
          </table:table-cell>
          <table:table-cell office:value-type="float" office:value="49.537180680525388" table:style-name="ce52">
            <text:p>49.5<text:s/></text:p>
          </table:table-cell>
          <table:table-cell table:style-name="ce53"/>
          <table:table-cell office:value-type="float" office:value="44945" table:style-name="ce53">
            <text:p>44,945<text:s/></text:p>
          </table:table-cell>
          <table:table-cell office:value-type="float" office:value="19515" table:style-name="ce53">
            <text:p>19,515<text:s/></text:p>
          </table:table-cell>
          <table:table-cell office:value-type="float" office:value="43.419735231950163" table:style-name="ce52">
            <text:p>43.4<text:s/></text:p>
          </table:table-cell>
          <table:table-cell table:style-name="ce53"/>
          <table:table-cell office:value-type="float" office:value="83465" table:style-name="ce53">
            <text:p>83,465<text:s/></text:p>
          </table:table-cell>
          <table:table-cell office:value-type="float" office:value="38674" table:style-name="ce53">
            <text:p>38,674<text:s/></text:p>
          </table:table-cell>
          <table:table-cell office:value-type="float" office:value="46.24914794130661" table:style-name="ce52">
            <text:p>46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1</text:p>
          </table:table-cell>
          <table:table-cell office:value-type="float" office:value="32227" table:style-name="ce53">
            <text:p>32,227<text:s/></text:p>
          </table:table-cell>
          <table:table-cell office:value-type="float" office:value="16227" table:style-name="ce53">
            <text:p>16,227<text:s/></text:p>
          </table:table-cell>
          <table:table-cell office:value-type="float" office:value="50.352189158159305" table:style-name="ce52">
            <text:p>50.4<text:s/></text:p>
          </table:table-cell>
          <table:table-cell table:style-name="ce53"/>
          <table:table-cell office:value-type="float" office:value="36726" table:style-name="ce53">
            <text:p>36,726<text:s/></text:p>
          </table:table-cell>
          <table:table-cell office:value-type="float" office:value="16226" table:style-name="ce53">
            <text:p>16,226<text:s/></text:p>
          </table:table-cell>
          <table:table-cell office:value-type="float" office:value="44.181234003158522" table:style-name="ce52">
            <text:p>44.2<text:s/></text:p>
          </table:table-cell>
          <table:table-cell table:style-name="ce53"/>
          <table:table-cell office:value-type="float" office:value="68861" table:style-name="ce53">
            <text:p>68,861<text:s/></text:p>
          </table:table-cell>
          <table:table-cell office:value-type="float" office:value="32453" table:style-name="ce53">
            <text:p>32,453<text:s/></text:p>
          </table:table-cell>
          <table:table-cell office:value-type="float" office:value="47.065392368714917" table:style-name="ce52">
            <text:p>47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2</text:p>
          </table:table-cell>
          <table:table-cell office:value-type="float" office:value="29307" table:style-name="ce53">
            <text:p>29,307<text:s/></text:p>
          </table:table-cell>
          <table:table-cell office:value-type="float" office:value="14865" table:style-name="ce53">
            <text:p>14,865<text:s/></text:p>
          </table:table-cell>
          <table:table-cell office:value-type="float" office:value="50.721670590643868" table:style-name="ce52">
            <text:p>50.7<text:s/></text:p>
          </table:table-cell>
          <table:table-cell table:style-name="ce53"/>
          <table:table-cell office:value-type="float" office:value="34257" table:style-name="ce53">
            <text:p>34,257<text:s/></text:p>
          </table:table-cell>
          <table:table-cell office:value-type="float" office:value="15074" table:style-name="ce53">
            <text:p>15,074<text:s/></text:p>
          </table:table-cell>
          <table:table-cell office:value-type="float" office:value="44.002685582508683" table:style-name="ce52">
            <text:p>44.0<text:s/></text:p>
          </table:table-cell>
          <table:table-cell table:style-name="ce53"/>
          <table:table-cell office:value-type="float" office:value="63477" table:style-name="ce53">
            <text:p>63,477<text:s/></text:p>
          </table:table-cell>
          <table:table-cell office:value-type="float" office:value="29939" table:style-name="ce53">
            <text:p>29,939<text:s/></text:p>
          </table:table-cell>
          <table:table-cell office:value-type="float" office:value="47.100560065445855" table:style-name="ce52">
            <text:p>47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3</text:p>
          </table:table-cell>
          <table:table-cell office:value-type="float" office:value="26411" table:style-name="ce53">
            <text:p>26,411<text:s/></text:p>
          </table:table-cell>
          <table:table-cell office:value-type="float" office:value="13387" table:style-name="ce53">
            <text:p>13,387<text:s/></text:p>
          </table:table-cell>
          <table:table-cell office:value-type="float" office:value="50.687213660974592" table:style-name="ce52">
            <text:p>50.7<text:s/></text:p>
          </table:table-cell>
          <table:table-cell table:style-name="ce53"/>
          <table:table-cell office:value-type="float" office:value="31470" table:style-name="ce53">
            <text:p>31,470<text:s/></text:p>
          </table:table-cell>
          <table:table-cell office:value-type="float" office:value="13747" table:style-name="ce53">
            <text:p>13,747<text:s/></text:p>
          </table:table-cell>
          <table:table-cell office:value-type="float" office:value="43.682872577057516" table:style-name="ce52">
            <text:p>43.7<text:s/></text:p>
          </table:table-cell>
          <table:table-cell table:style-name="ce53"/>
          <table:table-cell office:value-type="float" office:value="57817" table:style-name="ce53">
            <text:p>57,817<text:s/></text:p>
          </table:table-cell>
          <table:table-cell office:value-type="float" office:value="27134" table:style-name="ce53">
            <text:p>27,134<text:s/></text:p>
          </table:table-cell>
          <table:table-cell office:value-type="float" office:value="46.878941276066413" table:style-name="ce52">
            <text:p>46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4</text:p>
          </table:table-cell>
          <table:table-cell office:value-type="float" office:value="24741" table:style-name="ce53">
            <text:p>24,741<text:s/></text:p>
          </table:table-cell>
          <table:table-cell office:value-type="float" office:value="12352" table:style-name="ce53">
            <text:p>12,352<text:s/></text:p>
          </table:table-cell>
          <table:table-cell office:value-type="float" office:value="49.925225334465061" table:style-name="ce52">
            <text:p>49.9<text:s/></text:p>
          </table:table-cell>
          <table:table-cell table:style-name="ce53"/>
          <table:table-cell office:value-type="float" office:value="28127" table:style-name="ce53">
            <text:p>28,127<text:s/></text:p>
          </table:table-cell>
          <table:table-cell office:value-type="float" office:value="12215" table:style-name="ce53">
            <text:p>12,215<text:s/></text:p>
          </table:table-cell>
          <table:table-cell office:value-type="float" office:value="43.428022896149606" table:style-name="ce52">
            <text:p>43.4<text:s/></text:p>
          </table:table-cell>
          <table:table-cell table:style-name="ce53"/>
          <table:table-cell office:value-type="float" office:value="52782" table:style-name="ce53">
            <text:p>52,782<text:s/></text:p>
          </table:table-cell>
          <table:table-cell office:value-type="float" office:value="24567" table:style-name="ce53">
            <text:p>24,567<text:s/></text:p>
          </table:table-cell>
          <table:table-cell office:value-type="float" office:value="46.468563214042526" table:style-name="ce52">
            <text:p>46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5</text:p>
          </table:table-cell>
          <table:table-cell office:value-type="float" office:value="24350" table:style-name="ce53">
            <text:p>24,350<text:s/></text:p>
          </table:table-cell>
          <table:table-cell office:value-type="float" office:value="11979" table:style-name="ce53">
            <text:p>11,979<text:s/></text:p>
          </table:table-cell>
          <table:table-cell office:value-type="float" office:value="49.195071868583163" table:style-name="ce52">
            <text:p>49.2<text:s/></text:p>
          </table:table-cell>
          <table:table-cell table:style-name="ce53"/>
          <table:table-cell office:value-type="float" office:value="26327" table:style-name="ce53">
            <text:p>26,327<text:s/></text:p>
          </table:table-cell>
          <table:table-cell office:value-type="float" office:value="11003" table:style-name="ce53">
            <text:p>11,003<text:s/></text:p>
          </table:table-cell>
          <table:table-cell office:value-type="float" office:value="41.793595928134621" table:style-name="ce52">
            <text:p>41.8<text:s/></text:p>
          </table:table-cell>
          <table:table-cell table:style-name="ce53"/>
          <table:table-cell office:value-type="float" office:value="50567" table:style-name="ce53">
            <text:p>50,567<text:s/></text:p>
          </table:table-cell>
          <table:table-cell office:value-type="float" office:value="22982" table:style-name="ce53">
            <text:p>22,982<text:s/></text:p>
          </table:table-cell>
          <table:table-cell office:value-type="float" office:value="45.349961521005582" table:style-name="ce52">
            <text:p>45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6</text:p>
          </table:table-cell>
          <table:table-cell office:value-type="float" office:value="22914" table:style-name="ce53">
            <text:p>22,914<text:s/></text:p>
          </table:table-cell>
          <table:table-cell office:value-type="float" office:value="11106" table:style-name="ce53">
            <text:p>11,106<text:s/></text:p>
          </table:table-cell>
          <table:table-cell office:value-type="float" office:value="48.468185388845249" table:style-name="ce52">
            <text:p>48.5<text:s/></text:p>
          </table:table-cell>
          <table:table-cell table:style-name="ce53"/>
          <table:table-cell office:value-type="float" office:value="24305" table:style-name="ce53">
            <text:p>24,305<text:s/></text:p>
          </table:table-cell>
          <table:table-cell office:value-type="float" office:value="9969" table:style-name="ce53">
            <text:p>9,969<text:s/></text:p>
          </table:table-cell>
          <table:table-cell office:value-type="float" office:value="41.016251800041147" table:style-name="ce52">
            <text:p>41.0<text:s/></text:p>
          </table:table-cell>
          <table:table-cell table:style-name="ce53"/>
          <table:table-cell office:value-type="float" office:value="47130" table:style-name="ce53">
            <text:p>47,130<text:s/></text:p>
          </table:table-cell>
          <table:table-cell office:value-type="float" office:value="21075" table:style-name="ce53">
            <text:p>21,075<text:s/></text:p>
          </table:table-cell>
          <table:table-cell office:value-type="float" office:value="44.63245727355514" table:style-name="ce52">
            <text:p>44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7</text:p>
          </table:table-cell>
          <table:table-cell office:value-type="float" office:value="21538" table:style-name="ce53">
            <text:p>21,538<text:s/></text:p>
          </table:table-cell>
          <table:table-cell office:value-type="float" office:value="10413" table:style-name="ce53">
            <text:p>10,413<text:s/></text:p>
          </table:table-cell>
          <table:table-cell office:value-type="float" office:value="48.347107438016529" table:style-name="ce52">
            <text:p>48.3<text:s/></text:p>
          </table:table-cell>
          <table:table-cell table:style-name="ce53"/>
          <table:table-cell office:value-type="float" office:value="23510" table:style-name="ce53">
            <text:p>23,510<text:s/></text:p>
          </table:table-cell>
          <table:table-cell office:value-type="float" office:value="9271" table:style-name="ce53">
            <text:p>9,271<text:s/></text:p>
          </table:table-cell>
          <table:table-cell office:value-type="float" office:value="39.434283283709057" table:style-name="ce52">
            <text:p>39.4<text:s/></text:p>
          </table:table-cell>
          <table:table-cell table:style-name="ce53"/>
          <table:table-cell office:value-type="float" office:value="44947" table:style-name="ce53">
            <text:p>44,947<text:s/></text:p>
          </table:table-cell>
          <table:table-cell office:value-type="float" office:value="19684" table:style-name="ce53">
            <text:p>19,684<text:s/></text:p>
          </table:table-cell>
          <table:table-cell office:value-type="float" office:value="43.695613567749952" table:style-name="ce52">
            <text:p>43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8</text:p>
          </table:table-cell>
          <table:table-cell office:value-type="float" office:value="20677" table:style-name="ce53">
            <text:p>20,677<text:s/></text:p>
          </table:table-cell>
          <table:table-cell office:value-type="float" office:value="9667" table:style-name="ce53">
            <text:p>9,667<text:s/></text:p>
          </table:table-cell>
          <table:table-cell office:value-type="float" office:value="46.752430236494654" table:style-name="ce52">
            <text:p>46.8<text:s/></text:p>
          </table:table-cell>
          <table:table-cell table:style-name="ce53"/>
          <table:table-cell office:value-type="float" office:value="22266" table:style-name="ce53">
            <text:p>22,266<text:s/></text:p>
          </table:table-cell>
          <table:table-cell office:value-type="float" office:value="8730" table:style-name="ce53">
            <text:p>8,730<text:s/></text:p>
          </table:table-cell>
          <table:table-cell office:value-type="float" office:value="39.207760711398549" table:style-name="ce52">
            <text:p>39.2<text:s/></text:p>
          </table:table-cell>
          <table:table-cell table:style-name="ce53"/>
          <table:table-cell office:value-type="float" office:value="42836" table:style-name="ce53">
            <text:p>42,836<text:s/></text:p>
          </table:table-cell>
          <table:table-cell office:value-type="float" office:value="18397" table:style-name="ce53">
            <text:p>18,397<text:s/></text:p>
          </table:table-cell>
          <table:table-cell office:value-type="float" office:value="42.840509512609742" table:style-name="ce52">
            <text:p>42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9</text:p>
          </table:table-cell>
          <table:table-cell office:value-type="float" office:value="19367" table:style-name="ce53">
            <text:p>19,367<text:s/></text:p>
          </table:table-cell>
          <table:table-cell office:value-type="float" office:value="8995" table:style-name="ce53">
            <text:p>8,995<text:s/></text:p>
          </table:table-cell>
          <table:table-cell office:value-type="float" office:value="46.444983735219701" table:style-name="ce52">
            <text:p>46.4<text:s/></text:p>
          </table:table-cell>
          <table:table-cell table:style-name="ce53"/>
          <table:table-cell office:value-type="float" office:value="21203" table:style-name="ce53">
            <text:p>21,203<text:s/></text:p>
          </table:table-cell>
          <table:table-cell office:value-type="float" office:value="8027" table:style-name="ce53">
            <text:p>8,027<text:s/></text:p>
          </table:table-cell>
          <table:table-cell office:value-type="float" office:value="37.857850304202231" table:style-name="ce52">
            <text:p>37.9<text:s/></text:p>
          </table:table-cell>
          <table:table-cell table:style-name="ce53"/>
          <table:table-cell office:value-type="float" office:value="40453" table:style-name="ce53">
            <text:p>40,453<text:s/></text:p>
          </table:table-cell>
          <table:table-cell office:value-type="float" office:value="17022" table:style-name="ce53">
            <text:p>17,022<text:s/></text:p>
          </table:table-cell>
          <table:table-cell office:value-type="float" office:value="41.957111165886126" table:style-name="ce52">
            <text:p>42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0</text:p>
          </table:table-cell>
          <table:table-cell office:value-type="float" office:value="18408" table:style-name="ce53">
            <text:p>18,408<text:s/></text:p>
          </table:table-cell>
          <table:table-cell office:value-type="float" office:value="8336" table:style-name="ce53">
            <text:p>8,336<text:s/></text:p>
          </table:table-cell>
          <table:table-cell office:value-type="float" office:value="45.284658843980878" table:style-name="ce52">
            <text:p>45.3<text:s/></text:p>
          </table:table-cell>
          <table:table-cell table:style-name="ce53"/>
          <table:table-cell office:value-type="float" office:value="20073" table:style-name="ce53">
            <text:p>20,073<text:s/></text:p>
          </table:table-cell>
          <table:table-cell office:value-type="float" office:value="7485" table:style-name="ce53">
            <text:p>7,485<text:s/></text:p>
          </table:table-cell>
          <table:table-cell office:value-type="float" office:value="37.288895531310715" table:style-name="ce52">
            <text:p>37.3<text:s/></text:p>
          </table:table-cell>
          <table:table-cell table:style-name="ce53"/>
          <table:table-cell office:value-type="float" office:value="38378" table:style-name="ce53">
            <text:p>38,378<text:s/></text:p>
          </table:table-cell>
          <table:table-cell office:value-type="float" office:value="15821" table:style-name="ce53">
            <text:p>15,821<text:s/></text:p>
          </table:table-cell>
          <table:table-cell office:value-type="float" office:value="41.113796419011976" table:style-name="ce52">
            <text:p>41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1</text:p>
          </table:table-cell>
          <table:table-cell office:value-type="float" office:value="16281" table:style-name="ce53">
            <text:p>16,281<text:s/></text:p>
          </table:table-cell>
          <table:table-cell office:value-type="float" office:value="7363" table:style-name="ce53">
            <text:p>7,363<text:s/></text:p>
          </table:table-cell>
          <table:table-cell office:value-type="float" office:value="45.224494809901117" table:style-name="ce52">
            <text:p>45.2<text:s/></text:p>
          </table:table-cell>
          <table:table-cell table:style-name="ce53"/>
          <table:table-cell office:value-type="float" office:value="18075" table:style-name="ce53">
            <text:p>18,075<text:s/></text:p>
          </table:table-cell>
          <table:table-cell office:value-type="float" office:value="6562" table:style-name="ce53">
            <text:p>6,562<text:s/></text:p>
          </table:table-cell>
          <table:table-cell office:value-type="float" office:value="36.304287690179805" table:style-name="ce52">
            <text:p>36.3<text:s/></text:p>
          </table:table-cell>
          <table:table-cell table:style-name="ce53"/>
          <table:table-cell office:value-type="float" office:value="34267" table:style-name="ce53">
            <text:p>34,267<text:s/></text:p>
          </table:table-cell>
          <table:table-cell office:value-type="float" office:value="13925" table:style-name="ce53">
            <text:p>13,925<text:s/></text:p>
          </table:table-cell>
          <table:table-cell office:value-type="float" office:value="40.531493771102575" table:style-name="ce52">
            <text:p>40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2</text:p>
          </table:table-cell>
          <table:table-cell office:value-type="float" office:value="14597" table:style-name="ce53">
            <text:p>14,597<text:s/></text:p>
          </table:table-cell>
          <table:table-cell office:value-type="float" office:value="6409" table:style-name="ce53">
            <text:p>6,409<text:s/></text:p>
          </table:table-cell>
          <table:table-cell office:value-type="float" office:value="43.906282112762895" table:style-name="ce52">
            <text:p>43.9<text:s/></text:p>
          </table:table-cell>
          <table:table-cell table:style-name="ce53"/>
          <table:table-cell office:value-type="float" office:value="16057" table:style-name="ce53">
            <text:p>16,057<text:s/></text:p>
          </table:table-cell>
          <table:table-cell office:value-type="float" office:value="5600" table:style-name="ce53">
            <text:p>5,600<text:s/></text:p>
          </table:table-cell>
          <table:table-cell office:value-type="float" office:value="34.875755122376539" table:style-name="ce52">
            <text:p>34.9<text:s/></text:p>
          </table:table-cell>
          <table:table-cell table:style-name="ce53"/>
          <table:table-cell office:value-type="float" office:value="30560" table:style-name="ce53">
            <text:p>30,560<text:s/></text:p>
          </table:table-cell>
          <table:table-cell office:value-type="float" office:value="12009" table:style-name="ce53">
            <text:p>12,009<text:s/></text:p>
          </table:table-cell>
          <table:table-cell office:value-type="float" office:value="39.175963985124291" table:style-name="ce52">
            <text:p>39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3</text:p>
          </table:table-cell>
          <table:table-cell office:value-type="float" office:value="12531" table:style-name="ce53">
            <text:p>12,531<text:s/></text:p>
          </table:table-cell>
          <table:table-cell office:value-type="float" office:value="5508" table:style-name="ce53">
            <text:p>5,508<text:s/></text:p>
          </table:table-cell>
          <table:table-cell office:value-type="float" office:value="43.954991620780469" table:style-name="ce52">
            <text:p>44.0<text:s/></text:p>
          </table:table-cell>
          <table:table-cell table:style-name="ce53"/>
          <table:table-cell office:value-type="float" office:value="14085" table:style-name="ce53">
            <text:p>14,085<text:s/></text:p>
          </table:table-cell>
          <table:table-cell office:value-type="float" office:value="4850" table:style-name="ce53">
            <text:p>4,850<text:s/></text:p>
          </table:table-cell>
          <table:table-cell office:value-type="float" office:value="34.433794817181393" table:style-name="ce52">
            <text:p>34.4<text:s/></text:p>
          </table:table-cell>
          <table:table-cell table:style-name="ce53"/>
          <table:table-cell office:value-type="float" office:value="26517" table:style-name="ce53">
            <text:p>26,517<text:s/></text:p>
          </table:table-cell>
          <table:table-cell office:value-type="float" office:value="10358" table:style-name="ce53">
            <text:p>10,358<text:s/></text:p>
          </table:table-cell>
          <table:table-cell office:value-type="float" office:value="38.916441238352874" table:style-name="ce52">
            <text:p>38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4</text:p>
          </table:table-cell>
          <table:table-cell office:value-type="float" office:value="11437" table:style-name="ce53">
            <text:p>11,437<text:s/></text:p>
          </table:table-cell>
          <table:table-cell office:value-type="float" office:value="4902" table:style-name="ce53">
            <text:p>4,902<text:s/></text:p>
          </table:table-cell>
          <table:table-cell office:value-type="float" office:value="42.860890093556002" table:style-name="ce52">
            <text:p>42.9<text:s/></text:p>
          </table:table-cell>
          <table:table-cell table:style-name="ce53"/>
          <table:table-cell office:value-type="float" office:value="13212" table:style-name="ce53">
            <text:p>13,212<text:s/></text:p>
          </table:table-cell>
          <table:table-cell office:value-type="float" office:value="4488" table:style-name="ce53">
            <text:p>4,488<text:s/></text:p>
          </table:table-cell>
          <table:table-cell office:value-type="float" office:value="33.969118982742962" table:style-name="ce52">
            <text:p>34.0<text:s/></text:p>
          </table:table-cell>
          <table:table-cell table:style-name="ce53"/>
          <table:table-cell office:value-type="float" office:value="24579" table:style-name="ce53">
            <text:p>24,579<text:s/></text:p>
          </table:table-cell>
          <table:table-cell office:value-type="float" office:value="9390" table:style-name="ce53">
            <text:p>9,390<text:s/></text:p>
          </table:table-cell>
          <table:table-cell office:value-type="float" office:value="38.094851718122442" table:style-name="ce52">
            <text:p>38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5</text:p>
          </table:table-cell>
          <table:table-cell office:value-type="float" office:value="10716" table:style-name="ce53">
            <text:p>10,716<text:s/></text:p>
          </table:table-cell>
          <table:table-cell office:value-type="float" office:value="4410" table:style-name="ce53">
            <text:p>4,410<text:s/></text:p>
          </table:table-cell>
          <table:table-cell office:value-type="float" office:value="41.15341545352743" table:style-name="ce52">
            <text:p>41.2<text:s/></text:p>
          </table:table-cell>
          <table:table-cell table:style-name="ce53"/>
          <table:table-cell office:value-type="float" office:value="12160" table:style-name="ce53">
            <text:p>12,160<text:s/></text:p>
          </table:table-cell>
          <table:table-cell office:value-type="float" office:value="4047" table:style-name="ce53">
            <text:p>4,047<text:s/></text:p>
          </table:table-cell>
          <table:table-cell office:value-type="float" office:value="33.28125" table:style-name="ce52">
            <text:p>33.3<text:s/></text:p>
          </table:table-cell>
          <table:table-cell table:style-name="ce53"/>
          <table:table-cell office:value-type="float" office:value="22803" table:style-name="ce53">
            <text:p>22,803<text:s/></text:p>
          </table:table-cell>
          <table:table-cell office:value-type="float" office:value="8457" table:style-name="ce53">
            <text:p>8,457<text:s/></text:p>
          </table:table-cell>
          <table:table-cell office:value-type="float" office:value="36.968875677566004" table:style-name="ce52">
            <text:p>37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6</text:p>
          </table:table-cell>
          <table:table-cell office:value-type="float" office:value="9406" table:style-name="ce53">
            <text:p>9,406<text:s/></text:p>
          </table:table-cell>
          <table:table-cell office:value-type="float" office:value="3911" table:style-name="ce53">
            <text:p>3,911<text:s/></text:p>
          </table:table-cell>
          <table:table-cell office:value-type="float" office:value="41.579842653625349" table:style-name="ce52">
            <text:p>41.6<text:s/></text:p>
          </table:table-cell>
          <table:table-cell table:style-name="ce53"/>
          <table:table-cell office:value-type="float" office:value="10843" table:style-name="ce53">
            <text:p>10,843<text:s/></text:p>
          </table:table-cell>
          <table:table-cell office:value-type="float" office:value="3508" table:style-name="ce53">
            <text:p>3,508<text:s/></text:p>
          </table:table-cell>
          <table:table-cell office:value-type="float" office:value="32.352669925297427" table:style-name="ce52">
            <text:p>32.4<text:s/></text:p>
          </table:table-cell>
          <table:table-cell table:style-name="ce53"/>
          <table:table-cell office:value-type="float" office:value="20194" table:style-name="ce53">
            <text:p>20,194<text:s/></text:p>
          </table:table-cell>
          <table:table-cell office:value-type="float" office:value="7419" table:style-name="ce53">
            <text:p>7,419<text:s/></text:p>
          </table:table-cell>
          <table:table-cell office:value-type="float" office:value="36.638846362783347" table:style-name="ce52">
            <text:p>36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7</text:p>
          </table:table-cell>
          <table:table-cell office:value-type="float" office:value="8164" table:style-name="ce53">
            <text:p>8,164<text:s/></text:p>
          </table:table-cell>
          <table:table-cell office:value-type="float" office:value="3405" table:style-name="ce53">
            <text:p>3,405<text:s/></text:p>
          </table:table-cell>
          <table:table-cell office:value-type="float" office:value="41.707496325330723" table:style-name="ce52">
            <text:p>41.7<text:s/></text:p>
          </table:table-cell>
          <table:table-cell table:style-name="ce53"/>
          <table:table-cell office:value-type="float" office:value="9945" table:style-name="ce53">
            <text:p>9,945<text:s/></text:p>
          </table:table-cell>
          <table:table-cell office:value-type="float" office:value="3306" table:style-name="ce53">
            <text:p>3,306<text:s/></text:p>
          </table:table-cell>
          <table:table-cell office:value-type="float" office:value="33.242835595776775" table:style-name="ce52">
            <text:p>33.2<text:s/></text:p>
          </table:table-cell>
          <table:table-cell table:style-name="ce53"/>
          <table:table-cell office:value-type="float" office:value="18053" table:style-name="ce53">
            <text:p>18,053<text:s/></text:p>
          </table:table-cell>
          <table:table-cell office:value-type="float" office:value="6711" table:style-name="ce53">
            <text:p>6,711<text:s/></text:p>
          </table:table-cell>
          <table:table-cell office:value-type="float" office:value="37.058920978518969" table:style-name="ce52">
            <text:p>37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8</text:p>
          </table:table-cell>
          <table:table-cell office:value-type="float" office:value="7132" table:style-name="ce53">
            <text:p>7,132<text:s/></text:p>
          </table:table-cell>
          <table:table-cell office:value-type="float" office:value="3027" table:style-name="ce53">
            <text:p>3,027<text:s/></text:p>
          </table:table-cell>
          <table:table-cell office:value-type="float" office:value="42.442512619181151" table:style-name="ce52">
            <text:p>42.4<text:s/></text:p>
          </table:table-cell>
          <table:table-cell table:style-name="ce53"/>
          <table:table-cell office:value-type="float" office:value="8948" table:style-name="ce53">
            <text:p>8,948<text:s/></text:p>
          </table:table-cell>
          <table:table-cell office:value-type="float" office:value="2907" table:style-name="ce53">
            <text:p>2,907<text:s/></text:p>
          </table:table-cell>
          <table:table-cell office:value-type="float" office:value="32.487706750111755" table:style-name="ce52">
            <text:p>32.5<text:s/></text:p>
          </table:table-cell>
          <table:table-cell table:style-name="ce53"/>
          <table:table-cell office:value-type="float" office:value="16026" table:style-name="ce53">
            <text:p>16,026<text:s/></text:p>
          </table:table-cell>
          <table:table-cell office:value-type="float" office:value="5934" table:style-name="ce53">
            <text:p>5,934<text:s/></text:p>
          </table:table-cell>
          <table:table-cell office:value-type="float" office:value="36.902985074626869" table:style-name="ce52">
            <text:p>36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9</text:p>
          </table:table-cell>
          <table:table-cell office:value-type="float" office:value="6582" table:style-name="ce53">
            <text:p>6,582<text:s/></text:p>
          </table:table-cell>
          <table:table-cell office:value-type="float" office:value="2703" table:style-name="ce53">
            <text:p>2,703<text:s/></text:p>
          </table:table-cell>
          <table:table-cell office:value-type="float" office:value="41.066545123062895" table:style-name="ce52">
            <text:p>41.1<text:s/></text:p>
          </table:table-cell>
          <table:table-cell table:style-name="ce53"/>
          <table:table-cell office:value-type="float" office:value="7911" table:style-name="ce53">
            <text:p>7,911<text:s/></text:p>
          </table:table-cell>
          <table:table-cell office:value-type="float" office:value="2571" table:style-name="ce53">
            <text:p>2,571<text:s/></text:p>
          </table:table-cell>
          <table:table-cell office:value-type="float" office:value="32.49905195297687" table:style-name="ce52">
            <text:p>32.5<text:s/></text:p>
          </table:table-cell>
          <table:table-cell table:style-name="ce53"/>
          <table:table-cell office:value-type="float" office:value="14437" table:style-name="ce53">
            <text:p>14,437<text:s/></text:p>
          </table:table-cell>
          <table:table-cell office:value-type="float" office:value="5274" table:style-name="ce53">
            <text:p>5,274<text:s/></text:p>
          </table:table-cell>
          <table:table-cell office:value-type="float" office:value="36.389981370316704" table:style-name="ce52">
            <text:p>36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0</text:p>
          </table:table-cell>
          <table:table-cell office:value-type="float" office:value="6022" table:style-name="ce53">
            <text:p>6,022<text:s/></text:p>
          </table:table-cell>
          <table:table-cell office:value-type="float" office:value="2412" table:style-name="ce53">
            <text:p>2,412<text:s/></text:p>
          </table:table-cell>
          <table:table-cell office:value-type="float" office:value="40.053138492195288" table:style-name="ce52">
            <text:p>40.1<text:s/></text:p>
          </table:table-cell>
          <table:table-cell table:style-name="ce53"/>
          <table:table-cell office:value-type="float" office:value="7301" table:style-name="ce53">
            <text:p>7,301<text:s/></text:p>
          </table:table-cell>
          <table:table-cell office:value-type="float" office:value="2284" table:style-name="ce53">
            <text:p>2,284<text:s/></text:p>
          </table:table-cell>
          <table:table-cell office:value-type="float" office:value="31.283385837556498" table:style-name="ce52">
            <text:p>31.3<text:s/></text:p>
          </table:table-cell>
          <table:table-cell table:style-name="ce53"/>
          <table:table-cell office:value-type="float" office:value="13272" table:style-name="ce53">
            <text:p>13,272<text:s/></text:p>
          </table:table-cell>
          <table:table-cell office:value-type="float" office:value="4696" table:style-name="ce53">
            <text:p>4,696<text:s/></text:p>
          </table:table-cell>
          <table:table-cell office:value-type="float" office:value="35.247316670419579" table:style-name="ce52">
            <text:p>35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1</text:p>
          </table:table-cell>
          <table:table-cell office:value-type="float" office:value="4960" table:style-name="ce53">
            <text:p>4,960<text:s/></text:p>
          </table:table-cell>
          <table:table-cell office:value-type="float" office:value="2101" table:style-name="ce53">
            <text:p>2,101<text:s/></text:p>
          </table:table-cell>
          <table:table-cell office:value-type="float" office:value="42.358870967741929" table:style-name="ce52">
            <text:p>42.4<text:s/></text:p>
          </table:table-cell>
          <table:table-cell table:style-name="ce53"/>
          <table:table-cell office:value-type="float" office:value="6295" table:style-name="ce53">
            <text:p>6,295<text:s/></text:p>
          </table:table-cell>
          <table:table-cell office:value-type="float" office:value="2026" table:style-name="ce53">
            <text:p>2,026<text:s/></text:p>
          </table:table-cell>
          <table:table-cell office:value-type="float" office:value="32.184273232724387" table:style-name="ce52">
            <text:p>32.2<text:s/></text:p>
          </table:table-cell>
          <table:table-cell table:style-name="ce53"/>
          <table:table-cell office:value-type="float" office:value="11227" table:style-name="ce53">
            <text:p>11,227<text:s/></text:p>
          </table:table-cell>
          <table:table-cell office:value-type="float" office:value="4127" table:style-name="ce53">
            <text:p>4,127<text:s/></text:p>
          </table:table-cell>
          <table:table-cell office:value-type="float" office:value="36.668147490004444" table:style-name="ce52">
            <text:p>36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2</text:p>
          </table:table-cell>
          <table:table-cell office:value-type="float" office:value="4480" table:style-name="ce53">
            <text:p>4,480<text:s/></text:p>
          </table:table-cell>
          <table:table-cell office:value-type="float" office:value="1812" table:style-name="ce53">
            <text:p>1,812<text:s/></text:p>
          </table:table-cell>
          <table:table-cell office:value-type="float" office:value="40.446428571428577" table:style-name="ce52">
            <text:p>40.4<text:s/></text:p>
          </table:table-cell>
          <table:table-cell table:style-name="ce53"/>
          <table:table-cell office:value-type="float" office:value="5443" table:style-name="ce53">
            <text:p>5,443<text:s/></text:p>
          </table:table-cell>
          <table:table-cell office:value-type="float" office:value="1753" table:style-name="ce53">
            <text:p>1,753<text:s/></text:p>
          </table:table-cell>
          <table:table-cell office:value-type="float" office:value="32.206503766305346" table:style-name="ce52">
            <text:p>32.2<text:s/></text:p>
          </table:table-cell>
          <table:table-cell table:style-name="ce53"/>
          <table:table-cell office:value-type="float" office:value="9894" table:style-name="ce53">
            <text:p>9,894<text:s/></text:p>
          </table:table-cell>
          <table:table-cell office:value-type="float" office:value="3565" table:style-name="ce53">
            <text:p>3,565<text:s/></text:p>
          </table:table-cell>
          <table:table-cell office:value-type="float" office:value="35.926635090194502" table:style-name="ce52">
            <text:p>35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3</text:p>
          </table:table-cell>
          <table:table-cell office:value-type="float" office:value="3870" table:style-name="ce53">
            <text:p>3,870<text:s/></text:p>
          </table:table-cell>
          <table:table-cell office:value-type="float" office:value="1578" table:style-name="ce53">
            <text:p>1,578<text:s/></text:p>
          </table:table-cell>
          <table:table-cell office:value-type="float" office:value="40.775193798449614" table:style-name="ce52">
            <text:p>40.8<text:s/></text:p>
          </table:table-cell>
          <table:table-cell table:style-name="ce53"/>
          <table:table-cell office:value-type="float" office:value="4761" table:style-name="ce53">
            <text:p>4,761<text:s/></text:p>
          </table:table-cell>
          <table:table-cell office:value-type="float" office:value="1486" table:style-name="ce53">
            <text:p>1,486<text:s/></text:p>
          </table:table-cell>
          <table:table-cell office:value-type="float" office:value="31.211930266750684" table:style-name="ce52">
            <text:p>31.2<text:s/></text:p>
          </table:table-cell>
          <table:table-cell table:style-name="ce53"/>
          <table:table-cell office:value-type="float" office:value="8599" table:style-name="ce53">
            <text:p>8,599<text:s/></text:p>
          </table:table-cell>
          <table:table-cell office:value-type="float" office:value="3064" table:style-name="ce53">
            <text:p>3,064<text:s/></text:p>
          </table:table-cell>
          <table:table-cell office:value-type="float" office:value="35.499942069285133" table:style-name="ce52">
            <text:p>35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4</text:p>
          </table:table-cell>
          <table:table-cell office:value-type="float" office:value="3345" table:style-name="ce53">
            <text:p>3,345<text:s/></text:p>
          </table:table-cell>
          <table:table-cell office:value-type="float" office:value="1357" table:style-name="ce53">
            <text:p>1,357<text:s/></text:p>
          </table:table-cell>
          <table:table-cell office:value-type="float" office:value="40.568011958146485" table:style-name="ce52">
            <text:p>40.6<text:s/></text:p>
          </table:table-cell>
          <table:table-cell table:style-name="ce53"/>
          <table:table-cell office:value-type="float" office:value="4154" table:style-name="ce53">
            <text:p>4,154<text:s/></text:p>
          </table:table-cell>
          <table:table-cell office:value-type="float" office:value="1293" table:style-name="ce53">
            <text:p>1,293<text:s/></text:p>
          </table:table-cell>
          <table:table-cell office:value-type="float" office:value="31.126624939817042" table:style-name="ce52">
            <text:p>31.1<text:s/></text:p>
          </table:table-cell>
          <table:table-cell table:style-name="ce53"/>
          <table:table-cell office:value-type="float" office:value="7469" table:style-name="ce53">
            <text:p>7,469<text:s/></text:p>
          </table:table-cell>
          <table:table-cell office:value-type="float" office:value="2650" table:style-name="ce53">
            <text:p>2,650<text:s/></text:p>
          </table:table-cell>
          <table:table-cell office:value-type="float" office:value="35.338045072676351" table:style-name="ce52">
            <text:p>35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5</text:p>
          </table:table-cell>
          <table:table-cell office:value-type="float" office:value="3277" table:style-name="ce53">
            <text:p>3,277<text:s/></text:p>
          </table:table-cell>
          <table:table-cell office:value-type="float" office:value="1299" table:style-name="ce53">
            <text:p>1,299<text:s/></text:p>
          </table:table-cell>
          <table:table-cell office:value-type="float" office:value="39.639914555996342" table:style-name="ce52">
            <text:p>39.6<text:s/></text:p>
          </table:table-cell>
          <table:table-cell table:style-name="ce53"/>
          <table:table-cell office:value-type="float" office:value="3975" table:style-name="ce53">
            <text:p>3,975<text:s/></text:p>
          </table:table-cell>
          <table:table-cell office:value-type="float" office:value="1251" table:style-name="ce53">
            <text:p>1,251<text:s/></text:p>
          </table:table-cell>
          <table:table-cell office:value-type="float" office:value="31.471698113207548" table:style-name="ce52">
            <text:p>31.5<text:s/></text:p>
          </table:table-cell>
          <table:table-cell table:style-name="ce53"/>
          <table:table-cell office:value-type="float" office:value="7228" table:style-name="ce53">
            <text:p>7,228<text:s/></text:p>
          </table:table-cell>
          <table:table-cell office:value-type="float" office:value="2550" table:style-name="ce53">
            <text:p>2,550<text:s/></text:p>
          </table:table-cell>
          <table:table-cell office:value-type="float" office:value="35.162713734142308" table:style-name="ce52">
            <text:p>35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6</text:p>
          </table:table-cell>
          <table:table-cell office:value-type="float" office:value="2814" table:style-name="ce53">
            <text:p>2,814<text:s/></text:p>
          </table:table-cell>
          <table:table-cell office:value-type="float" office:value="1151" table:style-name="ce53">
            <text:p>1,151<text:s/></text:p>
          </table:table-cell>
          <table:table-cell office:value-type="float" office:value="40.902629708599854" table:style-name="ce52">
            <text:p>40.9<text:s/></text:p>
          </table:table-cell>
          <table:table-cell table:style-name="ce53"/>
          <table:table-cell office:value-type="float" office:value="3448" table:style-name="ce53">
            <text:p>3,448<text:s/></text:p>
          </table:table-cell>
          <table:table-cell office:value-type="float" office:value="1036" table:style-name="ce53">
            <text:p>1,036<text:s/></text:p>
          </table:table-cell>
          <table:table-cell office:value-type="float" office:value="30.046403712296982" table:style-name="ce52">
            <text:p>30.0<text:s/></text:p>
          </table:table-cell>
          <table:table-cell table:style-name="ce53"/>
          <table:table-cell office:value-type="float" office:value="6238" table:style-name="ce53">
            <text:p>6,238<text:s/></text:p>
          </table:table-cell>
          <table:table-cell office:value-type="float" office:value="2187" table:style-name="ce53">
            <text:p>2,187<text:s/></text:p>
          </table:table-cell>
          <table:table-cell office:value-type="float" office:value="34.924944107313962" table:style-name="ce52">
            <text:p>34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7</text:p>
          </table:table-cell>
          <table:table-cell office:value-type="float" office:value="2486" table:style-name="ce53">
            <text:p>2,486<text:s/></text:p>
          </table:table-cell>
          <table:table-cell office:value-type="float" office:value="970" table:style-name="ce53">
            <text:p>970<text:s/></text:p>
          </table:table-cell>
          <table:table-cell office:value-type="float" office:value="39.018503620273535" table:style-name="ce52">
            <text:p>39.0<text:s/></text:p>
          </table:table-cell>
          <table:table-cell table:style-name="ce53"/>
          <table:table-cell office:value-type="float" office:value="2982" table:style-name="ce53">
            <text:p>2,982<text:s/></text:p>
          </table:table-cell>
          <table:table-cell office:value-type="float" office:value="959" table:style-name="ce53">
            <text:p>959<text:s/></text:p>
          </table:table-cell>
          <table:table-cell office:value-type="float" office:value="32.159624413145536" table:style-name="ce52">
            <text:p>32.2<text:s/></text:p>
          </table:table-cell>
          <table:table-cell table:style-name="ce53"/>
          <table:table-cell office:value-type="float" office:value="5454" table:style-name="ce53">
            <text:p>5,454<text:s/></text:p>
          </table:table-cell>
          <table:table-cell office:value-type="float" office:value="1929" table:style-name="ce53">
            <text:p>1,929<text:s/></text:p>
          </table:table-cell>
          <table:table-cell office:value-type="float" office:value="35.277980980248721" table:style-name="ce52">
            <text:p>35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8</text:p>
          </table:table-cell>
          <table:table-cell office:value-type="float" office:value="2077" table:style-name="ce53">
            <text:p>2,077<text:s/></text:p>
          </table:table-cell>
          <table:table-cell office:value-type="float" office:value="803" table:style-name="ce53">
            <text:p>803<text:s/></text:p>
          </table:table-cell>
          <table:table-cell office:value-type="float" office:value="38.661531054405394" table:style-name="ce52">
            <text:p>38.7<text:s/></text:p>
          </table:table-cell>
          <table:table-cell table:style-name="ce53"/>
          <table:table-cell office:value-type="float" office:value="2659" table:style-name="ce53">
            <text:p>2,659<text:s/></text:p>
          </table:table-cell>
          <table:table-cell office:value-type="float" office:value="790" table:style-name="ce53">
            <text:p>790<text:s/></text:p>
          </table:table-cell>
          <table:table-cell office:value-type="float" office:value="29.710417450169238" table:style-name="ce52">
            <text:p>29.7<text:s/></text:p>
          </table:table-cell>
          <table:table-cell table:style-name="ce53"/>
          <table:table-cell office:value-type="float" office:value="4722" table:style-name="ce53">
            <text:p>4,722<text:s/></text:p>
          </table:table-cell>
          <table:table-cell office:value-type="float" office:value="1593" table:style-name="ce53">
            <text:p>1,593<text:s/></text:p>
          </table:table-cell>
          <table:table-cell office:value-type="float" office:value="33.635979729729726" table:style-name="ce52">
            <text:p>33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9</text:p>
          </table:table-cell>
          <table:table-cell office:value-type="float" office:value="1945" table:style-name="ce53">
            <text:p>1,945<text:s/></text:p>
          </table:table-cell>
          <table:table-cell office:value-type="float" office:value="745" table:style-name="ce53">
            <text:p>745<text:s/></text:p>
          </table:table-cell>
          <table:table-cell office:value-type="float" office:value="38.303341902313626" table:style-name="ce52">
            <text:p>38.3<text:s/></text:p>
          </table:table-cell>
          <table:table-cell table:style-name="ce53"/>
          <table:table-cell office:value-type="float" office:value="2346" table:style-name="ce53">
            <text:p>2,346<text:s/></text:p>
          </table:table-cell>
          <table:table-cell office:value-type="float" office:value="681" table:style-name="ce53">
            <text:p>681<text:s/></text:p>
          </table:table-cell>
          <table:table-cell office:value-type="float" office:value="29.028132992327365" table:style-name="ce52">
            <text:p>29.0<text:s/></text:p>
          </table:table-cell>
          <table:table-cell table:style-name="ce53"/>
          <table:table-cell office:value-type="float" office:value="4280" table:style-name="ce53">
            <text:p>4,280<text:s/></text:p>
          </table:table-cell>
          <table:table-cell office:value-type="float" office:value="1426" table:style-name="ce53">
            <text:p>1,426<text:s/></text:p>
          </table:table-cell>
          <table:table-cell office:value-type="float" office:value="33.232346772314145" table:style-name="ce52">
            <text:p>33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0</text:p>
          </table:table-cell>
          <table:table-cell office:value-type="float" office:value="1743" table:style-name="ce53">
            <text:p>1,743<text:s/></text:p>
          </table:table-cell>
          <table:table-cell office:value-type="float" office:value="615" table:style-name="ce53">
            <text:p>615<text:s/></text:p>
          </table:table-cell>
          <table:table-cell office:value-type="float" office:value="35.283993115318417" table:style-name="ce52">
            <text:p>35.3<text:s/></text:p>
          </table:table-cell>
          <table:table-cell table:style-name="ce53"/>
          <table:table-cell office:value-type="float" office:value="2101" table:style-name="ce53">
            <text:p>2,101<text:s/></text:p>
          </table:table-cell>
          <table:table-cell office:value-type="float" office:value="638" table:style-name="ce53">
            <text:p>638<text:s/></text:p>
          </table:table-cell>
          <table:table-cell office:value-type="float" office:value="30.366492146596855" table:style-name="ce52">
            <text:p>30.4<text:s/></text:p>
          </table:table-cell>
          <table:table-cell table:style-name="ce53"/>
          <table:table-cell office:value-type="float" office:value="3827" table:style-name="ce53">
            <text:p>3,827<text:s/></text:p>
          </table:table-cell>
          <table:table-cell office:value-type="float" office:value="1253" table:style-name="ce53">
            <text:p>1,253<text:s/></text:p>
          </table:table-cell>
          <table:table-cell office:value-type="float" office:value="32.596253902185225" table:style-name="ce52">
            <text:p>32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1</text:p>
          </table:table-cell>
          <table:table-cell office:value-type="float" office:value="1356" table:style-name="ce53">
            <text:p>1,356<text:s/></text:p>
          </table:table-cell>
          <table:table-cell office:value-type="float" office:value="530" table:style-name="ce53">
            <text:p>530<text:s/></text:p>
          </table:table-cell>
          <table:table-cell office:value-type="float" office:value="39.085545722713867" table:style-name="ce52">
            <text:p>39.1<text:s/></text:p>
          </table:table-cell>
          <table:table-cell table:style-name="ce53"/>
          <table:table-cell office:value-type="float" office:value="1730" table:style-name="ce53">
            <text:p>1,730<text:s/></text:p>
          </table:table-cell>
          <table:table-cell office:value-type="float" office:value="538" table:style-name="ce53">
            <text:p>538<text:s/></text:p>
          </table:table-cell>
          <table:table-cell office:value-type="float" office:value="31.098265895953759" table:style-name="ce52">
            <text:p>31.1<text:s/></text:p>
          </table:table-cell>
          <table:table-cell table:style-name="ce53"/>
          <table:table-cell office:value-type="float" office:value="3075" table:style-name="ce53">
            <text:p>3,075<text:s/></text:p>
          </table:table-cell>
          <table:table-cell office:value-type="float" office:value="1068" table:style-name="ce53">
            <text:p>1,068<text:s/></text:p>
          </table:table-cell>
          <table:table-cell office:value-type="float" office:value="34.607906675307838" table:style-name="ce52">
            <text:p>34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2</text:p>
          </table:table-cell>
          <table:table-cell office:value-type="float" office:value="1220" table:style-name="ce53">
            <text:p>1,220<text:s/></text:p>
          </table:table-cell>
          <table:table-cell office:value-type="float" office:value="474" table:style-name="ce53">
            <text:p>474<text:s/></text:p>
          </table:table-cell>
          <table:table-cell office:value-type="float" office:value="38.852459016393439" table:style-name="ce52">
            <text:p>38.9<text:s/></text:p>
          </table:table-cell>
          <table:table-cell table:style-name="ce53"/>
          <table:table-cell office:value-type="float" office:value="1471" table:style-name="ce53">
            <text:p>1,471<text:s/></text:p>
          </table:table-cell>
          <table:table-cell office:value-type="float" office:value="432" table:style-name="ce53">
            <text:p>432<text:s/></text:p>
          </table:table-cell>
          <table:table-cell office:value-type="float" office:value="29.367777022433721" table:style-name="ce52">
            <text:p>29.4<text:s/></text:p>
          </table:table-cell>
          <table:table-cell table:style-name="ce53"/>
          <table:table-cell office:value-type="float" office:value="2676" table:style-name="ce53">
            <text:p>2,676<text:s/></text:p>
          </table:table-cell>
          <table:table-cell office:value-type="float" office:value="906" table:style-name="ce53">
            <text:p>906<text:s/></text:p>
          </table:table-cell>
          <table:table-cell office:value-type="float" office:value="33.667781493868453" table:style-name="ce52">
            <text:p>33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3</text:p>
          </table:table-cell>
          <table:table-cell office:value-type="float" office:value="989" table:style-name="ce53">
            <text:p>989<text:s/></text:p>
          </table:table-cell>
          <table:table-cell office:value-type="float" office:value="394" table:style-name="ce53">
            <text:p>394<text:s/></text:p>
          </table:table-cell>
          <table:table-cell office:value-type="float" office:value="39.838220424671384" table:style-name="ce52">
            <text:p>39.8<text:s/></text:p>
          </table:table-cell>
          <table:table-cell table:style-name="ce53"/>
          <table:table-cell office:value-type="float" office:value="1359" table:style-name="ce53">
            <text:p>1,359<text:s/></text:p>
          </table:table-cell>
          <table:table-cell office:value-type="float" office:value="427" table:style-name="ce53">
            <text:p>427<text:s/></text:p>
          </table:table-cell>
          <table:table-cell office:value-type="float" office:value="31.420161883738043" table:style-name="ce52">
            <text:p>31.4<text:s/></text:p>
          </table:table-cell>
          <table:table-cell table:style-name="ce53"/>
          <table:table-cell office:value-type="float" office:value="2343" table:style-name="ce53">
            <text:p>2,343<text:s/></text:p>
          </table:table-cell>
          <table:table-cell office:value-type="float" office:value="821" table:style-name="ce53">
            <text:p>821<text:s/></text:p>
          </table:table-cell>
          <table:table-cell office:value-type="float" office:value="34.965928449744467" table:style-name="ce52">
            <text:p>35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4</text:p>
          </table:table-cell>
          <table:table-cell office:value-type="float" office:value="848" table:style-name="ce53">
            <text:p>848<text:s/></text:p>
          </table:table-cell>
          <table:table-cell office:value-type="float" office:value="303" table:style-name="ce53">
            <text:p>303<text:s/></text:p>
          </table:table-cell>
          <table:table-cell office:value-type="float" office:value="35.731132075471699" table:style-name="ce52">
            <text:p>35.7<text:s/></text:p>
          </table:table-cell>
          <table:table-cell table:style-name="ce53"/>
          <table:table-cell office:value-type="float" office:value="1175" table:style-name="ce53">
            <text:p>1,175<text:s/></text:p>
          </table:table-cell>
          <table:table-cell office:value-type="float" office:value="332" table:style-name="ce53">
            <text:p>332<text:s/></text:p>
          </table:table-cell>
          <table:table-cell office:value-type="float" office:value="28.25531914893617" table:style-name="ce52">
            <text:p>28.3<text:s/></text:p>
          </table:table-cell>
          <table:table-cell table:style-name="ce53"/>
          <table:table-cell office:value-type="float" office:value="2016" table:style-name="ce53">
            <text:p>2,016<text:s/></text:p>
          </table:table-cell>
          <table:table-cell office:value-type="float" office:value="635" table:style-name="ce53">
            <text:p>635<text:s/></text:p>
          </table:table-cell>
          <table:table-cell office:value-type="float" office:value="31.389026198714777" table:style-name="ce52">
            <text:p>31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5</text:p>
          </table:table-cell>
          <table:table-cell office:value-type="float" office:value="676" table:style-name="ce53">
            <text:p>676<text:s/></text:p>
          </table:table-cell>
          <table:table-cell office:value-type="float" office:value="265" table:style-name="ce53">
            <text:p>265<text:s/></text:p>
          </table:table-cell>
          <table:table-cell office:value-type="float" office:value="39.201183431952664" table:style-name="ce52">
            <text:p>39.2<text:s/></text:p>
          </table:table-cell>
          <table:table-cell table:style-name="ce53"/>
          <table:table-cell office:value-type="float" office:value="980" table:style-name="ce53">
            <text:p>980<text:s/></text:p>
          </table:table-cell>
          <table:table-cell office:value-type="float" office:value="312" table:style-name="ce53">
            <text:p>312<text:s/></text:p>
          </table:table-cell>
          <table:table-cell office:value-type="float" office:value="31.836734693877553" table:style-name="ce52">
            <text:p>31.8<text:s/></text:p>
          </table:table-cell>
          <table:table-cell table:style-name="ce53"/>
          <table:table-cell office:value-type="float" office:value="1650" table:style-name="ce53">
            <text:p>1,650<text:s/></text:p>
          </table:table-cell>
          <table:table-cell office:value-type="float" office:value="577" table:style-name="ce53">
            <text:p>577<text:s/></text:p>
          </table:table-cell>
          <table:table-cell office:value-type="float" office:value="34.842995169082123" table:style-name="ce52">
            <text:p>34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6</text:p>
          </table:table-cell>
          <table:table-cell office:value-type="float" office:value="651" table:style-name="ce53">
            <text:p>651<text:s/></text:p>
          </table:table-cell>
          <table:table-cell office:value-type="float" office:value="251" table:style-name="ce53">
            <text:p>251<text:s/></text:p>
          </table:table-cell>
          <table:table-cell office:value-type="float" office:value="38.556067588325654" table:style-name="ce52">
            <text:p>38.6<text:s/></text:p>
          </table:table-cell>
          <table:table-cell table:style-name="ce53"/>
          <table:table-cell office:value-type="float" office:value="875" table:style-name="ce53">
            <text:p>875<text:s/></text:p>
          </table:table-cell>
          <table:table-cell office:value-type="float" office:value="261" table:style-name="ce53">
            <text:p>261<text:s/></text:p>
          </table:table-cell>
          <table:table-cell office:value-type="float" office:value="29.828571428571426" table:style-name="ce52">
            <text:p>29.8<text:s/></text:p>
          </table:table-cell>
          <table:table-cell table:style-name="ce53"/>
          <table:table-cell office:value-type="float" office:value="1517" table:style-name="ce53">
            <text:p>1,517<text:s/></text:p>
          </table:table-cell>
          <table:table-cell office:value-type="float" office:value="512" table:style-name="ce53">
            <text:p>512<text:s/></text:p>
          </table:table-cell>
          <table:table-cell office:value-type="float" office:value="33.551769331585845" table:style-name="ce52">
            <text:p>33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7</text:p>
          </table:table-cell>
          <table:table-cell office:value-type="float" office:value="542" table:style-name="ce53">
            <text:p>542<text:s/></text:p>
          </table:table-cell>
          <table:table-cell office:value-type="float" office:value="223" table:style-name="ce53">
            <text:p>223<text:s/></text:p>
          </table:table-cell>
          <table:table-cell office:value-type="float" office:value="41.14391143911439" table:style-name="ce52">
            <text:p>41.1<text:s/></text:p>
          </table:table-cell>
          <table:table-cell table:style-name="ce53"/>
          <table:table-cell office:value-type="float" office:value="741" table:style-name="ce53">
            <text:p>741<text:s/></text:p>
          </table:table-cell>
          <table:table-cell office:value-type="float" office:value="184" table:style-name="ce53">
            <text:p>184<text:s/></text:p>
          </table:table-cell>
          <table:table-cell office:value-type="float" office:value="24.831309041835357" table:style-name="ce52">
            <text:p>24.8<text:s/></text:p>
          </table:table-cell>
          <table:table-cell table:style-name="ce53"/>
          <table:table-cell office:value-type="float" office:value="1281" table:style-name="ce53">
            <text:p>1,281<text:s/></text:p>
          </table:table-cell>
          <table:table-cell office:value-type="float" office:value="407" table:style-name="ce53">
            <text:p>407<text:s/></text:p>
          </table:table-cell>
          <table:table-cell office:value-type="float" office:value="31.722525331254868" table:style-name="ce52">
            <text:p>31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8</text:p>
          </table:table-cell>
          <table:table-cell office:value-type="float" office:value="453" table:style-name="ce53">
            <text:p>453<text:s/></text:p>
          </table:table-cell>
          <table:table-cell office:value-type="float" office:value="168" table:style-name="ce53">
            <text:p>168<text:s/></text:p>
          </table:table-cell>
          <table:table-cell office:value-type="float" office:value="37.086092715231786" table:style-name="ce52">
            <text:p>37.1<text:s/></text:p>
          </table:table-cell>
          <table:table-cell table:style-name="ce53"/>
          <table:table-cell office:value-type="float" office:value="592" table:style-name="ce53">
            <text:p>592<text:s/></text:p>
          </table:table-cell>
          <table:table-cell office:value-type="float" office:value="180" table:style-name="ce53">
            <text:p>180<text:s/></text:p>
          </table:table-cell>
          <table:table-cell office:value-type="float" office:value="30.405405405405403" table:style-name="ce52">
            <text:p>30.4<text:s/></text:p>
          </table:table-cell>
          <table:table-cell table:style-name="ce53"/>
          <table:table-cell office:value-type="float" office:value="1044" table:style-name="ce53">
            <text:p>1,044<text:s/></text:p>
          </table:table-cell>
          <table:table-cell office:value-type="float" office:value="348" table:style-name="ce53">
            <text:p>348<text:s/></text:p>
          </table:table-cell>
          <table:table-cell office:value-type="float" office:value="33.301435406698566" table:style-name="ce52">
            <text:p>33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9</text:p>
          </table:table-cell>
          <table:table-cell office:value-type="float" office:value="357" table:style-name="ce53">
            <text:p>357<text:s/></text:p>
          </table:table-cell>
          <table:table-cell office:value-type="float" office:value="146" table:style-name="ce53">
            <text:p>146<text:s/></text:p>
          </table:table-cell>
          <table:table-cell office:value-type="float" office:value="40.896358543417371" table:style-name="ce52">
            <text:p>40.9<text:s/></text:p>
          </table:table-cell>
          <table:table-cell table:style-name="ce53"/>
          <table:table-cell office:value-type="float" office:value="562" table:style-name="ce53">
            <text:p>562<text:s/></text:p>
          </table:table-cell>
          <table:table-cell office:value-type="float" office:value="150" table:style-name="ce53">
            <text:p>150<text:s/></text:p>
          </table:table-cell>
          <table:table-cell office:value-type="float" office:value="26.690391459074732" table:style-name="ce52">
            <text:p>26.7<text:s/></text:p>
          </table:table-cell>
          <table:table-cell table:style-name="ce53"/>
          <table:table-cell office:value-type="float" office:value="917" table:style-name="ce53">
            <text:p>917<text:s/></text:p>
          </table:table-cell>
          <table:table-cell office:value-type="float" office:value="296" table:style-name="ce53">
            <text:p>296<text:s/></text:p>
          </table:table-cell>
          <table:table-cell office:value-type="float" office:value="32.208922742110992" table:style-name="ce52">
            <text:p>32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60</text:p>
          </table:table-cell>
          <table:table-cell office:value-type="float" office:value="315" table:style-name="ce53">
            <text:p>315<text:s/></text:p>
          </table:table-cell>
          <table:table-cell office:value-type="float" office:value="149" table:style-name="ce53">
            <text:p>149<text:s/></text:p>
          </table:table-cell>
          <table:table-cell office:value-type="float" office:value="47.301587301587304" table:style-name="ce52">
            <text:p>47.3<text:s/></text:p>
          </table:table-cell>
          <table:table-cell table:style-name="ce53"/>
          <table:table-cell office:value-type="float" office:value="468" table:style-name="ce53">
            <text:p>468<text:s/></text:p>
          </table:table-cell>
          <table:table-cell office:value-type="float" office:value="128" table:style-name="ce53">
            <text:p>128<text:s/></text:p>
          </table:table-cell>
          <table:table-cell office:value-type="float" office:value="27.350427350427349" table:style-name="ce52">
            <text:p>27.4<text:s/></text:p>
          </table:table-cell>
          <table:table-cell table:style-name="ce53"/>
          <table:table-cell office:value-type="float" office:value="783" table:style-name="ce53">
            <text:p>783<text:s/></text:p>
          </table:table-cell>
          <table:table-cell office:value-type="float" office:value="277" table:style-name="ce53">
            <text:p>277<text:s/></text:p>
          </table:table-cell>
          <table:table-cell office:value-type="float" office:value="35.376756066411239" table:style-name="ce52">
            <text:p>35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61 and over</text:p>
          </table:table-cell>
          <table:table-cell office:value-type="float" office:value="1874" table:style-name="ce53">
            <text:p>1,874<text:s/></text:p>
          </table:table-cell>
          <table:table-cell office:value-type="float" office:value="705" table:style-name="ce53">
            <text:p>705<text:s/></text:p>
          </table:table-cell>
          <table:table-cell office:value-type="float" office:value="37.620064034151547" table:style-name="ce52">
            <text:p>37.6<text:s/></text:p>
          </table:table-cell>
          <table:table-cell table:style-name="ce53"/>
          <table:table-cell office:value-type="float" office:value="2353" table:style-name="ce53">
            <text:p>2,353<text:s/></text:p>
          </table:table-cell>
          <table:table-cell office:value-type="float" office:value="654" table:style-name="ce53">
            <text:p>654<text:s/></text:p>
          </table:table-cell>
          <table:table-cell office:value-type="float" office:value="27.794305142371439" table:style-name="ce52">
            <text:p>27.8<text:s/></text:p>
          </table:table-cell>
          <table:table-cell table:style-name="ce53"/>
          <table:table-cell office:value-type="float" office:value="4223" table:style-name="ce53">
            <text:p>4,223<text:s/></text:p>
          </table:table-cell>
          <table:table-cell office:value-type="float" office:value="1359" table:style-name="ce53">
            <text:p>1,359<text:s/></text:p>
          </table:table-cell>
          <table:table-cell office:value-type="float" office:value="32.180914042150135" table:style-name="ce52">
            <text:p>32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office:value-type="float" office:value="92" table:style-name="ce53">
            <text:p>92<text:s/></text:p>
          </table:table-cell>
          <table:table-cell office:value-type="float" office:value="42" table:style-name="ce53">
            <text:p>42<text:s/></text:p>
          </table:table-cell>
          <table:table-cell office:value-type="float" office:value="45.652173913043477" table:style-name="ce52">
            <text:p>45.7<text:s/></text:p>
          </table:table-cell>
          <table:table-cell table:style-name="ce53"/>
          <table:table-cell office:value-type="float" office:value="130" table:style-name="ce53">
            <text:p>130<text:s/></text:p>
          </table:table-cell>
          <table:table-cell office:value-type="float" office:value="47" table:style-name="ce53">
            <text:p>47<text:s/></text:p>
          </table:table-cell>
          <table:table-cell office:value-type="float" office:value="36.153846153846153" table:style-name="ce52">
            <text:p>36.2<text:s/></text:p>
          </table:table-cell>
          <table:table-cell table:style-name="ce53"/>
          <table:table-cell office:value-type="float" office:value="220" table:style-name="ce53">
            <text:p>220<text:s/></text:p>
          </table:table-cell>
          <table:table-cell office:value-type="float" office:value="89" table:style-name="ce53">
            <text:p>89<text:s/></text:p>
          </table:table-cell>
          <table:table-cell office:value-type="float" office:value="40.090090090090087" table:style-name="ce52">
            <text:p>40.1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1">
          <table:table-cell office:value-type="string" table:style-name="ce54">
            <text:p>Total</text:p>
          </table:table-cell>
          <table:table-cell office:value-type="float" office:value="774537" table:style-name="ce57">
            <text:p>774,537<text:s/></text:p>
          </table:table-cell>
          <table:table-cell office:value-type="float" office:value="383417" table:style-name="ce57">
            <text:p>383,417<text:s/></text:p>
          </table:table-cell>
          <table:table-cell office:value-type="float" office:value="49.50273518243803" table:style-name="ce56">
            <text:p>49.5<text:s/></text:p>
          </table:table-cell>
          <table:table-cell table:style-name="ce57"/>
          <table:table-cell office:value-type="float" office:value="834833" table:style-name="ce57">
            <text:p>834,833<text:s/></text:p>
          </table:table-cell>
          <table:table-cell office:value-type="float" office:value="360639" table:style-name="ce57">
            <text:p>360,639<text:s/></text:p>
          </table:table-cell>
          <table:table-cell office:value-type="float" office:value="43.198939189035407" table:style-name="ce56">
            <text:p>43.2<text:s/></text:p>
          </table:table-cell>
          <table:table-cell table:style-name="ce57"/>
          <table:table-cell office:value-type="float" office:value="1605599" table:style-name="ce57">
            <text:p>1,605,599<text:s/></text:p>
          </table:table-cell>
          <table:table-cell office:value-type="float" office:value="744056" table:style-name="ce57">
            <text:p>744,056<text:s/></text:p>
          </table:table-cell>
          <table:table-cell office:value-type="float" office:value="46.232749460969195" table:style-name="ce56">
            <text:p>46.2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table:style-name="ce7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1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4" table:style-name="ce7"/>
          <table:table-cell table:number-columns-repeated="2" table:style-name="ce58"/>
          <table:table-cell table:number-columns-repeated="4" table:style-name="ce7"/>
          <table:table-cell office:value-type="string" table:style-name="ce41">
            <text:p>Source: DVSA/DfT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60"/>
          <table:table-cell table:number-columns-repeated="2" table:style-name="ce7"/>
          <table:table-cell table:number-columns-repeated="2" table:style-name="ce58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number-rows-repeated="1048515" table:style-name="ro2">
          <table:table-cell table:number-columns-repeated="16384"/>
        </table:table-row>
        <table:named-expressions>
          <table:named-range table:name="Print_Area" table:cell-range-address="DRT0203_2010-11.$A$1:DRT0203_2010-11.$L$61" table:base-cell-address="DRT0203_2010-11.$A$1"/>
        </table:named-expressions>
      </table:table>
      <table:table table:name="DRT0203_2009-10" table:style-name="ta5">
        <table:table-column table:style-name="co17" table:default-cell-style-name="ce62"/>
        <table:table-column table:style-name="co8" table:number-columns-repeated="2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0" table:default-cell-style-name="ce36"/>
        <table:table-column table:style-name="co13" table:default-cell-style-name="ce36"/>
        <table:table-column table:style-name="co8" table:default-cell-style-name="ce36"/>
        <table:table-column table:style-name="co1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2">
          <table:table-cell office:value-type="string" table:style-name="ce44">
            <text:p>Department for Transport statistics</text:p>
          </table:table-cell>
          <table:table-cell table:number-columns-repeated="16383" table:style-name="ce7"/>
        </table:table-row>
        <table:table-row table:style-name="ro2">
          <table:table-cell office:value-type="string" table:number-columns-spanned="10" table:number-rows-spanned="1" table:style-name="ce45">
            <text:p><text:a xlink:href="http://www.dft.gov.uk/statistics/series/driving-tests-and-instructors/">Driving Test and Instructor Statistics (http://www.dft.gov.uk/statistics/series/driving-tests-and-instructors/)</text:a></text:p>
          </table:table-cell>
          <table:covered-table-cell table:number-columns-repeated="9"/>
          <table:table-cell table:number-columns-repeated="16374" table:style-name="ce7"/>
        </table:table-row>
        <table:table-row table:style-name="ro2">
          <table:table-cell table:style-name="ce46"/>
          <table:table-cell table:number-columns-repeated="16383" table:style-name="ce7"/>
        </table:table-row>
        <table:table-row table:style-name="ro2">
          <table:table-cell office:value-type="string" table:style-name="ce13">
            <text:p>Table DRT0203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47">
            <text:p>Practical car test pass rates by gender and age of candidate, Great Britain: April 2009 to March 2010</text:p>
          </table:table-cell>
          <table:table-cell table:number-columns-repeated="16383" table:style-name="ce7"/>
        </table:table-row>
        <table:table-row table:style-name="ro1">
          <table:table-cell table:style-name="ce15"/>
          <table:table-cell table:number-columns-repeated="9" table:style-name="ce18"/>
          <table:table-cell table:style-name="ce48"/>
          <table:table-cell office:value-type="string" table:style-name="ce48">
            <text:p>Numbers /<text:s/><text:span text:style-name="T4">Per cent</text:span>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25">
            <text:p>Passes</text:p>
          </table:table-cell>
          <table:table-cell office:value-type="string" table:style-name="ce25">
            <text:p>Pass rate (%)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16</text:p>
          </table:table-cell>
          <table:table-cell office:value-type="float" office:value="109" table:style-name="ce63">
            <text:p>109</text:p>
          </table:table-cell>
          <table:table-cell office:value-type="float" office:value="57" table:style-name="ce63">
            <text:p>57</text:p>
          </table:table-cell>
          <table:table-cell office:value-type="float" office:value="52.293577981651381" table:style-name="ce52">
            <text:p>52.3<text:s/></text:p>
          </table:table-cell>
          <table:table-cell table:style-name="ce64"/>
          <table:table-cell office:value-type="float" office:value="35" table:style-name="ce63">
            <text:p>35</text:p>
          </table:table-cell>
          <table:table-cell office:value-type="float" office:value="20" table:style-name="ce63">
            <text:p>20</text:p>
          </table:table-cell>
          <table:table-cell office:value-type="float" office:value="57.142857142857146" table:style-name="ce52">
            <text:p>57.1<text:s/></text:p>
          </table:table-cell>
          <table:table-cell table:style-name="ce64"/>
          <table:table-cell office:value-type="float" office:value="144" table:style-name="ce63">
            <text:p>144</text:p>
          </table:table-cell>
          <table:table-cell office:value-type="float" office:value="77" table:style-name="ce63">
            <text:p>77</text:p>
          </table:table-cell>
          <table:table-cell office:value-type="float" office:value="53.472222222222229" table:style-name="ce52">
            <text:p>53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17</text:p>
          </table:table-cell>
          <table:table-cell office:value-type="float" office:value="190731" table:style-name="ce63">
            <text:p>190,731</text:p>
          </table:table-cell>
          <table:table-cell office:value-type="float" office:value="106096" table:style-name="ce63">
            <text:p>106,096</text:p>
          </table:table-cell>
          <table:table-cell office:value-type="float" office:value="55.625986336777977" table:style-name="ce52">
            <text:p>55.6<text:s/></text:p>
          </table:table-cell>
          <table:table-cell table:style-name="ce64"/>
          <table:table-cell office:value-type="float" office:value="156805" table:style-name="ce63">
            <text:p>156,805</text:p>
          </table:table-cell>
          <table:table-cell office:value-type="float" office:value="82933" table:style-name="ce63">
            <text:p>82,933</text:p>
          </table:table-cell>
          <table:table-cell office:value-type="float" office:value="52.889257357864864" table:style-name="ce52">
            <text:p>52.9<text:s/></text:p>
          </table:table-cell>
          <table:table-cell table:style-name="ce64"/>
          <table:table-cell office:value-type="float" office:value="347020" table:style-name="ce63">
            <text:p>347,020</text:p>
          </table:table-cell>
          <table:table-cell office:value-type="float" office:value="189029" table:style-name="ce63">
            <text:p>189,029</text:p>
          </table:table-cell>
          <table:table-cell office:value-type="float" office:value="54.391199760600337" table:style-name="ce52">
            <text:p>54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18</text:p>
          </table:table-cell>
          <table:table-cell office:value-type="float" office:value="112876" table:style-name="ce63">
            <text:p>112,876</text:p>
          </table:table-cell>
          <table:table-cell office:value-type="float" office:value="54927" table:style-name="ce63">
            <text:p>54,927</text:p>
          </table:table-cell>
          <table:table-cell office:value-type="float" office:value="48.661362911513514" table:style-name="ce52">
            <text:p>48.7<text:s/></text:p>
          </table:table-cell>
          <table:table-cell table:style-name="ce64"/>
          <table:table-cell office:value-type="float" office:value="122917" table:style-name="ce63">
            <text:p>122,917</text:p>
          </table:table-cell>
          <table:table-cell office:value-type="float" office:value="56549" table:style-name="ce63">
            <text:p>56,549</text:p>
          </table:table-cell>
          <table:table-cell office:value-type="float" office:value="46.00584134009128" table:style-name="ce52">
            <text:p>46.0<text:s/></text:p>
          </table:table-cell>
          <table:table-cell table:style-name="ce64"/>
          <table:table-cell office:value-type="float" office:value="235420" table:style-name="ce63">
            <text:p>235,420</text:p>
          </table:table-cell>
          <table:table-cell office:value-type="float" office:value="111476" table:style-name="ce63">
            <text:p>111,476</text:p>
          </table:table-cell>
          <table:table-cell office:value-type="float" office:value="47.277060811813755" table:style-name="ce52">
            <text:p>47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19</text:p>
          </table:table-cell>
          <table:table-cell office:value-type="float" office:value="55711" table:style-name="ce63">
            <text:p>55,711</text:p>
          </table:table-cell>
          <table:table-cell office:value-type="float" office:value="26900" table:style-name="ce63">
            <text:p>26,900</text:p>
          </table:table-cell>
          <table:table-cell office:value-type="float" office:value="48.284898853009281" table:style-name="ce52">
            <text:p>48.3<text:s/></text:p>
          </table:table-cell>
          <table:table-cell table:style-name="ce64"/>
          <table:table-cell office:value-type="float" office:value="62942" table:style-name="ce63">
            <text:p>62,942</text:p>
          </table:table-cell>
          <table:table-cell office:value-type="float" office:value="27254" table:style-name="ce63">
            <text:p>27,254</text:p>
          </table:table-cell>
          <table:table-cell office:value-type="float" office:value="43.300181119125547" table:style-name="ce52">
            <text:p>43.3<text:s/></text:p>
          </table:table-cell>
          <table:table-cell table:style-name="ce64"/>
          <table:table-cell office:value-type="float" office:value="118489" table:style-name="ce63">
            <text:p>118,489</text:p>
          </table:table-cell>
          <table:table-cell office:value-type="float" office:value="54154" table:style-name="ce63">
            <text:p>54,154</text:p>
          </table:table-cell>
          <table:table-cell office:value-type="float" office:value="45.640649625378202" table:style-name="ce52">
            <text:p>45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0</text:p>
          </table:table-cell>
          <table:table-cell office:value-type="float" office:value="36212" table:style-name="ce63">
            <text:p>36,212</text:p>
          </table:table-cell>
          <table:table-cell office:value-type="float" office:value="17513" table:style-name="ce63">
            <text:p>17,513</text:p>
          </table:table-cell>
          <table:table-cell office:value-type="float" office:value="48.362421296807689" table:style-name="ce52">
            <text:p>48.4<text:s/></text:p>
          </table:table-cell>
          <table:table-cell table:style-name="ce64"/>
          <table:table-cell office:value-type="float" office:value="41209" table:style-name="ce63">
            <text:p>41,209</text:p>
          </table:table-cell>
          <table:table-cell office:value-type="float" office:value="17397" table:style-name="ce63">
            <text:p>17,397</text:p>
          </table:table-cell>
          <table:table-cell office:value-type="float" office:value="42.216506103035748" table:style-name="ce52">
            <text:p>42.2<text:s/></text:p>
          </table:table-cell>
          <table:table-cell table:style-name="ce64"/>
          <table:table-cell office:value-type="float" office:value="77308" table:style-name="ce63">
            <text:p>77,308</text:p>
          </table:table-cell>
          <table:table-cell office:value-type="float" office:value="34910" table:style-name="ce63">
            <text:p>34,910</text:p>
          </table:table-cell>
          <table:table-cell office:value-type="float" office:value="45.091125146923957" table:style-name="ce52">
            <text:p>45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1</text:p>
          </table:table-cell>
          <table:table-cell office:value-type="float" office:value="31375" table:style-name="ce63">
            <text:p>31,375</text:p>
          </table:table-cell>
          <table:table-cell office:value-type="float" office:value="15678" table:style-name="ce63">
            <text:p>15,678</text:p>
          </table:table-cell>
          <table:table-cell office:value-type="float" office:value="49.969721115537851" table:style-name="ce52">
            <text:p>50.0<text:s/></text:p>
          </table:table-cell>
          <table:table-cell table:style-name="ce64"/>
          <table:table-cell office:value-type="float" office:value="35243" table:style-name="ce63">
            <text:p>35,243</text:p>
          </table:table-cell>
          <table:table-cell office:value-type="float" office:value="15097" table:style-name="ce63">
            <text:p>15,097</text:p>
          </table:table-cell>
          <table:table-cell office:value-type="float" office:value="42.836875407882417" table:style-name="ce52">
            <text:p>42.8<text:s/></text:p>
          </table:table-cell>
          <table:table-cell table:style-name="ce64"/>
          <table:table-cell office:value-type="float" office:value="66519" table:style-name="ce63">
            <text:p>66,519</text:p>
          </table:table-cell>
          <table:table-cell office:value-type="float" office:value="30775" table:style-name="ce63">
            <text:p>30,775</text:p>
          </table:table-cell>
          <table:table-cell office:value-type="float" office:value="46.196223242967363" table:style-name="ce52">
            <text:p>46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2</text:p>
          </table:table-cell>
          <table:table-cell office:value-type="float" office:value="28108" table:style-name="ce63">
            <text:p>28,108</text:p>
          </table:table-cell>
          <table:table-cell office:value-type="float" office:value="13954" table:style-name="ce63">
            <text:p>13,954</text:p>
          </table:table-cell>
          <table:table-cell office:value-type="float" office:value="49.644229400882317" table:style-name="ce52">
            <text:p>49.6<text:s/></text:p>
          </table:table-cell>
          <table:table-cell table:style-name="ce64"/>
          <table:table-cell office:value-type="float" office:value="32017" table:style-name="ce63">
            <text:p>32,017</text:p>
          </table:table-cell>
          <table:table-cell office:value-type="float" office:value="13720" table:style-name="ce63">
            <text:p>13,720</text:p>
          </table:table-cell>
          <table:table-cell office:value-type="float" office:value="42.852234750288908" table:style-name="ce52">
            <text:p>42.9<text:s/></text:p>
          </table:table-cell>
          <table:table-cell table:style-name="ce64"/>
          <table:table-cell office:value-type="float" office:value="60036" table:style-name="ce63">
            <text:p>60,036</text:p>
          </table:table-cell>
          <table:table-cell office:value-type="float" office:value="27674" table:style-name="ce63">
            <text:p>27,674</text:p>
          </table:table-cell>
          <table:table-cell office:value-type="float" office:value="46.027442827442826" table:style-name="ce52">
            <text:p>46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3</text:p>
          </table:table-cell>
          <table:table-cell office:value-type="float" office:value="25463" table:style-name="ce63">
            <text:p>25,463</text:p>
          </table:table-cell>
          <table:table-cell office:value-type="float" office:value="12740" table:style-name="ce63">
            <text:p>12,740</text:p>
          </table:table-cell>
          <table:table-cell office:value-type="float" office:value="50.033381769626523" table:style-name="ce52">
            <text:p>50.0<text:s/></text:p>
          </table:table-cell>
          <table:table-cell table:style-name="ce64"/>
          <table:table-cell office:value-type="float" office:value="29333" table:style-name="ce63">
            <text:p>29,333</text:p>
          </table:table-cell>
          <table:table-cell office:value-type="float" office:value="12415" table:style-name="ce63">
            <text:p>12,415</text:p>
          </table:table-cell>
          <table:table-cell office:value-type="float" office:value="42.324344594824943" table:style-name="ce52">
            <text:p>42.3<text:s/></text:p>
          </table:table-cell>
          <table:table-cell table:style-name="ce64"/>
          <table:table-cell office:value-type="float" office:value="54722" table:style-name="ce63">
            <text:p>54,722</text:p>
          </table:table-cell>
          <table:table-cell office:value-type="float" office:value="25155" table:style-name="ce63">
            <text:p>25,155</text:p>
          </table:table-cell>
          <table:table-cell office:value-type="float" office:value="45.906635520840936" table:style-name="ce52">
            <text:p>45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4</text:p>
          </table:table-cell>
          <table:table-cell office:value-type="float" office:value="23874" table:style-name="ce63">
            <text:p>23,874</text:p>
          </table:table-cell>
          <table:table-cell office:value-type="float" office:value="11719" table:style-name="ce63">
            <text:p>11,719</text:p>
          </table:table-cell>
          <table:table-cell office:value-type="float" office:value="49.086872748596797" table:style-name="ce52">
            <text:p>49.1<text:s/></text:p>
          </table:table-cell>
          <table:table-cell table:style-name="ce64"/>
          <table:table-cell office:value-type="float" office:value="26554" table:style-name="ce63">
            <text:p>26,554</text:p>
          </table:table-cell>
          <table:table-cell office:value-type="float" office:value="11009" table:style-name="ce63">
            <text:p>11,009</text:p>
          </table:table-cell>
          <table:table-cell office:value-type="float" office:value="41.45891391127514" table:style-name="ce52">
            <text:p>41.5<text:s/></text:p>
          </table:table-cell>
          <table:table-cell table:style-name="ce64"/>
          <table:table-cell office:value-type="float" office:value="50355" table:style-name="ce63">
            <text:p>50,355</text:p>
          </table:table-cell>
          <table:table-cell office:value-type="float" office:value="22728" table:style-name="ce63">
            <text:p>22,728</text:p>
          </table:table-cell>
          <table:table-cell office:value-type="float" office:value="45.070199095740463" table:style-name="ce52">
            <text:p>45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5</text:p>
          </table:table-cell>
          <table:table-cell office:value-type="float" office:value="22694" table:style-name="ce63">
            <text:p>22,694</text:p>
          </table:table-cell>
          <table:table-cell office:value-type="float" office:value="10990" table:style-name="ce63">
            <text:p>10,990</text:p>
          </table:table-cell>
          <table:table-cell office:value-type="float" office:value="48.426896977174586" table:style-name="ce52">
            <text:p>48.4<text:s/></text:p>
          </table:table-cell>
          <table:table-cell table:style-name="ce64"/>
          <table:table-cell office:value-type="float" office:value="24345" table:style-name="ce63">
            <text:p>24,345</text:p>
          </table:table-cell>
          <table:table-cell office:value-type="float" office:value="9867" table:style-name="ce63">
            <text:p>9,867</text:p>
          </table:table-cell>
          <table:table-cell office:value-type="float" office:value="40.529882932840422" table:style-name="ce52">
            <text:p>40.5<text:s/></text:p>
          </table:table-cell>
          <table:table-cell table:style-name="ce64"/>
          <table:table-cell office:value-type="float" office:value="46954" table:style-name="ce63">
            <text:p>46,954</text:p>
          </table:table-cell>
          <table:table-cell office:value-type="float" office:value="20857" table:style-name="ce63">
            <text:p>20,857</text:p>
          </table:table-cell>
          <table:table-cell office:value-type="float" office:value="44.339803142073599" table:style-name="ce52">
            <text:p>44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6</text:p>
          </table:table-cell>
          <table:table-cell office:value-type="float" office:value="21860" table:style-name="ce63">
            <text:p>21,860</text:p>
          </table:table-cell>
          <table:table-cell office:value-type="float" office:value="10506" table:style-name="ce63">
            <text:p>10,506</text:p>
          </table:table-cell>
          <table:table-cell office:value-type="float" office:value="48.060384263494967" table:style-name="ce52">
            <text:p>48.1<text:s/></text:p>
          </table:table-cell>
          <table:table-cell table:style-name="ce64"/>
          <table:table-cell office:value-type="float" office:value="23054" table:style-name="ce63">
            <text:p>23,054</text:p>
          </table:table-cell>
          <table:table-cell office:value-type="float" office:value="9210" table:style-name="ce63">
            <text:p>9,210</text:p>
          </table:table-cell>
          <table:table-cell office:value-type="float" office:value="39.949683352129782" table:style-name="ce52">
            <text:p>39.9<text:s/></text:p>
          </table:table-cell>
          <table:table-cell table:style-name="ce64"/>
          <table:table-cell office:value-type="float" office:value="44839" table:style-name="ce63">
            <text:p>44,839</text:p>
          </table:table-cell>
          <table:table-cell office:value-type="float" office:value="19716" table:style-name="ce63">
            <text:p>19,716</text:p>
          </table:table-cell>
          <table:table-cell office:value-type="float" office:value="43.897225809324489" table:style-name="ce52">
            <text:p>43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7</text:p>
          </table:table-cell>
          <table:table-cell office:value-type="float" office:value="20813" table:style-name="ce63">
            <text:p>20,813</text:p>
          </table:table-cell>
          <table:table-cell office:value-type="float" office:value="9898" table:style-name="ce63">
            <text:p>9,898</text:p>
          </table:table-cell>
          <table:table-cell office:value-type="float" office:value="47.556815451881036" table:style-name="ce52">
            <text:p>47.6<text:s/></text:p>
          </table:table-cell>
          <table:table-cell table:style-name="ce64"/>
          <table:table-cell office:value-type="float" office:value="21200" table:style-name="ce63">
            <text:p>21,200</text:p>
          </table:table-cell>
          <table:table-cell office:value-type="float" office:value="8399" table:style-name="ce63">
            <text:p>8,399</text:p>
          </table:table-cell>
          <table:table-cell office:value-type="float" office:value="39.617924528301884" table:style-name="ce52">
            <text:p>39.6<text:s/></text:p>
          </table:table-cell>
          <table:table-cell table:style-name="ce64"/>
          <table:table-cell office:value-type="float" office:value="41944" table:style-name="ce63">
            <text:p>41,944</text:p>
          </table:table-cell>
          <table:table-cell office:value-type="float" office:value="18297" table:style-name="ce63">
            <text:p>18,297</text:p>
          </table:table-cell>
          <table:table-cell office:value-type="float" office:value="43.550805702996698" table:style-name="ce52">
            <text:p>43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8</text:p>
          </table:table-cell>
          <table:table-cell office:value-type="float" office:value="19135" table:style-name="ce63">
            <text:p>19,135</text:p>
          </table:table-cell>
          <table:table-cell office:value-type="float" office:value="8859" table:style-name="ce63">
            <text:p>8,859</text:p>
          </table:table-cell>
          <table:table-cell office:value-type="float" office:value="46.297360857068199" table:style-name="ce52">
            <text:p>46.3<text:s/></text:p>
          </table:table-cell>
          <table:table-cell table:style-name="ce64"/>
          <table:table-cell office:value-type="float" office:value="20104" table:style-name="ce63">
            <text:p>20,104</text:p>
          </table:table-cell>
          <table:table-cell office:value-type="float" office:value="7673" table:style-name="ce63">
            <text:p>7,673</text:p>
          </table:table-cell>
          <table:table-cell office:value-type="float" office:value="38.166534023079983" table:style-name="ce52">
            <text:p>38.2<text:s/></text:p>
          </table:table-cell>
          <table:table-cell table:style-name="ce64"/>
          <table:table-cell office:value-type="float" office:value="39183" table:style-name="ce63">
            <text:p>39,183</text:p>
          </table:table-cell>
          <table:table-cell office:value-type="float" office:value="16532" table:style-name="ce63">
            <text:p>16,532</text:p>
          </table:table-cell>
          <table:table-cell office:value-type="float" office:value="42.131552791865232" table:style-name="ce52">
            <text:p>42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29</text:p>
          </table:table-cell>
          <table:table-cell office:value-type="float" office:value="18165" table:style-name="ce63">
            <text:p>18,165</text:p>
          </table:table-cell>
          <table:table-cell office:value-type="float" office:value="8357" table:style-name="ce63">
            <text:p>8,357</text:p>
          </table:table-cell>
          <table:table-cell office:value-type="float" office:value="46.006055601431328" table:style-name="ce52">
            <text:p>46.0<text:s/></text:p>
          </table:table-cell>
          <table:table-cell table:style-name="ce64"/>
          <table:table-cell office:value-type="float" office:value="19305" table:style-name="ce63">
            <text:p>19,305</text:p>
          </table:table-cell>
          <table:table-cell office:value-type="float" office:value="7138" table:style-name="ce63">
            <text:p>7,138</text:p>
          </table:table-cell>
          <table:table-cell office:value-type="float" office:value="36.974876974876977" table:style-name="ce52">
            <text:p>37.0<text:s/></text:p>
          </table:table-cell>
          <table:table-cell table:style-name="ce64"/>
          <table:table-cell office:value-type="float" office:value="37380" table:style-name="ce63">
            <text:p>37,380</text:p>
          </table:table-cell>
          <table:table-cell office:value-type="float" office:value="15495" table:style-name="ce63">
            <text:p>15,495</text:p>
          </table:table-cell>
          <table:table-cell office:value-type="float" office:value="41.353082465972776" table:style-name="ce52">
            <text:p>41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0</text:p>
          </table:table-cell>
          <table:table-cell office:value-type="float" office:value="16816" table:style-name="ce63">
            <text:p>16,816</text:p>
          </table:table-cell>
          <table:table-cell office:value-type="float" office:value="7542" table:style-name="ce63">
            <text:p>7,542</text:p>
          </table:table-cell>
          <table:table-cell office:value-type="float" office:value="44.850142721217892" table:style-name="ce52">
            <text:p>44.9<text:s/></text:p>
          </table:table-cell>
          <table:table-cell table:style-name="ce64"/>
          <table:table-cell office:value-type="float" office:value="17065" table:style-name="ce63">
            <text:p>17,065</text:p>
          </table:table-cell>
          <table:table-cell office:value-type="float" office:value="6293" table:style-name="ce63">
            <text:p>6,293</text:p>
          </table:table-cell>
          <table:table-cell office:value-type="float" office:value="36.876648110167004" table:style-name="ce52">
            <text:p>36.9<text:s/></text:p>
          </table:table-cell>
          <table:table-cell table:style-name="ce64"/>
          <table:table-cell office:value-type="float" office:value="33824" table:style-name="ce63">
            <text:p>33,824</text:p>
          </table:table-cell>
          <table:table-cell office:value-type="float" office:value="13835" table:style-name="ce63">
            <text:p>13,835</text:p>
          </table:table-cell>
          <table:table-cell office:value-type="float" office:value="40.834095805908916" table:style-name="ce52">
            <text:p>40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1</text:p>
          </table:table-cell>
          <table:table-cell office:value-type="float" office:value="14520" table:style-name="ce63">
            <text:p>14,520</text:p>
          </table:table-cell>
          <table:table-cell office:value-type="float" office:value="6432" table:style-name="ce63">
            <text:p>6,432</text:p>
          </table:table-cell>
          <table:table-cell office:value-type="float" office:value="44.297520661157023" table:style-name="ce52">
            <text:p>44.3<text:s/></text:p>
          </table:table-cell>
          <table:table-cell table:style-name="ce64"/>
          <table:table-cell office:value-type="float" office:value="15283" table:style-name="ce63">
            <text:p>15,283</text:p>
          </table:table-cell>
          <table:table-cell office:value-type="float" office:value="5479" table:style-name="ce63">
            <text:p>5,479</text:p>
          </table:table-cell>
          <table:table-cell office:value-type="float" office:value="35.850291173198983" table:style-name="ce52">
            <text:p>35.9<text:s/></text:p>
          </table:table-cell>
          <table:table-cell table:style-name="ce64"/>
          <table:table-cell office:value-type="float" office:value="29757" table:style-name="ce63">
            <text:p>29,757</text:p>
          </table:table-cell>
          <table:table-cell office:value-type="float" office:value="11911" table:style-name="ce63">
            <text:p>11,911</text:p>
          </table:table-cell>
          <table:table-cell office:value-type="float" office:value="39.965775257524413" table:style-name="ce52">
            <text:p>40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2</text:p>
          </table:table-cell>
          <table:table-cell office:value-type="float" office:value="13110" table:style-name="ce63">
            <text:p>13,110</text:p>
          </table:table-cell>
          <table:table-cell office:value-type="float" office:value="5685" table:style-name="ce63">
            <text:p>5,685</text:p>
          </table:table-cell>
          <table:table-cell office:value-type="float" office:value="43.363844393592679" table:style-name="ce52">
            <text:p>43.4<text:s/></text:p>
          </table:table-cell>
          <table:table-cell table:style-name="ce64"/>
          <table:table-cell office:value-type="float" office:value="13614" table:style-name="ce63">
            <text:p>13,614</text:p>
          </table:table-cell>
          <table:table-cell office:value-type="float" office:value="4732" table:style-name="ce63">
            <text:p>4,732</text:p>
          </table:table-cell>
          <table:table-cell office:value-type="float" office:value="34.758337006023211" table:style-name="ce52">
            <text:p>34.8<text:s/></text:p>
          </table:table-cell>
          <table:table-cell table:style-name="ce64"/>
          <table:table-cell office:value-type="float" office:value="26657" table:style-name="ce63">
            <text:p>26,657</text:p>
          </table:table-cell>
          <table:table-cell office:value-type="float" office:value="10417" table:style-name="ce63">
            <text:p>10,417</text:p>
          </table:table-cell>
          <table:table-cell office:value-type="float" office:value="38.979943122287082" table:style-name="ce52">
            <text:p>39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3</text:p>
          </table:table-cell>
          <table:table-cell office:value-type="float" office:value="11988" table:style-name="ce63">
            <text:p>11,988</text:p>
          </table:table-cell>
          <table:table-cell office:value-type="float" office:value="5165" table:style-name="ce63">
            <text:p>5,165</text:p>
          </table:table-cell>
          <table:table-cell office:value-type="float" office:value="43.08475141808475" table:style-name="ce52">
            <text:p>43.1<text:s/></text:p>
          </table:table-cell>
          <table:table-cell table:style-name="ce64"/>
          <table:table-cell office:value-type="float" office:value="13015" table:style-name="ce63">
            <text:p>13,015</text:p>
          </table:table-cell>
          <table:table-cell office:value-type="float" office:value="4361" table:style-name="ce63">
            <text:p>4,361</text:p>
          </table:table-cell>
          <table:table-cell office:value-type="float" office:value="33.507491356127545" table:style-name="ce52">
            <text:p>33.5<text:s/></text:p>
          </table:table-cell>
          <table:table-cell table:style-name="ce64"/>
          <table:table-cell office:value-type="float" office:value="24937" table:style-name="ce63">
            <text:p>24,937</text:p>
          </table:table-cell>
          <table:table-cell office:value-type="float" office:value="9526" table:style-name="ce63">
            <text:p>9,526</text:p>
          </table:table-cell>
          <table:table-cell office:value-type="float" office:value="38.099428068631767" table:style-name="ce52">
            <text:p>38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4</text:p>
          </table:table-cell>
          <table:table-cell office:value-type="float" office:value="10972" table:style-name="ce63">
            <text:p>10,972</text:p>
          </table:table-cell>
          <table:table-cell office:value-type="float" office:value="4583" table:style-name="ce63">
            <text:p>4,583</text:p>
          </table:table-cell>
          <table:table-cell office:value-type="float" office:value="41.769959897921979" table:style-name="ce52">
            <text:p>41.8<text:s/></text:p>
          </table:table-cell>
          <table:table-cell table:style-name="ce64"/>
          <table:table-cell office:value-type="float" office:value="11585" table:style-name="ce63">
            <text:p>11,585</text:p>
          </table:table-cell>
          <table:table-cell office:value-type="float" office:value="3912" table:style-name="ce63">
            <text:p>3,912</text:p>
          </table:table-cell>
          <table:table-cell office:value-type="float" office:value="33.767803193785063" table:style-name="ce52">
            <text:p>33.8<text:s/></text:p>
          </table:table-cell>
          <table:table-cell table:style-name="ce64"/>
          <table:table-cell office:value-type="float" office:value="22521" table:style-name="ce63">
            <text:p>22,521</text:p>
          </table:table-cell>
          <table:table-cell office:value-type="float" office:value="8495" table:style-name="ce63">
            <text:p>8,495</text:p>
          </table:table-cell>
          <table:table-cell office:value-type="float" office:value="37.660149842620918" table:style-name="ce52">
            <text:p>37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5</text:p>
          </table:table-cell>
          <table:table-cell office:value-type="float" office:value="9665" table:style-name="ce63">
            <text:p>9,665</text:p>
          </table:table-cell>
          <table:table-cell office:value-type="float" office:value="4073" table:style-name="ce63">
            <text:p>4,073</text:p>
          </table:table-cell>
          <table:table-cell office:value-type="float" office:value="42.14174857734092" table:style-name="ce52">
            <text:p>42.1<text:s/></text:p>
          </table:table-cell>
          <table:table-cell table:style-name="ce64"/>
          <table:table-cell office:value-type="float" office:value="10482" table:style-name="ce63">
            <text:p>10,482</text:p>
          </table:table-cell>
          <table:table-cell office:value-type="float" office:value="3511" table:style-name="ce63">
            <text:p>3,511</text:p>
          </table:table-cell>
          <table:table-cell office:value-type="float" office:value="33.495516122877312" table:style-name="ce52">
            <text:p>33.5<text:s/></text:p>
          </table:table-cell>
          <table:table-cell table:style-name="ce64"/>
          <table:table-cell office:value-type="float" office:value="20100" table:style-name="ce63">
            <text:p>20,100</text:p>
          </table:table-cell>
          <table:table-cell office:value-type="float" office:value="7584" table:style-name="ce63">
            <text:p>7,584</text:p>
          </table:table-cell>
          <table:table-cell office:value-type="float" office:value="37.643321586340399" table:style-name="ce52">
            <text:p>37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6</text:p>
          </table:table-cell>
          <table:table-cell office:value-type="float" office:value="8398" table:style-name="ce63">
            <text:p>8,398</text:p>
          </table:table-cell>
          <table:table-cell office:value-type="float" office:value="3480" table:style-name="ce63">
            <text:p>3,480</text:p>
          </table:table-cell>
          <table:table-cell office:value-type="float" office:value="41.438437723267441" table:style-name="ce52">
            <text:p>41.4<text:s/></text:p>
          </table:table-cell>
          <table:table-cell table:style-name="ce64"/>
          <table:table-cell office:value-type="float" office:value="9597" table:style-name="ce63">
            <text:p>9,597</text:p>
          </table:table-cell>
          <table:table-cell office:value-type="float" office:value="3146" table:style-name="ce63">
            <text:p>3,146</text:p>
          </table:table-cell>
          <table:table-cell office:value-type="float" office:value="32.781077420027088" table:style-name="ce52">
            <text:p>32.8<text:s/></text:p>
          </table:table-cell>
          <table:table-cell table:style-name="ce64"/>
          <table:table-cell office:value-type="float" office:value="17957" table:style-name="ce63">
            <text:p>17,957</text:p>
          </table:table-cell>
          <table:table-cell office:value-type="float" office:value="6626" table:style-name="ce63">
            <text:p>6,626</text:p>
          </table:table-cell>
          <table:table-cell office:value-type="float" office:value="36.821339260905809" table:style-name="ce52">
            <text:p>36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7</text:p>
          </table:table-cell>
          <table:table-cell office:value-type="float" office:value="7521" table:style-name="ce63">
            <text:p>7,521</text:p>
          </table:table-cell>
          <table:table-cell office:value-type="float" office:value="3119" table:style-name="ce63">
            <text:p>3,119</text:p>
          </table:table-cell>
          <table:table-cell office:value-type="float" office:value="41.470549129105173" table:style-name="ce52">
            <text:p>41.5<text:s/></text:p>
          </table:table-cell>
          <table:table-cell table:style-name="ce64"/>
          <table:table-cell office:value-type="float" office:value="8753" table:style-name="ce63">
            <text:p>8,753</text:p>
          </table:table-cell>
          <table:table-cell office:value-type="float" office:value="2839" table:style-name="ce63">
            <text:p>2,839</text:p>
          </table:table-cell>
          <table:table-cell office:value-type="float" office:value="32.434593853535929" table:style-name="ce52">
            <text:p>32.4<text:s/></text:p>
          </table:table-cell>
          <table:table-cell table:style-name="ce64"/>
          <table:table-cell office:value-type="float" office:value="16246" table:style-name="ce63">
            <text:p>16,246</text:p>
          </table:table-cell>
          <table:table-cell office:value-type="float" office:value="5958" table:style-name="ce63">
            <text:p>5,958</text:p>
          </table:table-cell>
          <table:table-cell office:value-type="float" office:value="36.610544426692883" table:style-name="ce52">
            <text:p>36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8</text:p>
          </table:table-cell>
          <table:table-cell office:value-type="float" office:value="6769" table:style-name="ce63">
            <text:p>6,769</text:p>
          </table:table-cell>
          <table:table-cell office:value-type="float" office:value="2889" table:style-name="ce63">
            <text:p>2,889</text:p>
          </table:table-cell>
          <table:table-cell office:value-type="float" office:value="42.679864086275664" table:style-name="ce52">
            <text:p>42.7<text:s/></text:p>
          </table:table-cell>
          <table:table-cell table:style-name="ce64"/>
          <table:table-cell office:value-type="float" office:value="7996" table:style-name="ce63">
            <text:p>7,996</text:p>
          </table:table-cell>
          <table:table-cell office:value-type="float" office:value="2652" table:style-name="ce63">
            <text:p>2,652</text:p>
          </table:table-cell>
          <table:table-cell office:value-type="float" office:value="33.166583291645821" table:style-name="ce52">
            <text:p>33.2<text:s/></text:p>
          </table:table-cell>
          <table:table-cell table:style-name="ce64"/>
          <table:table-cell office:value-type="float" office:value="14744" table:style-name="ce63">
            <text:p>14,744</text:p>
          </table:table-cell>
          <table:table-cell office:value-type="float" office:value="5541" table:style-name="ce63">
            <text:p>5,541</text:p>
          </table:table-cell>
          <table:table-cell office:value-type="float" office:value="37.527937690484258" table:style-name="ce52">
            <text:p>37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39</text:p>
          </table:table-cell>
          <table:table-cell office:value-type="float" office:value="6174" table:style-name="ce63">
            <text:p>6,174</text:p>
          </table:table-cell>
          <table:table-cell office:value-type="float" office:value="2493" table:style-name="ce63">
            <text:p>2,493</text:p>
          </table:table-cell>
          <table:table-cell office:value-type="float" office:value="40.379008746355687" table:style-name="ce52">
            <text:p>40.4<text:s/></text:p>
          </table:table-cell>
          <table:table-cell table:style-name="ce64"/>
          <table:table-cell office:value-type="float" office:value="7047" table:style-name="ce63">
            <text:p>7,047</text:p>
          </table:table-cell>
          <table:table-cell office:value-type="float" office:value="2198" table:style-name="ce63">
            <text:p>2,198</text:p>
          </table:table-cell>
          <table:table-cell office:value-type="float" office:value="31.190577550730808" table:style-name="ce52">
            <text:p>31.2<text:s/></text:p>
          </table:table-cell>
          <table:table-cell table:style-name="ce64"/>
          <table:table-cell office:value-type="float" office:value="13202" table:style-name="ce63">
            <text:p>13,202</text:p>
          </table:table-cell>
          <table:table-cell office:value-type="float" office:value="4691" table:style-name="ce63">
            <text:p>4,691</text:p>
          </table:table-cell>
          <table:table-cell office:value-type="float" office:value="35.481431056652298" table:style-name="ce52">
            <text:p>35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0</text:p>
          </table:table-cell>
          <table:table-cell office:value-type="float" office:value="5182" table:style-name="ce63">
            <text:p>5,182</text:p>
          </table:table-cell>
          <table:table-cell office:value-type="float" office:value="2161" table:style-name="ce63">
            <text:p>2,161</text:p>
          </table:table-cell>
          <table:table-cell office:value-type="float" office:value="41.702045542261679" table:style-name="ce52">
            <text:p>41.7<text:s/></text:p>
          </table:table-cell>
          <table:table-cell table:style-name="ce64"/>
          <table:table-cell office:value-type="float" office:value="6207" table:style-name="ce63">
            <text:p>6,207</text:p>
          </table:table-cell>
          <table:table-cell office:value-type="float" office:value="2026" table:style-name="ce63">
            <text:p>2,026</text:p>
          </table:table-cell>
          <table:table-cell office:value-type="float" office:value="32.640567101659414" table:style-name="ce52">
            <text:p>32.6<text:s/></text:p>
          </table:table-cell>
          <table:table-cell table:style-name="ce64"/>
          <table:table-cell office:value-type="float" office:value="11367" table:style-name="ce63">
            <text:p>11,367</text:p>
          </table:table-cell>
          <table:table-cell office:value-type="float" office:value="4187" table:style-name="ce63">
            <text:p>4,187</text:p>
          </table:table-cell>
          <table:table-cell office:value-type="float" office:value="36.763543770304679" table:style-name="ce52">
            <text:p>36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1</text:p>
          </table:table-cell>
          <table:table-cell office:value-type="float" office:value="4621" table:style-name="ce63">
            <text:p>4,621</text:p>
          </table:table-cell>
          <table:table-cell office:value-type="float" office:value="1870" table:style-name="ce63">
            <text:p>1,870</text:p>
          </table:table-cell>
          <table:table-cell office:value-type="float" office:value="40.467431291928158" table:style-name="ce52">
            <text:p>40.5<text:s/></text:p>
          </table:table-cell>
          <table:table-cell table:style-name="ce64"/>
          <table:table-cell office:value-type="float" office:value="5609" table:style-name="ce63">
            <text:p>5,609</text:p>
          </table:table-cell>
          <table:table-cell office:value-type="float" office:value="1821" table:style-name="ce63">
            <text:p>1,821</text:p>
          </table:table-cell>
          <table:table-cell office:value-type="float" office:value="32.465680156890713" table:style-name="ce52">
            <text:p>32.5<text:s/></text:p>
          </table:table-cell>
          <table:table-cell table:style-name="ce64"/>
          <table:table-cell office:value-type="float" office:value="10214" table:style-name="ce63">
            <text:p>10,214</text:p>
          </table:table-cell>
          <table:table-cell office:value-type="float" office:value="3691" table:style-name="ce63">
            <text:p>3,691</text:p>
          </table:table-cell>
          <table:table-cell office:value-type="float" office:value="36.080156402737046" table:style-name="ce52">
            <text:p>36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2</text:p>
          </table:table-cell>
          <table:table-cell office:value-type="float" office:value="3871" table:style-name="ce63">
            <text:p>3,871</text:p>
          </table:table-cell>
          <table:table-cell office:value-type="float" office:value="1624" table:style-name="ce63">
            <text:p>1,624</text:p>
          </table:table-cell>
          <table:table-cell office:value-type="float" office:value="41.952983725135624" table:style-name="ce52">
            <text:p>42.0<text:s/></text:p>
          </table:table-cell>
          <table:table-cell table:style-name="ce64"/>
          <table:table-cell office:value-type="float" office:value="4966" table:style-name="ce63">
            <text:p>4,966</text:p>
          </table:table-cell>
          <table:table-cell office:value-type="float" office:value="1587" table:style-name="ce63">
            <text:p>1,587</text:p>
          </table:table-cell>
          <table:table-cell office:value-type="float" office:value="31.957309706000807" table:style-name="ce52">
            <text:p>32.0<text:s/></text:p>
          </table:table-cell>
          <table:table-cell table:style-name="ce64"/>
          <table:table-cell office:value-type="float" office:value="8824" table:style-name="ce63">
            <text:p>8,824</text:p>
          </table:table-cell>
          <table:table-cell office:value-type="float" office:value="3211" table:style-name="ce63">
            <text:p>3,211</text:p>
          </table:table-cell>
          <table:table-cell office:value-type="float" office:value="36.335860586171776" table:style-name="ce52">
            <text:p>36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3</text:p>
          </table:table-cell>
          <table:table-cell office:value-type="float" office:value="3554" table:style-name="ce63">
            <text:p>3,554</text:p>
          </table:table-cell>
          <table:table-cell office:value-type="float" office:value="1481" table:style-name="ce63">
            <text:p>1,481</text:p>
          </table:table-cell>
          <table:table-cell office:value-type="float" office:value="41.671356218345529" table:style-name="ce52">
            <text:p>41.7<text:s/></text:p>
          </table:table-cell>
          <table:table-cell table:style-name="ce64"/>
          <table:table-cell office:value-type="float" office:value="4273" table:style-name="ce63">
            <text:p>4,273</text:p>
          </table:table-cell>
          <table:table-cell office:value-type="float" office:value="1396" table:style-name="ce63">
            <text:p>1,396</text:p>
          </table:table-cell>
          <table:table-cell office:value-type="float" office:value="32.670255090100632" table:style-name="ce52">
            <text:p>32.7<text:s/></text:p>
          </table:table-cell>
          <table:table-cell table:style-name="ce64"/>
          <table:table-cell office:value-type="float" office:value="7801" table:style-name="ce63">
            <text:p>7,801</text:p>
          </table:table-cell>
          <table:table-cell office:value-type="float" office:value="2877" table:style-name="ce63">
            <text:p>2,877</text:p>
          </table:table-cell>
          <table:table-cell office:value-type="float" office:value="36.757378305864314" table:style-name="ce52">
            <text:p>36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4</text:p>
          </table:table-cell>
          <table:table-cell office:value-type="float" office:value="3288" table:style-name="ce63">
            <text:p>3,288</text:p>
          </table:table-cell>
          <table:table-cell office:value-type="float" office:value="1300" table:style-name="ce63">
            <text:p>1,300</text:p>
          </table:table-cell>
          <table:table-cell office:value-type="float" office:value="39.537712895377133" table:style-name="ce52">
            <text:p>39.5<text:s/></text:p>
          </table:table-cell>
          <table:table-cell table:style-name="ce64"/>
          <table:table-cell office:value-type="float" office:value="3843" table:style-name="ce63">
            <text:p>3,843</text:p>
          </table:table-cell>
          <table:table-cell office:value-type="float" office:value="1208" table:style-name="ce63">
            <text:p>1,208</text:p>
          </table:table-cell>
          <table:table-cell office:value-type="float" office:value="31.433775696070779" table:style-name="ce52">
            <text:p>31.4<text:s/></text:p>
          </table:table-cell>
          <table:table-cell table:style-name="ce64"/>
          <table:table-cell office:value-type="float" office:value="7117" table:style-name="ce63">
            <text:p>7,117</text:p>
          </table:table-cell>
          <table:table-cell office:value-type="float" office:value="2508" table:style-name="ce63">
            <text:p>2,508</text:p>
          </table:table-cell>
          <table:table-cell office:value-type="float" office:value="35.170382835506942" table:style-name="ce52">
            <text:p>35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5</text:p>
          </table:table-cell>
          <table:table-cell office:value-type="float" office:value="2860" table:style-name="ce63">
            <text:p>2,860</text:p>
          </table:table-cell>
          <table:table-cell office:value-type="float" office:value="1143" table:style-name="ce63">
            <text:p>1,143</text:p>
          </table:table-cell>
          <table:table-cell office:value-type="float" office:value="39.965034965034967" table:style-name="ce52">
            <text:p>40.0<text:s/></text:p>
          </table:table-cell>
          <table:table-cell table:style-name="ce64"/>
          <table:table-cell office:value-type="float" office:value="3531" table:style-name="ce63">
            <text:p>3,531</text:p>
          </table:table-cell>
          <table:table-cell office:value-type="float" office:value="1033" table:style-name="ce63">
            <text:p>1,033</text:p>
          </table:table-cell>
          <table:table-cell office:value-type="float" office:value="29.255168507504955" table:style-name="ce52">
            <text:p>29.3<text:s/></text:p>
          </table:table-cell>
          <table:table-cell table:style-name="ce64"/>
          <table:table-cell office:value-type="float" office:value="6384" table:style-name="ce63">
            <text:p>6,384</text:p>
          </table:table-cell>
          <table:table-cell office:value-type="float" office:value="2176" table:style-name="ce63">
            <text:p>2,176</text:p>
          </table:table-cell>
          <table:table-cell office:value-type="float" office:value="34.047879831012359" table:style-name="ce52">
            <text:p>34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6</text:p>
          </table:table-cell>
          <table:table-cell office:value-type="float" office:value="2507" table:style-name="ce63">
            <text:p>2,507</text:p>
          </table:table-cell>
          <table:table-cell office:value-type="float" office:value="916" table:style-name="ce63">
            <text:p>916</text:p>
          </table:table-cell>
          <table:table-cell office:value-type="float" office:value="36.53769445552453" table:style-name="ce52">
            <text:p>36.5<text:s/></text:p>
          </table:table-cell>
          <table:table-cell table:style-name="ce64"/>
          <table:table-cell office:value-type="float" office:value="2997" table:style-name="ce63">
            <text:p>2,997</text:p>
          </table:table-cell>
          <table:table-cell office:value-type="float" office:value="915" table:style-name="ce63">
            <text:p>915</text:p>
          </table:table-cell>
          <table:table-cell office:value-type="float" office:value="30.53053053053053" table:style-name="ce52">
            <text:p>30.5<text:s/></text:p>
          </table:table-cell>
          <table:table-cell table:style-name="ce64"/>
          <table:table-cell office:value-type="float" office:value="5488" table:style-name="ce63">
            <text:p>5,488</text:p>
          </table:table-cell>
          <table:table-cell office:value-type="float" office:value="1831" table:style-name="ce63">
            <text:p>1,831</text:p>
          </table:table-cell>
          <table:table-cell office:value-type="float" office:value="33.266715116279073" table:style-name="ce52">
            <text:p>33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7</text:p>
          </table:table-cell>
          <table:table-cell office:value-type="float" office:value="2320" table:style-name="ce63">
            <text:p>2,320</text:p>
          </table:table-cell>
          <table:table-cell office:value-type="float" office:value="916" table:style-name="ce63">
            <text:p>916</text:p>
          </table:table-cell>
          <table:table-cell office:value-type="float" office:value="39.482758620689658" table:style-name="ce52">
            <text:p>39.5<text:s/></text:p>
          </table:table-cell>
          <table:table-cell table:style-name="ce64"/>
          <table:table-cell office:value-type="float" office:value="2662" table:style-name="ce63">
            <text:p>2,662</text:p>
          </table:table-cell>
          <table:table-cell office:value-type="float" office:value="797" table:style-name="ce63">
            <text:p>797</text:p>
          </table:table-cell>
          <table:table-cell office:value-type="float" office:value="29.939894815927872" table:style-name="ce52">
            <text:p>29.9<text:s/></text:p>
          </table:table-cell>
          <table:table-cell table:style-name="ce64"/>
          <table:table-cell office:value-type="float" office:value="4970" table:style-name="ce63">
            <text:p>4,970</text:p>
          </table:table-cell>
          <table:table-cell office:value-type="float" office:value="1713" table:style-name="ce63">
            <text:p>1,713</text:p>
          </table:table-cell>
          <table:table-cell office:value-type="float" office:value="34.383781613809717" table:style-name="ce52">
            <text:p>34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8</text:p>
          </table:table-cell>
          <table:table-cell office:value-type="float" office:value="1927" table:style-name="ce63">
            <text:p>1,927</text:p>
          </table:table-cell>
          <table:table-cell office:value-type="float" office:value="731" table:style-name="ce63">
            <text:p>731</text:p>
          </table:table-cell>
          <table:table-cell office:value-type="float" office:value="37.934613388687083" table:style-name="ce52">
            <text:p>37.9<text:s/></text:p>
          </table:table-cell>
          <table:table-cell table:style-name="ce64"/>
          <table:table-cell office:value-type="float" office:value="2333" table:style-name="ce63">
            <text:p>2,333</text:p>
          </table:table-cell>
          <table:table-cell office:value-type="float" office:value="752" table:style-name="ce63">
            <text:p>752</text:p>
          </table:table-cell>
          <table:table-cell office:value-type="float" office:value="32.233176168024002" table:style-name="ce52">
            <text:p>32.2<text:s/></text:p>
          </table:table-cell>
          <table:table-cell table:style-name="ce64"/>
          <table:table-cell office:value-type="float" office:value="4251" table:style-name="ce63">
            <text:p>4,251</text:p>
          </table:table-cell>
          <table:table-cell office:value-type="float" office:value="1483" table:style-name="ce63">
            <text:p>1,483</text:p>
          </table:table-cell>
          <table:table-cell office:value-type="float" office:value="34.812206572769952" table:style-name="ce52">
            <text:p>34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49</text:p>
          </table:table-cell>
          <table:table-cell office:value-type="float" office:value="1754" table:style-name="ce63">
            <text:p>1,754</text:p>
          </table:table-cell>
          <table:table-cell office:value-type="float" office:value="649" table:style-name="ce63">
            <text:p>649</text:p>
          </table:table-cell>
          <table:table-cell office:value-type="float" office:value="37.001140250855187" table:style-name="ce52">
            <text:p>37.0<text:s/></text:p>
          </table:table-cell>
          <table:table-cell table:style-name="ce64"/>
          <table:table-cell office:value-type="float" office:value="2287" table:style-name="ce63">
            <text:p>2,287</text:p>
          </table:table-cell>
          <table:table-cell office:value-type="float" office:value="635" table:style-name="ce63">
            <text:p>635</text:p>
          </table:table-cell>
          <table:table-cell office:value-type="float" office:value="27.765631832094446" table:style-name="ce52">
            <text:p>27.8<text:s/></text:p>
          </table:table-cell>
          <table:table-cell table:style-name="ce64"/>
          <table:table-cell office:value-type="float" office:value="4035" table:style-name="ce63">
            <text:p>4,035</text:p>
          </table:table-cell>
          <table:table-cell office:value-type="float" office:value="1284" table:style-name="ce63">
            <text:p>1,284</text:p>
          </table:table-cell>
          <table:table-cell office:value-type="float" office:value="31.774313288789905" table:style-name="ce52">
            <text:p>31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0</text:p>
          </table:table-cell>
          <table:table-cell office:value-type="float" office:value="1416" table:style-name="ce63">
            <text:p>1,416</text:p>
          </table:table-cell>
          <table:table-cell office:value-type="float" office:value="550" table:style-name="ce63">
            <text:p>550</text:p>
          </table:table-cell>
          <table:table-cell office:value-type="float" office:value="38.841807909604519" table:style-name="ce52">
            <text:p>38.8<text:s/></text:p>
          </table:table-cell>
          <table:table-cell table:style-name="ce64"/>
          <table:table-cell office:value-type="float" office:value="1718" table:style-name="ce63">
            <text:p>1,718</text:p>
          </table:table-cell>
          <table:table-cell office:value-type="float" office:value="470" table:style-name="ce63">
            <text:p>470</text:p>
          </table:table-cell>
          <table:table-cell office:value-type="float" office:value="27.357392316647264" table:style-name="ce52">
            <text:p>27.4<text:s/></text:p>
          </table:table-cell>
          <table:table-cell table:style-name="ce64"/>
          <table:table-cell office:value-type="float" office:value="3124" table:style-name="ce63">
            <text:p>3,124</text:p>
          </table:table-cell>
          <table:table-cell office:value-type="float" office:value="1020" table:style-name="ce63">
            <text:p>1,020</text:p>
          </table:table-cell>
          <table:table-cell office:value-type="float" office:value="32.546266751754949" table:style-name="ce52">
            <text:p>32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1</text:p>
          </table:table-cell>
          <table:table-cell office:value-type="float" office:value="1237" table:style-name="ce63">
            <text:p>1,237</text:p>
          </table:table-cell>
          <table:table-cell office:value-type="float" office:value="482" table:style-name="ce63">
            <text:p>482</text:p>
          </table:table-cell>
          <table:table-cell office:value-type="float" office:value="38.965238480194017" table:style-name="ce52">
            <text:p>39.0<text:s/></text:p>
          </table:table-cell>
          <table:table-cell table:style-name="ce64"/>
          <table:table-cell office:value-type="float" office:value="1640" table:style-name="ce63">
            <text:p>1,640</text:p>
          </table:table-cell>
          <table:table-cell office:value-type="float" office:value="465" table:style-name="ce63">
            <text:p>465</text:p>
          </table:table-cell>
          <table:table-cell office:value-type="float" office:value="28.353658536585368" table:style-name="ce52">
            <text:p>28.4<text:s/></text:p>
          </table:table-cell>
          <table:table-cell table:style-name="ce64"/>
          <table:table-cell office:value-type="float" office:value="2866" table:style-name="ce63">
            <text:p>2,866</text:p>
          </table:table-cell>
          <table:table-cell office:value-type="float" office:value="947" table:style-name="ce63">
            <text:p>947</text:p>
          </table:table-cell>
          <table:table-cell office:value-type="float" office:value="32.91623218630518" table:style-name="ce52">
            <text:p>32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2</text:p>
          </table:table-cell>
          <table:table-cell office:value-type="float" office:value="1057" table:style-name="ce63">
            <text:p>1,057</text:p>
          </table:table-cell>
          <table:table-cell office:value-type="float" office:value="396" table:style-name="ce63">
            <text:p>396</text:p>
          </table:table-cell>
          <table:table-cell office:value-type="float" office:value="37.464522232734154" table:style-name="ce52">
            <text:p>37.5<text:s/></text:p>
          </table:table-cell>
          <table:table-cell table:style-name="ce64"/>
          <table:table-cell office:value-type="float" office:value="1445" table:style-name="ce63">
            <text:p>1,445</text:p>
          </table:table-cell>
          <table:table-cell office:value-type="float" office:value="416" table:style-name="ce63">
            <text:p>416</text:p>
          </table:table-cell>
          <table:table-cell office:value-type="float" office:value="28.788927335640139" table:style-name="ce52">
            <text:p>28.8<text:s/></text:p>
          </table:table-cell>
          <table:table-cell table:style-name="ce64"/>
          <table:table-cell office:value-type="float" office:value="2499" table:style-name="ce63">
            <text:p>2,499</text:p>
          </table:table-cell>
          <table:table-cell office:value-type="float" office:value="812" table:style-name="ce63">
            <text:p>812</text:p>
          </table:table-cell>
          <table:table-cell office:value-type="float" office:value="32.454036770583535" table:style-name="ce52">
            <text:p>32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3</text:p>
          </table:table-cell>
          <table:table-cell office:value-type="float" office:value="940" table:style-name="ce63">
            <text:p>940</text:p>
          </table:table-cell>
          <table:table-cell office:value-type="float" office:value="326" table:style-name="ce63">
            <text:p>326</text:p>
          </table:table-cell>
          <table:table-cell office:value-type="float" office:value="34.680851063829785" table:style-name="ce52">
            <text:p>34.7<text:s/></text:p>
          </table:table-cell>
          <table:table-cell table:style-name="ce64"/>
          <table:table-cell office:value-type="float" office:value="1434" table:style-name="ce63">
            <text:p>1,434</text:p>
          </table:table-cell>
          <table:table-cell office:value-type="float" office:value="383" table:style-name="ce63">
            <text:p>383</text:p>
          </table:table-cell>
          <table:table-cell office:value-type="float" office:value="26.708507670850768" table:style-name="ce52">
            <text:p>26.7<text:s/></text:p>
          </table:table-cell>
          <table:table-cell table:style-name="ce64"/>
          <table:table-cell office:value-type="float" office:value="2367" table:style-name="ce63">
            <text:p>2,367</text:p>
          </table:table-cell>
          <table:table-cell office:value-type="float" office:value="709" table:style-name="ce63">
            <text:p>709</text:p>
          </table:table-cell>
          <table:table-cell office:value-type="float" office:value="29.865206402695872" table:style-name="ce52">
            <text:p>29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4</text:p>
          </table:table-cell>
          <table:table-cell office:value-type="float" office:value="731" table:style-name="ce63">
            <text:p>731</text:p>
          </table:table-cell>
          <table:table-cell office:value-type="float" office:value="301" table:style-name="ce63">
            <text:p>301</text:p>
          </table:table-cell>
          <table:table-cell office:value-type="float" office:value="41.176470588235297" table:style-name="ce52">
            <text:p>41.2<text:s/></text:p>
          </table:table-cell>
          <table:table-cell table:style-name="ce64"/>
          <table:table-cell office:value-type="float" office:value="1021" table:style-name="ce63">
            <text:p>1,021</text:p>
          </table:table-cell>
          <table:table-cell office:value-type="float" office:value="293" table:style-name="ce63">
            <text:p>293</text:p>
          </table:table-cell>
          <table:table-cell office:value-type="float" office:value="28.6973555337904" table:style-name="ce52">
            <text:p>28.7<text:s/></text:p>
          </table:table-cell>
          <table:table-cell table:style-name="ce64"/>
          <table:table-cell office:value-type="float" office:value="1747" table:style-name="ce63">
            <text:p>1,747</text:p>
          </table:table-cell>
          <table:table-cell office:value-type="float" office:value="594" table:style-name="ce63">
            <text:p>594</text:p>
          </table:table-cell>
          <table:table-cell office:value-type="float" office:value="33.904109589041099" table:style-name="ce52">
            <text:p>33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5</text:p>
          </table:table-cell>
          <table:table-cell office:value-type="float" office:value="722" table:style-name="ce63">
            <text:p>722</text:p>
          </table:table-cell>
          <table:table-cell office:value-type="float" office:value="263" table:style-name="ce63">
            <text:p>263</text:p>
          </table:table-cell>
          <table:table-cell office:value-type="float" office:value="36.426592797783933" table:style-name="ce52">
            <text:p>36.4<text:s/></text:p>
          </table:table-cell>
          <table:table-cell table:style-name="ce64"/>
          <table:table-cell office:value-type="float" office:value="949" table:style-name="ce63">
            <text:p>949</text:p>
          </table:table-cell>
          <table:table-cell office:value-type="float" office:value="268" table:style-name="ce63">
            <text:p>268</text:p>
          </table:table-cell>
          <table:table-cell office:value-type="float" office:value="28.240252897787144" table:style-name="ce52">
            <text:p>28.2<text:s/></text:p>
          </table:table-cell>
          <table:table-cell table:style-name="ce64"/>
          <table:table-cell office:value-type="float" office:value="1667" table:style-name="ce63">
            <text:p>1,667</text:p>
          </table:table-cell>
          <table:table-cell office:value-type="float" office:value="531" table:style-name="ce63">
            <text:p>531</text:p>
          </table:table-cell>
          <table:table-cell office:value-type="float" office:value="31.777378815080787" table:style-name="ce52">
            <text:p>31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6</text:p>
          </table:table-cell>
          <table:table-cell office:value-type="float" office:value="559" table:style-name="ce63">
            <text:p>559</text:p>
          </table:table-cell>
          <table:table-cell office:value-type="float" office:value="196" table:style-name="ce63">
            <text:p>196</text:p>
          </table:table-cell>
          <table:table-cell office:value-type="float" office:value="35.062611806797854" table:style-name="ce52">
            <text:p>35.1<text:s/></text:p>
          </table:table-cell>
          <table:table-cell table:style-name="ce64"/>
          <table:table-cell office:value-type="float" office:value="744" table:style-name="ce63">
            <text:p>744</text:p>
          </table:table-cell>
          <table:table-cell office:value-type="float" office:value="221" table:style-name="ce63">
            <text:p>221</text:p>
          </table:table-cell>
          <table:table-cell office:value-type="float" office:value="29.704301075268816" table:style-name="ce52">
            <text:p>29.7<text:s/></text:p>
          </table:table-cell>
          <table:table-cell table:style-name="ce64"/>
          <table:table-cell office:value-type="float" office:value="1301" table:style-name="ce63">
            <text:p>1,301</text:p>
          </table:table-cell>
          <table:table-cell office:value-type="float" office:value="417" table:style-name="ce63">
            <text:p>417</text:p>
          </table:table-cell>
          <table:table-cell office:value-type="float" office:value="32.003069838833461" table:style-name="ce52">
            <text:p>32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7</text:p>
          </table:table-cell>
          <table:table-cell office:value-type="float" office:value="404" table:style-name="ce63">
            <text:p>404</text:p>
          </table:table-cell>
          <table:table-cell office:value-type="float" office:value="168" table:style-name="ce63">
            <text:p>168</text:p>
          </table:table-cell>
          <table:table-cell office:value-type="float" office:value="41.584158415841586" table:style-name="ce52">
            <text:p>41.6<text:s/></text:p>
          </table:table-cell>
          <table:table-cell table:style-name="ce64"/>
          <table:table-cell office:value-type="float" office:value="741" table:style-name="ce63">
            <text:p>741</text:p>
          </table:table-cell>
          <table:table-cell office:value-type="float" office:value="218" table:style-name="ce63">
            <text:p>218</text:p>
          </table:table-cell>
          <table:table-cell office:value-type="float" office:value="29.41970310391363" table:style-name="ce52">
            <text:p>29.4<text:s/></text:p>
          </table:table-cell>
          <table:table-cell table:style-name="ce64"/>
          <table:table-cell office:value-type="float" office:value="1143" table:style-name="ce63">
            <text:p>1,143</text:p>
          </table:table-cell>
          <table:table-cell office:value-type="float" office:value="386" table:style-name="ce63">
            <text:p>386</text:p>
          </table:table-cell>
          <table:table-cell office:value-type="float" office:value="33.711790393013104" table:style-name="ce52">
            <text:p>33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8</text:p>
          </table:table-cell>
          <table:table-cell office:value-type="float" office:value="402" table:style-name="ce63">
            <text:p>402</text:p>
          </table:table-cell>
          <table:table-cell office:value-type="float" office:value="153" table:style-name="ce63">
            <text:p>153</text:p>
          </table:table-cell>
          <table:table-cell office:value-type="float" office:value="38.059701492537314" table:style-name="ce52">
            <text:p>38.1<text:s/></text:p>
          </table:table-cell>
          <table:table-cell table:style-name="ce64"/>
          <table:table-cell office:value-type="float" office:value="584" table:style-name="ce63">
            <text:p>584</text:p>
          </table:table-cell>
          <table:table-cell office:value-type="float" office:value="175" table:style-name="ce63">
            <text:p>175</text:p>
          </table:table-cell>
          <table:table-cell office:value-type="float" office:value="29.965753424657532" table:style-name="ce52">
            <text:p>30.0<text:s/></text:p>
          </table:table-cell>
          <table:table-cell table:style-name="ce64"/>
          <table:table-cell office:value-type="float" office:value="985" table:style-name="ce63">
            <text:p>985</text:p>
          </table:table-cell>
          <table:table-cell office:value-type="float" office:value="328" table:style-name="ce63">
            <text:p>328</text:p>
          </table:table-cell>
          <table:table-cell office:value-type="float" office:value="33.265720081135903" table:style-name="ce52">
            <text:p>33.3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59</text:p>
          </table:table-cell>
          <table:table-cell office:value-type="float" office:value="325" table:style-name="ce63">
            <text:p>325</text:p>
          </table:table-cell>
          <table:table-cell office:value-type="float" office:value="117" table:style-name="ce63">
            <text:p>117</text:p>
          </table:table-cell>
          <table:table-cell office:value-type="float" office:value="36" table:style-name="ce52">
            <text:p>36.0<text:s/></text:p>
          </table:table-cell>
          <table:table-cell table:style-name="ce64"/>
          <table:table-cell office:value-type="float" office:value="427" table:style-name="ce63">
            <text:p>427</text:p>
          </table:table-cell>
          <table:table-cell office:value-type="float" office:value="120" table:style-name="ce63">
            <text:p>120</text:p>
          </table:table-cell>
          <table:table-cell office:value-type="float" office:value="28.103044496487119" table:style-name="ce52">
            <text:p>28.1<text:s/></text:p>
          </table:table-cell>
          <table:table-cell table:style-name="ce64"/>
          <table:table-cell office:value-type="float" office:value="751" table:style-name="ce63">
            <text:p>751</text:p>
          </table:table-cell>
          <table:table-cell office:value-type="float" office:value="237" table:style-name="ce63">
            <text:p>237</text:p>
          </table:table-cell>
          <table:table-cell office:value-type="float" office:value="31.51595744680851" table:style-name="ce52">
            <text:p>31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60</text:p>
          </table:table-cell>
          <table:table-cell office:value-type="float" office:value="275" table:style-name="ce63">
            <text:p>275</text:p>
          </table:table-cell>
          <table:table-cell office:value-type="float" office:value="112" table:style-name="ce63">
            <text:p>112</text:p>
          </table:table-cell>
          <table:table-cell office:value-type="float" office:value="40.727272727272727" table:style-name="ce52">
            <text:p>40.7<text:s/></text:p>
          </table:table-cell>
          <table:table-cell table:style-name="ce64"/>
          <table:table-cell office:value-type="float" office:value="460" table:style-name="ce63">
            <text:p>460</text:p>
          </table:table-cell>
          <table:table-cell office:value-type="float" office:value="136" table:style-name="ce63">
            <text:p>136</text:p>
          </table:table-cell>
          <table:table-cell office:value-type="float" office:value="29.565217391304351" table:style-name="ce52">
            <text:p>29.6<text:s/></text:p>
          </table:table-cell>
          <table:table-cell table:style-name="ce64"/>
          <table:table-cell office:value-type="float" office:value="733" table:style-name="ce63">
            <text:p>733</text:p>
          </table:table-cell>
          <table:table-cell office:value-type="float" office:value="248" table:style-name="ce63">
            <text:p>248</text:p>
          </table:table-cell>
          <table:table-cell office:value-type="float" office:value="33.741496598639458" table:style-name="ce52">
            <text:p>33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61 and over</text:p>
          </table:table-cell>
          <table:table-cell office:value-type="float" office:value="1526" table:style-name="ce63">
            <text:p>1,526</text:p>
          </table:table-cell>
          <table:table-cell office:value-type="float" office:value="586" table:style-name="ce63">
            <text:p>586</text:p>
          </table:table-cell>
          <table:table-cell office:value-type="float" office:value="38.40104849279161" table:style-name="ce52">
            <text:p>38.4<text:s/></text:p>
          </table:table-cell>
          <table:table-cell table:style-name="ce64"/>
          <table:table-cell office:value-type="float" office:value="2349" table:style-name="ce63">
            <text:p>2,349</text:p>
          </table:table-cell>
          <table:table-cell office:value-type="float" office:value="617" table:style-name="ce63">
            <text:p>617</text:p>
          </table:table-cell>
          <table:table-cell office:value-type="float" office:value="26.266496381438909" table:style-name="ce52">
            <text:p>26.3<text:s/></text:p>
          </table:table-cell>
          <table:table-cell table:style-name="ce64"/>
          <table:table-cell office:value-type="float" office:value="3862" table:style-name="ce63">
            <text:p>3,862</text:p>
          </table:table-cell>
          <table:table-cell office:value-type="float" office:value="1203" table:style-name="ce63">
            <text:p>1,203</text:p>
          </table:table-cell>
          <table:table-cell office:value-type="float" office:value="31.149663386846193" table:style-name="ce52">
            <text:p>31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office:value-type="float" office:value="103" table:style-name="ce63">
            <text:p>103</text:p>
          </table:table-cell>
          <table:table-cell office:value-type="float" office:value="55" table:style-name="ce63">
            <text:p>55</text:p>
          </table:table-cell>
          <table:table-cell office:value-type="float" office:value="53.398058252427184" table:style-name="ce52">
            <text:p>53.4<text:s/></text:p>
          </table:table-cell>
          <table:table-cell table:style-name="ce64"/>
          <table:table-cell office:value-type="float" office:value="105" table:style-name="ce63">
            <text:p>105</text:p>
          </table:table-cell>
          <table:table-cell office:value-type="float" office:value="50" table:style-name="ce63">
            <text:p>50</text:p>
          </table:table-cell>
          <table:table-cell office:value-type="float" office:value="47.619047619047613" table:style-name="ce52">
            <text:p>47.6<text:s/></text:p>
          </table:table-cell>
          <table:table-cell table:style-name="ce64"/>
          <table:table-cell office:value-type="float" office:value="297" table:style-name="ce63">
            <text:p>297</text:p>
          </table:table-cell>
          <table:table-cell office:value-type="float" office:value="105" table:style-name="ce63">
            <text:p>105</text:p>
          </table:table-cell>
          <table:table-cell office:value-type="float" office:value="50.480769230769226" table:style-name="ce52">
            <text:p>50.5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1">
          <table:table-cell office:value-type="string" table:style-name="ce65">
            <text:p>Total</text:p>
          </table:table-cell>
          <table:table-cell office:value-type="float" office:value="754640" table:style-name="ce66">
            <text:p>754,640</text:p>
          </table:table-cell>
          <table:table-cell office:value-type="float" office:value="370151" table:style-name="ce66">
            <text:p>370,151</text:p>
          </table:table-cell>
          <table:table-cell office:value-type="float" office:value="49.050010601081311" table:style-name="ce56">
            <text:p>49.1<text:s/></text:p>
          </table:table-cell>
          <table:table-cell table:style-name="ce67"/>
          <table:table-cell office:value-type="float" office:value="781825" table:style-name="ce66">
            <text:p>781,825</text:p>
          </table:table-cell>
          <table:table-cell office:value-type="float" office:value="333806" table:style-name="ce66">
            <text:p>333,806</text:p>
          </table:table-cell>
          <table:table-cell office:value-type="float" office:value="42.695743932465703" table:style-name="ce56">
            <text:p>42.7<text:s/></text:p>
          </table:table-cell>
          <table:table-cell table:style-name="ce67"/>
          <table:table-cell office:value-type="float" office:value="1534051" table:style-name="ce66">
            <text:p>1,534,051</text:p>
          </table:table-cell>
          <table:table-cell office:value-type="float" office:value="703957" table:style-name="ce66">
            <text:p>703,957</text:p>
          </table:table-cell>
          <table:table-cell office:value-type="float" office:value="45.816663575154649" table:style-name="ce56">
            <text:p>45.8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table:style-name="ce7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1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4" table:style-name="ce7"/>
          <table:table-cell table:number-columns-repeated="2" table:style-name="ce58"/>
          <table:table-cell table:number-columns-repeated="4" table:style-name="ce7"/>
          <table:table-cell office:value-type="string" table:style-name="ce41">
            <text:p>Source: DVSA/DfT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60"/>
          <table:table-cell table:number-columns-repeated="2" table:style-name="ce7"/>
          <table:table-cell table:number-columns-repeated="2" table:style-name="ce58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number-rows-repeated="1048515" table:style-name="ro2">
          <table:table-cell table:number-columns-repeated="16384"/>
        </table:table-row>
        <table:named-expressions>
          <table:named-range table:name="Print_Area" table:cell-range-address="DRT0203_2009-10.$A$1:DRT0203_2009-10.$L$54" table:base-cell-address="DRT0203_2009-10.$A$1"/>
        </table:named-expressions>
      </table:table>
      <table:table table:name="DRT0203_2008-09" table:style-name="ta6">
        <table:table-column table:style-name="co17" table:default-cell-style-name="ce62"/>
        <table:table-column table:style-name="co8" table:number-columns-repeated="2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0" table:default-cell-style-name="ce36"/>
        <table:table-column table:style-name="co13" table:default-cell-style-name="ce36"/>
        <table:table-column table:style-name="co8" table:default-cell-style-name="ce36"/>
        <table:table-column table:style-name="co1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69" table:default-cell-style-name="ce36"/>
        <table:table-row table:style-name="ro2">
          <table:table-cell office:value-type="string" table:style-name="ce44">
            <text:p>Department for Transport statistics</text:p>
          </table:table-cell>
          <table:table-cell table:number-columns-repeated="16383" table:style-name="ce7"/>
        </table:table-row>
        <table:table-row table:style-name="ro2">
          <table:table-cell office:value-type="string" table:number-columns-spanned="10" table:number-rows-spanned="1" table:style-name="ce45">
            <text:p><text:a xlink:href="http://www.dft.gov.uk/statistics/series/driving-tests-and-instructors/">Driving Test and Instructor Statistics (http://www.dft.gov.uk/statistics/series/driving-tests-and-instructors/)</text:a></text:p>
          </table:table-cell>
          <table:covered-table-cell table:number-columns-repeated="9"/>
          <table:table-cell table:number-columns-repeated="16374" table:style-name="ce7"/>
        </table:table-row>
        <table:table-row table:style-name="ro2">
          <table:table-cell table:style-name="ce46"/>
          <table:table-cell table:number-columns-repeated="16383" table:style-name="ce7"/>
        </table:table-row>
        <table:table-row table:style-name="ro2">
          <table:table-cell office:value-type="string" table:style-name="ce13">
            <text:p>Table DRT0203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47">
            <text:p>Practical car test pass rates by gender and age of candidate, Great Britain: April 2008 to March 2009</text:p>
          </table:table-cell>
          <table:table-cell table:number-columns-repeated="16383" table:style-name="ce7"/>
        </table:table-row>
        <table:table-row table:style-name="ro1">
          <table:table-cell table:style-name="ce15"/>
          <table:table-cell table:number-columns-repeated="9" table:style-name="ce18"/>
          <table:table-cell table:style-name="ce48"/>
          <table:table-cell office:value-type="string" table:style-name="ce48">
            <text:p>Numbers /<text:s/><text:span text:style-name="T4">Per cent</text:span>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6"/>
          <table:table-cell office:value-type="string" table:style-name="ce76">
            <text:p>Conducted</text:p>
          </table:table-cell>
          <table:table-cell office:value-type="string" table:style-name="ce25">
            <text:p>Passes</text:p>
          </table:table-cell>
          <table:table-cell office:value-type="string" table:style-name="ce25">
            <text:p>Pass rate (%)</text:p>
          </table:table-cell>
          <table:table-cell table:style-name="ce7"/>
          <table:table-cell table:number-columns-repeated="2" table:style-name="ce36"/>
          <table:table-cell table:number-columns-repeated="16369" table:style-name="ce7"/>
        </table:table-row>
        <table:table-row table:style-name="ro2">
          <table:table-cell office:value-type="string" table:style-name="ce8">
            <text:p>16</text:p>
          </table:table-cell>
          <table:table-cell office:value-type="float" office:value="76" table:style-name="ce53">
            <text:p>76<text:s/></text:p>
          </table:table-cell>
          <table:table-cell office:value-type="float" office:value="51" table:style-name="ce53">
            <text:p>51<text:s/></text:p>
          </table:table-cell>
          <table:table-cell office:value-type="float" office:value="67.10526315789474" table:style-name="ce52">
            <text:p>67.1<text:s/></text:p>
          </table:table-cell>
          <table:table-cell table:style-name="ce53"/>
          <table:table-cell office:value-type="float" office:value="33" table:style-name="ce53">
            <text:p>33<text:s/></text:p>
          </table:table-cell>
          <table:table-cell office:value-type="float" office:value="22" table:style-name="ce53">
            <text:p>22<text:s/></text:p>
          </table:table-cell>
          <table:table-cell office:value-type="float" office:value="66.666666666666671" table:style-name="ce52">
            <text:p>66.7<text:s/></text:p>
          </table:table-cell>
          <table:table-cell table:style-name="ce53"/>
          <table:table-cell office:value-type="float" office:value="109" table:style-name="ce53">
            <text:p>109<text:s/></text:p>
          </table:table-cell>
          <table:table-cell office:value-type="float" office:value="73" table:style-name="ce53">
            <text:p>73<text:s/></text:p>
          </table:table-cell>
          <table:table-cell office:value-type="float" office:value="66.972477064220186" table:style-name="ce52">
            <text:p>67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7</text:p>
          </table:table-cell>
          <table:table-cell office:value-type="float" office:value="210850" table:style-name="ce53">
            <text:p>210,850<text:s/></text:p>
          </table:table-cell>
          <table:table-cell office:value-type="float" office:value="116231" table:style-name="ce53">
            <text:p>116,231<text:s/></text:p>
          </table:table-cell>
          <table:table-cell office:value-type="float" office:value="55.124970358074464" table:style-name="ce52">
            <text:p>55.1<text:s/></text:p>
          </table:table-cell>
          <table:table-cell table:style-name="ce53"/>
          <table:table-cell office:value-type="float" office:value="168524" table:style-name="ce53">
            <text:p>168,524<text:s/></text:p>
          </table:table-cell>
          <table:table-cell office:value-type="float" office:value="87941" table:style-name="ce53">
            <text:p>87,941<text:s/></text:p>
          </table:table-cell>
          <table:table-cell office:value-type="float" office:value="52.183071847333323" table:style-name="ce52">
            <text:p>52.2<text:s/></text:p>
          </table:table-cell>
          <table:table-cell table:style-name="ce53"/>
          <table:table-cell office:value-type="float" office:value="379374" table:style-name="ce53">
            <text:p>379,374<text:s/></text:p>
          </table:table-cell>
          <table:table-cell office:value-type="float" office:value="204172" table:style-name="ce53">
            <text:p>204,172<text:s/></text:p>
          </table:table-cell>
          <table:table-cell office:value-type="float" office:value="53.818131975306684" table:style-name="ce52">
            <text:p>53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8</text:p>
          </table:table-cell>
          <table:table-cell office:value-type="float" office:value="128122" table:style-name="ce53">
            <text:p>128,122<text:s/></text:p>
          </table:table-cell>
          <table:table-cell office:value-type="float" office:value="62185" table:style-name="ce53">
            <text:p>62,185<text:s/></text:p>
          </table:table-cell>
          <table:table-cell office:value-type="float" office:value="48.535770593652927" table:style-name="ce52">
            <text:p>48.5<text:s/></text:p>
          </table:table-cell>
          <table:table-cell table:style-name="ce53"/>
          <table:table-cell office:value-type="float" office:value="138973" table:style-name="ce53">
            <text:p>138,973<text:s/></text:p>
          </table:table-cell>
          <table:table-cell office:value-type="float" office:value="63130" table:style-name="ce53">
            <text:p>63,130<text:s/></text:p>
          </table:table-cell>
          <table:table-cell office:value-type="float" office:value="45.426089959920276" table:style-name="ce52">
            <text:p>45.4<text:s/></text:p>
          </table:table-cell>
          <table:table-cell table:style-name="ce53"/>
          <table:table-cell office:value-type="float" office:value="267095" table:style-name="ce53">
            <text:p>267,095<text:s/></text:p>
          </table:table-cell>
          <table:table-cell office:value-type="float" office:value="125315" table:style-name="ce53">
            <text:p>125,315<text:s/></text:p>
          </table:table-cell>
          <table:table-cell office:value-type="float" office:value="46.917763342630899" table:style-name="ce52">
            <text:p>46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19</text:p>
          </table:table-cell>
          <table:table-cell office:value-type="float" office:value="63842" table:style-name="ce53">
            <text:p>63,842<text:s/></text:p>
          </table:table-cell>
          <table:table-cell office:value-type="float" office:value="30402" table:style-name="ce53">
            <text:p>30,402<text:s/></text:p>
          </table:table-cell>
          <table:table-cell office:value-type="float" office:value="47.620688574919335" table:style-name="ce52">
            <text:p>47.6<text:s/></text:p>
          </table:table-cell>
          <table:table-cell table:style-name="ce53"/>
          <table:table-cell office:value-type="float" office:value="72446" table:style-name="ce53">
            <text:p>72,446<text:s/></text:p>
          </table:table-cell>
          <table:table-cell office:value-type="float" office:value="30972" table:style-name="ce53">
            <text:p>30,972<text:s/></text:p>
          </table:table-cell>
          <table:table-cell office:value-type="float" office:value="42.751842751842752" table:style-name="ce52">
            <text:p>42.8<text:s/></text:p>
          </table:table-cell>
          <table:table-cell table:style-name="ce53"/>
          <table:table-cell office:value-type="float" office:value="136288" table:style-name="ce53">
            <text:p>136,288<text:s/></text:p>
          </table:table-cell>
          <table:table-cell office:value-type="float" office:value="61374" table:style-name="ce53">
            <text:p>61,374<text:s/></text:p>
          </table:table-cell>
          <table:table-cell office:value-type="float" office:value="45.032578069969475" table:style-name="ce52">
            <text:p>45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0</text:p>
          </table:table-cell>
          <table:table-cell office:value-type="float" office:value="43641" table:style-name="ce53">
            <text:p>43,641<text:s/></text:p>
          </table:table-cell>
          <table:table-cell office:value-type="float" office:value="21097" table:style-name="ce53">
            <text:p>21,097<text:s/></text:p>
          </table:table-cell>
          <table:table-cell office:value-type="float" office:value="48.342155312664701" table:style-name="ce52">
            <text:p>48.3<text:s/></text:p>
          </table:table-cell>
          <table:table-cell table:style-name="ce53"/>
          <table:table-cell office:value-type="float" office:value="50480" table:style-name="ce53">
            <text:p>50,480<text:s/></text:p>
          </table:table-cell>
          <table:table-cell office:value-type="float" office:value="21182" table:style-name="ce53">
            <text:p>21,182<text:s/></text:p>
          </table:table-cell>
          <table:table-cell office:value-type="float" office:value="41.961172741679874" table:style-name="ce52">
            <text:p>42.0<text:s/></text:p>
          </table:table-cell>
          <table:table-cell table:style-name="ce53"/>
          <table:table-cell office:value-type="float" office:value="94121" table:style-name="ce53">
            <text:p>94,121<text:s/></text:p>
          </table:table-cell>
          <table:table-cell office:value-type="float" office:value="42279" table:style-name="ce53">
            <text:p>42,279<text:s/></text:p>
          </table:table-cell>
          <table:table-cell office:value-type="float" office:value="44.919837230798649" table:style-name="ce52">
            <text:p>44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1</text:p>
          </table:table-cell>
          <table:table-cell office:value-type="float" office:value="36834" table:style-name="ce53">
            <text:p>36,834<text:s/></text:p>
          </table:table-cell>
          <table:table-cell office:value-type="float" office:value="17949" table:style-name="ce53">
            <text:p>17,949<text:s/></text:p>
          </table:table-cell>
          <table:table-cell office:value-type="float" office:value="48.72943476136178" table:style-name="ce52">
            <text:p>48.7<text:s/></text:p>
          </table:table-cell>
          <table:table-cell table:style-name="ce53"/>
          <table:table-cell office:value-type="float" office:value="41634" table:style-name="ce53">
            <text:p>41,634<text:s/></text:p>
          </table:table-cell>
          <table:table-cell office:value-type="float" office:value="17657" table:style-name="ce53">
            <text:p>17,657<text:s/></text:p>
          </table:table-cell>
          <table:table-cell office:value-type="float" office:value="42.410049478791372" table:style-name="ce52">
            <text:p>42.4<text:s/></text:p>
          </table:table-cell>
          <table:table-cell table:style-name="ce53"/>
          <table:table-cell office:value-type="float" office:value="78468" table:style-name="ce53">
            <text:p>78,468<text:s/></text:p>
          </table:table-cell>
          <table:table-cell office:value-type="float" office:value="35606" table:style-name="ce53">
            <text:p>35,606<text:s/></text:p>
          </table:table-cell>
          <table:table-cell office:value-type="float" office:value="45.376459193556613" table:style-name="ce52">
            <text:p>45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2</text:p>
          </table:table-cell>
          <table:table-cell office:value-type="float" office:value="33121" table:style-name="ce53">
            <text:p>33,121<text:s/></text:p>
          </table:table-cell>
          <table:table-cell office:value-type="float" office:value="16196" table:style-name="ce53">
            <text:p>16,196<text:s/></text:p>
          </table:table-cell>
          <table:table-cell office:value-type="float" office:value="48.899489749705623" table:style-name="ce52">
            <text:p>48.9<text:s/></text:p>
          </table:table-cell>
          <table:table-cell table:style-name="ce53"/>
          <table:table-cell office:value-type="float" office:value="38383" table:style-name="ce53">
            <text:p>38,383<text:s/></text:p>
          </table:table-cell>
          <table:table-cell office:value-type="float" office:value="16153" table:style-name="ce53">
            <text:p>16,153<text:s/></text:p>
          </table:table-cell>
          <table:table-cell office:value-type="float" office:value="42.08373498684314" table:style-name="ce52">
            <text:p>42.1<text:s/></text:p>
          </table:table-cell>
          <table:table-cell table:style-name="ce53"/>
          <table:table-cell office:value-type="float" office:value="71504" table:style-name="ce53">
            <text:p>71,504<text:s/></text:p>
          </table:table-cell>
          <table:table-cell office:value-type="float" office:value="32349" table:style-name="ce53">
            <text:p>32,349<text:s/></text:p>
          </table:table-cell>
          <table:table-cell office:value-type="float" office:value="45.240825688073393" table:style-name="ce52">
            <text:p>45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3</text:p>
          </table:table-cell>
          <table:table-cell office:value-type="float" office:value="30109" table:style-name="ce53">
            <text:p>30,109<text:s/></text:p>
          </table:table-cell>
          <table:table-cell office:value-type="float" office:value="14925" table:style-name="ce53">
            <text:p>14,925<text:s/></text:p>
          </table:table-cell>
          <table:table-cell office:value-type="float" office:value="49.569896044372115" table:style-name="ce52">
            <text:p>49.6<text:s/></text:p>
          </table:table-cell>
          <table:table-cell table:style-name="ce53"/>
          <table:table-cell office:value-type="float" office:value="34876" table:style-name="ce53">
            <text:p>34,876<text:s/></text:p>
          </table:table-cell>
          <table:table-cell office:value-type="float" office:value="14688" table:style-name="ce53">
            <text:p>14,688<text:s/></text:p>
          </table:table-cell>
          <table:table-cell office:value-type="float" office:value="42.114921435944488" table:style-name="ce52">
            <text:p>42.1<text:s/></text:p>
          </table:table-cell>
          <table:table-cell table:style-name="ce53"/>
          <table:table-cell office:value-type="float" office:value="64985" table:style-name="ce53">
            <text:p>64,985<text:s/></text:p>
          </table:table-cell>
          <table:table-cell office:value-type="float" office:value="29613" table:style-name="ce53">
            <text:p>29,613<text:s/></text:p>
          </table:table-cell>
          <table:table-cell office:value-type="float" office:value="45.568977456336079" table:style-name="ce52">
            <text:p>45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4</text:p>
          </table:table-cell>
          <table:table-cell office:value-type="float" office:value="27353" table:style-name="ce53">
            <text:p>27,353<text:s/></text:p>
          </table:table-cell>
          <table:table-cell office:value-type="float" office:value="13337" table:style-name="ce53">
            <text:p>13,337<text:s/></text:p>
          </table:table-cell>
          <table:table-cell office:value-type="float" office:value="48.758819873505644" table:style-name="ce52">
            <text:p>48.8<text:s/></text:p>
          </table:table-cell>
          <table:table-cell table:style-name="ce53"/>
          <table:table-cell office:value-type="float" office:value="30721" table:style-name="ce53">
            <text:p>30,721<text:s/></text:p>
          </table:table-cell>
          <table:table-cell office:value-type="float" office:value="12499" table:style-name="ce53">
            <text:p>12,499<text:s/></text:p>
          </table:table-cell>
          <table:table-cell office:value-type="float" office:value="40.685524559747407" table:style-name="ce52">
            <text:p>40.7<text:s/></text:p>
          </table:table-cell>
          <table:table-cell table:style-name="ce53"/>
          <table:table-cell office:value-type="float" office:value="58074" table:style-name="ce53">
            <text:p>58,074<text:s/></text:p>
          </table:table-cell>
          <table:table-cell office:value-type="float" office:value="25836" table:style-name="ce53">
            <text:p>25,836<text:s/></text:p>
          </table:table-cell>
          <table:table-cell office:value-type="float" office:value="44.488066949064986" table:style-name="ce52">
            <text:p>44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5</text:p>
          </table:table-cell>
          <table:table-cell office:value-type="float" office:value="25973" table:style-name="ce53">
            <text:p>25,973<text:s/></text:p>
          </table:table-cell>
          <table:table-cell office:value-type="float" office:value="12602" table:style-name="ce53">
            <text:p>12,602<text:s/></text:p>
          </table:table-cell>
          <table:table-cell office:value-type="float" office:value="48.519616524852736" table:style-name="ce52">
            <text:p>48.5<text:s/></text:p>
          </table:table-cell>
          <table:table-cell table:style-name="ce53"/>
          <table:table-cell office:value-type="float" office:value="28453" table:style-name="ce53">
            <text:p>28,453<text:s/></text:p>
          </table:table-cell>
          <table:table-cell office:value-type="float" office:value="11737" table:style-name="ce53">
            <text:p>11,737<text:s/></text:p>
          </table:table-cell>
          <table:table-cell office:value-type="float" office:value="41.250483253084028" table:style-name="ce52">
            <text:p>41.3<text:s/></text:p>
          </table:table-cell>
          <table:table-cell table:style-name="ce53"/>
          <table:table-cell office:value-type="float" office:value="54426" table:style-name="ce53">
            <text:p>54,426<text:s/></text:p>
          </table:table-cell>
          <table:table-cell office:value-type="float" office:value="24339" table:style-name="ce53">
            <text:p>24,339<text:s/></text:p>
          </table:table-cell>
          <table:table-cell office:value-type="float" office:value="44.719435563884907" table:style-name="ce52">
            <text:p>44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6</text:p>
          </table:table-cell>
          <table:table-cell office:value-type="float" office:value="24587" table:style-name="ce53">
            <text:p>24,587<text:s/></text:p>
          </table:table-cell>
          <table:table-cell office:value-type="float" office:value="11679" table:style-name="ce53">
            <text:p>11,679<text:s/></text:p>
          </table:table-cell>
          <table:table-cell office:value-type="float" office:value="47.500711758246226" table:style-name="ce52">
            <text:p>47.5<text:s/></text:p>
          </table:table-cell>
          <table:table-cell table:style-name="ce53"/>
          <table:table-cell office:value-type="float" office:value="26489" table:style-name="ce53">
            <text:p>26,489<text:s/></text:p>
          </table:table-cell>
          <table:table-cell office:value-type="float" office:value="10511" table:style-name="ce53">
            <text:p>10,511<text:s/></text:p>
          </table:table-cell>
          <table:table-cell office:value-type="float" office:value="39.68062214504134" table:style-name="ce52">
            <text:p>39.7<text:s/></text:p>
          </table:table-cell>
          <table:table-cell table:style-name="ce53"/>
          <table:table-cell office:value-type="float" office:value="51076" table:style-name="ce53">
            <text:p>51,076<text:s/></text:p>
          </table:table-cell>
          <table:table-cell office:value-type="float" office:value="22190" table:style-name="ce53">
            <text:p>22,190<text:s/></text:p>
          </table:table-cell>
          <table:table-cell office:value-type="float" office:value="43.445062260161329" table:style-name="ce52">
            <text:p>43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7</text:p>
          </table:table-cell>
          <table:table-cell office:value-type="float" office:value="23161" table:style-name="ce53">
            <text:p>23,161<text:s/></text:p>
          </table:table-cell>
          <table:table-cell office:value-type="float" office:value="10971" table:style-name="ce53">
            <text:p>10,971<text:s/></text:p>
          </table:table-cell>
          <table:table-cell office:value-type="float" office:value="47.368421052631575" table:style-name="ce52">
            <text:p>47.4<text:s/></text:p>
          </table:table-cell>
          <table:table-cell table:style-name="ce53"/>
          <table:table-cell office:value-type="float" office:value="24506" table:style-name="ce53">
            <text:p>24,506<text:s/></text:p>
          </table:table-cell>
          <table:table-cell office:value-type="float" office:value="9566" table:style-name="ce53">
            <text:p>9,566<text:s/></text:p>
          </table:table-cell>
          <table:table-cell office:value-type="float" office:value="39.035338284501755" table:style-name="ce52">
            <text:p>39.0<text:s/></text:p>
          </table:table-cell>
          <table:table-cell table:style-name="ce53"/>
          <table:table-cell office:value-type="float" office:value="47667" table:style-name="ce53">
            <text:p>47,667<text:s/></text:p>
          </table:table-cell>
          <table:table-cell office:value-type="float" office:value="20537" table:style-name="ce53">
            <text:p>20,537<text:s/></text:p>
          </table:table-cell>
          <table:table-cell office:value-type="float" office:value="43.084314095705622" table:style-name="ce52">
            <text:p>43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8</text:p>
          </table:table-cell>
          <table:table-cell office:value-type="float" office:value="22117" table:style-name="ce53">
            <text:p>22,117<text:s/></text:p>
          </table:table-cell>
          <table:table-cell office:value-type="float" office:value="10306" table:style-name="ce53">
            <text:p>10,306<text:s/></text:p>
          </table:table-cell>
          <table:table-cell office:value-type="float" office:value="46.597639824569335" table:style-name="ce52">
            <text:p>46.6<text:s/></text:p>
          </table:table-cell>
          <table:table-cell table:style-name="ce53"/>
          <table:table-cell office:value-type="float" office:value="23487" table:style-name="ce53">
            <text:p>23,487<text:s/></text:p>
          </table:table-cell>
          <table:table-cell office:value-type="float" office:value="8864" table:style-name="ce53">
            <text:p>8,864<text:s/></text:p>
          </table:table-cell>
          <table:table-cell office:value-type="float" office:value="37.740026397581644" table:style-name="ce52">
            <text:p>37.7<text:s/></text:p>
          </table:table-cell>
          <table:table-cell table:style-name="ce53"/>
          <table:table-cell office:value-type="float" office:value="45604" table:style-name="ce53">
            <text:p>45,604<text:s/></text:p>
          </table:table-cell>
          <table:table-cell office:value-type="float" office:value="19170" table:style-name="ce53">
            <text:p>19,170<text:s/></text:p>
          </table:table-cell>
          <table:table-cell office:value-type="float" office:value="42.035786334532055" table:style-name="ce52">
            <text:p>42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29</text:p>
          </table:table-cell>
          <table:table-cell office:value-type="float" office:value="19794" table:style-name="ce53">
            <text:p>19,794<text:s/></text:p>
          </table:table-cell>
          <table:table-cell office:value-type="float" office:value="8861" table:style-name="ce53">
            <text:p>8,861<text:s/></text:p>
          </table:table-cell>
          <table:table-cell office:value-type="float" office:value="44.766090734566035" table:style-name="ce52">
            <text:p>44.8<text:s/></text:p>
          </table:table-cell>
          <table:table-cell table:style-name="ce53"/>
          <table:table-cell office:value-type="float" office:value="20979" table:style-name="ce53">
            <text:p>20,979<text:s/></text:p>
          </table:table-cell>
          <table:table-cell office:value-type="float" office:value="7841" table:style-name="ce53">
            <text:p>7,841<text:s/></text:p>
          </table:table-cell>
          <table:table-cell office:value-type="float" office:value="37.375470708804045" table:style-name="ce52">
            <text:p>37.4<text:s/></text:p>
          </table:table-cell>
          <table:table-cell table:style-name="ce53"/>
          <table:table-cell office:value-type="float" office:value="40773" table:style-name="ce53">
            <text:p>40,773<text:s/></text:p>
          </table:table-cell>
          <table:table-cell office:value-type="float" office:value="16702" table:style-name="ce53">
            <text:p>16,702<text:s/></text:p>
          </table:table-cell>
          <table:table-cell office:value-type="float" office:value="40.963382630662444" table:style-name="ce52">
            <text:p>41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0</text:p>
          </table:table-cell>
          <table:table-cell office:value-type="float" office:value="17860" table:style-name="ce53">
            <text:p>17,860<text:s/></text:p>
          </table:table-cell>
          <table:table-cell office:value-type="float" office:value="7933" table:style-name="ce53">
            <text:p>7,933<text:s/></text:p>
          </table:table-cell>
          <table:table-cell office:value-type="float" office:value="44.417693169092942" table:style-name="ce52">
            <text:p>44.4<text:s/></text:p>
          </table:table-cell>
          <table:table-cell table:style-name="ce53"/>
          <table:table-cell office:value-type="float" office:value="18685" table:style-name="ce53">
            <text:p>18,685<text:s/></text:p>
          </table:table-cell>
          <table:table-cell office:value-type="float" office:value="6657" table:style-name="ce53">
            <text:p>6,657<text:s/></text:p>
          </table:table-cell>
          <table:table-cell office:value-type="float" office:value="35.627508696815624" table:style-name="ce52">
            <text:p>35.6<text:s/></text:p>
          </table:table-cell>
          <table:table-cell table:style-name="ce53"/>
          <table:table-cell office:value-type="float" office:value="36545" table:style-name="ce53">
            <text:p>36,545<text:s/></text:p>
          </table:table-cell>
          <table:table-cell office:value-type="float" office:value="14590" table:style-name="ce53">
            <text:p>14,590<text:s/></text:p>
          </table:table-cell>
          <table:table-cell office:value-type="float" office:value="39.923382131618553" table:style-name="ce52">
            <text:p>39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1</text:p>
          </table:table-cell>
          <table:table-cell office:value-type="float" office:value="16131" table:style-name="ce53">
            <text:p>16,131<text:s/></text:p>
          </table:table-cell>
          <table:table-cell office:value-type="float" office:value="6993" table:style-name="ce53">
            <text:p>6,993<text:s/></text:p>
          </table:table-cell>
          <table:table-cell office:value-type="float" office:value="43.351311140040913" table:style-name="ce52">
            <text:p>43.4<text:s/></text:p>
          </table:table-cell>
          <table:table-cell table:style-name="ce53"/>
          <table:table-cell office:value-type="float" office:value="17065" table:style-name="ce53">
            <text:p>17,065<text:s/></text:p>
          </table:table-cell>
          <table:table-cell office:value-type="float" office:value="5939" table:style-name="ce53">
            <text:p>5,939<text:s/></text:p>
          </table:table-cell>
          <table:table-cell office:value-type="float" office:value="34.802226779958978" table:style-name="ce52">
            <text:p>34.8<text:s/></text:p>
          </table:table-cell>
          <table:table-cell table:style-name="ce53"/>
          <table:table-cell office:value-type="float" office:value="33196" table:style-name="ce53">
            <text:p>33,196<text:s/></text:p>
          </table:table-cell>
          <table:table-cell office:value-type="float" office:value="12932" table:style-name="ce53">
            <text:p>12,932<text:s/></text:p>
          </table:table-cell>
          <table:table-cell office:value-type="float" office:value="38.956500783226893" table:style-name="ce52">
            <text:p>39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2</text:p>
          </table:table-cell>
          <table:table-cell office:value-type="float" office:value="14939" table:style-name="ce53">
            <text:p>14,939<text:s/></text:p>
          </table:table-cell>
          <table:table-cell office:value-type="float" office:value="6485" table:style-name="ce53">
            <text:p>6,485<text:s/></text:p>
          </table:table-cell>
          <table:table-cell office:value-type="float" office:value="43.409866791619251" table:style-name="ce52">
            <text:p>43.4<text:s/></text:p>
          </table:table-cell>
          <table:table-cell table:style-name="ce53"/>
          <table:table-cell office:value-type="float" office:value="15880" table:style-name="ce53">
            <text:p>15,880<text:s/></text:p>
          </table:table-cell>
          <table:table-cell office:value-type="float" office:value="5445" table:style-name="ce53">
            <text:p>5,445<text:s/></text:p>
          </table:table-cell>
          <table:table-cell office:value-type="float" office:value="34.288413098236774" table:style-name="ce52">
            <text:p>34.3<text:s/></text:p>
          </table:table-cell>
          <table:table-cell table:style-name="ce53"/>
          <table:table-cell office:value-type="float" office:value="30819" table:style-name="ce53">
            <text:p>30,819<text:s/></text:p>
          </table:table-cell>
          <table:table-cell office:value-type="float" office:value="11930" table:style-name="ce53">
            <text:p>11,930<text:s/></text:p>
          </table:table-cell>
          <table:table-cell office:value-type="float" office:value="38.709886758168665" table:style-name="ce52">
            <text:p>38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3</text:p>
          </table:table-cell>
          <table:table-cell office:value-type="float" office:value="13587" table:style-name="ce53">
            <text:p>13,587<text:s/></text:p>
          </table:table-cell>
          <table:table-cell office:value-type="float" office:value="5663" table:style-name="ce53">
            <text:p>5,663<text:s/></text:p>
          </table:table-cell>
          <table:table-cell office:value-type="float" office:value="41.679546625450804" table:style-name="ce52">
            <text:p>41.7<text:s/></text:p>
          </table:table-cell>
          <table:table-cell table:style-name="ce53"/>
          <table:table-cell office:value-type="float" office:value="14440" table:style-name="ce53">
            <text:p>14,440<text:s/></text:p>
          </table:table-cell>
          <table:table-cell office:value-type="float" office:value="4892" table:style-name="ce53">
            <text:p>4,892<text:s/></text:p>
          </table:table-cell>
          <table:table-cell office:value-type="float" office:value="33.878116343490305" table:style-name="ce52">
            <text:p>33.9<text:s/></text:p>
          </table:table-cell>
          <table:table-cell table:style-name="ce53"/>
          <table:table-cell office:value-type="float" office:value="28027" table:style-name="ce53">
            <text:p>28,027<text:s/></text:p>
          </table:table-cell>
          <table:table-cell office:value-type="float" office:value="10555" table:style-name="ce53">
            <text:p>10,555<text:s/></text:p>
          </table:table-cell>
          <table:table-cell office:value-type="float" office:value="37.660113462018764" table:style-name="ce52">
            <text:p>37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4</text:p>
          </table:table-cell>
          <table:table-cell office:value-type="float" office:value="11858" table:style-name="ce53">
            <text:p>11,858<text:s/></text:p>
          </table:table-cell>
          <table:table-cell office:value-type="float" office:value="4913" table:style-name="ce53">
            <text:p>4,913<text:s/></text:p>
          </table:table-cell>
          <table:table-cell office:value-type="float" office:value="41.431944678697931" table:style-name="ce52">
            <text:p>41.4<text:s/></text:p>
          </table:table-cell>
          <table:table-cell table:style-name="ce53"/>
          <table:table-cell office:value-type="float" office:value="12907" table:style-name="ce53">
            <text:p>12,907<text:s/></text:p>
          </table:table-cell>
          <table:table-cell office:value-type="float" office:value="4364" table:style-name="ce53">
            <text:p>4,364<text:s/></text:p>
          </table:table-cell>
          <table:table-cell office:value-type="float" office:value="33.811110250251801" table:style-name="ce52">
            <text:p>33.8<text:s/></text:p>
          </table:table-cell>
          <table:table-cell table:style-name="ce53"/>
          <table:table-cell office:value-type="float" office:value="24765" table:style-name="ce53">
            <text:p>24,765<text:s/></text:p>
          </table:table-cell>
          <table:table-cell office:value-type="float" office:value="9277" table:style-name="ce53">
            <text:p>9,277<text:s/></text:p>
          </table:table-cell>
          <table:table-cell office:value-type="float" office:value="37.460125176660611" table:style-name="ce52">
            <text:p>37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5</text:p>
          </table:table-cell>
          <table:table-cell office:value-type="float" office:value="10563" table:style-name="ce53">
            <text:p>10,563<text:s/></text:p>
          </table:table-cell>
          <table:table-cell office:value-type="float" office:value="4423" table:style-name="ce53">
            <text:p>4,423<text:s/></text:p>
          </table:table-cell>
          <table:table-cell office:value-type="float" office:value="41.872574079333525" table:style-name="ce52">
            <text:p>41.9<text:s/></text:p>
          </table:table-cell>
          <table:table-cell table:style-name="ce53"/>
          <table:table-cell office:value-type="float" office:value="12176" table:style-name="ce53">
            <text:p>12,176<text:s/></text:p>
          </table:table-cell>
          <table:table-cell office:value-type="float" office:value="4031" table:style-name="ce53">
            <text:p>4,031<text:s/></text:p>
          </table:table-cell>
          <table:table-cell office:value-type="float" office:value="33.106110381077528" table:style-name="ce52">
            <text:p>33.1<text:s/></text:p>
          </table:table-cell>
          <table:table-cell table:style-name="ce53"/>
          <table:table-cell office:value-type="float" office:value="22739" table:style-name="ce53">
            <text:p>22,739<text:s/></text:p>
          </table:table-cell>
          <table:table-cell office:value-type="float" office:value="8454" table:style-name="ce53">
            <text:p>8,454<text:s/></text:p>
          </table:table-cell>
          <table:table-cell office:value-type="float" office:value="37.178415937376315" table:style-name="ce52">
            <text:p>37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6</text:p>
          </table:table-cell>
          <table:table-cell office:value-type="float" office:value="9571" table:style-name="ce53">
            <text:p>9,571<text:s/></text:p>
          </table:table-cell>
          <table:table-cell office:value-type="float" office:value="3946" table:style-name="ce53">
            <text:p>3,946<text:s/></text:p>
          </table:table-cell>
          <table:table-cell office:value-type="float" office:value="41.228711733361195" table:style-name="ce52">
            <text:p>41.2<text:s/></text:p>
          </table:table-cell>
          <table:table-cell table:style-name="ce53"/>
          <table:table-cell office:value-type="float" office:value="11168" table:style-name="ce53">
            <text:p>11,168<text:s/></text:p>
          </table:table-cell>
          <table:table-cell office:value-type="float" office:value="3752" table:style-name="ce53">
            <text:p>3,752<text:s/></text:p>
          </table:table-cell>
          <table:table-cell office:value-type="float" office:value="33.595988538681951" table:style-name="ce52">
            <text:p>33.6<text:s/></text:p>
          </table:table-cell>
          <table:table-cell table:style-name="ce53"/>
          <table:table-cell office:value-type="float" office:value="20739" table:style-name="ce53">
            <text:p>20,739<text:s/></text:p>
          </table:table-cell>
          <table:table-cell office:value-type="float" office:value="7698" table:style-name="ce53">
            <text:p>7,698<text:s/></text:p>
          </table:table-cell>
          <table:table-cell office:value-type="float" office:value="37.118472443222913" table:style-name="ce52">
            <text:p>37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7</text:p>
          </table:table-cell>
          <table:table-cell office:value-type="float" office:value="8383" table:style-name="ce53">
            <text:p>8,383<text:s/></text:p>
          </table:table-cell>
          <table:table-cell office:value-type="float" office:value="3497" table:style-name="ce53">
            <text:p>3,497<text:s/></text:p>
          </table:table-cell>
          <table:table-cell office:value-type="float" office:value="41.715376356912799" table:style-name="ce52">
            <text:p>41.7<text:s/></text:p>
          </table:table-cell>
          <table:table-cell table:style-name="ce53"/>
          <table:table-cell office:value-type="float" office:value="10106" table:style-name="ce53">
            <text:p>10,106<text:s/></text:p>
          </table:table-cell>
          <table:table-cell office:value-type="float" office:value="3334" table:style-name="ce53">
            <text:p>3,334<text:s/></text:p>
          </table:table-cell>
          <table:table-cell office:value-type="float" office:value="32.990302790421531" table:style-name="ce52">
            <text:p>33.0<text:s/></text:p>
          </table:table-cell>
          <table:table-cell table:style-name="ce53"/>
          <table:table-cell office:value-type="float" office:value="18489" table:style-name="ce53">
            <text:p>18,489<text:s/></text:p>
          </table:table-cell>
          <table:table-cell office:value-type="float" office:value="6831" table:style-name="ce53">
            <text:p>6,831<text:s/></text:p>
          </table:table-cell>
          <table:table-cell office:value-type="float" office:value="36.946292390069772" table:style-name="ce52">
            <text:p>36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8</text:p>
          </table:table-cell>
          <table:table-cell office:value-type="float" office:value="7634" table:style-name="ce53">
            <text:p>7,634<text:s/></text:p>
          </table:table-cell>
          <table:table-cell office:value-type="float" office:value="3125" table:style-name="ce53">
            <text:p>3,125<text:s/></text:p>
          </table:table-cell>
          <table:table-cell office:value-type="float" office:value="40.935289494367304" table:style-name="ce52">
            <text:p>40.9<text:s/></text:p>
          </table:table-cell>
          <table:table-cell table:style-name="ce53"/>
          <table:table-cell office:value-type="float" office:value="9132" table:style-name="ce53">
            <text:p>9,132<text:s/></text:p>
          </table:table-cell>
          <table:table-cell office:value-type="float" office:value="3003" table:style-name="ce53">
            <text:p>3,003<text:s/></text:p>
          </table:table-cell>
          <table:table-cell office:value-type="float" office:value="32.88436268068331" table:style-name="ce52">
            <text:p>32.9<text:s/></text:p>
          </table:table-cell>
          <table:table-cell table:style-name="ce53"/>
          <table:table-cell office:value-type="float" office:value="16766" table:style-name="ce53">
            <text:p>16,766<text:s/></text:p>
          </table:table-cell>
          <table:table-cell office:value-type="float" office:value="6128" table:style-name="ce53">
            <text:p>6,128<text:s/></text:p>
          </table:table-cell>
          <table:table-cell office:value-type="float" office:value="36.550161040200408" table:style-name="ce52">
            <text:p>36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39</text:p>
          </table:table-cell>
          <table:table-cell office:value-type="float" office:value="6713" table:style-name="ce53">
            <text:p>6,713<text:s/></text:p>
          </table:table-cell>
          <table:table-cell office:value-type="float" office:value="2759" table:style-name="ce53">
            <text:p>2,759<text:s/></text:p>
          </table:table-cell>
          <table:table-cell office:value-type="float" office:value="41.099359451809924" table:style-name="ce52">
            <text:p>41.1<text:s/></text:p>
          </table:table-cell>
          <table:table-cell table:style-name="ce53"/>
          <table:table-cell office:value-type="float" office:value="8182" table:style-name="ce53">
            <text:p>8,182<text:s/></text:p>
          </table:table-cell>
          <table:table-cell office:value-type="float" office:value="2637" table:style-name="ce53">
            <text:p>2,637<text:s/></text:p>
          </table:table-cell>
          <table:table-cell office:value-type="float" office:value="32.229283793693476" table:style-name="ce52">
            <text:p>32.2<text:s/></text:p>
          </table:table-cell>
          <table:table-cell table:style-name="ce53"/>
          <table:table-cell office:value-type="float" office:value="14895" table:style-name="ce53">
            <text:p>14,895<text:s/></text:p>
          </table:table-cell>
          <table:table-cell office:value-type="float" office:value="5396" table:style-name="ce53">
            <text:p>5,396<text:s/></text:p>
          </table:table-cell>
          <table:table-cell office:value-type="float" office:value="36.226921785834172" table:style-name="ce52">
            <text:p>36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0</text:p>
          </table:table-cell>
          <table:table-cell office:value-type="float" office:value="5984" table:style-name="ce53">
            <text:p>5,984<text:s/></text:p>
          </table:table-cell>
          <table:table-cell office:value-type="float" office:value="2402" table:style-name="ce53">
            <text:p>2,402<text:s/></text:p>
          </table:table-cell>
          <table:table-cell office:value-type="float" office:value="40.140374331550802" table:style-name="ce52">
            <text:p>40.1<text:s/></text:p>
          </table:table-cell>
          <table:table-cell table:style-name="ce53"/>
          <table:table-cell office:value-type="float" office:value="7272" table:style-name="ce53">
            <text:p>7,272<text:s/></text:p>
          </table:table-cell>
          <table:table-cell office:value-type="float" office:value="2375" table:style-name="ce53">
            <text:p>2,375<text:s/></text:p>
          </table:table-cell>
          <table:table-cell office:value-type="float" office:value="32.659515951595161" table:style-name="ce52">
            <text:p>32.7<text:s/></text:p>
          </table:table-cell>
          <table:table-cell table:style-name="ce53"/>
          <table:table-cell office:value-type="float" office:value="13256" table:style-name="ce53">
            <text:p>13,256<text:s/></text:p>
          </table:table-cell>
          <table:table-cell office:value-type="float" office:value="4777" table:style-name="ce53">
            <text:p>4,777<text:s/></text:p>
          </table:table-cell>
          <table:table-cell office:value-type="float" office:value="36.036511768255885" table:style-name="ce52">
            <text:p>36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1</text:p>
          </table:table-cell>
          <table:table-cell office:value-type="float" office:value="5063" table:style-name="ce53">
            <text:p>5,063<text:s/></text:p>
          </table:table-cell>
          <table:table-cell office:value-type="float" office:value="2046" table:style-name="ce53">
            <text:p>2,046<text:s/></text:p>
          </table:table-cell>
          <table:table-cell office:value-type="float" office:value="40.410823622358286" table:style-name="ce52">
            <text:p>40.4<text:s/></text:p>
          </table:table-cell>
          <table:table-cell table:style-name="ce53"/>
          <table:table-cell office:value-type="float" office:value="6265" table:style-name="ce53">
            <text:p>6,265<text:s/></text:p>
          </table:table-cell>
          <table:table-cell office:value-type="float" office:value="1996" table:style-name="ce53">
            <text:p>1,996<text:s/></text:p>
          </table:table-cell>
          <table:table-cell office:value-type="float" office:value="31.859537110933761" table:style-name="ce52">
            <text:p>31.9<text:s/></text:p>
          </table:table-cell>
          <table:table-cell table:style-name="ce53"/>
          <table:table-cell office:value-type="float" office:value="11328" table:style-name="ce53">
            <text:p>11,328<text:s/></text:p>
          </table:table-cell>
          <table:table-cell office:value-type="float" office:value="4042" table:style-name="ce53">
            <text:p>4,042<text:s/></text:p>
          </table:table-cell>
          <table:table-cell office:value-type="float" office:value="35.681497175141246" table:style-name="ce52">
            <text:p>35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2</text:p>
          </table:table-cell>
          <table:table-cell office:value-type="float" office:value="4398" table:style-name="ce53">
            <text:p>4,398<text:s/></text:p>
          </table:table-cell>
          <table:table-cell office:value-type="float" office:value="1743" table:style-name="ce53">
            <text:p>1,743<text:s/></text:p>
          </table:table-cell>
          <table:table-cell office:value-type="float" office:value="39.631650750341066" table:style-name="ce52">
            <text:p>39.6<text:s/></text:p>
          </table:table-cell>
          <table:table-cell table:style-name="ce53"/>
          <table:table-cell office:value-type="float" office:value="5650" table:style-name="ce53">
            <text:p>5,650<text:s/></text:p>
          </table:table-cell>
          <table:table-cell office:value-type="float" office:value="1765" table:style-name="ce53">
            <text:p>1,765<text:s/></text:p>
          </table:table-cell>
          <table:table-cell office:value-type="float" office:value="31.238938053097346" table:style-name="ce52">
            <text:p>31.2<text:s/></text:p>
          </table:table-cell>
          <table:table-cell table:style-name="ce53"/>
          <table:table-cell office:value-type="float" office:value="10048" table:style-name="ce53">
            <text:p>10,048<text:s/></text:p>
          </table:table-cell>
          <table:table-cell office:value-type="float" office:value="3508" table:style-name="ce53">
            <text:p>3,508<text:s/></text:p>
          </table:table-cell>
          <table:table-cell office:value-type="float" office:value="34.912420382165607" table:style-name="ce52">
            <text:p>34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3</text:p>
          </table:table-cell>
          <table:table-cell office:value-type="float" office:value="4189" table:style-name="ce53">
            <text:p>4,189<text:s/></text:p>
          </table:table-cell>
          <table:table-cell office:value-type="float" office:value="1603" table:style-name="ce53">
            <text:p>1,603<text:s/></text:p>
          </table:table-cell>
          <table:table-cell office:value-type="float" office:value="38.266889472427785" table:style-name="ce52">
            <text:p>38.3<text:s/></text:p>
          </table:table-cell>
          <table:table-cell table:style-name="ce53"/>
          <table:table-cell office:value-type="float" office:value="4994" table:style-name="ce53">
            <text:p>4,994<text:s/></text:p>
          </table:table-cell>
          <table:table-cell office:value-type="float" office:value="1553" table:style-name="ce53">
            <text:p>1,553<text:s/></text:p>
          </table:table-cell>
          <table:table-cell office:value-type="float" office:value="31.097316780136161" table:style-name="ce52">
            <text:p>31.1<text:s/></text:p>
          </table:table-cell>
          <table:table-cell table:style-name="ce53"/>
          <table:table-cell office:value-type="float" office:value="9183" table:style-name="ce53">
            <text:p>9,183<text:s/></text:p>
          </table:table-cell>
          <table:table-cell office:value-type="float" office:value="3156" table:style-name="ce53">
            <text:p>3,156<text:s/></text:p>
          </table:table-cell>
          <table:table-cell office:value-type="float" office:value="34.367853642600458" table:style-name="ce52">
            <text:p>34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4</text:p>
          </table:table-cell>
          <table:table-cell office:value-type="float" office:value="3691" table:style-name="ce53">
            <text:p>3,691<text:s/></text:p>
          </table:table-cell>
          <table:table-cell office:value-type="float" office:value="1448" table:style-name="ce53">
            <text:p>1,448<text:s/></text:p>
          </table:table-cell>
          <table:table-cell office:value-type="float" office:value="39.230560823625034" table:style-name="ce52">
            <text:p>39.2<text:s/></text:p>
          </table:table-cell>
          <table:table-cell table:style-name="ce53"/>
          <table:table-cell office:value-type="float" office:value="4485" table:style-name="ce53">
            <text:p>4,485<text:s/></text:p>
          </table:table-cell>
          <table:table-cell office:value-type="float" office:value="1420" table:style-name="ce53">
            <text:p>1,420<text:s/></text:p>
          </table:table-cell>
          <table:table-cell office:value-type="float" office:value="31.661092530657747" table:style-name="ce52">
            <text:p>31.7<text:s/></text:p>
          </table:table-cell>
          <table:table-cell table:style-name="ce53"/>
          <table:table-cell office:value-type="float" office:value="8176" table:style-name="ce53">
            <text:p>8,176<text:s/></text:p>
          </table:table-cell>
          <table:table-cell office:value-type="float" office:value="2868" table:style-name="ce53">
            <text:p>2,868<text:s/></text:p>
          </table:table-cell>
          <table:table-cell office:value-type="float" office:value="35.078277886497062" table:style-name="ce52">
            <text:p>35.1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5</text:p>
          </table:table-cell>
          <table:table-cell office:value-type="float" office:value="2941" table:style-name="ce53">
            <text:p>2,941<text:s/></text:p>
          </table:table-cell>
          <table:table-cell office:value-type="float" office:value="1137" table:style-name="ce53">
            <text:p>1,137<text:s/></text:p>
          </table:table-cell>
          <table:table-cell office:value-type="float" office:value="38.660319619177152" table:style-name="ce52">
            <text:p>38.7<text:s/></text:p>
          </table:table-cell>
          <table:table-cell table:style-name="ce53"/>
          <table:table-cell office:value-type="float" office:value="4078" table:style-name="ce53">
            <text:p>4,078<text:s/></text:p>
          </table:table-cell>
          <table:table-cell office:value-type="float" office:value="1242" table:style-name="ce53">
            <text:p>1,242<text:s/></text:p>
          </table:table-cell>
          <table:table-cell office:value-type="float" office:value="30.45610593428151" table:style-name="ce52">
            <text:p>30.5<text:s/></text:p>
          </table:table-cell>
          <table:table-cell table:style-name="ce53"/>
          <table:table-cell office:value-type="float" office:value="7019" table:style-name="ce53">
            <text:p>7,019<text:s/></text:p>
          </table:table-cell>
          <table:table-cell office:value-type="float" office:value="2379" table:style-name="ce53">
            <text:p>2,379<text:s/></text:p>
          </table:table-cell>
          <table:table-cell office:value-type="float" office:value="33.893717053711356" table:style-name="ce52">
            <text:p>33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6</text:p>
          </table:table-cell>
          <table:table-cell office:value-type="float" office:value="2785" table:style-name="ce53">
            <text:p>2,785<text:s/></text:p>
          </table:table-cell>
          <table:table-cell office:value-type="float" office:value="1100" table:style-name="ce53">
            <text:p>1,100<text:s/></text:p>
          </table:table-cell>
          <table:table-cell office:value-type="float" office:value="39.497307001795335" table:style-name="ce52">
            <text:p>39.5<text:s/></text:p>
          </table:table-cell>
          <table:table-cell table:style-name="ce53"/>
          <table:table-cell office:value-type="float" office:value="3656" table:style-name="ce53">
            <text:p>3,656<text:s/></text:p>
          </table:table-cell>
          <table:table-cell office:value-type="float" office:value="1084" table:style-name="ce53">
            <text:p>1,084<text:s/></text:p>
          </table:table-cell>
          <table:table-cell office:value-type="float" office:value="29.649890590809626" table:style-name="ce52">
            <text:p>29.6<text:s/></text:p>
          </table:table-cell>
          <table:table-cell table:style-name="ce53"/>
          <table:table-cell office:value-type="float" office:value="6441" table:style-name="ce53">
            <text:p>6,441<text:s/></text:p>
          </table:table-cell>
          <table:table-cell office:value-type="float" office:value="2184" table:style-name="ce53">
            <text:p>2,184<text:s/></text:p>
          </table:table-cell>
          <table:table-cell office:value-type="float" office:value="33.907778295295763" table:style-name="ce52">
            <text:p>33.9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7</text:p>
          </table:table-cell>
          <table:table-cell office:value-type="float" office:value="2392" table:style-name="ce53">
            <text:p>2,392<text:s/></text:p>
          </table:table-cell>
          <table:table-cell office:value-type="float" office:value="905" table:style-name="ce53">
            <text:p>905<text:s/></text:p>
          </table:table-cell>
          <table:table-cell office:value-type="float" office:value="37.834448160535118" table:style-name="ce52">
            <text:p>37.8<text:s/></text:p>
          </table:table-cell>
          <table:table-cell table:style-name="ce53"/>
          <table:table-cell office:value-type="float" office:value="3176" table:style-name="ce53">
            <text:p>3,176<text:s/></text:p>
          </table:table-cell>
          <table:table-cell office:value-type="float" office:value="955" table:style-name="ce53">
            <text:p>955<text:s/></text:p>
          </table:table-cell>
          <table:table-cell office:value-type="float" office:value="30.069269521410579" table:style-name="ce52">
            <text:p>30.1<text:s/></text:p>
          </table:table-cell>
          <table:table-cell table:style-name="ce53"/>
          <table:table-cell office:value-type="float" office:value="5568" table:style-name="ce53">
            <text:p>5,568<text:s/></text:p>
          </table:table-cell>
          <table:table-cell office:value-type="float" office:value="1860" table:style-name="ce53">
            <text:p>1,860<text:s/></text:p>
          </table:table-cell>
          <table:table-cell office:value-type="float" office:value="33.405172413793103" table:style-name="ce52">
            <text:p>33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8</text:p>
          </table:table-cell>
          <table:table-cell office:value-type="float" office:value="2191" table:style-name="ce53">
            <text:p>2,191<text:s/></text:p>
          </table:table-cell>
          <table:table-cell office:value-type="float" office:value="813" table:style-name="ce53">
            <text:p>813<text:s/></text:p>
          </table:table-cell>
          <table:table-cell office:value-type="float" office:value="37.106344135098126" table:style-name="ce52">
            <text:p>37.1<text:s/></text:p>
          </table:table-cell>
          <table:table-cell table:style-name="ce53"/>
          <table:table-cell office:value-type="float" office:value="2924" table:style-name="ce53">
            <text:p>2,924<text:s/></text:p>
          </table:table-cell>
          <table:table-cell office:value-type="float" office:value="825" table:style-name="ce53">
            <text:p>825<text:s/></text:p>
          </table:table-cell>
          <table:table-cell office:value-type="float" office:value="28.214774281805745" table:style-name="ce52">
            <text:p>28.2<text:s/></text:p>
          </table:table-cell>
          <table:table-cell table:style-name="ce53"/>
          <table:table-cell office:value-type="float" office:value="5115" table:style-name="ce53">
            <text:p>5,115<text:s/></text:p>
          </table:table-cell>
          <table:table-cell office:value-type="float" office:value="1638" table:style-name="ce53">
            <text:p>1,638<text:s/></text:p>
          </table:table-cell>
          <table:table-cell office:value-type="float" office:value="32.023460410557185" table:style-name="ce52">
            <text:p>32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49</text:p>
          </table:table-cell>
          <table:table-cell office:value-type="float" office:value="1805" table:style-name="ce53">
            <text:p>1,805<text:s/></text:p>
          </table:table-cell>
          <table:table-cell office:value-type="float" office:value="703" table:style-name="ce53">
            <text:p>703<text:s/></text:p>
          </table:table-cell>
          <table:table-cell office:value-type="float" office:value="38.94736842105263" table:style-name="ce52">
            <text:p>38.9<text:s/></text:p>
          </table:table-cell>
          <table:table-cell table:style-name="ce53"/>
          <table:table-cell office:value-type="float" office:value="2453" table:style-name="ce53">
            <text:p>2,453<text:s/></text:p>
          </table:table-cell>
          <table:table-cell office:value-type="float" office:value="725" table:style-name="ce53">
            <text:p>725<text:s/></text:p>
          </table:table-cell>
          <table:table-cell office:value-type="float" office:value="29.555646147574397" table:style-name="ce52">
            <text:p>29.6<text:s/></text:p>
          </table:table-cell>
          <table:table-cell table:style-name="ce53"/>
          <table:table-cell office:value-type="float" office:value="4258" table:style-name="ce53">
            <text:p>4,258<text:s/></text:p>
          </table:table-cell>
          <table:table-cell office:value-type="float" office:value="1428" table:style-name="ce53">
            <text:p>1,428<text:s/></text:p>
          </table:table-cell>
          <table:table-cell office:value-type="float" office:value="33.536871770784408" table:style-name="ce52">
            <text:p>33.5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0</text:p>
          </table:table-cell>
          <table:table-cell office:value-type="float" office:value="1578" table:style-name="ce53">
            <text:p>1,578<text:s/></text:p>
          </table:table-cell>
          <table:table-cell office:value-type="float" office:value="596" table:style-name="ce53">
            <text:p>596<text:s/></text:p>
          </table:table-cell>
          <table:table-cell office:value-type="float" office:value="37.769328263624843" table:style-name="ce52">
            <text:p>37.8<text:s/></text:p>
          </table:table-cell>
          <table:table-cell table:style-name="ce53"/>
          <table:table-cell office:value-type="float" office:value="2207" table:style-name="ce53">
            <text:p>2,207<text:s/></text:p>
          </table:table-cell>
          <table:table-cell office:value-type="float" office:value="646" table:style-name="ce53">
            <text:p>646<text:s/></text:p>
          </table:table-cell>
          <table:table-cell office:value-type="float" office:value="29.270502945174442" table:style-name="ce52">
            <text:p>29.3<text:s/></text:p>
          </table:table-cell>
          <table:table-cell table:style-name="ce53"/>
          <table:table-cell office:value-type="float" office:value="3785" table:style-name="ce53">
            <text:p>3,785<text:s/></text:p>
          </table:table-cell>
          <table:table-cell office:value-type="float" office:value="1242" table:style-name="ce53">
            <text:p>1,242<text:s/></text:p>
          </table:table-cell>
          <table:table-cell office:value-type="float" office:value="32.813738441215321" table:style-name="ce52">
            <text:p>32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1</text:p>
          </table:table-cell>
          <table:table-cell office:value-type="float" office:value="1241" table:style-name="ce53">
            <text:p>1,241<text:s/></text:p>
          </table:table-cell>
          <table:table-cell office:value-type="float" office:value="463" table:style-name="ce53">
            <text:p>463<text:s/></text:p>
          </table:table-cell>
          <table:table-cell office:value-type="float" office:value="37.308622078968575" table:style-name="ce52">
            <text:p>37.3<text:s/></text:p>
          </table:table-cell>
          <table:table-cell table:style-name="ce53"/>
          <table:table-cell office:value-type="float" office:value="1956" table:style-name="ce53">
            <text:p>1,956<text:s/></text:p>
          </table:table-cell>
          <table:table-cell office:value-type="float" office:value="572" table:style-name="ce53">
            <text:p>572<text:s/></text:p>
          </table:table-cell>
          <table:table-cell office:value-type="float" office:value="29.243353783231083" table:style-name="ce52">
            <text:p>29.2<text:s/></text:p>
          </table:table-cell>
          <table:table-cell table:style-name="ce53"/>
          <table:table-cell office:value-type="float" office:value="3197" table:style-name="ce53">
            <text:p>3,197<text:s/></text:p>
          </table:table-cell>
          <table:table-cell office:value-type="float" office:value="1035" table:style-name="ce53">
            <text:p>1,035<text:s/></text:p>
          </table:table-cell>
          <table:table-cell office:value-type="float" office:value="32.374100719424462" table:style-name="ce52">
            <text:p>32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2</text:p>
          </table:table-cell>
          <table:table-cell office:value-type="float" office:value="1155" table:style-name="ce53">
            <text:p>1,155<text:s/></text:p>
          </table:table-cell>
          <table:table-cell office:value-type="float" office:value="436" table:style-name="ce53">
            <text:p>436<text:s/></text:p>
          </table:table-cell>
          <table:table-cell office:value-type="float" office:value="37.748917748917748" table:style-name="ce52">
            <text:p>37.7<text:s/></text:p>
          </table:table-cell>
          <table:table-cell table:style-name="ce53"/>
          <table:table-cell office:value-type="float" office:value="1622" table:style-name="ce53">
            <text:p>1,622<text:s/></text:p>
          </table:table-cell>
          <table:table-cell office:value-type="float" office:value="470" table:style-name="ce53">
            <text:p>470<text:s/></text:p>
          </table:table-cell>
          <table:table-cell office:value-type="float" office:value="28.976572133168929" table:style-name="ce52">
            <text:p>29.0<text:s/></text:p>
          </table:table-cell>
          <table:table-cell table:style-name="ce53"/>
          <table:table-cell office:value-type="float" office:value="2777" table:style-name="ce53">
            <text:p>2,777<text:s/></text:p>
          </table:table-cell>
          <table:table-cell office:value-type="float" office:value="906" table:style-name="ce53">
            <text:p>906<text:s/></text:p>
          </table:table-cell>
          <table:table-cell office:value-type="float" office:value="32.625135037810587" table:style-name="ce52">
            <text:p>32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3</text:p>
          </table:table-cell>
          <table:table-cell office:value-type="float" office:value="938" table:style-name="ce53">
            <text:p>938<text:s/></text:p>
          </table:table-cell>
          <table:table-cell office:value-type="float" office:value="375" table:style-name="ce53">
            <text:p>375<text:s/></text:p>
          </table:table-cell>
          <table:table-cell office:value-type="float" office:value="39.978678038379527" table:style-name="ce52">
            <text:p>40.0<text:s/></text:p>
          </table:table-cell>
          <table:table-cell table:style-name="ce53"/>
          <table:table-cell office:value-type="float" office:value="1598" table:style-name="ce53">
            <text:p>1,598<text:s/></text:p>
          </table:table-cell>
          <table:table-cell office:value-type="float" office:value="430" table:style-name="ce53">
            <text:p>430<text:s/></text:p>
          </table:table-cell>
          <table:table-cell office:value-type="float" office:value="26.908635794743429" table:style-name="ce52">
            <text:p>26.9<text:s/></text:p>
          </table:table-cell>
          <table:table-cell table:style-name="ce53"/>
          <table:table-cell office:value-type="float" office:value="2536" table:style-name="ce53">
            <text:p>2,536<text:s/></text:p>
          </table:table-cell>
          <table:table-cell office:value-type="float" office:value="805" table:style-name="ce53">
            <text:p>805<text:s/></text:p>
          </table:table-cell>
          <table:table-cell office:value-type="float" office:value="31.742902208201894" table:style-name="ce52">
            <text:p>31.7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4</text:p>
          </table:table-cell>
          <table:table-cell office:value-type="float" office:value="818" table:style-name="ce53">
            <text:p>818<text:s/></text:p>
          </table:table-cell>
          <table:table-cell office:value-type="float" office:value="296" table:style-name="ce53">
            <text:p>296<text:s/></text:p>
          </table:table-cell>
          <table:table-cell office:value-type="float" office:value="36.185819070904643" table:style-name="ce52">
            <text:p>36.2<text:s/></text:p>
          </table:table-cell>
          <table:table-cell table:style-name="ce53"/>
          <table:table-cell office:value-type="float" office:value="1324" table:style-name="ce53">
            <text:p>1,324<text:s/></text:p>
          </table:table-cell>
          <table:table-cell office:value-type="float" office:value="394" table:style-name="ce53">
            <text:p>394<text:s/></text:p>
          </table:table-cell>
          <table:table-cell office:value-type="float" office:value="29.758308157099702" table:style-name="ce52">
            <text:p>29.8<text:s/></text:p>
          </table:table-cell>
          <table:table-cell table:style-name="ce53"/>
          <table:table-cell office:value-type="float" office:value="2142" table:style-name="ce53">
            <text:p>2,142<text:s/></text:p>
          </table:table-cell>
          <table:table-cell office:value-type="float" office:value="690" table:style-name="ce53">
            <text:p>690<text:s/></text:p>
          </table:table-cell>
          <table:table-cell office:value-type="float" office:value="32.212885154061624" table:style-name="ce52">
            <text:p>32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5</text:p>
          </table:table-cell>
          <table:table-cell office:value-type="float" office:value="701" table:style-name="ce53">
            <text:p>701<text:s/></text:p>
          </table:table-cell>
          <table:table-cell office:value-type="float" office:value="270" table:style-name="ce53">
            <text:p>270<text:s/></text:p>
          </table:table-cell>
          <table:table-cell office:value-type="float" office:value="38.516405135520685" table:style-name="ce52">
            <text:p>38.5<text:s/></text:p>
          </table:table-cell>
          <table:table-cell table:style-name="ce53"/>
          <table:table-cell office:value-type="float" office:value="1106" table:style-name="ce53">
            <text:p>1,106<text:s/></text:p>
          </table:table-cell>
          <table:table-cell office:value-type="float" office:value="316" table:style-name="ce53">
            <text:p>316<text:s/></text:p>
          </table:table-cell>
          <table:table-cell office:value-type="float" office:value="28.571428571428573" table:style-name="ce52">
            <text:p>28.6<text:s/></text:p>
          </table:table-cell>
          <table:table-cell table:style-name="ce53"/>
          <table:table-cell office:value-type="float" office:value="1807" table:style-name="ce53">
            <text:p>1,807<text:s/></text:p>
          </table:table-cell>
          <table:table-cell office:value-type="float" office:value="586" table:style-name="ce53">
            <text:p>586<text:s/></text:p>
          </table:table-cell>
          <table:table-cell office:value-type="float" office:value="32.429441062534586" table:style-name="ce52">
            <text:p>32.4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6</text:p>
          </table:table-cell>
          <table:table-cell office:value-type="float" office:value="584" table:style-name="ce53">
            <text:p>584<text:s/></text:p>
          </table:table-cell>
          <table:table-cell office:value-type="float" office:value="209" table:style-name="ce53">
            <text:p>209<text:s/></text:p>
          </table:table-cell>
          <table:table-cell office:value-type="float" office:value="35.787671232876711" table:style-name="ce52">
            <text:p>35.8<text:s/></text:p>
          </table:table-cell>
          <table:table-cell table:style-name="ce53"/>
          <table:table-cell office:value-type="float" office:value="1039" table:style-name="ce53">
            <text:p>1,039<text:s/></text:p>
          </table:table-cell>
          <table:table-cell office:value-type="float" office:value="261" table:style-name="ce53">
            <text:p>261<text:s/></text:p>
          </table:table-cell>
          <table:table-cell office:value-type="float" office:value="25.120307988450431" table:style-name="ce52">
            <text:p>25.1<text:s/></text:p>
          </table:table-cell>
          <table:table-cell table:style-name="ce53"/>
          <table:table-cell office:value-type="float" office:value="1623" table:style-name="ce53">
            <text:p>1,623<text:s/></text:p>
          </table:table-cell>
          <table:table-cell office:value-type="float" office:value="470" table:style-name="ce53">
            <text:p>470<text:s/></text:p>
          </table:table-cell>
          <table:table-cell office:value-type="float" office:value="28.95871842267406" table:style-name="ce52">
            <text:p>29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7</text:p>
          </table:table-cell>
          <table:table-cell office:value-type="float" office:value="520" table:style-name="ce53">
            <text:p>520<text:s/></text:p>
          </table:table-cell>
          <table:table-cell office:value-type="float" office:value="194" table:style-name="ce53">
            <text:p>194<text:s/></text:p>
          </table:table-cell>
          <table:table-cell office:value-type="float" office:value="37.307692307692307" table:style-name="ce52">
            <text:p>37.3<text:s/></text:p>
          </table:table-cell>
          <table:table-cell table:style-name="ce53"/>
          <table:table-cell office:value-type="float" office:value="903" table:style-name="ce53">
            <text:p>903<text:s/></text:p>
          </table:table-cell>
          <table:table-cell office:value-type="float" office:value="242" table:style-name="ce53">
            <text:p>242<text:s/></text:p>
          </table:table-cell>
          <table:table-cell office:value-type="float" office:value="26.799557032115171" table:style-name="ce52">
            <text:p>26.8<text:s/></text:p>
          </table:table-cell>
          <table:table-cell table:style-name="ce53"/>
          <table:table-cell office:value-type="float" office:value="1423" table:style-name="ce53">
            <text:p>1,423<text:s/></text:p>
          </table:table-cell>
          <table:table-cell office:value-type="float" office:value="436" table:style-name="ce53">
            <text:p>436<text:s/></text:p>
          </table:table-cell>
          <table:table-cell office:value-type="float" office:value="30.639494026704146" table:style-name="ce52">
            <text:p>30.6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8</text:p>
          </table:table-cell>
          <table:table-cell office:value-type="float" office:value="433" table:style-name="ce53">
            <text:p>433<text:s/></text:p>
          </table:table-cell>
          <table:table-cell office:value-type="float" office:value="172" table:style-name="ce53">
            <text:p>172<text:s/></text:p>
          </table:table-cell>
          <table:table-cell office:value-type="float" office:value="39.722863741339495" table:style-name="ce52">
            <text:p>39.7<text:s/></text:p>
          </table:table-cell>
          <table:table-cell table:style-name="ce53"/>
          <table:table-cell office:value-type="float" office:value="702" table:style-name="ce53">
            <text:p>702<text:s/></text:p>
          </table:table-cell>
          <table:table-cell office:value-type="float" office:value="205" table:style-name="ce53">
            <text:p>205<text:s/></text:p>
          </table:table-cell>
          <table:table-cell office:value-type="float" office:value="29.2022792022792" table:style-name="ce52">
            <text:p>29.2<text:s/></text:p>
          </table:table-cell>
          <table:table-cell table:style-name="ce53"/>
          <table:table-cell office:value-type="float" office:value="1135" table:style-name="ce53">
            <text:p>1,135<text:s/></text:p>
          </table:table-cell>
          <table:table-cell office:value-type="float" office:value="377" table:style-name="ce53">
            <text:p>377<text:s/></text:p>
          </table:table-cell>
          <table:table-cell office:value-type="float" office:value="33.215859030837002" table:style-name="ce52">
            <text:p>33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59</text:p>
          </table:table-cell>
          <table:table-cell office:value-type="float" office:value="334" table:style-name="ce53">
            <text:p>334<text:s/></text:p>
          </table:table-cell>
          <table:table-cell office:value-type="float" office:value="153" table:style-name="ce53">
            <text:p>153<text:s/></text:p>
          </table:table-cell>
          <table:table-cell office:value-type="float" office:value="45.808383233532929" table:style-name="ce52">
            <text:p>45.8<text:s/></text:p>
          </table:table-cell>
          <table:table-cell table:style-name="ce53"/>
          <table:table-cell office:value-type="float" office:value="622" table:style-name="ce53">
            <text:p>622<text:s/></text:p>
          </table:table-cell>
          <table:table-cell office:value-type="float" office:value="182" table:style-name="ce53">
            <text:p>182<text:s/></text:p>
          </table:table-cell>
          <table:table-cell office:value-type="float" office:value="29.2604501607717" table:style-name="ce52">
            <text:p>29.3<text:s/></text:p>
          </table:table-cell>
          <table:table-cell table:style-name="ce53"/>
          <table:table-cell office:value-type="float" office:value="956" table:style-name="ce53">
            <text:p>956<text:s/></text:p>
          </table:table-cell>
          <table:table-cell office:value-type="float" office:value="335" table:style-name="ce53">
            <text:p>335<text:s/></text:p>
          </table:table-cell>
          <table:table-cell office:value-type="float" office:value="35.0418410041841" table:style-name="ce52">
            <text:p>35.0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8">
            <text:p>60</text:p>
          </table:table-cell>
          <table:table-cell office:value-type="float" office:value="276" table:style-name="ce53">
            <text:p>276<text:s/></text:p>
          </table:table-cell>
          <table:table-cell office:value-type="float" office:value="106" table:style-name="ce53">
            <text:p>106<text:s/></text:p>
          </table:table-cell>
          <table:table-cell office:value-type="float" office:value="38.405797101449274" table:style-name="ce52">
            <text:p>38.4<text:s/></text:p>
          </table:table-cell>
          <table:table-cell table:style-name="ce53"/>
          <table:table-cell office:value-type="float" office:value="597" table:style-name="ce53">
            <text:p>597<text:s/></text:p>
          </table:table-cell>
          <table:table-cell office:value-type="float" office:value="158" table:style-name="ce53">
            <text:p>158<text:s/></text:p>
          </table:table-cell>
          <table:table-cell office:value-type="float" office:value="26.465661641541036" table:style-name="ce52">
            <text:p>26.5<text:s/></text:p>
          </table:table-cell>
          <table:table-cell table:style-name="ce53"/>
          <table:table-cell office:value-type="float" office:value="873" table:style-name="ce53">
            <text:p>873<text:s/></text:p>
          </table:table-cell>
          <table:table-cell office:value-type="float" office:value="264" table:style-name="ce53">
            <text:p>264<text:s/></text:p>
          </table:table-cell>
          <table:table-cell office:value-type="float" office:value="30.240549828178697" table:style-name="ce52">
            <text:p>30.2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2">
          <table:table-cell office:value-type="string" table:style-name="ce7">
            <text:p>61 and over</text:p>
          </table:table-cell>
          <table:table-cell office:value-type="float" office:value="1470" table:style-name="ce53">
            <text:p>1,470<text:s/></text:p>
          </table:table-cell>
          <table:table-cell office:value-type="float" office:value="539" table:style-name="ce53">
            <text:p>539<text:s/></text:p>
          </table:table-cell>
          <table:table-cell office:value-type="float" office:value="36.666666666666664" table:style-name="ce52">
            <text:p>36.7<text:s/></text:p>
          </table:table-cell>
          <table:table-cell table:style-name="ce53"/>
          <table:table-cell office:value-type="float" office:value="2751" table:style-name="ce53">
            <text:p>2,751<text:s/></text:p>
          </table:table-cell>
          <table:table-cell office:value-type="float" office:value="717" table:style-name="ce53">
            <text:p>717<text:s/></text:p>
          </table:table-cell>
          <table:table-cell office:value-type="float" office:value="26.063249727371861" table:style-name="ce52">
            <text:p>26.1<text:s/></text:p>
          </table:table-cell>
          <table:table-cell table:style-name="ce53"/>
          <table:table-cell office:value-type="float" office:value="4221" table:style-name="ce53">
            <text:p>4,221<text:s/></text:p>
          </table:table-cell>
          <table:table-cell office:value-type="float" office:value="1256" table:style-name="ce53">
            <text:p>1,256<text:s/></text:p>
          </table:table-cell>
          <table:table-cell office:value-type="float" office:value="29.755981994787966" table:style-name="ce52">
            <text:p>29.8<text:s/></text:p>
          </table:table-cell>
          <table:table-cell table:number-columns-repeated="2" table:style-name="ce49"/>
          <table:table-cell table:number-columns-repeated="16370" table:style-name="ce7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office:value-type="float" office:value="0" table:style-name="ce53">
            <text:p>0<text:s/></text:p>
          </table:table-cell>
          <table:table-cell office:value-type="float" office:value="0" table:style-name="ce53">
            <text:p>0<text:s/></text:p>
          </table:table-cell>
          <table:table-cell office:value-type="float" office:value="0" table:style-name="ce52">
            <text:p>0.0<text:s/></text:p>
          </table:table-cell>
          <table:table-cell table:style-name="ce53"/>
          <table:table-cell office:value-type="float" office:value="0" table:style-name="ce53">
            <text:p>0<text:s/></text:p>
          </table:table-cell>
          <table:table-cell office:value-type="float" office:value="0" table:style-name="ce53">
            <text:p>0<text:s/></text:p>
          </table:table-cell>
          <table:table-cell office:value-type="float" office:value="0" table:style-name="ce52">
            <text:p>0.0<text:s/></text:p>
          </table:table-cell>
          <table:table-cell table:style-name="ce53"/>
          <table:table-cell office:value-type="float" office:value="0" table:style-name="ce53">
            <text:p>0<text:s/></text:p>
          </table:table-cell>
          <table:table-cell office:value-type="float" office:value="0" table:style-name="ce53">
            <text:p>0<text:s/></text:p>
          </table:table-cell>
          <table:table-cell office:value-type="float" office:value="0" table:style-name="ce52">
            <text:p>0.0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1">
          <table:table-cell office:value-type="string" table:style-name="ce54">
            <text:p>Total</text:p>
          </table:table-cell>
          <table:table-cell office:value-type="float" office:value="852306" table:style-name="ce57">
            <text:p>852,306<text:s/></text:p>
          </table:table-cell>
          <table:table-cell office:value-type="float" office:value="414238" table:style-name="ce57">
            <text:p>414,238<text:s/></text:p>
          </table:table-cell>
          <table:table-cell office:value-type="float" office:value="48.602027910163727" table:style-name="ce56">
            <text:p>48.6<text:s/></text:p>
          </table:table-cell>
          <table:table-cell table:style-name="ce57"/>
          <table:table-cell office:value-type="float" office:value="891105" table:style-name="ce57">
            <text:p>891,105<text:s/></text:p>
          </table:table-cell>
          <table:table-cell office:value-type="float" office:value="375350" table:style-name="ce57">
            <text:p>375,350<text:s/></text:p>
          </table:table-cell>
          <table:table-cell office:value-type="float" office:value="42.121859937942219" table:style-name="ce56">
            <text:p>42.1<text:s/></text:p>
          </table:table-cell>
          <table:table-cell table:style-name="ce57"/>
          <table:table-cell office:value-type="float" office:value="1743411" table:style-name="ce57">
            <text:p>1,743,411<text:s/></text:p>
          </table:table-cell>
          <table:table-cell office:value-type="float" office:value="789588" table:style-name="ce57">
            <text:p>789,588<text:s/></text:p>
          </table:table-cell>
          <table:table-cell office:value-type="float" office:value="45.28983699196575" table:style-name="ce56">
            <text:p>45.3<text:s/>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table:style-name="ce7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2" table:style-name="ce36"/>
          <table:table-cell table:number-columns-repeated="2" table:style-name="ce37"/>
          <table:table-cell table:number-columns-repeated="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14" table:style-name="ce36"/>
          <table:table-cell table:number-columns-repeated="16369" table:style-name="ce7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4" table:style-name="ce7"/>
          <table:table-cell table:number-columns-repeated="2" table:style-name="ce58"/>
          <table:table-cell table:number-columns-repeated="4" table:style-name="ce7"/>
          <table:table-cell office:value-type="string" table:style-name="ce41">
            <text:p>Source: DVSA/DfT</text:p>
          </table:table-cell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60"/>
          <table:table-cell table:number-columns-repeated="2" table:style-name="ce7"/>
          <table:table-cell table:number-columns-repeated="2" table:style-name="ce58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style-name="ro2">
          <table:table-cell office:value-type="string" table:number-columns-spanned="7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6"/>
          <table:table-cell table:number-columns-repeated="4" table:style-name="ce7"/>
          <table:table-cell table:style-name="ce41"/>
          <table:table-cell table:number-columns-repeated="3" table:style-name="ce36"/>
          <table:table-cell table:number-columns-repeated="16369" table:style-name="ce7"/>
        </table:table-row>
        <table:table-row table:number-rows-repeated="1048515" table:style-name="ro2">
          <table:table-cell table:number-columns-repeated="16384"/>
        </table:table-row>
      </table:table>
      <table:table table:name="DRT0203_2007-08" table:style-name="ta6">
        <table:table-column table:style-name="co17" table:default-cell-style-name="ce62"/>
        <table:table-column table:style-name="co8" table:number-columns-repeated="2" table:default-cell-style-name="ce36"/>
        <table:table-column table:style-name="co9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3" table:default-cell-style-name="ce36"/>
        <table:table-column table:style-name="co8" table:default-cell-style-name="ce36"/>
        <table:table-column table:style-name="co1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16371" table:default-cell-style-name="ce36"/>
        <table:table-row table:style-name="ro2">
          <table:table-cell office:value-type="string" table:style-name="ce44">
            <text:p>Department for Transport statistics</text:p>
          </table:table-cell>
          <table:table-cell table:number-columns-repeated="16383" table:style-name="ce7"/>
        </table:table-row>
        <table:table-row table:style-name="ro2">
          <table:table-cell office:value-type="string" table:number-columns-spanned="8" table:number-rows-spanned="1" table:style-name="ce45">
            <text:p><text:a xlink:href="http://www.dft.gov.uk/statistics/series/vehicle-licensing/">Driving Test and Instructor Statistics (http://www.dft.gov.uk/statistics/series/driving-tests-and-instructors/)</text:a></text:p>
          </table:table-cell>
          <table:covered-table-cell table:number-columns-repeated="7"/>
          <table:table-cell table:number-columns-repeated="16376" table:style-name="ce7"/>
        </table:table-row>
        <table:table-row table:style-name="ro2">
          <table:table-cell table:style-name="ce46"/>
          <table:table-cell table:number-columns-repeated="16383" table:style-name="ce7"/>
        </table:table-row>
        <table:table-row table:style-name="ro2">
          <table:table-cell office:value-type="string" table:style-name="ce13">
            <text:p>Table DRT0203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47">
            <text:p>Practical car test pass rates by gender and age of candidate, Great Britain: April 2007 to March 2008</text:p>
          </table:table-cell>
          <table:table-cell table:number-columns-repeated="16383" table:style-name="ce7"/>
        </table:table-row>
        <table:table-row table:style-name="ro1">
          <table:table-cell table:style-name="ce15"/>
          <table:table-cell table:number-columns-repeated="7" table:style-name="ce18"/>
          <table:table-cell table:style-name="ce48"/>
          <table:table-cell office:value-type="string" table:style-name="ce48">
            <text:p>Numbers /<text:s/><text:span text:style-name="T4">Per cent</text:span></text:p>
          </table:table-cell>
          <table:table-cell table:style-name="ce7"/>
          <table:table-cell table:number-columns-repeated="2" table:style-name="ce36"/>
          <table:table-cell table:number-columns-repeated="16371" table:style-name="ce10"/>
        </table:table-row>
        <table:table-row table:style-name="ro2">
          <table:table-cell table:style-name="ce20"/>
          <table:table-cell office:value-type="string" table:number-columns-spanned="3" table:number-rows-spanned="1" table:style-name="ce21">
            <text:p>Male tests</text:p>
          </table:table-cell>
          <table:covered-table-cell table:number-columns-repeated="2"/>
          <table:table-cell office:value-type="string" table:number-columns-spanned="3" table:number-rows-spanned="1" table:style-name="ce21">
            <text:p>Female tests<text:s/></text:p>
          </table:table-cell>
          <table:covered-table-cell table:number-columns-repeated="2"/>
          <table:table-cell office:value-type="string" table:number-columns-spanned="3" table:number-rows-spanned="1" table:style-name="ce21">
            <text:p>Total tests</text:p>
          </table:table-cell>
          <table:covered-table-cell table:number-columns-repeated="2"/>
          <table:table-cell table:style-name="ce7"/>
          <table:table-cell table:number-columns-repeated="2" table:style-name="ce36"/>
          <table:table-cell table:number-columns-repeated="16371" table:style-name="ce10"/>
        </table:table-row>
        <table:table-row table:style-name="ro2">
          <table:table-cell office:value-type="string" table:style-name="ce73">
            <text:p>Age<text:s/>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office:value-type="string" table:style-name="ce76">
            <text:p>Conducted</text:p>
          </table:table-cell>
          <table:table-cell office:value-type="string" table:style-name="ce76">
            <text:p>Passes</text:p>
          </table:table-cell>
          <table:table-cell office:value-type="string" table:style-name="ce76">
            <text:p>Pass rate (%)</text:p>
          </table:table-cell>
          <table:table-cell table:style-name="ce7"/>
          <table:table-cell table:number-columns-repeated="2" table:style-name="ce36"/>
          <table:table-cell table:number-columns-repeated="16371" table:style-name="ce10"/>
        </table:table-row>
        <table:table-row table:style-name="ro2">
          <table:table-cell office:value-type="float" office:value="16" table:style-name="ce50">
            <text:p>16</text:p>
          </table:table-cell>
          <table:table-cell office:value-type="float" office:value="79" table:style-name="ce51">
            <text:p>79</text:p>
          </table:table-cell>
          <table:table-cell office:value-type="float" office:value="50" table:style-name="ce51">
            <text:p>50</text:p>
          </table:table-cell>
          <table:table-cell office:value-type="float" office:value="63.291139240506332" table:formula="of:=[.C9]/[.B9]*100" table:style-name="ce52">
            <text:p>63.3<text:s/></text:p>
          </table:table-cell>
          <table:table-cell office:value-type="float" office:value="58" table:style-name="ce51">
            <text:p>58</text:p>
          </table:table-cell>
          <table:table-cell office:value-type="float" office:value="32" table:style-name="ce51">
            <text:p>32</text:p>
          </table:table-cell>
          <table:table-cell office:value-type="float" office:value="55.172413793103445" table:formula="of:=[.F9]/[.E9]*100" table:style-name="ce52">
            <text:p>55.2<text:s/></text:p>
          </table:table-cell>
          <table:table-cell office:value-type="float" office:value="137" table:formula="of:=SUM([.E9];[.B9])" table:style-name="ce53">
            <text:p>137<text:s/></text:p>
          </table:table-cell>
          <table:table-cell office:value-type="float" office:value="82" table:formula="of:=SUM([.C9];[.F9])" table:style-name="ce53">
            <text:p>82<text:s/></text:p>
          </table:table-cell>
          <table:table-cell office:value-type="float" office:value="59.854014598540154" table:formula="of:=[.I9]/[.H9]*100" table:style-name="ce52">
            <text:p>59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17" table:style-name="ce50">
            <text:p>17</text:p>
          </table:table-cell>
          <table:table-cell office:value-type="float" office:value="216714" table:style-name="ce51">
            <text:p>216,714</text:p>
          </table:table-cell>
          <table:table-cell office:value-type="float" office:value="115455" table:style-name="ce51">
            <text:p>115,455</text:p>
          </table:table-cell>
          <table:table-cell office:value-type="float" office:value="53.275284476314411" table:formula="of:=[.C10]/[.B10]*100" table:style-name="ce52">
            <text:p>53.3<text:s/></text:p>
          </table:table-cell>
          <table:table-cell office:value-type="float" office:value="169448" table:style-name="ce51">
            <text:p>169,448</text:p>
          </table:table-cell>
          <table:table-cell office:value-type="float" office:value="85515" table:style-name="ce51">
            <text:p>85,515</text:p>
          </table:table-cell>
          <table:table-cell office:value-type="float" office:value="50.466809876776352" table:formula="of:=[.F10]/[.E10]*100" table:style-name="ce52">
            <text:p>50.5<text:s/></text:p>
          </table:table-cell>
          <table:table-cell office:value-type="float" office:value="386162" table:formula="of:=SUM([.E10];[.B10])" table:style-name="ce53">
            <text:p>386,162<text:s/></text:p>
          </table:table-cell>
          <table:table-cell office:value-type="float" office:value="200970" table:formula="of:=SUM([.C10];[.F10])" table:style-name="ce53">
            <text:p>200,970<text:s/></text:p>
          </table:table-cell>
          <table:table-cell office:value-type="float" office:value="52.042924990030095" table:formula="of:=[.I10]/[.H10]*100" table:style-name="ce52">
            <text:p>52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18" table:style-name="ce50">
            <text:p>18</text:p>
          </table:table-cell>
          <table:table-cell office:value-type="float" office:value="131646" table:style-name="ce51">
            <text:p>131,646</text:p>
          </table:table-cell>
          <table:table-cell office:value-type="float" office:value="61790" table:style-name="ce51">
            <text:p>61,790</text:p>
          </table:table-cell>
          <table:table-cell office:value-type="float" office:value="46.936481169196178" table:formula="of:=[.C11]/[.B11]*100" table:style-name="ce52">
            <text:p>46.9<text:s/></text:p>
          </table:table-cell>
          <table:table-cell office:value-type="float" office:value="142587" table:style-name="ce51">
            <text:p>142,587</text:p>
          </table:table-cell>
          <table:table-cell office:value-type="float" office:value="62927" table:style-name="ce51">
            <text:p>62,927</text:p>
          </table:table-cell>
          <table:table-cell office:value-type="float" office:value="44.132354281947158" table:formula="of:=[.F11]/[.E11]*100" table:style-name="ce52">
            <text:p>44.1<text:s/></text:p>
          </table:table-cell>
          <table:table-cell office:value-type="float" office:value="274233" table:formula="of:=SUM([.E11];[.B11])" table:style-name="ce53">
            <text:p>274,233<text:s/></text:p>
          </table:table-cell>
          <table:table-cell office:value-type="float" office:value="124717" table:formula="of:=SUM([.C11];[.F11])" table:style-name="ce53">
            <text:p>124,717<text:s/></text:p>
          </table:table-cell>
          <table:table-cell office:value-type="float" office:value="45.478479978704236" table:formula="of:=[.I11]/[.H11]*100" table:style-name="ce52">
            <text:p>45.5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19" table:style-name="ce50">
            <text:p>19</text:p>
          </table:table-cell>
          <table:table-cell office:value-type="float" office:value="67849" table:style-name="ce51">
            <text:p>67,849</text:p>
          </table:table-cell>
          <table:table-cell office:value-type="float" office:value="31426" table:style-name="ce51">
            <text:p>31,426</text:p>
          </table:table-cell>
          <table:table-cell office:value-type="float" office:value="46.317558106972839" table:formula="of:=[.C12]/[.B12]*100" table:style-name="ce52">
            <text:p>46.3<text:s/></text:p>
          </table:table-cell>
          <table:table-cell office:value-type="float" office:value="77500" table:style-name="ce51">
            <text:p>77,500</text:p>
          </table:table-cell>
          <table:table-cell office:value-type="float" office:value="32310" table:style-name="ce51">
            <text:p>32,310</text:p>
          </table:table-cell>
          <table:table-cell office:value-type="float" office:value="41.690322580645159" table:formula="of:=[.F12]/[.E12]*100" table:style-name="ce52">
            <text:p>41.7<text:s/></text:p>
          </table:table-cell>
          <table:table-cell office:value-type="float" office:value="145349" table:formula="of:=SUM([.E12];[.B12])" table:style-name="ce53">
            <text:p>145,349<text:s/></text:p>
          </table:table-cell>
          <table:table-cell office:value-type="float" office:value="63736" table:formula="of:=SUM([.C12];[.F12])" table:style-name="ce53">
            <text:p>63,736<text:s/></text:p>
          </table:table-cell>
          <table:table-cell office:value-type="float" office:value="43.85031888764285" table:formula="of:=[.I12]/[.H12]*100" table:style-name="ce52">
            <text:p>43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0" table:style-name="ce50">
            <text:p>20</text:p>
          </table:table-cell>
          <table:table-cell office:value-type="float" office:value="45400" table:style-name="ce51">
            <text:p>45,400</text:p>
          </table:table-cell>
          <table:table-cell office:value-type="float" office:value="21533" table:style-name="ce51">
            <text:p>21,533</text:p>
          </table:table-cell>
          <table:table-cell office:value-type="float" office:value="47.429515418502206" table:formula="of:=[.C13]/[.B13]*100" table:style-name="ce52">
            <text:p>47.4<text:s/></text:p>
          </table:table-cell>
          <table:table-cell office:value-type="float" office:value="53249" table:style-name="ce51">
            <text:p>53,249</text:p>
          </table:table-cell>
          <table:table-cell office:value-type="float" office:value="21905" table:style-name="ce51">
            <text:p>21,905</text:p>
          </table:table-cell>
          <table:table-cell office:value-type="float" office:value="41.136922759112849" table:formula="of:=[.F13]/[.E13]*100" table:style-name="ce52">
            <text:p>41.1<text:s/></text:p>
          </table:table-cell>
          <table:table-cell office:value-type="float" office:value="98649" table:formula="of:=SUM([.E13];[.B13])" table:style-name="ce53">
            <text:p>98,649<text:s/></text:p>
          </table:table-cell>
          <table:table-cell office:value-type="float" office:value="43438" table:formula="of:=SUM([.C13];[.F13])" table:style-name="ce53">
            <text:p>43,438<text:s/></text:p>
          </table:table-cell>
          <table:table-cell office:value-type="float" office:value="44.032884266439595" table:formula="of:=[.I13]/[.H13]*100" table:style-name="ce52">
            <text:p>44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1" table:style-name="ce50">
            <text:p>21</text:p>
          </table:table-cell>
          <table:table-cell office:value-type="float" office:value="38882" table:style-name="ce51">
            <text:p>38,882</text:p>
          </table:table-cell>
          <table:table-cell office:value-type="float" office:value="18507" table:style-name="ce51">
            <text:p>18,507</text:p>
          </table:table-cell>
          <table:table-cell office:value-type="float" office:value="47.597860192376935" table:formula="of:=[.C14]/[.B14]*100" table:style-name="ce52">
            <text:p>47.6<text:s/></text:p>
          </table:table-cell>
          <table:table-cell office:value-type="float" office:value="45260" table:style-name="ce51">
            <text:p>45,260</text:p>
          </table:table-cell>
          <table:table-cell office:value-type="float" office:value="18503" table:style-name="ce51">
            <text:p>18,503</text:p>
          </table:table-cell>
          <table:table-cell office:value-type="float" office:value="40.881573133009283" table:formula="of:=[.F14]/[.E14]*100" table:style-name="ce52">
            <text:p>40.9<text:s/></text:p>
          </table:table-cell>
          <table:table-cell office:value-type="float" office:value="84142" table:formula="of:=SUM([.E14];[.B14])" table:style-name="ce53">
            <text:p>84,142<text:s/></text:p>
          </table:table-cell>
          <table:table-cell office:value-type="float" office:value="37010" table:formula="of:=SUM([.C14];[.F14])" table:style-name="ce53">
            <text:p>37,010<text:s/></text:p>
          </table:table-cell>
          <table:table-cell office:value-type="float" office:value="43.985167930403371" table:formula="of:=[.I14]/[.H14]*100" table:style-name="ce52">
            <text:p>44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2" table:style-name="ce50">
            <text:p>22</text:p>
          </table:table-cell>
          <table:table-cell office:value-type="float" office:value="34649" table:style-name="ce51">
            <text:p>34,649</text:p>
          </table:table-cell>
          <table:table-cell office:value-type="float" office:value="16722" table:style-name="ce51">
            <text:p>16,722</text:p>
          </table:table-cell>
          <table:table-cell office:value-type="float" office:value="48.261133077433691" table:formula="of:=[.C15]/[.B15]*100" table:style-name="ce52">
            <text:p>48.3<text:s/></text:p>
          </table:table-cell>
          <table:table-cell office:value-type="float" office:value="40941" table:style-name="ce51">
            <text:p>40,941</text:p>
          </table:table-cell>
          <table:table-cell office:value-type="float" office:value="17010" table:style-name="ce51">
            <text:p>17,010</text:p>
          </table:table-cell>
          <table:table-cell office:value-type="float" office:value="41.547592877555509" table:formula="of:=[.F15]/[.E15]*100" table:style-name="ce52">
            <text:p>41.5<text:s/></text:p>
          </table:table-cell>
          <table:table-cell office:value-type="float" office:value="75590" table:formula="of:=SUM([.E15];[.B15])" table:style-name="ce53">
            <text:p>75,590<text:s/></text:p>
          </table:table-cell>
          <table:table-cell office:value-type="float" office:value="33732" table:formula="of:=SUM([.C15];[.F15])" table:style-name="ce53">
            <text:p>33,732<text:s/></text:p>
          </table:table-cell>
          <table:table-cell office:value-type="float" office:value="44.624950390263265" table:formula="of:=[.I15]/[.H15]*100" table:style-name="ce52">
            <text:p>44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3" table:style-name="ce50">
            <text:p>23</text:p>
          </table:table-cell>
          <table:table-cell office:value-type="float" office:value="31000" table:style-name="ce51">
            <text:p>31,000</text:p>
          </table:table-cell>
          <table:table-cell office:value-type="float" office:value="14754" table:style-name="ce51">
            <text:p>14,754</text:p>
          </table:table-cell>
          <table:table-cell office:value-type="float" office:value="47.593548387096774" table:formula="of:=[.C16]/[.B16]*100" table:style-name="ce52">
            <text:p>47.6<text:s/></text:p>
          </table:table-cell>
          <table:table-cell office:value-type="float" office:value="36311" table:style-name="ce51">
            <text:p>36,311</text:p>
          </table:table-cell>
          <table:table-cell office:value-type="float" office:value="14807" table:style-name="ce51">
            <text:p>14,807</text:p>
          </table:table-cell>
          <table:table-cell office:value-type="float" office:value="40.778276555313816" table:formula="of:=[.F16]/[.E16]*100" table:style-name="ce52">
            <text:p>40.8<text:s/></text:p>
          </table:table-cell>
          <table:table-cell office:value-type="float" office:value="67311" table:formula="of:=SUM([.E16];[.B16])" table:style-name="ce53">
            <text:p>67,311<text:s/></text:p>
          </table:table-cell>
          <table:table-cell office:value-type="float" office:value="29561" table:formula="of:=SUM([.C16];[.F16])" table:style-name="ce53">
            <text:p>29,561<text:s/></text:p>
          </table:table-cell>
          <table:table-cell office:value-type="float" office:value="43.917041791089126" table:formula="of:=[.I16]/[.H16]*100" table:style-name="ce52">
            <text:p>43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4" table:style-name="ce50">
            <text:p>24</text:p>
          </table:table-cell>
          <table:table-cell office:value-type="float" office:value="28103" table:style-name="ce51">
            <text:p>28,103</text:p>
          </table:table-cell>
          <table:table-cell office:value-type="float" office:value="13544" table:style-name="ce51">
            <text:p>13,544</text:p>
          </table:table-cell>
          <table:table-cell office:value-type="float" office:value="48.194142974059709" table:formula="of:=[.C17]/[.B17]*100" table:style-name="ce52">
            <text:p>48.2<text:s/></text:p>
          </table:table-cell>
          <table:table-cell office:value-type="float" office:value="32633" table:style-name="ce51">
            <text:p>32,633</text:p>
          </table:table-cell>
          <table:table-cell office:value-type="float" office:value="13160" table:style-name="ce51">
            <text:p>13,160</text:p>
          </table:table-cell>
          <table:table-cell office:value-type="float" office:value="40.327276070235655" table:formula="of:=[.F17]/[.E17]*100" table:style-name="ce52">
            <text:p>40.3<text:s/></text:p>
          </table:table-cell>
          <table:table-cell office:value-type="float" office:value="60736" table:formula="of:=SUM([.E17];[.B17])" table:style-name="ce53">
            <text:p>60,736<text:s/></text:p>
          </table:table-cell>
          <table:table-cell office:value-type="float" office:value="26704" table:formula="of:=SUM([.C17];[.F17])" table:style-name="ce53">
            <text:p>26,704<text:s/></text:p>
          </table:table-cell>
          <table:table-cell office:value-type="float" office:value="43.967334035827186" table:formula="of:=[.I17]/[.H17]*100" table:style-name="ce52">
            <text:p>44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5" table:style-name="ce50">
            <text:p>25</text:p>
          </table:table-cell>
          <table:table-cell office:value-type="float" office:value="26089" table:style-name="ce51">
            <text:p>26,089</text:p>
          </table:table-cell>
          <table:table-cell office:value-type="float" office:value="12240" table:style-name="ce51">
            <text:p>12,240</text:p>
          </table:table-cell>
          <table:table-cell office:value-type="float" office:value="46.916324887883782" table:formula="of:=[.C18]/[.B18]*100" table:style-name="ce52">
            <text:p>46.9<text:s/></text:p>
          </table:table-cell>
          <table:table-cell office:value-type="float" office:value="28918" table:style-name="ce51">
            <text:p>28,918</text:p>
          </table:table-cell>
          <table:table-cell office:value-type="float" office:value="11484" table:style-name="ce51">
            <text:p>11,484</text:p>
          </table:table-cell>
          <table:table-cell office:value-type="float" office:value="39.712289923231204" table:formula="of:=[.F18]/[.E18]*100" table:style-name="ce52">
            <text:p>39.7<text:s/></text:p>
          </table:table-cell>
          <table:table-cell office:value-type="float" office:value="55007" table:formula="of:=SUM([.E18];[.B18])" table:style-name="ce53">
            <text:p>55,007<text:s/></text:p>
          </table:table-cell>
          <table:table-cell office:value-type="float" office:value="23724" table:formula="of:=SUM([.C18];[.F18])" table:style-name="ce53">
            <text:p>23,724<text:s/></text:p>
          </table:table-cell>
          <table:table-cell office:value-type="float" office:value="43.12905630192521" table:formula="of:=[.I18]/[.H18]*100" table:style-name="ce52">
            <text:p>43.1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6" table:style-name="ce50">
            <text:p>26</text:p>
          </table:table-cell>
          <table:table-cell office:value-type="float" office:value="24536" table:style-name="ce51">
            <text:p>24,536</text:p>
          </table:table-cell>
          <table:table-cell office:value-type="float" office:value="11450" table:style-name="ce51">
            <text:p>11,450</text:p>
          </table:table-cell>
          <table:table-cell office:value-type="float" office:value="46.666123247473102" table:formula="of:=[.C19]/[.B19]*100" table:style-name="ce52">
            <text:p>46.7<text:s/></text:p>
          </table:table-cell>
          <table:table-cell office:value-type="float" office:value="26661" table:style-name="ce51">
            <text:p>26,661</text:p>
          </table:table-cell>
          <table:table-cell office:value-type="float" office:value="10480" table:style-name="ce51">
            <text:p>10,480</text:p>
          </table:table-cell>
          <table:table-cell office:value-type="float" office:value="39.308353025017816" table:formula="of:=[.F19]/[.E19]*100" table:style-name="ce52">
            <text:p>39.3<text:s/></text:p>
          </table:table-cell>
          <table:table-cell office:value-type="float" office:value="51197" table:formula="of:=SUM([.E19];[.B19])" table:style-name="ce53">
            <text:p>51,197<text:s/></text:p>
          </table:table-cell>
          <table:table-cell office:value-type="float" office:value="21930" table:formula="of:=SUM([.C19];[.F19])" table:style-name="ce53">
            <text:p>21,930<text:s/></text:p>
          </table:table-cell>
          <table:table-cell office:value-type="float" office:value="42.834541086391781" table:formula="of:=[.I19]/[.H19]*100" table:style-name="ce52">
            <text:p>42.8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7" table:style-name="ce50">
            <text:p>27</text:p>
          </table:table-cell>
          <table:table-cell office:value-type="float" office:value="23898" table:style-name="ce51">
            <text:p>23,898</text:p>
          </table:table-cell>
          <table:table-cell office:value-type="float" office:value="11038" table:style-name="ce51">
            <text:p>11,038</text:p>
          </table:table-cell>
          <table:table-cell office:value-type="float" office:value="46.187965520127207" table:formula="of:=[.C20]/[.B20]*100" table:style-name="ce52">
            <text:p>46.2<text:s/></text:p>
          </table:table-cell>
          <table:table-cell office:value-type="float" office:value="24605" table:style-name="ce51">
            <text:p>24,605</text:p>
          </table:table-cell>
          <table:table-cell office:value-type="float" office:value="9425" table:style-name="ce51">
            <text:p>9,425</text:p>
          </table:table-cell>
          <table:table-cell office:value-type="float" office:value="38.305222515748831" table:formula="of:=[.F20]/[.E20]*100" table:style-name="ce52">
            <text:p>38.3<text:s/></text:p>
          </table:table-cell>
          <table:table-cell office:value-type="float" office:value="48503" table:formula="of:=SUM([.E20];[.B20])" table:style-name="ce53">
            <text:p>48,503<text:s/></text:p>
          </table:table-cell>
          <table:table-cell office:value-type="float" office:value="20463" table:formula="of:=SUM([.C20];[.F20])" table:style-name="ce53">
            <text:p>20,463<text:s/></text:p>
          </table:table-cell>
          <table:table-cell office:value-type="float" office:value="42.189142939611983" table:formula="of:=[.I20]/[.H20]*100" table:style-name="ce52">
            <text:p>42.2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8" table:style-name="ce50">
            <text:p>28</text:p>
          </table:table-cell>
          <table:table-cell office:value-type="float" office:value="21174" table:style-name="ce51">
            <text:p>21,174</text:p>
          </table:table-cell>
          <table:table-cell office:value-type="float" office:value="9580" table:style-name="ce51">
            <text:p>9,580</text:p>
          </table:table-cell>
          <table:table-cell office:value-type="float" office:value="45.244167375082647" table:formula="of:=[.C21]/[.B21]*100" table:style-name="ce52">
            <text:p>45.2<text:s/></text:p>
          </table:table-cell>
          <table:table-cell office:value-type="float" office:value="21973" table:style-name="ce51">
            <text:p>21,973</text:p>
          </table:table-cell>
          <table:table-cell office:value-type="float" office:value="8154" table:style-name="ce51">
            <text:p>8,154</text:p>
          </table:table-cell>
          <table:table-cell office:value-type="float" office:value="37.109179447503756" table:formula="of:=[.F21]/[.E21]*100" table:style-name="ce52">
            <text:p>37.1<text:s/></text:p>
          </table:table-cell>
          <table:table-cell office:value-type="float" office:value="43147" table:formula="of:=SUM([.E21];[.B21])" table:style-name="ce53">
            <text:p>43,147<text:s/></text:p>
          </table:table-cell>
          <table:table-cell office:value-type="float" office:value="17734" table:formula="of:=SUM([.C21];[.F21])" table:style-name="ce53">
            <text:p>17,734<text:s/></text:p>
          </table:table-cell>
          <table:table-cell office:value-type="float" office:value="41.101351194752823" table:formula="of:=[.I21]/[.H21]*100" table:style-name="ce52">
            <text:p>41.1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29" table:style-name="ce50">
            <text:p>29</text:p>
          </table:table-cell>
          <table:table-cell office:value-type="float" office:value="19087" table:style-name="ce51">
            <text:p>19,087</text:p>
          </table:table-cell>
          <table:table-cell office:value-type="float" office:value="8419" table:style-name="ce51">
            <text:p>8,419</text:p>
          </table:table-cell>
          <table:table-cell office:value-type="float" office:value="44.108555561376853" table:formula="of:=[.C22]/[.B22]*100" table:style-name="ce52">
            <text:p>44.1<text:s/></text:p>
          </table:table-cell>
          <table:table-cell office:value-type="float" office:value="18953" table:style-name="ce51">
            <text:p>18,953</text:p>
          </table:table-cell>
          <table:table-cell office:value-type="float" office:value="6936" table:style-name="ce51">
            <text:p>6,936</text:p>
          </table:table-cell>
          <table:table-cell office:value-type="float" office:value="36.595789584762308" table:formula="of:=[.F22]/[.E22]*100" table:style-name="ce52">
            <text:p>36.6<text:s/></text:p>
          </table:table-cell>
          <table:table-cell office:value-type="float" office:value="38040" table:formula="of:=SUM([.E22];[.B22])" table:style-name="ce53">
            <text:p>38,040<text:s/></text:p>
          </table:table-cell>
          <table:table-cell office:value-type="float" office:value="15355" table:formula="of:=SUM([.C22];[.F22])" table:style-name="ce53">
            <text:p>15,355<text:s/></text:p>
          </table:table-cell>
          <table:table-cell office:value-type="float" office:value="40.365404837013671" table:formula="of:=[.I22]/[.H22]*100" table:style-name="ce52">
            <text:p>40.4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0" table:style-name="ce50">
            <text:p>30</text:p>
          </table:table-cell>
          <table:table-cell office:value-type="float" office:value="17255" table:style-name="ce51">
            <text:p>17,255</text:p>
          </table:table-cell>
          <table:table-cell office:value-type="float" office:value="7399" table:style-name="ce51">
            <text:p>7,399</text:p>
          </table:table-cell>
          <table:table-cell office:value-type="float" office:value="42.880324543610548" table:formula="of:=[.C23]/[.B23]*100" table:style-name="ce52">
            <text:p>42.9<text:s/></text:p>
          </table:table-cell>
          <table:table-cell office:value-type="float" office:value="16995" table:style-name="ce51">
            <text:p>16,995</text:p>
          </table:table-cell>
          <table:table-cell office:value-type="float" office:value="6123" table:style-name="ce51">
            <text:p>6,123</text:p>
          </table:table-cell>
          <table:table-cell office:value-type="float" office:value="36.028243601059131" table:formula="of:=[.F23]/[.E23]*100" table:style-name="ce52">
            <text:p>36.0<text:s/></text:p>
          </table:table-cell>
          <table:table-cell office:value-type="float" office:value="34250" table:formula="of:=SUM([.E23];[.B23])" table:style-name="ce53">
            <text:p>34,250<text:s/></text:p>
          </table:table-cell>
          <table:table-cell office:value-type="float" office:value="13522" table:formula="of:=SUM([.C23];[.F23])" table:style-name="ce53">
            <text:p>13,522<text:s/></text:p>
          </table:table-cell>
          <table:table-cell office:value-type="float" office:value="39.480291970802924" table:formula="of:=[.I23]/[.H23]*100" table:style-name="ce52">
            <text:p>39.5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1" table:style-name="ce50">
            <text:p>31</text:p>
          </table:table-cell>
          <table:table-cell office:value-type="float" office:value="16287" table:style-name="ce51">
            <text:p>16,287</text:p>
          </table:table-cell>
          <table:table-cell office:value-type="float" office:value="6888" table:style-name="ce51">
            <text:p>6,888</text:p>
          </table:table-cell>
          <table:table-cell office:value-type="float" office:value="42.291398047522563" table:formula="of:=[.C24]/[.B24]*100" table:style-name="ce52">
            <text:p>42.3<text:s/></text:p>
          </table:table-cell>
          <table:table-cell office:value-type="float" office:value="15816" table:style-name="ce51">
            <text:p>15,816</text:p>
          </table:table-cell>
          <table:table-cell office:value-type="float" office:value="5613" table:style-name="ce51">
            <text:p>5,613</text:p>
          </table:table-cell>
          <table:table-cell office:value-type="float" office:value="35.489377845220034" table:formula="of:=[.F24]/[.E24]*100" table:style-name="ce52">
            <text:p>35.5<text:s/></text:p>
          </table:table-cell>
          <table:table-cell office:value-type="float" office:value="32103" table:formula="of:=SUM([.E24];[.B24])" table:style-name="ce53">
            <text:p>32,103<text:s/></text:p>
          </table:table-cell>
          <table:table-cell office:value-type="float" office:value="12501" table:formula="of:=SUM([.C24];[.F24])" table:style-name="ce53">
            <text:p>12,501<text:s/></text:p>
          </table:table-cell>
          <table:table-cell office:value-type="float" office:value="38.940285954583679" table:formula="of:=[.I24]/[.H24]*100" table:style-name="ce52">
            <text:p>38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2" table:style-name="ce50">
            <text:p>32</text:p>
          </table:table-cell>
          <table:table-cell office:value-type="float" office:value="14841" table:style-name="ce51">
            <text:p>14,841</text:p>
          </table:table-cell>
          <table:table-cell office:value-type="float" office:value="6152" table:style-name="ce51">
            <text:p>6,152</text:p>
          </table:table-cell>
          <table:table-cell office:value-type="float" office:value="41.45273229566741" table:formula="of:=[.C25]/[.B25]*100" table:style-name="ce52">
            <text:p>41.5<text:s/></text:p>
          </table:table-cell>
          <table:table-cell office:value-type="float" office:value="14674" table:style-name="ce51">
            <text:p>14,674</text:p>
          </table:table-cell>
          <table:table-cell office:value-type="float" office:value="5158" table:style-name="ce51">
            <text:p>5,158</text:p>
          </table:table-cell>
          <table:table-cell office:value-type="float" office:value="35.150606514924355" table:formula="of:=[.F25]/[.E25]*100" table:style-name="ce52">
            <text:p>35.2<text:s/></text:p>
          </table:table-cell>
          <table:table-cell office:value-type="float" office:value="29515" table:formula="of:=SUM([.E25];[.B25])" table:style-name="ce53">
            <text:p>29,515<text:s/></text:p>
          </table:table-cell>
          <table:table-cell office:value-type="float" office:value="11310" table:formula="of:=SUM([.C25];[.F25])" table:style-name="ce53">
            <text:p>11,310<text:s/></text:p>
          </table:table-cell>
          <table:table-cell office:value-type="float" office:value="38.319498560054214" table:formula="of:=[.I25]/[.H25]*100" table:style-name="ce52">
            <text:p>38.3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3" table:style-name="ce50">
            <text:p>33</text:p>
          </table:table-cell>
          <table:table-cell office:value-type="float" office:value="13226" table:style-name="ce51">
            <text:p>13,226</text:p>
          </table:table-cell>
          <table:table-cell office:value-type="float" office:value="5519" table:style-name="ce51">
            <text:p>5,519</text:p>
          </table:table-cell>
          <table:table-cell office:value-type="float" office:value="41.728413730530775" table:formula="of:=[.C26]/[.B26]*100" table:style-name="ce52">
            <text:p>41.7<text:s/></text:p>
          </table:table-cell>
          <table:table-cell office:value-type="float" office:value="13355" table:style-name="ce51">
            <text:p>13,355</text:p>
          </table:table-cell>
          <table:table-cell office:value-type="float" office:value="4536" table:style-name="ce51">
            <text:p>4,536</text:p>
          </table:table-cell>
          <table:table-cell office:value-type="float" office:value="33.964807188318979" table:formula="of:=[.F26]/[.E26]*100" table:style-name="ce52">
            <text:p>34.0<text:s/></text:p>
          </table:table-cell>
          <table:table-cell office:value-type="float" office:value="26581" table:formula="of:=SUM([.E26];[.B26])" table:style-name="ce53">
            <text:p>26,581<text:s/></text:p>
          </table:table-cell>
          <table:table-cell office:value-type="float" office:value="10055" table:formula="of:=SUM([.C26];[.F26])" table:style-name="ce53">
            <text:p>10,055<text:s/></text:p>
          </table:table-cell>
          <table:table-cell office:value-type="float" office:value="37.82777171663971" table:formula="of:=[.I26]/[.H26]*100" table:style-name="ce52">
            <text:p>37.8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4" table:style-name="ce50">
            <text:p>34</text:p>
          </table:table-cell>
          <table:table-cell office:value-type="float" office:value="11839" table:style-name="ce51">
            <text:p>11,839</text:p>
          </table:table-cell>
          <table:table-cell office:value-type="float" office:value="4842" table:style-name="ce51">
            <text:p>4,842</text:p>
          </table:table-cell>
          <table:table-cell office:value-type="float" office:value="40.898724554438722" table:formula="of:=[.C27]/[.B27]*100" table:style-name="ce52">
            <text:p>40.9<text:s/></text:p>
          </table:table-cell>
          <table:table-cell office:value-type="float" office:value="12153" table:style-name="ce51">
            <text:p>12,153</text:p>
          </table:table-cell>
          <table:table-cell office:value-type="float" office:value="4024" table:style-name="ce51">
            <text:p>4,024</text:p>
          </table:table-cell>
          <table:table-cell office:value-type="float" office:value="33.111165967250884" table:formula="of:=[.F27]/[.E27]*100" table:style-name="ce52">
            <text:p>33.1<text:s/></text:p>
          </table:table-cell>
          <table:table-cell office:value-type="float" office:value="23992" table:formula="of:=SUM([.E27];[.B27])" table:style-name="ce53">
            <text:p>23,992<text:s/></text:p>
          </table:table-cell>
          <table:table-cell office:value-type="float" office:value="8866" table:formula="of:=SUM([.C27];[.F27])" table:style-name="ce53">
            <text:p>8,866<text:s/></text:p>
          </table:table-cell>
          <table:table-cell office:value-type="float" office:value="36.953984661553854" table:formula="of:=[.I27]/[.H27]*100" table:style-name="ce52">
            <text:p>37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5" table:style-name="ce50">
            <text:p>35</text:p>
          </table:table-cell>
          <table:table-cell office:value-type="float" office:value="10638" table:style-name="ce51">
            <text:p>10,638</text:p>
          </table:table-cell>
          <table:table-cell office:value-type="float" office:value="4334" table:style-name="ce51">
            <text:p>4,334</text:p>
          </table:table-cell>
          <table:table-cell office:value-type="float" office:value="40.74074074074074" table:formula="of:=[.C28]/[.B28]*100" table:style-name="ce52">
            <text:p>40.7<text:s/></text:p>
          </table:table-cell>
          <table:table-cell office:value-type="float" office:value="11442" table:style-name="ce51">
            <text:p>11,442</text:p>
          </table:table-cell>
          <table:table-cell office:value-type="float" office:value="3781" table:style-name="ce51">
            <text:p>3,781</text:p>
          </table:table-cell>
          <table:table-cell office:value-type="float" office:value="33.044922216395733" table:formula="of:=[.F28]/[.E28]*100" table:style-name="ce52">
            <text:p>33.0<text:s/></text:p>
          </table:table-cell>
          <table:table-cell office:value-type="float" office:value="22080" table:formula="of:=SUM([.E28];[.B28])" table:style-name="ce53">
            <text:p>22,080<text:s/></text:p>
          </table:table-cell>
          <table:table-cell office:value-type="float" office:value="8115" table:formula="of:=SUM([.C28];[.F28])" table:style-name="ce53">
            <text:p>8,115<text:s/></text:p>
          </table:table-cell>
          <table:table-cell office:value-type="float" office:value="36.752717391304344" table:formula="of:=[.I28]/[.H28]*100" table:style-name="ce52">
            <text:p>36.8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6" table:style-name="ce50">
            <text:p>36</text:p>
          </table:table-cell>
          <table:table-cell office:value-type="float" office:value="9230" table:style-name="ce51">
            <text:p>9,230</text:p>
          </table:table-cell>
          <table:table-cell office:value-type="float" office:value="3736" table:style-name="ce51">
            <text:p>3,736</text:p>
          </table:table-cell>
          <table:table-cell office:value-type="float" office:value="40.476706392199354" table:formula="of:=[.C29]/[.B29]*100" table:style-name="ce52">
            <text:p>40.5<text:s/></text:p>
          </table:table-cell>
          <table:table-cell office:value-type="float" office:value="10577" table:style-name="ce51">
            <text:p>10,577</text:p>
          </table:table-cell>
          <table:table-cell office:value-type="float" office:value="3480" table:style-name="ce51">
            <text:p>3,480</text:p>
          </table:table-cell>
          <table:table-cell office:value-type="float" office:value="32.901578897608019" table:formula="of:=[.F29]/[.E29]*100" table:style-name="ce52">
            <text:p>32.9<text:s/></text:p>
          </table:table-cell>
          <table:table-cell office:value-type="float" office:value="19807" table:formula="of:=SUM([.E29];[.B29])" table:style-name="ce53">
            <text:p>19,807<text:s/></text:p>
          </table:table-cell>
          <table:table-cell office:value-type="float" office:value="7216" table:formula="of:=SUM([.C29];[.F29])" table:style-name="ce53">
            <text:p>7,216<text:s/></text:p>
          </table:table-cell>
          <table:table-cell office:value-type="float" office:value="36.431564598374308" table:formula="of:=[.I29]/[.H29]*100" table:style-name="ce52">
            <text:p>36.4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7" table:style-name="ce50">
            <text:p>37</text:p>
          </table:table-cell>
          <table:table-cell office:value-type="float" office:value="8654" table:style-name="ce51">
            <text:p>8,654</text:p>
          </table:table-cell>
          <table:table-cell office:value-type="float" office:value="3408" table:style-name="ce51">
            <text:p>3,408</text:p>
          </table:table-cell>
          <table:table-cell office:value-type="float" office:value="39.38063323318697" table:formula="of:=[.C30]/[.B30]*100" table:style-name="ce52">
            <text:p>39.4<text:s/></text:p>
          </table:table-cell>
          <table:table-cell office:value-type="float" office:value="9408" table:style-name="ce51">
            <text:p>9,408</text:p>
          </table:table-cell>
          <table:table-cell office:value-type="float" office:value="3099" table:style-name="ce51">
            <text:p>3,099</text:p>
          </table:table-cell>
          <table:table-cell office:value-type="float" office:value="32.940051020408163" table:formula="of:=[.F30]/[.E30]*100" table:style-name="ce52">
            <text:p>32.9<text:s/></text:p>
          </table:table-cell>
          <table:table-cell office:value-type="float" office:value="18062" table:formula="of:=SUM([.E30];[.B30])" table:style-name="ce53">
            <text:p>18,062<text:s/></text:p>
          </table:table-cell>
          <table:table-cell office:value-type="float" office:value="6507" table:formula="of:=SUM([.C30];[.F30])" table:style-name="ce53">
            <text:p>6,507<text:s/></text:p>
          </table:table-cell>
          <table:table-cell office:value-type="float" office:value="36.025910751854724" table:formula="of:=[.I30]/[.H30]*100" table:style-name="ce52">
            <text:p>36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8" table:style-name="ce50">
            <text:p>38</text:p>
          </table:table-cell>
          <table:table-cell office:value-type="float" office:value="7380" table:style-name="ce51">
            <text:p>7,380</text:p>
          </table:table-cell>
          <table:table-cell office:value-type="float" office:value="2917" table:style-name="ce51">
            <text:p>2,917</text:p>
          </table:table-cell>
          <table:table-cell office:value-type="float" office:value="39.525745257452577" table:formula="of:=[.C31]/[.B31]*100" table:style-name="ce52">
            <text:p>39.5<text:s/></text:p>
          </table:table-cell>
          <table:table-cell office:value-type="float" office:value="8631" table:style-name="ce51">
            <text:p>8,631</text:p>
          </table:table-cell>
          <table:table-cell office:value-type="float" office:value="2753" table:style-name="ce51">
            <text:p>2,753</text:p>
          </table:table-cell>
          <table:table-cell office:value-type="float" office:value="31.896651604680805" table:formula="of:=[.F31]/[.E31]*100" table:style-name="ce52">
            <text:p>31.9<text:s/></text:p>
          </table:table-cell>
          <table:table-cell office:value-type="float" office:value="16011" table:formula="of:=SUM([.E31];[.B31])" table:style-name="ce53">
            <text:p>16,011<text:s/></text:p>
          </table:table-cell>
          <table:table-cell office:value-type="float" office:value="5670" table:formula="of:=SUM([.C31];[.F31])" table:style-name="ce53">
            <text:p>5,670<text:s/></text:p>
          </table:table-cell>
          <table:table-cell office:value-type="float" office:value="35.413153456998316" table:formula="of:=[.I31]/[.H31]*100" table:style-name="ce52">
            <text:p>35.4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39" table:style-name="ce50">
            <text:p>39</text:p>
          </table:table-cell>
          <table:table-cell office:value-type="float" office:value="6816" table:style-name="ce51">
            <text:p>6,816</text:p>
          </table:table-cell>
          <table:table-cell office:value-type="float" office:value="2671" table:style-name="ce51">
            <text:p>2,671</text:p>
          </table:table-cell>
          <table:table-cell office:value-type="float" office:value="39.187206572769952" table:formula="of:=[.C32]/[.B32]*100" table:style-name="ce52">
            <text:p>39.2<text:s/></text:p>
          </table:table-cell>
          <table:table-cell office:value-type="float" office:value="7685" table:style-name="ce51">
            <text:p>7,685</text:p>
          </table:table-cell>
          <table:table-cell office:value-type="float" office:value="2445" table:style-name="ce51">
            <text:p>2,445</text:p>
          </table:table-cell>
          <table:table-cell office:value-type="float" office:value="31.815224463240078" table:formula="of:=[.F32]/[.E32]*100" table:style-name="ce52">
            <text:p>31.8<text:s/></text:p>
          </table:table-cell>
          <table:table-cell office:value-type="float" office:value="14501" table:formula="of:=SUM([.E32];[.B32])" table:style-name="ce53">
            <text:p>14,501<text:s/></text:p>
          </table:table-cell>
          <table:table-cell office:value-type="float" office:value="5116" table:formula="of:=SUM([.C32];[.F32])" table:style-name="ce53">
            <text:p>5,116<text:s/></text:p>
          </table:table-cell>
          <table:table-cell office:value-type="float" office:value="35.280325494793466" table:formula="of:=[.I32]/[.H32]*100" table:style-name="ce52">
            <text:p>35.3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0" table:style-name="ce50">
            <text:p>40</text:p>
          </table:table-cell>
          <table:table-cell office:value-type="float" office:value="5396" table:style-name="ce51">
            <text:p>5,396</text:p>
          </table:table-cell>
          <table:table-cell office:value-type="float" office:value="2154" table:style-name="ce51">
            <text:p>2,154</text:p>
          </table:table-cell>
          <table:table-cell office:value-type="float" office:value="39.918458117123798" table:formula="of:=[.C33]/[.B33]*100" table:style-name="ce52">
            <text:p>39.9<text:s/></text:p>
          </table:table-cell>
          <table:table-cell office:value-type="float" office:value="6855" table:style-name="ce51">
            <text:p>6,855</text:p>
          </table:table-cell>
          <table:table-cell office:value-type="float" office:value="2210" table:style-name="ce51">
            <text:p>2,210</text:p>
          </table:table-cell>
          <table:table-cell office:value-type="float" office:value="32.239241429613422" table:formula="of:=[.F33]/[.E33]*100" table:style-name="ce52">
            <text:p>32.2<text:s/></text:p>
          </table:table-cell>
          <table:table-cell office:value-type="float" office:value="12251" table:formula="of:=SUM([.E33];[.B33])" table:style-name="ce53">
            <text:p>12,251<text:s/></text:p>
          </table:table-cell>
          <table:table-cell office:value-type="float" office:value="4364" table:formula="of:=SUM([.C33];[.F33])" table:style-name="ce53">
            <text:p>4,364<text:s/></text:p>
          </table:table-cell>
          <table:table-cell office:value-type="float" office:value="35.621581911680678" table:formula="of:=[.I33]/[.H33]*100" table:style-name="ce52">
            <text:p>35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1" table:style-name="ce50">
            <text:p>41</text:p>
          </table:table-cell>
          <table:table-cell office:value-type="float" office:value="5065" table:style-name="ce51">
            <text:p>5,065</text:p>
          </table:table-cell>
          <table:table-cell office:value-type="float" office:value="1961" table:style-name="ce51">
            <text:p>1,961</text:p>
          </table:table-cell>
          <table:table-cell office:value-type="float" office:value="38.71668311944719" table:formula="of:=[.C34]/[.B34]*100" table:style-name="ce52">
            <text:p>38.7<text:s/></text:p>
          </table:table-cell>
          <table:table-cell office:value-type="float" office:value="6138" table:style-name="ce51">
            <text:p>6,138</text:p>
          </table:table-cell>
          <table:table-cell office:value-type="float" office:value="1920" table:style-name="ce51">
            <text:p>1,920</text:p>
          </table:table-cell>
          <table:table-cell office:value-type="float" office:value="31.280547409579668" table:formula="of:=[.F34]/[.E34]*100" table:style-name="ce52">
            <text:p>31.3<text:s/></text:p>
          </table:table-cell>
          <table:table-cell office:value-type="float" office:value="11203" table:formula="of:=SUM([.E34];[.B34])" table:style-name="ce53">
            <text:p>11,203<text:s/></text:p>
          </table:table-cell>
          <table:table-cell office:value-type="float" office:value="3881" table:formula="of:=SUM([.C34];[.F34])" table:style-name="ce53">
            <text:p>3,881<text:s/></text:p>
          </table:table-cell>
          <table:table-cell office:value-type="float" office:value="34.642506471480857" table:formula="of:=[.I34]/[.H34]*100" table:style-name="ce52">
            <text:p>34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2" table:style-name="ce50">
            <text:p>42</text:p>
          </table:table-cell>
          <table:table-cell office:value-type="float" office:value="4653" table:style-name="ce51">
            <text:p>4,653</text:p>
          </table:table-cell>
          <table:table-cell office:value-type="float" office:value="1834" table:style-name="ce51">
            <text:p>1,834</text:p>
          </table:table-cell>
          <table:table-cell office:value-type="float" office:value="39.415430904792608" table:formula="of:=[.C35]/[.B35]*100" table:style-name="ce52">
            <text:p>39.4<text:s/></text:p>
          </table:table-cell>
          <table:table-cell office:value-type="float" office:value="5558" table:style-name="ce51">
            <text:p>5,558</text:p>
          </table:table-cell>
          <table:table-cell office:value-type="float" office:value="1698" table:style-name="ce51">
            <text:p>1,698</text:p>
          </table:table-cell>
          <table:table-cell office:value-type="float" office:value="30.550557754587981" table:formula="of:=[.F35]/[.E35]*100" table:style-name="ce52">
            <text:p>30.6<text:s/></text:p>
          </table:table-cell>
          <table:table-cell office:value-type="float" office:value="10211" table:formula="of:=SUM([.E35];[.B35])" table:style-name="ce53">
            <text:p>10,211<text:s/></text:p>
          </table:table-cell>
          <table:table-cell office:value-type="float" office:value="3532" table:formula="of:=SUM([.C35];[.F35])" table:style-name="ce53">
            <text:p>3,532<text:s/></text:p>
          </table:table-cell>
          <table:table-cell office:value-type="float" office:value="34.590147879737536" table:formula="of:=[.I35]/[.H35]*100" table:style-name="ce52">
            <text:p>34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3" table:style-name="ce50">
            <text:p>43</text:p>
          </table:table-cell>
          <table:table-cell office:value-type="float" office:value="3969" table:style-name="ce51">
            <text:p>3,969</text:p>
          </table:table-cell>
          <table:table-cell office:value-type="float" office:value="1541" table:style-name="ce51">
            <text:p>1,541</text:p>
          </table:table-cell>
          <table:table-cell office:value-type="float" office:value="38.825900730662639" table:formula="of:=[.C36]/[.B36]*100" table:style-name="ce52">
            <text:p>38.8<text:s/></text:p>
          </table:table-cell>
          <table:table-cell office:value-type="float" office:value="4888" table:style-name="ce51">
            <text:p>4,888</text:p>
          </table:table-cell>
          <table:table-cell office:value-type="float" office:value="1478" table:style-name="ce51">
            <text:p>1,478</text:p>
          </table:table-cell>
          <table:table-cell office:value-type="float" office:value="30.237315875613746" table:formula="of:=[.F36]/[.E36]*100" table:style-name="ce52">
            <text:p>30.2<text:s/></text:p>
          </table:table-cell>
          <table:table-cell office:value-type="float" office:value="8857" table:formula="of:=SUM([.E36];[.B36])" table:style-name="ce53">
            <text:p>8,857<text:s/></text:p>
          </table:table-cell>
          <table:table-cell office:value-type="float" office:value="3019" table:formula="of:=SUM([.C36];[.F36])" table:style-name="ce53">
            <text:p>3,019<text:s/></text:p>
          </table:table-cell>
          <table:table-cell office:value-type="float" office:value="34.086033645703964" table:formula="of:=[.I36]/[.H36]*100" table:style-name="ce52">
            <text:p>34.1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4" table:style-name="ce50">
            <text:p>44</text:p>
          </table:table-cell>
          <table:table-cell office:value-type="float" office:value="3295" table:style-name="ce51">
            <text:p>3,295</text:p>
          </table:table-cell>
          <table:table-cell office:value-type="float" office:value="1264" table:style-name="ce51">
            <text:p>1,264</text:p>
          </table:table-cell>
          <table:table-cell office:value-type="float" office:value="38.361153262518968" table:formula="of:=[.C37]/[.B37]*100" table:style-name="ce52">
            <text:p>38.4<text:s/></text:p>
          </table:table-cell>
          <table:table-cell office:value-type="float" office:value="4396" table:style-name="ce51">
            <text:p>4,396</text:p>
          </table:table-cell>
          <table:table-cell office:value-type="float" office:value="1340" table:style-name="ce51">
            <text:p>1,340</text:p>
          </table:table-cell>
          <table:table-cell office:value-type="float" office:value="30.482256596906275" table:formula="of:=[.F37]/[.E37]*100" table:style-name="ce52">
            <text:p>30.5<text:s/></text:p>
          </table:table-cell>
          <table:table-cell office:value-type="float" office:value="7691" table:formula="of:=SUM([.E37];[.B37])" table:style-name="ce53">
            <text:p>7,691<text:s/></text:p>
          </table:table-cell>
          <table:table-cell office:value-type="float" office:value="2604" table:formula="of:=SUM([.C37];[.F37])" table:style-name="ce53">
            <text:p>2,604<text:s/></text:p>
          </table:table-cell>
          <table:table-cell office:value-type="float" office:value="33.857755818489146" table:formula="of:=[.I37]/[.H37]*100" table:style-name="ce52">
            <text:p>33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5" table:style-name="ce50">
            <text:p>45</text:p>
          </table:table-cell>
          <table:table-cell office:value-type="float" office:value="3003" table:style-name="ce51">
            <text:p>3,003</text:p>
          </table:table-cell>
          <table:table-cell office:value-type="float" office:value="1127" table:style-name="ce51">
            <text:p>1,127</text:p>
          </table:table-cell>
          <table:table-cell office:value-type="float" office:value="37.529137529137529" table:formula="of:=[.C38]/[.B38]*100" table:style-name="ce52">
            <text:p>37.5<text:s/></text:p>
          </table:table-cell>
          <table:table-cell office:value-type="float" office:value="3843" table:style-name="ce51">
            <text:p>3,843</text:p>
          </table:table-cell>
          <table:table-cell office:value-type="float" office:value="1168" table:style-name="ce51">
            <text:p>1,168</text:p>
          </table:table-cell>
          <table:table-cell office:value-type="float" office:value="30.392922196200882" table:formula="of:=[.F38]/[.E38]*100" table:style-name="ce52">
            <text:p>30.4<text:s/></text:p>
          </table:table-cell>
          <table:table-cell office:value-type="float" office:value="6846" table:formula="of:=SUM([.E38];[.B38])" table:style-name="ce53">
            <text:p>6,846<text:s/></text:p>
          </table:table-cell>
          <table:table-cell office:value-type="float" office:value="2295" table:formula="of:=SUM([.C38];[.F38])" table:style-name="ce53">
            <text:p>2,295<text:s/></text:p>
          </table:table-cell>
          <table:table-cell office:value-type="float" office:value="33.523225241016654" table:formula="of:=[.I38]/[.H38]*100" table:style-name="ce52">
            <text:p>33.5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6" table:style-name="ce50">
            <text:p>46</text:p>
          </table:table-cell>
          <table:table-cell office:value-type="float" office:value="2712" table:style-name="ce51">
            <text:p>2,712</text:p>
          </table:table-cell>
          <table:table-cell office:value-type="float" office:value="990" table:style-name="ce51">
            <text:p>990</text:p>
          </table:table-cell>
          <table:table-cell office:value-type="float" office:value="36.504424778761063" table:formula="of:=[.C39]/[.B39]*100" table:style-name="ce52">
            <text:p>36.5<text:s/></text:p>
          </table:table-cell>
          <table:table-cell office:value-type="float" office:value="3457" table:style-name="ce51">
            <text:p>3,457</text:p>
          </table:table-cell>
          <table:table-cell office:value-type="float" office:value="1031" table:style-name="ce51">
            <text:p>1,031</text:p>
          </table:table-cell>
          <table:table-cell office:value-type="float" office:value="29.823546427538329" table:formula="of:=[.F39]/[.E39]*100" table:style-name="ce52">
            <text:p>29.8<text:s/></text:p>
          </table:table-cell>
          <table:table-cell office:value-type="float" office:value="6169" table:formula="of:=SUM([.E39];[.B39])" table:style-name="ce53">
            <text:p>6,169<text:s/></text:p>
          </table:table-cell>
          <table:table-cell office:value-type="float" office:value="2021" table:formula="of:=SUM([.C39];[.F39])" table:style-name="ce53">
            <text:p>2,021<text:s/></text:p>
          </table:table-cell>
          <table:table-cell office:value-type="float" office:value="32.760577078943101" table:formula="of:=[.I39]/[.H39]*100" table:style-name="ce52">
            <text:p>32.8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7" table:style-name="ce50">
            <text:p>47</text:p>
          </table:table-cell>
          <table:table-cell office:value-type="float" office:value="2392" table:style-name="ce51">
            <text:p>2,392</text:p>
          </table:table-cell>
          <table:table-cell office:value-type="float" office:value="920" table:style-name="ce51">
            <text:p>920</text:p>
          </table:table-cell>
          <table:table-cell office:value-type="float" office:value="38.461538461538467" table:formula="of:=[.C40]/[.B40]*100" table:style-name="ce52">
            <text:p>38.5<text:s/></text:p>
          </table:table-cell>
          <table:table-cell office:value-type="float" office:value="3167" table:style-name="ce51">
            <text:p>3,167</text:p>
          </table:table-cell>
          <table:table-cell office:value-type="float" office:value="888" table:style-name="ce51">
            <text:p>888</text:p>
          </table:table-cell>
          <table:table-cell office:value-type="float" office:value="28.039153773287023" table:formula="of:=[.F40]/[.E40]*100" table:style-name="ce52">
            <text:p>28.0<text:s/></text:p>
          </table:table-cell>
          <table:table-cell office:value-type="float" office:value="5559" table:formula="of:=SUM([.E40];[.B40])" table:style-name="ce53">
            <text:p>5,559<text:s/></text:p>
          </table:table-cell>
          <table:table-cell office:value-type="float" office:value="1808" table:formula="of:=SUM([.C40];[.F40])" table:style-name="ce53">
            <text:p>1,808<text:s/></text:p>
          </table:table-cell>
          <table:table-cell office:value-type="float" office:value="32.523835222162262" table:formula="of:=[.I40]/[.H40]*100" table:style-name="ce52">
            <text:p>32.5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8" table:style-name="ce50">
            <text:p>48</text:p>
          </table:table-cell>
          <table:table-cell office:value-type="float" office:value="2013" table:style-name="ce51">
            <text:p>2,013</text:p>
          </table:table-cell>
          <table:table-cell office:value-type="float" office:value="734" table:style-name="ce51">
            <text:p>734</text:p>
          </table:table-cell>
          <table:table-cell office:value-type="float" office:value="36.462990561351219" table:formula="of:=[.C41]/[.B41]*100" table:style-name="ce52">
            <text:p>36.5<text:s/></text:p>
          </table:table-cell>
          <table:table-cell office:value-type="float" office:value="2765" table:style-name="ce51">
            <text:p>2,765</text:p>
          </table:table-cell>
          <table:table-cell office:value-type="float" office:value="781" table:style-name="ce51">
            <text:p>781</text:p>
          </table:table-cell>
          <table:table-cell office:value-type="float" office:value="28.245931283905968" table:formula="of:=[.F41]/[.E41]*100" table:style-name="ce52">
            <text:p>28.2<text:s/></text:p>
          </table:table-cell>
          <table:table-cell office:value-type="float" office:value="4778" table:formula="of:=SUM([.E41];[.B41])" table:style-name="ce53">
            <text:p>4,778<text:s/></text:p>
          </table:table-cell>
          <table:table-cell office:value-type="float" office:value="1515" table:formula="of:=SUM([.C41];[.F41])" table:style-name="ce53">
            <text:p>1,515<text:s/></text:p>
          </table:table-cell>
          <table:table-cell office:value-type="float" office:value="31.707827542904983" table:formula="of:=[.I41]/[.H41]*100" table:style-name="ce52">
            <text:p>31.7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49" table:style-name="ce50">
            <text:p>49</text:p>
          </table:table-cell>
          <table:table-cell office:value-type="float" office:value="1650" table:style-name="ce51">
            <text:p>1,650</text:p>
          </table:table-cell>
          <table:table-cell office:value-type="float" office:value="628" table:style-name="ce51">
            <text:p>628</text:p>
          </table:table-cell>
          <table:table-cell office:value-type="float" office:value="38.060606060606062" table:formula="of:=[.C42]/[.B42]*100" table:style-name="ce52">
            <text:p>38.1<text:s/></text:p>
          </table:table-cell>
          <table:table-cell office:value-type="float" office:value="2474" table:style-name="ce51">
            <text:p>2,474</text:p>
          </table:table-cell>
          <table:table-cell office:value-type="float" office:value="711" table:style-name="ce51">
            <text:p>711</text:p>
          </table:table-cell>
          <table:table-cell office:value-type="float" office:value="28.738884397736459" table:formula="of:=[.F42]/[.E42]*100" table:style-name="ce52">
            <text:p>28.7<text:s/></text:p>
          </table:table-cell>
          <table:table-cell office:value-type="float" office:value="4124" table:formula="of:=SUM([.E42];[.B42])" table:style-name="ce53">
            <text:p>4,124<text:s/></text:p>
          </table:table-cell>
          <table:table-cell office:value-type="float" office:value="1339" table:formula="of:=SUM([.C42];[.F42])" table:style-name="ce53">
            <text:p>1,339<text:s/></text:p>
          </table:table-cell>
          <table:table-cell office:value-type="float" office:value="32.468477206595537" table:formula="of:=[.I42]/[.H42]*100" table:style-name="ce52">
            <text:p>32.5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0" table:style-name="ce50">
            <text:p>50</text:p>
          </table:table-cell>
          <table:table-cell office:value-type="float" office:value="1375" table:style-name="ce51">
            <text:p>1,375</text:p>
          </table:table-cell>
          <table:table-cell office:value-type="float" office:value="540" table:style-name="ce51">
            <text:p>540</text:p>
          </table:table-cell>
          <table:table-cell office:value-type="float" office:value="39.272727272727273" table:formula="of:=[.C43]/[.B43]*100" table:style-name="ce52">
            <text:p>39.3<text:s/></text:p>
          </table:table-cell>
          <table:table-cell office:value-type="float" office:value="2086" table:style-name="ce51">
            <text:p>2,086</text:p>
          </table:table-cell>
          <table:table-cell office:value-type="float" office:value="600" table:style-name="ce51">
            <text:p>600</text:p>
          </table:table-cell>
          <table:table-cell office:value-type="float" office:value="28.763183125599234" table:formula="of:=[.F43]/[.E43]*100" table:style-name="ce52">
            <text:p>28.8<text:s/></text:p>
          </table:table-cell>
          <table:table-cell office:value-type="float" office:value="3461" table:formula="of:=SUM([.E43];[.B43])" table:style-name="ce53">
            <text:p>3,461<text:s/></text:p>
          </table:table-cell>
          <table:table-cell office:value-type="float" office:value="1140" table:formula="of:=SUM([.C43];[.F43])" table:style-name="ce53">
            <text:p>1,140<text:s/></text:p>
          </table:table-cell>
          <table:table-cell office:value-type="float" office:value="32.938457093325631" table:formula="of:=[.I43]/[.H43]*100" table:style-name="ce52">
            <text:p>32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1" table:style-name="ce50">
            <text:p>51</text:p>
          </table:table-cell>
          <table:table-cell office:value-type="float" office:value="1207" table:style-name="ce51">
            <text:p>1,207</text:p>
          </table:table-cell>
          <table:table-cell office:value-type="float" office:value="451" table:style-name="ce51">
            <text:p>451</text:p>
          </table:table-cell>
          <table:table-cell office:value-type="float" office:value="37.365368682684341" table:formula="of:=[.C44]/[.B44]*100" table:style-name="ce52">
            <text:p>37.4<text:s/></text:p>
          </table:table-cell>
          <table:table-cell office:value-type="float" office:value="1949" table:style-name="ce51">
            <text:p>1,949</text:p>
          </table:table-cell>
          <table:table-cell office:value-type="float" office:value="536" table:style-name="ce51">
            <text:p>536</text:p>
          </table:table-cell>
          <table:table-cell office:value-type="float" office:value="27.501282709081583" table:formula="of:=[.F44]/[.E44]*100" table:style-name="ce52">
            <text:p>27.5<text:s/></text:p>
          </table:table-cell>
          <table:table-cell office:value-type="float" office:value="3156" table:formula="of:=SUM([.E44];[.B44])" table:style-name="ce53">
            <text:p>3,156<text:s/></text:p>
          </table:table-cell>
          <table:table-cell office:value-type="float" office:value="987" table:formula="of:=SUM([.C44];[.F44])" table:style-name="ce53">
            <text:p>987<text:s/></text:p>
          </table:table-cell>
          <table:table-cell office:value-type="float" office:value="31.273764258555133" table:formula="of:=[.I44]/[.H44]*100" table:style-name="ce52">
            <text:p>31.3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2" table:style-name="ce50">
            <text:p>52</text:p>
          </table:table-cell>
          <table:table-cell office:value-type="float" office:value="1041" table:style-name="ce51">
            <text:p>1,041</text:p>
          </table:table-cell>
          <table:table-cell office:value-type="float" office:value="358" table:style-name="ce51">
            <text:p>358</text:p>
          </table:table-cell>
          <table:table-cell office:value-type="float" office:value="34.390009606147935" table:formula="of:=[.C45]/[.B45]*100" table:style-name="ce52">
            <text:p>34.4<text:s/></text:p>
          </table:table-cell>
          <table:table-cell office:value-type="float" office:value="1753" table:style-name="ce51">
            <text:p>1,753</text:p>
          </table:table-cell>
          <table:table-cell office:value-type="float" office:value="473" table:style-name="ce51">
            <text:p>473</text:p>
          </table:table-cell>
          <table:table-cell office:value-type="float" office:value="26.982316029663433" table:formula="of:=[.F45]/[.E45]*100" table:style-name="ce52">
            <text:p>27.0<text:s/></text:p>
          </table:table-cell>
          <table:table-cell office:value-type="float" office:value="2794" table:formula="of:=SUM([.E45];[.B45])" table:style-name="ce53">
            <text:p>2,794<text:s/></text:p>
          </table:table-cell>
          <table:table-cell office:value-type="float" office:value="831" table:formula="of:=SUM([.C45];[.F45])" table:style-name="ce53">
            <text:p>831<text:s/></text:p>
          </table:table-cell>
          <table:table-cell office:value-type="float" office:value="29.742304939155336" table:formula="of:=[.I45]/[.H45]*100" table:style-name="ce52">
            <text:p>29.7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3" table:style-name="ce50">
            <text:p>53</text:p>
          </table:table-cell>
          <table:table-cell office:value-type="float" office:value="886" table:style-name="ce51">
            <text:p>886</text:p>
          </table:table-cell>
          <table:table-cell office:value-type="float" office:value="326" table:style-name="ce51">
            <text:p>326</text:p>
          </table:table-cell>
          <table:table-cell office:value-type="float" office:value="36.794582392776526" table:formula="of:=[.C46]/[.B46]*100" table:style-name="ce52">
            <text:p>36.8<text:s/></text:p>
          </table:table-cell>
          <table:table-cell office:value-type="float" office:value="1605" table:style-name="ce51">
            <text:p>1,605</text:p>
          </table:table-cell>
          <table:table-cell office:value-type="float" office:value="429" table:style-name="ce51">
            <text:p>429</text:p>
          </table:table-cell>
          <table:table-cell office:value-type="float" office:value="26.728971962616821" table:formula="of:=[.F46]/[.E46]*100" table:style-name="ce52">
            <text:p>26.7<text:s/></text:p>
          </table:table-cell>
          <table:table-cell office:value-type="float" office:value="2491" table:formula="of:=SUM([.E46];[.B46])" table:style-name="ce53">
            <text:p>2,491<text:s/></text:p>
          </table:table-cell>
          <table:table-cell office:value-type="float" office:value="755" table:formula="of:=SUM([.C46];[.F46])" table:style-name="ce53">
            <text:p>755<text:s/></text:p>
          </table:table-cell>
          <table:table-cell office:value-type="float" office:value="30.309112806101968" table:formula="of:=[.I46]/[.H46]*100" table:style-name="ce52">
            <text:p>30.3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4" table:style-name="ce50">
            <text:p>54</text:p>
          </table:table-cell>
          <table:table-cell office:value-type="float" office:value="797" table:style-name="ce51">
            <text:p>797</text:p>
          </table:table-cell>
          <table:table-cell office:value-type="float" office:value="279" table:style-name="ce51">
            <text:p>279</text:p>
          </table:table-cell>
          <table:table-cell office:value-type="float" office:value="35.006273525721454" table:formula="of:=[.C47]/[.B47]*100" table:style-name="ce52">
            <text:p>35.0<text:s/></text:p>
          </table:table-cell>
          <table:table-cell office:value-type="float" office:value="1249" table:style-name="ce51">
            <text:p>1,249</text:p>
          </table:table-cell>
          <table:table-cell office:value-type="float" office:value="362" table:style-name="ce51">
            <text:p>362</text:p>
          </table:table-cell>
          <table:table-cell office:value-type="float" office:value="28.983186549239392" table:formula="of:=[.F47]/[.E47]*100" table:style-name="ce52">
            <text:p>29.0<text:s/></text:p>
          </table:table-cell>
          <table:table-cell office:value-type="float" office:value="2046" table:formula="of:=SUM([.E47];[.B47])" table:style-name="ce53">
            <text:p>2,046<text:s/></text:p>
          </table:table-cell>
          <table:table-cell office:value-type="float" office:value="641" table:formula="of:=SUM([.C47];[.F47])" table:style-name="ce53">
            <text:p>641<text:s/></text:p>
          </table:table-cell>
          <table:table-cell office:value-type="float" office:value="31.329423264907135" table:formula="of:=[.I47]/[.H47]*100" table:style-name="ce52">
            <text:p>31.3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5" table:style-name="ce50">
            <text:p>55</text:p>
          </table:table-cell>
          <table:table-cell office:value-type="float" office:value="676" table:style-name="ce51">
            <text:p>676</text:p>
          </table:table-cell>
          <table:table-cell office:value-type="float" office:value="254" table:style-name="ce51">
            <text:p>254</text:p>
          </table:table-cell>
          <table:table-cell office:value-type="float" office:value="37.573964497041416" table:formula="of:=[.C48]/[.B48]*100" table:style-name="ce52">
            <text:p>37.6<text:s/></text:p>
          </table:table-cell>
          <table:table-cell office:value-type="float" office:value="1107" table:style-name="ce51">
            <text:p>1,107</text:p>
          </table:table-cell>
          <table:table-cell office:value-type="float" office:value="309" table:style-name="ce51">
            <text:p>309</text:p>
          </table:table-cell>
          <table:table-cell office:value-type="float" office:value="27.913279132791331" table:formula="of:=[.F48]/[.E48]*100" table:style-name="ce52">
            <text:p>27.9<text:s/></text:p>
          </table:table-cell>
          <table:table-cell office:value-type="float" office:value="1783" table:formula="of:=SUM([.E48];[.B48])" table:style-name="ce53">
            <text:p>1,783<text:s/></text:p>
          </table:table-cell>
          <table:table-cell office:value-type="float" office:value="563" table:formula="of:=SUM([.C48];[.F48])" table:style-name="ce53">
            <text:p>563<text:s/></text:p>
          </table:table-cell>
          <table:table-cell office:value-type="float" office:value="31.575995513180033" table:formula="of:=[.I48]/[.H48]*100" table:style-name="ce52">
            <text:p>31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6" table:style-name="ce50">
            <text:p>56</text:p>
          </table:table-cell>
          <table:table-cell office:value-type="float" office:value="572" table:style-name="ce51">
            <text:p>572</text:p>
          </table:table-cell>
          <table:table-cell office:value-type="float" office:value="210" table:style-name="ce51">
            <text:p>210</text:p>
          </table:table-cell>
          <table:table-cell office:value-type="float" office:value="36.713286713286713" table:formula="of:=[.C49]/[.B49]*100" table:style-name="ce52">
            <text:p>36.7<text:s/></text:p>
          </table:table-cell>
          <table:table-cell office:value-type="float" office:value="1037" table:style-name="ce51">
            <text:p>1,037</text:p>
          </table:table-cell>
          <table:table-cell office:value-type="float" office:value="305" table:style-name="ce51">
            <text:p>305</text:p>
          </table:table-cell>
          <table:table-cell office:value-type="float" office:value="29.411764705882355" table:formula="of:=[.F49]/[.E49]*100" table:style-name="ce52">
            <text:p>29.4<text:s/></text:p>
          </table:table-cell>
          <table:table-cell office:value-type="float" office:value="1609" table:formula="of:=SUM([.E49];[.B49])" table:style-name="ce53">
            <text:p>1,609<text:s/></text:p>
          </table:table-cell>
          <table:table-cell office:value-type="float" office:value="515" table:formula="of:=SUM([.C49];[.F49])" table:style-name="ce53">
            <text:p>515<text:s/></text:p>
          </table:table-cell>
          <table:table-cell office:value-type="float" office:value="32.007458048477318" table:formula="of:=[.I49]/[.H49]*100" table:style-name="ce52">
            <text:p>32.0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7" table:style-name="ce50">
            <text:p>57</text:p>
          </table:table-cell>
          <table:table-cell office:value-type="float" office:value="500" table:style-name="ce51">
            <text:p>500</text:p>
          </table:table-cell>
          <table:table-cell office:value-type="float" office:value="164" table:style-name="ce51">
            <text:p>164</text:p>
          </table:table-cell>
          <table:table-cell office:value-type="float" office:value="32.800000000000004" table:formula="of:=[.C50]/[.B50]*100" table:style-name="ce52">
            <text:p>32.8<text:s/></text:p>
          </table:table-cell>
          <table:table-cell office:value-type="float" office:value="918" table:style-name="ce51">
            <text:p>918</text:p>
          </table:table-cell>
          <table:table-cell office:value-type="float" office:value="236" table:style-name="ce51">
            <text:p>236</text:p>
          </table:table-cell>
          <table:table-cell office:value-type="float" office:value="25.708061002178649" table:formula="of:=[.F50]/[.E50]*100" table:style-name="ce52">
            <text:p>25.7<text:s/></text:p>
          </table:table-cell>
          <table:table-cell office:value-type="float" office:value="1418" table:formula="of:=SUM([.E50];[.B50])" table:style-name="ce53">
            <text:p>1,418<text:s/></text:p>
          </table:table-cell>
          <table:table-cell office:value-type="float" office:value="400" table:formula="of:=SUM([.C50];[.F50])" table:style-name="ce53">
            <text:p>400<text:s/></text:p>
          </table:table-cell>
          <table:table-cell office:value-type="float" office:value="28.208744710860366" table:formula="of:=[.I50]/[.H50]*100" table:style-name="ce52">
            <text:p>28.2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8" table:style-name="ce50">
            <text:p>58</text:p>
          </table:table-cell>
          <table:table-cell office:value-type="float" office:value="447" table:style-name="ce51">
            <text:p>447</text:p>
          </table:table-cell>
          <table:table-cell office:value-type="float" office:value="170" table:style-name="ce51">
            <text:p>170</text:p>
          </table:table-cell>
          <table:table-cell office:value-type="float" office:value="38.031319910514547" table:formula="of:=[.C51]/[.B51]*100" table:style-name="ce52">
            <text:p>38.0<text:s/></text:p>
          </table:table-cell>
          <table:table-cell office:value-type="float" office:value="800" table:style-name="ce51">
            <text:p>800</text:p>
          </table:table-cell>
          <table:table-cell office:value-type="float" office:value="211" table:style-name="ce51">
            <text:p>211</text:p>
          </table:table-cell>
          <table:table-cell office:value-type="float" office:value="26.375" table:formula="of:=[.F51]/[.E51]*100" table:style-name="ce52">
            <text:p>26.4<text:s/></text:p>
          </table:table-cell>
          <table:table-cell office:value-type="float" office:value="1247" table:formula="of:=SUM([.E51];[.B51])" table:style-name="ce53">
            <text:p>1,247<text:s/></text:p>
          </table:table-cell>
          <table:table-cell office:value-type="float" office:value="381" table:formula="of:=SUM([.C51];[.F51])" table:style-name="ce53">
            <text:p>381<text:s/></text:p>
          </table:table-cell>
          <table:table-cell office:value-type="float" office:value="30.553327987169205" table:formula="of:=[.I51]/[.H51]*100" table:style-name="ce52">
            <text:p>30.6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59" table:style-name="ce50">
            <text:p>59</text:p>
          </table:table-cell>
          <table:table-cell office:value-type="float" office:value="356" table:style-name="ce51">
            <text:p>356</text:p>
          </table:table-cell>
          <table:table-cell office:value-type="float" office:value="141" table:style-name="ce51">
            <text:p>141</text:p>
          </table:table-cell>
          <table:table-cell office:value-type="float" office:value="39.606741573033709" table:formula="of:=[.C52]/[.B52]*100" table:style-name="ce52">
            <text:p>39.6<text:s/></text:p>
          </table:table-cell>
          <table:table-cell office:value-type="float" office:value="748" table:style-name="ce51">
            <text:p>748</text:p>
          </table:table-cell>
          <table:table-cell office:value-type="float" office:value="202" table:style-name="ce51">
            <text:p>202</text:p>
          </table:table-cell>
          <table:table-cell office:value-type="float" office:value="27.00534759358289" table:formula="of:=[.F52]/[.E52]*100" table:style-name="ce52">
            <text:p>27.0<text:s/></text:p>
          </table:table-cell>
          <table:table-cell office:value-type="float" office:value="1104" table:formula="of:=SUM([.E52];[.B52])" table:style-name="ce53">
            <text:p>1,104<text:s/></text:p>
          </table:table-cell>
          <table:table-cell office:value-type="float" office:value="343" table:formula="of:=SUM([.C52];[.F52])" table:style-name="ce53">
            <text:p>343<text:s/></text:p>
          </table:table-cell>
          <table:table-cell office:value-type="float" office:value="31.068840579710145" table:formula="of:=[.I52]/[.H52]*100" table:style-name="ce52">
            <text:p>31.1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float" office:value="60" table:style-name="ce50">
            <text:p>60</text:p>
          </table:table-cell>
          <table:table-cell office:value-type="float" office:value="294" table:style-name="ce51">
            <text:p>294</text:p>
          </table:table-cell>
          <table:table-cell office:value-type="float" office:value="101" table:style-name="ce51">
            <text:p>101</text:p>
          </table:table-cell>
          <table:table-cell office:value-type="float" office:value="34.353741496598637" table:formula="of:=[.C53]/[.B53]*100" table:style-name="ce52">
            <text:p>34.4<text:s/></text:p>
          </table:table-cell>
          <table:table-cell office:value-type="float" office:value="702" table:style-name="ce51">
            <text:p>702</text:p>
          </table:table-cell>
          <table:table-cell office:value-type="float" office:value="187" table:style-name="ce51">
            <text:p>187</text:p>
          </table:table-cell>
          <table:table-cell office:value-type="float" office:value="26.638176638176635" table:formula="of:=[.F53]/[.E53]*100" table:style-name="ce52">
            <text:p>26.6<text:s/></text:p>
          </table:table-cell>
          <table:table-cell office:value-type="float" office:value="996" table:formula="of:=SUM([.E53];[.B53])" table:style-name="ce53">
            <text:p>996<text:s/></text:p>
          </table:table-cell>
          <table:table-cell office:value-type="float" office:value="288" table:formula="of:=SUM([.C53];[.F53])" table:style-name="ce53">
            <text:p>288<text:s/></text:p>
          </table:table-cell>
          <table:table-cell office:value-type="float" office:value="28.915662650602407" table:formula="of:=[.I53]/[.H53]*100" table:style-name="ce52">
            <text:p>28.9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2">
          <table:table-cell office:value-type="string" table:style-name="ce7">
            <text:p>61 and over</text:p>
          </table:table-cell>
          <table:table-cell office:value-type="float" office:value="1475" table:style-name="ce51">
            <text:p>1,475</text:p>
          </table:table-cell>
          <table:table-cell office:value-type="float" office:value="501" table:style-name="ce51">
            <text:p>501</text:p>
          </table:table-cell>
          <table:table-cell office:value-type="float" office:value="33.966101694915253" table:style-name="ce52">
            <text:p>34.0<text:s/></text:p>
          </table:table-cell>
          <table:table-cell office:value-type="float" office:value="2801" table:style-name="ce51">
            <text:p>2,801</text:p>
          </table:table-cell>
          <table:table-cell office:value-type="float" office:value="688" table:style-name="ce51">
            <text:p>688</text:p>
          </table:table-cell>
          <table:table-cell office:value-type="float" office:value="24.562656194216352" table:style-name="ce52">
            <text:p>24.6<text:s/></text:p>
          </table:table-cell>
          <table:table-cell office:value-type="float" office:value="4276" table:style-name="ce53">
            <text:p>4,276<text:s/></text:p>
          </table:table-cell>
          <table:table-cell office:value-type="float" office:value="1189" table:style-name="ce53">
            <text:p>1,189<text:s/></text:p>
          </table:table-cell>
          <table:table-cell office:value-type="float" office:value="27.806361085126284" table:style-name="ce52">
            <text:p>27.8<text:s/></text:p>
          </table:table-cell>
          <table:table-cell table:number-columns-repeated="2" table:style-name="ce49"/>
          <table:table-cell table:style-name="ce7"/>
          <table:table-cell table:number-columns-repeated="16371" table:style-name="ce10"/>
        </table:table-row>
        <table:table-row table:style-name="ro3">
          <table:table-cell office:value-type="string" table:style-name="ce30">
            <text:p>Unknown<text:span text:style-name="T5">1</text:span></text:p>
          </table:table-cell>
          <table:table-cell table:number-columns-repeated="2" table:style-name="ce53"/>
          <table:table-cell table:style-name="ce52"/>
          <table:table-cell table:number-columns-repeated="2" table:style-name="ce53"/>
          <table:table-cell table:style-name="ce52"/>
          <table:table-cell office:value-type="float" office:value="409" table:style-name="ce53">
            <text:p>409<text:s/></text:p>
          </table:table-cell>
          <table:table-cell office:value-type="float" office:value="217" table:style-name="ce53">
            <text:p>217<text:s/></text:p>
          </table:table-cell>
          <table:table-cell office:value-type="float" office:value="53.056234718826403" table:formula="of:=[.I55]/[.H55]*100" table:style-name="ce52">
            <text:p>53.1<text:s/></text:p>
          </table:table-cell>
          <table:table-cell table:number-columns-repeated="3" table:style-name="ce36"/>
          <table:table-cell table:number-columns-repeated="16371" table:style-name="ce10"/>
        </table:table-row>
        <table:table-row table:style-name="ro1">
          <table:table-cell office:value-type="string" table:style-name="ce54">
            <text:p>Total</text:p>
          </table:table-cell>
          <table:table-cell office:value-type="float" office:value="869046" table:style-name="ce55">
            <text:p>869,046</text:p>
          </table:table-cell>
          <table:table-cell office:value-type="float" office:value="411022" table:style-name="ce55">
            <text:p>411,022</text:p>
          </table:table-cell>
          <table:table-cell office:value-type="float" office:value="47.295770304448787" table:formula="of:=[.C56]/[.B56]*100" table:style-name="ce56">
            <text:p>47.3<text:s/></text:p>
          </table:table-cell>
          <table:table-cell office:value-type="float" office:value="900129" table:style-name="ce55">
            <text:p>900,129</text:p>
          </table:table-cell>
          <table:table-cell office:value-type="float" office:value="371423" table:style-name="ce55">
            <text:p>371,423</text:p>
          </table:table-cell>
          <table:table-cell office:value-type="float" office:value="41.263307814768773" table:formula="of:=[.F56]/[.E56]*100" table:style-name="ce56">
            <text:p>41.3<text:s/></text:p>
          </table:table-cell>
          <table:table-cell office:value-type="float" office:value="1769584" table:formula="of:=SUM([.H9:.H55])" table:style-name="ce57">
            <text:p>1,769,584<text:s/></text:p>
          </table:table-cell>
          <table:table-cell office:value-type="float" office:value="782662" table:formula="of:=SUM([.I9:.I55])" table:style-name="ce57">
            <text:p>782,662<text:s/></text:p>
          </table:table-cell>
          <table:table-cell office:value-type="float" office:value="44.228587057749166" table:formula="of:=[.I56]/[.H56]*100" table:style-name="ce56">
            <text:p>44.2<text:s/></text:p>
          </table:table-cell>
          <table:table-cell table:number-columns-repeated="3" table:style-name="ce36"/>
          <table:table-cell table:number-columns-repeated="16371" table:style-name="ce10"/>
        </table:table-row>
        <table:table-row table:style-name="ro2">
          <table:table-cell table:style-name="ce7"/>
          <table:table-cell table:number-columns-repeated="2" table:style-name="ce37"/>
          <table:table-cell table:style-name="ce36"/>
          <table:table-cell table:number-columns-repeated="2" table:style-name="ce37"/>
          <table:table-cell table:style-name="ce36"/>
          <table:table-cell table:number-columns-repeated="2" table:style-name="ce37"/>
          <table:table-cell table:number-columns-repeated="4" table:style-name="ce36"/>
          <table:table-cell table:number-columns-repeated="16371" table:style-name="ce10"/>
        </table:table-row>
        <table:table-row table:style-name="ro2">
          <table:table-cell office:value-type="string" table:style-name="ce7">
            <text:p>1 Unknown are candidates who have used a licence not issued by DVLA and their age is unknown, total unknown also includes candidates where their gender is unknown.</text:p>
          </table:table-cell>
          <table:table-cell table:number-columns-repeated="12" table:style-name="ce36"/>
          <table:table-cell table:number-columns-repeated="16371" table:style-name="ce10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3" table:style-name="ce7"/>
          <table:table-cell table:number-columns-repeated="2" table:style-name="ce58"/>
          <table:table-cell table:number-columns-repeated="3" table:style-name="ce7"/>
          <table:table-cell office:value-type="string" table:style-name="ce41">
            <text:p>Source: DVSA/DfT</text:p>
          </table:table-cell>
          <table:table-cell table:number-columns-repeated="3" table:style-name="ce36"/>
          <table:table-cell table:number-columns-repeated="16371" table:style-name="ce10"/>
        </table:table-row>
        <table:table-row table:style-name="ro2">
          <table:table-cell office:value-type="string" table:style-name="ce59">
            <text:p>Email :<text:s/><text:span text:style-name="T6">vehicles.stats@dft.gsi.gov.uk</text:span></text:p>
          </table:table-cell>
          <table:table-cell table:number-columns-repeated="2" table:style-name="ce60"/>
          <table:table-cell table:style-name="ce7"/>
          <table:table-cell table:number-columns-repeated="2" table:style-name="ce58"/>
          <table:table-cell table:number-columns-repeated="3" table:style-name="ce7"/>
          <table:table-cell table:style-name="ce41"/>
          <table:table-cell table:number-columns-repeated="3" table:style-name="ce36"/>
          <table:table-cell table:number-columns-repeated="16371" table:style-name="ce10"/>
        </table:table-row>
        <table:table-row table:style-name="ro2">
          <table:table-cell office:value-type="string" table:number-columns-spanned="6" table:number-rows-spanned="1" table:style-name="ce61">
            <text:p><text:a xlink:href="http://www.dft.gov.uk/statistics/series/driving-tests-and-instructors/">Notes &amp; definitions (<text:span text:style-name="T6">http://www.dft.gov.uk/statistics/series/driving-tests-and-instructors/</text:span>)</text:a></text:p>
          </table:table-cell>
          <table:covered-table-cell table:number-columns-repeated="5"/>
          <table:table-cell table:number-columns-repeated="3" table:style-name="ce7"/>
          <table:table-cell table:style-name="ce41"/>
          <table:table-cell table:number-columns-repeated="3" table:style-name="ce36"/>
          <table:table-cell table:number-columns-repeated="16371" table:style-name="ce10"/>
        </table:table-row>
        <table:table-row table:number-rows-repeated="1048515" table:style-name="ro2">
          <table:table-cell table:number-columns-repeated="16384"/>
        </table:table-row>
      </table:table>
      <table:table table:name="Chart_data" table:style-name="ta7"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19" table:number-columns-repeated="16379" table:default-cell-style-name="ce1"/>
        <table:table-row table:style-name="ro6">
          <table:table-cell office:value-type="string" table:style-name="ce2">
            <text:p>Date</text:p>
          </table:table-cell>
          <table:table-cell office:value-type="string" table:style-name="ce1">
            <text:p>Cars</text:p>
          </table:table-cell>
          <table:table-cell office:value-type="string" table:style-name="ce1">
            <text:p>Others</text:p>
          </table:table-cell>
          <table:table-cell office:value-type="string" table:style-name="ce1">
            <text:p>Total</text:p>
          </table:table-cell>
          <table:table-cell table:number-columns-repeated="16380" table:style-name="ce1"/>
        </table:table-row>
        <table:table-row table:style-name="ro7">
          <table:table-cell office:value-type="date" office:date-value="1994-06-30T00:00:00" table:style-name="ce3">
            <text:p>30 Jun 1994</text:p>
          </table:table-cell>
          <table:table-cell office:value-type="float" office:value="21034.076000000001" table:style-name="ce1">
            <text:p>21034.076</text:p>
          </table:table-cell>
          <table:table-cell office:value-type="float" office:value="4133.755000000001" table:formula="of:=[.D2]-[.B2]" table:style-name="ce1">
            <text:p>4133.755</text:p>
          </table:table-cell>
          <table:table-cell office:value-type="float" office:value="25167.831000000002" table:style-name="ce1">
            <text:p>25167.83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4-09-30T00:00:00" table:style-name="ce3">
            <text:p>30 Sep 1994</text:p>
          </table:table-cell>
          <table:table-cell office:value-type="float" office:value="21243.972000000002" table:style-name="ce1">
            <text:p>21243.972</text:p>
          </table:table-cell>
          <table:table-cell office:value-type="float" office:value="4152.5720000000001" table:formula="of:=[.D3]-[.B3]" table:style-name="ce1">
            <text:p>4152.572</text:p>
          </table:table-cell>
          <table:table-cell office:value-type="float" office:value="25396.544000000002" table:style-name="ce1">
            <text:p>25396.544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4-12-31T00:00:00" table:style-name="ce3">
            <text:p>31 Dec 1994</text:p>
          </table:table-cell>
          <table:table-cell office:value-type="float" office:value="21199.203000000001" table:style-name="ce1">
            <text:p>21199.203</text:p>
          </table:table-cell>
          <table:table-cell office:value-type="float" office:value="4032.2479999999996" table:formula="of:=[.D4]-[.B4]" table:style-name="ce1">
            <text:p>4032.248</text:p>
          </table:table-cell>
          <table:table-cell office:value-type="float" office:value="25231.451000000001" table:style-name="ce1">
            <text:p>25231.45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5-03-31T00:00:00" table:style-name="ce3">
            <text:p>31 Mar 1995</text:p>
          </table:table-cell>
          <table:table-cell office:value-type="float" office:value="21230.659" table:style-name="ce1">
            <text:p>21230.659</text:p>
          </table:table-cell>
          <table:table-cell office:value-type="float" office:value="4032.1589999999997" table:formula="of:=[.D5]-[.B5]" table:style-name="ce1">
            <text:p>4032.159</text:p>
          </table:table-cell>
          <table:table-cell office:value-type="float" office:value="25262.817999999999" table:style-name="ce1">
            <text:p>25262.81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5-06-30T00:00:00" table:style-name="ce3">
            <text:p>30 Jun 1995</text:p>
          </table:table-cell>
          <table:table-cell office:value-type="float" office:value="21458.271000000001" table:style-name="ce1">
            <text:p>21458.271</text:p>
          </table:table-cell>
          <table:table-cell office:value-type="float" office:value="4146.1650000000009" table:formula="of:=[.D6]-[.B6]" table:style-name="ce1">
            <text:p>4146.165</text:p>
          </table:table-cell>
          <table:table-cell office:value-type="float" office:value="25604.436000000002" table:style-name="ce1">
            <text:p>25604.43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5-09-30T00:00:00" table:style-name="ce3">
            <text:p>30 Sep 1995</text:p>
          </table:table-cell>
          <table:table-cell office:value-type="float" office:value="21459.978999999999" table:style-name="ce1">
            <text:p>21459.979</text:p>
          </table:table-cell>
          <table:table-cell office:value-type="float" office:value="4052.2469999999994" table:formula="of:=[.D7]-[.B7]" table:style-name="ce1">
            <text:p>4052.247</text:p>
          </table:table-cell>
          <table:table-cell office:value-type="float" office:value="25512.225999999999" table:style-name="ce1">
            <text:p>25512.22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5-12-31T00:00:00" table:style-name="ce3">
            <text:p>31 Dec 1995</text:p>
          </table:table-cell>
          <table:table-cell office:value-type="float" office:value="21394.102999999999" table:style-name="ce1">
            <text:p>21394.103</text:p>
          </table:table-cell>
          <table:table-cell office:value-type="float" office:value="3975.25" table:formula="of:=[.D8]-[.B8]" table:style-name="ce1">
            <text:p>3975.25</text:p>
          </table:table-cell>
          <table:table-cell office:value-type="float" office:value="25369.352999999999" table:style-name="ce1">
            <text:p>25369.35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6-03-31T00:00:00" table:style-name="ce3">
            <text:p>31 Mar 1996</text:p>
          </table:table-cell>
          <table:table-cell office:value-type="float" office:value="21425.848198343916" table:formula="of:=((([.B8]-[.B4])/[.B4])*[.B5])+[.B5]" table:style-name="ce1">
            <text:p>21425.8482</text:p>
          </table:table-cell>
          <table:table-cell office:value-type="float" office:value="3975.162258062996" table:formula="of:=((([.C8]-[.C4])/[.C4])*[.C5])+[.C5]" table:style-name="ce1">
            <text:p>3975.162258</text:p>
          </table:table-cell>
          <table:table-cell office:value-type="float" office:value="25400.89143572258" table:formula="of:=((([.D8]-[.D4])/[.D4])*[.D5])+[.D5]" table:style-name="ce1">
            <text:p>25400.89144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6-06-30T00:00:00" table:style-name="ce3">
            <text:p>30 Jun 1996</text:p>
          </table:table-cell>
          <table:table-cell office:value-type="float" office:value="22007.385999999999" table:style-name="ce1">
            <text:p>22007.386</text:p>
          </table:table-cell>
          <table:table-cell office:value-type="float" office:value="4125.7700000000004" table:formula="of:=[.D10]-[.B10]" table:style-name="ce1">
            <text:p>4125.77</text:p>
          </table:table-cell>
          <table:table-cell office:value-type="float" office:value="26133.155999999999" table:style-name="ce1">
            <text:p>26133.15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6-09-30T00:00:00" table:style-name="ce3">
            <text:p>30 Sep 1996</text:p>
          </table:table-cell>
          <table:table-cell office:value-type="float" office:value="22227.358" table:style-name="ce1">
            <text:p>22227.358</text:p>
          </table:table-cell>
          <table:table-cell office:value-type="float" office:value="4153.2829999999994" table:formula="of:=[.D11]-[.B11]" table:style-name="ce1">
            <text:p>4153.283</text:p>
          </table:table-cell>
          <table:table-cell office:value-type="float" office:value="26380.641" table:style-name="ce1">
            <text:p>26380.64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6-12-31T00:00:00" table:style-name="ce3">
            <text:p>31 Dec 1996</text:p>
          </table:table-cell>
          <table:table-cell office:value-type="float" office:value="22237.538" table:style-name="ce1">
            <text:p>22237.538</text:p>
          </table:table-cell>
          <table:table-cell office:value-type="float" office:value="4064.3830000000016" table:formula="of:=[.D12]-[.B12]" table:style-name="ce1">
            <text:p>4064.383</text:p>
          </table:table-cell>
          <table:table-cell office:value-type="float" office:value="26301.921000000002" table:style-name="ce1">
            <text:p>26301.92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7-03-31T00:00:00" table:style-name="ce3">
            <text:p>31 Mar 1997</text:p>
          </table:table-cell>
          <table:table-cell office:value-type="float" office:value="22298.305" table:style-name="ce1">
            <text:p>22298.305</text:p>
          </table:table-cell>
          <table:table-cell office:value-type="float" office:value="4055.7249999999985" table:formula="of:=[.D13]-[.B13]" table:style-name="ce1">
            <text:p>4055.725</text:p>
          </table:table-cell>
          <table:table-cell office:value-type="float" office:value="26354.03" table:style-name="ce1">
            <text:p>26354.0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7-06-30T00:00:00" table:style-name="ce3">
            <text:p>30 Jun 1997</text:p>
          </table:table-cell>
          <table:table-cell office:value-type="float" office:value="22526.315999999999" table:style-name="ce1">
            <text:p>22526.316</text:p>
          </table:table-cell>
          <table:table-cell office:value-type="float" office:value="4167.4199999999983" table:formula="of:=[.D14]-[.B14]" table:style-name="ce1">
            <text:p>4167.42</text:p>
          </table:table-cell>
          <table:table-cell office:value-type="float" office:value="26693.735999999997" table:style-name="ce1">
            <text:p>26693.73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7-09-30T00:00:00" table:style-name="ce3">
            <text:p>30 Sep 1997</text:p>
          </table:table-cell>
          <table:table-cell office:value-type="float" office:value="22808.760999999999" table:style-name="ce1">
            <text:p>22808.761</text:p>
          </table:table-cell>
          <table:table-cell office:value-type="float" office:value="4209.7109999999993" table:formula="of:=[.D15]-[.B15]" table:style-name="ce1">
            <text:p>4209.711</text:p>
          </table:table-cell>
          <table:table-cell office:value-type="float" office:value="27018.471999999998" table:style-name="ce1">
            <text:p>27018.47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7-12-31T00:00:00" table:style-name="ce3">
            <text:p>31 Dec 1997</text:p>
          </table:table-cell>
          <table:table-cell office:value-type="float" office:value="22831.698" table:style-name="ce1">
            <text:p>22831.698</text:p>
          </table:table-cell>
          <table:table-cell office:value-type="float" office:value="4142.0920000000006" table:formula="of:=[.D16]-[.B16]" table:style-name="ce1">
            <text:p>4142.092</text:p>
          </table:table-cell>
          <table:table-cell office:value-type="float" office:value="26973.79" table:style-name="ce1">
            <text:p>26973.7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8-03-31T00:00:00" table:style-name="ce3">
            <text:p>31 Mar 1998</text:p>
          </table:table-cell>
          <table:table-cell office:value-type="float" office:value="22984.334999999999" table:style-name="ce1">
            <text:p>22984.335</text:p>
          </table:table-cell>
          <table:table-cell office:value-type="float" office:value="4181.1729999999989" table:formula="of:=[.D17]-[.B17]" table:style-name="ce1">
            <text:p>4181.173</text:p>
          </table:table-cell>
          <table:table-cell office:value-type="float" office:value="27165.507999999998" table:style-name="ce1">
            <text:p>27165.50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8-06-30T00:00:00" table:style-name="ce3">
            <text:p>30 Jun 1998</text:p>
          </table:table-cell>
          <table:table-cell office:value-type="float" office:value="23207.61" table:style-name="ce1">
            <text:p>23207.61</text:p>
          </table:table-cell>
          <table:table-cell office:value-type="float" office:value="4313.6110000000008" table:formula="of:=[.D18]-[.B18]" table:style-name="ce1">
            <text:p>4313.611</text:p>
          </table:table-cell>
          <table:table-cell office:value-type="float" office:value="27521.221000000001" table:style-name="ce1">
            <text:p>27521.22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8-09-30T00:00:00" table:style-name="ce3">
            <text:p>30 Sep 1998</text:p>
          </table:table-cell>
          <table:table-cell office:value-type="float" office:value="23427.760999999999" table:style-name="ce1">
            <text:p>23427.761</text:p>
          </table:table-cell>
          <table:table-cell office:value-type="float" office:value="4357.6450000000004" table:formula="of:=[.D19]-[.B19]" table:style-name="ce1">
            <text:p>4357.645</text:p>
          </table:table-cell>
          <table:table-cell office:value-type="float" office:value="27785.405999999999" table:style-name="ce1">
            <text:p>27785.40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8-12-31T00:00:00" table:style-name="ce3">
            <text:p>31 Dec 1998</text:p>
          </table:table-cell>
          <table:table-cell office:value-type="float" office:value="23293.331999999999" table:style-name="ce1">
            <text:p>23293.332</text:p>
          </table:table-cell>
          <table:table-cell office:value-type="float" office:value="4245.0829999999987" table:formula="of:=[.D20]-[.B20]" table:style-name="ce1">
            <text:p>4245.083</text:p>
          </table:table-cell>
          <table:table-cell office:value-type="float" office:value="27538.414999999997" table:style-name="ce1">
            <text:p>27538.415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9-03-31T00:00:00" table:style-name="ce3">
            <text:p>31 Mar 1999</text:p>
          </table:table-cell>
          <table:table-cell office:value-type="float" office:value="23458.475999999999" table:style-name="ce1">
            <text:p>23458.476</text:p>
          </table:table-cell>
          <table:table-cell office:value-type="float" office:value="4311.8169999999991" table:formula="of:=[.D21]-[.B21]" table:style-name="ce1">
            <text:p>4311.817</text:p>
          </table:table-cell>
          <table:table-cell office:value-type="float" office:value="27770.292999999998" table:style-name="ce1">
            <text:p>27770.29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9-06-30T00:00:00" table:style-name="ce3">
            <text:p>30 Jun 1999</text:p>
          </table:table-cell>
          <table:table-cell office:value-type="float" office:value="23725.847000000002" table:style-name="ce1">
            <text:p>23725.847</text:p>
          </table:table-cell>
          <table:table-cell office:value-type="float" office:value="4428.5629999999983" table:formula="of:=[.D22]-[.B22]" table:style-name="ce1">
            <text:p>4428.563</text:p>
          </table:table-cell>
          <table:table-cell office:value-type="float" office:value="28154.41" table:style-name="ce1">
            <text:p>28154.4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9-09-30T00:00:00" table:style-name="ce3">
            <text:p>30 Sep 1999</text:p>
          </table:table-cell>
          <table:table-cell office:value-type="float" office:value="23950.914076829409" table:formula="of:=((([.B22]-[.B18])/[.B18])*[.B19])+[.B19]" table:style-name="ce1">
            <text:p>23950.91408</text:p>
          </table:table-cell>
          <table:table-cell office:value-type="float" office:value="4473.770447575127" table:formula="of:=((([.C22]-[.C18])/[.C18])*[.C19])+[.C19]" table:style-name="ce1">
            <text:p>4473.770448</text:p>
          </table:table-cell>
          <table:table-cell office:value-type="float" office:value="28424.67318366652" table:formula="of:=((([.D22]-[.D18])/[.D18])*[.D19])+[.D19]" table:style-name="ce1">
            <text:p>28424.6731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1999-12-31T00:00:00" table:style-name="ce3">
            <text:p>31 Dec 1999</text:p>
          </table:table-cell>
          <table:table-cell office:value-type="float" office:value="23974.937000000002" table:style-name="ce1">
            <text:p>23974.937</text:p>
          </table:table-cell>
          <table:table-cell office:value-type="float" office:value="4392.6229999999996" table:formula="of:=[.D24]-[.B24]" table:style-name="ce1">
            <text:p>4392.623</text:p>
          </table:table-cell>
          <table:table-cell office:value-type="float" office:value="28367.56" table:style-name="ce1">
            <text:p>28367.5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0-03-31T00:00:00" table:style-name="ce3">
            <text:p>31 Mar 2000</text:p>
          </table:table-cell>
          <table:table-cell office:value-type="float" office:value="24167" table:style-name="ce1">
            <text:p>24167</text:p>
          </table:table-cell>
          <table:table-cell office:value-type="float" office:value="4414.7119999999995" table:formula="of:=[.D25]-[.B25]" table:style-name="ce1">
            <text:p>4414.712</text:p>
          </table:table-cell>
          <table:table-cell office:value-type="float" office:value="28581.712" table:style-name="ce1">
            <text:p>28581.71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0-06-30T00:00:00" table:style-name="ce3">
            <text:p>30 Jun 2000</text:p>
          </table:table-cell>
          <table:table-cell office:value-type="float" office:value="24278.633000000002" table:style-name="ce1">
            <text:p>24278.633</text:p>
          </table:table-cell>
          <table:table-cell office:value-type="float" office:value="4546.893" table:formula="of:=[.D26]-[.B26]" table:style-name="ce1">
            <text:p>4546.893</text:p>
          </table:table-cell>
          <table:table-cell office:value-type="float" office:value="28825.526000000002" table:style-name="ce1">
            <text:p>28825.52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0-09-30T00:00:00" table:style-name="ce3">
            <text:p>30 Sep 2000</text:p>
          </table:table-cell>
          <table:table-cell office:value-type="float" office:value="24383.345000000001" table:style-name="ce1">
            <text:p>24383.345</text:p>
          </table:table-cell>
          <table:table-cell office:value-type="float" office:value="4584.1860000000015" table:formula="of:=[.D27]-[.B27]" table:style-name="ce1">
            <text:p>4584.186</text:p>
          </table:table-cell>
          <table:table-cell office:value-type="float" office:value="28967.531000000003" table:style-name="ce1">
            <text:p>28967.53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0-12-31T00:00:00" table:style-name="ce3">
            <text:p>31 Dec 2000</text:p>
          </table:table-cell>
          <table:table-cell office:value-type="float" office:value="24405.548999999999" table:style-name="ce1">
            <text:p>24405.549</text:p>
          </table:table-cell>
          <table:table-cell office:value-type="float" office:value="4492.0319999999992" table:formula="of:=[.D28]-[.B28]" table:style-name="ce1">
            <text:p>4492.032</text:p>
          </table:table-cell>
          <table:table-cell office:value-type="float" office:value="28897.580999999998" table:style-name="ce1">
            <text:p>28897.58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1-03-31T00:00:00" table:style-name="ce3">
            <text:p>31 Mar 2001</text:p>
          </table:table-cell>
          <table:table-cell office:value-type="float" office:value="24653.787" table:style-name="ce1">
            <text:p>24653.787</text:p>
          </table:table-cell>
          <table:table-cell office:value-type="float" office:value="4521.0010000000002" table:formula="of:=[.D29]-[.B29]" table:style-name="ce1">
            <text:p>4521.001</text:p>
          </table:table-cell>
          <table:table-cell office:value-type="float" office:value="29174.788" table:style-name="ce1">
            <text:p>29174.78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1-06-30T00:00:00" table:style-name="ce3">
            <text:p>30 Jun 2001</text:p>
          </table:table-cell>
          <table:table-cell office:value-type="float" office:value="24683.016" table:style-name="ce1">
            <text:p>24683.016</text:p>
          </table:table-cell>
          <table:table-cell office:value-type="float" office:value="4615.4030000000021" table:formula="of:=[.D30]-[.B30]" table:style-name="ce1">
            <text:p>4615.403</text:p>
          </table:table-cell>
          <table:table-cell office:value-type="float" office:value="29298.419000000002" table:style-name="ce1">
            <text:p>29298.41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1-09-30T00:00:00" table:style-name="ce3">
            <text:p>30 Sep 2001</text:p>
          </table:table-cell>
          <table:table-cell office:value-type="float" office:value="24979.506000000001" table:style-name="ce1">
            <text:p>24979.506</text:p>
          </table:table-cell>
          <table:table-cell office:value-type="float" office:value="4696.7520000000004" table:formula="of:=[.D31]-[.B31]" table:style-name="ce1">
            <text:p>4696.752</text:p>
          </table:table-cell>
          <table:table-cell office:value-type="float" office:value="29676.258000000002" table:style-name="ce1">
            <text:p>29676.25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1-12-31T00:00:00" table:style-name="ce3">
            <text:p>31 Dec 2001</text:p>
          </table:table-cell>
          <table:table-cell office:value-type="float" office:value="25125.866999999998" table:style-name="ce1">
            <text:p>25125.867</text:p>
          </table:table-cell>
          <table:table-cell office:value-type="float" office:value="4621.2630000000026" table:formula="of:=[.D32]-[.B32]" table:style-name="ce1">
            <text:p>4621.263</text:p>
          </table:table-cell>
          <table:table-cell office:value-type="float" office:value="29747.13" table:style-name="ce1">
            <text:p>29747.1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2-03-31T00:00:00" table:style-name="ce3">
            <text:p>31 Mar 2002</text:p>
          </table:table-cell>
          <table:table-cell office:value-type="float" office:value="25390.478999999999" table:style-name="ce1">
            <text:p>25390.479</text:p>
          </table:table-cell>
          <table:table-cell office:value-type="float" office:value="4685.3220000000001" table:formula="of:=[.D33]-[.B33]" table:style-name="ce1">
            <text:p>4685.322</text:p>
          </table:table-cell>
          <table:table-cell office:value-type="float" office:value="30075.800999999999" table:style-name="ce1">
            <text:p>30075.80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2-06-30T00:00:00" table:style-name="ce3">
            <text:p>30 Jun 2002</text:p>
          </table:table-cell>
          <table:table-cell office:value-type="float" office:value="25485.831999999999" table:style-name="ce1">
            <text:p>25485.832</text:p>
          </table:table-cell>
          <table:table-cell office:value-type="float" office:value="4800.1940000000031" table:formula="of:=[.D34]-[.B34]" table:style-name="ce1">
            <text:p>4800.194</text:p>
          </table:table-cell>
          <table:table-cell office:value-type="float" office:value="30286.026000000002" table:style-name="ce1">
            <text:p>30286.02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2-09-30T00:00:00" table:style-name="ce3">
            <text:p>30 Sep 2002</text:p>
          </table:table-cell>
          <table:table-cell office:value-type="float" office:value="25709.575000000001" table:style-name="ce1">
            <text:p>25709.575</text:p>
          </table:table-cell>
          <table:table-cell office:value-type="float" office:value="4842.0289999999986" table:formula="of:=[.D35]-[.B35]" table:style-name="ce1">
            <text:p>4842.029</text:p>
          </table:table-cell>
          <table:table-cell office:value-type="float" office:value="30551.603999999999" table:style-name="ce1">
            <text:p>30551.604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2-12-31T00:00:00" table:style-name="ce3">
            <text:p>31 Dec 2002</text:p>
          </table:table-cell>
          <table:table-cell office:value-type="float" office:value="25781.931" table:style-name="ce1">
            <text:p>25781.931</text:p>
          </table:table-cell>
          <table:table-cell office:value-type="float" office:value="4774.742000000002" table:formula="of:=[.D36]-[.B36]" table:style-name="ce1">
            <text:p>4774.742</text:p>
          </table:table-cell>
          <table:table-cell office:value-type="float" office:value="30556.673000000003" table:style-name="ce1">
            <text:p>30556.67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3-03-31T00:00:00" table:style-name="ce3">
            <text:p>31 Mar 2003</text:p>
          </table:table-cell>
          <table:table-cell office:value-type="float" office:value="26007.767" table:style-name="ce1">
            <text:p>26007.767</text:p>
          </table:table-cell>
          <table:table-cell office:value-type="float" office:value="4865.6620000000003" table:formula="of:=[.D37]-[.B37]" table:style-name="ce1">
            <text:p>4865.662</text:p>
          </table:table-cell>
          <table:table-cell office:value-type="float" office:value="30873.429" table:style-name="ce1">
            <text:p>30873.42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3-06-30T00:00:00" table:style-name="ce3">
            <text:p>30 Jun 2003</text:p>
          </table:table-cell>
          <table:table-cell office:value-type="float" office:value="26157.487000000001" table:style-name="ce1">
            <text:p>26157.487</text:p>
          </table:table-cell>
          <table:table-cell office:value-type="float" office:value="4992.1859999999979" table:formula="of:=[.D38]-[.B38]" table:style-name="ce1">
            <text:p>4992.186</text:p>
          </table:table-cell>
          <table:table-cell office:value-type="float" office:value="31149.672999999999" table:style-name="ce1">
            <text:p>31149.67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3-09-30T00:00:00" table:style-name="ce3">
            <text:p>30 Sep 2003</text:p>
          </table:table-cell>
          <table:table-cell office:value-type="float" office:value="26388.047999999999" table:style-name="ce1">
            <text:p>26388.048</text:p>
          </table:table-cell>
          <table:table-cell office:value-type="float" office:value="5036.7309999999998" table:formula="of:=[.D39]-[.B39]" table:style-name="ce1">
            <text:p>5036.731</text:p>
          </table:table-cell>
          <table:table-cell office:value-type="float" office:value="31424.778999999999" table:style-name="ce1">
            <text:p>31424.77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3-12-31T00:00:00" table:style-name="ce3">
            <text:p>31 Dec 2003</text:p>
          </table:table-cell>
          <table:table-cell office:value-type="float" office:value="26240.403999999999" table:style-name="ce1">
            <text:p>26240.404</text:p>
          </table:table-cell>
          <table:table-cell office:value-type="float" office:value="4966.9550000000017" table:formula="of:=[.D40]-[.B40]" table:style-name="ce1">
            <text:p>4966.955</text:p>
          </table:table-cell>
          <table:table-cell office:value-type="float" office:value="31207.359" table:style-name="ce1">
            <text:p>31207.35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4-03-31T00:00:00" table:style-name="ce3">
            <text:p>31 Mar 2004</text:p>
          </table:table-cell>
          <table:table-cell office:value-type="float" office:value="26817.718000000001" table:style-name="ce1">
            <text:p>26817.718</text:p>
          </table:table-cell>
          <table:table-cell office:value-type="float" office:value="5107.2739999999976" table:formula="of:=[.D41]-[.B41]" table:style-name="ce1">
            <text:p>5107.274</text:p>
          </table:table-cell>
          <table:table-cell office:value-type="float" office:value="31924.991999999998" table:style-name="ce1">
            <text:p>31924.99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4-06-30T00:00:00" table:style-name="ce3">
            <text:p>30 Jun 2004</text:p>
          </table:table-cell>
          <table:table-cell office:value-type="float" office:value="26939.624" table:style-name="ce1">
            <text:p>26939.624</text:p>
          </table:table-cell>
          <table:table-cell office:value-type="float" office:value="5225.1959999999999" table:formula="of:=[.D42]-[.B42]" table:style-name="ce1">
            <text:p>5225.196</text:p>
          </table:table-cell>
          <table:table-cell office:value-type="float" office:value="32164.82" table:style-name="ce1">
            <text:p>32164.8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4-09-30T00:00:00" table:style-name="ce3">
            <text:p>30 Sep 2004</text:p>
          </table:table-cell>
          <table:table-cell office:value-type="float" office:value="27138.633000000002" table:style-name="ce1">
            <text:p>27138.633</text:p>
          </table:table-cell>
          <table:table-cell office:value-type="float" office:value="5281.3379999999997" table:formula="of:=[.D43]-[.B43]" table:style-name="ce1">
            <text:p>5281.338</text:p>
          </table:table-cell>
          <table:table-cell office:value-type="float" office:value="32419.971000000001" table:style-name="ce1">
            <text:p>32419.97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4-12-31T00:00:00" table:style-name="ce3">
            <text:p>31 Dec 2004</text:p>
          </table:table-cell>
          <table:table-cell office:value-type="float" office:value="27028.098999999998" table:style-name="ce1">
            <text:p>27028.099</text:p>
          </table:table-cell>
          <table:table-cell office:value-type="float" office:value="5230.7569999999978" table:formula="of:=[.D44]-[.B44]" table:style-name="ce1">
            <text:p>5230.757</text:p>
          </table:table-cell>
          <table:table-cell office:value-type="float" office:value="32258.855999999996" table:style-name="ce1">
            <text:p>32258.85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5-03-31T00:00:00" table:style-name="ce3">
            <text:p>31 Mar 2005</text:p>
          </table:table-cell>
          <table:table-cell office:value-type="float" office:value="27348.616000000002" table:style-name="ce1">
            <text:p>27348.616</text:p>
          </table:table-cell>
          <table:table-cell office:value-type="float" office:value="5283.4589999999989" table:formula="of:=[.D45]-[.B45]" table:style-name="ce1">
            <text:p>5283.459</text:p>
          </table:table-cell>
          <table:table-cell office:value-type="float" office:value="32632.075000000001" table:style-name="ce1">
            <text:p>32632.075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5-06-30T00:00:00" table:style-name="ce3">
            <text:p>30 Jun 2005</text:p>
          </table:table-cell>
          <table:table-cell office:value-type="float" office:value="27456.751" table:style-name="ce1">
            <text:p>27456.751</text:p>
          </table:table-cell>
          <table:table-cell office:value-type="float" office:value="5401.5159999999996" table:formula="of:=[.D46]-[.B46]" table:style-name="ce1">
            <text:p>5401.516</text:p>
          </table:table-cell>
          <table:table-cell office:value-type="float" office:value="32858.267" table:style-name="ce1">
            <text:p>32858.267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5-09-30T00:00:00" table:style-name="ce3">
            <text:p>30 Sep 2005</text:p>
          </table:table-cell>
          <table:table-cell office:value-type="float" office:value="27549.016" table:style-name="ce1">
            <text:p>27549.016</text:p>
          </table:table-cell>
          <table:table-cell office:value-type="float" office:value="5435.7429999999986" table:formula="of:=[.D47]-[.B47]" table:style-name="ce1">
            <text:p>5435.743</text:p>
          </table:table-cell>
          <table:table-cell office:value-type="float" office:value="32984.758999999998" table:style-name="ce1">
            <text:p>32984.75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5-12-31T00:00:00" table:style-name="ce3">
            <text:p>31 Dec 2005</text:p>
          </table:table-cell>
          <table:table-cell office:value-type="float" office:value="27520.398000000001" table:style-name="ce1">
            <text:p>27520.398</text:p>
          </table:table-cell>
          <table:table-cell office:value-type="float" office:value="5376.9850000000006" table:formula="of:=[.D48]-[.B48]" table:style-name="ce1">
            <text:p>5376.985</text:p>
          </table:table-cell>
          <table:table-cell office:value-type="float" office:value="32897.383000000002" table:style-name="ce1">
            <text:p>32897.38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6-03-31T00:00:00" table:style-name="ce3">
            <text:p>31 Mar 2006</text:p>
          </table:table-cell>
          <table:table-cell office:value-type="float" office:value="27459.130382595333" table:style-name="ce1">
            <text:p>27459.13038</text:p>
          </table:table-cell>
          <table:table-cell office:value-type="float" office:value="5347.7521829565485" table:formula="of:=[.D49]-[.B49]" table:style-name="ce1">
            <text:p>5347.752183</text:p>
          </table:table-cell>
          <table:table-cell office:value-type="float" office:value="32806.882565551881" table:style-name="ce1">
            <text:p>32806.88257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6-06-30T00:00:00" table:style-name="ce3">
            <text:p>30 Jun 2006</text:p>
          </table:table-cell>
          <table:table-cell office:value-type="float" office:value="27587.27248840878" table:style-name="ce1">
            <text:p>27587.27249</text:p>
          </table:table-cell>
          <table:table-cell office:value-type="float" office:value="5456.2149733469123" table:formula="of:=[.D50]-[.B50]" table:style-name="ce1">
            <text:p>5456.214973</text:p>
          </table:table-cell>
          <table:table-cell office:value-type="float" office:value="33043.487461755692" table:style-name="ce1">
            <text:p>33043.48746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6-09-30T00:00:00" table:style-name="ce3">
            <text:p>30 Sep 2006</text:p>
          </table:table-cell>
          <table:table-cell office:value-type="float" office:value="27718.492925356935" table:style-name="ce1">
            <text:p>27718.49293</text:p>
          </table:table-cell>
          <table:table-cell office:value-type="float" office:value="5503.88815867417" table:formula="of:=[.D51]-[.B51]" table:style-name="ce1">
            <text:p>5503.888159</text:p>
          </table:table-cell>
          <table:table-cell office:value-type="float" office:value="33222.381084031105" table:style-name="ce1">
            <text:p>33222.3810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6-12-31T00:00:00" table:style-name="ce3">
            <text:p>31 Dec 2006</text:p>
          </table:table-cell>
          <table:table-cell office:value-type="float" office:value="27609.170999999998" table:style-name="ce1">
            <text:p>27609.171</text:p>
          </table:table-cell>
          <table:table-cell office:value-type="float" office:value="5461.3129999999983" table:formula="of:=[.D52]-[.B52]" table:style-name="ce1">
            <text:p>5461.313</text:p>
          </table:table-cell>
          <table:table-cell office:value-type="float" office:value="33070.483999999997" table:style-name="ce1">
            <text:p>33070.484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7-03-31T00:00:00" table:style-name="ce3">
            <text:p>31 Mar 2007</text:p>
          </table:table-cell>
          <table:table-cell office:value-type="float" office:value="27797.793502611228" table:style-name="ce1">
            <text:p>27797.7935</text:p>
          </table:table-cell>
          <table:table-cell office:value-type="float" office:value="5499.3782765703545" table:formula="of:=[.D53]-[.B53]" table:style-name="ce1">
            <text:p>5499.378277</text:p>
          </table:table-cell>
          <table:table-cell office:value-type="float" office:value="33297.171779181583" table:style-name="ce1">
            <text:p>33297.1717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7-06-30T00:00:00" table:style-name="ce3">
            <text:p>30 Jun 2007</text:p>
          </table:table-cell>
          <table:table-cell office:value-type="float" office:value="27948.756102220279" table:style-name="ce1">
            <text:p>27948.7561</text:p>
          </table:table-cell>
          <table:table-cell office:value-type="float" office:value="5633.8743123125168" table:formula="of:=[.D54]-[.B54]" table:style-name="ce1">
            <text:p>5633.874312</text:p>
          </table:table-cell>
          <table:table-cell office:value-type="float" office:value="33582.630414532796" table:style-name="ce1">
            <text:p>33582.6304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7-09-30T00:00:00" table:style-name="ce3">
            <text:p>30 Sep 2007</text:p>
          </table:table-cell>
          <table:table-cell office:value-type="float" office:value="28091.644244179468" table:style-name="ce1">
            <text:p>28091.64424</text:p>
          </table:table-cell>
          <table:table-cell office:value-type="float" office:value="5684.752230778493" table:formula="of:=[.D55]-[.B55]" table:style-name="ce1">
            <text:p>5684.752231</text:p>
          </table:table-cell>
          <table:table-cell office:value-type="float" office:value="33776.396474957961" table:style-name="ce1">
            <text:p>33776.39647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7-12-31T00:00:00" table:style-name="ce3">
            <text:p>31 Dec 2007</text:p>
          </table:table-cell>
          <table:table-cell office:value-type="float" office:value="28000.263999999999" table:style-name="ce1">
            <text:p>28000.264</text:p>
          </table:table-cell>
          <table:table-cell office:value-type="float" office:value="5650.7170000000006" table:formula="of:=[.D56]-[.B56]" table:style-name="ce1">
            <text:p>5650.717</text:p>
          </table:table-cell>
          <table:table-cell office:value-type="float" office:value="33650.981" table:style-name="ce1">
            <text:p>33650.98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8-03-31T00:00:00" table:style-name="ce3">
            <text:p>31 Mar 2008</text:p>
          </table:table-cell>
          <table:table-cell office:value-type="float" office:value="28163.383140112775" table:style-name="ce1">
            <text:p>28163.38314</text:p>
          </table:table-cell>
          <table:table-cell office:value-type="float" office:value="5671.7410366747426" table:formula="of:=[.D57]-[.B57]" table:style-name="ce1">
            <text:p>5671.741037</text:p>
          </table:table-cell>
          <table:table-cell office:value-type="float" office:value="33835.124176787518" table:style-name="ce1">
            <text:p>33835.1241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8-06-30T00:00:00" table:style-name="ce3">
            <text:p>30 Jun 2008</text:p>
          </table:table-cell>
          <table:table-cell office:value-type="float" office:value="28246.975593632571" table:style-name="ce1">
            <text:p>28246.97559</text:p>
          </table:table-cell>
          <table:table-cell office:value-type="float" office:value="5786.0977923991486" table:formula="of:=[.D58]-[.B58]" table:style-name="ce1">
            <text:p>5786.097792</text:p>
          </table:table-cell>
          <table:table-cell office:value-type="float" office:value="34033.07338603172" table:style-name="ce1">
            <text:p>34033.07339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8-09-30T00:00:00" table:style-name="ce3">
            <text:p>30 Sep 2008</text:p>
          </table:table-cell>
          <table:table-cell office:value-type="float" office:value="28279.644" table:style-name="ce1">
            <text:p>28279.644</text:p>
          </table:table-cell>
          <table:table-cell office:value-type="float" office:value="5825.2860000000001" table:formula="of:=[.D59]-[.B59]" table:style-name="ce1">
            <text:p>5825.286</text:p>
          </table:table-cell>
          <table:table-cell office:value-type="float" office:value="34104.93" table:style-name="ce1">
            <text:p>34104.9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8-12-31T00:00:00" table:style-name="ce3">
            <text:p>31 Dec 2008</text:p>
          </table:table-cell>
          <table:table-cell office:value-type="float" office:value="28160.702000000001" table:style-name="ce1">
            <text:p>28160.702</text:p>
          </table:table-cell>
          <table:table-cell office:value-type="float" office:value="5722.6799999999967" table:formula="of:=[.D60]-[.B60]" table:style-name="ce1">
            <text:p>5722.68</text:p>
          </table:table-cell>
          <table:table-cell office:value-type="float" office:value="33883.381999999998" table:style-name="ce1">
            <text:p>33883.38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9-03-31T00:00:00" table:style-name="ce3">
            <text:p>31 Mar 2009</text:p>
          </table:table-cell>
          <table:table-cell office:value-type="float" office:value="28261.028999999999" table:style-name="ce1">
            <text:p>28261.029</text:p>
          </table:table-cell>
          <table:table-cell office:value-type="float" office:value="5713.0629999999983" table:formula="of:=[.D61]-[.B61]" table:style-name="ce1">
            <text:p>5713.063</text:p>
          </table:table-cell>
          <table:table-cell office:value-type="float" office:value="33974.091999999997" table:style-name="ce1">
            <text:p>33974.09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9-06-30T00:00:00" table:style-name="ce3">
            <text:p>30 Jun 2009</text:p>
          </table:table-cell>
          <table:table-cell office:value-type="float" office:value="28305.99" table:style-name="ce1">
            <text:p>28305.99</text:p>
          </table:table-cell>
          <table:table-cell office:value-type="float" office:value="5813.6209999999955" table:formula="of:=[.D62]-[.B62]" table:style-name="ce1">
            <text:p>5813.621</text:p>
          </table:table-cell>
          <table:table-cell office:value-type="float" office:value="34119.610999999997" table:style-name="ce1">
            <text:p>34119.61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9-09-30T00:00:00" table:style-name="ce3">
            <text:p>30 Sep 2009</text:p>
          </table:table-cell>
          <table:table-cell office:value-type="float" office:value="28322.595000000001" table:style-name="ce1">
            <text:p>28322.595</text:p>
          </table:table-cell>
          <table:table-cell office:value-type="float" office:value="5808.5020000000004" table:formula="of:=[.D63]-[.B63]" table:style-name="ce1">
            <text:p>5808.502</text:p>
          </table:table-cell>
          <table:table-cell office:value-type="float" office:value="34131.097000000002" table:style-name="ce1">
            <text:p>34131.097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09-12-31T00:00:00" table:style-name="ce3">
            <text:p>31 Dec 2009</text:p>
          </table:table-cell>
          <table:table-cell office:value-type="float" office:value="28246.47" table:style-name="ce1">
            <text:p>28246.47</text:p>
          </table:table-cell>
          <table:table-cell office:value-type="float" office:value="5711.9599999999991" table:formula="of:=[.D64]-[.B64]" table:style-name="ce1">
            <text:p>5711.96</text:p>
          </table:table-cell>
          <table:table-cell office:value-type="float" office:value="33958.43" table:style-name="ce1">
            <text:p>33958.4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0-03-31T00:00:00" table:style-name="ce3">
            <text:p>31 Mar 2010</text:p>
          </table:table-cell>
          <table:table-cell office:value-type="float" office:value="28319.758000000002" table:style-name="ce1">
            <text:p>28319.758</text:p>
          </table:table-cell>
          <table:table-cell office:value-type="float" office:value="5687.775999999998" table:formula="of:=[.D65]-[.B65]" table:style-name="ce1">
            <text:p>5687.776</text:p>
          </table:table-cell>
          <table:table-cell office:value-type="float" office:value="34007.534" table:style-name="ce1">
            <text:p>34007.534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0-06-30T00:00:00" table:style-name="ce3">
            <text:p>30 Jun 2010</text:p>
          </table:table-cell>
          <table:table-cell office:value-type="float" office:value="28485.446" table:style-name="ce1">
            <text:p>28485.446</text:p>
          </table:table-cell>
          <table:table-cell office:value-type="float" office:value="5806.5150000000031" table:formula="of:=[.D66]-[.B66]" table:style-name="ce1">
            <text:p>5806.515</text:p>
          </table:table-cell>
          <table:table-cell office:value-type="float" office:value="34291.961000000003" table:style-name="ce1">
            <text:p>34291.96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0-09-30T00:00:00" table:style-name="ce3">
            <text:p>30 Sep 2010</text:p>
          </table:table-cell>
          <table:table-cell office:value-type="float" office:value="28581.146000000001" table:style-name="ce1">
            <text:p>28581.146</text:p>
          </table:table-cell>
          <table:table-cell office:value-type="float" office:value="5818.5169999999998" table:formula="of:=[.D67]-[.B67]" table:style-name="ce1">
            <text:p>5818.517</text:p>
          </table:table-cell>
          <table:table-cell office:value-type="float" office:value="34399.663" table:style-name="ce1">
            <text:p>34399.663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0-12-31T00:00:00" table:style-name="ce3">
            <text:p>31 Dec 2010</text:p>
          </table:table-cell>
          <table:table-cell office:value-type="float" office:value="28420.877" table:style-name="ce1">
            <text:p>28420.877</text:p>
          </table:table-cell>
          <table:table-cell office:value-type="float" office:value="5699.2709999999934" table:formula="of:=[.D68]-[.B68]" table:style-name="ce1">
            <text:p>5699.271</text:p>
          </table:table-cell>
          <table:table-cell office:value-type="float" office:value="34120.147999999994" table:style-name="ce1">
            <text:p>34120.148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1-03-31T00:00:00" table:style-name="ce3">
            <text:p>31 Mar 2011</text:p>
          </table:table-cell>
          <table:table-cell office:value-type="float" office:value="28512.922999999999" table:style-name="ce1">
            <text:p>28512.923</text:p>
          </table:table-cell>
          <table:table-cell office:value-type="float" office:value="5722.3620000000046" table:formula="of:=[.D69]-[.B69]" table:style-name="ce1">
            <text:p>5722.362</text:p>
          </table:table-cell>
          <table:table-cell office:value-type="float" office:value="34235.285000000003" table:style-name="ce1">
            <text:p>34235.285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1-06-30T00:00:00" table:style-name="ce3">
            <text:p>30 Jun 2011</text:p>
          </table:table-cell>
          <table:table-cell office:value-type="float" office:value="28614.39" table:style-name="ce1">
            <text:p>28614.39</text:p>
          </table:table-cell>
          <table:table-cell office:value-type="float" office:value="5861.1869999999981" table:formula="of:=[.D70]-[.B70]" table:style-name="ce1">
            <text:p>5861.187</text:p>
          </table:table-cell>
          <table:table-cell office:value-type="float" office:value="34475.576999999997" table:style-name="ce1">
            <text:p>34475.577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date" office:date-value="2011-09-30T00:00:00" table:style-name="ce3">
            <text:p>30 Sep 2011</text:p>
          </table:table-cell>
          <table:table-cell office:value-type="float" office:value="28608.096000000001" table:style-name="ce1">
            <text:p>28608.096</text:p>
          </table:table-cell>
          <table:table-cell office:value-type="float" office:value="5864.1909999999953" table:formula="of:=[.D71]-[.B71]" table:style-name="ce1">
            <text:p>5864.191</text:p>
          </table:table-cell>
          <table:table-cell office:value-type="float" office:value="34472.286999999997" table:style-name="ce1">
            <text:p>34472.287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2]-[.B72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3]-[.B73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4]-[.B74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5]-[.B75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6]-[.B76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77]-[.B77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103" table:formula="of:=['DRT0203_2009-10'.B55]" table:style-name="ce1">
            <text:p>103</text:p>
          </table:table-cell>
          <table:table-cell office:value-type="float" office:value="2" table:formula="of:=[.D78]-[.B78]" table:style-name="ce1">
            <text:p>2</text:p>
          </table:table-cell>
          <table:table-cell office:value-type="float" office:value="105" table:formula="of:=['DRT0203_2009-10'.K55]" table:style-name="ce1">
            <text:p>105</text:p>
          </table:table-cell>
          <table:table-cell table:number-columns-repeated="16380" table:style-name="ce1"/>
        </table:table-row>
        <table:table-row table:style-name="ro7">
          <table:table-cell office:value-type="string" office:string-value="Total" table:formula="of:=['DRT0203_2009-10'.A56]" table:style-name="ce1">
            <text:p>Total</text:p>
          </table:table-cell>
          <table:table-cell office:value-type="float" office:value="754640" table:formula="of:=['DRT0203_2009-10'.B56]" table:style-name="ce1">
            <text:p>754640</text:p>
          </table:table-cell>
          <table:table-cell office:value-type="float" office:value="-50683" table:formula="of:=[.D79]-[.B79]" table:style-name="ce1">
            <text:p>-50683</text:p>
          </table:table-cell>
          <table:table-cell office:value-type="float" office:value="703957" table:formula="of:=['DRT0203_2009-10'.K56]" table:style-name="ce1">
            <text:p>703957</text:p>
          </table:table-cell>
          <table:table-cell table:number-columns-repeated="16380" table:style-name="ce1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80]-[.B80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 table:style-name="ce1"/>
        </table:table-row>
        <table:table-row table:style-name="ro7">
          <table:table-cell office:value-type="string" office:string-value="Unknown1" table:formula="of:=['DRT0203_2009-10'.A55]" table:style-name="ce1">
            <text:p>Unknown1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81]-[.B81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office:value-type="float" office:value="0" table:formula="of:=[.D82]-[.B82]" table:style-name="ce1">
            <text:p>#REF!</text:p>
          </table:table-cell>
          <table:table-cell office:value-type="float" office:value="0" table:formula="of:=['DRT0203_2009-10'.#REF!]" table:style-name="ce1">
            <text:p>#REF!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57]" table:style-name="ce1">
            <text:p>0</text:p>
          </table:table-cell>
          <table:table-cell office:value-type="float" office:value="0" table:formula="of:=['DRT0203_2009-10'.B57]" table:style-name="ce1">
            <text:p>0</text:p>
          </table:table-cell>
          <table:table-cell office:value-type="float" office:value="0" table:formula="of:=[.D83]-[.B83]" table:style-name="ce1">
            <text:p>0</text:p>
          </table:table-cell>
          <table:table-cell office:value-type="float" office:value="0" table:formula="of:=['DRT0203_2009-10'.K57]" table:style-name="ce1">
            <text:p>0</text:p>
          </table:table-cell>
          <table:table-cell table:number-columns-repeated="16380"/>
        </table:table-row>
        <table:table-row table:style-name="ro7">
          <table:table-cell office:value-type="string" office:string-value="1 Unknown are candidates who have used a licence not issued by DVLA and their age is unknown, total unknown also includes candidates where their gender is unknown." table:formula="of:=['DRT0203_2009-10'.A58]" table:style-name="ce1">
            <text:p>1 Unknown are candidates who have used a licence not issued by DVLA and their age is unknown, total unknown also includes candidates where their gender is unknown.</text:p>
          </table:table-cell>
          <table:table-cell office:value-type="float" office:value="0" table:formula="of:=['DRT0203_2009-10'.B58]" table:style-name="ce1">
            <text:p>0</text:p>
          </table:table-cell>
          <table:table-cell office:value-type="float" office:value="0" table:formula="of:=[.D84]-[.B84]" table:style-name="ce1">
            <text:p>0</text:p>
          </table:table-cell>
          <table:table-cell office:value-type="float" office:value="0" table:formula="of:=['DRT0203_2009-10'.K58]" table:style-name="ce1">
            <text:p>0</text:p>
          </table:table-cell>
          <table:table-cell table:number-columns-repeated="16380"/>
        </table:table-row>
        <table:table-row table:style-name="ro7">
          <table:table-cell office:value-type="string" office:string-value="Telephone: 020 7944 3077" table:formula="of:=['DRT0203_2009-10'.A59]" table:style-name="ce1">
            <text:p>Telephone: 020 7944 3077</text:p>
          </table:table-cell>
          <table:table-cell office:value-type="float" office:value="0" table:formula="of:=['DRT0203_2009-10'.B59]" table:style-name="ce1">
            <text:p>0</text:p>
          </table:table-cell>
          <table:table-cell office:value-type="float" office:value="0" table:formula="of:=[.D85]-[.B85]" table:style-name="ce1">
            <text:p>0</text:p>
          </table:table-cell>
          <table:table-cell office:value-type="float" office:value="0" table:formula="of:=['DRT0203_2009-10'.K59]" table:style-name="ce1">
            <text:p>0</text:p>
          </table:table-cell>
          <table:table-cell table:number-columns-repeated="16380"/>
        </table:table-row>
        <table:table-row table:style-name="ro7">
          <table:table-cell office:value-type="string" office:string-value="Email : vehicles.stats@dft.gsi.gov.uk" table:formula="of:=['DRT0203_2009-10'.A60]" table:style-name="ce1">
            <text:p>Email : vehicles.stats@dft.gsi.gov.uk</text:p>
          </table:table-cell>
          <table:table-cell office:value-type="float" office:value="0" table:formula="of:=['DRT0203_2009-10'.B60]" table:style-name="ce1">
            <text:p>0</text:p>
          </table:table-cell>
          <table:table-cell office:value-type="float" office:value="0" table:formula="of:=[.D86]-[.B86]" table:style-name="ce1">
            <text:p>0</text:p>
          </table:table-cell>
          <table:table-cell office:value-type="float" office:value="0" table:formula="of:=['DRT0203_2009-10'.K60]" table:style-name="ce1">
            <text:p>0</text:p>
          </table:table-cell>
          <table:table-cell table:number-columns-repeated="16380"/>
        </table:table-row>
        <table:table-row table:style-name="ro7">
          <table:table-cell office:value-type="string" office:string-value="Notes &amp; definitions (http://www.dft.gov.uk/statistics/series/driving-tests-and-instructors/)" table:formula="of:=['DRT0203_2009-10'.A61]" table:style-name="ce1">
            <text:p>Notes &amp; definitions (http://www.dft.gov.uk/statistics/series/driving-tests-and-instructors/)</text:p>
          </table:table-cell>
          <table:table-cell office:value-type="float" office:value="0" table:formula="of:=['DRT0203_2009-10'.B61]" table:style-name="ce1">
            <text:p>0</text:p>
          </table:table-cell>
          <table:table-cell office:value-type="float" office:value="0" table:formula="of:=[.D87]-[.B87]" table:style-name="ce1">
            <text:p>0</text:p>
          </table:table-cell>
          <table:table-cell office:value-type="float" office:value="0" table:formula="of:=['DRT0203_2009-10'.K61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2]" table:style-name="ce1">
            <text:p>0</text:p>
          </table:table-cell>
          <table:table-cell office:value-type="float" office:value="0" table:formula="of:=['DRT0203_2009-10'.B62]" table:style-name="ce1">
            <text:p>0</text:p>
          </table:table-cell>
          <table:table-cell office:value-type="float" office:value="0" table:formula="of:=[.D88]-[.B88]" table:style-name="ce1">
            <text:p>0</text:p>
          </table:table-cell>
          <table:table-cell office:value-type="float" office:value="0" table:formula="of:=['DRT0203_2009-10'.K62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3]" table:style-name="ce1">
            <text:p>0</text:p>
          </table:table-cell>
          <table:table-cell office:value-type="float" office:value="0" table:formula="of:=['DRT0203_2009-10'.B63]" table:style-name="ce1">
            <text:p>0</text:p>
          </table:table-cell>
          <table:table-cell office:value-type="float" office:value="0" table:formula="of:=[.D89]-[.B89]" table:style-name="ce1">
            <text:p>0</text:p>
          </table:table-cell>
          <table:table-cell office:value-type="float" office:value="0" table:formula="of:=['DRT0203_2009-10'.K63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4]" table:style-name="ce1">
            <text:p>0</text:p>
          </table:table-cell>
          <table:table-cell office:value-type="float" office:value="0" table:formula="of:=['DRT0203_2009-10'.B64]" table:style-name="ce1">
            <text:p>0</text:p>
          </table:table-cell>
          <table:table-cell office:value-type="float" office:value="0" table:formula="of:=[.D90]-[.B90]" table:style-name="ce1">
            <text:p>0</text:p>
          </table:table-cell>
          <table:table-cell office:value-type="float" office:value="0" table:formula="of:=['DRT0203_2009-10'.K64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5]" table:style-name="ce1">
            <text:p>0</text:p>
          </table:table-cell>
          <table:table-cell office:value-type="float" office:value="0" table:formula="of:=['DRT0203_2009-10'.B65]" table:style-name="ce1">
            <text:p>0</text:p>
          </table:table-cell>
          <table:table-cell office:value-type="float" office:value="0" table:formula="of:=[.D91]-[.B91]" table:style-name="ce1">
            <text:p>0</text:p>
          </table:table-cell>
          <table:table-cell office:value-type="float" office:value="0" table:formula="of:=['DRT0203_2009-10'.K65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6]" table:style-name="ce1">
            <text:p>0</text:p>
          </table:table-cell>
          <table:table-cell office:value-type="float" office:value="0" table:formula="of:=['DRT0203_2009-10'.B66]" table:style-name="ce1">
            <text:p>0</text:p>
          </table:table-cell>
          <table:table-cell office:value-type="float" office:value="0" table:formula="of:=[.D92]-[.B92]" table:style-name="ce1">
            <text:p>0</text:p>
          </table:table-cell>
          <table:table-cell office:value-type="float" office:value="0" table:formula="of:=['DRT0203_2009-10'.K66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7]" table:style-name="ce1">
            <text:p>0</text:p>
          </table:table-cell>
          <table:table-cell office:value-type="float" office:value="0" table:formula="of:=['DRT0203_2009-10'.B67]" table:style-name="ce1">
            <text:p>0</text:p>
          </table:table-cell>
          <table:table-cell office:value-type="float" office:value="0" table:formula="of:=[.D93]-[.B93]" table:style-name="ce1">
            <text:p>0</text:p>
          </table:table-cell>
          <table:table-cell office:value-type="float" office:value="0" table:formula="of:=['DRT0203_2009-10'.K67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8]" table:style-name="ce1">
            <text:p>0</text:p>
          </table:table-cell>
          <table:table-cell office:value-type="float" office:value="0" table:formula="of:=['DRT0203_2009-10'.B68]" table:style-name="ce1">
            <text:p>0</text:p>
          </table:table-cell>
          <table:table-cell office:value-type="float" office:value="0" table:formula="of:=[.D94]-[.B94]" table:style-name="ce1">
            <text:p>0</text:p>
          </table:table-cell>
          <table:table-cell office:value-type="float" office:value="0" table:formula="of:=['DRT0203_2009-10'.K68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69]" table:style-name="ce1">
            <text:p>0</text:p>
          </table:table-cell>
          <table:table-cell office:value-type="float" office:value="0" table:formula="of:=['DRT0203_2009-10'.B69]" table:style-name="ce1">
            <text:p>0</text:p>
          </table:table-cell>
          <table:table-cell office:value-type="float" office:value="0" table:formula="of:=[.D95]-[.B95]" table:style-name="ce1">
            <text:p>0</text:p>
          </table:table-cell>
          <table:table-cell office:value-type="float" office:value="0" table:formula="of:=['DRT0203_2009-10'.K69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0]" table:style-name="ce1">
            <text:p>0</text:p>
          </table:table-cell>
          <table:table-cell office:value-type="float" office:value="0" table:formula="of:=['DRT0203_2009-10'.B70]" table:style-name="ce1">
            <text:p>0</text:p>
          </table:table-cell>
          <table:table-cell office:value-type="float" office:value="0" table:formula="of:=[.D96]-[.B96]" table:style-name="ce1">
            <text:p>0</text:p>
          </table:table-cell>
          <table:table-cell office:value-type="float" office:value="0" table:formula="of:=['DRT0203_2009-10'.K70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1]" table:style-name="ce1">
            <text:p>0</text:p>
          </table:table-cell>
          <table:table-cell office:value-type="float" office:value="0" table:formula="of:=['DRT0203_2009-10'.B71]" table:style-name="ce1">
            <text:p>0</text:p>
          </table:table-cell>
          <table:table-cell office:value-type="float" office:value="0" table:formula="of:=[.D97]-[.B97]" table:style-name="ce1">
            <text:p>0</text:p>
          </table:table-cell>
          <table:table-cell office:value-type="float" office:value="0" table:formula="of:=['DRT0203_2009-10'.K71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2]" table:style-name="ce1">
            <text:p>0</text:p>
          </table:table-cell>
          <table:table-cell office:value-type="float" office:value="0" table:formula="of:=['DRT0203_2009-10'.B72]" table:style-name="ce1">
            <text:p>0</text:p>
          </table:table-cell>
          <table:table-cell office:value-type="float" office:value="0" table:formula="of:=[.D98]-[.B98]" table:style-name="ce1">
            <text:p>0</text:p>
          </table:table-cell>
          <table:table-cell office:value-type="float" office:value="0" table:formula="of:=['DRT0203_2009-10'.K72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3]" table:style-name="ce1">
            <text:p>0</text:p>
          </table:table-cell>
          <table:table-cell office:value-type="float" office:value="0" table:formula="of:=['DRT0203_2009-10'.B73]" table:style-name="ce1">
            <text:p>0</text:p>
          </table:table-cell>
          <table:table-cell office:value-type="float" office:value="0" table:formula="of:=[.D99]-[.B99]" table:style-name="ce1">
            <text:p>0</text:p>
          </table:table-cell>
          <table:table-cell office:value-type="float" office:value="0" table:formula="of:=['DRT0203_2009-10'.K73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4]" table:style-name="ce1">
            <text:p>0</text:p>
          </table:table-cell>
          <table:table-cell office:value-type="float" office:value="0" table:formula="of:=['DRT0203_2009-10'.B74]" table:style-name="ce1">
            <text:p>0</text:p>
          </table:table-cell>
          <table:table-cell office:value-type="float" office:value="0" table:formula="of:=[.D100]-[.B100]" table:style-name="ce1">
            <text:p>0</text:p>
          </table:table-cell>
          <table:table-cell office:value-type="float" office:value="0" table:formula="of:=['DRT0203_2009-10'.K74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5]" table:style-name="ce1">
            <text:p>0</text:p>
          </table:table-cell>
          <table:table-cell office:value-type="float" office:value="0" table:formula="of:=['DRT0203_2009-10'.B75]" table:style-name="ce1">
            <text:p>0</text:p>
          </table:table-cell>
          <table:table-cell office:value-type="float" office:value="0" table:formula="of:=[.D101]-[.B101]" table:style-name="ce1">
            <text:p>0</text:p>
          </table:table-cell>
          <table:table-cell office:value-type="float" office:value="0" table:formula="of:=['DRT0203_2009-10'.K75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6]" table:style-name="ce1">
            <text:p>0</text:p>
          </table:table-cell>
          <table:table-cell office:value-type="float" office:value="0" table:formula="of:=['DRT0203_2009-10'.B76]" table:style-name="ce1">
            <text:p>0</text:p>
          </table:table-cell>
          <table:table-cell office:value-type="float" office:value="0" table:formula="of:=[.D102]-[.B102]" table:style-name="ce1">
            <text:p>0</text:p>
          </table:table-cell>
          <table:table-cell office:value-type="float" office:value="0" table:formula="of:=['DRT0203_2009-10'.K76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7]" table:style-name="ce1">
            <text:p>0</text:p>
          </table:table-cell>
          <table:table-cell office:value-type="float" office:value="0" table:formula="of:=['DRT0203_2009-10'.B77]" table:style-name="ce1">
            <text:p>0</text:p>
          </table:table-cell>
          <table:table-cell office:value-type="float" office:value="0" table:formula="of:=[.D103]-[.B103]" table:style-name="ce1">
            <text:p>0</text:p>
          </table:table-cell>
          <table:table-cell office:value-type="float" office:value="0" table:formula="of:=['DRT0203_2009-10'.K77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8]" table:style-name="ce1">
            <text:p>0</text:p>
          </table:table-cell>
          <table:table-cell office:value-type="float" office:value="0" table:formula="of:=['DRT0203_2009-10'.B78]" table:style-name="ce1">
            <text:p>0</text:p>
          </table:table-cell>
          <table:table-cell office:value-type="float" office:value="0" table:formula="of:=[.D104]-[.B104]" table:style-name="ce1">
            <text:p>0</text:p>
          </table:table-cell>
          <table:table-cell office:value-type="float" office:value="0" table:formula="of:=['DRT0203_2009-10'.K78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79]" table:style-name="ce1">
            <text:p>0</text:p>
          </table:table-cell>
          <table:table-cell office:value-type="float" office:value="0" table:formula="of:=['DRT0203_2009-10'.B79]" table:style-name="ce1">
            <text:p>0</text:p>
          </table:table-cell>
          <table:table-cell office:value-type="float" office:value="0" table:formula="of:=[.D105]-[.B105]" table:style-name="ce1">
            <text:p>0</text:p>
          </table:table-cell>
          <table:table-cell office:value-type="float" office:value="0" table:formula="of:=['DRT0203_2009-10'.K79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0]" table:style-name="ce1">
            <text:p>0</text:p>
          </table:table-cell>
          <table:table-cell office:value-type="float" office:value="0" table:formula="of:=['DRT0203_2009-10'.B80]" table:style-name="ce1">
            <text:p>0</text:p>
          </table:table-cell>
          <table:table-cell office:value-type="float" office:value="0" table:formula="of:=[.D106]-[.B106]" table:style-name="ce1">
            <text:p>0</text:p>
          </table:table-cell>
          <table:table-cell office:value-type="float" office:value="0" table:formula="of:=['DRT0203_2009-10'.K80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1]" table:style-name="ce1">
            <text:p>0</text:p>
          </table:table-cell>
          <table:table-cell office:value-type="float" office:value="0" table:formula="of:=['DRT0203_2009-10'.B81]" table:style-name="ce1">
            <text:p>0</text:p>
          </table:table-cell>
          <table:table-cell office:value-type="float" office:value="0" table:formula="of:=[.D107]-[.B107]" table:style-name="ce1">
            <text:p>0</text:p>
          </table:table-cell>
          <table:table-cell office:value-type="float" office:value="0" table:formula="of:=['DRT0203_2009-10'.K81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2]" table:style-name="ce1">
            <text:p>0</text:p>
          </table:table-cell>
          <table:table-cell office:value-type="float" office:value="0" table:formula="of:=['DRT0203_2009-10'.B82]" table:style-name="ce1">
            <text:p>0</text:p>
          </table:table-cell>
          <table:table-cell office:value-type="float" office:value="0" table:formula="of:=[.D108]-[.B108]" table:style-name="ce1">
            <text:p>0</text:p>
          </table:table-cell>
          <table:table-cell office:value-type="float" office:value="0" table:formula="of:=['DRT0203_2009-10'.K82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3]" table:style-name="ce1">
            <text:p>0</text:p>
          </table:table-cell>
          <table:table-cell office:value-type="float" office:value="0" table:formula="of:=['DRT0203_2009-10'.B83]" table:style-name="ce1">
            <text:p>0</text:p>
          </table:table-cell>
          <table:table-cell office:value-type="float" office:value="0" table:formula="of:=[.D109]-[.B109]" table:style-name="ce1">
            <text:p>0</text:p>
          </table:table-cell>
          <table:table-cell office:value-type="float" office:value="0" table:formula="of:=['DRT0203_2009-10'.K83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4]" table:style-name="ce1">
            <text:p>0</text:p>
          </table:table-cell>
          <table:table-cell office:value-type="float" office:value="0" table:formula="of:=['DRT0203_2009-10'.B84]" table:style-name="ce1">
            <text:p>0</text:p>
          </table:table-cell>
          <table:table-cell office:value-type="float" office:value="0" table:formula="of:=[.D110]-[.B110]" table:style-name="ce1">
            <text:p>0</text:p>
          </table:table-cell>
          <table:table-cell office:value-type="float" office:value="0" table:formula="of:=['DRT0203_2009-10'.K84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5]" table:style-name="ce1">
            <text:p>0</text:p>
          </table:table-cell>
          <table:table-cell office:value-type="float" office:value="0" table:formula="of:=['DRT0203_2009-10'.B85]" table:style-name="ce1">
            <text:p>0</text:p>
          </table:table-cell>
          <table:table-cell office:value-type="float" office:value="0" table:formula="of:=[.D111]-[.B111]" table:style-name="ce1">
            <text:p>0</text:p>
          </table:table-cell>
          <table:table-cell office:value-type="float" office:value="0" table:formula="of:=['DRT0203_2009-10'.K85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6]" table:style-name="ce1">
            <text:p>0</text:p>
          </table:table-cell>
          <table:table-cell office:value-type="float" office:value="0" table:formula="of:=['DRT0203_2009-10'.B86]" table:style-name="ce1">
            <text:p>0</text:p>
          </table:table-cell>
          <table:table-cell office:value-type="float" office:value="0" table:formula="of:=[.D112]-[.B112]" table:style-name="ce1">
            <text:p>0</text:p>
          </table:table-cell>
          <table:table-cell office:value-type="float" office:value="0" table:formula="of:=['DRT0203_2009-10'.K86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7]" table:style-name="ce1">
            <text:p>0</text:p>
          </table:table-cell>
          <table:table-cell office:value-type="float" office:value="0" table:formula="of:=['DRT0203_2009-10'.B87]" table:style-name="ce1">
            <text:p>0</text:p>
          </table:table-cell>
          <table:table-cell office:value-type="float" office:value="0" table:formula="of:=[.D113]-[.B113]" table:style-name="ce1">
            <text:p>0</text:p>
          </table:table-cell>
          <table:table-cell office:value-type="float" office:value="0" table:formula="of:=['DRT0203_2009-10'.K87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8]" table:style-name="ce1">
            <text:p>0</text:p>
          </table:table-cell>
          <table:table-cell office:value-type="float" office:value="0" table:formula="of:=['DRT0203_2009-10'.B88]" table:style-name="ce1">
            <text:p>0</text:p>
          </table:table-cell>
          <table:table-cell office:value-type="float" office:value="0" table:formula="of:=[.D114]-[.B114]" table:style-name="ce1">
            <text:p>0</text:p>
          </table:table-cell>
          <table:table-cell office:value-type="float" office:value="0" table:formula="of:=['DRT0203_2009-10'.K88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89]" table:style-name="ce1">
            <text:p>0</text:p>
          </table:table-cell>
          <table:table-cell office:value-type="float" office:value="0" table:formula="of:=['DRT0203_2009-10'.B89]" table:style-name="ce1">
            <text:p>0</text:p>
          </table:table-cell>
          <table:table-cell office:value-type="float" office:value="0" table:formula="of:=[.D115]-[.B115]" table:style-name="ce1">
            <text:p>0</text:p>
          </table:table-cell>
          <table:table-cell office:value-type="float" office:value="0" table:formula="of:=['DRT0203_2009-10'.K89]" table:style-name="ce1">
            <text:p>0</text:p>
          </table:table-cell>
          <table:table-cell table:number-columns-repeated="16380"/>
        </table:table-row>
        <table:table-row table:style-name="ro7">
          <table:table-cell office:value-type="float" office:value="0" table:formula="of:=['DRT0203_2009-10'.A90]" table:style-name="ce1">
            <text:p>0</text:p>
          </table:table-cell>
          <table:table-cell office:value-type="float" office:value="0" table:formula="of:=['DRT0203_2009-10'.B90]" table:style-name="ce1">
            <text:p>0</text:p>
          </table:table-cell>
          <table:table-cell office:value-type="float" office:value="0" table:formula="of:=[.D116]-[.B116]" table:style-name="ce1">
            <text:p>0</text:p>
          </table:table-cell>
          <table:table-cell office:value-type="float" office:value="0" table:formula="of:=['DRT0203_2009-10'.K90]" table:style-name="ce1">
            <text:p>0</text:p>
          </table:table-cell>
          <table:table-cell table:number-columns-repeated="16380"/>
        </table:table-row>
        <table:table-row table:number-rows-repeated="104846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1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1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" number:language="en" number:country="GB">
      <number:number number:decimal-places="1" number:min-integer-digits="1"/>
      <number:currency-symbol number:language="en" number:country="GB">%</number:currency-symbol>
    </number:currency-style>
    <number:number-style style:name="N40P0">
      <number:number number:decimal-places="0" number:min-integer-digits="1" number:grouping="true"/>
    </number:number-style>
    <number:number-style style:name="N40">
      <style:text-properties fo:color="#FF0000"/>
      <number:text>-</number:text>
      <number:number number:decimal-places="0" number:min-integer-digits="1" number:grouping="true"/>
      <style:map style:condition="value()&gt;=0" style:apply-style-name="N40P0"/>
    </number:number-style>
    <number:date-style style:name="N41">
      <number:day number:style="long"/>
      <number:text> </number:text>
      <number:month number:textual="true"/>
      <number:text> </number:text>
      <number:year number:style="long"/>
    </number:dat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Hyperlink" style:family="table-cell" style:data-style-name="N0">
      <style:text-properties fo:color="#00808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5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45in" fo:margin-left="0.45in" fo:margin-right="0.5in" style:print-orientation="portrait" style:print-page-order="ttb" style:first-page-number="continue" style:scale-to="60%" style:table-centering="none" style:print="objects charts drawings"/>
      <style:header-style>
        <style:header-footer-properties fo:min-height="0.0700000000000001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Darren Stillwell</dc:creator>
    <meta:creation-date>2010-11-24T16:02:29Z</meta:creation-date>
    <dc:date>2019-06-25T09:40:45Z</dc:date>
    <meta:print-date>2014-06-24T14:46:13Z</meta:print-date>
    <meta:user-defined meta:name="_NewReviewCycle"/>
  </office:meta>
</office:document-meta>
</file>